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354in"/>
    </style:style>
    <style:style style:name="co2" style:family="table-column">
      <style:table-column-properties fo:break-before="auto" style:column-width="0.7984in"/>
    </style:style>
    <style:style style:name="co3" style:family="table-column">
      <style:table-column-properties fo:break-before="auto" style:column-width="1.4602in"/>
    </style:style>
    <style:style style:name="co4" style:family="table-column">
      <style:table-column-properties fo:break-before="auto" style:column-width="0.849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7354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6819in" fo:break-before="auto" style:use-optimal-row-height="false"/>
    </style:style>
    <style:style style:name="ro2" style:family="table-row">
      <style:table-row-properties style:row-height="0.185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d_from_badi_date" table:style-name="ta1">
        <table:shapes>
          <draw:frame draw:z-index="0" draw:style-name="gr1" draw:text-style-name="P1" svg:width="24.0728in" svg:height="12.1272in" svg:x="6.9787in" svg:y="0.8508in">
            <draw:object draw:notify-on-update-of-ranges="jd_from_badi_date.F1:jd_from_badi_date.F1 jd_from_badi_date.F2:jd_from_badi_date.F1428 jd_from_badi_date.G1:jd_from_badi_date.G1 jd_from_badi_date.G2:jd_from_badi_date.G14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0728in" svg:height="12.1272in" svg:x="6.9677in" svg:y="13.3083in">
            <draw:object draw:notify-on-update-of-ranges="jd_from_badi_date.F1:jd_from_badi_date.F1 jd_from_badi_date.F2:jd_from_badi_date.F653 jd_from_badi_date.G1:jd_from_badi_date.G1 jd_from_badi_date.G2:jd_from_badi_date.G65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Badi Date</text:p>
          </table:table-cell>
          <table:table-cell table:style-name="ce1" office:value-type="string" calcext:value-type="string">
            <text:p>Badi JD</text:p>
          </table:table-cell>
          <table:table-cell table:style-name="ce1" office:value-type="string" calcext:value-type="string">
            <text:p>Gregorian Date</text:p>
          </table:table-cell>
          <table:table-cell table:style-name="ce1" office:value-type="string" calcext:value-type="string">
            <text:p>Gregorian JD</text:p>
          </table:table-cell>
          <table:table-cell table:style-name="ce1" office:value-type="string" calcext:value-type="string">
            <text:p>Approx Years</text:p>
          </table:table-cell>
          <table:table-cell table:style-name="ce4" office:value-type="string" calcext:value-type="string">
            <text:p>Diff</text:p>
          </table:table-cell>
          <table:table-cell table:style-name="ce1" office:value-type="string" calcext:value-type="string">
            <text:p>+- 1 year</text:p>
          </table:table-cell>
          <table:table-cell table:style-name="ce1"/>
          <table:table-cell table:style-name="ce1" office:value-type="string" calcext:value-type="string" table:number-columns-spanned="5" table:number-rows-spanned="1">
            <text:p>Generated with ./contrib/misc/full_partial.py -aG</text:p>
          </table:table-cell>
          <table:covered-table-cell table:number-columns-repeated="4" table:style-name="ce1"/>
          <table:table-cell table:style-name="ce1" table:number-columns-repeated="1011"/>
        </table:table-row>
        <table:table-row table:style-name="ro2">
          <table:table-cell table:style-name="Default" office:value-type="string" calcext:value-type="string">
            <text:p>-260-01-01T00:00:00</text:p>
          </table:table-cell>
          <table:table-cell office:value-type="float" office:value="2299317.5" calcext:value-type="float">
            <text:p>2299317.5</text:p>
          </table:table-cell>
          <table:table-cell office:value-type="string" calcext:value-type="string">
            <text:p>1583-03-21T00:00:00</text:p>
          </table:table-cell>
          <table:table-cell office:value-type="float" office:value="2299317.5" calcext:value-type="float">
            <text:p>2299317.5</text:p>
          </table:table-cell>
          <table:table-cell office:value-type="float" office:value="-95328.211329" calcext:value-type="float">
            <text:p>-95328.211329</text:p>
          </table:table-cell>
          <table:table-cell office:value-type="float" office:value="0.211329" calcext:value-type="float">
            <text:p>0.2113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9-01-01T00:00:00</text:p>
          </table:table-cell>
          <table:table-cell office:value-type="float" office:value="2299683.5" calcext:value-type="float">
            <text:p>2299683.5</text:p>
          </table:table-cell>
          <table:table-cell office:value-type="string" calcext:value-type="string">
            <text:p>1584-03-20T00:00:00</text:p>
          </table:table-cell>
          <table:table-cell office:value-type="float" office:value="2299682.5" calcext:value-type="float">
            <text:p>2299682.5</text:p>
          </table:table-cell>
          <table:table-cell office:value-type="float" office:value="-94962.96914" calcext:value-type="float">
            <text:p>-94962.96914</text:p>
          </table:table-cell>
          <table:table-cell office:value-type="float" office:value="0.96914" calcext:value-type="float">
            <text:p>0.9691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8-01-01T00:00:00</text:p>
          </table:table-cell>
          <table:table-cell office:value-type="float" office:value="2300048.5" calcext:value-type="float">
            <text:p>2300048.5</text:p>
          </table:table-cell>
          <table:table-cell office:value-type="string" calcext:value-type="string">
            <text:p>1585-03-21T00:00:00</text:p>
          </table:table-cell>
          <table:table-cell office:value-type="float" office:value="2300048.5" calcext:value-type="float">
            <text:p>2300048.5</text:p>
          </table:table-cell>
          <table:table-cell office:value-type="float" office:value="-94597.726951" calcext:value-type="float">
            <text:p>-94597.726951</text:p>
          </table:table-cell>
          <table:table-cell office:value-type="float" office:value="0.726951" calcext:value-type="float">
            <text:p>0.726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7-01-01T00:00:00</text:p>
          </table:table-cell>
          <table:table-cell office:value-type="float" office:value="2300413.5" calcext:value-type="float">
            <text:p>2300413.5</text:p>
          </table:table-cell>
          <table:table-cell office:value-type="string" calcext:value-type="string">
            <text:p>1586-03-21T00:00:00</text:p>
          </table:table-cell>
          <table:table-cell office:value-type="float" office:value="2300413.5" calcext:value-type="float">
            <text:p>2300413.5</text:p>
          </table:table-cell>
          <table:table-cell office:value-type="float" office:value="-94232.484762" calcext:value-type="float">
            <text:p>-94232.484762</text:p>
          </table:table-cell>
          <table:table-cell office:value-type="float" office:value="0.484762" calcext:value-type="float">
            <text:p>0.4847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6-01-01T00:00:00</text:p>
          </table:table-cell>
          <table:table-cell office:value-type="float" office:value="2300778.5" calcext:value-type="float">
            <text:p>2300778.5</text:p>
          </table:table-cell>
          <table:table-cell office:value-type="string" calcext:value-type="string">
            <text:p>1587-03-21T00:00:00</text:p>
          </table:table-cell>
          <table:table-cell office:value-type="float" office:value="2300778.5" calcext:value-type="float">
            <text:p>2300778.5</text:p>
          </table:table-cell>
          <table:table-cell office:value-type="float" office:value="-93867.242573" calcext:value-type="float">
            <text:p>-93867.242573</text:p>
          </table:table-cell>
          <table:table-cell office:value-type="float" office:value="0.242573" calcext:value-type="float">
            <text:p>0.2425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5-01-01T00:00:00</text:p>
          </table:table-cell>
          <table:table-cell office:value-type="float" office:value="2301143.5" calcext:value-type="float">
            <text:p>2301143.5</text:p>
          </table:table-cell>
          <table:table-cell office:value-type="string" calcext:value-type="string">
            <text:p>1588-03-20T00:00:00</text:p>
          </table:table-cell>
          <table:table-cell office:value-type="float" office:value="2301143.5" calcext:value-type="float">
            <text:p>2301143.5</text:p>
          </table:table-cell>
          <table:table-cell office:value-type="float" office:value="-93502.000384" calcext:value-type="float">
            <text:p>-93502.000384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4-01-01T00:00:00</text:p>
          </table:table-cell>
          <table:table-cell office:value-type="float" office:value="2301509.5" calcext:value-type="float">
            <text:p>2301509.5</text:p>
          </table:table-cell>
          <table:table-cell office:value-type="string" calcext:value-type="string">
            <text:p>1589-03-21T00:00:00</text:p>
          </table:table-cell>
          <table:table-cell office:value-type="float" office:value="2301509.5" calcext:value-type="float">
            <text:p>2301509.5</text:p>
          </table:table-cell>
          <table:table-cell office:value-type="float" office:value="-93136.758195" calcext:value-type="float">
            <text:p>-93136.758195</text:p>
          </table:table-cell>
          <table:table-cell office:value-type="float" office:value="0.758195" calcext:value-type="float">
            <text:p>0.7581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3-01-01T00:00:00</text:p>
          </table:table-cell>
          <table:table-cell office:value-type="float" office:value="2301874.5" calcext:value-type="float">
            <text:p>2301874.5</text:p>
          </table:table-cell>
          <table:table-cell office:value-type="string" calcext:value-type="string">
            <text:p>1590-03-21T00:00:00</text:p>
          </table:table-cell>
          <table:table-cell office:value-type="float" office:value="2301874.5" calcext:value-type="float">
            <text:p>2301874.5</text:p>
          </table:table-cell>
          <table:table-cell office:value-type="float" office:value="-92771.516006" calcext:value-type="float">
            <text:p>-92771.516006</text:p>
          </table:table-cell>
          <table:table-cell office:value-type="float" office:value="0.516006" calcext:value-type="float">
            <text:p>0.516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2-01-01T00:00:00</text:p>
          </table:table-cell>
          <table:table-cell office:value-type="float" office:value="2302239.5" calcext:value-type="float">
            <text:p>2302239.5</text:p>
          </table:table-cell>
          <table:table-cell office:value-type="string" calcext:value-type="string">
            <text:p>1591-03-21T00:00:00</text:p>
          </table:table-cell>
          <table:table-cell office:value-type="float" office:value="2302239.5" calcext:value-type="float">
            <text:p>2302239.5</text:p>
          </table:table-cell>
          <table:table-cell office:value-type="float" office:value="-92406.273817" calcext:value-type="float">
            <text:p>-92406.273817</text:p>
          </table:table-cell>
          <table:table-cell office:value-type="float" office:value="0.273817" calcext:value-type="float">
            <text:p>0.2738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1-01-01T00:00:00</text:p>
          </table:table-cell>
          <table:table-cell office:value-type="float" office:value="2302604.5" calcext:value-type="float">
            <text:p>2302604.5</text:p>
          </table:table-cell>
          <table:table-cell office:value-type="string" calcext:value-type="string">
            <text:p>1592-03-20T00:00:00</text:p>
          </table:table-cell>
          <table:table-cell office:value-type="float" office:value="2302604.5" calcext:value-type="float">
            <text:p>2302604.5</text:p>
          </table:table-cell>
          <table:table-cell office:value-type="float" office:value="-92041.031628" calcext:value-type="float">
            <text:p>-92041.031628</text:p>
          </table:table-cell>
          <table:table-cell office:value-type="float" office:value="0.031628" calcext:value-type="float">
            <text:p>0.0316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0-01-01T00:00:00</text:p>
          </table:table-cell>
          <table:table-cell office:value-type="float" office:value="2302970.5" calcext:value-type="float">
            <text:p>2302970.5</text:p>
          </table:table-cell>
          <table:table-cell office:value-type="string" calcext:value-type="string">
            <text:p>1593-03-21T00:00:00</text:p>
          </table:table-cell>
          <table:table-cell office:value-type="float" office:value="2302970.5" calcext:value-type="float">
            <text:p>2302970.5</text:p>
          </table:table-cell>
          <table:table-cell office:value-type="float" office:value="-91675.789439" calcext:value-type="float">
            <text:p>-91675.789439</text:p>
          </table:table-cell>
          <table:table-cell office:value-type="float" office:value="0.789439" calcext:value-type="float">
            <text:p>0.7894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9-01-01T00:00:00</text:p>
          </table:table-cell>
          <table:table-cell office:value-type="float" office:value="2303335.5" calcext:value-type="float">
            <text:p>2303335.5</text:p>
          </table:table-cell>
          <table:table-cell office:value-type="string" calcext:value-type="string">
            <text:p>1594-03-21T00:00:00</text:p>
          </table:table-cell>
          <table:table-cell office:value-type="float" office:value="2303335.5" calcext:value-type="float">
            <text:p>2303335.5</text:p>
          </table:table-cell>
          <table:table-cell office:value-type="float" office:value="-91310.54725" calcext:value-type="float">
            <text:p>-91310.54725</text:p>
          </table:table-cell>
          <table:table-cell office:value-type="float" office:value="0.54725" calcext:value-type="float">
            <text:p>0.54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8-01-01T00:00:00</text:p>
          </table:table-cell>
          <table:table-cell office:value-type="float" office:value="2303700.5" calcext:value-type="float">
            <text:p>2303700.5</text:p>
          </table:table-cell>
          <table:table-cell office:value-type="string" calcext:value-type="string">
            <text:p>1595-03-21T00:00:00</text:p>
          </table:table-cell>
          <table:table-cell office:value-type="float" office:value="2303700.5" calcext:value-type="float">
            <text:p>2303700.5</text:p>
          </table:table-cell>
          <table:table-cell office:value-type="float" office:value="-90945.305061" calcext:value-type="float">
            <text:p>-90945.305061</text:p>
          </table:table-cell>
          <table:table-cell office:value-type="float" office:value="0.305061" calcext:value-type="float">
            <text:p>0.3050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7-01-01T00:00:00</text:p>
          </table:table-cell>
          <table:table-cell office:value-type="float" office:value="2304065.5" calcext:value-type="float">
            <text:p>2304065.5</text:p>
          </table:table-cell>
          <table:table-cell office:value-type="string" calcext:value-type="string">
            <text:p>1596-03-20T00:00:00</text:p>
          </table:table-cell>
          <table:table-cell office:value-type="float" office:value="2304065.5" calcext:value-type="float">
            <text:p>2304065.5</text:p>
          </table:table-cell>
          <table:table-cell office:value-type="float" office:value="-90580.062872" calcext:value-type="float">
            <text:p>-90580.062872</text:p>
          </table:table-cell>
          <table:table-cell office:value-type="float" office:value="0.062872" calcext:value-type="float">
            <text:p>0.0628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6-01-01T00:00:00</text:p>
          </table:table-cell>
          <table:table-cell office:value-type="float" office:value="2304431.5" calcext:value-type="float">
            <text:p>2304431.5</text:p>
          </table:table-cell>
          <table:table-cell office:value-type="string" calcext:value-type="string">
            <text:p>1597-03-20T00:00:00</text:p>
          </table:table-cell>
          <table:table-cell office:value-type="float" office:value="2304430.5" calcext:value-type="float">
            <text:p>2304430.5</text:p>
          </table:table-cell>
          <table:table-cell office:value-type="float" office:value="-90214.820683" calcext:value-type="float">
            <text:p>-90214.820683</text:p>
          </table:table-cell>
          <table:table-cell office:value-type="float" office:value="0.820683" calcext:value-type="float">
            <text:p>0.8206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5-01-01T00:00:00</text:p>
          </table:table-cell>
          <table:table-cell office:value-type="float" office:value="2304796.5" calcext:value-type="float">
            <text:p>2304796.5</text:p>
          </table:table-cell>
          <table:table-cell office:value-type="string" calcext:value-type="string">
            <text:p>1598-03-21T00:00:00</text:p>
          </table:table-cell>
          <table:table-cell office:value-type="float" office:value="2304796.5" calcext:value-type="float">
            <text:p>2304796.5</text:p>
          </table:table-cell>
          <table:table-cell office:value-type="float" office:value="-89849.578494" calcext:value-type="float">
            <text:p>-89849.578494</text:p>
          </table:table-cell>
          <table:table-cell office:value-type="float" office:value="0.578494" calcext:value-type="float">
            <text:p>0.578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4-01-01T00:00:00</text:p>
          </table:table-cell>
          <table:table-cell office:value-type="float" office:value="2305161.5" calcext:value-type="float">
            <text:p>2305161.5</text:p>
          </table:table-cell>
          <table:table-cell office:value-type="string" calcext:value-type="string">
            <text:p>1599-03-21T00:00:00</text:p>
          </table:table-cell>
          <table:table-cell office:value-type="float" office:value="2305161.5" calcext:value-type="float">
            <text:p>2305161.5</text:p>
          </table:table-cell>
          <table:table-cell office:value-type="float" office:value="-89484.336305" calcext:value-type="float">
            <text:p>-89484.336305</text:p>
          </table:table-cell>
          <table:table-cell office:value-type="float" office:value="0.336305" calcext:value-type="float">
            <text:p>0.336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3-01-01T00:00:00</text:p>
          </table:table-cell>
          <table:table-cell office:value-type="float" office:value="2305526.5" calcext:value-type="float">
            <text:p>2305526.5</text:p>
          </table:table-cell>
          <table:table-cell office:value-type="string" calcext:value-type="string">
            <text:p>1600-03-20T00:00:00</text:p>
          </table:table-cell>
          <table:table-cell office:value-type="float" office:value="2305526.5" calcext:value-type="float">
            <text:p>2305526.5</text:p>
          </table:table-cell>
          <table:table-cell office:value-type="float" office:value="-89119.094116" calcext:value-type="float">
            <text:p>-89119.094116</text:p>
          </table:table-cell>
          <table:table-cell office:value-type="float" office:value="0.094116" calcext:value-type="float">
            <text:p>0.0941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2-01-01T00:00:00</text:p>
          </table:table-cell>
          <table:table-cell office:value-type="float" office:value="2305892.5" calcext:value-type="float">
            <text:p>2305892.5</text:p>
          </table:table-cell>
          <table:table-cell office:value-type="string" calcext:value-type="string">
            <text:p>1601-03-20T00:00:00</text:p>
          </table:table-cell>
          <table:table-cell office:value-type="float" office:value="2305891.5" calcext:value-type="float">
            <text:p>2305891.5</text:p>
          </table:table-cell>
          <table:table-cell office:value-type="float" office:value="-88753.851927" calcext:value-type="float">
            <text:p>-88753.851927</text:p>
          </table:table-cell>
          <table:table-cell office:value-type="float" office:value="0.851927" calcext:value-type="float">
            <text:p>0.8519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1-01-01T00:00:00</text:p>
          </table:table-cell>
          <table:table-cell office:value-type="float" office:value="2306257.5" calcext:value-type="float">
            <text:p>2306257.5</text:p>
          </table:table-cell>
          <table:table-cell office:value-type="string" calcext:value-type="string">
            <text:p>1602-03-21T00:00:00</text:p>
          </table:table-cell>
          <table:table-cell office:value-type="float" office:value="2306257.5" calcext:value-type="float">
            <text:p>2306257.5</text:p>
          </table:table-cell>
          <table:table-cell office:value-type="float" office:value="-88388.609738" calcext:value-type="float">
            <text:p>-88388.609738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0-01-01T00:00:00</text:p>
          </table:table-cell>
          <table:table-cell office:value-type="float" office:value="2306622.5" calcext:value-type="float">
            <text:p>2306622.5</text:p>
          </table:table-cell>
          <table:table-cell office:value-type="string" calcext:value-type="string">
            <text:p>1603-03-21T00:00:00</text:p>
          </table:table-cell>
          <table:table-cell office:value-type="float" office:value="2306622.5" calcext:value-type="float">
            <text:p>2306622.5</text:p>
          </table:table-cell>
          <table:table-cell office:value-type="float" office:value="-88023.367549" calcext:value-type="float">
            <text:p>-88023.367549</text:p>
          </table:table-cell>
          <table:table-cell office:value-type="float" office:value="0.367549" calcext:value-type="float">
            <text:p>0.367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9-01-01T00:00:00</text:p>
          </table:table-cell>
          <table:table-cell office:value-type="float" office:value="2306987.5" calcext:value-type="float">
            <text:p>2306987.5</text:p>
          </table:table-cell>
          <table:table-cell office:value-type="string" calcext:value-type="string">
            <text:p>1604-03-20T00:00:00</text:p>
          </table:table-cell>
          <table:table-cell office:value-type="float" office:value="2306987.5" calcext:value-type="float">
            <text:p>2306987.5</text:p>
          </table:table-cell>
          <table:table-cell office:value-type="float" office:value="-87658.12536" calcext:value-type="float">
            <text:p>-87658.12536</text:p>
          </table:table-cell>
          <table:table-cell office:value-type="float" office:value="0.12536" calcext:value-type="float">
            <text:p>0.12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8-01-01T00:00:00</text:p>
          </table:table-cell>
          <table:table-cell office:value-type="float" office:value="2307353.5" calcext:value-type="float">
            <text:p>2307353.5</text:p>
          </table:table-cell>
          <table:table-cell office:value-type="string" calcext:value-type="string">
            <text:p>1605-03-20T00:00:00</text:p>
          </table:table-cell>
          <table:table-cell office:value-type="float" office:value="2307352.5" calcext:value-type="float">
            <text:p>2307352.5</text:p>
          </table:table-cell>
          <table:table-cell office:value-type="float" office:value="-87292.883171" calcext:value-type="float">
            <text:p>-87292.883171</text:p>
          </table:table-cell>
          <table:table-cell office:value-type="float" office:value="0.883171" calcext:value-type="float">
            <text:p>0.88317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7-01-01T00:00:00</text:p>
          </table:table-cell>
          <table:table-cell office:value-type="float" office:value="2307718.5" calcext:value-type="float">
            <text:p>2307718.5</text:p>
          </table:table-cell>
          <table:table-cell office:value-type="string" calcext:value-type="string">
            <text:p>1606-03-21T00:00:00</text:p>
          </table:table-cell>
          <table:table-cell office:value-type="float" office:value="2307718.5" calcext:value-type="float">
            <text:p>2307718.5</text:p>
          </table:table-cell>
          <table:table-cell office:value-type="float" office:value="-86927.640982" calcext:value-type="float">
            <text:p>-86927.640982</text:p>
          </table:table-cell>
          <table:table-cell office:value-type="float" office:value="0.640982" calcext:value-type="float">
            <text:p>0.6409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6-01-01T00:00:00</text:p>
          </table:table-cell>
          <table:table-cell office:value-type="float" office:value="2308083.5" calcext:value-type="float">
            <text:p>2308083.5</text:p>
          </table:table-cell>
          <table:table-cell office:value-type="string" calcext:value-type="string">
            <text:p>1607-03-21T00:00:00</text:p>
          </table:table-cell>
          <table:table-cell office:value-type="float" office:value="2308083.5" calcext:value-type="float">
            <text:p>2308083.5</text:p>
          </table:table-cell>
          <table:table-cell office:value-type="float" office:value="-86562.398793" calcext:value-type="float">
            <text:p>-86562.398793</text:p>
          </table:table-cell>
          <table:table-cell office:value-type="float" office:value="0.398793" calcext:value-type="float">
            <text:p>0.3987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5-01-01T00:00:00</text:p>
          </table:table-cell>
          <table:table-cell office:value-type="float" office:value="2308448.5" calcext:value-type="float">
            <text:p>2308448.5</text:p>
          </table:table-cell>
          <table:table-cell office:value-type="string" calcext:value-type="string">
            <text:p>1608-03-20T00:00:00</text:p>
          </table:table-cell>
          <table:table-cell office:value-type="float" office:value="2308448.5" calcext:value-type="float">
            <text:p>2308448.5</text:p>
          </table:table-cell>
          <table:table-cell office:value-type="float" office:value="-86197.156604" calcext:value-type="float">
            <text:p>-86197.156604</text:p>
          </table:table-cell>
          <table:table-cell office:value-type="float" office:value="0.156604" calcext:value-type="float">
            <text:p>0.1566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4-01-01T00:00:00</text:p>
          </table:table-cell>
          <table:table-cell office:value-type="float" office:value="2308814.5" calcext:value-type="float">
            <text:p>2308814.5</text:p>
          </table:table-cell>
          <table:table-cell office:value-type="string" calcext:value-type="string">
            <text:p>1609-03-20T00:00:00</text:p>
          </table:table-cell>
          <table:table-cell office:value-type="float" office:value="2308813.5" calcext:value-type="float">
            <text:p>2308813.5</text:p>
          </table:table-cell>
          <table:table-cell office:value-type="float" office:value="-85831.914415" calcext:value-type="float">
            <text:p>-85831.914415</text:p>
          </table:table-cell>
          <table:table-cell office:value-type="float" office:value="0.914415" calcext:value-type="float">
            <text:p>0.91441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3-01-01T00:00:00</text:p>
          </table:table-cell>
          <table:table-cell office:value-type="float" office:value="2309179.5" calcext:value-type="float">
            <text:p>2309179.5</text:p>
          </table:table-cell>
          <table:table-cell office:value-type="string" calcext:value-type="string">
            <text:p>1610-03-21T00:00:00</text:p>
          </table:table-cell>
          <table:table-cell office:value-type="float" office:value="2309179.5" calcext:value-type="float">
            <text:p>2309179.5</text:p>
          </table:table-cell>
          <table:table-cell office:value-type="float" office:value="-85466.672226" calcext:value-type="float">
            <text:p>-85466.672226</text:p>
          </table:table-cell>
          <table:table-cell office:value-type="float" office:value="0.672226" calcext:value-type="float">
            <text:p>0.6722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2-01-01T00:00:00</text:p>
          </table:table-cell>
          <table:table-cell office:value-type="float" office:value="2309544.5" calcext:value-type="float">
            <text:p>2309544.5</text:p>
          </table:table-cell>
          <table:table-cell office:value-type="string" calcext:value-type="string">
            <text:p>1611-03-21T00:00:00</text:p>
          </table:table-cell>
          <table:table-cell office:value-type="float" office:value="2309544.5" calcext:value-type="float">
            <text:p>2309544.5</text:p>
          </table:table-cell>
          <table:table-cell office:value-type="float" office:value="-85101.430037" calcext:value-type="float">
            <text:p>-85101.430037</text:p>
          </table:table-cell>
          <table:table-cell office:value-type="float" office:value="0.430037" calcext:value-type="float">
            <text:p>0.430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1-01-01T00:00:00</text:p>
          </table:table-cell>
          <table:table-cell office:value-type="float" office:value="2309909.5" calcext:value-type="float">
            <text:p>2309909.5</text:p>
          </table:table-cell>
          <table:table-cell office:value-type="string" calcext:value-type="string">
            <text:p>1612-03-20T00:00:00</text:p>
          </table:table-cell>
          <table:table-cell office:value-type="float" office:value="2309909.5" calcext:value-type="float">
            <text:p>2309909.5</text:p>
          </table:table-cell>
          <table:table-cell office:value-type="float" office:value="-84736.187848" calcext:value-type="float">
            <text:p>-84736.187848</text:p>
          </table:table-cell>
          <table:table-cell office:value-type="float" office:value="0.187848" calcext:value-type="float">
            <text:p>0.187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0-01-01T00:00:00</text:p>
          </table:table-cell>
          <table:table-cell office:value-type="float" office:value="2310275.5" calcext:value-type="float">
            <text:p>2310275.5</text:p>
          </table:table-cell>
          <table:table-cell office:value-type="string" calcext:value-type="string">
            <text:p>1613-03-20T00:00:00</text:p>
          </table:table-cell>
          <table:table-cell office:value-type="float" office:value="2310274.5" calcext:value-type="float">
            <text:p>2310274.5</text:p>
          </table:table-cell>
          <table:table-cell office:value-type="float" office:value="-84370.945659" calcext:value-type="float">
            <text:p>-84370.945659</text:p>
          </table:table-cell>
          <table:table-cell office:value-type="float" office:value="0.945659" calcext:value-type="float">
            <text:p>0.94565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9-01-01T00:00:00</text:p>
          </table:table-cell>
          <table:table-cell office:value-type="float" office:value="2310640.5" calcext:value-type="float">
            <text:p>2310640.5</text:p>
          </table:table-cell>
          <table:table-cell office:value-type="string" calcext:value-type="string">
            <text:p>1614-03-21T00:00:00</text:p>
          </table:table-cell>
          <table:table-cell office:value-type="float" office:value="2310640.5" calcext:value-type="float">
            <text:p>2310640.5</text:p>
          </table:table-cell>
          <table:table-cell office:value-type="float" office:value="-84005.70347" calcext:value-type="float">
            <text:p>-84005.70347</text:p>
          </table:table-cell>
          <table:table-cell office:value-type="float" office:value="0.70347" calcext:value-type="float">
            <text:p>0.70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8-01-01T00:00:00</text:p>
          </table:table-cell>
          <table:table-cell office:value-type="float" office:value="2311005.5" calcext:value-type="float">
            <text:p>2311005.5</text:p>
          </table:table-cell>
          <table:table-cell office:value-type="string" calcext:value-type="string">
            <text:p>1615-03-21T00:00:00</text:p>
          </table:table-cell>
          <table:table-cell office:value-type="float" office:value="2311005.5" calcext:value-type="float">
            <text:p>2311005.5</text:p>
          </table:table-cell>
          <table:table-cell office:value-type="float" office:value="-83640.461281" calcext:value-type="float">
            <text:p>-83640.461281</text:p>
          </table:table-cell>
          <table:table-cell office:value-type="float" office:value="0.461281" calcext:value-type="float">
            <text:p>0.4612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7-01-01T00:00:00</text:p>
          </table:table-cell>
          <table:table-cell office:value-type="float" office:value="2311370.5" calcext:value-type="float">
            <text:p>2311370.5</text:p>
          </table:table-cell>
          <table:table-cell office:value-type="string" calcext:value-type="string">
            <text:p>1616-03-20T00:00:00</text:p>
          </table:table-cell>
          <table:table-cell office:value-type="float" office:value="2311370.5" calcext:value-type="float">
            <text:p>2311370.5</text:p>
          </table:table-cell>
          <table:table-cell office:value-type="float" office:value="-83275.219092" calcext:value-type="float">
            <text:p>-83275.219092</text:p>
          </table:table-cell>
          <table:table-cell office:value-type="float" office:value="0.219092" calcext:value-type="float">
            <text:p>0.2190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6-01-01T00:00:00</text:p>
          </table:table-cell>
          <table:table-cell office:value-type="float" office:value="2311736.5" calcext:value-type="float">
            <text:p>2311736.5</text:p>
          </table:table-cell>
          <table:table-cell office:value-type="string" calcext:value-type="string">
            <text:p>1617-03-20T00:00:00</text:p>
          </table:table-cell>
          <table:table-cell office:value-type="float" office:value="2311735.5" calcext:value-type="float">
            <text:p>2311735.5</text:p>
          </table:table-cell>
          <table:table-cell office:value-type="float" office:value="-82909.976903" calcext:value-type="float">
            <text:p>-82909.976903</text:p>
          </table:table-cell>
          <table:table-cell office:value-type="float" office:value="0.976903" calcext:value-type="float">
            <text:p>0.97690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5-01-01T00:00:00</text:p>
          </table:table-cell>
          <table:table-cell office:value-type="float" office:value="2312101.5" calcext:value-type="float">
            <text:p>2312101.5</text:p>
          </table:table-cell>
          <table:table-cell office:value-type="string" calcext:value-type="string">
            <text:p>1618-03-21T00:00:00</text:p>
          </table:table-cell>
          <table:table-cell office:value-type="float" office:value="2312101.5" calcext:value-type="float">
            <text:p>2312101.5</text:p>
          </table:table-cell>
          <table:table-cell office:value-type="float" office:value="-82544.734714" calcext:value-type="float">
            <text:p>-82544.734714</text:p>
          </table:table-cell>
          <table:table-cell office:value-type="float" office:value="0.734714" calcext:value-type="float">
            <text:p>0.7347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4-01-01T00:00:00</text:p>
          </table:table-cell>
          <table:table-cell office:value-type="float" office:value="2312466.5" calcext:value-type="float">
            <text:p>2312466.5</text:p>
          </table:table-cell>
          <table:table-cell office:value-type="string" calcext:value-type="string">
            <text:p>1619-03-21T00:00:00</text:p>
          </table:table-cell>
          <table:table-cell office:value-type="float" office:value="2312466.5" calcext:value-type="float">
            <text:p>2312466.5</text:p>
          </table:table-cell>
          <table:table-cell office:value-type="float" office:value="-82179.492525" calcext:value-type="float">
            <text:p>-82179.492525</text:p>
          </table:table-cell>
          <table:table-cell office:value-type="float" office:value="0.492525" calcext:value-type="float">
            <text:p>0.492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3-01-01T00:00:00</text:p>
          </table:table-cell>
          <table:table-cell office:value-type="float" office:value="2312831.5" calcext:value-type="float">
            <text:p>2312831.5</text:p>
          </table:table-cell>
          <table:table-cell office:value-type="string" calcext:value-type="string">
            <text:p>1620-03-20T00:00:00</text:p>
          </table:table-cell>
          <table:table-cell office:value-type="float" office:value="2312831.5" calcext:value-type="float">
            <text:p>2312831.5</text:p>
          </table:table-cell>
          <table:table-cell office:value-type="float" office:value="-81814.250336" calcext:value-type="float">
            <text:p>-81814.250336</text:p>
          </table:table-cell>
          <table:table-cell office:value-type="float" office:value="0.250336" calcext:value-type="float">
            <text:p>0.2503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2-01-01T00:00:00</text:p>
          </table:table-cell>
          <table:table-cell office:value-type="float" office:value="2313196.5" calcext:value-type="float">
            <text:p>2313196.5</text:p>
          </table:table-cell>
          <table:table-cell office:value-type="string" calcext:value-type="string">
            <text:p>1621-03-20T00:00:00</text:p>
          </table:table-cell>
          <table:table-cell office:value-type="float" office:value="2313196.5" calcext:value-type="float">
            <text:p>2313196.5</text:p>
          </table:table-cell>
          <table:table-cell office:value-type="float" office:value="-81449.008147" calcext:value-type="float">
            <text:p>-81449.008147</text:p>
          </table:table-cell>
          <table:table-cell office:value-type="float" office:value="0.008147" calcext:value-type="float">
            <text:p>0.0081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1-01-01T00:00:00</text:p>
          </table:table-cell>
          <table:table-cell office:value-type="float" office:value="2313562.5" calcext:value-type="float">
            <text:p>2313562.5</text:p>
          </table:table-cell>
          <table:table-cell office:value-type="string" calcext:value-type="string">
            <text:p>1622-03-21T00:00:00</text:p>
          </table:table-cell>
          <table:table-cell office:value-type="float" office:value="2313562.5" calcext:value-type="float">
            <text:p>2313562.5</text:p>
          </table:table-cell>
          <table:table-cell office:value-type="float" office:value="-81083.765958" calcext:value-type="float">
            <text:p>-81083.765958</text:p>
          </table:table-cell>
          <table:table-cell office:value-type="float" office:value="0.765958" calcext:value-type="float">
            <text:p>0.7659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0-01-01T00:00:00</text:p>
          </table:table-cell>
          <table:table-cell office:value-type="float" office:value="2313927.5" calcext:value-type="float">
            <text:p>2313927.5</text:p>
          </table:table-cell>
          <table:table-cell office:value-type="string" calcext:value-type="string">
            <text:p>1623-03-21T00:00:00</text:p>
          </table:table-cell>
          <table:table-cell office:value-type="float" office:value="2313927.5" calcext:value-type="float">
            <text:p>2313927.5</text:p>
          </table:table-cell>
          <table:table-cell office:value-type="float" office:value="-80718.523769" calcext:value-type="float">
            <text:p>-80718.523769</text:p>
          </table:table-cell>
          <table:table-cell office:value-type="float" office:value="0.523769" calcext:value-type="float">
            <text:p>0.523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9-01-01T00:00:00</text:p>
          </table:table-cell>
          <table:table-cell office:value-type="float" office:value="2314292.5" calcext:value-type="float">
            <text:p>2314292.5</text:p>
          </table:table-cell>
          <table:table-cell office:value-type="string" calcext:value-type="string">
            <text:p>1624-03-20T00:00:00</text:p>
          </table:table-cell>
          <table:table-cell office:value-type="float" office:value="2314292.5" calcext:value-type="float">
            <text:p>2314292.5</text:p>
          </table:table-cell>
          <table:table-cell office:value-type="float" office:value="-80353.28158" calcext:value-type="float">
            <text:p>-80353.28158</text:p>
          </table:table-cell>
          <table:table-cell office:value-type="float" office:value="0.28158" calcext:value-type="float">
            <text:p>0.281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8-01-01T00:00:00</text:p>
          </table:table-cell>
          <table:table-cell office:value-type="float" office:value="2314657.5" calcext:value-type="float">
            <text:p>2314657.5</text:p>
          </table:table-cell>
          <table:table-cell office:value-type="string" calcext:value-type="string">
            <text:p>1625-03-20T00:00:00</text:p>
          </table:table-cell>
          <table:table-cell office:value-type="float" office:value="2314657.5" calcext:value-type="float">
            <text:p>2314657.5</text:p>
          </table:table-cell>
          <table:table-cell office:value-type="float" office:value="-79988.039391" calcext:value-type="float">
            <text:p>-79988.039391</text:p>
          </table:table-cell>
          <table:table-cell office:value-type="float" office:value="0.039391" calcext:value-type="float">
            <text:p>0.039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7-01-01T00:00:00</text:p>
          </table:table-cell>
          <table:table-cell office:value-type="float" office:value="2315023.5" calcext:value-type="float">
            <text:p>2315023.5</text:p>
          </table:table-cell>
          <table:table-cell office:value-type="string" calcext:value-type="string">
            <text:p>1626-03-21T00:00:00</text:p>
          </table:table-cell>
          <table:table-cell office:value-type="float" office:value="2315023.5" calcext:value-type="float">
            <text:p>2315023.5</text:p>
          </table:table-cell>
          <table:table-cell office:value-type="float" office:value="-79622.797202" calcext:value-type="float">
            <text:p>-79622.797202</text:p>
          </table:table-cell>
          <table:table-cell office:value-type="float" office:value="0.797202" calcext:value-type="float">
            <text:p>0.797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6-01-01T00:00:00</text:p>
          </table:table-cell>
          <table:table-cell office:value-type="float" office:value="2315388.5" calcext:value-type="float">
            <text:p>2315388.5</text:p>
          </table:table-cell>
          <table:table-cell office:value-type="string" calcext:value-type="string">
            <text:p>1627-03-21T00:00:00</text:p>
          </table:table-cell>
          <table:table-cell office:value-type="float" office:value="2315388.5" calcext:value-type="float">
            <text:p>2315388.5</text:p>
          </table:table-cell>
          <table:table-cell office:value-type="float" office:value="-79257.555013" calcext:value-type="float">
            <text:p>-79257.555013</text:p>
          </table:table-cell>
          <table:table-cell office:value-type="float" office:value="0.555013" calcext:value-type="float">
            <text:p>0.5550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5-01-01T00:00:00</text:p>
          </table:table-cell>
          <table:table-cell office:value-type="float" office:value="2315753.5" calcext:value-type="float">
            <text:p>2315753.5</text:p>
          </table:table-cell>
          <table:table-cell office:value-type="string" calcext:value-type="string">
            <text:p>1628-03-20T00:00:00</text:p>
          </table:table-cell>
          <table:table-cell office:value-type="float" office:value="2315753.5" calcext:value-type="float">
            <text:p>2315753.5</text:p>
          </table:table-cell>
          <table:table-cell office:value-type="float" office:value="-78892.312824" calcext:value-type="float">
            <text:p>-78892.312824</text:p>
          </table:table-cell>
          <table:table-cell office:value-type="float" office:value="0.312824" calcext:value-type="float">
            <text:p>0.3128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4-01-01T00:00:00</text:p>
          </table:table-cell>
          <table:table-cell office:value-type="float" office:value="2316118.5" calcext:value-type="float">
            <text:p>2316118.5</text:p>
          </table:table-cell>
          <table:table-cell office:value-type="string" calcext:value-type="string">
            <text:p>1629-03-20T00:00:00</text:p>
          </table:table-cell>
          <table:table-cell office:value-type="float" office:value="2316118.5" calcext:value-type="float">
            <text:p>2316118.5</text:p>
          </table:table-cell>
          <table:table-cell office:value-type="float" office:value="-78527.070635" calcext:value-type="float">
            <text:p>-78527.070635</text:p>
          </table:table-cell>
          <table:table-cell office:value-type="float" office:value="0.070635" calcext:value-type="float">
            <text:p>0.0706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3-01-01T00:00:00</text:p>
          </table:table-cell>
          <table:table-cell office:value-type="float" office:value="2316484.5" calcext:value-type="float">
            <text:p>2316484.5</text:p>
          </table:table-cell>
          <table:table-cell office:value-type="string" calcext:value-type="string">
            <text:p>1630-03-20T00:00:00</text:p>
          </table:table-cell>
          <table:table-cell office:value-type="float" office:value="2316483.5" calcext:value-type="float">
            <text:p>2316483.5</text:p>
          </table:table-cell>
          <table:table-cell office:value-type="float" office:value="-78161.828446" calcext:value-type="float">
            <text:p>-78161.828446</text:p>
          </table:table-cell>
          <table:table-cell office:value-type="float" office:value="0.828446" calcext:value-type="float">
            <text:p>0.8284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2-01-01T00:00:00</text:p>
          </table:table-cell>
          <table:table-cell office:value-type="float" office:value="2316849.5" calcext:value-type="float">
            <text:p>2316849.5</text:p>
          </table:table-cell>
          <table:table-cell office:value-type="string" calcext:value-type="string">
            <text:p>1631-03-21T00:00:00</text:p>
          </table:table-cell>
          <table:table-cell office:value-type="float" office:value="2316849.5" calcext:value-type="float">
            <text:p>2316849.5</text:p>
          </table:table-cell>
          <table:table-cell office:value-type="float" office:value="-77796.586257" calcext:value-type="float">
            <text:p>-77796.586257</text:p>
          </table:table-cell>
          <table:table-cell office:value-type="float" office:value="0.586257" calcext:value-type="float">
            <text:p>0.5862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1-01-01T00:00:00</text:p>
          </table:table-cell>
          <table:table-cell office:value-type="float" office:value="2317214.5" calcext:value-type="float">
            <text:p>2317214.5</text:p>
          </table:table-cell>
          <table:table-cell office:value-type="string" calcext:value-type="string">
            <text:p>1632-03-20T00:00:00</text:p>
          </table:table-cell>
          <table:table-cell office:value-type="float" office:value="2317214.5" calcext:value-type="float">
            <text:p>2317214.5</text:p>
          </table:table-cell>
          <table:table-cell office:value-type="float" office:value="-77431.344068" calcext:value-type="float">
            <text:p>-77431.344068</text:p>
          </table:table-cell>
          <table:table-cell office:value-type="float" office:value="0.344068" calcext:value-type="float">
            <text:p>0.3440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0-01-01T00:00:00</text:p>
          </table:table-cell>
          <table:table-cell office:value-type="float" office:value="2317579.5" calcext:value-type="float">
            <text:p>2317579.5</text:p>
          </table:table-cell>
          <table:table-cell office:value-type="string" calcext:value-type="string">
            <text:p>1633-03-20T00:00:00</text:p>
          </table:table-cell>
          <table:table-cell office:value-type="float" office:value="2317579.5" calcext:value-type="float">
            <text:p>2317579.5</text:p>
          </table:table-cell>
          <table:table-cell office:value-type="float" office:value="-77066.101879" calcext:value-type="float">
            <text:p>-77066.101879</text:p>
          </table:table-cell>
          <table:table-cell office:value-type="float" office:value="0.101879" calcext:value-type="float">
            <text:p>0.1018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9-01-01T00:00:00</text:p>
          </table:table-cell>
          <table:table-cell office:value-type="float" office:value="2317945.5" calcext:value-type="float">
            <text:p>2317945.5</text:p>
          </table:table-cell>
          <table:table-cell office:value-type="string" calcext:value-type="string">
            <text:p>1634-03-20T00:00:00</text:p>
          </table:table-cell>
          <table:table-cell office:value-type="float" office:value="2317944.5" calcext:value-type="float">
            <text:p>2317944.5</text:p>
          </table:table-cell>
          <table:table-cell office:value-type="float" office:value="-76700.85969" calcext:value-type="float">
            <text:p>-76700.85969</text:p>
          </table:table-cell>
          <table:table-cell office:value-type="float" office:value="0.85969" calcext:value-type="float">
            <text:p>0.8596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8-01-01T00:00:00</text:p>
          </table:table-cell>
          <table:table-cell office:value-type="float" office:value="2318310.5" calcext:value-type="float">
            <text:p>2318310.5</text:p>
          </table:table-cell>
          <table:table-cell office:value-type="string" calcext:value-type="string">
            <text:p>1635-03-21T00:00:00</text:p>
          </table:table-cell>
          <table:table-cell office:value-type="float" office:value="2318310.5" calcext:value-type="float">
            <text:p>2318310.5</text:p>
          </table:table-cell>
          <table:table-cell office:value-type="float" office:value="-76335.617501" calcext:value-type="float">
            <text:p>-76335.617501</text:p>
          </table:table-cell>
          <table:table-cell office:value-type="float" office:value="0.617501" calcext:value-type="float">
            <text:p>0.617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7-01-01T00:00:00</text:p>
          </table:table-cell>
          <table:table-cell office:value-type="float" office:value="2318675.5" calcext:value-type="float">
            <text:p>2318675.5</text:p>
          </table:table-cell>
          <table:table-cell office:value-type="string" calcext:value-type="string">
            <text:p>1636-03-20T00:00:00</text:p>
          </table:table-cell>
          <table:table-cell office:value-type="float" office:value="2318675.5" calcext:value-type="float">
            <text:p>2318675.5</text:p>
          </table:table-cell>
          <table:table-cell office:value-type="float" office:value="-75970.375312" calcext:value-type="float">
            <text:p>-75970.375312</text:p>
          </table:table-cell>
          <table:table-cell office:value-type="float" office:value="0.375312" calcext:value-type="float">
            <text:p>0.3753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6-01-01T00:00:00</text:p>
          </table:table-cell>
          <table:table-cell office:value-type="float" office:value="2319040.5" calcext:value-type="float">
            <text:p>2319040.5</text:p>
          </table:table-cell>
          <table:table-cell office:value-type="string" calcext:value-type="string">
            <text:p>1637-03-20T00:00:00</text:p>
          </table:table-cell>
          <table:table-cell office:value-type="float" office:value="2319040.5" calcext:value-type="float">
            <text:p>2319040.5</text:p>
          </table:table-cell>
          <table:table-cell office:value-type="float" office:value="-75605.133123" calcext:value-type="float">
            <text:p>-75605.133123</text:p>
          </table:table-cell>
          <table:table-cell office:value-type="float" office:value="0.133123" calcext:value-type="float">
            <text:p>0.1331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5-01-01T00:00:00</text:p>
          </table:table-cell>
          <table:table-cell office:value-type="float" office:value="2319406.5" calcext:value-type="float">
            <text:p>2319406.5</text:p>
          </table:table-cell>
          <table:table-cell office:value-type="string" calcext:value-type="string">
            <text:p>1638-03-20T00:00:00</text:p>
          </table:table-cell>
          <table:table-cell office:value-type="float" office:value="2319405.5" calcext:value-type="float">
            <text:p>2319405.5</text:p>
          </table:table-cell>
          <table:table-cell office:value-type="float" office:value="-75239.890934" calcext:value-type="float">
            <text:p>-75239.890934</text:p>
          </table:table-cell>
          <table:table-cell office:value-type="float" office:value="0.890934" calcext:value-type="float">
            <text:p>0.8909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4-01-01T00:00:00</text:p>
          </table:table-cell>
          <table:table-cell office:value-type="float" office:value="2319771.5" calcext:value-type="float">
            <text:p>2319771.5</text:p>
          </table:table-cell>
          <table:table-cell office:value-type="string" calcext:value-type="string">
            <text:p>1639-03-21T00:00:00</text:p>
          </table:table-cell>
          <table:table-cell office:value-type="float" office:value="2319771.5" calcext:value-type="float">
            <text:p>2319771.5</text:p>
          </table:table-cell>
          <table:table-cell office:value-type="float" office:value="-74874.648745" calcext:value-type="float">
            <text:p>-74874.648745</text:p>
          </table:table-cell>
          <table:table-cell office:value-type="float" office:value="0.648745" calcext:value-type="float">
            <text:p>0.6487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3-01-01T00:00:00</text:p>
          </table:table-cell>
          <table:table-cell office:value-type="float" office:value="2320136.5" calcext:value-type="float">
            <text:p>2320136.5</text:p>
          </table:table-cell>
          <table:table-cell office:value-type="string" calcext:value-type="string">
            <text:p>1640-03-20T00:00:00</text:p>
          </table:table-cell>
          <table:table-cell office:value-type="float" office:value="2320136.5" calcext:value-type="float">
            <text:p>2320136.5</text:p>
          </table:table-cell>
          <table:table-cell office:value-type="float" office:value="-74509.406556" calcext:value-type="float">
            <text:p>-74509.406556</text:p>
          </table:table-cell>
          <table:table-cell office:value-type="float" office:value="0.406556" calcext:value-type="float">
            <text:p>0.4065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2-01-01T00:00:00</text:p>
          </table:table-cell>
          <table:table-cell office:value-type="float" office:value="2320501.5" calcext:value-type="float">
            <text:p>2320501.5</text:p>
          </table:table-cell>
          <table:table-cell office:value-type="string" calcext:value-type="string">
            <text:p>1641-03-20T00:00:00</text:p>
          </table:table-cell>
          <table:table-cell office:value-type="float" office:value="2320501.5" calcext:value-type="float">
            <text:p>2320501.5</text:p>
          </table:table-cell>
          <table:table-cell office:value-type="float" office:value="-74144.164367" calcext:value-type="float">
            <text:p>-74144.164367</text:p>
          </table:table-cell>
          <table:table-cell office:value-type="float" office:value="0.164367" calcext:value-type="float">
            <text:p>0.1643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1-01-01T00:00:00</text:p>
          </table:table-cell>
          <table:table-cell office:value-type="float" office:value="2320867.5" calcext:value-type="float">
            <text:p>2320867.5</text:p>
          </table:table-cell>
          <table:table-cell office:value-type="string" calcext:value-type="string">
            <text:p>1642-03-20T00:00:00</text:p>
          </table:table-cell>
          <table:table-cell office:value-type="float" office:value="2320866.5" calcext:value-type="float">
            <text:p>2320866.5</text:p>
          </table:table-cell>
          <table:table-cell office:value-type="float" office:value="-73778.922178" calcext:value-type="float">
            <text:p>-73778.922178</text:p>
          </table:table-cell>
          <table:table-cell office:value-type="float" office:value="0.922178" calcext:value-type="float">
            <text:p>0.92217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0-01-01T00:00:00</text:p>
          </table:table-cell>
          <table:table-cell office:value-type="float" office:value="2321232.5" calcext:value-type="float">
            <text:p>2321232.5</text:p>
          </table:table-cell>
          <table:table-cell office:value-type="string" calcext:value-type="string">
            <text:p>1643-03-21T00:00:00</text:p>
          </table:table-cell>
          <table:table-cell office:value-type="float" office:value="2321232.5" calcext:value-type="float">
            <text:p>2321232.5</text:p>
          </table:table-cell>
          <table:table-cell office:value-type="float" office:value="-73413.679989" calcext:value-type="float">
            <text:p>-73413.679989</text:p>
          </table:table-cell>
          <table:table-cell office:value-type="float" office:value="0.679989" calcext:value-type="float">
            <text:p>0.6799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9-01-01T00:00:00</text:p>
          </table:table-cell>
          <table:table-cell office:value-type="float" office:value="2321597.5" calcext:value-type="float">
            <text:p>2321597.5</text:p>
          </table:table-cell>
          <table:table-cell office:value-type="string" calcext:value-type="string">
            <text:p>1644-03-20T00:00:00</text:p>
          </table:table-cell>
          <table:table-cell office:value-type="float" office:value="2321597.5" calcext:value-type="float">
            <text:p>2321597.5</text:p>
          </table:table-cell>
          <table:table-cell office:value-type="float" office:value="-73048.4378" calcext:value-type="float">
            <text:p>-73048.4378</text:p>
          </table:table-cell>
          <table:table-cell office:value-type="float" office:value="0.4378" calcext:value-type="float">
            <text:p>0.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8-01-01T00:00:00</text:p>
          </table:table-cell>
          <table:table-cell office:value-type="float" office:value="2321962.5" calcext:value-type="float">
            <text:p>2321962.5</text:p>
          </table:table-cell>
          <table:table-cell office:value-type="string" calcext:value-type="string">
            <text:p>1645-03-20T00:00:00</text:p>
          </table:table-cell>
          <table:table-cell office:value-type="float" office:value="2321962.5" calcext:value-type="float">
            <text:p>2321962.5</text:p>
          </table:table-cell>
          <table:table-cell office:value-type="float" office:value="-72683.195611" calcext:value-type="float">
            <text:p>-72683.195611</text:p>
          </table:table-cell>
          <table:table-cell office:value-type="float" office:value="0.195611" calcext:value-type="float">
            <text:p>0.1956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7-01-01T00:00:00</text:p>
          </table:table-cell>
          <table:table-cell office:value-type="float" office:value="2322328.5" calcext:value-type="float">
            <text:p>2322328.5</text:p>
          </table:table-cell>
          <table:table-cell office:value-type="string" calcext:value-type="string">
            <text:p>1646-03-20T00:00:00</text:p>
          </table:table-cell>
          <table:table-cell office:value-type="float" office:value="2322327.5" calcext:value-type="float">
            <text:p>2322327.5</text:p>
          </table:table-cell>
          <table:table-cell office:value-type="float" office:value="-72317.953422" calcext:value-type="float">
            <text:p>-72317.953422</text:p>
          </table:table-cell>
          <table:table-cell office:value-type="float" office:value="0.953422" calcext:value-type="float">
            <text:p>0.95342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6-01-01T00:00:00</text:p>
          </table:table-cell>
          <table:table-cell office:value-type="float" office:value="2322693.5" calcext:value-type="float">
            <text:p>2322693.5</text:p>
          </table:table-cell>
          <table:table-cell office:value-type="string" calcext:value-type="string">
            <text:p>1647-03-21T00:00:00</text:p>
          </table:table-cell>
          <table:table-cell office:value-type="float" office:value="2322693.5" calcext:value-type="float">
            <text:p>2322693.5</text:p>
          </table:table-cell>
          <table:table-cell office:value-type="float" office:value="-71952.711233" calcext:value-type="float">
            <text:p>-71952.711233</text:p>
          </table:table-cell>
          <table:table-cell office:value-type="float" office:value="0.711233" calcext:value-type="float">
            <text:p>0.7112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5-01-01T00:00:00</text:p>
          </table:table-cell>
          <table:table-cell office:value-type="float" office:value="2323058.5" calcext:value-type="float">
            <text:p>2323058.5</text:p>
          </table:table-cell>
          <table:table-cell office:value-type="string" calcext:value-type="string">
            <text:p>1648-03-20T00:00:00</text:p>
          </table:table-cell>
          <table:table-cell office:value-type="float" office:value="2323058.5" calcext:value-type="float">
            <text:p>2323058.5</text:p>
          </table:table-cell>
          <table:table-cell office:value-type="float" office:value="-71587.469044" calcext:value-type="float">
            <text:p>-71587.469044</text:p>
          </table:table-cell>
          <table:table-cell office:value-type="float" office:value="0.469044" calcext:value-type="float">
            <text:p>0.4690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4-01-01T00:00:00</text:p>
          </table:table-cell>
          <table:table-cell office:value-type="float" office:value="2323423.5" calcext:value-type="float">
            <text:p>2323423.5</text:p>
          </table:table-cell>
          <table:table-cell office:value-type="string" calcext:value-type="string">
            <text:p>1649-03-20T00:00:00</text:p>
          </table:table-cell>
          <table:table-cell office:value-type="float" office:value="2323423.5" calcext:value-type="float">
            <text:p>2323423.5</text:p>
          </table:table-cell>
          <table:table-cell office:value-type="float" office:value="-71222.226855" calcext:value-type="float">
            <text:p>-71222.226855</text:p>
          </table:table-cell>
          <table:table-cell office:value-type="float" office:value="0.226855" calcext:value-type="float">
            <text:p>0.2268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3-01-01T00:00:00</text:p>
          </table:table-cell>
          <table:table-cell office:value-type="float" office:value="2323789.5" calcext:value-type="float">
            <text:p>2323789.5</text:p>
          </table:table-cell>
          <table:table-cell office:value-type="string" calcext:value-type="string">
            <text:p>1650-03-20T00:00:00</text:p>
          </table:table-cell>
          <table:table-cell office:value-type="float" office:value="2323788.5" calcext:value-type="float">
            <text:p>2323788.5</text:p>
          </table:table-cell>
          <table:table-cell office:value-type="float" office:value="-70856.984666" calcext:value-type="float">
            <text:p>-70856.984666</text:p>
          </table:table-cell>
          <table:table-cell office:value-type="float" office:value="0.984666" calcext:value-type="float">
            <text:p>0.98466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2-01-01T00:00:00</text:p>
          </table:table-cell>
          <table:table-cell office:value-type="float" office:value="2324154.5" calcext:value-type="float">
            <text:p>2324154.5</text:p>
          </table:table-cell>
          <table:table-cell office:value-type="string" calcext:value-type="string">
            <text:p>1651-03-21T00:00:00</text:p>
          </table:table-cell>
          <table:table-cell office:value-type="float" office:value="2324154.5" calcext:value-type="float">
            <text:p>2324154.5</text:p>
          </table:table-cell>
          <table:table-cell office:value-type="float" office:value="-70491.742477" calcext:value-type="float">
            <text:p>-70491.742477</text:p>
          </table:table-cell>
          <table:table-cell office:value-type="float" office:value="0.742477" calcext:value-type="float">
            <text:p>0.7424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1-01-01T00:00:00</text:p>
          </table:table-cell>
          <table:table-cell office:value-type="float" office:value="2324519.5" calcext:value-type="float">
            <text:p>2324519.5</text:p>
          </table:table-cell>
          <table:table-cell office:value-type="string" calcext:value-type="string">
            <text:p>1652-03-20T00:00:00</text:p>
          </table:table-cell>
          <table:table-cell office:value-type="float" office:value="2324519.5" calcext:value-type="float">
            <text:p>2324519.5</text:p>
          </table:table-cell>
          <table:table-cell office:value-type="float" office:value="-70126.500288" calcext:value-type="float">
            <text:p>-70126.500288</text:p>
          </table:table-cell>
          <table:table-cell office:value-type="float" office:value="0.500288" calcext:value-type="float">
            <text:p>0.500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0-01-01T00:00:00</text:p>
          </table:table-cell>
          <table:table-cell office:value-type="float" office:value="2324884.5" calcext:value-type="float">
            <text:p>2324884.5</text:p>
          </table:table-cell>
          <table:table-cell office:value-type="string" calcext:value-type="string">
            <text:p>1653-03-20T00:00:00</text:p>
          </table:table-cell>
          <table:table-cell office:value-type="float" office:value="2324884.5" calcext:value-type="float">
            <text:p>2324884.5</text:p>
          </table:table-cell>
          <table:table-cell office:value-type="float" office:value="-69761.258099" calcext:value-type="float">
            <text:p>-69761.258099</text:p>
          </table:table-cell>
          <table:table-cell office:value-type="float" office:value="0.258099" calcext:value-type="float">
            <text:p>0.2580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9-01-01T00:00:00</text:p>
          </table:table-cell>
          <table:table-cell office:value-type="float" office:value="2325249.5" calcext:value-type="float">
            <text:p>2325249.5</text:p>
          </table:table-cell>
          <table:table-cell office:value-type="string" calcext:value-type="string">
            <text:p>1654-03-20T00:00:00</text:p>
          </table:table-cell>
          <table:table-cell office:value-type="float" office:value="2325249.5" calcext:value-type="float">
            <text:p>2325249.5</text:p>
          </table:table-cell>
          <table:table-cell office:value-type="float" office:value="-69396.01591" calcext:value-type="float">
            <text:p>-69396.01591</text:p>
          </table:table-cell>
          <table:table-cell office:value-type="float" office:value="0.01591" calcext:value-type="float">
            <text:p>0.01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8-01-01T00:00:00</text:p>
          </table:table-cell>
          <table:table-cell office:value-type="float" office:value="2325615.5" calcext:value-type="float">
            <text:p>2325615.5</text:p>
          </table:table-cell>
          <table:table-cell office:value-type="string" calcext:value-type="string">
            <text:p>1655-03-21T00:00:00</text:p>
          </table:table-cell>
          <table:table-cell office:value-type="float" office:value="2325615.5" calcext:value-type="float">
            <text:p>2325615.5</text:p>
          </table:table-cell>
          <table:table-cell office:value-type="float" office:value="-69030.773721" calcext:value-type="float">
            <text:p>-69030.773721</text:p>
          </table:table-cell>
          <table:table-cell office:value-type="float" office:value="0.773721" calcext:value-type="float">
            <text:p>0.7737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7-01-01T00:00:00</text:p>
          </table:table-cell>
          <table:table-cell office:value-type="float" office:value="2325980.5" calcext:value-type="float">
            <text:p>2325980.5</text:p>
          </table:table-cell>
          <table:table-cell office:value-type="string" calcext:value-type="string">
            <text:p>1656-03-20T00:00:00</text:p>
          </table:table-cell>
          <table:table-cell office:value-type="float" office:value="2325980.5" calcext:value-type="float">
            <text:p>2325980.5</text:p>
          </table:table-cell>
          <table:table-cell office:value-type="float" office:value="-68665.531532" calcext:value-type="float">
            <text:p>-68665.531532</text:p>
          </table:table-cell>
          <table:table-cell office:value-type="float" office:value="0.531532" calcext:value-type="float">
            <text:p>0.531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6-01-01T00:00:00</text:p>
          </table:table-cell>
          <table:table-cell office:value-type="float" office:value="2326345.5" calcext:value-type="float">
            <text:p>2326345.5</text:p>
          </table:table-cell>
          <table:table-cell office:value-type="string" calcext:value-type="string">
            <text:p>1657-03-20T00:00:00</text:p>
          </table:table-cell>
          <table:table-cell office:value-type="float" office:value="2326345.5" calcext:value-type="float">
            <text:p>2326345.5</text:p>
          </table:table-cell>
          <table:table-cell office:value-type="float" office:value="-68300.289343" calcext:value-type="float">
            <text:p>-68300.289343</text:p>
          </table:table-cell>
          <table:table-cell office:value-type="float" office:value="0.289343" calcext:value-type="float">
            <text:p>0.2893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5-01-01T00:00:00</text:p>
          </table:table-cell>
          <table:table-cell office:value-type="float" office:value="2326710.5" calcext:value-type="float">
            <text:p>2326710.5</text:p>
          </table:table-cell>
          <table:table-cell office:value-type="string" calcext:value-type="string">
            <text:p>1658-03-20T00:00:00</text:p>
          </table:table-cell>
          <table:table-cell office:value-type="float" office:value="2326710.5" calcext:value-type="float">
            <text:p>2326710.5</text:p>
          </table:table-cell>
          <table:table-cell office:value-type="float" office:value="-67935.047154" calcext:value-type="float">
            <text:p>-67935.047154</text:p>
          </table:table-cell>
          <table:table-cell office:value-type="float" office:value="0.047154" calcext:value-type="float">
            <text:p>0.0471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4-01-01T00:00:00</text:p>
          </table:table-cell>
          <table:table-cell office:value-type="float" office:value="2327076.5" calcext:value-type="float">
            <text:p>2327076.5</text:p>
          </table:table-cell>
          <table:table-cell office:value-type="string" calcext:value-type="string">
            <text:p>1659-03-21T00:00:00</text:p>
          </table:table-cell>
          <table:table-cell office:value-type="float" office:value="2327076.5" calcext:value-type="float">
            <text:p>2327076.5</text:p>
          </table:table-cell>
          <table:table-cell office:value-type="float" office:value="-67569.804965" calcext:value-type="float">
            <text:p>-67569.804965</text:p>
          </table:table-cell>
          <table:table-cell office:value-type="float" office:value="0.804965" calcext:value-type="float">
            <text:p>0.8049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3-01-01T00:00:00</text:p>
          </table:table-cell>
          <table:table-cell office:value-type="float" office:value="2327441.5" calcext:value-type="float">
            <text:p>2327441.5</text:p>
          </table:table-cell>
          <table:table-cell office:value-type="string" calcext:value-type="string">
            <text:p>1660-03-20T00:00:00</text:p>
          </table:table-cell>
          <table:table-cell office:value-type="float" office:value="2327441.5" calcext:value-type="float">
            <text:p>2327441.5</text:p>
          </table:table-cell>
          <table:table-cell office:value-type="float" office:value="-67204.562776" calcext:value-type="float">
            <text:p>-67204.562776</text:p>
          </table:table-cell>
          <table:table-cell office:value-type="float" office:value="0.562776" calcext:value-type="float">
            <text:p>0.5627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2-01-01T00:00:00</text:p>
          </table:table-cell>
          <table:table-cell office:value-type="float" office:value="2327806.5" calcext:value-type="float">
            <text:p>2327806.5</text:p>
          </table:table-cell>
          <table:table-cell office:value-type="string" calcext:value-type="string">
            <text:p>1661-03-20T00:00:00</text:p>
          </table:table-cell>
          <table:table-cell office:value-type="float" office:value="2327806.5" calcext:value-type="float">
            <text:p>2327806.5</text:p>
          </table:table-cell>
          <table:table-cell office:value-type="float" office:value="-66839.320587" calcext:value-type="float">
            <text:p>-66839.320587</text:p>
          </table:table-cell>
          <table:table-cell office:value-type="float" office:value="0.320587" calcext:value-type="float">
            <text:p>0.3205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1-01-01T00:00:00</text:p>
          </table:table-cell>
          <table:table-cell office:value-type="float" office:value="2328171.5" calcext:value-type="float">
            <text:p>2328171.5</text:p>
          </table:table-cell>
          <table:table-cell office:value-type="string" calcext:value-type="string">
            <text:p>1662-03-20T00:00:00</text:p>
          </table:table-cell>
          <table:table-cell office:value-type="float" office:value="2328171.5" calcext:value-type="float">
            <text:p>2328171.5</text:p>
          </table:table-cell>
          <table:table-cell office:value-type="float" office:value="-66474.078398" calcext:value-type="float">
            <text:p>-66474.078398</text:p>
          </table:table-cell>
          <table:table-cell office:value-type="float" office:value="0.078398" calcext:value-type="float">
            <text:p>0.078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0-01-01T00:00:00</text:p>
          </table:table-cell>
          <table:table-cell office:value-type="float" office:value="2328537.5" calcext:value-type="float">
            <text:p>2328537.5</text:p>
          </table:table-cell>
          <table:table-cell office:value-type="string" calcext:value-type="string">
            <text:p>1663-03-20T00:00:00</text:p>
          </table:table-cell>
          <table:table-cell office:value-type="float" office:value="2328536.5" calcext:value-type="float">
            <text:p>2328536.5</text:p>
          </table:table-cell>
          <table:table-cell office:value-type="float" office:value="-66108.836209" calcext:value-type="float">
            <text:p>-66108.836209</text:p>
          </table:table-cell>
          <table:table-cell office:value-type="float" office:value="0.836209" calcext:value-type="float">
            <text:p>0.8362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9-01-01T00:00:00</text:p>
          </table:table-cell>
          <table:table-cell office:value-type="float" office:value="2328902.5" calcext:value-type="float">
            <text:p>2328902.5</text:p>
          </table:table-cell>
          <table:table-cell office:value-type="string" calcext:value-type="string">
            <text:p>1664-03-20T00:00:00</text:p>
          </table:table-cell>
          <table:table-cell office:value-type="float" office:value="2328902.5" calcext:value-type="float">
            <text:p>2328902.5</text:p>
          </table:table-cell>
          <table:table-cell office:value-type="float" office:value="-65743.59402" calcext:value-type="float">
            <text:p>-65743.59402</text:p>
          </table:table-cell>
          <table:table-cell office:value-type="float" office:value="0.59402" calcext:value-type="float">
            <text:p>0.59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8-01-01T00:00:00</text:p>
          </table:table-cell>
          <table:table-cell office:value-type="float" office:value="2329267.5" calcext:value-type="float">
            <text:p>2329267.5</text:p>
          </table:table-cell>
          <table:table-cell office:value-type="string" calcext:value-type="string">
            <text:p>1665-03-20T00:00:00</text:p>
          </table:table-cell>
          <table:table-cell office:value-type="float" office:value="2329267.5" calcext:value-type="float">
            <text:p>2329267.5</text:p>
          </table:table-cell>
          <table:table-cell office:value-type="float" office:value="-65378.351831" calcext:value-type="float">
            <text:p>-65378.351831</text:p>
          </table:table-cell>
          <table:table-cell office:value-type="float" office:value="0.351831" calcext:value-type="float">
            <text:p>0.351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7-01-01T00:00:00</text:p>
          </table:table-cell>
          <table:table-cell office:value-type="float" office:value="2329632.5" calcext:value-type="float">
            <text:p>2329632.5</text:p>
          </table:table-cell>
          <table:table-cell office:value-type="string" calcext:value-type="string">
            <text:p>1666-03-20T00:00:00</text:p>
          </table:table-cell>
          <table:table-cell office:value-type="float" office:value="2329632.5" calcext:value-type="float">
            <text:p>2329632.5</text:p>
          </table:table-cell>
          <table:table-cell office:value-type="float" office:value="-65013.109642" calcext:value-type="float">
            <text:p>-65013.109642</text:p>
          </table:table-cell>
          <table:table-cell office:value-type="float" office:value="0.109642" calcext:value-type="float">
            <text:p>0.1096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6-01-01T00:00:00</text:p>
          </table:table-cell>
          <table:table-cell office:value-type="float" office:value="2329998.5" calcext:value-type="float">
            <text:p>2329998.5</text:p>
          </table:table-cell>
          <table:table-cell office:value-type="string" calcext:value-type="string">
            <text:p>1667-03-20T00:00:00</text:p>
          </table:table-cell>
          <table:table-cell office:value-type="float" office:value="2329997.5" calcext:value-type="float">
            <text:p>2329997.5</text:p>
          </table:table-cell>
          <table:table-cell office:value-type="float" office:value="-64647.867453" calcext:value-type="float">
            <text:p>-64647.867453</text:p>
          </table:table-cell>
          <table:table-cell office:value-type="float" office:value="0.867453" calcext:value-type="float">
            <text:p>0.8674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5-01-01T00:00:00</text:p>
          </table:table-cell>
          <table:table-cell office:value-type="float" office:value="2330363.5" calcext:value-type="float">
            <text:p>2330363.5</text:p>
          </table:table-cell>
          <table:table-cell office:value-type="string" calcext:value-type="string">
            <text:p>1668-03-20T00:00:00</text:p>
          </table:table-cell>
          <table:table-cell office:value-type="float" office:value="2330363.5" calcext:value-type="float">
            <text:p>2330363.5</text:p>
          </table:table-cell>
          <table:table-cell office:value-type="float" office:value="-64282.625264" calcext:value-type="float">
            <text:p>-64282.625264</text:p>
          </table:table-cell>
          <table:table-cell office:value-type="float" office:value="0.625264" calcext:value-type="float">
            <text:p>0.6252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4-01-01T00:00:00</text:p>
          </table:table-cell>
          <table:table-cell office:value-type="float" office:value="2330728.5" calcext:value-type="float">
            <text:p>2330728.5</text:p>
          </table:table-cell>
          <table:table-cell office:value-type="string" calcext:value-type="string">
            <text:p>1669-03-20T00:00:00</text:p>
          </table:table-cell>
          <table:table-cell office:value-type="float" office:value="2330728.5" calcext:value-type="float">
            <text:p>2330728.5</text:p>
          </table:table-cell>
          <table:table-cell office:value-type="float" office:value="-63917.383075" calcext:value-type="float">
            <text:p>-63917.383075</text:p>
          </table:table-cell>
          <table:table-cell office:value-type="float" office:value="0.383075" calcext:value-type="float">
            <text:p>0.383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3-01-01T00:00:00</text:p>
          </table:table-cell>
          <table:table-cell office:value-type="float" office:value="2331093.5" calcext:value-type="float">
            <text:p>2331093.5</text:p>
          </table:table-cell>
          <table:table-cell office:value-type="string" calcext:value-type="string">
            <text:p>1670-03-20T00:00:00</text:p>
          </table:table-cell>
          <table:table-cell office:value-type="float" office:value="2331093.5" calcext:value-type="float">
            <text:p>2331093.5</text:p>
          </table:table-cell>
          <table:table-cell office:value-type="float" office:value="-63552.140886" calcext:value-type="float">
            <text:p>-63552.140886</text:p>
          </table:table-cell>
          <table:table-cell office:value-type="float" office:value="0.140886" calcext:value-type="float">
            <text:p>0.1408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2-01-01T00:00:00</text:p>
          </table:table-cell>
          <table:table-cell office:value-type="float" office:value="2331459.5" calcext:value-type="float">
            <text:p>2331459.5</text:p>
          </table:table-cell>
          <table:table-cell office:value-type="string" calcext:value-type="string">
            <text:p>1671-03-20T00:00:00</text:p>
          </table:table-cell>
          <table:table-cell office:value-type="float" office:value="2331458.5" calcext:value-type="float">
            <text:p>2331458.5</text:p>
          </table:table-cell>
          <table:table-cell office:value-type="float" office:value="-63186.898697" calcext:value-type="float">
            <text:p>-63186.898697</text:p>
          </table:table-cell>
          <table:table-cell office:value-type="float" office:value="0.898697" calcext:value-type="float">
            <text:p>0.89869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1-01-01T00:00:00</text:p>
          </table:table-cell>
          <table:table-cell office:value-type="float" office:value="2331824.5" calcext:value-type="float">
            <text:p>2331824.5</text:p>
          </table:table-cell>
          <table:table-cell office:value-type="string" calcext:value-type="string">
            <text:p>1672-03-20T00:00:00</text:p>
          </table:table-cell>
          <table:table-cell office:value-type="float" office:value="2331824.5" calcext:value-type="float">
            <text:p>2331824.5</text:p>
          </table:table-cell>
          <table:table-cell office:value-type="float" office:value="-62821.656508" calcext:value-type="float">
            <text:p>-62821.656508</text:p>
          </table:table-cell>
          <table:table-cell office:value-type="float" office:value="0.656508" calcext:value-type="float">
            <text:p>0.6565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0-01-01T00:00:00</text:p>
          </table:table-cell>
          <table:table-cell office:value-type="float" office:value="2332189.5" calcext:value-type="float">
            <text:p>2332189.5</text:p>
          </table:table-cell>
          <table:table-cell office:value-type="string" calcext:value-type="string">
            <text:p>1673-03-20T00:00:00</text:p>
          </table:table-cell>
          <table:table-cell office:value-type="float" office:value="2332189.5" calcext:value-type="float">
            <text:p>2332189.5</text:p>
          </table:table-cell>
          <table:table-cell office:value-type="float" office:value="-62456.414319" calcext:value-type="float">
            <text:p>-62456.414319</text:p>
          </table:table-cell>
          <table:table-cell office:value-type="float" office:value="0.414319" calcext:value-type="float">
            <text:p>0.4143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9-01-01T00:00:00</text:p>
          </table:table-cell>
          <table:table-cell office:value-type="float" office:value="2332554.5" calcext:value-type="float">
            <text:p>2332554.5</text:p>
          </table:table-cell>
          <table:table-cell office:value-type="string" calcext:value-type="string">
            <text:p>1674-03-20T00:00:00</text:p>
          </table:table-cell>
          <table:table-cell office:value-type="float" office:value="2332554.5" calcext:value-type="float">
            <text:p>2332554.5</text:p>
          </table:table-cell>
          <table:table-cell office:value-type="float" office:value="-62091.17213" calcext:value-type="float">
            <text:p>-62091.17213</text:p>
          </table:table-cell>
          <table:table-cell office:value-type="float" office:value="0.17213" calcext:value-type="float">
            <text:p>0.17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8-01-01T00:00:00</text:p>
          </table:table-cell>
          <table:table-cell office:value-type="float" office:value="2332920.5" calcext:value-type="float">
            <text:p>2332920.5</text:p>
          </table:table-cell>
          <table:table-cell office:value-type="string" calcext:value-type="string">
            <text:p>1675-03-20T00:00:00</text:p>
          </table:table-cell>
          <table:table-cell office:value-type="float" office:value="2332919.5" calcext:value-type="float">
            <text:p>2332919.5</text:p>
          </table:table-cell>
          <table:table-cell office:value-type="float" office:value="-61725.929941" calcext:value-type="float">
            <text:p>-61725.929941</text:p>
          </table:table-cell>
          <table:table-cell office:value-type="float" office:value="0.929941" calcext:value-type="float">
            <text:p>0.92994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7-01-01T00:00:00</text:p>
          </table:table-cell>
          <table:table-cell office:value-type="float" office:value="2333285.5" calcext:value-type="float">
            <text:p>2333285.5</text:p>
          </table:table-cell>
          <table:table-cell office:value-type="string" calcext:value-type="string">
            <text:p>1676-03-20T00:00:00</text:p>
          </table:table-cell>
          <table:table-cell office:value-type="float" office:value="2333285.5" calcext:value-type="float">
            <text:p>2333285.5</text:p>
          </table:table-cell>
          <table:table-cell office:value-type="float" office:value="-61360.687752" calcext:value-type="float">
            <text:p>-61360.687752</text:p>
          </table:table-cell>
          <table:table-cell office:value-type="float" office:value="0.687752" calcext:value-type="float">
            <text:p>0.687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6-01-01T00:00:00</text:p>
          </table:table-cell>
          <table:table-cell office:value-type="float" office:value="2333650.5" calcext:value-type="float">
            <text:p>2333650.5</text:p>
          </table:table-cell>
          <table:table-cell office:value-type="string" calcext:value-type="string">
            <text:p>1677-03-20T00:00:00</text:p>
          </table:table-cell>
          <table:table-cell office:value-type="float" office:value="2333650.5" calcext:value-type="float">
            <text:p>2333650.5</text:p>
          </table:table-cell>
          <table:table-cell office:value-type="float" office:value="-60995.445563" calcext:value-type="float">
            <text:p>-60995.445563</text:p>
          </table:table-cell>
          <table:table-cell office:value-type="float" office:value="0.445563" calcext:value-type="float">
            <text:p>0.4455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5-01-01T00:00:00</text:p>
          </table:table-cell>
          <table:table-cell office:value-type="float" office:value="2334015.5" calcext:value-type="float">
            <text:p>2334015.5</text:p>
          </table:table-cell>
          <table:table-cell office:value-type="string" calcext:value-type="string">
            <text:p>1678-03-20T00:00:00</text:p>
          </table:table-cell>
          <table:table-cell office:value-type="float" office:value="2334015.5" calcext:value-type="float">
            <text:p>2334015.5</text:p>
          </table:table-cell>
          <table:table-cell office:value-type="float" office:value="-60630.203374" calcext:value-type="float">
            <text:p>-60630.203374</text:p>
          </table:table-cell>
          <table:table-cell office:value-type="float" office:value="0.203374" calcext:value-type="float">
            <text:p>0.2033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4-01-01T00:00:00</text:p>
          </table:table-cell>
          <table:table-cell office:value-type="float" office:value="2334381.5" calcext:value-type="float">
            <text:p>2334381.5</text:p>
          </table:table-cell>
          <table:table-cell office:value-type="string" calcext:value-type="string">
            <text:p>1679-03-20T00:00:00</text:p>
          </table:table-cell>
          <table:table-cell office:value-type="float" office:value="2334380.5" calcext:value-type="float">
            <text:p>2334380.5</text:p>
          </table:table-cell>
          <table:table-cell office:value-type="float" office:value="-60264.961185" calcext:value-type="float">
            <text:p>-60264.961185</text:p>
          </table:table-cell>
          <table:table-cell office:value-type="float" office:value="0.961185" calcext:value-type="float">
            <text:p>0.96118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3-01-01T00:00:00</text:p>
          </table:table-cell>
          <table:table-cell office:value-type="float" office:value="2334746.5" calcext:value-type="float">
            <text:p>2334746.5</text:p>
          </table:table-cell>
          <table:table-cell office:value-type="string" calcext:value-type="string">
            <text:p>1680-03-20T00:00:00</text:p>
          </table:table-cell>
          <table:table-cell office:value-type="float" office:value="2334746.5" calcext:value-type="float">
            <text:p>2334746.5</text:p>
          </table:table-cell>
          <table:table-cell office:value-type="float" office:value="-59899.718996" calcext:value-type="float">
            <text:p>-59899.718996</text:p>
          </table:table-cell>
          <table:table-cell office:value-type="float" office:value="0.718996" calcext:value-type="float">
            <text:p>0.718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2-01-01T00:00:00</text:p>
          </table:table-cell>
          <table:table-cell office:value-type="float" office:value="2335111.5" calcext:value-type="float">
            <text:p>2335111.5</text:p>
          </table:table-cell>
          <table:table-cell office:value-type="string" calcext:value-type="string">
            <text:p>1681-03-20T00:00:00</text:p>
          </table:table-cell>
          <table:table-cell office:value-type="float" office:value="2335111.5" calcext:value-type="float">
            <text:p>2335111.5</text:p>
          </table:table-cell>
          <table:table-cell office:value-type="float" office:value="-59534.476807" calcext:value-type="float">
            <text:p>-59534.476807</text:p>
          </table:table-cell>
          <table:table-cell office:value-type="float" office:value="0.476807" calcext:value-type="float">
            <text:p>0.476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1-01-01T00:00:00</text:p>
          </table:table-cell>
          <table:table-cell office:value-type="float" office:value="2335476.5" calcext:value-type="float">
            <text:p>2335476.5</text:p>
          </table:table-cell>
          <table:table-cell office:value-type="string" calcext:value-type="string">
            <text:p>1682-03-20T00:00:00</text:p>
          </table:table-cell>
          <table:table-cell office:value-type="float" office:value="2335476.5" calcext:value-type="float">
            <text:p>2335476.5</text:p>
          </table:table-cell>
          <table:table-cell office:value-type="float" office:value="-59169.234618" calcext:value-type="float">
            <text:p>-59169.234618</text:p>
          </table:table-cell>
          <table:table-cell office:value-type="float" office:value="0.234618" calcext:value-type="float">
            <text:p>0.2346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0-01-01T00:00:00</text:p>
          </table:table-cell>
          <table:table-cell office:value-type="float" office:value="2335842.5" calcext:value-type="float">
            <text:p>2335842.5</text:p>
          </table:table-cell>
          <table:table-cell office:value-type="string" calcext:value-type="string">
            <text:p>1683-03-20T00:00:00</text:p>
          </table:table-cell>
          <table:table-cell office:value-type="float" office:value="2335841.5" calcext:value-type="float">
            <text:p>2335841.5</text:p>
          </table:table-cell>
          <table:table-cell office:value-type="float" office:value="-58803.992429" calcext:value-type="float">
            <text:p>-58803.992429</text:p>
          </table:table-cell>
          <table:table-cell office:value-type="float" office:value="0.992429" calcext:value-type="float">
            <text:p>0.99242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9-01-01T00:00:00</text:p>
          </table:table-cell>
          <table:table-cell office:value-type="float" office:value="2336207.5" calcext:value-type="float">
            <text:p>2336207.5</text:p>
          </table:table-cell>
          <table:table-cell office:value-type="string" calcext:value-type="string">
            <text:p>1684-03-20T00:00:00</text:p>
          </table:table-cell>
          <table:table-cell office:value-type="float" office:value="2336207.5" calcext:value-type="float">
            <text:p>2336207.5</text:p>
          </table:table-cell>
          <table:table-cell office:value-type="float" office:value="-58438.75024" calcext:value-type="float">
            <text:p>-58438.75024</text:p>
          </table:table-cell>
          <table:table-cell office:value-type="float" office:value="0.75024" calcext:value-type="float">
            <text:p>0.750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8-01-01T00:00:00</text:p>
          </table:table-cell>
          <table:table-cell office:value-type="float" office:value="2336572.5" calcext:value-type="float">
            <text:p>2336572.5</text:p>
          </table:table-cell>
          <table:table-cell office:value-type="string" calcext:value-type="string">
            <text:p>1685-03-20T00:00:00</text:p>
          </table:table-cell>
          <table:table-cell office:value-type="float" office:value="2336572.5" calcext:value-type="float">
            <text:p>2336572.5</text:p>
          </table:table-cell>
          <table:table-cell office:value-type="float" office:value="-58073.508051" calcext:value-type="float">
            <text:p>-58073.508051</text:p>
          </table:table-cell>
          <table:table-cell office:value-type="float" office:value="0.508051" calcext:value-type="float">
            <text:p>0.508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7-01-01T00:00:00</text:p>
          </table:table-cell>
          <table:table-cell office:value-type="float" office:value="2336937.5" calcext:value-type="float">
            <text:p>2336937.5</text:p>
          </table:table-cell>
          <table:table-cell office:value-type="string" calcext:value-type="string">
            <text:p>1686-03-20T00:00:00</text:p>
          </table:table-cell>
          <table:table-cell office:value-type="float" office:value="2336937.5" calcext:value-type="float">
            <text:p>2336937.5</text:p>
          </table:table-cell>
          <table:table-cell office:value-type="float" office:value="-57708.265862" calcext:value-type="float">
            <text:p>-57708.265862</text:p>
          </table:table-cell>
          <table:table-cell office:value-type="float" office:value="0.265862" calcext:value-type="float">
            <text:p>0.2658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6-01-01T00:00:00</text:p>
          </table:table-cell>
          <table:table-cell office:value-type="float" office:value="2337302.5" calcext:value-type="float">
            <text:p>2337302.5</text:p>
          </table:table-cell>
          <table:table-cell office:value-type="string" calcext:value-type="string">
            <text:p>1687-03-20T00:00:00</text:p>
          </table:table-cell>
          <table:table-cell office:value-type="float" office:value="2337302.5" calcext:value-type="float">
            <text:p>2337302.5</text:p>
          </table:table-cell>
          <table:table-cell office:value-type="float" office:value="-57343.023673" calcext:value-type="float">
            <text:p>-57343.023673</text:p>
          </table:table-cell>
          <table:table-cell office:value-type="float" office:value="0.023673" calcext:value-type="float">
            <text:p>0.0236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5-01-01T00:00:00</text:p>
          </table:table-cell>
          <table:table-cell office:value-type="float" office:value="2337668.5" calcext:value-type="float">
            <text:p>2337668.5</text:p>
          </table:table-cell>
          <table:table-cell office:value-type="string" calcext:value-type="string">
            <text:p>1688-03-20T00:00:00</text:p>
          </table:table-cell>
          <table:table-cell office:value-type="float" office:value="2337668.5" calcext:value-type="float">
            <text:p>2337668.5</text:p>
          </table:table-cell>
          <table:table-cell office:value-type="float" office:value="-56977.781484" calcext:value-type="float">
            <text:p>-56977.781484</text:p>
          </table:table-cell>
          <table:table-cell office:value-type="float" office:value="0.781484" calcext:value-type="float">
            <text:p>0.7814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4-01-01T00:00:00</text:p>
          </table:table-cell>
          <table:table-cell office:value-type="float" office:value="2338033.5" calcext:value-type="float">
            <text:p>2338033.5</text:p>
          </table:table-cell>
          <table:table-cell office:value-type="string" calcext:value-type="string">
            <text:p>1689-03-20T00:00:00</text:p>
          </table:table-cell>
          <table:table-cell office:value-type="float" office:value="2338033.5" calcext:value-type="float">
            <text:p>2338033.5</text:p>
          </table:table-cell>
          <table:table-cell office:value-type="float" office:value="-56612.539295" calcext:value-type="float">
            <text:p>-56612.539295</text:p>
          </table:table-cell>
          <table:table-cell office:value-type="float" office:value="0.539295" calcext:value-type="float">
            <text:p>0.5392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3-01-01T00:00:00</text:p>
          </table:table-cell>
          <table:table-cell office:value-type="float" office:value="2338398.5" calcext:value-type="float">
            <text:p>2338398.5</text:p>
          </table:table-cell>
          <table:table-cell office:value-type="string" calcext:value-type="string">
            <text:p>1690-03-20T00:00:00</text:p>
          </table:table-cell>
          <table:table-cell office:value-type="float" office:value="2338398.5" calcext:value-type="float">
            <text:p>2338398.5</text:p>
          </table:table-cell>
          <table:table-cell office:value-type="float" office:value="-56247.297106" calcext:value-type="float">
            <text:p>-56247.297106</text:p>
          </table:table-cell>
          <table:table-cell office:value-type="float" office:value="0.297106" calcext:value-type="float">
            <text:p>0.2971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2-01-01T00:00:00</text:p>
          </table:table-cell>
          <table:table-cell office:value-type="float" office:value="2338763.5" calcext:value-type="float">
            <text:p>2338763.5</text:p>
          </table:table-cell>
          <table:table-cell office:value-type="string" calcext:value-type="string">
            <text:p>1691-03-20T00:00:00</text:p>
          </table:table-cell>
          <table:table-cell office:value-type="float" office:value="2338763.5" calcext:value-type="float">
            <text:p>2338763.5</text:p>
          </table:table-cell>
          <table:table-cell office:value-type="float" office:value="-55882.054917" calcext:value-type="float">
            <text:p>-55882.054917</text:p>
          </table:table-cell>
          <table:table-cell office:value-type="float" office:value="0.054917" calcext:value-type="float">
            <text:p>0.054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1-01-01T00:00:00</text:p>
          </table:table-cell>
          <table:table-cell office:value-type="float" office:value="2339129.5" calcext:value-type="float">
            <text:p>2339129.5</text:p>
          </table:table-cell>
          <table:table-cell office:value-type="string" calcext:value-type="string">
            <text:p>1692-03-20T00:00:00</text:p>
          </table:table-cell>
          <table:table-cell office:value-type="float" office:value="2339129.5" calcext:value-type="float">
            <text:p>2339129.5</text:p>
          </table:table-cell>
          <table:table-cell office:value-type="float" office:value="-55516.812728" calcext:value-type="float">
            <text:p>-55516.812728</text:p>
          </table:table-cell>
          <table:table-cell office:value-type="float" office:value="0.812728" calcext:value-type="float">
            <text:p>0.8127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0-01-01T00:00:00</text:p>
          </table:table-cell>
          <table:table-cell office:value-type="float" office:value="2339494.5" calcext:value-type="float">
            <text:p>2339494.5</text:p>
          </table:table-cell>
          <table:table-cell office:value-type="string" calcext:value-type="string">
            <text:p>1693-03-20T00:00:00</text:p>
          </table:table-cell>
          <table:table-cell office:value-type="float" office:value="2339494.5" calcext:value-type="float">
            <text:p>2339494.5</text:p>
          </table:table-cell>
          <table:table-cell office:value-type="float" office:value="-55151.570539" calcext:value-type="float">
            <text:p>-55151.570539</text:p>
          </table:table-cell>
          <table:table-cell office:value-type="float" office:value="0.570539" calcext:value-type="float">
            <text:p>0.5705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9-01-01T00:00:00</text:p>
          </table:table-cell>
          <table:table-cell office:value-type="float" office:value="2339859.5" calcext:value-type="float">
            <text:p>2339859.5</text:p>
          </table:table-cell>
          <table:table-cell office:value-type="string" calcext:value-type="string">
            <text:p>1694-03-20T00:00:00</text:p>
          </table:table-cell>
          <table:table-cell office:value-type="float" office:value="2339859.5" calcext:value-type="float">
            <text:p>2339859.5</text:p>
          </table:table-cell>
          <table:table-cell office:value-type="float" office:value="-54786.32835" calcext:value-type="float">
            <text:p>-54786.32835</text:p>
          </table:table-cell>
          <table:table-cell office:value-type="float" office:value="0.32835" calcext:value-type="float">
            <text:p>0.32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8-01-01T00:00:00</text:p>
          </table:table-cell>
          <table:table-cell office:value-type="float" office:value="2340224.5" calcext:value-type="float">
            <text:p>2340224.5</text:p>
          </table:table-cell>
          <table:table-cell office:value-type="string" calcext:value-type="string">
            <text:p>1695-03-20T00:00:00</text:p>
          </table:table-cell>
          <table:table-cell office:value-type="float" office:value="2340224.5" calcext:value-type="float">
            <text:p>2340224.5</text:p>
          </table:table-cell>
          <table:table-cell office:value-type="float" office:value="-54421.086161" calcext:value-type="float">
            <text:p>-54421.086161</text:p>
          </table:table-cell>
          <table:table-cell office:value-type="float" office:value="0.086161" calcext:value-type="float">
            <text:p>0.0861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7-01-01T00:00:00</text:p>
          </table:table-cell>
          <table:table-cell office:value-type="float" office:value="2340590.5" calcext:value-type="float">
            <text:p>2340590.5</text:p>
          </table:table-cell>
          <table:table-cell office:value-type="string" calcext:value-type="string">
            <text:p>1696-03-19T00:00:00</text:p>
          </table:table-cell>
          <table:table-cell office:value-type="float" office:value="2340589.5" calcext:value-type="float">
            <text:p>2340589.5</text:p>
          </table:table-cell>
          <table:table-cell office:value-type="float" office:value="-54055.843972" calcext:value-type="float">
            <text:p>-54055.843972</text:p>
          </table:table-cell>
          <table:table-cell office:value-type="float" office:value="0.843972" calcext:value-type="float">
            <text:p>0.8439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6-01-01T00:00:00</text:p>
          </table:table-cell>
          <table:table-cell office:value-type="float" office:value="2340955.5" calcext:value-type="float">
            <text:p>2340955.5</text:p>
          </table:table-cell>
          <table:table-cell office:value-type="string" calcext:value-type="string">
            <text:p>1697-03-20T00:00:00</text:p>
          </table:table-cell>
          <table:table-cell office:value-type="float" office:value="2340955.5" calcext:value-type="float">
            <text:p>2340955.5</text:p>
          </table:table-cell>
          <table:table-cell office:value-type="float" office:value="-53690.601783" calcext:value-type="float">
            <text:p>-53690.601783</text:p>
          </table:table-cell>
          <table:table-cell office:value-type="float" office:value="0.601783" calcext:value-type="float">
            <text:p>0.6017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5-01-01T00:00:00</text:p>
          </table:table-cell>
          <table:table-cell office:value-type="float" office:value="2341320.5" calcext:value-type="float">
            <text:p>2341320.5</text:p>
          </table:table-cell>
          <table:table-cell office:value-type="string" calcext:value-type="string">
            <text:p>1698-03-20T00:00:00</text:p>
          </table:table-cell>
          <table:table-cell office:value-type="float" office:value="2341320.5" calcext:value-type="float">
            <text:p>2341320.5</text:p>
          </table:table-cell>
          <table:table-cell office:value-type="float" office:value="-53325.359594" calcext:value-type="float">
            <text:p>-53325.359594</text:p>
          </table:table-cell>
          <table:table-cell office:value-type="float" office:value="0.359594" calcext:value-type="float">
            <text:p>0.359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4-01-01T00:00:00</text:p>
          </table:table-cell>
          <table:table-cell office:value-type="float" office:value="2341685.5" calcext:value-type="float">
            <text:p>2341685.5</text:p>
          </table:table-cell>
          <table:table-cell office:value-type="string" calcext:value-type="string">
            <text:p>1699-03-20T00:00:00</text:p>
          </table:table-cell>
          <table:table-cell office:value-type="float" office:value="2341685.5" calcext:value-type="float">
            <text:p>2341685.5</text:p>
          </table:table-cell>
          <table:table-cell office:value-type="float" office:value="-52960.117405" calcext:value-type="float">
            <text:p>-52960.117405</text:p>
          </table:table-cell>
          <table:table-cell office:value-type="float" office:value="0.117405" calcext:value-type="float">
            <text:p>0.1174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3-01-01T00:00:00</text:p>
          </table:table-cell>
          <table:table-cell office:value-type="float" office:value="2342051.5" calcext:value-type="float">
            <text:p>2342051.5</text:p>
          </table:table-cell>
          <table:table-cell office:value-type="string" calcext:value-type="string">
            <text:p>1700-03-20T00:00:00</text:p>
          </table:table-cell>
          <table:table-cell office:value-type="float" office:value="2342050.5" calcext:value-type="float">
            <text:p>2342050.5</text:p>
          </table:table-cell>
          <table:table-cell office:value-type="float" office:value="-52594.875216" calcext:value-type="float">
            <text:p>-52594.875216</text:p>
          </table:table-cell>
          <table:table-cell office:value-type="float" office:value="0.875216" calcext:value-type="float">
            <text:p>0.8752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2-01-01T00:00:00</text:p>
          </table:table-cell>
          <table:table-cell office:value-type="float" office:value="2342416.5" calcext:value-type="float">
            <text:p>2342416.5</text:p>
          </table:table-cell>
          <table:table-cell office:value-type="string" calcext:value-type="string">
            <text:p>1701-03-21T00:00:00</text:p>
          </table:table-cell>
          <table:table-cell office:value-type="float" office:value="2342416.5" calcext:value-type="float">
            <text:p>2342416.5</text:p>
          </table:table-cell>
          <table:table-cell office:value-type="float" office:value="-52229.633027" calcext:value-type="float">
            <text:p>-52229.633027</text:p>
          </table:table-cell>
          <table:table-cell office:value-type="float" office:value="0.633027" calcext:value-type="float">
            <text:p>0.633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1-01-01T00:00:00</text:p>
          </table:table-cell>
          <table:table-cell office:value-type="float" office:value="2342781.5" calcext:value-type="float">
            <text:p>2342781.5</text:p>
          </table:table-cell>
          <table:table-cell office:value-type="string" calcext:value-type="string">
            <text:p>1702-03-21T00:00:00</text:p>
          </table:table-cell>
          <table:table-cell office:value-type="float" office:value="2342781.5" calcext:value-type="float">
            <text:p>2342781.5</text:p>
          </table:table-cell>
          <table:table-cell office:value-type="float" office:value="-51864.390838" calcext:value-type="float">
            <text:p>-51864.390838</text:p>
          </table:table-cell>
          <table:table-cell office:value-type="float" office:value="0.390838" calcext:value-type="float">
            <text:p>0.390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0-01-01T00:00:00</text:p>
          </table:table-cell>
          <table:table-cell office:value-type="float" office:value="2343146.5" calcext:value-type="float">
            <text:p>2343146.5</text:p>
          </table:table-cell>
          <table:table-cell office:value-type="string" calcext:value-type="string">
            <text:p>1703-03-21T00:00:00</text:p>
          </table:table-cell>
          <table:table-cell office:value-type="float" office:value="2343146.5" calcext:value-type="float">
            <text:p>2343146.5</text:p>
          </table:table-cell>
          <table:table-cell office:value-type="float" office:value="-51499.148649" calcext:value-type="float">
            <text:p>-51499.148649</text:p>
          </table:table-cell>
          <table:table-cell office:value-type="float" office:value="0.148649" calcext:value-type="float">
            <text:p>0.148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9-01-01T00:00:00</text:p>
          </table:table-cell>
          <table:table-cell office:value-type="float" office:value="2343512.5" calcext:value-type="float">
            <text:p>2343512.5</text:p>
          </table:table-cell>
          <table:table-cell office:value-type="string" calcext:value-type="string">
            <text:p>1704-03-20T00:00:00</text:p>
          </table:table-cell>
          <table:table-cell office:value-type="float" office:value="2343511.5" calcext:value-type="float">
            <text:p>2343511.5</text:p>
          </table:table-cell>
          <table:table-cell office:value-type="float" office:value="-51133.90646" calcext:value-type="float">
            <text:p>-51133.90646</text:p>
          </table:table-cell>
          <table:table-cell office:value-type="float" office:value="0.90646" calcext:value-type="float">
            <text:p>0.906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8-01-01T00:00:00</text:p>
          </table:table-cell>
          <table:table-cell office:value-type="float" office:value="2343877.5" calcext:value-type="float">
            <text:p>2343877.5</text:p>
          </table:table-cell>
          <table:table-cell office:value-type="string" calcext:value-type="string">
            <text:p>1705-03-21T00:00:00</text:p>
          </table:table-cell>
          <table:table-cell office:value-type="float" office:value="2343877.5" calcext:value-type="float">
            <text:p>2343877.5</text:p>
          </table:table-cell>
          <table:table-cell office:value-type="float" office:value="-50768.664271" calcext:value-type="float">
            <text:p>-50768.664271</text:p>
          </table:table-cell>
          <table:table-cell office:value-type="float" office:value="0.664271" calcext:value-type="float">
            <text:p>0.6642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7-01-01T00:00:00</text:p>
          </table:table-cell>
          <table:table-cell office:value-type="float" office:value="2344242.5" calcext:value-type="float">
            <text:p>2344242.5</text:p>
          </table:table-cell>
          <table:table-cell office:value-type="string" calcext:value-type="string">
            <text:p>1706-03-21T00:00:00</text:p>
          </table:table-cell>
          <table:table-cell office:value-type="float" office:value="2344242.5" calcext:value-type="float">
            <text:p>2344242.5</text:p>
          </table:table-cell>
          <table:table-cell office:value-type="float" office:value="-50403.422082" calcext:value-type="float">
            <text:p>-50403.422082</text:p>
          </table:table-cell>
          <table:table-cell office:value-type="float" office:value="0.422082" calcext:value-type="float">
            <text:p>0.422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6-01-01T00:00:00</text:p>
          </table:table-cell>
          <table:table-cell office:value-type="float" office:value="2344607.5" calcext:value-type="float">
            <text:p>2344607.5</text:p>
          </table:table-cell>
          <table:table-cell office:value-type="string" calcext:value-type="string">
            <text:p>1707-03-21T00:00:00</text:p>
          </table:table-cell>
          <table:table-cell office:value-type="float" office:value="2344607.5" calcext:value-type="float">
            <text:p>2344607.5</text:p>
          </table:table-cell>
          <table:table-cell office:value-type="float" office:value="-50038.179893" calcext:value-type="float">
            <text:p>-50038.179893</text:p>
          </table:table-cell>
          <table:table-cell office:value-type="float" office:value="0.179893" calcext:value-type="float">
            <text:p>0.1798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5-01-01T00:00:00</text:p>
          </table:table-cell>
          <table:table-cell office:value-type="float" office:value="2344973.5" calcext:value-type="float">
            <text:p>2344973.5</text:p>
          </table:table-cell>
          <table:table-cell office:value-type="string" calcext:value-type="string">
            <text:p>1708-03-20T00:00:00</text:p>
          </table:table-cell>
          <table:table-cell office:value-type="float" office:value="2344972.5" calcext:value-type="float">
            <text:p>2344972.5</text:p>
          </table:table-cell>
          <table:table-cell office:value-type="float" office:value="-49672.937704" calcext:value-type="float">
            <text:p>-49672.937704</text:p>
          </table:table-cell>
          <table:table-cell office:value-type="float" office:value="0.937704" calcext:value-type="float">
            <text:p>0.93770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4-01-01T00:00:00</text:p>
          </table:table-cell>
          <table:table-cell office:value-type="float" office:value="2345338.5" calcext:value-type="float">
            <text:p>2345338.5</text:p>
          </table:table-cell>
          <table:table-cell office:value-type="string" calcext:value-type="string">
            <text:p>1709-03-21T00:00:00</text:p>
          </table:table-cell>
          <table:table-cell office:value-type="float" office:value="2345338.5" calcext:value-type="float">
            <text:p>2345338.5</text:p>
          </table:table-cell>
          <table:table-cell office:value-type="float" office:value="-49307.695515" calcext:value-type="float">
            <text:p>-49307.695515</text:p>
          </table:table-cell>
          <table:table-cell office:value-type="float" office:value="0.695515" calcext:value-type="float">
            <text:p>0.695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3-01-01T00:00:00</text:p>
          </table:table-cell>
          <table:table-cell office:value-type="float" office:value="2345703.5" calcext:value-type="float">
            <text:p>2345703.5</text:p>
          </table:table-cell>
          <table:table-cell office:value-type="string" calcext:value-type="string">
            <text:p>1710-03-21T00:00:00</text:p>
          </table:table-cell>
          <table:table-cell office:value-type="float" office:value="2345703.5" calcext:value-type="float">
            <text:p>2345703.5</text:p>
          </table:table-cell>
          <table:table-cell office:value-type="float" office:value="-48942.453326" calcext:value-type="float">
            <text:p>-48942.453326</text:p>
          </table:table-cell>
          <table:table-cell office:value-type="float" office:value="0.453326" calcext:value-type="float">
            <text:p>0.453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2-01-01T00:00:00</text:p>
          </table:table-cell>
          <table:table-cell office:value-type="float" office:value="2346068.5" calcext:value-type="float">
            <text:p>2346068.5</text:p>
          </table:table-cell>
          <table:table-cell office:value-type="string" calcext:value-type="string">
            <text:p>1711-03-21T00:00:00</text:p>
          </table:table-cell>
          <table:table-cell office:value-type="float" office:value="2346068.5" calcext:value-type="float">
            <text:p>2346068.5</text:p>
          </table:table-cell>
          <table:table-cell office:value-type="float" office:value="-48577.211137" calcext:value-type="float">
            <text:p>-48577.211137</text:p>
          </table:table-cell>
          <table:table-cell office:value-type="float" office:value="0.211137" calcext:value-type="float">
            <text:p>0.2111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1-01-01T00:00:00</text:p>
          </table:table-cell>
          <table:table-cell office:value-type="float" office:value="2346434.5" calcext:value-type="float">
            <text:p>2346434.5</text:p>
          </table:table-cell>
          <table:table-cell office:value-type="string" calcext:value-type="string">
            <text:p>1712-03-20T00:00:00</text:p>
          </table:table-cell>
          <table:table-cell office:value-type="float" office:value="2346433.5" calcext:value-type="float">
            <text:p>2346433.5</text:p>
          </table:table-cell>
          <table:table-cell office:value-type="float" office:value="-48211.968948" calcext:value-type="float">
            <text:p>-48211.968948</text:p>
          </table:table-cell>
          <table:table-cell office:value-type="float" office:value="0.968948" calcext:value-type="float">
            <text:p>0.96894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0-01-01T00:00:00</text:p>
          </table:table-cell>
          <table:table-cell office:value-type="float" office:value="2346799.5" calcext:value-type="float">
            <text:p>2346799.5</text:p>
          </table:table-cell>
          <table:table-cell office:value-type="string" calcext:value-type="string">
            <text:p>1713-03-21T00:00:00</text:p>
          </table:table-cell>
          <table:table-cell office:value-type="float" office:value="2346799.5" calcext:value-type="float">
            <text:p>2346799.5</text:p>
          </table:table-cell>
          <table:table-cell office:value-type="float" office:value="-47846.726759" calcext:value-type="float">
            <text:p>-47846.726759</text:p>
          </table:table-cell>
          <table:table-cell office:value-type="float" office:value="0.726759" calcext:value-type="float">
            <text:p>0.7267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9-01-01T00:00:00</text:p>
          </table:table-cell>
          <table:table-cell office:value-type="float" office:value="2347164.5" calcext:value-type="float">
            <text:p>2347164.5</text:p>
          </table:table-cell>
          <table:table-cell office:value-type="string" calcext:value-type="string">
            <text:p>1714-03-21T00:00:00</text:p>
          </table:table-cell>
          <table:table-cell office:value-type="float" office:value="2347164.5" calcext:value-type="float">
            <text:p>2347164.5</text:p>
          </table:table-cell>
          <table:table-cell office:value-type="float" office:value="-47481.48457" calcext:value-type="float">
            <text:p>-47481.48457</text:p>
          </table:table-cell>
          <table:table-cell office:value-type="float" office:value="0.48457" calcext:value-type="float">
            <text:p>0.48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8-01-01T00:00:00</text:p>
          </table:table-cell>
          <table:table-cell office:value-type="float" office:value="2347529.5" calcext:value-type="float">
            <text:p>2347529.5</text:p>
          </table:table-cell>
          <table:table-cell office:value-type="string" calcext:value-type="string">
            <text:p>1715-03-21T00:00:00</text:p>
          </table:table-cell>
          <table:table-cell office:value-type="float" office:value="2347529.5" calcext:value-type="float">
            <text:p>2347529.5</text:p>
          </table:table-cell>
          <table:table-cell office:value-type="float" office:value="-47116.242381" calcext:value-type="float">
            <text:p>-47116.242381</text:p>
          </table:table-cell>
          <table:table-cell office:value-type="float" office:value="0.242381" calcext:value-type="float">
            <text:p>0.2423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7-01-01T00:00:00</text:p>
          </table:table-cell>
          <table:table-cell office:value-type="float" office:value="2347894.5" calcext:value-type="float">
            <text:p>2347894.5</text:p>
          </table:table-cell>
          <table:table-cell office:value-type="string" calcext:value-type="string">
            <text:p>1716-03-20T00:00:00</text:p>
          </table:table-cell>
          <table:table-cell office:value-type="float" office:value="2347894.5" calcext:value-type="float">
            <text:p>2347894.5</text:p>
          </table:table-cell>
          <table:table-cell office:value-type="float" office:value="-46751.000192" calcext:value-type="float">
            <text:p>-46751.00019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6-01-01T00:00:00</text:p>
          </table:table-cell>
          <table:table-cell office:value-type="float" office:value="2348260.5" calcext:value-type="float">
            <text:p>2348260.5</text:p>
          </table:table-cell>
          <table:table-cell office:value-type="string" calcext:value-type="string">
            <text:p>1717-03-21T00:00:00</text:p>
          </table:table-cell>
          <table:table-cell office:value-type="float" office:value="2348260.5" calcext:value-type="float">
            <text:p>2348260.5</text:p>
          </table:table-cell>
          <table:table-cell office:value-type="float" office:value="-46385.758003" calcext:value-type="float">
            <text:p>-46385.758003</text:p>
          </table:table-cell>
          <table:table-cell office:value-type="float" office:value="0.758003" calcext:value-type="float">
            <text:p>0.758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5-01-01T00:00:00</text:p>
          </table:table-cell>
          <table:table-cell office:value-type="float" office:value="2348625.5" calcext:value-type="float">
            <text:p>2348625.5</text:p>
          </table:table-cell>
          <table:table-cell office:value-type="string" calcext:value-type="string">
            <text:p>1718-03-21T00:00:00</text:p>
          </table:table-cell>
          <table:table-cell office:value-type="float" office:value="2348625.5" calcext:value-type="float">
            <text:p>2348625.5</text:p>
          </table:table-cell>
          <table:table-cell office:value-type="float" office:value="-46020.515814" calcext:value-type="float">
            <text:p>-46020.515814</text:p>
          </table:table-cell>
          <table:table-cell office:value-type="float" office:value="0.515814" calcext:value-type="float">
            <text:p>0.5158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4-01-01T00:00:00</text:p>
          </table:table-cell>
          <table:table-cell office:value-type="float" office:value="2348990.5" calcext:value-type="float">
            <text:p>2348990.5</text:p>
          </table:table-cell>
          <table:table-cell office:value-type="string" calcext:value-type="string">
            <text:p>1719-03-21T00:00:00</text:p>
          </table:table-cell>
          <table:table-cell office:value-type="float" office:value="2348990.5" calcext:value-type="float">
            <text:p>2348990.5</text:p>
          </table:table-cell>
          <table:table-cell office:value-type="float" office:value="-45655.273625" calcext:value-type="float">
            <text:p>-45655.273625</text:p>
          </table:table-cell>
          <table:table-cell office:value-type="float" office:value="0.273625" calcext:value-type="float">
            <text:p>0.2736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3-01-01T00:00:00</text:p>
          </table:table-cell>
          <table:table-cell office:value-type="float" office:value="2349355.5" calcext:value-type="float">
            <text:p>2349355.5</text:p>
          </table:table-cell>
          <table:table-cell office:value-type="string" calcext:value-type="string">
            <text:p>1720-03-20T00:00:00</text:p>
          </table:table-cell>
          <table:table-cell office:value-type="float" office:value="2349355.5" calcext:value-type="float">
            <text:p>2349355.5</text:p>
          </table:table-cell>
          <table:table-cell office:value-type="float" office:value="-45290.031436" calcext:value-type="float">
            <text:p>-45290.031436</text:p>
          </table:table-cell>
          <table:table-cell office:value-type="float" office:value="0.031436" calcext:value-type="float">
            <text:p>0.031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2-01-01T00:00:00</text:p>
          </table:table-cell>
          <table:table-cell office:value-type="float" office:value="2349721.5" calcext:value-type="float">
            <text:p>2349721.5</text:p>
          </table:table-cell>
          <table:table-cell office:value-type="string" calcext:value-type="string">
            <text:p>1721-03-21T00:00:00</text:p>
          </table:table-cell>
          <table:table-cell office:value-type="float" office:value="2349721.5" calcext:value-type="float">
            <text:p>2349721.5</text:p>
          </table:table-cell>
          <table:table-cell office:value-type="float" office:value="-44924.789247" calcext:value-type="float">
            <text:p>-44924.789247</text:p>
          </table:table-cell>
          <table:table-cell office:value-type="float" office:value="0.789247" calcext:value-type="float">
            <text:p>0.789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1-01-01T00:00:00</text:p>
          </table:table-cell>
          <table:table-cell office:value-type="float" office:value="2350086.5" calcext:value-type="float">
            <text:p>2350086.5</text:p>
          </table:table-cell>
          <table:table-cell office:value-type="string" calcext:value-type="string">
            <text:p>1722-03-21T00:00:00</text:p>
          </table:table-cell>
          <table:table-cell office:value-type="float" office:value="2350086.5" calcext:value-type="float">
            <text:p>2350086.5</text:p>
          </table:table-cell>
          <table:table-cell office:value-type="float" office:value="-44559.547058" calcext:value-type="float">
            <text:p>-44559.547058</text:p>
          </table:table-cell>
          <table:table-cell office:value-type="float" office:value="0.547058" calcext:value-type="float">
            <text:p>0.5470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0-01-01T00:00:00</text:p>
          </table:table-cell>
          <table:table-cell office:value-type="float" office:value="2350451.5" calcext:value-type="float">
            <text:p>2350451.5</text:p>
          </table:table-cell>
          <table:table-cell office:value-type="string" calcext:value-type="string">
            <text:p>1723-03-21T00:00:00</text:p>
          </table:table-cell>
          <table:table-cell office:value-type="float" office:value="2350451.5" calcext:value-type="float">
            <text:p>2350451.5</text:p>
          </table:table-cell>
          <table:table-cell office:value-type="float" office:value="-44194.304869" calcext:value-type="float">
            <text:p>-44194.304869</text:p>
          </table:table-cell>
          <table:table-cell office:value-type="float" office:value="0.304869" calcext:value-type="float">
            <text:p>0.3048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9-01-01T00:00:00</text:p>
          </table:table-cell>
          <table:table-cell office:value-type="float" office:value="2350816.5" calcext:value-type="float">
            <text:p>2350816.5</text:p>
          </table:table-cell>
          <table:table-cell office:value-type="string" calcext:value-type="string">
            <text:p>1724-03-20T00:00:00</text:p>
          </table:table-cell>
          <table:table-cell office:value-type="float" office:value="2350816.5" calcext:value-type="float">
            <text:p>2350816.5</text:p>
          </table:table-cell>
          <table:table-cell office:value-type="float" office:value="-43829.06268" calcext:value-type="float">
            <text:p>-43829.06268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8-01-01T00:00:00</text:p>
          </table:table-cell>
          <table:table-cell office:value-type="float" office:value="2351182.5" calcext:value-type="float">
            <text:p>2351182.5</text:p>
          </table:table-cell>
          <table:table-cell office:value-type="string" calcext:value-type="string">
            <text:p>1725-03-21T00:00:00</text:p>
          </table:table-cell>
          <table:table-cell office:value-type="float" office:value="2351182.5" calcext:value-type="float">
            <text:p>2351182.5</text:p>
          </table:table-cell>
          <table:table-cell office:value-type="float" office:value="-43463.820491" calcext:value-type="float">
            <text:p>-43463.820491</text:p>
          </table:table-cell>
          <table:table-cell office:value-type="float" office:value="0.820491" calcext:value-type="float">
            <text:p>0.820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7-01-01T00:00:00</text:p>
          </table:table-cell>
          <table:table-cell office:value-type="float" office:value="2351547.5" calcext:value-type="float">
            <text:p>2351547.5</text:p>
          </table:table-cell>
          <table:table-cell office:value-type="string" calcext:value-type="string">
            <text:p>1726-03-21T00:00:00</text:p>
          </table:table-cell>
          <table:table-cell office:value-type="float" office:value="2351547.5" calcext:value-type="float">
            <text:p>2351547.5</text:p>
          </table:table-cell>
          <table:table-cell office:value-type="float" office:value="-43098.578302" calcext:value-type="float">
            <text:p>-43098.578302</text:p>
          </table:table-cell>
          <table:table-cell office:value-type="float" office:value="0.578302" calcext:value-type="float">
            <text:p>0.5783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6-01-01T00:00:00</text:p>
          </table:table-cell>
          <table:table-cell office:value-type="float" office:value="2351912.5" calcext:value-type="float">
            <text:p>2351912.5</text:p>
          </table:table-cell>
          <table:table-cell office:value-type="string" calcext:value-type="string">
            <text:p>1727-03-21T00:00:00</text:p>
          </table:table-cell>
          <table:table-cell office:value-type="float" office:value="2351912.5" calcext:value-type="float">
            <text:p>2351912.5</text:p>
          </table:table-cell>
          <table:table-cell office:value-type="float" office:value="-42733.336113" calcext:value-type="float">
            <text:p>-42733.336113</text:p>
          </table:table-cell>
          <table:table-cell office:value-type="float" office:value="0.336113" calcext:value-type="float">
            <text:p>0.336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5-01-01T00:00:00</text:p>
          </table:table-cell>
          <table:table-cell office:value-type="float" office:value="2352277.5" calcext:value-type="float">
            <text:p>2352277.5</text:p>
          </table:table-cell>
          <table:table-cell office:value-type="string" calcext:value-type="string">
            <text:p>1728-03-20T00:00:00</text:p>
          </table:table-cell>
          <table:table-cell office:value-type="float" office:value="2352277.5" calcext:value-type="float">
            <text:p>2352277.5</text:p>
          </table:table-cell>
          <table:table-cell office:value-type="float" office:value="-42368.093924" calcext:value-type="float">
            <text:p>-42368.093924</text:p>
          </table:table-cell>
          <table:table-cell office:value-type="float" office:value="0.093924" calcext:value-type="float">
            <text:p>0.0939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4-01-01T00:00:00</text:p>
          </table:table-cell>
          <table:table-cell office:value-type="float" office:value="2352643.5" calcext:value-type="float">
            <text:p>2352643.5</text:p>
          </table:table-cell>
          <table:table-cell office:value-type="string" calcext:value-type="string">
            <text:p>1729-03-20T00:00:00</text:p>
          </table:table-cell>
          <table:table-cell office:value-type="float" office:value="2352642.5" calcext:value-type="float">
            <text:p>2352642.5</text:p>
          </table:table-cell>
          <table:table-cell office:value-type="float" office:value="-42002.851735" calcext:value-type="float">
            <text:p>-42002.851735</text:p>
          </table:table-cell>
          <table:table-cell office:value-type="float" office:value="0.851735" calcext:value-type="float">
            <text:p>0.8517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3-01-01T00:00:00</text:p>
          </table:table-cell>
          <table:table-cell office:value-type="float" office:value="2353008.5" calcext:value-type="float">
            <text:p>2353008.5</text:p>
          </table:table-cell>
          <table:table-cell office:value-type="string" calcext:value-type="string">
            <text:p>1730-03-21T00:00:00</text:p>
          </table:table-cell>
          <table:table-cell office:value-type="float" office:value="2353008.5" calcext:value-type="float">
            <text:p>2353008.5</text:p>
          </table:table-cell>
          <table:table-cell office:value-type="float" office:value="-41637.609546" calcext:value-type="float">
            <text:p>-41637.609546</text:p>
          </table:table-cell>
          <table:table-cell office:value-type="float" office:value="0.609546" calcext:value-type="float">
            <text:p>0.6095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2-01-01T00:00:00</text:p>
          </table:table-cell>
          <table:table-cell office:value-type="float" office:value="2353373.5" calcext:value-type="float">
            <text:p>2353373.5</text:p>
          </table:table-cell>
          <table:table-cell office:value-type="string" calcext:value-type="string">
            <text:p>1731-03-21T00:00:00</text:p>
          </table:table-cell>
          <table:table-cell office:value-type="float" office:value="2353373.5" calcext:value-type="float">
            <text:p>2353373.5</text:p>
          </table:table-cell>
          <table:table-cell office:value-type="float" office:value="-41272.367357" calcext:value-type="float">
            <text:p>-41272.367357</text:p>
          </table:table-cell>
          <table:table-cell office:value-type="float" office:value="0.367357" calcext:value-type="float">
            <text:p>0.3673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1-01-01T00:00:00</text:p>
          </table:table-cell>
          <table:table-cell office:value-type="float" office:value="2353738.5" calcext:value-type="float">
            <text:p>2353738.5</text:p>
          </table:table-cell>
          <table:table-cell office:value-type="string" calcext:value-type="string">
            <text:p>1732-03-20T00:00:00</text:p>
          </table:table-cell>
          <table:table-cell office:value-type="float" office:value="2353738.5" calcext:value-type="float">
            <text:p>2353738.5</text:p>
          </table:table-cell>
          <table:table-cell office:value-type="float" office:value="-40907.125168" calcext:value-type="float">
            <text:p>-40907.125168</text:p>
          </table:table-cell>
          <table:table-cell office:value-type="float" office:value="0.125168" calcext:value-type="float">
            <text:p>0.125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0-01-01T00:00:00</text:p>
          </table:table-cell>
          <table:table-cell office:value-type="float" office:value="2354104.5" calcext:value-type="float">
            <text:p>2354104.5</text:p>
          </table:table-cell>
          <table:table-cell office:value-type="string" calcext:value-type="string">
            <text:p>1733-03-20T00:00:00</text:p>
          </table:table-cell>
          <table:table-cell office:value-type="float" office:value="2354103.5" calcext:value-type="float">
            <text:p>2354103.5</text:p>
          </table:table-cell>
          <table:table-cell office:value-type="float" office:value="-40541.882979" calcext:value-type="float">
            <text:p>-40541.882979</text:p>
          </table:table-cell>
          <table:table-cell office:value-type="float" office:value="0.882979" calcext:value-type="float">
            <text:p>0.88297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9-01-01T00:00:00</text:p>
          </table:table-cell>
          <table:table-cell office:value-type="float" office:value="2354469.5" calcext:value-type="float">
            <text:p>2354469.5</text:p>
          </table:table-cell>
          <table:table-cell office:value-type="string" calcext:value-type="string">
            <text:p>1734-03-21T00:00:00</text:p>
          </table:table-cell>
          <table:table-cell office:value-type="float" office:value="2354469.5" calcext:value-type="float">
            <text:p>2354469.5</text:p>
          </table:table-cell>
          <table:table-cell office:value-type="float" office:value="-40176.64079" calcext:value-type="float">
            <text:p>-40176.64079</text:p>
          </table:table-cell>
          <table:table-cell office:value-type="float" office:value="0.64079" calcext:value-type="float">
            <text:p>0.64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8-01-01T00:00:00</text:p>
          </table:table-cell>
          <table:table-cell office:value-type="float" office:value="2354834.5" calcext:value-type="float">
            <text:p>2354834.5</text:p>
          </table:table-cell>
          <table:table-cell office:value-type="string" calcext:value-type="string">
            <text:p>1735-03-21T00:00:00</text:p>
          </table:table-cell>
          <table:table-cell office:value-type="float" office:value="2354834.5" calcext:value-type="float">
            <text:p>2354834.5</text:p>
          </table:table-cell>
          <table:table-cell office:value-type="float" office:value="-39811.398601" calcext:value-type="float">
            <text:p>-39811.398601</text:p>
          </table:table-cell>
          <table:table-cell office:value-type="float" office:value="0.398601" calcext:value-type="float">
            <text:p>0.398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7-01-01T00:00:00</text:p>
          </table:table-cell>
          <table:table-cell office:value-type="float" office:value="2355199.5" calcext:value-type="float">
            <text:p>2355199.5</text:p>
          </table:table-cell>
          <table:table-cell office:value-type="string" calcext:value-type="string">
            <text:p>1736-03-20T00:00:00</text:p>
          </table:table-cell>
          <table:table-cell office:value-type="float" office:value="2355199.5" calcext:value-type="float">
            <text:p>2355199.5</text:p>
          </table:table-cell>
          <table:table-cell office:value-type="float" office:value="-39446.156412" calcext:value-type="float">
            <text:p>-39446.156412</text:p>
          </table:table-cell>
          <table:table-cell office:value-type="float" office:value="0.156412" calcext:value-type="float">
            <text:p>0.1564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6-01-01T00:00:00</text:p>
          </table:table-cell>
          <table:table-cell office:value-type="float" office:value="2355565.5" calcext:value-type="float">
            <text:p>2355565.5</text:p>
          </table:table-cell>
          <table:table-cell office:value-type="string" calcext:value-type="string">
            <text:p>1737-03-20T00:00:00</text:p>
          </table:table-cell>
          <table:table-cell office:value-type="float" office:value="2355564.5" calcext:value-type="float">
            <text:p>2355564.5</text:p>
          </table:table-cell>
          <table:table-cell office:value-type="float" office:value="-39080.914223" calcext:value-type="float">
            <text:p>-39080.914223</text:p>
          </table:table-cell>
          <table:table-cell office:value-type="float" office:value="0.914223" calcext:value-type="float">
            <text:p>0.9142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5-01-01T00:00:00</text:p>
          </table:table-cell>
          <table:table-cell office:value-type="float" office:value="2355930.5" calcext:value-type="float">
            <text:p>2355930.5</text:p>
          </table:table-cell>
          <table:table-cell office:value-type="string" calcext:value-type="string">
            <text:p>1738-03-21T00:00:00</text:p>
          </table:table-cell>
          <table:table-cell office:value-type="float" office:value="2355930.5" calcext:value-type="float">
            <text:p>2355930.5</text:p>
          </table:table-cell>
          <table:table-cell office:value-type="float" office:value="-38715.672034" calcext:value-type="float">
            <text:p>-38715.672034</text:p>
          </table:table-cell>
          <table:table-cell office:value-type="float" office:value="0.672034" calcext:value-type="float">
            <text:p>0.6720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4-01-01T00:00:00</text:p>
          </table:table-cell>
          <table:table-cell office:value-type="float" office:value="2356295.5" calcext:value-type="float">
            <text:p>2356295.5</text:p>
          </table:table-cell>
          <table:table-cell office:value-type="string" calcext:value-type="string">
            <text:p>1739-03-21T00:00:00</text:p>
          </table:table-cell>
          <table:table-cell office:value-type="float" office:value="2356295.5" calcext:value-type="float">
            <text:p>2356295.5</text:p>
          </table:table-cell>
          <table:table-cell office:value-type="float" office:value="-38350.429845" calcext:value-type="float">
            <text:p>-38350.429845</text:p>
          </table:table-cell>
          <table:table-cell office:value-type="float" office:value="0.429845" calcext:value-type="float">
            <text:p>0.429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3-01-01T00:00:00</text:p>
          </table:table-cell>
          <table:table-cell office:value-type="float" office:value="2356660.5" calcext:value-type="float">
            <text:p>2356660.5</text:p>
          </table:table-cell>
          <table:table-cell office:value-type="string" calcext:value-type="string">
            <text:p>1740-03-20T00:00:00</text:p>
          </table:table-cell>
          <table:table-cell office:value-type="float" office:value="2356660.5" calcext:value-type="float">
            <text:p>2356660.5</text:p>
          </table:table-cell>
          <table:table-cell office:value-type="float" office:value="-37985.187656" calcext:value-type="float">
            <text:p>-37985.187656</text:p>
          </table:table-cell>
          <table:table-cell office:value-type="float" office:value="0.187656" calcext:value-type="float">
            <text:p>0.187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2-01-01T00:00:00</text:p>
          </table:table-cell>
          <table:table-cell office:value-type="float" office:value="2357026.5" calcext:value-type="float">
            <text:p>2357026.5</text:p>
          </table:table-cell>
          <table:table-cell office:value-type="string" calcext:value-type="string">
            <text:p>1741-03-20T00:00:00</text:p>
          </table:table-cell>
          <table:table-cell office:value-type="float" office:value="2357025.5" calcext:value-type="float">
            <text:p>2357025.5</text:p>
          </table:table-cell>
          <table:table-cell office:value-type="float" office:value="-37619.945467" calcext:value-type="float">
            <text:p>-37619.945467</text:p>
          </table:table-cell>
          <table:table-cell office:value-type="float" office:value="0.945467" calcext:value-type="float">
            <text:p>0.94546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1-01-01T00:00:00</text:p>
          </table:table-cell>
          <table:table-cell office:value-type="float" office:value="2357391.5" calcext:value-type="float">
            <text:p>2357391.5</text:p>
          </table:table-cell>
          <table:table-cell office:value-type="string" calcext:value-type="string">
            <text:p>1742-03-21T00:00:00</text:p>
          </table:table-cell>
          <table:table-cell office:value-type="float" office:value="2357391.5" calcext:value-type="float">
            <text:p>2357391.5</text:p>
          </table:table-cell>
          <table:table-cell office:value-type="float" office:value="-37254.703278" calcext:value-type="float">
            <text:p>-37254.703278</text:p>
          </table:table-cell>
          <table:table-cell office:value-type="float" office:value="0.703278" calcext:value-type="float">
            <text:p>0.703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0-01-01T00:00:00</text:p>
          </table:table-cell>
          <table:table-cell office:value-type="float" office:value="2357756.5" calcext:value-type="float">
            <text:p>2357756.5</text:p>
          </table:table-cell>
          <table:table-cell office:value-type="string" calcext:value-type="string">
            <text:p>1743-03-21T00:00:00</text:p>
          </table:table-cell>
          <table:table-cell office:value-type="float" office:value="2357756.5" calcext:value-type="float">
            <text:p>2357756.5</text:p>
          </table:table-cell>
          <table:table-cell office:value-type="float" office:value="-36889.461089" calcext:value-type="float">
            <text:p>-36889.461089</text:p>
          </table:table-cell>
          <table:table-cell office:value-type="float" office:value="0.461089" calcext:value-type="float">
            <text:p>0.4610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9-01-01T00:00:00</text:p>
          </table:table-cell>
          <table:table-cell office:value-type="float" office:value="2358121.5" calcext:value-type="float">
            <text:p>2358121.5</text:p>
          </table:table-cell>
          <table:table-cell office:value-type="string" calcext:value-type="string">
            <text:p>1744-03-20T00:00:00</text:p>
          </table:table-cell>
          <table:table-cell office:value-type="float" office:value="2358121.5" calcext:value-type="float">
            <text:p>2358121.5</text:p>
          </table:table-cell>
          <table:table-cell office:value-type="float" office:value="-36524.2189" calcext:value-type="float">
            <text:p>-36524.2189</text:p>
          </table:table-cell>
          <table:table-cell office:value-type="float" office:value="0.2189" calcext:value-type="float">
            <text:p>0.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8-01-01T00:00:00</text:p>
          </table:table-cell>
          <table:table-cell office:value-type="float" office:value="2358487.5" calcext:value-type="float">
            <text:p>2358487.5</text:p>
          </table:table-cell>
          <table:table-cell office:value-type="string" calcext:value-type="string">
            <text:p>1745-03-20T00:00:00</text:p>
          </table:table-cell>
          <table:table-cell office:value-type="float" office:value="2358486.5" calcext:value-type="float">
            <text:p>2358486.5</text:p>
          </table:table-cell>
          <table:table-cell office:value-type="float" office:value="-36158.976711" calcext:value-type="float">
            <text:p>-36158.976711</text:p>
          </table:table-cell>
          <table:table-cell office:value-type="float" office:value="0.976711" calcext:value-type="float">
            <text:p>0.97671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7-01-01T00:00:00</text:p>
          </table:table-cell>
          <table:table-cell office:value-type="float" office:value="2358852.5" calcext:value-type="float">
            <text:p>2358852.5</text:p>
          </table:table-cell>
          <table:table-cell office:value-type="string" calcext:value-type="string">
            <text:p>1746-03-21T00:00:00</text:p>
          </table:table-cell>
          <table:table-cell office:value-type="float" office:value="2358852.5" calcext:value-type="float">
            <text:p>2358852.5</text:p>
          </table:table-cell>
          <table:table-cell office:value-type="float" office:value="-35793.734522" calcext:value-type="float">
            <text:p>-35793.734522</text:p>
          </table:table-cell>
          <table:table-cell office:value-type="float" office:value="0.734522" calcext:value-type="float">
            <text:p>0.7345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6-01-01T00:00:00</text:p>
          </table:table-cell>
          <table:table-cell office:value-type="float" office:value="2359217.5" calcext:value-type="float">
            <text:p>2359217.5</text:p>
          </table:table-cell>
          <table:table-cell office:value-type="string" calcext:value-type="string">
            <text:p>1747-03-21T00:00:00</text:p>
          </table:table-cell>
          <table:table-cell office:value-type="float" office:value="2359217.5" calcext:value-type="float">
            <text:p>2359217.5</text:p>
          </table:table-cell>
          <table:table-cell office:value-type="float" office:value="-35428.492333" calcext:value-type="float">
            <text:p>-35428.492333</text:p>
          </table:table-cell>
          <table:table-cell office:value-type="float" office:value="0.492333" calcext:value-type="float">
            <text:p>0.492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5-01-01T00:00:00</text:p>
          </table:table-cell>
          <table:table-cell office:value-type="float" office:value="2359582.5" calcext:value-type="float">
            <text:p>2359582.5</text:p>
          </table:table-cell>
          <table:table-cell office:value-type="string" calcext:value-type="string">
            <text:p>1748-03-20T00:00:00</text:p>
          </table:table-cell>
          <table:table-cell office:value-type="float" office:value="2359582.5" calcext:value-type="float">
            <text:p>2359582.5</text:p>
          </table:table-cell>
          <table:table-cell office:value-type="float" office:value="-35063.250144" calcext:value-type="float">
            <text:p>-35063.250144</text:p>
          </table:table-cell>
          <table:table-cell office:value-type="float" office:value="0.250144" calcext:value-type="float">
            <text:p>0.2501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4-01-01T00:00:00</text:p>
          </table:table-cell>
          <table:table-cell office:value-type="float" office:value="2359947.5" calcext:value-type="float">
            <text:p>2359947.5</text:p>
          </table:table-cell>
          <table:table-cell office:value-type="string" calcext:value-type="string">
            <text:p>1749-03-20T00:00:00</text:p>
          </table:table-cell>
          <table:table-cell office:value-type="float" office:value="2359947.5" calcext:value-type="float">
            <text:p>2359947.5</text:p>
          </table:table-cell>
          <table:table-cell office:value-type="float" office:value="-34698.007955" calcext:value-type="float">
            <text:p>-34698.007955</text:p>
          </table:table-cell>
          <table:table-cell office:value-type="float" office:value="0.007955" calcext:value-type="float">
            <text:p>0.0079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3-01-01T00:00:00</text:p>
          </table:table-cell>
          <table:table-cell office:value-type="float" office:value="2360313.5" calcext:value-type="float">
            <text:p>2360313.5</text:p>
          </table:table-cell>
          <table:table-cell office:value-type="string" calcext:value-type="string">
            <text:p>1750-03-21T00:00:00</text:p>
          </table:table-cell>
          <table:table-cell office:value-type="float" office:value="2360313.5" calcext:value-type="float">
            <text:p>2360313.5</text:p>
          </table:table-cell>
          <table:table-cell office:value-type="float" office:value="-34332.765766" calcext:value-type="float">
            <text:p>-34332.765766</text:p>
          </table:table-cell>
          <table:table-cell office:value-type="float" office:value="0.765766" calcext:value-type="float">
            <text:p>0.765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2-01-01T00:00:00</text:p>
          </table:table-cell>
          <table:table-cell office:value-type="float" office:value="2360678.5" calcext:value-type="float">
            <text:p>2360678.5</text:p>
          </table:table-cell>
          <table:table-cell office:value-type="string" calcext:value-type="string">
            <text:p>1751-03-21T00:00:00</text:p>
          </table:table-cell>
          <table:table-cell office:value-type="float" office:value="2360678.5" calcext:value-type="float">
            <text:p>2360678.5</text:p>
          </table:table-cell>
          <table:table-cell office:value-type="float" office:value="-33967.523577" calcext:value-type="float">
            <text:p>-33967.523577</text:p>
          </table:table-cell>
          <table:table-cell office:value-type="float" office:value="0.523577" calcext:value-type="float">
            <text:p>0.5235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1-01-01T00:00:00</text:p>
          </table:table-cell>
          <table:table-cell office:value-type="float" office:value="2361043.5" calcext:value-type="float">
            <text:p>2361043.5</text:p>
          </table:table-cell>
          <table:table-cell office:value-type="string" calcext:value-type="string">
            <text:p>1752-03-20T00:00:00</text:p>
          </table:table-cell>
          <table:table-cell office:value-type="float" office:value="2361043.5" calcext:value-type="float">
            <text:p>2361043.5</text:p>
          </table:table-cell>
          <table:table-cell office:value-type="float" office:value="-33602.281388" calcext:value-type="float">
            <text:p>-33602.281388</text:p>
          </table:table-cell>
          <table:table-cell office:value-type="float" office:value="0.281388" calcext:value-type="float">
            <text:p>0.2813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0-01-01T00:00:00</text:p>
          </table:table-cell>
          <table:table-cell office:value-type="float" office:value="2361408.5" calcext:value-type="float">
            <text:p>2361408.5</text:p>
          </table:table-cell>
          <table:table-cell office:value-type="string" calcext:value-type="string">
            <text:p>1753-03-20T00:00:00</text:p>
          </table:table-cell>
          <table:table-cell office:value-type="float" office:value="2361408.5" calcext:value-type="float">
            <text:p>2361408.5</text:p>
          </table:table-cell>
          <table:table-cell office:value-type="float" office:value="-33237.039199" calcext:value-type="float">
            <text:p>-33237.039199</text:p>
          </table:table-cell>
          <table:table-cell office:value-type="float" office:value="0.039199" calcext:value-type="float">
            <text:p>0.0391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9-01-01T00:00:00</text:p>
          </table:table-cell>
          <table:table-cell office:value-type="float" office:value="2361774.5" calcext:value-type="float">
            <text:p>2361774.5</text:p>
          </table:table-cell>
          <table:table-cell office:value-type="string" calcext:value-type="string">
            <text:p>1754-03-21T00:00:00</text:p>
          </table:table-cell>
          <table:table-cell office:value-type="float" office:value="2361774.5" calcext:value-type="float">
            <text:p>2361774.5</text:p>
          </table:table-cell>
          <table:table-cell office:value-type="float" office:value="-32871.79701" calcext:value-type="float">
            <text:p>-32871.79701</text:p>
          </table:table-cell>
          <table:table-cell office:value-type="float" office:value="0.79701" calcext:value-type="float">
            <text:p>0.79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8-01-01T00:00:00</text:p>
          </table:table-cell>
          <table:table-cell office:value-type="float" office:value="2362139.5" calcext:value-type="float">
            <text:p>2362139.5</text:p>
          </table:table-cell>
          <table:table-cell office:value-type="string" calcext:value-type="string">
            <text:p>1755-03-21T00:00:00</text:p>
          </table:table-cell>
          <table:table-cell office:value-type="float" office:value="2362139.5" calcext:value-type="float">
            <text:p>2362139.5</text:p>
          </table:table-cell>
          <table:table-cell office:value-type="float" office:value="-32506.554821" calcext:value-type="float">
            <text:p>-32506.554821</text:p>
          </table:table-cell>
          <table:table-cell office:value-type="float" office:value="0.554821" calcext:value-type="float">
            <text:p>0.5548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7-01-01T00:00:00</text:p>
          </table:table-cell>
          <table:table-cell office:value-type="float" office:value="2362504.5" calcext:value-type="float">
            <text:p>2362504.5</text:p>
          </table:table-cell>
          <table:table-cell office:value-type="string" calcext:value-type="string">
            <text:p>1756-03-20T00:00:00</text:p>
          </table:table-cell>
          <table:table-cell office:value-type="float" office:value="2362504.5" calcext:value-type="float">
            <text:p>2362504.5</text:p>
          </table:table-cell>
          <table:table-cell office:value-type="float" office:value="-32141.312632" calcext:value-type="float">
            <text:p>-32141.312632</text:p>
          </table:table-cell>
          <table:table-cell office:value-type="float" office:value="0.312632" calcext:value-type="float">
            <text:p>0.3126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6-01-01T00:00:00</text:p>
          </table:table-cell>
          <table:table-cell office:value-type="float" office:value="2362869.5" calcext:value-type="float">
            <text:p>2362869.5</text:p>
          </table:table-cell>
          <table:table-cell office:value-type="string" calcext:value-type="string">
            <text:p>1757-03-20T00:00:00</text:p>
          </table:table-cell>
          <table:table-cell office:value-type="float" office:value="2362869.5" calcext:value-type="float">
            <text:p>2362869.5</text:p>
          </table:table-cell>
          <table:table-cell office:value-type="float" office:value="-31776.070443" calcext:value-type="float">
            <text:p>-31776.070443</text:p>
          </table:table-cell>
          <table:table-cell office:value-type="float" office:value="0.070443" calcext:value-type="float">
            <text:p>0.070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5-01-01T00:00:00</text:p>
          </table:table-cell>
          <table:table-cell office:value-type="float" office:value="2363235.5" calcext:value-type="float">
            <text:p>2363235.5</text:p>
          </table:table-cell>
          <table:table-cell office:value-type="string" calcext:value-type="string">
            <text:p>1758-03-21T00:00:00</text:p>
          </table:table-cell>
          <table:table-cell office:value-type="float" office:value="2363235.5" calcext:value-type="float">
            <text:p>2363235.5</text:p>
          </table:table-cell>
          <table:table-cell office:value-type="float" office:value="-31410.828254" calcext:value-type="float">
            <text:p>-31410.828254</text:p>
          </table:table-cell>
          <table:table-cell office:value-type="float" office:value="0.828254" calcext:value-type="float">
            <text:p>0.828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4-01-01T00:00:00</text:p>
          </table:table-cell>
          <table:table-cell office:value-type="float" office:value="2363600.5" calcext:value-type="float">
            <text:p>2363600.5</text:p>
          </table:table-cell>
          <table:table-cell office:value-type="string" calcext:value-type="string">
            <text:p>1759-03-21T00:00:00</text:p>
          </table:table-cell>
          <table:table-cell office:value-type="float" office:value="2363600.5" calcext:value-type="float">
            <text:p>2363600.5</text:p>
          </table:table-cell>
          <table:table-cell office:value-type="float" office:value="-31045.586065" calcext:value-type="float">
            <text:p>-31045.586065</text:p>
          </table:table-cell>
          <table:table-cell office:value-type="float" office:value="0.586065" calcext:value-type="float">
            <text:p>0.586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3-01-01T00:00:00</text:p>
          </table:table-cell>
          <table:table-cell office:value-type="float" office:value="2363965.5" calcext:value-type="float">
            <text:p>2363965.5</text:p>
          </table:table-cell>
          <table:table-cell office:value-type="string" calcext:value-type="string">
            <text:p>1760-03-20T00:00:00</text:p>
          </table:table-cell>
          <table:table-cell office:value-type="float" office:value="2363965.5" calcext:value-type="float">
            <text:p>2363965.5</text:p>
          </table:table-cell>
          <table:table-cell office:value-type="float" office:value="-30680.343876" calcext:value-type="float">
            <text:p>-30680.343876</text:p>
          </table:table-cell>
          <table:table-cell office:value-type="float" office:value="0.343876" calcext:value-type="float">
            <text:p>0.3438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2-01-01T00:00:00</text:p>
          </table:table-cell>
          <table:table-cell office:value-type="float" office:value="2364330.5" calcext:value-type="float">
            <text:p>2364330.5</text:p>
          </table:table-cell>
          <table:table-cell office:value-type="string" calcext:value-type="string">
            <text:p>1761-03-20T00:00:00</text:p>
          </table:table-cell>
          <table:table-cell office:value-type="float" office:value="2364330.5" calcext:value-type="float">
            <text:p>2364330.5</text:p>
          </table:table-cell>
          <table:table-cell office:value-type="float" office:value="-30315.101687" calcext:value-type="float">
            <text:p>-30315.101687</text:p>
          </table:table-cell>
          <table:table-cell office:value-type="float" office:value="0.101687" calcext:value-type="float">
            <text:p>0.1016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1-01-01T00:00:00</text:p>
          </table:table-cell>
          <table:table-cell office:value-type="float" office:value="2364696.5" calcext:value-type="float">
            <text:p>2364696.5</text:p>
          </table:table-cell>
          <table:table-cell office:value-type="string" calcext:value-type="string">
            <text:p>1762-03-20T00:00:00</text:p>
          </table:table-cell>
          <table:table-cell office:value-type="float" office:value="2364695.5" calcext:value-type="float">
            <text:p>2364695.5</text:p>
          </table:table-cell>
          <table:table-cell office:value-type="float" office:value="-29949.859498" calcext:value-type="float">
            <text:p>-29949.859498</text:p>
          </table:table-cell>
          <table:table-cell office:value-type="float" office:value="0.859498" calcext:value-type="float">
            <text:p>0.8594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0-01-01T00:00:00</text:p>
          </table:table-cell>
          <table:table-cell office:value-type="float" office:value="2365061.5" calcext:value-type="float">
            <text:p>2365061.5</text:p>
          </table:table-cell>
          <table:table-cell office:value-type="string" calcext:value-type="string">
            <text:p>1763-03-21T00:00:00</text:p>
          </table:table-cell>
          <table:table-cell office:value-type="float" office:value="2365061.5" calcext:value-type="float">
            <text:p>2365061.5</text:p>
          </table:table-cell>
          <table:table-cell office:value-type="float" office:value="-29584.617309" calcext:value-type="float">
            <text:p>-29584.617309</text:p>
          </table:table-cell>
          <table:table-cell office:value-type="float" office:value="0.617309" calcext:value-type="float">
            <text:p>0.617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9-01-01T00:00:00</text:p>
          </table:table-cell>
          <table:table-cell office:value-type="float" office:value="2365426.5" calcext:value-type="float">
            <text:p>2365426.5</text:p>
          </table:table-cell>
          <table:table-cell office:value-type="string" calcext:value-type="string">
            <text:p>1764-03-20T00:00:00</text:p>
          </table:table-cell>
          <table:table-cell office:value-type="float" office:value="2365426.5" calcext:value-type="float">
            <text:p>2365426.5</text:p>
          </table:table-cell>
          <table:table-cell office:value-type="float" office:value="-29219.37512" calcext:value-type="float">
            <text:p>-29219.37512</text:p>
          </table:table-cell>
          <table:table-cell office:value-type="float" office:value="0.37512" calcext:value-type="float">
            <text:p>0.375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8-01-01T00:00:00</text:p>
          </table:table-cell>
          <table:table-cell office:value-type="float" office:value="2365791.5" calcext:value-type="float">
            <text:p>2365791.5</text:p>
          </table:table-cell>
          <table:table-cell office:value-type="string" calcext:value-type="string">
            <text:p>1765-03-20T00:00:00</text:p>
          </table:table-cell>
          <table:table-cell office:value-type="float" office:value="2365791.5" calcext:value-type="float">
            <text:p>2365791.5</text:p>
          </table:table-cell>
          <table:table-cell office:value-type="float" office:value="-28854.132931" calcext:value-type="float">
            <text:p>-28854.132931</text:p>
          </table:table-cell>
          <table:table-cell office:value-type="float" office:value="0.132931" calcext:value-type="float">
            <text:p>0.1329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7-01-01T00:00:00</text:p>
          </table:table-cell>
          <table:table-cell office:value-type="float" office:value="2366157.5" calcext:value-type="float">
            <text:p>2366157.5</text:p>
          </table:table-cell>
          <table:table-cell office:value-type="string" calcext:value-type="string">
            <text:p>1766-03-20T00:00:00</text:p>
          </table:table-cell>
          <table:table-cell office:value-type="float" office:value="2366156.5" calcext:value-type="float">
            <text:p>2366156.5</text:p>
          </table:table-cell>
          <table:table-cell office:value-type="float" office:value="-28488.890742" calcext:value-type="float">
            <text:p>-28488.890742</text:p>
          </table:table-cell>
          <table:table-cell office:value-type="float" office:value="0.890742" calcext:value-type="float">
            <text:p>0.89074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6-01-01T00:00:00</text:p>
          </table:table-cell>
          <table:table-cell office:value-type="float" office:value="2366522.5" calcext:value-type="float">
            <text:p>2366522.5</text:p>
          </table:table-cell>
          <table:table-cell office:value-type="string" calcext:value-type="string">
            <text:p>1767-03-21T00:00:00</text:p>
          </table:table-cell>
          <table:table-cell office:value-type="float" office:value="2366522.5" calcext:value-type="float">
            <text:p>2366522.5</text:p>
          </table:table-cell>
          <table:table-cell office:value-type="float" office:value="-28123.648553" calcext:value-type="float">
            <text:p>-28123.648553</text:p>
          </table:table-cell>
          <table:table-cell office:value-type="float" office:value="0.648553" calcext:value-type="float">
            <text:p>0.6485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5-01-01T00:00:00</text:p>
          </table:table-cell>
          <table:table-cell office:value-type="float" office:value="2366887.5" calcext:value-type="float">
            <text:p>2366887.5</text:p>
          </table:table-cell>
          <table:table-cell office:value-type="string" calcext:value-type="string">
            <text:p>1768-03-20T00:00:00</text:p>
          </table:table-cell>
          <table:table-cell office:value-type="float" office:value="2366887.5" calcext:value-type="float">
            <text:p>2366887.5</text:p>
          </table:table-cell>
          <table:table-cell office:value-type="float" office:value="-27758.406364" calcext:value-type="float">
            <text:p>-27758.406364</text:p>
          </table:table-cell>
          <table:table-cell office:value-type="float" office:value="0.406364" calcext:value-type="float">
            <text:p>0.406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4-01-01T00:00:00</text:p>
          </table:table-cell>
          <table:table-cell office:value-type="float" office:value="2367252.5" calcext:value-type="float">
            <text:p>2367252.5</text:p>
          </table:table-cell>
          <table:table-cell office:value-type="string" calcext:value-type="string">
            <text:p>1769-03-20T00:00:00</text:p>
          </table:table-cell>
          <table:table-cell office:value-type="float" office:value="2367252.5" calcext:value-type="float">
            <text:p>2367252.5</text:p>
          </table:table-cell>
          <table:table-cell office:value-type="float" office:value="-27393.164175" calcext:value-type="float">
            <text:p>-27393.164175</text:p>
          </table:table-cell>
          <table:table-cell office:value-type="float" office:value="0.164175" calcext:value-type="float">
            <text:p>0.1641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3-01-01T00:00:00</text:p>
          </table:table-cell>
          <table:table-cell office:value-type="float" office:value="2367618.5" calcext:value-type="float">
            <text:p>2367618.5</text:p>
          </table:table-cell>
          <table:table-cell office:value-type="string" calcext:value-type="string">
            <text:p>1770-03-20T00:00:00</text:p>
          </table:table-cell>
          <table:table-cell office:value-type="float" office:value="2367617.5" calcext:value-type="float">
            <text:p>2367617.5</text:p>
          </table:table-cell>
          <table:table-cell office:value-type="float" office:value="-27027.921986" calcext:value-type="float">
            <text:p>-27027.921986</text:p>
          </table:table-cell>
          <table:table-cell office:value-type="float" office:value="0.921986" calcext:value-type="float">
            <text:p>0.92198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2-01-01T00:00:00</text:p>
          </table:table-cell>
          <table:table-cell office:value-type="float" office:value="2367983.5" calcext:value-type="float">
            <text:p>2367983.5</text:p>
          </table:table-cell>
          <table:table-cell office:value-type="string" calcext:value-type="string">
            <text:p>1771-03-21T00:00:00</text:p>
          </table:table-cell>
          <table:table-cell office:value-type="float" office:value="2367983.5" calcext:value-type="float">
            <text:p>2367983.5</text:p>
          </table:table-cell>
          <table:table-cell office:value-type="float" office:value="-26662.679797" calcext:value-type="float">
            <text:p>-26662.679797</text:p>
          </table:table-cell>
          <table:table-cell office:value-type="float" office:value="0.679797" calcext:value-type="float">
            <text:p>0.679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1-01-01T00:00:00</text:p>
          </table:table-cell>
          <table:table-cell office:value-type="float" office:value="2368348.5" calcext:value-type="float">
            <text:p>2368348.5</text:p>
          </table:table-cell>
          <table:table-cell office:value-type="string" calcext:value-type="string">
            <text:p>1772-03-20T00:00:00</text:p>
          </table:table-cell>
          <table:table-cell office:value-type="float" office:value="2368348.5" calcext:value-type="float">
            <text:p>2368348.5</text:p>
          </table:table-cell>
          <table:table-cell office:value-type="float" office:value="-26297.437608" calcext:value-type="float">
            <text:p>-26297.437608</text:p>
          </table:table-cell>
          <table:table-cell office:value-type="float" office:value="0.437608" calcext:value-type="float">
            <text:p>0.4376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0-01-01T00:00:00</text:p>
          </table:table-cell>
          <table:table-cell office:value-type="float" office:value="2368713.5" calcext:value-type="float">
            <text:p>2368713.5</text:p>
          </table:table-cell>
          <table:table-cell office:value-type="string" calcext:value-type="string">
            <text:p>1773-03-20T00:00:00</text:p>
          </table:table-cell>
          <table:table-cell office:value-type="float" office:value="2368713.5" calcext:value-type="float">
            <text:p>2368713.5</text:p>
          </table:table-cell>
          <table:table-cell office:value-type="float" office:value="-25932.195419" calcext:value-type="float">
            <text:p>-25932.195419</text:p>
          </table:table-cell>
          <table:table-cell office:value-type="float" office:value="0.195419" calcext:value-type="float">
            <text:p>0.1954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9-01-01T00:00:00</text:p>
          </table:table-cell>
          <table:table-cell office:value-type="float" office:value="2369079.5" calcext:value-type="float">
            <text:p>2369079.5</text:p>
          </table:table-cell>
          <table:table-cell office:value-type="string" calcext:value-type="string">
            <text:p>1774-03-20T00:00:00</text:p>
          </table:table-cell>
          <table:table-cell office:value-type="float" office:value="2369078.5" calcext:value-type="float">
            <text:p>2369078.5</text:p>
          </table:table-cell>
          <table:table-cell office:value-type="float" office:value="-25566.95323" calcext:value-type="float">
            <text:p>-25566.95323</text:p>
          </table:table-cell>
          <table:table-cell office:value-type="float" office:value="0.95323" calcext:value-type="float">
            <text:p>0.9532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8-01-01T00:00:00</text:p>
          </table:table-cell>
          <table:table-cell office:value-type="float" office:value="2369444.5" calcext:value-type="float">
            <text:p>2369444.5</text:p>
          </table:table-cell>
          <table:table-cell office:value-type="string" calcext:value-type="string">
            <text:p>1775-03-21T00:00:00</text:p>
          </table:table-cell>
          <table:table-cell office:value-type="float" office:value="2369444.5" calcext:value-type="float">
            <text:p>2369444.5</text:p>
          </table:table-cell>
          <table:table-cell office:value-type="float" office:value="-25201.711041" calcext:value-type="float">
            <text:p>-25201.711041</text:p>
          </table:table-cell>
          <table:table-cell office:value-type="float" office:value="0.711041" calcext:value-type="float">
            <text:p>0.7110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7-01-01T00:00:00</text:p>
          </table:table-cell>
          <table:table-cell office:value-type="float" office:value="2369809.5" calcext:value-type="float">
            <text:p>2369809.5</text:p>
          </table:table-cell>
          <table:table-cell office:value-type="string" calcext:value-type="string">
            <text:p>1776-03-20T00:00:00</text:p>
          </table:table-cell>
          <table:table-cell office:value-type="float" office:value="2369809.5" calcext:value-type="float">
            <text:p>2369809.5</text:p>
          </table:table-cell>
          <table:table-cell office:value-type="float" office:value="-24836.468852" calcext:value-type="float">
            <text:p>-24836.468852</text:p>
          </table:table-cell>
          <table:table-cell office:value-type="float" office:value="0.468852" calcext:value-type="float">
            <text:p>0.4688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6-01-01T00:00:00</text:p>
          </table:table-cell>
          <table:table-cell office:value-type="float" office:value="2370174.5" calcext:value-type="float">
            <text:p>2370174.5</text:p>
          </table:table-cell>
          <table:table-cell office:value-type="string" calcext:value-type="string">
            <text:p>1777-03-20T00:00:00</text:p>
          </table:table-cell>
          <table:table-cell office:value-type="float" office:value="2370174.5" calcext:value-type="float">
            <text:p>2370174.5</text:p>
          </table:table-cell>
          <table:table-cell office:value-type="float" office:value="-24471.226663" calcext:value-type="float">
            <text:p>-24471.226663</text:p>
          </table:table-cell>
          <table:table-cell office:value-type="float" office:value="0.226663" calcext:value-type="float">
            <text:p>0.2266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5-01-01T00:00:00</text:p>
          </table:table-cell>
          <table:table-cell office:value-type="float" office:value="2370540.5" calcext:value-type="float">
            <text:p>2370540.5</text:p>
          </table:table-cell>
          <table:table-cell office:value-type="string" calcext:value-type="string">
            <text:p>1778-03-20T00:00:00</text:p>
          </table:table-cell>
          <table:table-cell office:value-type="float" office:value="2370539.5" calcext:value-type="float">
            <text:p>2370539.5</text:p>
          </table:table-cell>
          <table:table-cell office:value-type="float" office:value="-24105.984474" calcext:value-type="float">
            <text:p>-24105.984474</text:p>
          </table:table-cell>
          <table:table-cell office:value-type="float" office:value="0.984474" calcext:value-type="float">
            <text:p>0.98447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4-01-01T00:00:00</text:p>
          </table:table-cell>
          <table:table-cell office:value-type="float" office:value="2370905.5" calcext:value-type="float">
            <text:p>2370905.5</text:p>
          </table:table-cell>
          <table:table-cell office:value-type="string" calcext:value-type="string">
            <text:p>1779-03-21T00:00:00</text:p>
          </table:table-cell>
          <table:table-cell office:value-type="float" office:value="2370905.5" calcext:value-type="float">
            <text:p>2370905.5</text:p>
          </table:table-cell>
          <table:table-cell office:value-type="float" office:value="-23740.742285" calcext:value-type="float">
            <text:p>-23740.742285</text:p>
          </table:table-cell>
          <table:table-cell office:value-type="float" office:value="0.742285" calcext:value-type="float">
            <text:p>0.7422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3-01-01T00:00:00</text:p>
          </table:table-cell>
          <table:table-cell office:value-type="float" office:value="2371270.5" calcext:value-type="float">
            <text:p>2371270.5</text:p>
          </table:table-cell>
          <table:table-cell office:value-type="string" calcext:value-type="string">
            <text:p>1780-03-20T00:00:00</text:p>
          </table:table-cell>
          <table:table-cell office:value-type="float" office:value="2371270.5" calcext:value-type="float">
            <text:p>2371270.5</text:p>
          </table:table-cell>
          <table:table-cell office:value-type="float" office:value="-23375.500096" calcext:value-type="float">
            <text:p>-23375.500096</text:p>
          </table:table-cell>
          <table:table-cell office:value-type="float" office:value="0.500096" calcext:value-type="float">
            <text:p>0.500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2-01-01T00:00:00</text:p>
          </table:table-cell>
          <table:table-cell office:value-type="float" office:value="2371635.5" calcext:value-type="float">
            <text:p>2371635.5</text:p>
          </table:table-cell>
          <table:table-cell office:value-type="string" calcext:value-type="string">
            <text:p>1781-03-20T00:00:00</text:p>
          </table:table-cell>
          <table:table-cell office:value-type="float" office:value="2371635.5" calcext:value-type="float">
            <text:p>2371635.5</text:p>
          </table:table-cell>
          <table:table-cell office:value-type="float" office:value="-23010.257907" calcext:value-type="float">
            <text:p>-23010.257907</text:p>
          </table:table-cell>
          <table:table-cell office:value-type="float" office:value="0.257907" calcext:value-type="float">
            <text:p>0.2579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1-01-01T00:00:00</text:p>
          </table:table-cell>
          <table:table-cell office:value-type="float" office:value="2372000.5" calcext:value-type="float">
            <text:p>2372000.5</text:p>
          </table:table-cell>
          <table:table-cell office:value-type="string" calcext:value-type="string">
            <text:p>1782-03-20T00:00:00</text:p>
          </table:table-cell>
          <table:table-cell office:value-type="float" office:value="2372000.5" calcext:value-type="float">
            <text:p>2372000.5</text:p>
          </table:table-cell>
          <table:table-cell office:value-type="float" office:value="-22645.015718" calcext:value-type="float">
            <text:p>-22645.015718</text:p>
          </table:table-cell>
          <table:table-cell office:value-type="float" office:value="0.015718" calcext:value-type="float">
            <text:p>0.015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0-01-01T00:00:00</text:p>
          </table:table-cell>
          <table:table-cell office:value-type="float" office:value="2372366.5" calcext:value-type="float">
            <text:p>2372366.5</text:p>
          </table:table-cell>
          <table:table-cell office:value-type="string" calcext:value-type="string">
            <text:p>1783-03-21T00:00:00</text:p>
          </table:table-cell>
          <table:table-cell office:value-type="float" office:value="2372366.5" calcext:value-type="float">
            <text:p>2372366.5</text:p>
          </table:table-cell>
          <table:table-cell office:value-type="float" office:value="-22279.773529" calcext:value-type="float">
            <text:p>-22279.773529</text:p>
          </table:table-cell>
          <table:table-cell office:value-type="float" office:value="0.773529" calcext:value-type="float">
            <text:p>0.7735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9-01-01T00:00:00</text:p>
          </table:table-cell>
          <table:table-cell office:value-type="float" office:value="2372731.5" calcext:value-type="float">
            <text:p>2372731.5</text:p>
          </table:table-cell>
          <table:table-cell office:value-type="string" calcext:value-type="string">
            <text:p>1784-03-20T00:00:00</text:p>
          </table:table-cell>
          <table:table-cell office:value-type="float" office:value="2372731.5" calcext:value-type="float">
            <text:p>2372731.5</text:p>
          </table:table-cell>
          <table:table-cell office:value-type="float" office:value="-21914.53134" calcext:value-type="float">
            <text:p>-21914.53134</text:p>
          </table:table-cell>
          <table:table-cell office:value-type="float" office:value="0.53134" calcext:value-type="float">
            <text:p>0.53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8-01-01T00:00:00</text:p>
          </table:table-cell>
          <table:table-cell office:value-type="float" office:value="2373096.5" calcext:value-type="float">
            <text:p>2373096.5</text:p>
          </table:table-cell>
          <table:table-cell office:value-type="string" calcext:value-type="string">
            <text:p>1785-03-20T00:00:00</text:p>
          </table:table-cell>
          <table:table-cell office:value-type="float" office:value="2373096.5" calcext:value-type="float">
            <text:p>2373096.5</text:p>
          </table:table-cell>
          <table:table-cell office:value-type="float" office:value="-21549.289151" calcext:value-type="float">
            <text:p>-21549.289151</text:p>
          </table:table-cell>
          <table:table-cell office:value-type="float" office:value="0.289151" calcext:value-type="float">
            <text:p>0.2891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7-01-01T00:00:00</text:p>
          </table:table-cell>
          <table:table-cell office:value-type="float" office:value="2373461.5" calcext:value-type="float">
            <text:p>2373461.5</text:p>
          </table:table-cell>
          <table:table-cell office:value-type="string" calcext:value-type="string">
            <text:p>1786-03-20T00:00:00</text:p>
          </table:table-cell>
          <table:table-cell office:value-type="float" office:value="2373461.5" calcext:value-type="float">
            <text:p>2373461.5</text:p>
          </table:table-cell>
          <table:table-cell office:value-type="float" office:value="-21184.046962" calcext:value-type="float">
            <text:p>-21184.046962</text:p>
          </table:table-cell>
          <table:table-cell office:value-type="float" office:value="0.046962" calcext:value-type="float">
            <text:p>0.046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6-01-01T00:00:00</text:p>
          </table:table-cell>
          <table:table-cell office:value-type="float" office:value="2373827.5" calcext:value-type="float">
            <text:p>2373827.5</text:p>
          </table:table-cell>
          <table:table-cell office:value-type="string" calcext:value-type="string">
            <text:p>1787-03-21T00:00:00</text:p>
          </table:table-cell>
          <table:table-cell office:value-type="float" office:value="2373827.5" calcext:value-type="float">
            <text:p>2373827.5</text:p>
          </table:table-cell>
          <table:table-cell office:value-type="float" office:value="-20818.804773" calcext:value-type="float">
            <text:p>-20818.804773</text:p>
          </table:table-cell>
          <table:table-cell office:value-type="float" office:value="0.804773" calcext:value-type="float">
            <text:p>0.804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5-01-01T00:00:00</text:p>
          </table:table-cell>
          <table:table-cell office:value-type="float" office:value="2374192.5" calcext:value-type="float">
            <text:p>2374192.5</text:p>
          </table:table-cell>
          <table:table-cell office:value-type="string" calcext:value-type="string">
            <text:p>1788-03-20T00:00:00</text:p>
          </table:table-cell>
          <table:table-cell office:value-type="float" office:value="2374192.5" calcext:value-type="float">
            <text:p>2374192.5</text:p>
          </table:table-cell>
          <table:table-cell office:value-type="float" office:value="-20453.562584" calcext:value-type="float">
            <text:p>-20453.562584</text:p>
          </table:table-cell>
          <table:table-cell office:value-type="float" office:value="0.562584" calcext:value-type="float">
            <text:p>0.5625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4-01-01T00:00:00</text:p>
          </table:table-cell>
          <table:table-cell office:value-type="float" office:value="2374557.5" calcext:value-type="float">
            <text:p>2374557.5</text:p>
          </table:table-cell>
          <table:table-cell office:value-type="string" calcext:value-type="string">
            <text:p>1789-03-20T00:00:00</text:p>
          </table:table-cell>
          <table:table-cell office:value-type="float" office:value="2374557.5" calcext:value-type="float">
            <text:p>2374557.5</text:p>
          </table:table-cell>
          <table:table-cell office:value-type="float" office:value="-20088.320395" calcext:value-type="float">
            <text:p>-20088.320395</text:p>
          </table:table-cell>
          <table:table-cell office:value-type="float" office:value="0.320395" calcext:value-type="float">
            <text:p>0.3203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3-01-01T00:00:00</text:p>
          </table:table-cell>
          <table:table-cell office:value-type="float" office:value="2374922.5" calcext:value-type="float">
            <text:p>2374922.5</text:p>
          </table:table-cell>
          <table:table-cell office:value-type="string" calcext:value-type="string">
            <text:p>1790-03-20T00:00:00</text:p>
          </table:table-cell>
          <table:table-cell office:value-type="float" office:value="2374922.5" calcext:value-type="float">
            <text:p>2374922.5</text:p>
          </table:table-cell>
          <table:table-cell office:value-type="float" office:value="-19723.078206" calcext:value-type="float">
            <text:p>-19723.078206</text:p>
          </table:table-cell>
          <table:table-cell office:value-type="float" office:value="0.078206" calcext:value-type="float">
            <text:p>0.0782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2-01-01T00:00:00</text:p>
          </table:table-cell>
          <table:table-cell office:value-type="float" office:value="2375288.5" calcext:value-type="float">
            <text:p>2375288.5</text:p>
          </table:table-cell>
          <table:table-cell office:value-type="string" calcext:value-type="string">
            <text:p>1791-03-21T00:00:00</text:p>
          </table:table-cell>
          <table:table-cell office:value-type="float" office:value="2375288.5" calcext:value-type="float">
            <text:p>2375288.5</text:p>
          </table:table-cell>
          <table:table-cell office:value-type="float" office:value="-19357.836017" calcext:value-type="float">
            <text:p>-19357.836017</text:p>
          </table:table-cell>
          <table:table-cell office:value-type="float" office:value="0.836017" calcext:value-type="float">
            <text:p>0.836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1-01-01T00:00:00</text:p>
          </table:table-cell>
          <table:table-cell office:value-type="float" office:value="2375653.5" calcext:value-type="float">
            <text:p>2375653.5</text:p>
          </table:table-cell>
          <table:table-cell office:value-type="string" calcext:value-type="string">
            <text:p>1792-03-20T00:00:00</text:p>
          </table:table-cell>
          <table:table-cell office:value-type="float" office:value="2375653.5" calcext:value-type="float">
            <text:p>2375653.5</text:p>
          </table:table-cell>
          <table:table-cell office:value-type="float" office:value="-18992.593828" calcext:value-type="float">
            <text:p>-18992.593828</text:p>
          </table:table-cell>
          <table:table-cell office:value-type="float" office:value="0.593828" calcext:value-type="float">
            <text:p>0.5938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0-01-01T00:00:00</text:p>
          </table:table-cell>
          <table:table-cell office:value-type="float" office:value="2376018.5" calcext:value-type="float">
            <text:p>2376018.5</text:p>
          </table:table-cell>
          <table:table-cell office:value-type="string" calcext:value-type="string">
            <text:p>1793-03-20T00:00:00</text:p>
          </table:table-cell>
          <table:table-cell office:value-type="float" office:value="2376018.5" calcext:value-type="float">
            <text:p>2376018.5</text:p>
          </table:table-cell>
          <table:table-cell office:value-type="float" office:value="-18627.351639" calcext:value-type="float">
            <text:p>-18627.351639</text:p>
          </table:table-cell>
          <table:table-cell office:value-type="float" office:value="0.351639" calcext:value-type="float">
            <text:p>0.3516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9-01-01T00:00:00</text:p>
          </table:table-cell>
          <table:table-cell office:value-type="float" office:value="2376383.5" calcext:value-type="float">
            <text:p>2376383.5</text:p>
          </table:table-cell>
          <table:table-cell office:value-type="string" calcext:value-type="string">
            <text:p>1794-03-20T00:00:00</text:p>
          </table:table-cell>
          <table:table-cell office:value-type="float" office:value="2376383.5" calcext:value-type="float">
            <text:p>2376383.5</text:p>
          </table:table-cell>
          <table:table-cell office:value-type="float" office:value="-18262.10945" calcext:value-type="float">
            <text:p>-18262.10945</text:p>
          </table:table-cell>
          <table:table-cell office:value-type="float" office:value="0.10945" calcext:value-type="float">
            <text:p>0.109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8-01-01T00:00:00</text:p>
          </table:table-cell>
          <table:table-cell office:value-type="float" office:value="2376749.5" calcext:value-type="float">
            <text:p>2376749.5</text:p>
          </table:table-cell>
          <table:table-cell office:value-type="string" calcext:value-type="string">
            <text:p>1795-03-20T00:00:00</text:p>
          </table:table-cell>
          <table:table-cell office:value-type="float" office:value="2376748.5" calcext:value-type="float">
            <text:p>2376748.5</text:p>
          </table:table-cell>
          <table:table-cell office:value-type="float" office:value="-17896.867261" calcext:value-type="float">
            <text:p>-17896.867261</text:p>
          </table:table-cell>
          <table:table-cell office:value-type="float" office:value="0.867261" calcext:value-type="float">
            <text:p>0.8672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7-01-01T00:00:00</text:p>
          </table:table-cell>
          <table:table-cell office:value-type="float" office:value="2377114.5" calcext:value-type="float">
            <text:p>2377114.5</text:p>
          </table:table-cell>
          <table:table-cell office:value-type="string" calcext:value-type="string">
            <text:p>1796-03-20T00:00:00</text:p>
          </table:table-cell>
          <table:table-cell office:value-type="float" office:value="2377114.5" calcext:value-type="float">
            <text:p>2377114.5</text:p>
          </table:table-cell>
          <table:table-cell office:value-type="float" office:value="-17531.625072" calcext:value-type="float">
            <text:p>-17531.625072</text:p>
          </table:table-cell>
          <table:table-cell office:value-type="float" office:value="0.625072" calcext:value-type="float">
            <text:p>0.6250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6-01-01T00:00:00</text:p>
          </table:table-cell>
          <table:table-cell office:value-type="float" office:value="2377479.5" calcext:value-type="float">
            <text:p>2377479.5</text:p>
          </table:table-cell>
          <table:table-cell office:value-type="string" calcext:value-type="string">
            <text:p>1797-03-20T00:00:00</text:p>
          </table:table-cell>
          <table:table-cell office:value-type="float" office:value="2377479.5" calcext:value-type="float">
            <text:p>2377479.5</text:p>
          </table:table-cell>
          <table:table-cell office:value-type="float" office:value="-17166.382883" calcext:value-type="float">
            <text:p>-17166.382883</text:p>
          </table:table-cell>
          <table:table-cell office:value-type="float" office:value="0.382883" calcext:value-type="float">
            <text:p>0.3828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5-01-01T00:00:00</text:p>
          </table:table-cell>
          <table:table-cell office:value-type="float" office:value="2377844.5" calcext:value-type="float">
            <text:p>2377844.5</text:p>
          </table:table-cell>
          <table:table-cell office:value-type="string" calcext:value-type="string">
            <text:p>1798-03-20T00:00:00</text:p>
          </table:table-cell>
          <table:table-cell office:value-type="float" office:value="2377844.5" calcext:value-type="float">
            <text:p>2377844.5</text:p>
          </table:table-cell>
          <table:table-cell office:value-type="float" office:value="-16801.140694" calcext:value-type="float">
            <text:p>-16801.140694</text:p>
          </table:table-cell>
          <table:table-cell office:value-type="float" office:value="0.140694" calcext:value-type="float">
            <text:p>0.1406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4-01-01T00:00:00</text:p>
          </table:table-cell>
          <table:table-cell office:value-type="float" office:value="2378210.5" calcext:value-type="float">
            <text:p>2378210.5</text:p>
          </table:table-cell>
          <table:table-cell office:value-type="string" calcext:value-type="string">
            <text:p>1799-03-20T00:00:00</text:p>
          </table:table-cell>
          <table:table-cell office:value-type="float" office:value="2378209.5" calcext:value-type="float">
            <text:p>2378209.5</text:p>
          </table:table-cell>
          <table:table-cell office:value-type="float" office:value="-16435.898505" calcext:value-type="float">
            <text:p>-16435.898505</text:p>
          </table:table-cell>
          <table:table-cell office:value-type="float" office:value="0.898505" calcext:value-type="float">
            <text:p>0.89850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3-01-01T00:00:00</text:p>
          </table:table-cell>
          <table:table-cell office:value-type="float" office:value="2378575.5" calcext:value-type="float">
            <text:p>2378575.5</text:p>
          </table:table-cell>
          <table:table-cell office:value-type="string" calcext:value-type="string">
            <text:p>1800-03-21T00:00:00</text:p>
          </table:table-cell>
          <table:table-cell office:value-type="float" office:value="2378575.5" calcext:value-type="float">
            <text:p>2378575.5</text:p>
          </table:table-cell>
          <table:table-cell office:value-type="float" office:value="-16070.656316" calcext:value-type="float">
            <text:p>-16070.656316</text:p>
          </table:table-cell>
          <table:table-cell office:value-type="float" office:value="0.656316" calcext:value-type="float">
            <text:p>0.6563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2-01-01T00:00:00</text:p>
          </table:table-cell>
          <table:table-cell office:value-type="float" office:value="2378940.5" calcext:value-type="float">
            <text:p>2378940.5</text:p>
          </table:table-cell>
          <table:table-cell office:value-type="string" calcext:value-type="string">
            <text:p>1801-03-21T00:00:00</text:p>
          </table:table-cell>
          <table:table-cell office:value-type="float" office:value="2378940.5" calcext:value-type="float">
            <text:p>2378940.5</text:p>
          </table:table-cell>
          <table:table-cell office:value-type="float" office:value="-15705.414127" calcext:value-type="float">
            <text:p>-15705.414127</text:p>
          </table:table-cell>
          <table:table-cell office:value-type="float" office:value="0.414127" calcext:value-type="float">
            <text:p>0.4141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1-01-01T00:00:00</text:p>
          </table:table-cell>
          <table:table-cell office:value-type="float" office:value="2379305.5" calcext:value-type="float">
            <text:p>2379305.5</text:p>
          </table:table-cell>
          <table:table-cell office:value-type="string" calcext:value-type="string">
            <text:p>1802-03-21T00:00:00</text:p>
          </table:table-cell>
          <table:table-cell office:value-type="float" office:value="2379305.5" calcext:value-type="float">
            <text:p>2379305.5</text:p>
          </table:table-cell>
          <table:table-cell office:value-type="float" office:value="-15340.171938" calcext:value-type="float">
            <text:p>-15340.171938</text:p>
          </table:table-cell>
          <table:table-cell office:value-type="float" office:value="0.171938" calcext:value-type="float">
            <text:p>0.1719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0-01-01T00:00:00</text:p>
          </table:table-cell>
          <table:table-cell office:value-type="float" office:value="2379671.5" calcext:value-type="float">
            <text:p>2379671.5</text:p>
          </table:table-cell>
          <table:table-cell office:value-type="string" calcext:value-type="string">
            <text:p>1803-03-21T00:00:00</text:p>
          </table:table-cell>
          <table:table-cell office:value-type="float" office:value="2379670.5" calcext:value-type="float">
            <text:p>2379670.5</text:p>
          </table:table-cell>
          <table:table-cell office:value-type="float" office:value="-14974.929749" calcext:value-type="float">
            <text:p>-14974.929749</text:p>
          </table:table-cell>
          <table:table-cell office:value-type="float" office:value="0.929749" calcext:value-type="float">
            <text:p>0.92974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9-01-01T00:00:00</text:p>
          </table:table-cell>
          <table:table-cell office:value-type="float" office:value="2380036.5" calcext:value-type="float">
            <text:p>2380036.5</text:p>
          </table:table-cell>
          <table:table-cell office:value-type="string" calcext:value-type="string">
            <text:p>1804-03-21T00:00:00</text:p>
          </table:table-cell>
          <table:table-cell office:value-type="float" office:value="2380036.5" calcext:value-type="float">
            <text:p>2380036.5</text:p>
          </table:table-cell>
          <table:table-cell office:value-type="float" office:value="-14609.68756" calcext:value-type="float">
            <text:p>-14609.68756</text:p>
          </table:table-cell>
          <table:table-cell office:value-type="float" office:value="0.68756" calcext:value-type="float">
            <text:p>0.68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8-01-01T00:00:00</text:p>
          </table:table-cell>
          <table:table-cell office:value-type="float" office:value="2380401.5" calcext:value-type="float">
            <text:p>2380401.5</text:p>
          </table:table-cell>
          <table:table-cell office:value-type="string" calcext:value-type="string">
            <text:p>1805-03-21T00:00:00</text:p>
          </table:table-cell>
          <table:table-cell office:value-type="float" office:value="2380401.5" calcext:value-type="float">
            <text:p>2380401.5</text:p>
          </table:table-cell>
          <table:table-cell office:value-type="float" office:value="-14244.445371" calcext:value-type="float">
            <text:p>-14244.445371</text:p>
          </table:table-cell>
          <table:table-cell office:value-type="float" office:value="0.445371" calcext:value-type="float">
            <text:p>0.445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7-01-01T00:00:00</text:p>
          </table:table-cell>
          <table:table-cell office:value-type="float" office:value="2380766.5" calcext:value-type="float">
            <text:p>2380766.5</text:p>
          </table:table-cell>
          <table:table-cell office:value-type="string" calcext:value-type="string">
            <text:p>1806-03-21T00:00:00</text:p>
          </table:table-cell>
          <table:table-cell office:value-type="float" office:value="2380766.5" calcext:value-type="float">
            <text:p>2380766.5</text:p>
          </table:table-cell>
          <table:table-cell office:value-type="float" office:value="-13879.203182" calcext:value-type="float">
            <text:p>-13879.203182</text:p>
          </table:table-cell>
          <table:table-cell office:value-type="float" office:value="0.203182" calcext:value-type="float">
            <text:p>0.2031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6-01-01T00:00:00</text:p>
          </table:table-cell>
          <table:table-cell office:value-type="float" office:value="2381132.5" calcext:value-type="float">
            <text:p>2381132.5</text:p>
          </table:table-cell>
          <table:table-cell office:value-type="string" calcext:value-type="string">
            <text:p>1807-03-21T00:00:00</text:p>
          </table:table-cell>
          <table:table-cell office:value-type="float" office:value="2381131.5" calcext:value-type="float">
            <text:p>2381131.5</text:p>
          </table:table-cell>
          <table:table-cell office:value-type="float" office:value="-13513.960993" calcext:value-type="float">
            <text:p>-13513.960993</text:p>
          </table:table-cell>
          <table:table-cell office:value-type="float" office:value="0.960993" calcext:value-type="float">
            <text:p>0.9609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5-01-01T00:00:00</text:p>
          </table:table-cell>
          <table:table-cell office:value-type="float" office:value="2381497.5" calcext:value-type="float">
            <text:p>2381497.5</text:p>
          </table:table-cell>
          <table:table-cell office:value-type="string" calcext:value-type="string">
            <text:p>1808-03-21T00:00:00</text:p>
          </table:table-cell>
          <table:table-cell office:value-type="float" office:value="2381497.5" calcext:value-type="float">
            <text:p>2381497.5</text:p>
          </table:table-cell>
          <table:table-cell office:value-type="float" office:value="-13148.718804" calcext:value-type="float">
            <text:p>-13148.718804</text:p>
          </table:table-cell>
          <table:table-cell office:value-type="float" office:value="0.718804" calcext:value-type="float">
            <text:p>0.7188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4-01-01T00:00:00</text:p>
          </table:table-cell>
          <table:table-cell office:value-type="float" office:value="2381862.5" calcext:value-type="float">
            <text:p>2381862.5</text:p>
          </table:table-cell>
          <table:table-cell office:value-type="string" calcext:value-type="string">
            <text:p>1809-03-21T00:00:00</text:p>
          </table:table-cell>
          <table:table-cell office:value-type="float" office:value="2381862.5" calcext:value-type="float">
            <text:p>2381862.5</text:p>
          </table:table-cell>
          <table:table-cell office:value-type="float" office:value="-12783.476615" calcext:value-type="float">
            <text:p>-12783.476615</text:p>
          </table:table-cell>
          <table:table-cell office:value-type="float" office:value="0.476615" calcext:value-type="float">
            <text:p>0.476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3-01-01T00:00:00</text:p>
          </table:table-cell>
          <table:table-cell office:value-type="float" office:value="2382227.5" calcext:value-type="float">
            <text:p>2382227.5</text:p>
          </table:table-cell>
          <table:table-cell office:value-type="string" calcext:value-type="string">
            <text:p>1810-03-21T00:00:00</text:p>
          </table:table-cell>
          <table:table-cell office:value-type="float" office:value="2382227.5" calcext:value-type="float">
            <text:p>2382227.5</text:p>
          </table:table-cell>
          <table:table-cell office:value-type="float" office:value="-12418.234426" calcext:value-type="float">
            <text:p>-12418.234426</text:p>
          </table:table-cell>
          <table:table-cell office:value-type="float" office:value="0.234426" calcext:value-type="float">
            <text:p>0.2344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2-01-01T00:00:00</text:p>
          </table:table-cell>
          <table:table-cell office:value-type="float" office:value="2382593.5" calcext:value-type="float">
            <text:p>2382593.5</text:p>
          </table:table-cell>
          <table:table-cell office:value-type="string" calcext:value-type="string">
            <text:p>1811-03-21T00:00:00</text:p>
          </table:table-cell>
          <table:table-cell office:value-type="float" office:value="2382592.5" calcext:value-type="float">
            <text:p>2382592.5</text:p>
          </table:table-cell>
          <table:table-cell office:value-type="float" office:value="-12052.992237" calcext:value-type="float">
            <text:p>-12052.992237</text:p>
          </table:table-cell>
          <table:table-cell office:value-type="float" office:value="0.992237" calcext:value-type="float">
            <text:p>0.99223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1-01-01T00:00:00</text:p>
          </table:table-cell>
          <table:table-cell office:value-type="float" office:value="2382958.5" calcext:value-type="float">
            <text:p>2382958.5</text:p>
          </table:table-cell>
          <table:table-cell office:value-type="string" calcext:value-type="string">
            <text:p>1812-03-21T00:00:00</text:p>
          </table:table-cell>
          <table:table-cell office:value-type="float" office:value="2382958.5" calcext:value-type="float">
            <text:p>2382958.5</text:p>
          </table:table-cell>
          <table:table-cell office:value-type="float" office:value="-11687.750048" calcext:value-type="float">
            <text:p>-11687.750048</text:p>
          </table:table-cell>
          <table:table-cell office:value-type="float" office:value="0.750048" calcext:value-type="float">
            <text:p>0.7500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0-01-01T00:00:00</text:p>
          </table:table-cell>
          <table:table-cell office:value-type="float" office:value="2383323.5" calcext:value-type="float">
            <text:p>2383323.5</text:p>
          </table:table-cell>
          <table:table-cell office:value-type="string" calcext:value-type="string">
            <text:p>1813-03-21T00:00:00</text:p>
          </table:table-cell>
          <table:table-cell office:value-type="float" office:value="2383323.5" calcext:value-type="float">
            <text:p>2383323.5</text:p>
          </table:table-cell>
          <table:table-cell office:value-type="float" office:value="-11322.507859" calcext:value-type="float">
            <text:p>-11322.507859</text:p>
          </table:table-cell>
          <table:table-cell office:value-type="float" office:value="0.507859" calcext:value-type="float">
            <text:p>0.5078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9-01-01T00:00:00</text:p>
          </table:table-cell>
          <table:table-cell office:value-type="float" office:value="2383688.5" calcext:value-type="float">
            <text:p>2383688.5</text:p>
          </table:table-cell>
          <table:table-cell office:value-type="string" calcext:value-type="string">
            <text:p>1814-03-21T00:00:00</text:p>
          </table:table-cell>
          <table:table-cell office:value-type="float" office:value="2383688.5" calcext:value-type="float">
            <text:p>2383688.5</text:p>
          </table:table-cell>
          <table:table-cell office:value-type="float" office:value="-10957.26567" calcext:value-type="float">
            <text:p>-10957.26567</text:p>
          </table:table-cell>
          <table:table-cell office:value-type="float" office:value="0.26567" calcext:value-type="float">
            <text:p>0.26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8-01-01T00:00:00</text:p>
          </table:table-cell>
          <table:table-cell office:value-type="float" office:value="2384053.5" calcext:value-type="float">
            <text:p>2384053.5</text:p>
          </table:table-cell>
          <table:table-cell office:value-type="string" calcext:value-type="string">
            <text:p>1815-03-21T00:00:00</text:p>
          </table:table-cell>
          <table:table-cell office:value-type="float" office:value="2384053.5" calcext:value-type="float">
            <text:p>2384053.5</text:p>
          </table:table-cell>
          <table:table-cell office:value-type="float" office:value="-10592.023481" calcext:value-type="float">
            <text:p>-10592.023481</text:p>
          </table:table-cell>
          <table:table-cell office:value-type="float" office:value="0.023481" calcext:value-type="float">
            <text:p>0.023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7-01-01T00:00:00</text:p>
          </table:table-cell>
          <table:table-cell office:value-type="float" office:value="2384419.5" calcext:value-type="float">
            <text:p>2384419.5</text:p>
          </table:table-cell>
          <table:table-cell office:value-type="string" calcext:value-type="string">
            <text:p>1816-03-21T00:00:00</text:p>
          </table:table-cell>
          <table:table-cell office:value-type="float" office:value="2384419.5" calcext:value-type="float">
            <text:p>2384419.5</text:p>
          </table:table-cell>
          <table:table-cell office:value-type="float" office:value="-10226.781292" calcext:value-type="float">
            <text:p>-10226.781292</text:p>
          </table:table-cell>
          <table:table-cell office:value-type="float" office:value="0.781292" calcext:value-type="float">
            <text:p>0.781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6-01-01T00:00:00</text:p>
          </table:table-cell>
          <table:table-cell office:value-type="float" office:value="2384784.5" calcext:value-type="float">
            <text:p>2384784.5</text:p>
          </table:table-cell>
          <table:table-cell office:value-type="string" calcext:value-type="string">
            <text:p>1817-03-21T00:00:00</text:p>
          </table:table-cell>
          <table:table-cell office:value-type="float" office:value="2384784.5" calcext:value-type="float">
            <text:p>2384784.5</text:p>
          </table:table-cell>
          <table:table-cell office:value-type="float" office:value="-9861.539103" calcext:value-type="float">
            <text:p>-9861.539103</text:p>
          </table:table-cell>
          <table:table-cell office:value-type="float" office:value="0.539103" calcext:value-type="float">
            <text:p>0.5391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5-01-01T00:00:00</text:p>
          </table:table-cell>
          <table:table-cell office:value-type="float" office:value="2385149.5" calcext:value-type="float">
            <text:p>2385149.5</text:p>
          </table:table-cell>
          <table:table-cell office:value-type="string" calcext:value-type="string">
            <text:p>1818-03-21T00:00:00</text:p>
          </table:table-cell>
          <table:table-cell office:value-type="float" office:value="2385149.5" calcext:value-type="float">
            <text:p>2385149.5</text:p>
          </table:table-cell>
          <table:table-cell office:value-type="float" office:value="-9496.296914" calcext:value-type="float">
            <text:p>-9496.296914</text:p>
          </table:table-cell>
          <table:table-cell office:value-type="float" office:value="0.296914" calcext:value-type="float">
            <text:p>0.2969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4-01-01T00:00:00</text:p>
          </table:table-cell>
          <table:table-cell office:value-type="float" office:value="2385514.5" calcext:value-type="float">
            <text:p>2385514.5</text:p>
          </table:table-cell>
          <table:table-cell office:value-type="string" calcext:value-type="string">
            <text:p>1819-03-21T00:00:00</text:p>
          </table:table-cell>
          <table:table-cell office:value-type="float" office:value="2385514.5" calcext:value-type="float">
            <text:p>2385514.5</text:p>
          </table:table-cell>
          <table:table-cell office:value-type="float" office:value="-9131.054725" calcext:value-type="float">
            <text:p>-9131.054725</text:p>
          </table:table-cell>
          <table:table-cell office:value-type="float" office:value="0.054725" calcext:value-type="float">
            <text:p>0.054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3-01-01T00:00:00</text:p>
          </table:table-cell>
          <table:table-cell office:value-type="float" office:value="2385880.5" calcext:value-type="float">
            <text:p>2385880.5</text:p>
          </table:table-cell>
          <table:table-cell office:value-type="string" calcext:value-type="string">
            <text:p>1820-03-21T00:00:00</text:p>
          </table:table-cell>
          <table:table-cell office:value-type="float" office:value="2385880.5" calcext:value-type="float">
            <text:p>2385880.5</text:p>
          </table:table-cell>
          <table:table-cell office:value-type="float" office:value="-8765.812536" calcext:value-type="float">
            <text:p>-8765.812536</text:p>
          </table:table-cell>
          <table:table-cell office:value-type="float" office:value="0.812536" calcext:value-type="float">
            <text:p>0.812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2-01-01T00:00:00</text:p>
          </table:table-cell>
          <table:table-cell office:value-type="float" office:value="2386245.5" calcext:value-type="float">
            <text:p>2386245.5</text:p>
          </table:table-cell>
          <table:table-cell office:value-type="string" calcext:value-type="string">
            <text:p>1821-03-21T00:00:00</text:p>
          </table:table-cell>
          <table:table-cell office:value-type="float" office:value="2386245.5" calcext:value-type="float">
            <text:p>2386245.5</text:p>
          </table:table-cell>
          <table:table-cell office:value-type="float" office:value="-8400.570347" calcext:value-type="float">
            <text:p>-8400.570347</text:p>
          </table:table-cell>
          <table:table-cell office:value-type="float" office:value="0.570347" calcext:value-type="float">
            <text:p>0.570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1-01-01T00:00:00</text:p>
          </table:table-cell>
          <table:table-cell office:value-type="float" office:value="2386610.5" calcext:value-type="float">
            <text:p>2386610.5</text:p>
          </table:table-cell>
          <table:table-cell office:value-type="string" calcext:value-type="string">
            <text:p>1822-03-21T00:00:00</text:p>
          </table:table-cell>
          <table:table-cell office:value-type="float" office:value="2386610.5" calcext:value-type="float">
            <text:p>2386610.5</text:p>
          </table:table-cell>
          <table:table-cell office:value-type="float" office:value="-8035.328158" calcext:value-type="float">
            <text:p>-8035.328158</text:p>
          </table:table-cell>
          <table:table-cell office:value-type="float" office:value="0.328158" calcext:value-type="float">
            <text:p>0.3281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0-01-01T00:00:00</text:p>
          </table:table-cell>
          <table:table-cell office:value-type="float" office:value="2386975.5" calcext:value-type="float">
            <text:p>2386975.5</text:p>
          </table:table-cell>
          <table:table-cell office:value-type="string" calcext:value-type="string">
            <text:p>1823-03-21T00:00:00</text:p>
          </table:table-cell>
          <table:table-cell office:value-type="float" office:value="2386975.5" calcext:value-type="float">
            <text:p>2386975.5</text:p>
          </table:table-cell>
          <table:table-cell office:value-type="float" office:value="-7670.085969" calcext:value-type="float">
            <text:p>-7670.085969</text:p>
          </table:table-cell>
          <table:table-cell office:value-type="float" office:value="0.085969" calcext:value-type="float">
            <text:p>0.0859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9-01-01T00:00:00</text:p>
          </table:table-cell>
          <table:table-cell office:value-type="float" office:value="2387341.5" calcext:value-type="float">
            <text:p>2387341.5</text:p>
          </table:table-cell>
          <table:table-cell office:value-type="string" calcext:value-type="string">
            <text:p>1824-03-21T00:00:00</text:p>
          </table:table-cell>
          <table:table-cell office:value-type="float" office:value="2387341.5" calcext:value-type="float">
            <text:p>2387341.5</text:p>
          </table:table-cell>
          <table:table-cell office:value-type="float" office:value="-7304.84378" calcext:value-type="float">
            <text:p>-7304.84378</text:p>
          </table:table-cell>
          <table:table-cell office:value-type="float" office:value="0.84378" calcext:value-type="float">
            <text:p>0.8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8-01-01T00:00:00</text:p>
          </table:table-cell>
          <table:table-cell office:value-type="float" office:value="2387706.5" calcext:value-type="float">
            <text:p>2387706.5</text:p>
          </table:table-cell>
          <table:table-cell office:value-type="string" calcext:value-type="string">
            <text:p>1825-03-21T00:00:00</text:p>
          </table:table-cell>
          <table:table-cell office:value-type="float" office:value="2387706.5" calcext:value-type="float">
            <text:p>2387706.5</text:p>
          </table:table-cell>
          <table:table-cell office:value-type="float" office:value="-6939.601591" calcext:value-type="float">
            <text:p>-6939.601591</text:p>
          </table:table-cell>
          <table:table-cell office:value-type="float" office:value="0.601591" calcext:value-type="float">
            <text:p>0.601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7-01-01T00:00:00</text:p>
          </table:table-cell>
          <table:table-cell office:value-type="float" office:value="2388071.5" calcext:value-type="float">
            <text:p>2388071.5</text:p>
          </table:table-cell>
          <table:table-cell office:value-type="string" calcext:value-type="string">
            <text:p>1826-03-21T00:00:00</text:p>
          </table:table-cell>
          <table:table-cell office:value-type="float" office:value="2388071.5" calcext:value-type="float">
            <text:p>2388071.5</text:p>
          </table:table-cell>
          <table:table-cell office:value-type="float" office:value="-6574.359402" calcext:value-type="float">
            <text:p>-6574.359402</text:p>
          </table:table-cell>
          <table:table-cell office:value-type="float" office:value="0.359402" calcext:value-type="float">
            <text:p>0.3594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6-01-01T00:00:00</text:p>
          </table:table-cell>
          <table:table-cell office:value-type="float" office:value="2388436.5" calcext:value-type="float">
            <text:p>2388436.5</text:p>
          </table:table-cell>
          <table:table-cell office:value-type="string" calcext:value-type="string">
            <text:p>1827-03-21T00:00:00</text:p>
          </table:table-cell>
          <table:table-cell office:value-type="float" office:value="2388436.5" calcext:value-type="float">
            <text:p>2388436.5</text:p>
          </table:table-cell>
          <table:table-cell office:value-type="float" office:value="-6209.117213" calcext:value-type="float">
            <text:p>-6209.117213</text:p>
          </table:table-cell>
          <table:table-cell office:value-type="float" office:value="0.117213" calcext:value-type="float">
            <text:p>0.117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5-01-01T00:00:00</text:p>
          </table:table-cell>
          <table:table-cell office:value-type="float" office:value="2388802.5" calcext:value-type="float">
            <text:p>2388802.5</text:p>
          </table:table-cell>
          <table:table-cell office:value-type="string" calcext:value-type="string">
            <text:p>1828-03-20T00:00:00</text:p>
          </table:table-cell>
          <table:table-cell office:value-type="float" office:value="2388801.5" calcext:value-type="float">
            <text:p>2388801.5</text:p>
          </table:table-cell>
          <table:table-cell office:value-type="float" office:value="-5843.875024" calcext:value-type="float">
            <text:p>-5843.875024</text:p>
          </table:table-cell>
          <table:table-cell office:value-type="float" office:value="0.875024" calcext:value-type="float">
            <text:p>0.8750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4-01-01T00:00:00</text:p>
          </table:table-cell>
          <table:table-cell office:value-type="float" office:value="2389167.5" calcext:value-type="float">
            <text:p>2389167.5</text:p>
          </table:table-cell>
          <table:table-cell office:value-type="string" calcext:value-type="string">
            <text:p>1829-03-21T00:00:00</text:p>
          </table:table-cell>
          <table:table-cell office:value-type="float" office:value="2389167.5" calcext:value-type="float">
            <text:p>2389167.5</text:p>
          </table:table-cell>
          <table:table-cell office:value-type="float" office:value="-5478.632835" calcext:value-type="float">
            <text:p>-5478.632835</text:p>
          </table:table-cell>
          <table:table-cell office:value-type="float" office:value="0.632835" calcext:value-type="float">
            <text:p>0.632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3-01-01T00:00:00</text:p>
          </table:table-cell>
          <table:table-cell office:value-type="float" office:value="2389532.5" calcext:value-type="float">
            <text:p>2389532.5</text:p>
          </table:table-cell>
          <table:table-cell office:value-type="string" calcext:value-type="string">
            <text:p>1830-03-21T00:00:00</text:p>
          </table:table-cell>
          <table:table-cell office:value-type="float" office:value="2389532.5" calcext:value-type="float">
            <text:p>2389532.5</text:p>
          </table:table-cell>
          <table:table-cell office:value-type="float" office:value="-5113.390646" calcext:value-type="float">
            <text:p>-5113.390646</text:p>
          </table:table-cell>
          <table:table-cell office:value-type="float" office:value="0.390646" calcext:value-type="float">
            <text:p>0.3906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2-01-01T00:00:00</text:p>
          </table:table-cell>
          <table:table-cell office:value-type="float" office:value="2389897.5" calcext:value-type="float">
            <text:p>2389897.5</text:p>
          </table:table-cell>
          <table:table-cell office:value-type="string" calcext:value-type="string">
            <text:p>1831-03-21T00:00:00</text:p>
          </table:table-cell>
          <table:table-cell office:value-type="float" office:value="2389897.5" calcext:value-type="float">
            <text:p>2389897.5</text:p>
          </table:table-cell>
          <table:table-cell office:value-type="float" office:value="-4748.148457" calcext:value-type="float">
            <text:p>-4748.148457</text:p>
          </table:table-cell>
          <table:table-cell office:value-type="float" office:value="0.148457" calcext:value-type="float">
            <text:p>0.148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1-01-01T00:00:00</text:p>
          </table:table-cell>
          <table:table-cell office:value-type="float" office:value="2390263.5" calcext:value-type="float">
            <text:p>2390263.5</text:p>
          </table:table-cell>
          <table:table-cell office:value-type="string" calcext:value-type="string">
            <text:p>1832-03-20T00:00:00</text:p>
          </table:table-cell>
          <table:table-cell office:value-type="float" office:value="2390262.5" calcext:value-type="float">
            <text:p>2390262.5</text:p>
          </table:table-cell>
          <table:table-cell office:value-type="float" office:value="-4382.906268" calcext:value-type="float">
            <text:p>-4382.906268</text:p>
          </table:table-cell>
          <table:table-cell office:value-type="float" office:value="0.906268" calcext:value-type="float">
            <text:p>0.90626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0-01-01T00:00:00</text:p>
          </table:table-cell>
          <table:table-cell office:value-type="float" office:value="2390628.5" calcext:value-type="float">
            <text:p>2390628.5</text:p>
          </table:table-cell>
          <table:table-cell office:value-type="string" calcext:value-type="string">
            <text:p>1833-03-21T00:00:00</text:p>
          </table:table-cell>
          <table:table-cell office:value-type="float" office:value="2390628.5" calcext:value-type="float">
            <text:p>2390628.5</text:p>
          </table:table-cell>
          <table:table-cell office:value-type="float" office:value="-4017.664079" calcext:value-type="float">
            <text:p>-4017.664079</text:p>
          </table:table-cell>
          <table:table-cell office:value-type="float" office:value="0.664079" calcext:value-type="float">
            <text:p>0.664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9-01-01T00:00:00</text:p>
          </table:table-cell>
          <table:table-cell office:value-type="float" office:value="2390993.5" calcext:value-type="float">
            <text:p>2390993.5</text:p>
          </table:table-cell>
          <table:table-cell office:value-type="string" calcext:value-type="string">
            <text:p>1834-03-21T00:00:00</text:p>
          </table:table-cell>
          <table:table-cell office:value-type="float" office:value="2390993.5" calcext:value-type="float">
            <text:p>2390993.5</text:p>
          </table:table-cell>
          <table:table-cell office:value-type="float" office:value="-3652.42189" calcext:value-type="float">
            <text:p>-3652.42189</text:p>
          </table:table-cell>
          <table:table-cell office:value-type="float" office:value="0.42189" calcext:value-type="float">
            <text:p>0.4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8-01-01T00:00:00</text:p>
          </table:table-cell>
          <table:table-cell office:value-type="float" office:value="2391358.5" calcext:value-type="float">
            <text:p>2391358.5</text:p>
          </table:table-cell>
          <table:table-cell office:value-type="string" calcext:value-type="string">
            <text:p>1835-03-21T00:00:00</text:p>
          </table:table-cell>
          <table:table-cell office:value-type="float" office:value="2391358.5" calcext:value-type="float">
            <text:p>2391358.5</text:p>
          </table:table-cell>
          <table:table-cell office:value-type="float" office:value="-3287.179701" calcext:value-type="float">
            <text:p>-3287.179701</text:p>
          </table:table-cell>
          <table:table-cell office:value-type="float" office:value="0.179701" calcext:value-type="float">
            <text:p>0.179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7-01-01T00:00:00</text:p>
          </table:table-cell>
          <table:table-cell office:value-type="float" office:value="2391724.5" calcext:value-type="float">
            <text:p>2391724.5</text:p>
          </table:table-cell>
          <table:table-cell office:value-type="string" calcext:value-type="string">
            <text:p>1836-03-20T00:00:00</text:p>
          </table:table-cell>
          <table:table-cell office:value-type="float" office:value="2391723.5" calcext:value-type="float">
            <text:p>2391723.5</text:p>
          </table:table-cell>
          <table:table-cell office:value-type="float" office:value="-2921.937512" calcext:value-type="float">
            <text:p>-2921.937512</text:p>
          </table:table-cell>
          <table:table-cell office:value-type="float" office:value="0.937512" calcext:value-type="float">
            <text:p>0.93751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6-01-01T00:00:00</text:p>
          </table:table-cell>
          <table:table-cell office:value-type="float" office:value="2392089.5" calcext:value-type="float">
            <text:p>2392089.5</text:p>
          </table:table-cell>
          <table:table-cell office:value-type="string" calcext:value-type="string">
            <text:p>1837-03-21T00:00:00</text:p>
          </table:table-cell>
          <table:table-cell office:value-type="float" office:value="2392089.5" calcext:value-type="float">
            <text:p>2392089.5</text:p>
          </table:table-cell>
          <table:table-cell office:value-type="float" office:value="-2556.695323" calcext:value-type="float">
            <text:p>-2556.695323</text:p>
          </table:table-cell>
          <table:table-cell office:value-type="float" office:value="0.695323" calcext:value-type="float">
            <text:p>0.6953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5-01-01T00:00:00</text:p>
          </table:table-cell>
          <table:table-cell office:value-type="float" office:value="2392454.5" calcext:value-type="float">
            <text:p>2392454.5</text:p>
          </table:table-cell>
          <table:table-cell office:value-type="string" calcext:value-type="string">
            <text:p>1838-03-21T00:00:00</text:p>
          </table:table-cell>
          <table:table-cell office:value-type="float" office:value="2392454.5" calcext:value-type="float">
            <text:p>2392454.5</text:p>
          </table:table-cell>
          <table:table-cell office:value-type="float" office:value="-2191.453134" calcext:value-type="float">
            <text:p>-2191.453134</text:p>
          </table:table-cell>
          <table:table-cell office:value-type="float" office:value="0.453134" calcext:value-type="float">
            <text:p>0.453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4-01-01T00:00:00</text:p>
          </table:table-cell>
          <table:table-cell office:value-type="float" office:value="2392819.5" calcext:value-type="float">
            <text:p>2392819.5</text:p>
          </table:table-cell>
          <table:table-cell office:value-type="string" calcext:value-type="string">
            <text:p>1839-03-21T00:00:00</text:p>
          </table:table-cell>
          <table:table-cell office:value-type="float" office:value="2392819.5" calcext:value-type="float">
            <text:p>2392819.5</text:p>
          </table:table-cell>
          <table:table-cell office:value-type="float" office:value="-1826.210945" calcext:value-type="float">
            <text:p>-1826.210945</text:p>
          </table:table-cell>
          <table:table-cell office:value-type="float" office:value="0.210945" calcext:value-type="float">
            <text:p>0.2109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3-01-01T00:00:00</text:p>
          </table:table-cell>
          <table:table-cell office:value-type="float" office:value="2393185.5" calcext:value-type="float">
            <text:p>2393185.5</text:p>
          </table:table-cell>
          <table:table-cell office:value-type="string" calcext:value-type="string">
            <text:p>1840-03-20T00:00:00</text:p>
          </table:table-cell>
          <table:table-cell office:value-type="float" office:value="2393184.5" calcext:value-type="float">
            <text:p>2393184.5</text:p>
          </table:table-cell>
          <table:table-cell office:value-type="float" office:value="-1460.968756" calcext:value-type="float">
            <text:p>-1460.968756</text:p>
          </table:table-cell>
          <table:table-cell office:value-type="float" office:value="0.968756" calcext:value-type="float">
            <text:p>0.96875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2-01-01T00:00:00</text:p>
          </table:table-cell>
          <table:table-cell office:value-type="float" office:value="2393550.5" calcext:value-type="float">
            <text:p>2393550.5</text:p>
          </table:table-cell>
          <table:table-cell office:value-type="string" calcext:value-type="string">
            <text:p>1841-03-21T00:00:00</text:p>
          </table:table-cell>
          <table:table-cell office:value-type="float" office:value="2393550.5" calcext:value-type="float">
            <text:p>2393550.5</text:p>
          </table:table-cell>
          <table:table-cell office:value-type="float" office:value="-1095.726567" calcext:value-type="float">
            <text:p>-1095.726567</text:p>
          </table:table-cell>
          <table:table-cell office:value-type="float" office:value="0.726567" calcext:value-type="float">
            <text:p>0.726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-1-01-01T00:00:00</text:p>
          </table:table-cell>
          <table:table-cell office:value-type="float" office:value="2393915.5" calcext:value-type="float">
            <text:p>2393915.5</text:p>
          </table:table-cell>
          <table:table-cell office:value-type="string" calcext:value-type="string">
            <text:p>1842-03-21T00:00:00</text:p>
          </table:table-cell>
          <table:table-cell office:value-type="float" office:value="2393915.5" calcext:value-type="float">
            <text:p>2393915.5</text:p>
          </table:table-cell>
          <table:table-cell office:value-type="float" office:value="-730.484378" calcext:value-type="float">
            <text:p>-730.484378</text:p>
          </table:table-cell>
          <table:table-cell office:value-type="float" office:value="0.484378" calcext:value-type="float">
            <text:p>0.484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-01-01T00:00:00</text:p>
          </table:table-cell>
          <table:table-cell office:value-type="float" office:value="2394280.5" calcext:value-type="float">
            <text:p>2394280.5</text:p>
          </table:table-cell>
          <table:table-cell office:value-type="string" calcext:value-type="string">
            <text:p>1843-03-21T00:00:00</text:p>
          </table:table-cell>
          <table:table-cell office:value-type="float" office:value="2394280.5" calcext:value-type="float">
            <text:p>2394280.5</text:p>
          </table:table-cell>
          <table:table-cell office:value-type="float" office:value="-365.242189" calcext:value-type="float">
            <text:p>-365.242189</text:p>
          </table:table-cell>
          <table:table-cell office:value-type="float" office:value="0.242189" calcext:value-type="float">
            <text:p>0.2421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-01-01T00:00:00</text:p>
          </table:table-cell>
          <table:table-cell office:value-type="float" office:value="2394646.5" calcext:value-type="float">
            <text:p>2394646.5</text:p>
          </table:table-cell>
          <table:table-cell office:value-type="string" calcext:value-type="string">
            <text:p>1844-03-20T00:00:00</text:p>
          </table:table-cell>
          <table:table-cell office:value-type="float" office:value="2394645.5" calcext:value-type="float">
            <text:p>2394645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-01-01T18:16:00</text:p>
          </table:table-cell>
          <table:table-cell office:value-type="float" office:value="2394647.261111" calcext:value-type="float">
            <text:p>2394647.261111</text:p>
          </table:table-cell>
          <table:table-cell office:value-type="string" calcext:value-type="string">
            <text:p>1844-03-20T18:16:00</text:p>
          </table:table-cell>
          <table:table-cell office:value-type="float" office:value="2394646.261111" calcext:value-type="float">
            <text:p>2394646.2611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-01-01T00:00:00</text:p>
          </table:table-cell>
          <table:table-cell office:value-type="float" office:value="2395011.5" calcext:value-type="float">
            <text:p>2395011.5</text:p>
          </table:table-cell>
          <table:table-cell office:value-type="string" calcext:value-type="string">
            <text:p>1845-03-21T00:00:00</text:p>
          </table:table-cell>
          <table:table-cell office:value-type="float" office:value="2395011.5" calcext:value-type="float">
            <text:p>2395011.5</text:p>
          </table:table-cell>
          <table:table-cell office:value-type="float" office:value="365.242189" calcext:value-type="float">
            <text:p>365.242189</text:p>
          </table:table-cell>
          <table:table-cell office:value-type="float" office:value="0.757811" calcext:value-type="float">
            <text:p>0.75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-01-01T00:00:00</text:p>
          </table:table-cell>
          <table:table-cell office:value-type="float" office:value="2395376.5" calcext:value-type="float">
            <text:p>2395376.5</text:p>
          </table:table-cell>
          <table:table-cell office:value-type="string" calcext:value-type="string">
            <text:p>1846-03-21T00:00:00</text:p>
          </table:table-cell>
          <table:table-cell office:value-type="float" office:value="2395376.5" calcext:value-type="float">
            <text:p>2395376.5</text:p>
          </table:table-cell>
          <table:table-cell office:value-type="float" office:value="730.484378" calcext:value-type="float">
            <text:p>730.484378</text:p>
          </table:table-cell>
          <table:table-cell office:value-type="float" office:value="0.515622" calcext:value-type="float">
            <text:p>0.51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-01-01T00:00:00</text:p>
          </table:table-cell>
          <table:table-cell office:value-type="float" office:value="2395741.5" calcext:value-type="float">
            <text:p>2395741.5</text:p>
          </table:table-cell>
          <table:table-cell office:value-type="string" calcext:value-type="string">
            <text:p>1847-03-21T00:00:00</text:p>
          </table:table-cell>
          <table:table-cell office:value-type="float" office:value="2395741.5" calcext:value-type="float">
            <text:p>2395741.5</text:p>
          </table:table-cell>
          <table:table-cell office:value-type="float" office:value="1095.726567" calcext:value-type="float">
            <text:p>1095.726567</text:p>
          </table:table-cell>
          <table:table-cell office:value-type="float" office:value="0.273433" calcext:value-type="float">
            <text:p>0.27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-01-01T00:00:00</text:p>
          </table:table-cell>
          <table:table-cell office:value-type="float" office:value="2396106.5" calcext:value-type="float">
            <text:p>2396106.5</text:p>
          </table:table-cell>
          <table:table-cell office:value-type="string" calcext:value-type="string">
            <text:p>1848-03-20T00:00:00</text:p>
          </table:table-cell>
          <table:table-cell office:value-type="float" office:value="2396106.5" calcext:value-type="float">
            <text:p>2396106.5</text:p>
          </table:table-cell>
          <table:table-cell office:value-type="float" office:value="1460.968756" calcext:value-type="float">
            <text:p>1460.968756</text:p>
          </table:table-cell>
          <table:table-cell office:value-type="float" office:value="0.031244" calcext:value-type="float">
            <text:p>0.03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-01-01T00:00:00</text:p>
          </table:table-cell>
          <table:table-cell office:value-type="float" office:value="2396472.5" calcext:value-type="float">
            <text:p>2396472.5</text:p>
          </table:table-cell>
          <table:table-cell office:value-type="string" calcext:value-type="string">
            <text:p>1849-03-21T00:00:00</text:p>
          </table:table-cell>
          <table:table-cell office:value-type="float" office:value="2396472.5" calcext:value-type="float">
            <text:p>2396472.5</text:p>
          </table:table-cell>
          <table:table-cell office:value-type="float" office:value="1826.210945" calcext:value-type="float">
            <text:p>1826.210945</text:p>
          </table:table-cell>
          <table:table-cell office:value-type="float" office:value="0.789055" calcext:value-type="float">
            <text:p>0.789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-01-01T00:00:00</text:p>
          </table:table-cell>
          <table:table-cell office:value-type="float" office:value="2396837.5" calcext:value-type="float">
            <text:p>2396837.5</text:p>
          </table:table-cell>
          <table:table-cell office:value-type="string" calcext:value-type="string">
            <text:p>1850-03-21T00:00:00</text:p>
          </table:table-cell>
          <table:table-cell office:value-type="float" office:value="2396837.5" calcext:value-type="float">
            <text:p>2396837.5</text:p>
          </table:table-cell>
          <table:table-cell office:value-type="float" office:value="2191.453134" calcext:value-type="float">
            <text:p>2191.453134</text:p>
          </table:table-cell>
          <table:table-cell office:value-type="float" office:value="0.546866" calcext:value-type="float">
            <text:p>0.54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-01-01T00:00:00</text:p>
          </table:table-cell>
          <table:table-cell office:value-type="float" office:value="2397202.5" calcext:value-type="float">
            <text:p>2397202.5</text:p>
          </table:table-cell>
          <table:table-cell office:value-type="string" calcext:value-type="string">
            <text:p>1851-03-21T00:00:00</text:p>
          </table:table-cell>
          <table:table-cell office:value-type="float" office:value="2397202.5" calcext:value-type="float">
            <text:p>2397202.5</text:p>
          </table:table-cell>
          <table:table-cell office:value-type="float" office:value="2556.695323" calcext:value-type="float">
            <text:p>2556.695323</text:p>
          </table:table-cell>
          <table:table-cell office:value-type="float" office:value="0.304677" calcext:value-type="float">
            <text:p>0.30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-01-01T00:00:00</text:p>
          </table:table-cell>
          <table:table-cell office:value-type="float" office:value="2397567.5" calcext:value-type="float">
            <text:p>2397567.5</text:p>
          </table:table-cell>
          <table:table-cell office:value-type="string" calcext:value-type="string">
            <text:p>1852-03-20T00:00:00</text:p>
          </table:table-cell>
          <table:table-cell office:value-type="float" office:value="2397567.5" calcext:value-type="float">
            <text:p>2397567.5</text:p>
          </table:table-cell>
          <table:table-cell office:value-type="float" office:value="2921.937512" calcext:value-type="float">
            <text:p>2921.937512</text:p>
          </table:table-cell>
          <table:table-cell office:value-type="float" office:value="0.062488" calcext:value-type="float">
            <text:p>0.06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-01-01T00:00:00</text:p>
          </table:table-cell>
          <table:table-cell office:value-type="float" office:value="2397933.5" calcext:value-type="float">
            <text:p>2397933.5</text:p>
          </table:table-cell>
          <table:table-cell office:value-type="string" calcext:value-type="string">
            <text:p>1853-03-21T00:00:00</text:p>
          </table:table-cell>
          <table:table-cell office:value-type="float" office:value="2397933.5" calcext:value-type="float">
            <text:p>2397933.5</text:p>
          </table:table-cell>
          <table:table-cell office:value-type="float" office:value="3287.179701" calcext:value-type="float">
            <text:p>3287.179701</text:p>
          </table:table-cell>
          <table:table-cell office:value-type="float" office:value="0.820299" calcext:value-type="float">
            <text:p>0.820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-01-01T00:00:00</text:p>
          </table:table-cell>
          <table:table-cell office:value-type="float" office:value="2398298.5" calcext:value-type="float">
            <text:p>2398298.5</text:p>
          </table:table-cell>
          <table:table-cell office:value-type="string" calcext:value-type="string">
            <text:p>1854-03-21T00:00:00</text:p>
          </table:table-cell>
          <table:table-cell office:value-type="float" office:value="2398298.5" calcext:value-type="float">
            <text:p>2398298.5</text:p>
          </table:table-cell>
          <table:table-cell office:value-type="float" office:value="3652.42189" calcext:value-type="float">
            <text:p>3652.42189</text:p>
          </table:table-cell>
          <table:table-cell office:value-type="float" office:value="0.57811" calcext:value-type="float">
            <text:p>0.5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-01-01T00:00:00</text:p>
          </table:table-cell>
          <table:table-cell office:value-type="float" office:value="2398663.5" calcext:value-type="float">
            <text:p>2398663.5</text:p>
          </table:table-cell>
          <table:table-cell office:value-type="string" calcext:value-type="string">
            <text:p>1855-03-21T00:00:00</text:p>
          </table:table-cell>
          <table:table-cell office:value-type="float" office:value="2398663.5" calcext:value-type="float">
            <text:p>2398663.5</text:p>
          </table:table-cell>
          <table:table-cell office:value-type="float" office:value="4017.664079" calcext:value-type="float">
            <text:p>4017.664079</text:p>
          </table:table-cell>
          <table:table-cell office:value-type="float" office:value="0.335921" calcext:value-type="float">
            <text:p>0.33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-01-01T00:00:00</text:p>
          </table:table-cell>
          <table:table-cell office:value-type="float" office:value="2399028.5" calcext:value-type="float">
            <text:p>2399028.5</text:p>
          </table:table-cell>
          <table:table-cell office:value-type="string" calcext:value-type="string">
            <text:p>1856-03-20T00:00:00</text:p>
          </table:table-cell>
          <table:table-cell office:value-type="float" office:value="2399028.5" calcext:value-type="float">
            <text:p>2399028.5</text:p>
          </table:table-cell>
          <table:table-cell office:value-type="float" office:value="4382.906268" calcext:value-type="float">
            <text:p>4382.906268</text:p>
          </table:table-cell>
          <table:table-cell office:value-type="float" office:value="0.093732" calcext:value-type="float">
            <text:p>0.093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-01-01T00:00:00</text:p>
          </table:table-cell>
          <table:table-cell office:value-type="float" office:value="2399394.5" calcext:value-type="float">
            <text:p>2399394.5</text:p>
          </table:table-cell>
          <table:table-cell office:value-type="string" calcext:value-type="string">
            <text:p>1857-03-21T00:00:00</text:p>
          </table:table-cell>
          <table:table-cell office:value-type="float" office:value="2399394.5" calcext:value-type="float">
            <text:p>2399394.5</text:p>
          </table:table-cell>
          <table:table-cell office:value-type="float" office:value="4748.148457" calcext:value-type="float">
            <text:p>4748.148457</text:p>
          </table:table-cell>
          <table:table-cell office:value-type="float" office:value="0.851543" calcext:value-type="float">
            <text:p>0.851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-01-01T00:00:00</text:p>
          </table:table-cell>
          <table:table-cell office:value-type="float" office:value="2399759.5" calcext:value-type="float">
            <text:p>2399759.5</text:p>
          </table:table-cell>
          <table:table-cell office:value-type="string" calcext:value-type="string">
            <text:p>1858-03-21T00:00:00</text:p>
          </table:table-cell>
          <table:table-cell office:value-type="float" office:value="2399759.5" calcext:value-type="float">
            <text:p>2399759.5</text:p>
          </table:table-cell>
          <table:table-cell office:value-type="float" office:value="5113.390646" calcext:value-type="float">
            <text:p>5113.390646</text:p>
          </table:table-cell>
          <table:table-cell office:value-type="float" office:value="0.609354" calcext:value-type="float">
            <text:p>0.609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-01-01T00:00:00</text:p>
          </table:table-cell>
          <table:table-cell office:value-type="float" office:value="2400124.5" calcext:value-type="float">
            <text:p>2400124.5</text:p>
          </table:table-cell>
          <table:table-cell office:value-type="string" calcext:value-type="string">
            <text:p>1859-03-21T00:00:00</text:p>
          </table:table-cell>
          <table:table-cell office:value-type="float" office:value="2400124.5" calcext:value-type="float">
            <text:p>2400124.5</text:p>
          </table:table-cell>
          <table:table-cell office:value-type="float" office:value="5478.632835" calcext:value-type="float">
            <text:p>5478.632835</text:p>
          </table:table-cell>
          <table:table-cell office:value-type="float" office:value="0.367165" calcext:value-type="float">
            <text:p>0.367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-01-01T00:00:00</text:p>
          </table:table-cell>
          <table:table-cell office:value-type="float" office:value="2400489.5" calcext:value-type="float">
            <text:p>2400489.5</text:p>
          </table:table-cell>
          <table:table-cell office:value-type="string" calcext:value-type="string">
            <text:p>1860-03-20T00:00:00</text:p>
          </table:table-cell>
          <table:table-cell office:value-type="float" office:value="2400489.5" calcext:value-type="float">
            <text:p>2400489.5</text:p>
          </table:table-cell>
          <table:table-cell office:value-type="float" office:value="5843.875024" calcext:value-type="float">
            <text:p>5843.875024</text:p>
          </table:table-cell>
          <table:table-cell office:value-type="float" office:value="0.124976" calcext:value-type="float">
            <text:p>0.124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-01-01T00:00:00</text:p>
          </table:table-cell>
          <table:table-cell office:value-type="float" office:value="2400855.5" calcext:value-type="float">
            <text:p>2400855.5</text:p>
          </table:table-cell>
          <table:table-cell office:value-type="string" calcext:value-type="string">
            <text:p>1861-03-20T00:00:00</text:p>
          </table:table-cell>
          <table:table-cell office:value-type="float" office:value="2400854.5" calcext:value-type="float">
            <text:p>2400854.5</text:p>
          </table:table-cell>
          <table:table-cell office:value-type="float" office:value="6209.117213" calcext:value-type="float">
            <text:p>6209.117213</text:p>
          </table:table-cell>
          <table:table-cell office:value-type="float" office:value="0.882787" calcext:value-type="float">
            <text:p>0.88278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-01-01T00:00:00</text:p>
          </table:table-cell>
          <table:table-cell office:value-type="float" office:value="2401220.5" calcext:value-type="float">
            <text:p>2401220.5</text:p>
          </table:table-cell>
          <table:table-cell office:value-type="string" calcext:value-type="string">
            <text:p>1862-03-21T00:00:00</text:p>
          </table:table-cell>
          <table:table-cell office:value-type="float" office:value="2401220.5" calcext:value-type="float">
            <text:p>2401220.5</text:p>
          </table:table-cell>
          <table:table-cell office:value-type="float" office:value="6574.359402" calcext:value-type="float">
            <text:p>6574.359402</text:p>
          </table:table-cell>
          <table:table-cell office:value-type="float" office:value="0.640598" calcext:value-type="float">
            <text:p>0.6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-01-01T00:00:00</text:p>
          </table:table-cell>
          <table:table-cell office:value-type="float" office:value="2401585.5" calcext:value-type="float">
            <text:p>2401585.5</text:p>
          </table:table-cell>
          <table:table-cell office:value-type="string" calcext:value-type="string">
            <text:p>1863-03-21T00:00:00</text:p>
          </table:table-cell>
          <table:table-cell office:value-type="float" office:value="2401585.5" calcext:value-type="float">
            <text:p>2401585.5</text:p>
          </table:table-cell>
          <table:table-cell office:value-type="float" office:value="6939.601591" calcext:value-type="float">
            <text:p>6939.601591</text:p>
          </table:table-cell>
          <table:table-cell office:value-type="float" office:value="0.398409" calcext:value-type="float">
            <text:p>0.3984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-01-01T00:00:00</text:p>
          </table:table-cell>
          <table:table-cell office:value-type="float" office:value="2401950.5" calcext:value-type="float">
            <text:p>2401950.5</text:p>
          </table:table-cell>
          <table:table-cell office:value-type="string" calcext:value-type="string">
            <text:p>1864-03-20T00:00:00</text:p>
          </table:table-cell>
          <table:table-cell office:value-type="float" office:value="2401950.5" calcext:value-type="float">
            <text:p>2401950.5</text:p>
          </table:table-cell>
          <table:table-cell office:value-type="float" office:value="7304.84378" calcext:value-type="float">
            <text:p>7304.84378</text:p>
          </table:table-cell>
          <table:table-cell office:value-type="float" office:value="0.15622" calcext:value-type="float">
            <text:p>0.1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-01-01T00:00:00</text:p>
          </table:table-cell>
          <table:table-cell office:value-type="float" office:value="2402316.5" calcext:value-type="float">
            <text:p>2402316.5</text:p>
          </table:table-cell>
          <table:table-cell office:value-type="string" calcext:value-type="string">
            <text:p>1865-03-20T00:00:00</text:p>
          </table:table-cell>
          <table:table-cell office:value-type="float" office:value="2402315.5" calcext:value-type="float">
            <text:p>2402315.5</text:p>
          </table:table-cell>
          <table:table-cell office:value-type="float" office:value="7670.085969" calcext:value-type="float">
            <text:p>7670.085969</text:p>
          </table:table-cell>
          <table:table-cell office:value-type="float" office:value="0.914031" calcext:value-type="float">
            <text:p>0.91403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-01-01T00:00:00</text:p>
          </table:table-cell>
          <table:table-cell office:value-type="float" office:value="2402681.5" calcext:value-type="float">
            <text:p>2402681.5</text:p>
          </table:table-cell>
          <table:table-cell office:value-type="string" calcext:value-type="string">
            <text:p>1866-03-21T00:00:00</text:p>
          </table:table-cell>
          <table:table-cell office:value-type="float" office:value="2402681.5" calcext:value-type="float">
            <text:p>2402681.5</text:p>
          </table:table-cell>
          <table:table-cell office:value-type="float" office:value="8035.328158" calcext:value-type="float">
            <text:p>8035.328158</text:p>
          </table:table-cell>
          <table:table-cell office:value-type="float" office:value="0.671842" calcext:value-type="float">
            <text:p>0.671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-01-01T00:00:00</text:p>
          </table:table-cell>
          <table:table-cell office:value-type="float" office:value="2403046.5" calcext:value-type="float">
            <text:p>2403046.5</text:p>
          </table:table-cell>
          <table:table-cell office:value-type="string" calcext:value-type="string">
            <text:p>1867-03-21T00:00:00</text:p>
          </table:table-cell>
          <table:table-cell office:value-type="float" office:value="2403046.5" calcext:value-type="float">
            <text:p>2403046.5</text:p>
          </table:table-cell>
          <table:table-cell office:value-type="float" office:value="8400.570347" calcext:value-type="float">
            <text:p>8400.570347</text:p>
          </table:table-cell>
          <table:table-cell office:value-type="float" office:value="0.429653" calcext:value-type="float">
            <text:p>0.429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-01-01T00:00:00</text:p>
          </table:table-cell>
          <table:table-cell office:value-type="float" office:value="2403411.5" calcext:value-type="float">
            <text:p>2403411.5</text:p>
          </table:table-cell>
          <table:table-cell office:value-type="string" calcext:value-type="string">
            <text:p>1868-03-20T00:00:00</text:p>
          </table:table-cell>
          <table:table-cell office:value-type="float" office:value="2403411.5" calcext:value-type="float">
            <text:p>2403411.5</text:p>
          </table:table-cell>
          <table:table-cell office:value-type="float" office:value="8765.812536" calcext:value-type="float">
            <text:p>8765.812536</text:p>
          </table:table-cell>
          <table:table-cell office:value-type="float" office:value="0.187464" calcext:value-type="float">
            <text:p>0.187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-01-01T00:00:00</text:p>
          </table:table-cell>
          <table:table-cell office:value-type="float" office:value="2403777.5" calcext:value-type="float">
            <text:p>2403777.5</text:p>
          </table:table-cell>
          <table:table-cell office:value-type="string" calcext:value-type="string">
            <text:p>1869-03-20T00:00:00</text:p>
          </table:table-cell>
          <table:table-cell office:value-type="float" office:value="2403776.5" calcext:value-type="float">
            <text:p>2403776.5</text:p>
          </table:table-cell>
          <table:table-cell office:value-type="float" office:value="9131.054725" calcext:value-type="float">
            <text:p>9131.054725</text:p>
          </table:table-cell>
          <table:table-cell office:value-type="float" office:value="0.945275" calcext:value-type="float">
            <text:p>0.94527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-01-01T00:00:00</text:p>
          </table:table-cell>
          <table:table-cell office:value-type="float" office:value="2404142.5" calcext:value-type="float">
            <text:p>2404142.5</text:p>
          </table:table-cell>
          <table:table-cell office:value-type="string" calcext:value-type="string">
            <text:p>1870-03-21T00:00:00</text:p>
          </table:table-cell>
          <table:table-cell office:value-type="float" office:value="2404142.5" calcext:value-type="float">
            <text:p>2404142.5</text:p>
          </table:table-cell>
          <table:table-cell office:value-type="float" office:value="9496.296914" calcext:value-type="float">
            <text:p>9496.296914</text:p>
          </table:table-cell>
          <table:table-cell office:value-type="float" office:value="0.703086" calcext:value-type="float">
            <text:p>0.703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-01-01T00:00:00</text:p>
          </table:table-cell>
          <table:table-cell office:value-type="float" office:value="2404507.5" calcext:value-type="float">
            <text:p>2404507.5</text:p>
          </table:table-cell>
          <table:table-cell office:value-type="string" calcext:value-type="string">
            <text:p>1871-03-21T00:00:00</text:p>
          </table:table-cell>
          <table:table-cell office:value-type="float" office:value="2404507.5" calcext:value-type="float">
            <text:p>2404507.5</text:p>
          </table:table-cell>
          <table:table-cell office:value-type="float" office:value="9861.539103" calcext:value-type="float">
            <text:p>9861.539103</text:p>
          </table:table-cell>
          <table:table-cell office:value-type="float" office:value="0.460897" calcext:value-type="float">
            <text:p>0.460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-01-01T00:00:00</text:p>
          </table:table-cell>
          <table:table-cell office:value-type="float" office:value="2404872.5" calcext:value-type="float">
            <text:p>2404872.5</text:p>
          </table:table-cell>
          <table:table-cell office:value-type="string" calcext:value-type="string">
            <text:p>1872-03-20T00:00:00</text:p>
          </table:table-cell>
          <table:table-cell office:value-type="float" office:value="2404872.5" calcext:value-type="float">
            <text:p>2404872.5</text:p>
          </table:table-cell>
          <table:table-cell office:value-type="float" office:value="10226.781292" calcext:value-type="float">
            <text:p>10226.781292</text:p>
          </table:table-cell>
          <table:table-cell office:value-type="float" office:value="0.218708" calcext:value-type="float">
            <text:p>0.2187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-01-01T00:00:00</text:p>
          </table:table-cell>
          <table:table-cell office:value-type="float" office:value="2405238.5" calcext:value-type="float">
            <text:p>2405238.5</text:p>
          </table:table-cell>
          <table:table-cell office:value-type="string" calcext:value-type="string">
            <text:p>1873-03-20T00:00:00</text:p>
          </table:table-cell>
          <table:table-cell office:value-type="float" office:value="2405237.5" calcext:value-type="float">
            <text:p>2405237.5</text:p>
          </table:table-cell>
          <table:table-cell office:value-type="float" office:value="10592.023481" calcext:value-type="float">
            <text:p>10592.023481</text:p>
          </table:table-cell>
          <table:table-cell office:value-type="float" office:value="0.976519" calcext:value-type="float">
            <text:p>0.97651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-01-01T00:00:00</text:p>
          </table:table-cell>
          <table:table-cell office:value-type="float" office:value="2405603.5" calcext:value-type="float">
            <text:p>2405603.5</text:p>
          </table:table-cell>
          <table:table-cell office:value-type="string" calcext:value-type="string">
            <text:p>1874-03-21T00:00:00</text:p>
          </table:table-cell>
          <table:table-cell office:value-type="float" office:value="2405603.5" calcext:value-type="float">
            <text:p>2405603.5</text:p>
          </table:table-cell>
          <table:table-cell office:value-type="float" office:value="10957.26567" calcext:value-type="float">
            <text:p>10957.26567</text:p>
          </table:table-cell>
          <table:table-cell office:value-type="float" office:value="0.73433" calcext:value-type="float">
            <text:p>0.7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-01-01T00:00:00</text:p>
          </table:table-cell>
          <table:table-cell office:value-type="float" office:value="2405968.5" calcext:value-type="float">
            <text:p>2405968.5</text:p>
          </table:table-cell>
          <table:table-cell office:value-type="string" calcext:value-type="string">
            <text:p>1875-03-21T00:00:00</text:p>
          </table:table-cell>
          <table:table-cell office:value-type="float" office:value="2405968.5" calcext:value-type="float">
            <text:p>2405968.5</text:p>
          </table:table-cell>
          <table:table-cell office:value-type="float" office:value="11322.507859" calcext:value-type="float">
            <text:p>11322.507859</text:p>
          </table:table-cell>
          <table:table-cell office:value-type="float" office:value="0.492141" calcext:value-type="float">
            <text:p>0.492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-01-01T00:00:00</text:p>
          </table:table-cell>
          <table:table-cell office:value-type="float" office:value="2406333.5" calcext:value-type="float">
            <text:p>2406333.5</text:p>
          </table:table-cell>
          <table:table-cell office:value-type="string" calcext:value-type="string">
            <text:p>1876-03-20T00:00:00</text:p>
          </table:table-cell>
          <table:table-cell office:value-type="float" office:value="2406333.5" calcext:value-type="float">
            <text:p>2406333.5</text:p>
          </table:table-cell>
          <table:table-cell office:value-type="float" office:value="11687.750048" calcext:value-type="float">
            <text:p>11687.750048</text:p>
          </table:table-cell>
          <table:table-cell office:value-type="float" office:value="0.249952" calcext:value-type="float">
            <text:p>0.249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-01-01T00:00:00</text:p>
          </table:table-cell>
          <table:table-cell office:value-type="float" office:value="2406698.5" calcext:value-type="float">
            <text:p>2406698.5</text:p>
          </table:table-cell>
          <table:table-cell office:value-type="string" calcext:value-type="string">
            <text:p>1877-03-20T00:00:00</text:p>
          </table:table-cell>
          <table:table-cell office:value-type="float" office:value="2406698.5" calcext:value-type="float">
            <text:p>2406698.5</text:p>
          </table:table-cell>
          <table:table-cell office:value-type="float" office:value="12052.992237" calcext:value-type="float">
            <text:p>12052.992237</text:p>
          </table:table-cell>
          <table:table-cell office:value-type="float" office:value="0.007763" calcext:value-type="float">
            <text:p>0.007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-01-01T00:00:00</text:p>
          </table:table-cell>
          <table:table-cell office:value-type="float" office:value="2407064.5" calcext:value-type="float">
            <text:p>2407064.5</text:p>
          </table:table-cell>
          <table:table-cell office:value-type="string" calcext:value-type="string">
            <text:p>1878-03-21T00:00:00</text:p>
          </table:table-cell>
          <table:table-cell office:value-type="float" office:value="2407064.5" calcext:value-type="float">
            <text:p>2407064.5</text:p>
          </table:table-cell>
          <table:table-cell office:value-type="float" office:value="12418.234426" calcext:value-type="float">
            <text:p>12418.234426</text:p>
          </table:table-cell>
          <table:table-cell office:value-type="float" office:value="0.765574" calcext:value-type="float">
            <text:p>0.765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-01-01T00:00:00</text:p>
          </table:table-cell>
          <table:table-cell office:value-type="float" office:value="2407429.5" calcext:value-type="float">
            <text:p>2407429.5</text:p>
          </table:table-cell>
          <table:table-cell office:value-type="string" calcext:value-type="string">
            <text:p>1879-03-21T00:00:00</text:p>
          </table:table-cell>
          <table:table-cell office:value-type="float" office:value="2407429.5" calcext:value-type="float">
            <text:p>2407429.5</text:p>
          </table:table-cell>
          <table:table-cell office:value-type="float" office:value="12783.476615" calcext:value-type="float">
            <text:p>12783.476615</text:p>
          </table:table-cell>
          <table:table-cell office:value-type="float" office:value="0.523385" calcext:value-type="float">
            <text:p>0.523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-01-01T00:00:00</text:p>
          </table:table-cell>
          <table:table-cell office:value-type="float" office:value="2407794.5" calcext:value-type="float">
            <text:p>2407794.5</text:p>
          </table:table-cell>
          <table:table-cell office:value-type="string" calcext:value-type="string">
            <text:p>1880-03-20T00:00:00</text:p>
          </table:table-cell>
          <table:table-cell office:value-type="float" office:value="2407794.5" calcext:value-type="float">
            <text:p>2407794.5</text:p>
          </table:table-cell>
          <table:table-cell office:value-type="float" office:value="13148.718804" calcext:value-type="float">
            <text:p>13148.718804</text:p>
          </table:table-cell>
          <table:table-cell office:value-type="float" office:value="0.281196" calcext:value-type="float">
            <text:p>0.2811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-01-01T00:00:00</text:p>
          </table:table-cell>
          <table:table-cell office:value-type="float" office:value="2408159.5" calcext:value-type="float">
            <text:p>2408159.5</text:p>
          </table:table-cell>
          <table:table-cell office:value-type="string" calcext:value-type="string">
            <text:p>1881-03-20T00:00:00</text:p>
          </table:table-cell>
          <table:table-cell office:value-type="float" office:value="2408159.5" calcext:value-type="float">
            <text:p>2408159.5</text:p>
          </table:table-cell>
          <table:table-cell office:value-type="float" office:value="13513.960993" calcext:value-type="float">
            <text:p>13513.960993</text:p>
          </table:table-cell>
          <table:table-cell office:value-type="float" office:value="0.039007" calcext:value-type="float">
            <text:p>0.039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-01-01T00:00:00</text:p>
          </table:table-cell>
          <table:table-cell office:value-type="float" office:value="2408525.5" calcext:value-type="float">
            <text:p>2408525.5</text:p>
          </table:table-cell>
          <table:table-cell office:value-type="string" calcext:value-type="string">
            <text:p>1882-03-21T00:00:00</text:p>
          </table:table-cell>
          <table:table-cell office:value-type="float" office:value="2408525.5" calcext:value-type="float">
            <text:p>2408525.5</text:p>
          </table:table-cell>
          <table:table-cell office:value-type="float" office:value="13879.203182" calcext:value-type="float">
            <text:p>13879.203182</text:p>
          </table:table-cell>
          <table:table-cell office:value-type="float" office:value="0.796818" calcext:value-type="float">
            <text:p>0.796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-01-01T00:00:00</text:p>
          </table:table-cell>
          <table:table-cell office:value-type="float" office:value="2408890.5" calcext:value-type="float">
            <text:p>2408890.5</text:p>
          </table:table-cell>
          <table:table-cell office:value-type="string" calcext:value-type="string">
            <text:p>1883-03-21T00:00:00</text:p>
          </table:table-cell>
          <table:table-cell office:value-type="float" office:value="2408890.5" calcext:value-type="float">
            <text:p>2408890.5</text:p>
          </table:table-cell>
          <table:table-cell office:value-type="float" office:value="14244.445371" calcext:value-type="float">
            <text:p>14244.445371</text:p>
          </table:table-cell>
          <table:table-cell office:value-type="float" office:value="0.554629" calcext:value-type="float">
            <text:p>0.554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-01-01T00:00:00</text:p>
          </table:table-cell>
          <table:table-cell office:value-type="float" office:value="2409255.5" calcext:value-type="float">
            <text:p>2409255.5</text:p>
          </table:table-cell>
          <table:table-cell office:value-type="string" calcext:value-type="string">
            <text:p>1884-03-20T00:00:00</text:p>
          </table:table-cell>
          <table:table-cell office:value-type="float" office:value="2409255.5" calcext:value-type="float">
            <text:p>2409255.5</text:p>
          </table:table-cell>
          <table:table-cell office:value-type="float" office:value="14609.68756" calcext:value-type="float">
            <text:p>14609.68756</text:p>
          </table:table-cell>
          <table:table-cell office:value-type="float" office:value="0.31244" calcext:value-type="float">
            <text:p>0.3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-01-01T00:00:00</text:p>
          </table:table-cell>
          <table:table-cell office:value-type="float" office:value="2409620.5" calcext:value-type="float">
            <text:p>2409620.5</text:p>
          </table:table-cell>
          <table:table-cell office:value-type="string" calcext:value-type="string">
            <text:p>1885-03-20T00:00:00</text:p>
          </table:table-cell>
          <table:table-cell office:value-type="float" office:value="2409620.5" calcext:value-type="float">
            <text:p>2409620.5</text:p>
          </table:table-cell>
          <table:table-cell office:value-type="float" office:value="14974.929749" calcext:value-type="float">
            <text:p>14974.929749</text:p>
          </table:table-cell>
          <table:table-cell office:value-type="float" office:value="0.070251" calcext:value-type="float">
            <text:p>0.070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-01-01T00:00:00</text:p>
          </table:table-cell>
          <table:table-cell office:value-type="float" office:value="2409986.5" calcext:value-type="float">
            <text:p>2409986.5</text:p>
          </table:table-cell>
          <table:table-cell office:value-type="string" calcext:value-type="string">
            <text:p>1886-03-21T00:00:00</text:p>
          </table:table-cell>
          <table:table-cell office:value-type="float" office:value="2409986.5" calcext:value-type="float">
            <text:p>2409986.5</text:p>
          </table:table-cell>
          <table:table-cell office:value-type="float" office:value="15340.171938" calcext:value-type="float">
            <text:p>15340.171938</text:p>
          </table:table-cell>
          <table:table-cell office:value-type="float" office:value="0.828062" calcext:value-type="float">
            <text:p>0.828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-01-01T00:00:00</text:p>
          </table:table-cell>
          <table:table-cell office:value-type="float" office:value="2410351.5" calcext:value-type="float">
            <text:p>2410351.5</text:p>
          </table:table-cell>
          <table:table-cell office:value-type="string" calcext:value-type="string">
            <text:p>1887-03-21T00:00:00</text:p>
          </table:table-cell>
          <table:table-cell office:value-type="float" office:value="2410351.5" calcext:value-type="float">
            <text:p>2410351.5</text:p>
          </table:table-cell>
          <table:table-cell office:value-type="float" office:value="15705.414127" calcext:value-type="float">
            <text:p>15705.414127</text:p>
          </table:table-cell>
          <table:table-cell office:value-type="float" office:value="0.585873" calcext:value-type="float">
            <text:p>0.585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-01-01T00:00:00</text:p>
          </table:table-cell>
          <table:table-cell office:value-type="float" office:value="2410716.5" calcext:value-type="float">
            <text:p>2410716.5</text:p>
          </table:table-cell>
          <table:table-cell office:value-type="string" calcext:value-type="string">
            <text:p>1888-03-20T00:00:00</text:p>
          </table:table-cell>
          <table:table-cell office:value-type="float" office:value="2410716.5" calcext:value-type="float">
            <text:p>2410716.5</text:p>
          </table:table-cell>
          <table:table-cell office:value-type="float" office:value="16070.656316" calcext:value-type="float">
            <text:p>16070.656316</text:p>
          </table:table-cell>
          <table:table-cell office:value-type="float" office:value="0.343684" calcext:value-type="float">
            <text:p>0.3436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-01-01T00:00:00</text:p>
          </table:table-cell>
          <table:table-cell office:value-type="float" office:value="2411081.5" calcext:value-type="float">
            <text:p>2411081.5</text:p>
          </table:table-cell>
          <table:table-cell office:value-type="string" calcext:value-type="string">
            <text:p>1889-03-20T00:00:00</text:p>
          </table:table-cell>
          <table:table-cell office:value-type="float" office:value="2411081.5" calcext:value-type="float">
            <text:p>2411081.5</text:p>
          </table:table-cell>
          <table:table-cell office:value-type="float" office:value="16435.898505" calcext:value-type="float">
            <text:p>16435.898505</text:p>
          </table:table-cell>
          <table:table-cell office:value-type="float" office:value="0.101495" calcext:value-type="float">
            <text:p>0.101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-01-01T00:00:00</text:p>
          </table:table-cell>
          <table:table-cell office:value-type="float" office:value="2411447.5" calcext:value-type="float">
            <text:p>2411447.5</text:p>
          </table:table-cell>
          <table:table-cell office:value-type="string" calcext:value-type="string">
            <text:p>1890-03-21T00:00:00</text:p>
          </table:table-cell>
          <table:table-cell office:value-type="float" office:value="2411447.5" calcext:value-type="float">
            <text:p>2411447.5</text:p>
          </table:table-cell>
          <table:table-cell office:value-type="float" office:value="16801.140694" calcext:value-type="float">
            <text:p>16801.140694</text:p>
          </table:table-cell>
          <table:table-cell office:value-type="float" office:value="0.859306" calcext:value-type="float">
            <text:p>0.859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-01-01T00:00:00</text:p>
          </table:table-cell>
          <table:table-cell office:value-type="float" office:value="2411812.5" calcext:value-type="float">
            <text:p>2411812.5</text:p>
          </table:table-cell>
          <table:table-cell office:value-type="string" calcext:value-type="string">
            <text:p>1891-03-21T00:00:00</text:p>
          </table:table-cell>
          <table:table-cell office:value-type="float" office:value="2411812.5" calcext:value-type="float">
            <text:p>2411812.5</text:p>
          </table:table-cell>
          <table:table-cell office:value-type="float" office:value="17166.382883" calcext:value-type="float">
            <text:p>17166.382883</text:p>
          </table:table-cell>
          <table:table-cell office:value-type="float" office:value="0.617117" calcext:value-type="float">
            <text:p>0.617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-01-01T00:00:00</text:p>
          </table:table-cell>
          <table:table-cell office:value-type="float" office:value="2412177.5" calcext:value-type="float">
            <text:p>2412177.5</text:p>
          </table:table-cell>
          <table:table-cell office:value-type="string" calcext:value-type="string">
            <text:p>1892-03-20T00:00:00</text:p>
          </table:table-cell>
          <table:table-cell office:value-type="float" office:value="2412177.5" calcext:value-type="float">
            <text:p>2412177.5</text:p>
          </table:table-cell>
          <table:table-cell office:value-type="float" office:value="17531.625072" calcext:value-type="float">
            <text:p>17531.625072</text:p>
          </table:table-cell>
          <table:table-cell office:value-type="float" office:value="0.374928" calcext:value-type="float">
            <text:p>0.3749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-01-01T00:00:00</text:p>
          </table:table-cell>
          <table:table-cell office:value-type="float" office:value="2412542.5" calcext:value-type="float">
            <text:p>2412542.5</text:p>
          </table:table-cell>
          <table:table-cell office:value-type="string" calcext:value-type="string">
            <text:p>1893-03-20T00:00:00</text:p>
          </table:table-cell>
          <table:table-cell office:value-type="float" office:value="2412542.5" calcext:value-type="float">
            <text:p>2412542.5</text:p>
          </table:table-cell>
          <table:table-cell office:value-type="float" office:value="17896.867261" calcext:value-type="float">
            <text:p>17896.867261</text:p>
          </table:table-cell>
          <table:table-cell office:value-type="float" office:value="0.132739" calcext:value-type="float">
            <text:p>0.132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-01-01T00:00:00</text:p>
          </table:table-cell>
          <table:table-cell office:value-type="float" office:value="2412908.5" calcext:value-type="float">
            <text:p>2412908.5</text:p>
          </table:table-cell>
          <table:table-cell office:value-type="string" calcext:value-type="string">
            <text:p>1894-03-20T00:00:00</text:p>
          </table:table-cell>
          <table:table-cell office:value-type="float" office:value="2412907.5" calcext:value-type="float">
            <text:p>2412907.5</text:p>
          </table:table-cell>
          <table:table-cell office:value-type="float" office:value="18262.10945" calcext:value-type="float">
            <text:p>18262.10945</text:p>
          </table:table-cell>
          <table:table-cell office:value-type="float" office:value="0.89055" calcext:value-type="float">
            <text:p>0.890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-01-01T00:00:00</text:p>
          </table:table-cell>
          <table:table-cell office:value-type="float" office:value="2413273.5" calcext:value-type="float">
            <text:p>2413273.5</text:p>
          </table:table-cell>
          <table:table-cell office:value-type="string" calcext:value-type="string">
            <text:p>1895-03-21T00:00:00</text:p>
          </table:table-cell>
          <table:table-cell office:value-type="float" office:value="2413273.5" calcext:value-type="float">
            <text:p>2413273.5</text:p>
          </table:table-cell>
          <table:table-cell office:value-type="float" office:value="18627.351639" calcext:value-type="float">
            <text:p>18627.351639</text:p>
          </table:table-cell>
          <table:table-cell office:value-type="float" office:value="0.648361" calcext:value-type="float">
            <text:p>0.648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-01-01T00:00:00</text:p>
          </table:table-cell>
          <table:table-cell office:value-type="float" office:value="2413638.5" calcext:value-type="float">
            <text:p>2413638.5</text:p>
          </table:table-cell>
          <table:table-cell office:value-type="string" calcext:value-type="string">
            <text:p>1896-03-20T00:00:00</text:p>
          </table:table-cell>
          <table:table-cell office:value-type="float" office:value="2413638.5" calcext:value-type="float">
            <text:p>2413638.5</text:p>
          </table:table-cell>
          <table:table-cell office:value-type="float" office:value="18992.593828" calcext:value-type="float">
            <text:p>18992.593828</text:p>
          </table:table-cell>
          <table:table-cell office:value-type="float" office:value="0.406172" calcext:value-type="float">
            <text:p>0.406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-01-01T00:00:00</text:p>
          </table:table-cell>
          <table:table-cell office:value-type="float" office:value="2414003.5" calcext:value-type="float">
            <text:p>2414003.5</text:p>
          </table:table-cell>
          <table:table-cell office:value-type="string" calcext:value-type="string">
            <text:p>1897-03-20T00:00:00</text:p>
          </table:table-cell>
          <table:table-cell office:value-type="float" office:value="2414003.5" calcext:value-type="float">
            <text:p>2414003.5</text:p>
          </table:table-cell>
          <table:table-cell office:value-type="float" office:value="19357.836017" calcext:value-type="float">
            <text:p>19357.836017</text:p>
          </table:table-cell>
          <table:table-cell office:value-type="float" office:value="0.163983" calcext:value-type="float">
            <text:p>0.163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-01-01T00:00:00</text:p>
          </table:table-cell>
          <table:table-cell office:value-type="float" office:value="2414369.5" calcext:value-type="float">
            <text:p>2414369.5</text:p>
          </table:table-cell>
          <table:table-cell office:value-type="string" calcext:value-type="string">
            <text:p>1898-03-20T00:00:00</text:p>
          </table:table-cell>
          <table:table-cell office:value-type="float" office:value="2414368.5" calcext:value-type="float">
            <text:p>2414368.5</text:p>
          </table:table-cell>
          <table:table-cell office:value-type="float" office:value="19723.078206" calcext:value-type="float">
            <text:p>19723.078206</text:p>
          </table:table-cell>
          <table:table-cell office:value-type="float" office:value="0.921794" calcext:value-type="float">
            <text:p>0.92179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-01-01T00:00:00</text:p>
          </table:table-cell>
          <table:table-cell office:value-type="float" office:value="2414734.5" calcext:value-type="float">
            <text:p>2414734.5</text:p>
          </table:table-cell>
          <table:table-cell office:value-type="string" calcext:value-type="string">
            <text:p>1899-03-21T00:00:00</text:p>
          </table:table-cell>
          <table:table-cell office:value-type="float" office:value="2414734.5" calcext:value-type="float">
            <text:p>2414734.5</text:p>
          </table:table-cell>
          <table:table-cell office:value-type="float" office:value="20088.320395" calcext:value-type="float">
            <text:p>20088.320395</text:p>
          </table:table-cell>
          <table:table-cell office:value-type="float" office:value="0.679605" calcext:value-type="float">
            <text:p>0.679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-01-01T00:00:00</text:p>
          </table:table-cell>
          <table:table-cell office:value-type="float" office:value="2415099.5" calcext:value-type="float">
            <text:p>2415099.5</text:p>
          </table:table-cell>
          <table:table-cell office:value-type="string" calcext:value-type="string">
            <text:p>1900-03-21T00:00:00</text:p>
          </table:table-cell>
          <table:table-cell office:value-type="float" office:value="2415099.5" calcext:value-type="float">
            <text:p>2415099.5</text:p>
          </table:table-cell>
          <table:table-cell office:value-type="float" office:value="20453.562584" calcext:value-type="float">
            <text:p>20453.562584</text:p>
          </table:table-cell>
          <table:table-cell office:value-type="float" office:value="0.437416" calcext:value-type="float">
            <text:p>0.437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-01-01T00:00:00</text:p>
          </table:table-cell>
          <table:table-cell office:value-type="float" office:value="2415464.5" calcext:value-type="float">
            <text:p>2415464.5</text:p>
          </table:table-cell>
          <table:table-cell office:value-type="string" calcext:value-type="string">
            <text:p>1901-03-21T00:00:00</text:p>
          </table:table-cell>
          <table:table-cell office:value-type="float" office:value="2415464.5" calcext:value-type="float">
            <text:p>2415464.5</text:p>
          </table:table-cell>
          <table:table-cell office:value-type="float" office:value="20818.804773" calcext:value-type="float">
            <text:p>20818.804773</text:p>
          </table:table-cell>
          <table:table-cell office:value-type="float" office:value="0.195227" calcext:value-type="float">
            <text:p>0.195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-01-01T00:00:00</text:p>
          </table:table-cell>
          <table:table-cell office:value-type="float" office:value="2415830.5" calcext:value-type="float">
            <text:p>2415830.5</text:p>
          </table:table-cell>
          <table:table-cell office:value-type="string" calcext:value-type="string">
            <text:p>1902-03-21T00:00:00</text:p>
          </table:table-cell>
          <table:table-cell office:value-type="float" office:value="2415829.5" calcext:value-type="float">
            <text:p>2415829.5</text:p>
          </table:table-cell>
          <table:table-cell office:value-type="float" office:value="21184.046962" calcext:value-type="float">
            <text:p>21184.046962</text:p>
          </table:table-cell>
          <table:table-cell office:value-type="float" office:value="0.953038" calcext:value-type="float">
            <text:p>0.95303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-01-01T00:00:00</text:p>
          </table:table-cell>
          <table:table-cell office:value-type="float" office:value="2416195.5" calcext:value-type="float">
            <text:p>2416195.5</text:p>
          </table:table-cell>
          <table:table-cell office:value-type="string" calcext:value-type="string">
            <text:p>1903-03-22T00:00:00</text:p>
          </table:table-cell>
          <table:table-cell office:value-type="float" office:value="2416195.5" calcext:value-type="float">
            <text:p>2416195.5</text:p>
          </table:table-cell>
          <table:table-cell office:value-type="float" office:value="21549.289151" calcext:value-type="float">
            <text:p>21549.289151</text:p>
          </table:table-cell>
          <table:table-cell office:value-type="float" office:value="0.710849" calcext:value-type="float">
            <text:p>0.710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-01-01T00:00:00</text:p>
          </table:table-cell>
          <table:table-cell office:value-type="float" office:value="2416560.5" calcext:value-type="float">
            <text:p>2416560.5</text:p>
          </table:table-cell>
          <table:table-cell office:value-type="string" calcext:value-type="string">
            <text:p>1904-03-21T00:00:00</text:p>
          </table:table-cell>
          <table:table-cell office:value-type="float" office:value="2416560.5" calcext:value-type="float">
            <text:p>2416560.5</text:p>
          </table:table-cell>
          <table:table-cell office:value-type="float" office:value="21914.53134" calcext:value-type="float">
            <text:p>21914.53134</text:p>
          </table:table-cell>
          <table:table-cell office:value-type="float" office:value="0.46866" calcext:value-type="float">
            <text:p>0.4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-01-01T00:00:00</text:p>
          </table:table-cell>
          <table:table-cell office:value-type="float" office:value="2416925.5" calcext:value-type="float">
            <text:p>2416925.5</text:p>
          </table:table-cell>
          <table:table-cell office:value-type="string" calcext:value-type="string">
            <text:p>1905-03-21T00:00:00</text:p>
          </table:table-cell>
          <table:table-cell office:value-type="float" office:value="2416925.5" calcext:value-type="float">
            <text:p>2416925.5</text:p>
          </table:table-cell>
          <table:table-cell office:value-type="float" office:value="22279.773529" calcext:value-type="float">
            <text:p>22279.773529</text:p>
          </table:table-cell>
          <table:table-cell office:value-type="float" office:value="0.226471" calcext:value-type="float">
            <text:p>0.226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-01-01T00:00:00</text:p>
          </table:table-cell>
          <table:table-cell office:value-type="float" office:value="2417291.5" calcext:value-type="float">
            <text:p>2417291.5</text:p>
          </table:table-cell>
          <table:table-cell office:value-type="string" calcext:value-type="string">
            <text:p>1906-03-21T00:00:00</text:p>
          </table:table-cell>
          <table:table-cell office:value-type="float" office:value="2417290.5" calcext:value-type="float">
            <text:p>2417290.5</text:p>
          </table:table-cell>
          <table:table-cell office:value-type="float" office:value="22645.015718" calcext:value-type="float">
            <text:p>22645.015718</text:p>
          </table:table-cell>
          <table:table-cell office:value-type="float" office:value="0.984282" calcext:value-type="float">
            <text:p>0.98428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-01-01T00:00:00</text:p>
          </table:table-cell>
          <table:table-cell office:value-type="float" office:value="2417656.5" calcext:value-type="float">
            <text:p>2417656.5</text:p>
          </table:table-cell>
          <table:table-cell office:value-type="string" calcext:value-type="string">
            <text:p>1907-03-22T00:00:00</text:p>
          </table:table-cell>
          <table:table-cell office:value-type="float" office:value="2417656.5" calcext:value-type="float">
            <text:p>2417656.5</text:p>
          </table:table-cell>
          <table:table-cell office:value-type="float" office:value="23010.257907" calcext:value-type="float">
            <text:p>23010.257907</text:p>
          </table:table-cell>
          <table:table-cell office:value-type="float" office:value="0.742093" calcext:value-type="float">
            <text:p>0.742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-01-01T00:00:00</text:p>
          </table:table-cell>
          <table:table-cell office:value-type="float" office:value="2418021.5" calcext:value-type="float">
            <text:p>2418021.5</text:p>
          </table:table-cell>
          <table:table-cell office:value-type="string" calcext:value-type="string">
            <text:p>1908-03-21T00:00:00</text:p>
          </table:table-cell>
          <table:table-cell office:value-type="float" office:value="2418021.5" calcext:value-type="float">
            <text:p>2418021.5</text:p>
          </table:table-cell>
          <table:table-cell office:value-type="float" office:value="23375.500096" calcext:value-type="float">
            <text:p>23375.500096</text:p>
          </table:table-cell>
          <table:table-cell office:value-type="float" office:value="0.499904" calcext:value-type="float">
            <text:p>0.499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-01-01T00:00:00</text:p>
          </table:table-cell>
          <table:table-cell office:value-type="float" office:value="2418386.5" calcext:value-type="float">
            <text:p>2418386.5</text:p>
          </table:table-cell>
          <table:table-cell office:value-type="string" calcext:value-type="string">
            <text:p>1909-03-21T00:00:00</text:p>
          </table:table-cell>
          <table:table-cell office:value-type="float" office:value="2418386.5" calcext:value-type="float">
            <text:p>2418386.5</text:p>
          </table:table-cell>
          <table:table-cell office:value-type="float" office:value="23740.742285" calcext:value-type="float">
            <text:p>23740.742285</text:p>
          </table:table-cell>
          <table:table-cell office:value-type="float" office:value="0.257715" calcext:value-type="float">
            <text:p>0.2577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-01-01T00:00:00</text:p>
          </table:table-cell>
          <table:table-cell office:value-type="float" office:value="2418751.5" calcext:value-type="float">
            <text:p>2418751.5</text:p>
          </table:table-cell>
          <table:table-cell office:value-type="string" calcext:value-type="string">
            <text:p>1910-03-21T00:00:00</text:p>
          </table:table-cell>
          <table:table-cell office:value-type="float" office:value="2418751.5" calcext:value-type="float">
            <text:p>2418751.5</text:p>
          </table:table-cell>
          <table:table-cell office:value-type="float" office:value="24105.984474" calcext:value-type="float">
            <text:p>24105.984474</text:p>
          </table:table-cell>
          <table:table-cell office:value-type="float" office:value="0.015526" calcext:value-type="float">
            <text:p>0.015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-01-01T00:00:00</text:p>
          </table:table-cell>
          <table:table-cell office:value-type="float" office:value="2419117.5" calcext:value-type="float">
            <text:p>2419117.5</text:p>
          </table:table-cell>
          <table:table-cell office:value-type="string" calcext:value-type="string">
            <text:p>1911-03-22T00:00:00</text:p>
          </table:table-cell>
          <table:table-cell office:value-type="float" office:value="2419117.5" calcext:value-type="float">
            <text:p>2419117.5</text:p>
          </table:table-cell>
          <table:table-cell office:value-type="float" office:value="24471.226663" calcext:value-type="float">
            <text:p>24471.226663</text:p>
          </table:table-cell>
          <table:table-cell office:value-type="float" office:value="0.773337" calcext:value-type="float">
            <text:p>0.773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-01-01T00:00:00</text:p>
          </table:table-cell>
          <table:table-cell office:value-type="float" office:value="2419482.5" calcext:value-type="float">
            <text:p>2419482.5</text:p>
          </table:table-cell>
          <table:table-cell office:value-type="string" calcext:value-type="string">
            <text:p>1912-03-21T00:00:00</text:p>
          </table:table-cell>
          <table:table-cell office:value-type="float" office:value="2419482.5" calcext:value-type="float">
            <text:p>2419482.5</text:p>
          </table:table-cell>
          <table:table-cell office:value-type="float" office:value="24836.468852" calcext:value-type="float">
            <text:p>24836.468852</text:p>
          </table:table-cell>
          <table:table-cell office:value-type="float" office:value="0.531148" calcext:value-type="float">
            <text:p>0.531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-01-01T00:00:00</text:p>
          </table:table-cell>
          <table:table-cell office:value-type="float" office:value="2419847.5" calcext:value-type="float">
            <text:p>2419847.5</text:p>
          </table:table-cell>
          <table:table-cell office:value-type="string" calcext:value-type="string">
            <text:p>1913-03-21T00:00:00</text:p>
          </table:table-cell>
          <table:table-cell office:value-type="float" office:value="2419847.5" calcext:value-type="float">
            <text:p>2419847.5</text:p>
          </table:table-cell>
          <table:table-cell office:value-type="float" office:value="25201.711041" calcext:value-type="float">
            <text:p>25201.711041</text:p>
          </table:table-cell>
          <table:table-cell office:value-type="float" office:value="0.288959" calcext:value-type="float">
            <text:p>0.2889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-01-01T00:00:00</text:p>
          </table:table-cell>
          <table:table-cell office:value-type="float" office:value="2420212.5" calcext:value-type="float">
            <text:p>2420212.5</text:p>
          </table:table-cell>
          <table:table-cell office:value-type="string" calcext:value-type="string">
            <text:p>1914-03-21T00:00:00</text:p>
          </table:table-cell>
          <table:table-cell office:value-type="float" office:value="2420212.5" calcext:value-type="float">
            <text:p>2420212.5</text:p>
          </table:table-cell>
          <table:table-cell office:value-type="float" office:value="25566.95323" calcext:value-type="float">
            <text:p>25566.95323</text:p>
          </table:table-cell>
          <table:table-cell office:value-type="float" office:value="0.04677" calcext:value-type="float">
            <text:p>0.0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-01-01T00:00:00</text:p>
          </table:table-cell>
          <table:table-cell office:value-type="float" office:value="2420578.5" calcext:value-type="float">
            <text:p>2420578.5</text:p>
          </table:table-cell>
          <table:table-cell office:value-type="string" calcext:value-type="string">
            <text:p>1915-03-22T00:00:00</text:p>
          </table:table-cell>
          <table:table-cell office:value-type="float" office:value="2420578.5" calcext:value-type="float">
            <text:p>2420578.5</text:p>
          </table:table-cell>
          <table:table-cell office:value-type="float" office:value="25932.195419" calcext:value-type="float">
            <text:p>25932.195419</text:p>
          </table:table-cell>
          <table:table-cell office:value-type="float" office:value="0.804581" calcext:value-type="float">
            <text:p>0.8045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-01-01T00:00:00</text:p>
          </table:table-cell>
          <table:table-cell office:value-type="float" office:value="2420943.5" calcext:value-type="float">
            <text:p>2420943.5</text:p>
          </table:table-cell>
          <table:table-cell office:value-type="string" calcext:value-type="string">
            <text:p>1916-03-21T00:00:00</text:p>
          </table:table-cell>
          <table:table-cell office:value-type="float" office:value="2420943.5" calcext:value-type="float">
            <text:p>2420943.5</text:p>
          </table:table-cell>
          <table:table-cell office:value-type="float" office:value="26297.437608" calcext:value-type="float">
            <text:p>26297.437608</text:p>
          </table:table-cell>
          <table:table-cell office:value-type="float" office:value="0.562392" calcext:value-type="float">
            <text:p>0.562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-01-01T00:00:00</text:p>
          </table:table-cell>
          <table:table-cell office:value-type="float" office:value="2421308.5" calcext:value-type="float">
            <text:p>2421308.5</text:p>
          </table:table-cell>
          <table:table-cell office:value-type="string" calcext:value-type="string">
            <text:p>1917-03-21T00:00:00</text:p>
          </table:table-cell>
          <table:table-cell office:value-type="float" office:value="2421308.5" calcext:value-type="float">
            <text:p>2421308.5</text:p>
          </table:table-cell>
          <table:table-cell office:value-type="float" office:value="26662.679797" calcext:value-type="float">
            <text:p>26662.679797</text:p>
          </table:table-cell>
          <table:table-cell office:value-type="float" office:value="0.320203" calcext:value-type="float">
            <text:p>0.320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-01-01T00:00:00</text:p>
          </table:table-cell>
          <table:table-cell office:value-type="float" office:value="2421673.5" calcext:value-type="float">
            <text:p>2421673.5</text:p>
          </table:table-cell>
          <table:table-cell office:value-type="string" calcext:value-type="string">
            <text:p>1918-03-21T00:00:00</text:p>
          </table:table-cell>
          <table:table-cell office:value-type="float" office:value="2421673.5" calcext:value-type="float">
            <text:p>2421673.5</text:p>
          </table:table-cell>
          <table:table-cell office:value-type="float" office:value="27027.921986" calcext:value-type="float">
            <text:p>27027.921986</text:p>
          </table:table-cell>
          <table:table-cell office:value-type="float" office:value="0.078014" calcext:value-type="float">
            <text:p>0.078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-01-01T00:00:00</text:p>
          </table:table-cell>
          <table:table-cell office:value-type="float" office:value="2422039.5" calcext:value-type="float">
            <text:p>2422039.5</text:p>
          </table:table-cell>
          <table:table-cell office:value-type="string" calcext:value-type="string">
            <text:p>1919-03-22T00:00:00</text:p>
          </table:table-cell>
          <table:table-cell office:value-type="float" office:value="2422039.5" calcext:value-type="float">
            <text:p>2422039.5</text:p>
          </table:table-cell>
          <table:table-cell office:value-type="float" office:value="27393.164175" calcext:value-type="float">
            <text:p>27393.164175</text:p>
          </table:table-cell>
          <table:table-cell office:value-type="float" office:value="0.835825" calcext:value-type="float">
            <text:p>0.835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-01-01T00:00:00</text:p>
          </table:table-cell>
          <table:table-cell office:value-type="float" office:value="2422404.5" calcext:value-type="float">
            <text:p>2422404.5</text:p>
          </table:table-cell>
          <table:table-cell office:value-type="string" calcext:value-type="string">
            <text:p>1920-03-21T00:00:00</text:p>
          </table:table-cell>
          <table:table-cell office:value-type="float" office:value="2422404.5" calcext:value-type="float">
            <text:p>2422404.5</text:p>
          </table:table-cell>
          <table:table-cell office:value-type="float" office:value="27758.406364" calcext:value-type="float">
            <text:p>27758.406364</text:p>
          </table:table-cell>
          <table:table-cell office:value-type="float" office:value="0.593636" calcext:value-type="float">
            <text:p>0.593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-01-01T00:00:00</text:p>
          </table:table-cell>
          <table:table-cell office:value-type="float" office:value="2422769.5" calcext:value-type="float">
            <text:p>2422769.5</text:p>
          </table:table-cell>
          <table:table-cell office:value-type="string" calcext:value-type="string">
            <text:p>1921-03-21T00:00:00</text:p>
          </table:table-cell>
          <table:table-cell office:value-type="float" office:value="2422769.5" calcext:value-type="float">
            <text:p>2422769.5</text:p>
          </table:table-cell>
          <table:table-cell office:value-type="float" office:value="28123.648553" calcext:value-type="float">
            <text:p>28123.648553</text:p>
          </table:table-cell>
          <table:table-cell office:value-type="float" office:value="0.351447" calcext:value-type="float">
            <text:p>0.351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-01-01T00:00:00</text:p>
          </table:table-cell>
          <table:table-cell office:value-type="float" office:value="2423134.5" calcext:value-type="float">
            <text:p>2423134.5</text:p>
          </table:table-cell>
          <table:table-cell office:value-type="string" calcext:value-type="string">
            <text:p>1922-03-21T00:00:00</text:p>
          </table:table-cell>
          <table:table-cell office:value-type="float" office:value="2423134.5" calcext:value-type="float">
            <text:p>2423134.5</text:p>
          </table:table-cell>
          <table:table-cell office:value-type="float" office:value="28488.890742" calcext:value-type="float">
            <text:p>28488.890742</text:p>
          </table:table-cell>
          <table:table-cell office:value-type="float" office:value="0.109258" calcext:value-type="float">
            <text:p>0.109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-01-01T00:00:00</text:p>
          </table:table-cell>
          <table:table-cell office:value-type="float" office:value="2423500.5" calcext:value-type="float">
            <text:p>2423500.5</text:p>
          </table:table-cell>
          <table:table-cell office:value-type="string" calcext:value-type="string">
            <text:p>1923-03-22T00:00:00</text:p>
          </table:table-cell>
          <table:table-cell office:value-type="float" office:value="2423500.5" calcext:value-type="float">
            <text:p>2423500.5</text:p>
          </table:table-cell>
          <table:table-cell office:value-type="float" office:value="28854.132931" calcext:value-type="float">
            <text:p>28854.132931</text:p>
          </table:table-cell>
          <table:table-cell office:value-type="float" office:value="0.867069" calcext:value-type="float">
            <text:p>0.867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-01-01T00:00:00</text:p>
          </table:table-cell>
          <table:table-cell office:value-type="float" office:value="2423865.5" calcext:value-type="float">
            <text:p>2423865.5</text:p>
          </table:table-cell>
          <table:table-cell office:value-type="string" calcext:value-type="string">
            <text:p>1924-03-21T00:00:00</text:p>
          </table:table-cell>
          <table:table-cell office:value-type="float" office:value="2423865.5" calcext:value-type="float">
            <text:p>2423865.5</text:p>
          </table:table-cell>
          <table:table-cell office:value-type="float" office:value="29219.37512" calcext:value-type="float">
            <text:p>29219.37512</text:p>
          </table:table-cell>
          <table:table-cell office:value-type="float" office:value="0.62488" calcext:value-type="float">
            <text:p>0.6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-01-01T00:00:00</text:p>
          </table:table-cell>
          <table:table-cell office:value-type="float" office:value="2424230.5" calcext:value-type="float">
            <text:p>2424230.5</text:p>
          </table:table-cell>
          <table:table-cell office:value-type="string" calcext:value-type="string">
            <text:p>1925-03-21T00:00:00</text:p>
          </table:table-cell>
          <table:table-cell office:value-type="float" office:value="2424230.5" calcext:value-type="float">
            <text:p>2424230.5</text:p>
          </table:table-cell>
          <table:table-cell office:value-type="float" office:value="29584.617309" calcext:value-type="float">
            <text:p>29584.617309</text:p>
          </table:table-cell>
          <table:table-cell office:value-type="float" office:value="0.382691" calcext:value-type="float">
            <text:p>0.3826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-01-01T00:00:00</text:p>
          </table:table-cell>
          <table:table-cell office:value-type="float" office:value="2424595.5" calcext:value-type="float">
            <text:p>2424595.5</text:p>
          </table:table-cell>
          <table:table-cell office:value-type="string" calcext:value-type="string">
            <text:p>1926-03-21T00:00:00</text:p>
          </table:table-cell>
          <table:table-cell office:value-type="float" office:value="2424595.5" calcext:value-type="float">
            <text:p>2424595.5</text:p>
          </table:table-cell>
          <table:table-cell office:value-type="float" office:value="29949.859498" calcext:value-type="float">
            <text:p>29949.859498</text:p>
          </table:table-cell>
          <table:table-cell office:value-type="float" office:value="0.140502" calcext:value-type="float">
            <text:p>0.140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-01-01T00:00:00</text:p>
          </table:table-cell>
          <table:table-cell office:value-type="float" office:value="2424961.5" calcext:value-type="float">
            <text:p>2424961.5</text:p>
          </table:table-cell>
          <table:table-cell office:value-type="string" calcext:value-type="string">
            <text:p>1927-03-21T00:00:00</text:p>
          </table:table-cell>
          <table:table-cell office:value-type="float" office:value="2424960.5" calcext:value-type="float">
            <text:p>2424960.5</text:p>
          </table:table-cell>
          <table:table-cell office:value-type="float" office:value="30315.101687" calcext:value-type="float">
            <text:p>30315.101687</text:p>
          </table:table-cell>
          <table:table-cell office:value-type="float" office:value="0.898313" calcext:value-type="float">
            <text:p>0.8983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-01-01T00:00:00</text:p>
          </table:table-cell>
          <table:table-cell office:value-type="float" office:value="2425326.5" calcext:value-type="float">
            <text:p>2425326.5</text:p>
          </table:table-cell>
          <table:table-cell office:value-type="string" calcext:value-type="string">
            <text:p>1928-03-21T00:00:00</text:p>
          </table:table-cell>
          <table:table-cell office:value-type="float" office:value="2425326.5" calcext:value-type="float">
            <text:p>2425326.5</text:p>
          </table:table-cell>
          <table:table-cell office:value-type="float" office:value="30680.343876" calcext:value-type="float">
            <text:p>30680.343876</text:p>
          </table:table-cell>
          <table:table-cell office:value-type="float" office:value="0.656124" calcext:value-type="float">
            <text:p>0.656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-01-01T00:00:00</text:p>
          </table:table-cell>
          <table:table-cell office:value-type="float" office:value="2425691.5" calcext:value-type="float">
            <text:p>2425691.5</text:p>
          </table:table-cell>
          <table:table-cell office:value-type="string" calcext:value-type="string">
            <text:p>1929-03-21T00:00:00</text:p>
          </table:table-cell>
          <table:table-cell office:value-type="float" office:value="2425691.5" calcext:value-type="float">
            <text:p>2425691.5</text:p>
          </table:table-cell>
          <table:table-cell office:value-type="float" office:value="31045.586065" calcext:value-type="float">
            <text:p>31045.586065</text:p>
          </table:table-cell>
          <table:table-cell office:value-type="float" office:value="0.413935" calcext:value-type="float">
            <text:p>0.413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-01-01T00:00:00</text:p>
          </table:table-cell>
          <table:table-cell office:value-type="float" office:value="2426056.5" calcext:value-type="float">
            <text:p>2426056.5</text:p>
          </table:table-cell>
          <table:table-cell office:value-type="string" calcext:value-type="string">
            <text:p>1930-03-21T00:00:00</text:p>
          </table:table-cell>
          <table:table-cell office:value-type="float" office:value="2426056.5" calcext:value-type="float">
            <text:p>2426056.5</text:p>
          </table:table-cell>
          <table:table-cell office:value-type="float" office:value="31410.828254" calcext:value-type="float">
            <text:p>31410.828254</text:p>
          </table:table-cell>
          <table:table-cell office:value-type="float" office:value="0.171746" calcext:value-type="float">
            <text:p>0.171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-01-01T00:00:00</text:p>
          </table:table-cell>
          <table:table-cell office:value-type="float" office:value="2426422.5" calcext:value-type="float">
            <text:p>2426422.5</text:p>
          </table:table-cell>
          <table:table-cell office:value-type="string" calcext:value-type="string">
            <text:p>1931-03-21T00:00:00</text:p>
          </table:table-cell>
          <table:table-cell office:value-type="float" office:value="2426421.5" calcext:value-type="float">
            <text:p>2426421.5</text:p>
          </table:table-cell>
          <table:table-cell office:value-type="float" office:value="31776.070443" calcext:value-type="float">
            <text:p>31776.070443</text:p>
          </table:table-cell>
          <table:table-cell office:value-type="float" office:value="0.929557" calcext:value-type="float">
            <text:p>0.9295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-01-01T00:00:00</text:p>
          </table:table-cell>
          <table:table-cell office:value-type="float" office:value="2426787.5" calcext:value-type="float">
            <text:p>2426787.5</text:p>
          </table:table-cell>
          <table:table-cell office:value-type="string" calcext:value-type="string">
            <text:p>1932-03-21T00:00:00</text:p>
          </table:table-cell>
          <table:table-cell office:value-type="float" office:value="2426787.5" calcext:value-type="float">
            <text:p>2426787.5</text:p>
          </table:table-cell>
          <table:table-cell office:value-type="float" office:value="32141.312632" calcext:value-type="float">
            <text:p>32141.312632</text:p>
          </table:table-cell>
          <table:table-cell office:value-type="float" office:value="0.687368" calcext:value-type="float">
            <text:p>0.687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-01-01T00:00:00</text:p>
          </table:table-cell>
          <table:table-cell office:value-type="float" office:value="2427152.5" calcext:value-type="float">
            <text:p>2427152.5</text:p>
          </table:table-cell>
          <table:table-cell office:value-type="string" calcext:value-type="string">
            <text:p>1933-03-21T00:00:00</text:p>
          </table:table-cell>
          <table:table-cell office:value-type="float" office:value="2427152.5" calcext:value-type="float">
            <text:p>2427152.5</text:p>
          </table:table-cell>
          <table:table-cell office:value-type="float" office:value="32506.554821" calcext:value-type="float">
            <text:p>32506.554821</text:p>
          </table:table-cell>
          <table:table-cell office:value-type="float" office:value="0.445179" calcext:value-type="float">
            <text:p>0.445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-01-01T00:00:00</text:p>
          </table:table-cell>
          <table:table-cell office:value-type="float" office:value="2427517.5" calcext:value-type="float">
            <text:p>2427517.5</text:p>
          </table:table-cell>
          <table:table-cell office:value-type="string" calcext:value-type="string">
            <text:p>1934-03-21T00:00:00</text:p>
          </table:table-cell>
          <table:table-cell office:value-type="float" office:value="2427517.5" calcext:value-type="float">
            <text:p>2427517.5</text:p>
          </table:table-cell>
          <table:table-cell office:value-type="float" office:value="32871.79701" calcext:value-type="float">
            <text:p>32871.79701</text:p>
          </table:table-cell>
          <table:table-cell office:value-type="float" office:value="0.20299" calcext:value-type="float">
            <text:p>0.20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-01-01T00:00:00</text:p>
          </table:table-cell>
          <table:table-cell office:value-type="float" office:value="2427883.5" calcext:value-type="float">
            <text:p>2427883.5</text:p>
          </table:table-cell>
          <table:table-cell office:value-type="string" calcext:value-type="string">
            <text:p>1935-03-21T00:00:00</text:p>
          </table:table-cell>
          <table:table-cell office:value-type="float" office:value="2427882.5" calcext:value-type="float">
            <text:p>2427882.5</text:p>
          </table:table-cell>
          <table:table-cell office:value-type="float" office:value="33237.039199" calcext:value-type="float">
            <text:p>33237.039199</text:p>
          </table:table-cell>
          <table:table-cell office:value-type="float" office:value="0.960801" calcext:value-type="float">
            <text:p>0.96080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-01-01T00:00:00</text:p>
          </table:table-cell>
          <table:table-cell office:value-type="float" office:value="2428248.5" calcext:value-type="float">
            <text:p>2428248.5</text:p>
          </table:table-cell>
          <table:table-cell office:value-type="string" calcext:value-type="string">
            <text:p>1936-03-21T00:00:00</text:p>
          </table:table-cell>
          <table:table-cell office:value-type="float" office:value="2428248.5" calcext:value-type="float">
            <text:p>2428248.5</text:p>
          </table:table-cell>
          <table:table-cell office:value-type="float" office:value="33602.281388" calcext:value-type="float">
            <text:p>33602.281388</text:p>
          </table:table-cell>
          <table:table-cell office:value-type="float" office:value="0.718612" calcext:value-type="float">
            <text:p>0.718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-01-01T00:00:00</text:p>
          </table:table-cell>
          <table:table-cell office:value-type="float" office:value="2428613.5" calcext:value-type="float">
            <text:p>2428613.5</text:p>
          </table:table-cell>
          <table:table-cell office:value-type="string" calcext:value-type="string">
            <text:p>1937-03-21T00:00:00</text:p>
          </table:table-cell>
          <table:table-cell office:value-type="float" office:value="2428613.5" calcext:value-type="float">
            <text:p>2428613.5</text:p>
          </table:table-cell>
          <table:table-cell office:value-type="float" office:value="33967.523577" calcext:value-type="float">
            <text:p>33967.523577</text:p>
          </table:table-cell>
          <table:table-cell office:value-type="float" office:value="0.476423" calcext:value-type="float">
            <text:p>0.476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-01-01T00:00:00</text:p>
          </table:table-cell>
          <table:table-cell office:value-type="float" office:value="2428978.5" calcext:value-type="float">
            <text:p>2428978.5</text:p>
          </table:table-cell>
          <table:table-cell office:value-type="string" calcext:value-type="string">
            <text:p>1938-03-21T00:00:00</text:p>
          </table:table-cell>
          <table:table-cell office:value-type="float" office:value="2428978.5" calcext:value-type="float">
            <text:p>2428978.5</text:p>
          </table:table-cell>
          <table:table-cell office:value-type="float" office:value="34332.765766" calcext:value-type="float">
            <text:p>34332.765766</text:p>
          </table:table-cell>
          <table:table-cell office:value-type="float" office:value="0.234234" calcext:value-type="float">
            <text:p>0.2342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-01-01T00:00:00</text:p>
          </table:table-cell>
          <table:table-cell office:value-type="float" office:value="2429344.5" calcext:value-type="float">
            <text:p>2429344.5</text:p>
          </table:table-cell>
          <table:table-cell office:value-type="string" calcext:value-type="string">
            <text:p>1939-03-21T00:00:00</text:p>
          </table:table-cell>
          <table:table-cell office:value-type="float" office:value="2429343.5" calcext:value-type="float">
            <text:p>2429343.5</text:p>
          </table:table-cell>
          <table:table-cell office:value-type="float" office:value="34698.007955" calcext:value-type="float">
            <text:p>34698.007955</text:p>
          </table:table-cell>
          <table:table-cell office:value-type="float" office:value="0.992045" calcext:value-type="float">
            <text:p>0.99204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-01-01T00:00:00</text:p>
          </table:table-cell>
          <table:table-cell office:value-type="float" office:value="2429709.5" calcext:value-type="float">
            <text:p>2429709.5</text:p>
          </table:table-cell>
          <table:table-cell office:value-type="string" calcext:value-type="string">
            <text:p>1940-03-21T00:00:00</text:p>
          </table:table-cell>
          <table:table-cell office:value-type="float" office:value="2429709.5" calcext:value-type="float">
            <text:p>2429709.5</text:p>
          </table:table-cell>
          <table:table-cell office:value-type="float" office:value="35063.250144" calcext:value-type="float">
            <text:p>35063.250144</text:p>
          </table:table-cell>
          <table:table-cell office:value-type="float" office:value="0.749856" calcext:value-type="float">
            <text:p>0.749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-01-01T00:00:00</text:p>
          </table:table-cell>
          <table:table-cell office:value-type="float" office:value="2430074.5" calcext:value-type="float">
            <text:p>2430074.5</text:p>
          </table:table-cell>
          <table:table-cell office:value-type="string" calcext:value-type="string">
            <text:p>1941-03-21T00:00:00</text:p>
          </table:table-cell>
          <table:table-cell office:value-type="float" office:value="2430074.5" calcext:value-type="float">
            <text:p>2430074.5</text:p>
          </table:table-cell>
          <table:table-cell office:value-type="float" office:value="35428.492333" calcext:value-type="float">
            <text:p>35428.492333</text:p>
          </table:table-cell>
          <table:table-cell office:value-type="float" office:value="0.507667" calcext:value-type="float">
            <text:p>0.5076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-01-01T00:00:00</text:p>
          </table:table-cell>
          <table:table-cell office:value-type="float" office:value="2430439.5" calcext:value-type="float">
            <text:p>2430439.5</text:p>
          </table:table-cell>
          <table:table-cell office:value-type="string" calcext:value-type="string">
            <text:p>1942-03-21T00:00:00</text:p>
          </table:table-cell>
          <table:table-cell office:value-type="float" office:value="2430439.5" calcext:value-type="float">
            <text:p>2430439.5</text:p>
          </table:table-cell>
          <table:table-cell office:value-type="float" office:value="35793.734522" calcext:value-type="float">
            <text:p>35793.734522</text:p>
          </table:table-cell>
          <table:table-cell office:value-type="float" office:value="0.265478" calcext:value-type="float">
            <text:p>0.2654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-01-01T00:00:00</text:p>
          </table:table-cell>
          <table:table-cell office:value-type="float" office:value="2430804.5" calcext:value-type="float">
            <text:p>2430804.5</text:p>
          </table:table-cell>
          <table:table-cell office:value-type="string" calcext:value-type="string">
            <text:p>1943-03-21T00:00:00</text:p>
          </table:table-cell>
          <table:table-cell office:value-type="float" office:value="2430804.5" calcext:value-type="float">
            <text:p>2430804.5</text:p>
          </table:table-cell>
          <table:table-cell office:value-type="float" office:value="36158.976711" calcext:value-type="float">
            <text:p>36158.976711</text:p>
          </table:table-cell>
          <table:table-cell office:value-type="float" office:value="0.023289" calcext:value-type="float">
            <text:p>0.023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-01-01T00:00:00</text:p>
          </table:table-cell>
          <table:table-cell office:value-type="float" office:value="2431170.5" calcext:value-type="float">
            <text:p>2431170.5</text:p>
          </table:table-cell>
          <table:table-cell office:value-type="string" calcext:value-type="string">
            <text:p>1944-03-21T00:00:00</text:p>
          </table:table-cell>
          <table:table-cell office:value-type="float" office:value="2431170.5" calcext:value-type="float">
            <text:p>2431170.5</text:p>
          </table:table-cell>
          <table:table-cell office:value-type="float" office:value="36524.2189" calcext:value-type="float">
            <text:p>36524.2189</text:p>
          </table:table-cell>
          <table:table-cell office:value-type="float" office:value="0.7811" calcext:value-type="float">
            <text:p>0.7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-01-01T00:00:00</text:p>
          </table:table-cell>
          <table:table-cell office:value-type="float" office:value="2431535.5" calcext:value-type="float">
            <text:p>2431535.5</text:p>
          </table:table-cell>
          <table:table-cell office:value-type="string" calcext:value-type="string">
            <text:p>1945-03-21T00:00:00</text:p>
          </table:table-cell>
          <table:table-cell office:value-type="float" office:value="2431535.5" calcext:value-type="float">
            <text:p>2431535.5</text:p>
          </table:table-cell>
          <table:table-cell office:value-type="float" office:value="36889.461089" calcext:value-type="float">
            <text:p>36889.461089</text:p>
          </table:table-cell>
          <table:table-cell office:value-type="float" office:value="0.538911" calcext:value-type="float">
            <text:p>0.538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-01-01T00:00:00</text:p>
          </table:table-cell>
          <table:table-cell office:value-type="float" office:value="2431900.5" calcext:value-type="float">
            <text:p>2431900.5</text:p>
          </table:table-cell>
          <table:table-cell office:value-type="string" calcext:value-type="string">
            <text:p>1946-03-21T00:00:00</text:p>
          </table:table-cell>
          <table:table-cell office:value-type="float" office:value="2431900.5" calcext:value-type="float">
            <text:p>2431900.5</text:p>
          </table:table-cell>
          <table:table-cell office:value-type="float" office:value="37254.703278" calcext:value-type="float">
            <text:p>37254.703278</text:p>
          </table:table-cell>
          <table:table-cell office:value-type="float" office:value="0.296722" calcext:value-type="float">
            <text:p>0.2967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-01-01T00:00:00</text:p>
          </table:table-cell>
          <table:table-cell office:value-type="float" office:value="2432265.5" calcext:value-type="float">
            <text:p>2432265.5</text:p>
          </table:table-cell>
          <table:table-cell office:value-type="string" calcext:value-type="string">
            <text:p>1947-03-21T00:00:00</text:p>
          </table:table-cell>
          <table:table-cell office:value-type="float" office:value="2432265.5" calcext:value-type="float">
            <text:p>2432265.5</text:p>
          </table:table-cell>
          <table:table-cell office:value-type="float" office:value="37619.945467" calcext:value-type="float">
            <text:p>37619.945467</text:p>
          </table:table-cell>
          <table:table-cell office:value-type="float" office:value="0.054533" calcext:value-type="float">
            <text:p>0.054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-01-01T00:00:00</text:p>
          </table:table-cell>
          <table:table-cell office:value-type="float" office:value="2432631.5" calcext:value-type="float">
            <text:p>2432631.5</text:p>
          </table:table-cell>
          <table:table-cell office:value-type="string" calcext:value-type="string">
            <text:p>1948-03-21T00:00:00</text:p>
          </table:table-cell>
          <table:table-cell office:value-type="float" office:value="2432631.5" calcext:value-type="float">
            <text:p>2432631.5</text:p>
          </table:table-cell>
          <table:table-cell office:value-type="float" office:value="37985.187656" calcext:value-type="float">
            <text:p>37985.187656</text:p>
          </table:table-cell>
          <table:table-cell office:value-type="float" office:value="0.812344" calcext:value-type="float">
            <text:p>0.8123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-01-01T00:00:00</text:p>
          </table:table-cell>
          <table:table-cell office:value-type="float" office:value="2432996.5" calcext:value-type="float">
            <text:p>2432996.5</text:p>
          </table:table-cell>
          <table:table-cell office:value-type="string" calcext:value-type="string">
            <text:p>1949-03-21T00:00:00</text:p>
          </table:table-cell>
          <table:table-cell office:value-type="float" office:value="2432996.5" calcext:value-type="float">
            <text:p>2432996.5</text:p>
          </table:table-cell>
          <table:table-cell office:value-type="float" office:value="38350.429845" calcext:value-type="float">
            <text:p>38350.429845</text:p>
          </table:table-cell>
          <table:table-cell office:value-type="float" office:value="0.570155" calcext:value-type="float">
            <text:p>0.570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-01-01T00:00:00</text:p>
          </table:table-cell>
          <table:table-cell office:value-type="float" office:value="2433361.5" calcext:value-type="float">
            <text:p>2433361.5</text:p>
          </table:table-cell>
          <table:table-cell office:value-type="string" calcext:value-type="string">
            <text:p>1950-03-21T00:00:00</text:p>
          </table:table-cell>
          <table:table-cell office:value-type="float" office:value="2433361.5" calcext:value-type="float">
            <text:p>2433361.5</text:p>
          </table:table-cell>
          <table:table-cell office:value-type="float" office:value="38715.672034" calcext:value-type="float">
            <text:p>38715.672034</text:p>
          </table:table-cell>
          <table:table-cell office:value-type="float" office:value="0.327966" calcext:value-type="float">
            <text:p>0.3279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-01-01T00:00:00</text:p>
          </table:table-cell>
          <table:table-cell office:value-type="float" office:value="2433726.5" calcext:value-type="float">
            <text:p>2433726.5</text:p>
          </table:table-cell>
          <table:table-cell office:value-type="string" calcext:value-type="string">
            <text:p>1951-03-21T00:00:00</text:p>
          </table:table-cell>
          <table:table-cell office:value-type="float" office:value="2433726.5" calcext:value-type="float">
            <text:p>2433726.5</text:p>
          </table:table-cell>
          <table:table-cell office:value-type="float" office:value="39080.914223" calcext:value-type="float">
            <text:p>39080.914223</text:p>
          </table:table-cell>
          <table:table-cell office:value-type="float" office:value="0.085777" calcext:value-type="float">
            <text:p>0.085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-01-01T00:00:00</text:p>
          </table:table-cell>
          <table:table-cell office:value-type="float" office:value="2434092.5" calcext:value-type="float">
            <text:p>2434092.5</text:p>
          </table:table-cell>
          <table:table-cell office:value-type="string" calcext:value-type="string">
            <text:p>1952-03-21T00:00:00</text:p>
          </table:table-cell>
          <table:table-cell office:value-type="float" office:value="2434092.5" calcext:value-type="float">
            <text:p>2434092.5</text:p>
          </table:table-cell>
          <table:table-cell office:value-type="float" office:value="39446.156412" calcext:value-type="float">
            <text:p>39446.156412</text:p>
          </table:table-cell>
          <table:table-cell office:value-type="float" office:value="0.843588" calcext:value-type="float">
            <text:p>0.843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-01-01T00:00:00</text:p>
          </table:table-cell>
          <table:table-cell office:value-type="float" office:value="2434457.5" calcext:value-type="float">
            <text:p>2434457.5</text:p>
          </table:table-cell>
          <table:table-cell office:value-type="string" calcext:value-type="string">
            <text:p>1953-03-21T00:00:00</text:p>
          </table:table-cell>
          <table:table-cell office:value-type="float" office:value="2434457.5" calcext:value-type="float">
            <text:p>2434457.5</text:p>
          </table:table-cell>
          <table:table-cell office:value-type="float" office:value="39811.398601" calcext:value-type="float">
            <text:p>39811.398601</text:p>
          </table:table-cell>
          <table:table-cell office:value-type="float" office:value="0.601399" calcext:value-type="float">
            <text:p>0.601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-01-01T00:00:00</text:p>
          </table:table-cell>
          <table:table-cell office:value-type="float" office:value="2434822.5" calcext:value-type="float">
            <text:p>2434822.5</text:p>
          </table:table-cell>
          <table:table-cell office:value-type="string" calcext:value-type="string">
            <text:p>1954-03-21T00:00:00</text:p>
          </table:table-cell>
          <table:table-cell office:value-type="float" office:value="2434822.5" calcext:value-type="float">
            <text:p>2434822.5</text:p>
          </table:table-cell>
          <table:table-cell office:value-type="float" office:value="40176.64079" calcext:value-type="float">
            <text:p>40176.64079</text:p>
          </table:table-cell>
          <table:table-cell office:value-type="float" office:value="0.35921" calcext:value-type="float">
            <text:p>0.3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-01-01T00:00:00</text:p>
          </table:table-cell>
          <table:table-cell office:value-type="float" office:value="2435187.5" calcext:value-type="float">
            <text:p>2435187.5</text:p>
          </table:table-cell>
          <table:table-cell office:value-type="string" calcext:value-type="string">
            <text:p>1955-03-21T00:00:00</text:p>
          </table:table-cell>
          <table:table-cell office:value-type="float" office:value="2435187.5" calcext:value-type="float">
            <text:p>2435187.5</text:p>
          </table:table-cell>
          <table:table-cell office:value-type="float" office:value="40541.882979" calcext:value-type="float">
            <text:p>40541.882979</text:p>
          </table:table-cell>
          <table:table-cell office:value-type="float" office:value="0.117021" calcext:value-type="float">
            <text:p>0.117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-01-01T00:00:00</text:p>
          </table:table-cell>
          <table:table-cell office:value-type="float" office:value="2435553.5" calcext:value-type="float">
            <text:p>2435553.5</text:p>
          </table:table-cell>
          <table:table-cell office:value-type="string" calcext:value-type="string">
            <text:p>1956-03-21T00:00:00</text:p>
          </table:table-cell>
          <table:table-cell office:value-type="float" office:value="2435553.5" calcext:value-type="float">
            <text:p>2435553.5</text:p>
          </table:table-cell>
          <table:table-cell office:value-type="float" office:value="40907.125168" calcext:value-type="float">
            <text:p>40907.125168</text:p>
          </table:table-cell>
          <table:table-cell office:value-type="float" office:value="0.874832" calcext:value-type="float">
            <text:p>0.874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-01-01T00:00:00</text:p>
          </table:table-cell>
          <table:table-cell office:value-type="float" office:value="2435918.5" calcext:value-type="float">
            <text:p>2435918.5</text:p>
          </table:table-cell>
          <table:table-cell office:value-type="string" calcext:value-type="string">
            <text:p>1957-03-21T00:00:00</text:p>
          </table:table-cell>
          <table:table-cell office:value-type="float" office:value="2435918.5" calcext:value-type="float">
            <text:p>2435918.5</text:p>
          </table:table-cell>
          <table:table-cell office:value-type="float" office:value="41272.367357" calcext:value-type="float">
            <text:p>41272.367357</text:p>
          </table:table-cell>
          <table:table-cell office:value-type="float" office:value="0.632643" calcext:value-type="float">
            <text:p>0.632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-01-01T00:00:00</text:p>
          </table:table-cell>
          <table:table-cell office:value-type="float" office:value="2436283.5" calcext:value-type="float">
            <text:p>2436283.5</text:p>
          </table:table-cell>
          <table:table-cell office:value-type="string" calcext:value-type="string">
            <text:p>1958-03-21T00:00:00</text:p>
          </table:table-cell>
          <table:table-cell office:value-type="float" office:value="2436283.5" calcext:value-type="float">
            <text:p>2436283.5</text:p>
          </table:table-cell>
          <table:table-cell office:value-type="float" office:value="41637.609546" calcext:value-type="float">
            <text:p>41637.609546</text:p>
          </table:table-cell>
          <table:table-cell office:value-type="float" office:value="0.390454" calcext:value-type="float">
            <text:p>0.390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-01-01T00:00:00</text:p>
          </table:table-cell>
          <table:table-cell office:value-type="float" office:value="2436648.5" calcext:value-type="float">
            <text:p>2436648.5</text:p>
          </table:table-cell>
          <table:table-cell office:value-type="string" calcext:value-type="string">
            <text:p>1959-03-21T00:00:00</text:p>
          </table:table-cell>
          <table:table-cell office:value-type="float" office:value="2436648.5" calcext:value-type="float">
            <text:p>2436648.5</text:p>
          </table:table-cell>
          <table:table-cell office:value-type="float" office:value="42002.851735" calcext:value-type="float">
            <text:p>42002.851735</text:p>
          </table:table-cell>
          <table:table-cell office:value-type="float" office:value="0.148265" calcext:value-type="float">
            <text:p>0.148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7-01-01T00:00:00</text:p>
          </table:table-cell>
          <table:table-cell office:value-type="float" office:value="2437014.5" calcext:value-type="float">
            <text:p>2437014.5</text:p>
          </table:table-cell>
          <table:table-cell office:value-type="string" calcext:value-type="string">
            <text:p>1960-03-20T00:00:00</text:p>
          </table:table-cell>
          <table:table-cell office:value-type="float" office:value="2437013.5" calcext:value-type="float">
            <text:p>2437013.5</text:p>
          </table:table-cell>
          <table:table-cell office:value-type="float" office:value="42368.093924" calcext:value-type="float">
            <text:p>42368.093924</text:p>
          </table:table-cell>
          <table:table-cell office:value-type="float" office:value="0.906076" calcext:value-type="float">
            <text:p>0.90607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8-01-01T00:00:00</text:p>
          </table:table-cell>
          <table:table-cell office:value-type="float" office:value="2437379.5" calcext:value-type="float">
            <text:p>2437379.5</text:p>
          </table:table-cell>
          <table:table-cell office:value-type="string" calcext:value-type="string">
            <text:p>1961-03-21T00:00:00</text:p>
          </table:table-cell>
          <table:table-cell office:value-type="float" office:value="2437379.5" calcext:value-type="float">
            <text:p>2437379.5</text:p>
          </table:table-cell>
          <table:table-cell office:value-type="float" office:value="42733.336113" calcext:value-type="float">
            <text:p>42733.336113</text:p>
          </table:table-cell>
          <table:table-cell office:value-type="float" office:value="0.663887" calcext:value-type="float">
            <text:p>0.663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9-01-01T00:00:00</text:p>
          </table:table-cell>
          <table:table-cell office:value-type="float" office:value="2437744.5" calcext:value-type="float">
            <text:p>2437744.5</text:p>
          </table:table-cell>
          <table:table-cell office:value-type="string" calcext:value-type="string">
            <text:p>1962-03-21T00:00:00</text:p>
          </table:table-cell>
          <table:table-cell office:value-type="float" office:value="2437744.5" calcext:value-type="float">
            <text:p>2437744.5</text:p>
          </table:table-cell>
          <table:table-cell office:value-type="float" office:value="43098.578302" calcext:value-type="float">
            <text:p>43098.578302</text:p>
          </table:table-cell>
          <table:table-cell office:value-type="float" office:value="0.421698" calcext:value-type="float">
            <text:p>0.421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0-01-01T00:00:00</text:p>
          </table:table-cell>
          <table:table-cell office:value-type="float" office:value="2438109.5" calcext:value-type="float">
            <text:p>2438109.5</text:p>
          </table:table-cell>
          <table:table-cell office:value-type="string" calcext:value-type="string">
            <text:p>1963-03-21T00:00:00</text:p>
          </table:table-cell>
          <table:table-cell office:value-type="float" office:value="2438109.5" calcext:value-type="float">
            <text:p>2438109.5</text:p>
          </table:table-cell>
          <table:table-cell office:value-type="float" office:value="43463.820491" calcext:value-type="float">
            <text:p>43463.820491</text:p>
          </table:table-cell>
          <table:table-cell office:value-type="float" office:value="0.179509" calcext:value-type="float">
            <text:p>0.1795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1-01-01T00:00:00</text:p>
          </table:table-cell>
          <table:table-cell office:value-type="float" office:value="2438475.5" calcext:value-type="float">
            <text:p>2438475.5</text:p>
          </table:table-cell>
          <table:table-cell office:value-type="string" calcext:value-type="string">
            <text:p>1964-03-20T00:00:00</text:p>
          </table:table-cell>
          <table:table-cell office:value-type="float" office:value="2438474.5" calcext:value-type="float">
            <text:p>2438474.5</text:p>
          </table:table-cell>
          <table:table-cell office:value-type="float" office:value="43829.06268" calcext:value-type="float">
            <text:p>43829.06268</text:p>
          </table:table-cell>
          <table:table-cell office:value-type="float" office:value="0.93732" calcext:value-type="float">
            <text:p>0.937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2-01-01T00:00:00</text:p>
          </table:table-cell>
          <table:table-cell office:value-type="float" office:value="2438840.5" calcext:value-type="float">
            <text:p>2438840.5</text:p>
          </table:table-cell>
          <table:table-cell office:value-type="string" calcext:value-type="string">
            <text:p>1965-03-21T00:00:00</text:p>
          </table:table-cell>
          <table:table-cell office:value-type="float" office:value="2438840.5" calcext:value-type="float">
            <text:p>2438840.5</text:p>
          </table:table-cell>
          <table:table-cell office:value-type="float" office:value="44194.304869" calcext:value-type="float">
            <text:p>44194.304869</text:p>
          </table:table-cell>
          <table:table-cell office:value-type="float" office:value="0.695131" calcext:value-type="float">
            <text:p>0.695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3-01-01T00:00:00</text:p>
          </table:table-cell>
          <table:table-cell office:value-type="float" office:value="2439205.5" calcext:value-type="float">
            <text:p>2439205.5</text:p>
          </table:table-cell>
          <table:table-cell office:value-type="string" calcext:value-type="string">
            <text:p>1966-03-21T00:00:00</text:p>
          </table:table-cell>
          <table:table-cell office:value-type="float" office:value="2439205.5" calcext:value-type="float">
            <text:p>2439205.5</text:p>
          </table:table-cell>
          <table:table-cell office:value-type="float" office:value="44559.547058" calcext:value-type="float">
            <text:p>44559.547058</text:p>
          </table:table-cell>
          <table:table-cell office:value-type="float" office:value="0.452942" calcext:value-type="float">
            <text:p>0.4529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4-01-01T00:00:00</text:p>
          </table:table-cell>
          <table:table-cell office:value-type="float" office:value="2439570.5" calcext:value-type="float">
            <text:p>2439570.5</text:p>
          </table:table-cell>
          <table:table-cell office:value-type="string" calcext:value-type="string">
            <text:p>1967-03-21T00:00:00</text:p>
          </table:table-cell>
          <table:table-cell office:value-type="float" office:value="2439570.5" calcext:value-type="float">
            <text:p>2439570.5</text:p>
          </table:table-cell>
          <table:table-cell office:value-type="float" office:value="44924.789247" calcext:value-type="float">
            <text:p>44924.789247</text:p>
          </table:table-cell>
          <table:table-cell office:value-type="float" office:value="0.210753" calcext:value-type="float">
            <text:p>0.2107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5-01-01T00:00:00</text:p>
          </table:table-cell>
          <table:table-cell office:value-type="float" office:value="2439936.5" calcext:value-type="float">
            <text:p>2439936.5</text:p>
          </table:table-cell>
          <table:table-cell office:value-type="string" calcext:value-type="string">
            <text:p>1968-03-20T00:00:00</text:p>
          </table:table-cell>
          <table:table-cell office:value-type="float" office:value="2439935.5" calcext:value-type="float">
            <text:p>2439935.5</text:p>
          </table:table-cell>
          <table:table-cell office:value-type="float" office:value="45290.031436" calcext:value-type="float">
            <text:p>45290.031436</text:p>
          </table:table-cell>
          <table:table-cell office:value-type="float" office:value="0.968564" calcext:value-type="float">
            <text:p>0.9685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6-01-01T00:00:00</text:p>
          </table:table-cell>
          <table:table-cell office:value-type="float" office:value="2440301.5" calcext:value-type="float">
            <text:p>2440301.5</text:p>
          </table:table-cell>
          <table:table-cell office:value-type="string" calcext:value-type="string">
            <text:p>1969-03-21T00:00:00</text:p>
          </table:table-cell>
          <table:table-cell office:value-type="float" office:value="2440301.5" calcext:value-type="float">
            <text:p>2440301.5</text:p>
          </table:table-cell>
          <table:table-cell office:value-type="float" office:value="45655.273625" calcext:value-type="float">
            <text:p>45655.273625</text:p>
          </table:table-cell>
          <table:table-cell office:value-type="float" office:value="0.726375" calcext:value-type="float">
            <text:p>0.726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7-01-01T00:00:00</text:p>
          </table:table-cell>
          <table:table-cell office:value-type="float" office:value="2440666.5" calcext:value-type="float">
            <text:p>2440666.5</text:p>
          </table:table-cell>
          <table:table-cell office:value-type="string" calcext:value-type="string">
            <text:p>1970-03-21T00:00:00</text:p>
          </table:table-cell>
          <table:table-cell office:value-type="float" office:value="2440666.5" calcext:value-type="float">
            <text:p>2440666.5</text:p>
          </table:table-cell>
          <table:table-cell office:value-type="float" office:value="46020.515814" calcext:value-type="float">
            <text:p>46020.515814</text:p>
          </table:table-cell>
          <table:table-cell office:value-type="float" office:value="0.484186" calcext:value-type="float">
            <text:p>0.484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8-01-01T00:00:00</text:p>
          </table:table-cell>
          <table:table-cell office:value-type="float" office:value="2441031.5" calcext:value-type="float">
            <text:p>2441031.5</text:p>
          </table:table-cell>
          <table:table-cell office:value-type="string" calcext:value-type="string">
            <text:p>1971-03-21T00:00:00</text:p>
          </table:table-cell>
          <table:table-cell office:value-type="float" office:value="2441031.5" calcext:value-type="float">
            <text:p>2441031.5</text:p>
          </table:table-cell>
          <table:table-cell office:value-type="float" office:value="46385.758003" calcext:value-type="float">
            <text:p>46385.758003</text:p>
          </table:table-cell>
          <table:table-cell office:value-type="float" office:value="0.241997" calcext:value-type="float">
            <text:p>0.2419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29-01-01T00:00:00</text:p>
          </table:table-cell>
          <table:table-cell office:value-type="float" office:value="2441397.5" calcext:value-type="float">
            <text:p>2441397.5</text:p>
          </table:table-cell>
          <table:table-cell office:value-type="string" calcext:value-type="string">
            <text:p>1972-03-20T00:00:00</text:p>
          </table:table-cell>
          <table:table-cell office:value-type="float" office:value="2441396.5" calcext:value-type="float">
            <text:p>2441396.5</text:p>
          </table:table-cell>
          <table:table-cell office:value-type="float" office:value="46751.000192" calcext:value-type="float">
            <text:p>46751.000192</text:p>
          </table:table-cell>
          <table:table-cell office:value-type="float" office:value="0.999808" calcext:value-type="float">
            <text:p>0.99980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0-01-01T00:00:00</text:p>
          </table:table-cell>
          <table:table-cell office:value-type="float" office:value="2441762.5" calcext:value-type="float">
            <text:p>2441762.5</text:p>
          </table:table-cell>
          <table:table-cell office:value-type="string" calcext:value-type="string">
            <text:p>1973-03-21T00:00:00</text:p>
          </table:table-cell>
          <table:table-cell office:value-type="float" office:value="2441762.5" calcext:value-type="float">
            <text:p>2441762.5</text:p>
          </table:table-cell>
          <table:table-cell office:value-type="float" office:value="47116.242381" calcext:value-type="float">
            <text:p>47116.242381</text:p>
          </table:table-cell>
          <table:table-cell office:value-type="float" office:value="0.757619" calcext:value-type="float">
            <text:p>0.7576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1-01-01T00:00:00</text:p>
          </table:table-cell>
          <table:table-cell office:value-type="float" office:value="2442127.5" calcext:value-type="float">
            <text:p>2442127.5</text:p>
          </table:table-cell>
          <table:table-cell office:value-type="string" calcext:value-type="string">
            <text:p>1974-03-21T00:00:00</text:p>
          </table:table-cell>
          <table:table-cell office:value-type="float" office:value="2442127.5" calcext:value-type="float">
            <text:p>2442127.5</text:p>
          </table:table-cell>
          <table:table-cell office:value-type="float" office:value="47481.48457" calcext:value-type="float">
            <text:p>47481.48457</text:p>
          </table:table-cell>
          <table:table-cell office:value-type="float" office:value="0.51543" calcext:value-type="float">
            <text:p>0.51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2-01-01T00:00:00</text:p>
          </table:table-cell>
          <table:table-cell office:value-type="float" office:value="2442492.5" calcext:value-type="float">
            <text:p>2442492.5</text:p>
          </table:table-cell>
          <table:table-cell office:value-type="string" calcext:value-type="string">
            <text:p>1975-03-21T00:00:00</text:p>
          </table:table-cell>
          <table:table-cell office:value-type="float" office:value="2442492.5" calcext:value-type="float">
            <text:p>2442492.5</text:p>
          </table:table-cell>
          <table:table-cell office:value-type="float" office:value="47846.726759" calcext:value-type="float">
            <text:p>47846.726759</text:p>
          </table:table-cell>
          <table:table-cell office:value-type="float" office:value="0.273241" calcext:value-type="float">
            <text:p>0.2732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3-01-01T00:00:00</text:p>
          </table:table-cell>
          <table:table-cell office:value-type="float" office:value="2442857.5" calcext:value-type="float">
            <text:p>2442857.5</text:p>
          </table:table-cell>
          <table:table-cell office:value-type="string" calcext:value-type="string">
            <text:p>1976-03-20T00:00:00</text:p>
          </table:table-cell>
          <table:table-cell office:value-type="float" office:value="2442857.5" calcext:value-type="float">
            <text:p>2442857.5</text:p>
          </table:table-cell>
          <table:table-cell office:value-type="float" office:value="48211.968948" calcext:value-type="float">
            <text:p>48211.968948</text:p>
          </table:table-cell>
          <table:table-cell office:value-type="float" office:value="0.031052" calcext:value-type="float">
            <text:p>0.0310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4-01-01T00:00:00</text:p>
          </table:table-cell>
          <table:table-cell office:value-type="float" office:value="2443223.5" calcext:value-type="float">
            <text:p>2443223.5</text:p>
          </table:table-cell>
          <table:table-cell office:value-type="string" calcext:value-type="string">
            <text:p>1977-03-21T00:00:00</text:p>
          </table:table-cell>
          <table:table-cell office:value-type="float" office:value="2443223.5" calcext:value-type="float">
            <text:p>2443223.5</text:p>
          </table:table-cell>
          <table:table-cell office:value-type="float" office:value="48577.211137" calcext:value-type="float">
            <text:p>48577.211137</text:p>
          </table:table-cell>
          <table:table-cell office:value-type="float" office:value="0.788863" calcext:value-type="float">
            <text:p>0.7888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5-01-01T00:00:00</text:p>
          </table:table-cell>
          <table:table-cell office:value-type="float" office:value="2443588.5" calcext:value-type="float">
            <text:p>2443588.5</text:p>
          </table:table-cell>
          <table:table-cell office:value-type="string" calcext:value-type="string">
            <text:p>1978-03-21T00:00:00</text:p>
          </table:table-cell>
          <table:table-cell office:value-type="float" office:value="2443588.5" calcext:value-type="float">
            <text:p>2443588.5</text:p>
          </table:table-cell>
          <table:table-cell office:value-type="float" office:value="48942.453326" calcext:value-type="float">
            <text:p>48942.453326</text:p>
          </table:table-cell>
          <table:table-cell office:value-type="float" office:value="0.546674" calcext:value-type="float">
            <text:p>0.5466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6-01-01T00:00:00</text:p>
          </table:table-cell>
          <table:table-cell office:value-type="float" office:value="2443953.5" calcext:value-type="float">
            <text:p>2443953.5</text:p>
          </table:table-cell>
          <table:table-cell office:value-type="string" calcext:value-type="string">
            <text:p>1979-03-21T00:00:00</text:p>
          </table:table-cell>
          <table:table-cell office:value-type="float" office:value="2443953.5" calcext:value-type="float">
            <text:p>2443953.5</text:p>
          </table:table-cell>
          <table:table-cell office:value-type="float" office:value="49307.695515" calcext:value-type="float">
            <text:p>49307.695515</text:p>
          </table:table-cell>
          <table:table-cell office:value-type="float" office:value="0.304485" calcext:value-type="float">
            <text:p>0.3044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7-01-01T00:00:00</text:p>
          </table:table-cell>
          <table:table-cell office:value-type="float" office:value="2444318.5" calcext:value-type="float">
            <text:p>2444318.5</text:p>
          </table:table-cell>
          <table:table-cell office:value-type="string" calcext:value-type="string">
            <text:p>1980-03-20T00:00:00</text:p>
          </table:table-cell>
          <table:table-cell office:value-type="float" office:value="2444318.5" calcext:value-type="float">
            <text:p>2444318.5</text:p>
          </table:table-cell>
          <table:table-cell office:value-type="float" office:value="49672.937704" calcext:value-type="float">
            <text:p>49672.937704</text:p>
          </table:table-cell>
          <table:table-cell office:value-type="float" office:value="0.062296" calcext:value-type="float">
            <text:p>0.0622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8-01-01T00:00:00</text:p>
          </table:table-cell>
          <table:table-cell office:value-type="float" office:value="2444684.5" calcext:value-type="float">
            <text:p>2444684.5</text:p>
          </table:table-cell>
          <table:table-cell office:value-type="string" calcext:value-type="string">
            <text:p>1981-03-21T00:00:00</text:p>
          </table:table-cell>
          <table:table-cell office:value-type="float" office:value="2444684.5" calcext:value-type="float">
            <text:p>2444684.5</text:p>
          </table:table-cell>
          <table:table-cell office:value-type="float" office:value="50038.179893" calcext:value-type="float">
            <text:p>50038.179893</text:p>
          </table:table-cell>
          <table:table-cell office:value-type="float" office:value="0.820107" calcext:value-type="float">
            <text:p>0.8201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9-01-01T00:00:00</text:p>
          </table:table-cell>
          <table:table-cell office:value-type="float" office:value="2445049.5" calcext:value-type="float">
            <text:p>2445049.5</text:p>
          </table:table-cell>
          <table:table-cell office:value-type="string" calcext:value-type="string">
            <text:p>1982-03-21T00:00:00</text:p>
          </table:table-cell>
          <table:table-cell office:value-type="float" office:value="2445049.5" calcext:value-type="float">
            <text:p>2445049.5</text:p>
          </table:table-cell>
          <table:table-cell office:value-type="float" office:value="50403.422082" calcext:value-type="float">
            <text:p>50403.422082</text:p>
          </table:table-cell>
          <table:table-cell office:value-type="float" office:value="0.577918" calcext:value-type="float">
            <text:p>0.577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0-01-01T00:00:00</text:p>
          </table:table-cell>
          <table:table-cell office:value-type="float" office:value="2445414.5" calcext:value-type="float">
            <text:p>2445414.5</text:p>
          </table:table-cell>
          <table:table-cell office:value-type="string" calcext:value-type="string">
            <text:p>1983-03-21T00:00:00</text:p>
          </table:table-cell>
          <table:table-cell office:value-type="float" office:value="2445414.5" calcext:value-type="float">
            <text:p>2445414.5</text:p>
          </table:table-cell>
          <table:table-cell office:value-type="float" office:value="50768.664271" calcext:value-type="float">
            <text:p>50768.664271</text:p>
          </table:table-cell>
          <table:table-cell office:value-type="float" office:value="0.335729" calcext:value-type="float">
            <text:p>0.3357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1-01-01T00:00:00</text:p>
          </table:table-cell>
          <table:table-cell office:value-type="float" office:value="2445779.5" calcext:value-type="float">
            <text:p>2445779.5</text:p>
          </table:table-cell>
          <table:table-cell office:value-type="string" calcext:value-type="string">
            <text:p>1984-03-20T00:00:00</text:p>
          </table:table-cell>
          <table:table-cell office:value-type="float" office:value="2445779.5" calcext:value-type="float">
            <text:p>2445779.5</text:p>
          </table:table-cell>
          <table:table-cell office:value-type="float" office:value="51133.90646" calcext:value-type="float">
            <text:p>51133.90646</text:p>
          </table:table-cell>
          <table:table-cell office:value-type="float" office:value="0.09354" calcext:value-type="float">
            <text:p>0.09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2-01-01T00:00:00</text:p>
          </table:table-cell>
          <table:table-cell office:value-type="float" office:value="2446145.5" calcext:value-type="float">
            <text:p>2446145.5</text:p>
          </table:table-cell>
          <table:table-cell office:value-type="string" calcext:value-type="string">
            <text:p>1985-03-21T00:00:00</text:p>
          </table:table-cell>
          <table:table-cell office:value-type="float" office:value="2446145.5" calcext:value-type="float">
            <text:p>2446145.5</text:p>
          </table:table-cell>
          <table:table-cell office:value-type="float" office:value="51499.148649" calcext:value-type="float">
            <text:p>51499.148649</text:p>
          </table:table-cell>
          <table:table-cell office:value-type="float" office:value="0.851351" calcext:value-type="float">
            <text:p>0.851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3-01-01T00:00:00</text:p>
          </table:table-cell>
          <table:table-cell office:value-type="float" office:value="2446510.5" calcext:value-type="float">
            <text:p>2446510.5</text:p>
          </table:table-cell>
          <table:table-cell office:value-type="string" calcext:value-type="string">
            <text:p>1986-03-21T00:00:00</text:p>
          </table:table-cell>
          <table:table-cell office:value-type="float" office:value="2446510.5" calcext:value-type="float">
            <text:p>2446510.5</text:p>
          </table:table-cell>
          <table:table-cell office:value-type="float" office:value="51864.390838" calcext:value-type="float">
            <text:p>51864.390838</text:p>
          </table:table-cell>
          <table:table-cell office:value-type="float" office:value="0.609162" calcext:value-type="float">
            <text:p>0.609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4-01-01T00:00:00</text:p>
          </table:table-cell>
          <table:table-cell office:value-type="float" office:value="2446875.5" calcext:value-type="float">
            <text:p>2446875.5</text:p>
          </table:table-cell>
          <table:table-cell office:value-type="string" calcext:value-type="string">
            <text:p>1987-03-21T00:00:00</text:p>
          </table:table-cell>
          <table:table-cell office:value-type="float" office:value="2446875.5" calcext:value-type="float">
            <text:p>2446875.5</text:p>
          </table:table-cell>
          <table:table-cell office:value-type="float" office:value="52229.633027" calcext:value-type="float">
            <text:p>52229.633027</text:p>
          </table:table-cell>
          <table:table-cell office:value-type="float" office:value="0.366973" calcext:value-type="float">
            <text:p>0.3669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5-01-01T00:00:00</text:p>
          </table:table-cell>
          <table:table-cell office:value-type="float" office:value="2447240.5" calcext:value-type="float">
            <text:p>2447240.5</text:p>
          </table:table-cell>
          <table:table-cell office:value-type="string" calcext:value-type="string">
            <text:p>1988-03-20T00:00:00</text:p>
          </table:table-cell>
          <table:table-cell office:value-type="float" office:value="2447240.5" calcext:value-type="float">
            <text:p>2447240.5</text:p>
          </table:table-cell>
          <table:table-cell office:value-type="float" office:value="52594.875216" calcext:value-type="float">
            <text:p>52594.875216</text:p>
          </table:table-cell>
          <table:table-cell office:value-type="float" office:value="0.124784" calcext:value-type="float">
            <text:p>0.1247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6-01-01T00:00:00</text:p>
          </table:table-cell>
          <table:table-cell office:value-type="float" office:value="2447606.5" calcext:value-type="float">
            <text:p>2447606.5</text:p>
          </table:table-cell>
          <table:table-cell office:value-type="string" calcext:value-type="string">
            <text:p>1989-03-21T00:00:00</text:p>
          </table:table-cell>
          <table:table-cell office:value-type="float" office:value="2447606.5" calcext:value-type="float">
            <text:p>2447606.5</text:p>
          </table:table-cell>
          <table:table-cell office:value-type="float" office:value="52960.117405" calcext:value-type="float">
            <text:p>52960.117405</text:p>
          </table:table-cell>
          <table:table-cell office:value-type="float" office:value="0.882595" calcext:value-type="float">
            <text:p>0.8825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7-01-01T00:00:00</text:p>
          </table:table-cell>
          <table:table-cell office:value-type="float" office:value="2447971.5" calcext:value-type="float">
            <text:p>2447971.5</text:p>
          </table:table-cell>
          <table:table-cell office:value-type="string" calcext:value-type="string">
            <text:p>1990-03-21T00:00:00</text:p>
          </table:table-cell>
          <table:table-cell office:value-type="float" office:value="2447971.5" calcext:value-type="float">
            <text:p>2447971.5</text:p>
          </table:table-cell>
          <table:table-cell office:value-type="float" office:value="53325.359594" calcext:value-type="float">
            <text:p>53325.359594</text:p>
          </table:table-cell>
          <table:table-cell office:value-type="float" office:value="0.640406" calcext:value-type="float">
            <text:p>0.640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8-01-01T00:00:00</text:p>
          </table:table-cell>
          <table:table-cell office:value-type="float" office:value="2448336.5" calcext:value-type="float">
            <text:p>2448336.5</text:p>
          </table:table-cell>
          <table:table-cell office:value-type="string" calcext:value-type="string">
            <text:p>1991-03-21T00:00:00</text:p>
          </table:table-cell>
          <table:table-cell office:value-type="float" office:value="2448336.5" calcext:value-type="float">
            <text:p>2448336.5</text:p>
          </table:table-cell>
          <table:table-cell office:value-type="float" office:value="53690.601783" calcext:value-type="float">
            <text:p>53690.601783</text:p>
          </table:table-cell>
          <table:table-cell office:value-type="float" office:value="0.398217" calcext:value-type="float">
            <text:p>0.3982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9-01-01T00:00:00</text:p>
          </table:table-cell>
          <table:table-cell office:value-type="float" office:value="2448701.5" calcext:value-type="float">
            <text:p>2448701.5</text:p>
          </table:table-cell>
          <table:table-cell office:value-type="string" calcext:value-type="string">
            <text:p>1992-03-20T00:00:00</text:p>
          </table:table-cell>
          <table:table-cell office:value-type="float" office:value="2448701.5" calcext:value-type="float">
            <text:p>2448701.5</text:p>
          </table:table-cell>
          <table:table-cell office:value-type="float" office:value="54055.843972" calcext:value-type="float">
            <text:p>54055.843972</text:p>
          </table:table-cell>
          <table:table-cell office:value-type="float" office:value="0.156028" calcext:value-type="float">
            <text:p>0.156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0-01-01T00:00:00</text:p>
          </table:table-cell>
          <table:table-cell office:value-type="float" office:value="2449067.5" calcext:value-type="float">
            <text:p>2449067.5</text:p>
          </table:table-cell>
          <table:table-cell office:value-type="string" calcext:value-type="string">
            <text:p>1993-03-21T00:00:00</text:p>
          </table:table-cell>
          <table:table-cell office:value-type="float" office:value="2449067.5" calcext:value-type="float">
            <text:p>2449067.5</text:p>
          </table:table-cell>
          <table:table-cell office:value-type="float" office:value="54421.086161" calcext:value-type="float">
            <text:p>54421.086161</text:p>
          </table:table-cell>
          <table:table-cell office:value-type="float" office:value="0.913839" calcext:value-type="float">
            <text:p>0.913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1-01-01T00:00:00</text:p>
          </table:table-cell>
          <table:table-cell office:value-type="float" office:value="2449432.5" calcext:value-type="float">
            <text:p>2449432.5</text:p>
          </table:table-cell>
          <table:table-cell office:value-type="string" calcext:value-type="string">
            <text:p>1994-03-21T00:00:00</text:p>
          </table:table-cell>
          <table:table-cell office:value-type="float" office:value="2449432.5" calcext:value-type="float">
            <text:p>2449432.5</text:p>
          </table:table-cell>
          <table:table-cell office:value-type="float" office:value="54786.32835" calcext:value-type="float">
            <text:p>54786.32835</text:p>
          </table:table-cell>
          <table:table-cell office:value-type="float" office:value="0.67165" calcext:value-type="float">
            <text:p>0.671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2-01-01T00:00:00</text:p>
          </table:table-cell>
          <table:table-cell office:value-type="float" office:value="2449797.5" calcext:value-type="float">
            <text:p>2449797.5</text:p>
          </table:table-cell>
          <table:table-cell office:value-type="string" calcext:value-type="string">
            <text:p>1995-03-21T00:00:00</text:p>
          </table:table-cell>
          <table:table-cell office:value-type="float" office:value="2449797.5" calcext:value-type="float">
            <text:p>2449797.5</text:p>
          </table:table-cell>
          <table:table-cell office:value-type="float" office:value="55151.570539" calcext:value-type="float">
            <text:p>55151.570539</text:p>
          </table:table-cell>
          <table:table-cell office:value-type="float" office:value="0.429461" calcext:value-type="float">
            <text:p>0.4294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3-01-01T00:00:00</text:p>
          </table:table-cell>
          <table:table-cell office:value-type="float" office:value="2450162.5" calcext:value-type="float">
            <text:p>2450162.5</text:p>
          </table:table-cell>
          <table:table-cell office:value-type="string" calcext:value-type="string">
            <text:p>1996-03-20T00:00:00</text:p>
          </table:table-cell>
          <table:table-cell office:value-type="float" office:value="2450162.5" calcext:value-type="float">
            <text:p>2450162.5</text:p>
          </table:table-cell>
          <table:table-cell office:value-type="float" office:value="55516.812728" calcext:value-type="float">
            <text:p>55516.812728</text:p>
          </table:table-cell>
          <table:table-cell office:value-type="float" office:value="0.187272" calcext:value-type="float">
            <text:p>0.1872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4-01-01T00:00:00</text:p>
          </table:table-cell>
          <table:table-cell office:value-type="float" office:value="2450528.5" calcext:value-type="float">
            <text:p>2450528.5</text:p>
          </table:table-cell>
          <table:table-cell office:value-type="string" calcext:value-type="string">
            <text:p>1997-03-20T00:00:00</text:p>
          </table:table-cell>
          <table:table-cell office:value-type="float" office:value="2450527.5" calcext:value-type="float">
            <text:p>2450527.5</text:p>
          </table:table-cell>
          <table:table-cell office:value-type="float" office:value="55882.054917" calcext:value-type="float">
            <text:p>55882.054917</text:p>
          </table:table-cell>
          <table:table-cell office:value-type="float" office:value="0.945083" calcext:value-type="float">
            <text:p>0.94508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5-01-01T00:00:00</text:p>
          </table:table-cell>
          <table:table-cell office:value-type="float" office:value="2450893.5" calcext:value-type="float">
            <text:p>2450893.5</text:p>
          </table:table-cell>
          <table:table-cell office:value-type="string" calcext:value-type="string">
            <text:p>1998-03-21T00:00:00</text:p>
          </table:table-cell>
          <table:table-cell office:value-type="float" office:value="2450893.5" calcext:value-type="float">
            <text:p>2450893.5</text:p>
          </table:table-cell>
          <table:table-cell office:value-type="float" office:value="56247.297106" calcext:value-type="float">
            <text:p>56247.297106</text:p>
          </table:table-cell>
          <table:table-cell office:value-type="float" office:value="0.702894" calcext:value-type="float">
            <text:p>0.702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6-01-01T00:00:00</text:p>
          </table:table-cell>
          <table:table-cell office:value-type="float" office:value="2451258.5" calcext:value-type="float">
            <text:p>2451258.5</text:p>
          </table:table-cell>
          <table:table-cell office:value-type="string" calcext:value-type="string">
            <text:p>1999-03-21T00:00:00</text:p>
          </table:table-cell>
          <table:table-cell office:value-type="float" office:value="2451258.5" calcext:value-type="float">
            <text:p>2451258.5</text:p>
          </table:table-cell>
          <table:table-cell office:value-type="float" office:value="56612.539295" calcext:value-type="float">
            <text:p>56612.539295</text:p>
          </table:table-cell>
          <table:table-cell office:value-type="float" office:value="0.460705" calcext:value-type="float">
            <text:p>0.4607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7-01-01T00:00:00</text:p>
          </table:table-cell>
          <table:table-cell office:value-type="float" office:value="2451623.5" calcext:value-type="float">
            <text:p>2451623.5</text:p>
          </table:table-cell>
          <table:table-cell office:value-type="string" calcext:value-type="string">
            <text:p>2000-03-20T00:00:00</text:p>
          </table:table-cell>
          <table:table-cell office:value-type="float" office:value="2451623.5" calcext:value-type="float">
            <text:p>2451623.5</text:p>
          </table:table-cell>
          <table:table-cell office:value-type="float" office:value="56977.781484" calcext:value-type="float">
            <text:p>56977.781484</text:p>
          </table:table-cell>
          <table:table-cell office:value-type="float" office:value="0.218516" calcext:value-type="float">
            <text:p>0.2185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8-01-01T00:00:00</text:p>
          </table:table-cell>
          <table:table-cell office:value-type="float" office:value="2451989.5" calcext:value-type="float">
            <text:p>2451989.5</text:p>
          </table:table-cell>
          <table:table-cell office:value-type="string" calcext:value-type="string">
            <text:p>2001-03-20T00:00:00</text:p>
          </table:table-cell>
          <table:table-cell office:value-type="float" office:value="2451988.5" calcext:value-type="float">
            <text:p>2451988.5</text:p>
          </table:table-cell>
          <table:table-cell office:value-type="float" office:value="57343.023673" calcext:value-type="float">
            <text:p>57343.023673</text:p>
          </table:table-cell>
          <table:table-cell office:value-type="float" office:value="0.976327" calcext:value-type="float">
            <text:p>0.97632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9-01-01T00:00:00</text:p>
          </table:table-cell>
          <table:table-cell office:value-type="float" office:value="2452354.5" calcext:value-type="float">
            <text:p>2452354.5</text:p>
          </table:table-cell>
          <table:table-cell office:value-type="string" calcext:value-type="string">
            <text:p>2002-03-21T00:00:00</text:p>
          </table:table-cell>
          <table:table-cell office:value-type="float" office:value="2452354.5" calcext:value-type="float">
            <text:p>2452354.5</text:p>
          </table:table-cell>
          <table:table-cell office:value-type="float" office:value="57708.265862" calcext:value-type="float">
            <text:p>57708.265862</text:p>
          </table:table-cell>
          <table:table-cell office:value-type="float" office:value="0.734138" calcext:value-type="float">
            <text:p>0.734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0-01-01T00:00:00</text:p>
          </table:table-cell>
          <table:table-cell office:value-type="float" office:value="2452719.5" calcext:value-type="float">
            <text:p>2452719.5</text:p>
          </table:table-cell>
          <table:table-cell office:value-type="string" calcext:value-type="string">
            <text:p>2003-03-21T00:00:00</text:p>
          </table:table-cell>
          <table:table-cell office:value-type="float" office:value="2452719.5" calcext:value-type="float">
            <text:p>2452719.5</text:p>
          </table:table-cell>
          <table:table-cell office:value-type="float" office:value="58073.508051" calcext:value-type="float">
            <text:p>58073.508051</text:p>
          </table:table-cell>
          <table:table-cell office:value-type="float" office:value="0.491949" calcext:value-type="float">
            <text:p>0.4919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1-01-01T00:00:00</text:p>
          </table:table-cell>
          <table:table-cell office:value-type="float" office:value="2453084.5" calcext:value-type="float">
            <text:p>2453084.5</text:p>
          </table:table-cell>
          <table:table-cell office:value-type="string" calcext:value-type="string">
            <text:p>2004-03-20T00:00:00</text:p>
          </table:table-cell>
          <table:table-cell office:value-type="float" office:value="2453084.5" calcext:value-type="float">
            <text:p>2453084.5</text:p>
          </table:table-cell>
          <table:table-cell office:value-type="float" office:value="58438.75024" calcext:value-type="float">
            <text:p>58438.75024</text:p>
          </table:table-cell>
          <table:table-cell office:value-type="float" office:value="0.24976" calcext:value-type="float">
            <text:p>0.24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2-01-01T00:00:00</text:p>
          </table:table-cell>
          <table:table-cell office:value-type="float" office:value="2453449.5" calcext:value-type="float">
            <text:p>2453449.5</text:p>
          </table:table-cell>
          <table:table-cell office:value-type="string" calcext:value-type="string">
            <text:p>2005-03-20T00:00:00</text:p>
          </table:table-cell>
          <table:table-cell office:value-type="float" office:value="2453449.5" calcext:value-type="float">
            <text:p>2453449.5</text:p>
          </table:table-cell>
          <table:table-cell office:value-type="float" office:value="58803.992429" calcext:value-type="float">
            <text:p>58803.992429</text:p>
          </table:table-cell>
          <table:table-cell office:value-type="float" office:value="0.007571" calcext:value-type="float">
            <text:p>0.0075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3-01-01T00:00:00</text:p>
          </table:table-cell>
          <table:table-cell office:value-type="float" office:value="2453815.5" calcext:value-type="float">
            <text:p>2453815.5</text:p>
          </table:table-cell>
          <table:table-cell office:value-type="string" calcext:value-type="string">
            <text:p>2006-03-21T00:00:00</text:p>
          </table:table-cell>
          <table:table-cell office:value-type="float" office:value="2453815.5" calcext:value-type="float">
            <text:p>2453815.5</text:p>
          </table:table-cell>
          <table:table-cell office:value-type="float" office:value="59169.234618" calcext:value-type="float">
            <text:p>59169.234618</text:p>
          </table:table-cell>
          <table:table-cell office:value-type="float" office:value="0.765382" calcext:value-type="float">
            <text:p>0.7653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4-01-01T00:00:00</text:p>
          </table:table-cell>
          <table:table-cell office:value-type="float" office:value="2454180.5" calcext:value-type="float">
            <text:p>2454180.5</text:p>
          </table:table-cell>
          <table:table-cell office:value-type="string" calcext:value-type="string">
            <text:p>2007-03-21T00:00:00</text:p>
          </table:table-cell>
          <table:table-cell office:value-type="float" office:value="2454180.5" calcext:value-type="float">
            <text:p>2454180.5</text:p>
          </table:table-cell>
          <table:table-cell office:value-type="float" office:value="59534.476807" calcext:value-type="float">
            <text:p>59534.476807</text:p>
          </table:table-cell>
          <table:table-cell office:value-type="float" office:value="0.523193" calcext:value-type="float">
            <text:p>0.5231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5-01-01T00:00:00</text:p>
          </table:table-cell>
          <table:table-cell office:value-type="float" office:value="2454545.5" calcext:value-type="float">
            <text:p>2454545.5</text:p>
          </table:table-cell>
          <table:table-cell office:value-type="string" calcext:value-type="string">
            <text:p>2008-03-20T00:00:00</text:p>
          </table:table-cell>
          <table:table-cell office:value-type="float" office:value="2454545.5" calcext:value-type="float">
            <text:p>2454545.5</text:p>
          </table:table-cell>
          <table:table-cell office:value-type="float" office:value="59899.718996" calcext:value-type="float">
            <text:p>59899.718996</text:p>
          </table:table-cell>
          <table:table-cell office:value-type="float" office:value="0.281004" calcext:value-type="float">
            <text:p>0.2810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6-01-01T00:00:00</text:p>
          </table:table-cell>
          <table:table-cell office:value-type="float" office:value="2454910.5" calcext:value-type="float">
            <text:p>2454910.5</text:p>
          </table:table-cell>
          <table:table-cell office:value-type="string" calcext:value-type="string">
            <text:p>2009-03-20T00:00:00</text:p>
          </table:table-cell>
          <table:table-cell office:value-type="float" office:value="2454910.5" calcext:value-type="float">
            <text:p>2454910.5</text:p>
          </table:table-cell>
          <table:table-cell office:value-type="float" office:value="60264.961185" calcext:value-type="float">
            <text:p>60264.961185</text:p>
          </table:table-cell>
          <table:table-cell office:value-type="float" office:value="0.038815" calcext:value-type="float">
            <text:p>0.0388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7-01-01T00:00:00</text:p>
          </table:table-cell>
          <table:table-cell office:value-type="float" office:value="2455276.5" calcext:value-type="float">
            <text:p>2455276.5</text:p>
          </table:table-cell>
          <table:table-cell office:value-type="string" calcext:value-type="string">
            <text:p>2010-03-21T00:00:00</text:p>
          </table:table-cell>
          <table:table-cell office:value-type="float" office:value="2455276.5" calcext:value-type="float">
            <text:p>2455276.5</text:p>
          </table:table-cell>
          <table:table-cell office:value-type="float" office:value="60630.203374" calcext:value-type="float">
            <text:p>60630.203374</text:p>
          </table:table-cell>
          <table:table-cell office:value-type="float" office:value="0.796626" calcext:value-type="float">
            <text:p>0.7966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8-01-01T00:00:00</text:p>
          </table:table-cell>
          <table:table-cell office:value-type="float" office:value="2455641.5" calcext:value-type="float">
            <text:p>2455641.5</text:p>
          </table:table-cell>
          <table:table-cell office:value-type="string" calcext:value-type="string">
            <text:p>2011-03-21T00:00:00</text:p>
          </table:table-cell>
          <table:table-cell office:value-type="float" office:value="2455641.5" calcext:value-type="float">
            <text:p>2455641.5</text:p>
          </table:table-cell>
          <table:table-cell office:value-type="float" office:value="60995.445563" calcext:value-type="float">
            <text:p>60995.445563</text:p>
          </table:table-cell>
          <table:table-cell office:value-type="float" office:value="0.554437" calcext:value-type="float">
            <text:p>0.5544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69-01-01T00:00:00</text:p>
          </table:table-cell>
          <table:table-cell office:value-type="float" office:value="2456006.5" calcext:value-type="float">
            <text:p>2456006.5</text:p>
          </table:table-cell>
          <table:table-cell office:value-type="string" calcext:value-type="string">
            <text:p>2012-03-20T00:00:00</text:p>
          </table:table-cell>
          <table:table-cell office:value-type="float" office:value="2456006.5" calcext:value-type="float">
            <text:p>2456006.5</text:p>
          </table:table-cell>
          <table:table-cell office:value-type="float" office:value="61360.687752" calcext:value-type="float">
            <text:p>61360.687752</text:p>
          </table:table-cell>
          <table:table-cell office:value-type="float" office:value="0.312248" calcext:value-type="float">
            <text:p>0.3122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0-01-01T00:00:00</text:p>
          </table:table-cell>
          <table:table-cell office:value-type="float" office:value="2456371.5" calcext:value-type="float">
            <text:p>2456371.5</text:p>
          </table:table-cell>
          <table:table-cell office:value-type="string" calcext:value-type="string">
            <text:p>2013-03-20T00:00:00</text:p>
          </table:table-cell>
          <table:table-cell office:value-type="float" office:value="2456371.5" calcext:value-type="float">
            <text:p>2456371.5</text:p>
          </table:table-cell>
          <table:table-cell office:value-type="float" office:value="61725.929941" calcext:value-type="float">
            <text:p>61725.929941</text:p>
          </table:table-cell>
          <table:table-cell office:value-type="float" office:value="0.070059" calcext:value-type="float">
            <text:p>0.0700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1-01-01T00:00:00</text:p>
          </table:table-cell>
          <table:table-cell office:value-type="float" office:value="2456737.5" calcext:value-type="float">
            <text:p>2456737.5</text:p>
          </table:table-cell>
          <table:table-cell office:value-type="string" calcext:value-type="string">
            <text:p>2014-03-21T00:00:00</text:p>
          </table:table-cell>
          <table:table-cell office:value-type="float" office:value="2456737.5" calcext:value-type="float">
            <text:p>2456737.5</text:p>
          </table:table-cell>
          <table:table-cell office:value-type="float" office:value="62091.17213" calcext:value-type="float">
            <text:p>62091.17213</text:p>
          </table:table-cell>
          <table:table-cell office:value-type="float" office:value="0.82787" calcext:value-type="float">
            <text:p>0.827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2-01-01T00:00:00</text:p>
          </table:table-cell>
          <table:table-cell office:value-type="float" office:value="2457102.5" calcext:value-type="float">
            <text:p>2457102.5</text:p>
          </table:table-cell>
          <table:table-cell office:value-type="string" calcext:value-type="string">
            <text:p>2015-03-21T00:00:00</text:p>
          </table:table-cell>
          <table:table-cell office:value-type="float" office:value="2457102.5" calcext:value-type="float">
            <text:p>2457102.5</text:p>
          </table:table-cell>
          <table:table-cell office:value-type="float" office:value="62456.414319" calcext:value-type="float">
            <text:p>62456.414319</text:p>
          </table:table-cell>
          <table:table-cell office:value-type="float" office:value="0.585681" calcext:value-type="float">
            <text:p>0.5856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3-01-01T00:00:00</text:p>
          </table:table-cell>
          <table:table-cell office:value-type="float" office:value="2457467.5" calcext:value-type="float">
            <text:p>2457467.5</text:p>
          </table:table-cell>
          <table:table-cell office:value-type="string" calcext:value-type="string">
            <text:p>2016-03-20T00:00:00</text:p>
          </table:table-cell>
          <table:table-cell office:value-type="float" office:value="2457467.5" calcext:value-type="float">
            <text:p>2457467.5</text:p>
          </table:table-cell>
          <table:table-cell office:value-type="float" office:value="62821.656508" calcext:value-type="float">
            <text:p>62821.656508</text:p>
          </table:table-cell>
          <table:table-cell office:value-type="float" office:value="0.343492" calcext:value-type="float">
            <text:p>0.3434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4-01-01T00:00:00</text:p>
          </table:table-cell>
          <table:table-cell office:value-type="float" office:value="2457832.5" calcext:value-type="float">
            <text:p>2457832.5</text:p>
          </table:table-cell>
          <table:table-cell office:value-type="string" calcext:value-type="string">
            <text:p>2017-03-20T00:00:00</text:p>
          </table:table-cell>
          <table:table-cell office:value-type="float" office:value="2457832.5" calcext:value-type="float">
            <text:p>2457832.5</text:p>
          </table:table-cell>
          <table:table-cell office:value-type="float" office:value="63186.898697" calcext:value-type="float">
            <text:p>63186.898697</text:p>
          </table:table-cell>
          <table:table-cell office:value-type="float" office:value="0.101303" calcext:value-type="float">
            <text:p>0.1013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5-01-01T00:00:00</text:p>
          </table:table-cell>
          <table:table-cell office:value-type="float" office:value="2458198.5" calcext:value-type="float">
            <text:p>2458198.5</text:p>
          </table:table-cell>
          <table:table-cell office:value-type="string" calcext:value-type="string">
            <text:p>2018-03-21T00:00:00</text:p>
          </table:table-cell>
          <table:table-cell office:value-type="float" office:value="2458198.5" calcext:value-type="float">
            <text:p>2458198.5</text:p>
          </table:table-cell>
          <table:table-cell office:value-type="float" office:value="63552.140886" calcext:value-type="float">
            <text:p>63552.140886</text:p>
          </table:table-cell>
          <table:table-cell office:value-type="float" office:value="0.859114" calcext:value-type="float">
            <text:p>0.8591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6-01-01T00:00:00</text:p>
          </table:table-cell>
          <table:table-cell office:value-type="float" office:value="2458563.5" calcext:value-type="float">
            <text:p>2458563.5</text:p>
          </table:table-cell>
          <table:table-cell office:value-type="string" calcext:value-type="string">
            <text:p>2019-03-21T00:00:00</text:p>
          </table:table-cell>
          <table:table-cell office:value-type="float" office:value="2458563.5" calcext:value-type="float">
            <text:p>2458563.5</text:p>
          </table:table-cell>
          <table:table-cell office:value-type="float" office:value="63917.383075" calcext:value-type="float">
            <text:p>63917.383075</text:p>
          </table:table-cell>
          <table:table-cell office:value-type="float" office:value="0.616925" calcext:value-type="float">
            <text:p>0.6169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7-01-01T00:00:00</text:p>
          </table:table-cell>
          <table:table-cell office:value-type="float" office:value="2458928.5" calcext:value-type="float">
            <text:p>2458928.5</text:p>
          </table:table-cell>
          <table:table-cell office:value-type="string" calcext:value-type="string">
            <text:p>2020-03-20T00:00:00</text:p>
          </table:table-cell>
          <table:table-cell office:value-type="float" office:value="2458928.5" calcext:value-type="float">
            <text:p>2458928.5</text:p>
          </table:table-cell>
          <table:table-cell office:value-type="float" office:value="64282.625264" calcext:value-type="float">
            <text:p>64282.625264</text:p>
          </table:table-cell>
          <table:table-cell office:value-type="float" office:value="0.374736" calcext:value-type="float">
            <text:p>0.3747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8-01-01T00:00:00</text:p>
          </table:table-cell>
          <table:table-cell office:value-type="float" office:value="2459293.5" calcext:value-type="float">
            <text:p>2459293.5</text:p>
          </table:table-cell>
          <table:table-cell office:value-type="string" calcext:value-type="string">
            <text:p>2021-03-20T00:00:00</text:p>
          </table:table-cell>
          <table:table-cell office:value-type="float" office:value="2459293.5" calcext:value-type="float">
            <text:p>2459293.5</text:p>
          </table:table-cell>
          <table:table-cell office:value-type="float" office:value="64647.867453" calcext:value-type="float">
            <text:p>64647.867453</text:p>
          </table:table-cell>
          <table:table-cell office:value-type="float" office:value="0.132547" calcext:value-type="float">
            <text:p>0.1325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79-01-01T00:00:00</text:p>
          </table:table-cell>
          <table:table-cell office:value-type="float" office:value="2459659.5" calcext:value-type="float">
            <text:p>2459659.5</text:p>
          </table:table-cell>
          <table:table-cell office:value-type="string" calcext:value-type="string">
            <text:p>2022-03-21T00:00:00</text:p>
          </table:table-cell>
          <table:table-cell office:value-type="float" office:value="2459659.5" calcext:value-type="float">
            <text:p>2459659.5</text:p>
          </table:table-cell>
          <table:table-cell office:value-type="float" office:value="65013.109642" calcext:value-type="float">
            <text:p>65013.109642</text:p>
          </table:table-cell>
          <table:table-cell office:value-type="float" office:value="0.890358" calcext:value-type="float">
            <text:p>0.8903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0-01-01T00:00:00</text:p>
          </table:table-cell>
          <table:table-cell office:value-type="float" office:value="2460024.5" calcext:value-type="float">
            <text:p>2460024.5</text:p>
          </table:table-cell>
          <table:table-cell office:value-type="string" calcext:value-type="string">
            <text:p>2023-03-21T00:00:00</text:p>
          </table:table-cell>
          <table:table-cell office:value-type="float" office:value="2460024.5" calcext:value-type="float">
            <text:p>2460024.5</text:p>
          </table:table-cell>
          <table:table-cell office:value-type="float" office:value="65378.351831" calcext:value-type="float">
            <text:p>65378.351831</text:p>
          </table:table-cell>
          <table:table-cell office:value-type="float" office:value="0.648169" calcext:value-type="float">
            <text:p>0.6481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1-01T00:00:00</text:p>
          </table:table-cell>
          <table:table-cell office:value-type="float" office:value="2460389.5" calcext:value-type="float">
            <text:p>2460389.5</text:p>
          </table:table-cell>
          <table:table-cell office:value-type="string" calcext:value-type="string">
            <text:p>2024-03-20T00:00:00</text:p>
          </table:table-cell>
          <table:table-cell office:value-type="float" office:value="2460389.5" calcext:value-type="float">
            <text:p>2460389.5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3-18T20:00:00</text:p>
          </table:table-cell>
          <table:table-cell office:value-type="float" office:value="2460445.333333" calcext:value-type="float">
            <text:p>2460445.333333</text:p>
          </table:table-cell>
          <table:table-cell office:value-type="string" calcext:value-type="string">
            <text:p>2024-05-14T20:00:00</text:p>
          </table:table-cell>
          <table:table-cell office:value-type="float" office:value="2460445.333333" calcext:value-type="float">
            <text:p>2460445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3-19T20:00:00</text:p>
          </table:table-cell>
          <table:table-cell office:value-type="float" office:value="2460446.333333" calcext:value-type="float">
            <text:p>2460446.333333</text:p>
          </table:table-cell>
          <table:table-cell office:value-type="string" calcext:value-type="string">
            <text:p>2024-05-15T20:00:00</text:p>
          </table:table-cell>
          <table:table-cell office:value-type="float" office:value="2460446.333333" calcext:value-type="float">
            <text:p>2460446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4-01T17:00:00</text:p>
          </table:table-cell>
          <table:table-cell office:value-type="float" office:value="2460447.208333" calcext:value-type="float">
            <text:p>2460447.208333</text:p>
          </table:table-cell>
          <table:table-cell office:value-type="string" calcext:value-type="string">
            <text:p>2024-05-16T17:00:00</text:p>
          </table:table-cell>
          <table:table-cell office:value-type="float" office:value="2460447.208333" calcext:value-type="float">
            <text:p>2460447.208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1-04-01T20:00:00</text:p>
          </table:table-cell>
          <table:table-cell office:value-type="float" office:value="2460447.333333" calcext:value-type="float">
            <text:p>2460447.333333</text:p>
          </table:table-cell>
          <table:table-cell office:value-type="string" calcext:value-type="string">
            <text:p>2024-05-16T20:00:00</text:p>
          </table:table-cell>
          <table:table-cell office:value-type="float" office:value="2460447.333333" calcext:value-type="float">
            <text:p>2460447.333333</text:p>
          </table:table-cell>
          <table:table-cell office:value-type="float" office:value="65743.59402" calcext:value-type="float">
            <text:p>65743.59402</text:p>
          </table:table-cell>
          <table:table-cell office:value-type="float" office:value="0.40598" calcext:value-type="float">
            <text:p>0.40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2-01-01T00:00:00</text:p>
          </table:table-cell>
          <table:table-cell office:value-type="float" office:value="2460754.5" calcext:value-type="float">
            <text:p>2460754.5</text:p>
          </table:table-cell>
          <table:table-cell office:value-type="string" calcext:value-type="string">
            <text:p>2025-03-20T00:00:00</text:p>
          </table:table-cell>
          <table:table-cell office:value-type="float" office:value="2460754.5" calcext:value-type="float">
            <text:p>2460754.5</text:p>
          </table:table-cell>
          <table:table-cell office:value-type="float" office:value="66108.836209" calcext:value-type="float">
            <text:p>66108.836209</text:p>
          </table:table-cell>
          <table:table-cell office:value-type="float" office:value="0.163791" calcext:value-type="float">
            <text:p>0.1637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3-01-01T00:00:00</text:p>
          </table:table-cell>
          <table:table-cell office:value-type="float" office:value="2461120.5" calcext:value-type="float">
            <text:p>2461120.5</text:p>
          </table:table-cell>
          <table:table-cell office:value-type="string" calcext:value-type="string">
            <text:p>2026-03-21T00:00:00</text:p>
          </table:table-cell>
          <table:table-cell office:value-type="float" office:value="2461120.5" calcext:value-type="float">
            <text:p>2461120.5</text:p>
          </table:table-cell>
          <table:table-cell office:value-type="float" office:value="66474.078398" calcext:value-type="float">
            <text:p>66474.078398</text:p>
          </table:table-cell>
          <table:table-cell office:value-type="float" office:value="0.921602" calcext:value-type="float">
            <text:p>0.9216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4-01-01T00:00:00</text:p>
          </table:table-cell>
          <table:table-cell office:value-type="float" office:value="2461485.5" calcext:value-type="float">
            <text:p>2461485.5</text:p>
          </table:table-cell>
          <table:table-cell office:value-type="string" calcext:value-type="string">
            <text:p>2027-03-21T00:00:00</text:p>
          </table:table-cell>
          <table:table-cell office:value-type="float" office:value="2461485.5" calcext:value-type="float">
            <text:p>2461485.5</text:p>
          </table:table-cell>
          <table:table-cell office:value-type="float" office:value="66839.320587" calcext:value-type="float">
            <text:p>66839.320587</text:p>
          </table:table-cell>
          <table:table-cell office:value-type="float" office:value="0.679413" calcext:value-type="float">
            <text:p>0.6794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5-01-01T00:00:00</text:p>
          </table:table-cell>
          <table:table-cell office:value-type="float" office:value="2461850.5" calcext:value-type="float">
            <text:p>2461850.5</text:p>
          </table:table-cell>
          <table:table-cell office:value-type="string" calcext:value-type="string">
            <text:p>2028-03-20T00:00:00</text:p>
          </table:table-cell>
          <table:table-cell office:value-type="float" office:value="2461850.5" calcext:value-type="float">
            <text:p>2461850.5</text:p>
          </table:table-cell>
          <table:table-cell office:value-type="float" office:value="67204.562776" calcext:value-type="float">
            <text:p>67204.562776</text:p>
          </table:table-cell>
          <table:table-cell office:value-type="float" office:value="0.437224" calcext:value-type="float">
            <text:p>0.4372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-01-01T00:00:00</text:p>
          </table:table-cell>
          <table:table-cell office:value-type="float" office:value="2462215.5" calcext:value-type="float">
            <text:p>2462215.5</text:p>
          </table:table-cell>
          <table:table-cell office:value-type="string" calcext:value-type="string">
            <text:p>2029-03-20T00:00:00</text:p>
          </table:table-cell>
          <table:table-cell office:value-type="float" office:value="2462215.5" calcext:value-type="float">
            <text:p>2462215.5</text:p>
          </table:table-cell>
          <table:table-cell office:value-type="float" office:value="67569.804965" calcext:value-type="float">
            <text:p>67569.804965</text:p>
          </table:table-cell>
          <table:table-cell office:value-type="float" office:value="0.195035" calcext:value-type="float">
            <text:p>0.1950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7-01-01T00:00:00</text:p>
          </table:table-cell>
          <table:table-cell office:value-type="float" office:value="2462581.5" calcext:value-type="float">
            <text:p>2462581.5</text:p>
          </table:table-cell>
          <table:table-cell office:value-type="string" calcext:value-type="string">
            <text:p>2030-03-20T00:00:00</text:p>
          </table:table-cell>
          <table:table-cell office:value-type="float" office:value="2462580.5" calcext:value-type="float">
            <text:p>2462580.5</text:p>
          </table:table-cell>
          <table:table-cell office:value-type="float" office:value="67935.047154" calcext:value-type="float">
            <text:p>67935.047154</text:p>
          </table:table-cell>
          <table:table-cell office:value-type="float" office:value="0.952846" calcext:value-type="float">
            <text:p>0.95284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8-01-01T00:00:00</text:p>
          </table:table-cell>
          <table:table-cell office:value-type="float" office:value="2462946.5" calcext:value-type="float">
            <text:p>2462946.5</text:p>
          </table:table-cell>
          <table:table-cell office:value-type="string" calcext:value-type="string">
            <text:p>2031-03-21T00:00:00</text:p>
          </table:table-cell>
          <table:table-cell office:value-type="float" office:value="2462946.5" calcext:value-type="float">
            <text:p>2462946.5</text:p>
          </table:table-cell>
          <table:table-cell office:value-type="float" office:value="68300.289343" calcext:value-type="float">
            <text:p>68300.289343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9-01-01T00:00:00</text:p>
          </table:table-cell>
          <table:table-cell office:value-type="float" office:value="2463311.5" calcext:value-type="float">
            <text:p>2463311.5</text:p>
          </table:table-cell>
          <table:table-cell office:value-type="string" calcext:value-type="string">
            <text:p>2032-03-20T00:00:00</text:p>
          </table:table-cell>
          <table:table-cell office:value-type="float" office:value="2463311.5" calcext:value-type="float">
            <text:p>2463311.5</text:p>
          </table:table-cell>
          <table:table-cell office:value-type="float" office:value="68665.531532" calcext:value-type="float">
            <text:p>68665.531532</text:p>
          </table:table-cell>
          <table:table-cell office:value-type="float" office:value="0.468468" calcext:value-type="float">
            <text:p>0.4684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-01-01T00:00:00</text:p>
          </table:table-cell>
          <table:table-cell office:value-type="float" office:value="2463676.5" calcext:value-type="float">
            <text:p>2463676.5</text:p>
          </table:table-cell>
          <table:table-cell office:value-type="string" calcext:value-type="string">
            <text:p>2033-03-20T00:00:00</text:p>
          </table:table-cell>
          <table:table-cell office:value-type="float" office:value="2463676.5" calcext:value-type="float">
            <text:p>2463676.5</text:p>
          </table:table-cell>
          <table:table-cell office:value-type="float" office:value="69030.773721" calcext:value-type="float">
            <text:p>69030.773721</text:p>
          </table:table-cell>
          <table:table-cell office:value-type="float" office:value="0.226279" calcext:value-type="float">
            <text:p>0.2262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-01-01T00:00:00</text:p>
          </table:table-cell>
          <table:table-cell office:value-type="float" office:value="2464042.5" calcext:value-type="float">
            <text:p>2464042.5</text:p>
          </table:table-cell>
          <table:table-cell office:value-type="string" calcext:value-type="string">
            <text:p>2034-03-20T00:00:00</text:p>
          </table:table-cell>
          <table:table-cell office:value-type="float" office:value="2464041.5" calcext:value-type="float">
            <text:p>2464041.5</text:p>
          </table:table-cell>
          <table:table-cell office:value-type="float" office:value="69396.01591" calcext:value-type="float">
            <text:p>69396.01591</text:p>
          </table:table-cell>
          <table:table-cell office:value-type="float" office:value="0.98409" calcext:value-type="float">
            <text:p>0.984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-01-01T00:00:00</text:p>
          </table:table-cell>
          <table:table-cell office:value-type="float" office:value="2464407.5" calcext:value-type="float">
            <text:p>2464407.5</text:p>
          </table:table-cell>
          <table:table-cell office:value-type="string" calcext:value-type="string">
            <text:p>2035-03-21T00:00:00</text:p>
          </table:table-cell>
          <table:table-cell office:value-type="float" office:value="2464407.5" calcext:value-type="float">
            <text:p>2464407.5</text:p>
          </table:table-cell>
          <table:table-cell office:value-type="float" office:value="69761.258099" calcext:value-type="float">
            <text:p>69761.258099</text:p>
          </table:table-cell>
          <table:table-cell office:value-type="float" office:value="0.741901" calcext:value-type="float">
            <text:p>0.7419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3-01-01T00:00:00</text:p>
          </table:table-cell>
          <table:table-cell office:value-type="float" office:value="2464772.5" calcext:value-type="float">
            <text:p>2464772.5</text:p>
          </table:table-cell>
          <table:table-cell office:value-type="string" calcext:value-type="string">
            <text:p>2036-03-20T00:00:00</text:p>
          </table:table-cell>
          <table:table-cell office:value-type="float" office:value="2464772.5" calcext:value-type="float">
            <text:p>2464772.5</text:p>
          </table:table-cell>
          <table:table-cell office:value-type="float" office:value="70126.500288" calcext:value-type="float">
            <text:p>70126.500288</text:p>
          </table:table-cell>
          <table:table-cell office:value-type="float" office:value="0.499712" calcext:value-type="float">
            <text:p>0.4997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-01-01T00:00:00</text:p>
          </table:table-cell>
          <table:table-cell office:value-type="float" office:value="2465137.5" calcext:value-type="float">
            <text:p>2465137.5</text:p>
          </table:table-cell>
          <table:table-cell office:value-type="string" calcext:value-type="string">
            <text:p>2037-03-20T00:00:00</text:p>
          </table:table-cell>
          <table:table-cell office:value-type="float" office:value="2465137.5" calcext:value-type="float">
            <text:p>2465137.5</text:p>
          </table:table-cell>
          <table:table-cell office:value-type="float" office:value="70491.742477" calcext:value-type="float">
            <text:p>70491.742477</text:p>
          </table:table-cell>
          <table:table-cell office:value-type="float" office:value="0.257523" calcext:value-type="float">
            <text:p>0.2575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5-01-01T00:00:00</text:p>
          </table:table-cell>
          <table:table-cell office:value-type="float" office:value="2465502.5" calcext:value-type="float">
            <text:p>2465502.5</text:p>
          </table:table-cell>
          <table:table-cell office:value-type="string" calcext:value-type="string">
            <text:p>2038-03-20T00:00:00</text:p>
          </table:table-cell>
          <table:table-cell office:value-type="float" office:value="2465502.5" calcext:value-type="float">
            <text:p>2465502.5</text:p>
          </table:table-cell>
          <table:table-cell office:value-type="float" office:value="70856.984666" calcext:value-type="float">
            <text:p>70856.984666</text:p>
          </table:table-cell>
          <table:table-cell office:value-type="float" office:value="0.015334" calcext:value-type="float">
            <text:p>0.0153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6-01-01T00:00:00</text:p>
          </table:table-cell>
          <table:table-cell office:value-type="float" office:value="2465868.5" calcext:value-type="float">
            <text:p>2465868.5</text:p>
          </table:table-cell>
          <table:table-cell office:value-type="string" calcext:value-type="string">
            <text:p>2039-03-21T00:00:00</text:p>
          </table:table-cell>
          <table:table-cell office:value-type="float" office:value="2465868.5" calcext:value-type="float">
            <text:p>2465868.5</text:p>
          </table:table-cell>
          <table:table-cell office:value-type="float" office:value="71222.226855" calcext:value-type="float">
            <text:p>71222.226855</text:p>
          </table:table-cell>
          <table:table-cell office:value-type="float" office:value="0.773145" calcext:value-type="float">
            <text:p>0.7731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7-01-01T00:00:00</text:p>
          </table:table-cell>
          <table:table-cell office:value-type="float" office:value="2466233.5" calcext:value-type="float">
            <text:p>2466233.5</text:p>
          </table:table-cell>
          <table:table-cell office:value-type="string" calcext:value-type="string">
            <text:p>2040-03-20T00:00:00</text:p>
          </table:table-cell>
          <table:table-cell office:value-type="float" office:value="2466233.5" calcext:value-type="float">
            <text:p>2466233.5</text:p>
          </table:table-cell>
          <table:table-cell office:value-type="float" office:value="71587.469044" calcext:value-type="float">
            <text:p>71587.469044</text:p>
          </table:table-cell>
          <table:table-cell office:value-type="float" office:value="0.530956" calcext:value-type="float">
            <text:p>0.5309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8-01-01T00:00:00</text:p>
          </table:table-cell>
          <table:table-cell office:value-type="float" office:value="2466598.5" calcext:value-type="float">
            <text:p>2466598.5</text:p>
          </table:table-cell>
          <table:table-cell office:value-type="string" calcext:value-type="string">
            <text:p>2041-03-20T00:00:00</text:p>
          </table:table-cell>
          <table:table-cell office:value-type="float" office:value="2466598.5" calcext:value-type="float">
            <text:p>2466598.5</text:p>
          </table:table-cell>
          <table:table-cell office:value-type="float" office:value="71952.711233" calcext:value-type="float">
            <text:p>71952.711233</text:p>
          </table:table-cell>
          <table:table-cell office:value-type="float" office:value="0.288767" calcext:value-type="float">
            <text:p>0.2887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9-01-01T00:00:00</text:p>
          </table:table-cell>
          <table:table-cell office:value-type="float" office:value="2466963.5" calcext:value-type="float">
            <text:p>2466963.5</text:p>
          </table:table-cell>
          <table:table-cell office:value-type="string" calcext:value-type="string">
            <text:p>2042-03-20T00:00:00</text:p>
          </table:table-cell>
          <table:table-cell office:value-type="float" office:value="2466963.5" calcext:value-type="float">
            <text:p>2466963.5</text:p>
          </table:table-cell>
          <table:table-cell office:value-type="float" office:value="72317.953422" calcext:value-type="float">
            <text:p>72317.953422</text:p>
          </table:table-cell>
          <table:table-cell office:value-type="float" office:value="0.046578" calcext:value-type="float">
            <text:p>0.0465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0-01-01T00:00:00</text:p>
          </table:table-cell>
          <table:table-cell office:value-type="float" office:value="2467329.5" calcext:value-type="float">
            <text:p>2467329.5</text:p>
          </table:table-cell>
          <table:table-cell office:value-type="string" calcext:value-type="string">
            <text:p>2043-03-21T00:00:00</text:p>
          </table:table-cell>
          <table:table-cell office:value-type="float" office:value="2467329.5" calcext:value-type="float">
            <text:p>2467329.5</text:p>
          </table:table-cell>
          <table:table-cell office:value-type="float" office:value="72683.195611" calcext:value-type="float">
            <text:p>72683.195611</text:p>
          </table:table-cell>
          <table:table-cell office:value-type="float" office:value="0.804389" calcext:value-type="float">
            <text:p>0.8043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1-01-01T00:00:00</text:p>
          </table:table-cell>
          <table:table-cell office:value-type="float" office:value="2467694.5" calcext:value-type="float">
            <text:p>2467694.5</text:p>
          </table:table-cell>
          <table:table-cell office:value-type="string" calcext:value-type="string">
            <text:p>2044-03-20T00:00:00</text:p>
          </table:table-cell>
          <table:table-cell office:value-type="float" office:value="2467694.5" calcext:value-type="float">
            <text:p>2467694.5</text:p>
          </table:table-cell>
          <table:table-cell office:value-type="float" office:value="73048.4378" calcext:value-type="float">
            <text:p>73048.4378</text:p>
          </table:table-cell>
          <table:table-cell office:value-type="float" office:value="0.5622" calcext:value-type="float">
            <text:p>0.5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-01-01T00:00:00</text:p>
          </table:table-cell>
          <table:table-cell office:value-type="float" office:value="2468059.5" calcext:value-type="float">
            <text:p>2468059.5</text:p>
          </table:table-cell>
          <table:table-cell office:value-type="string" calcext:value-type="string">
            <text:p>2045-03-20T00:00:00</text:p>
          </table:table-cell>
          <table:table-cell office:value-type="float" office:value="2468059.5" calcext:value-type="float">
            <text:p>2468059.5</text:p>
          </table:table-cell>
          <table:table-cell office:value-type="float" office:value="73413.679989" calcext:value-type="float">
            <text:p>73413.679989</text:p>
          </table:table-cell>
          <table:table-cell office:value-type="float" office:value="0.320011" calcext:value-type="float">
            <text:p>0.3200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3-01-01T00:00:00</text:p>
          </table:table-cell>
          <table:table-cell office:value-type="float" office:value="2468424.5" calcext:value-type="float">
            <text:p>2468424.5</text:p>
          </table:table-cell>
          <table:table-cell office:value-type="string" calcext:value-type="string">
            <text:p>2046-03-20T00:00:00</text:p>
          </table:table-cell>
          <table:table-cell office:value-type="float" office:value="2468424.5" calcext:value-type="float">
            <text:p>2468424.5</text:p>
          </table:table-cell>
          <table:table-cell office:value-type="float" office:value="73778.922178" calcext:value-type="float">
            <text:p>73778.922178</text:p>
          </table:table-cell>
          <table:table-cell office:value-type="float" office:value="0.077822" calcext:value-type="float">
            <text:p>0.0778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4-01-01T00:00:00</text:p>
          </table:table-cell>
          <table:table-cell office:value-type="float" office:value="2468790.5" calcext:value-type="float">
            <text:p>2468790.5</text:p>
          </table:table-cell>
          <table:table-cell office:value-type="string" calcext:value-type="string">
            <text:p>2047-03-21T00:00:00</text:p>
          </table:table-cell>
          <table:table-cell office:value-type="float" office:value="2468790.5" calcext:value-type="float">
            <text:p>2468790.5</text:p>
          </table:table-cell>
          <table:table-cell office:value-type="float" office:value="74144.164367" calcext:value-type="float">
            <text:p>74144.164367</text:p>
          </table:table-cell>
          <table:table-cell office:value-type="float" office:value="0.835633" calcext:value-type="float">
            <text:p>0.8356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5-01-01T00:00:00</text:p>
          </table:table-cell>
          <table:table-cell office:value-type="float" office:value="2469155.5" calcext:value-type="float">
            <text:p>2469155.5</text:p>
          </table:table-cell>
          <table:table-cell office:value-type="string" calcext:value-type="string">
            <text:p>2048-03-20T00:00:00</text:p>
          </table:table-cell>
          <table:table-cell office:value-type="float" office:value="2469155.5" calcext:value-type="float">
            <text:p>2469155.5</text:p>
          </table:table-cell>
          <table:table-cell office:value-type="float" office:value="74509.406556" calcext:value-type="float">
            <text:p>74509.406556</text:p>
          </table:table-cell>
          <table:table-cell office:value-type="float" office:value="0.593444" calcext:value-type="float">
            <text:p>0.5934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6-01-01T00:00:00</text:p>
          </table:table-cell>
          <table:table-cell office:value-type="float" office:value="2469520.5" calcext:value-type="float">
            <text:p>2469520.5</text:p>
          </table:table-cell>
          <table:table-cell office:value-type="string" calcext:value-type="string">
            <text:p>2049-03-20T00:00:00</text:p>
          </table:table-cell>
          <table:table-cell office:value-type="float" office:value="2469520.5" calcext:value-type="float">
            <text:p>2469520.5</text:p>
          </table:table-cell>
          <table:table-cell office:value-type="float" office:value="74874.648745" calcext:value-type="float">
            <text:p>74874.648745</text:p>
          </table:table-cell>
          <table:table-cell office:value-type="float" office:value="0.351255" calcext:value-type="float">
            <text:p>0.3512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7-01-01T00:00:00</text:p>
          </table:table-cell>
          <table:table-cell office:value-type="float" office:value="2469885.5" calcext:value-type="float">
            <text:p>2469885.5</text:p>
          </table:table-cell>
          <table:table-cell office:value-type="string" calcext:value-type="string">
            <text:p>2050-03-20T00:00:00</text:p>
          </table:table-cell>
          <table:table-cell office:value-type="float" office:value="2469885.5" calcext:value-type="float">
            <text:p>2469885.5</text:p>
          </table:table-cell>
          <table:table-cell office:value-type="float" office:value="75239.890934" calcext:value-type="float">
            <text:p>75239.890934</text:p>
          </table:table-cell>
          <table:table-cell office:value-type="float" office:value="0.109066" calcext:value-type="float">
            <text:p>0.1090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8-01-01T00:00:00</text:p>
          </table:table-cell>
          <table:table-cell office:value-type="float" office:value="2470251.5" calcext:value-type="float">
            <text:p>2470251.5</text:p>
          </table:table-cell>
          <table:table-cell office:value-type="string" calcext:value-type="string">
            <text:p>2051-03-21T00:00:00</text:p>
          </table:table-cell>
          <table:table-cell office:value-type="float" office:value="2470251.5" calcext:value-type="float">
            <text:p>2470251.5</text:p>
          </table:table-cell>
          <table:table-cell office:value-type="float" office:value="75605.133123" calcext:value-type="float">
            <text:p>75605.133123</text:p>
          </table:table-cell>
          <table:table-cell office:value-type="float" office:value="0.866877" calcext:value-type="float">
            <text:p>0.8668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9-01-01T00:00:00</text:p>
          </table:table-cell>
          <table:table-cell office:value-type="float" office:value="2470616.5" calcext:value-type="float">
            <text:p>2470616.5</text:p>
          </table:table-cell>
          <table:table-cell office:value-type="string" calcext:value-type="string">
            <text:p>2052-03-20T00:00:00</text:p>
          </table:table-cell>
          <table:table-cell office:value-type="float" office:value="2470616.5" calcext:value-type="float">
            <text:p>2470616.5</text:p>
          </table:table-cell>
          <table:table-cell office:value-type="float" office:value="75970.375312" calcext:value-type="float">
            <text:p>75970.375312</text:p>
          </table:table-cell>
          <table:table-cell office:value-type="float" office:value="0.624688" calcext:value-type="float">
            <text:p>0.6246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0-01-01T00:00:00</text:p>
          </table:table-cell>
          <table:table-cell office:value-type="float" office:value="2470981.5" calcext:value-type="float">
            <text:p>2470981.5</text:p>
          </table:table-cell>
          <table:table-cell office:value-type="string" calcext:value-type="string">
            <text:p>2053-03-20T00:00:00</text:p>
          </table:table-cell>
          <table:table-cell office:value-type="float" office:value="2470981.5" calcext:value-type="float">
            <text:p>2470981.5</text:p>
          </table:table-cell>
          <table:table-cell office:value-type="float" office:value="76335.617501" calcext:value-type="float">
            <text:p>76335.617501</text:p>
          </table:table-cell>
          <table:table-cell office:value-type="float" office:value="0.382499" calcext:value-type="float">
            <text:p>0.3824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1-01-01T00:00:00</text:p>
          </table:table-cell>
          <table:table-cell office:value-type="float" office:value="2471346.5" calcext:value-type="float">
            <text:p>2471346.5</text:p>
          </table:table-cell>
          <table:table-cell office:value-type="string" calcext:value-type="string">
            <text:p>2054-03-20T00:00:00</text:p>
          </table:table-cell>
          <table:table-cell office:value-type="float" office:value="2471346.5" calcext:value-type="float">
            <text:p>2471346.5</text:p>
          </table:table-cell>
          <table:table-cell office:value-type="float" office:value="76700.85969" calcext:value-type="float">
            <text:p>76700.85969</text:p>
          </table:table-cell>
          <table:table-cell office:value-type="float" office:value="0.14031" calcext:value-type="float">
            <text:p>0.140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2-01-01T00:00:00</text:p>
          </table:table-cell>
          <table:table-cell office:value-type="float" office:value="2471712.5" calcext:value-type="float">
            <text:p>2471712.5</text:p>
          </table:table-cell>
          <table:table-cell office:value-type="string" calcext:value-type="string">
            <text:p>2055-03-21T00:00:00</text:p>
          </table:table-cell>
          <table:table-cell office:value-type="float" office:value="2471712.5" calcext:value-type="float">
            <text:p>2471712.5</text:p>
          </table:table-cell>
          <table:table-cell office:value-type="float" office:value="77066.101879" calcext:value-type="float">
            <text:p>77066.101879</text:p>
          </table:table-cell>
          <table:table-cell office:value-type="float" office:value="0.898121" calcext:value-type="float">
            <text:p>0.8981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3-01-01T00:00:00</text:p>
          </table:table-cell>
          <table:table-cell office:value-type="float" office:value="2472077.5" calcext:value-type="float">
            <text:p>2472077.5</text:p>
          </table:table-cell>
          <table:table-cell office:value-type="string" calcext:value-type="string">
            <text:p>2056-03-20T00:00:00</text:p>
          </table:table-cell>
          <table:table-cell office:value-type="float" office:value="2472077.5" calcext:value-type="float">
            <text:p>2472077.5</text:p>
          </table:table-cell>
          <table:table-cell office:value-type="float" office:value="77431.344068" calcext:value-type="float">
            <text:p>77431.344068</text:p>
          </table:table-cell>
          <table:table-cell office:value-type="float" office:value="0.655932" calcext:value-type="float">
            <text:p>0.6559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4-01-01T00:00:00</text:p>
          </table:table-cell>
          <table:table-cell office:value-type="float" office:value="2472442.5" calcext:value-type="float">
            <text:p>2472442.5</text:p>
          </table:table-cell>
          <table:table-cell office:value-type="string" calcext:value-type="string">
            <text:p>2057-03-20T00:00:00</text:p>
          </table:table-cell>
          <table:table-cell office:value-type="float" office:value="2472442.5" calcext:value-type="float">
            <text:p>2472442.5</text:p>
          </table:table-cell>
          <table:table-cell office:value-type="float" office:value="77796.586257" calcext:value-type="float">
            <text:p>77796.586257</text:p>
          </table:table-cell>
          <table:table-cell office:value-type="float" office:value="0.413743" calcext:value-type="float">
            <text:p>0.4137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5-01-01T00:00:00</text:p>
          </table:table-cell>
          <table:table-cell office:value-type="float" office:value="2472807.5" calcext:value-type="float">
            <text:p>2472807.5</text:p>
          </table:table-cell>
          <table:table-cell office:value-type="string" calcext:value-type="string">
            <text:p>2058-03-20T00:00:00</text:p>
          </table:table-cell>
          <table:table-cell office:value-type="float" office:value="2472807.5" calcext:value-type="float">
            <text:p>2472807.5</text:p>
          </table:table-cell>
          <table:table-cell office:value-type="float" office:value="78161.828446" calcext:value-type="float">
            <text:p>78161.828446</text:p>
          </table:table-cell>
          <table:table-cell office:value-type="float" office:value="0.171554" calcext:value-type="float">
            <text:p>0.1715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6-01-01T00:00:00</text:p>
          </table:table-cell>
          <table:table-cell office:value-type="float" office:value="2473173.5" calcext:value-type="float">
            <text:p>2473173.5</text:p>
          </table:table-cell>
          <table:table-cell office:value-type="string" calcext:value-type="string">
            <text:p>2059-03-20T00:00:00</text:p>
          </table:table-cell>
          <table:table-cell office:value-type="float" office:value="2473172.5" calcext:value-type="float">
            <text:p>2473172.5</text:p>
          </table:table-cell>
          <table:table-cell office:value-type="float" office:value="78527.070635" calcext:value-type="float">
            <text:p>78527.070635</text:p>
          </table:table-cell>
          <table:table-cell office:value-type="float" office:value="0.929365" calcext:value-type="float">
            <text:p>0.92936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7-01-01T00:00:00</text:p>
          </table:table-cell>
          <table:table-cell office:value-type="float" office:value="2473538.5" calcext:value-type="float">
            <text:p>2473538.5</text:p>
          </table:table-cell>
          <table:table-cell office:value-type="string" calcext:value-type="string">
            <text:p>2060-03-20T00:00:00</text:p>
          </table:table-cell>
          <table:table-cell office:value-type="float" office:value="2473538.5" calcext:value-type="float">
            <text:p>2473538.5</text:p>
          </table:table-cell>
          <table:table-cell office:value-type="float" office:value="78892.312824" calcext:value-type="float">
            <text:p>78892.312824</text:p>
          </table:table-cell>
          <table:table-cell office:value-type="float" office:value="0.687176" calcext:value-type="float">
            <text:p>0.6871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8-01-01T00:00:00</text:p>
          </table:table-cell>
          <table:table-cell office:value-type="float" office:value="2473903.5" calcext:value-type="float">
            <text:p>2473903.5</text:p>
          </table:table-cell>
          <table:table-cell office:value-type="string" calcext:value-type="string">
            <text:p>2061-03-20T00:00:00</text:p>
          </table:table-cell>
          <table:table-cell office:value-type="float" office:value="2473903.5" calcext:value-type="float">
            <text:p>2473903.5</text:p>
          </table:table-cell>
          <table:table-cell office:value-type="float" office:value="79257.555013" calcext:value-type="float">
            <text:p>79257.555013</text:p>
          </table:table-cell>
          <table:table-cell office:value-type="float" office:value="0.444987" calcext:value-type="float">
            <text:p>0.4449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9-01-01T00:00:00</text:p>
          </table:table-cell>
          <table:table-cell office:value-type="float" office:value="2474268.5" calcext:value-type="float">
            <text:p>2474268.5</text:p>
          </table:table-cell>
          <table:table-cell office:value-type="string" calcext:value-type="string">
            <text:p>2062-03-20T00:00:00</text:p>
          </table:table-cell>
          <table:table-cell office:value-type="float" office:value="2474268.5" calcext:value-type="float">
            <text:p>2474268.5</text:p>
          </table:table-cell>
          <table:table-cell office:value-type="float" office:value="79622.797202" calcext:value-type="float">
            <text:p>79622.797202</text:p>
          </table:table-cell>
          <table:table-cell office:value-type="float" office:value="0.202798" calcext:value-type="float">
            <text:p>0.2027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0-01-01T00:00:00</text:p>
          </table:table-cell>
          <table:table-cell office:value-type="float" office:value="2474634.5" calcext:value-type="float">
            <text:p>2474634.5</text:p>
          </table:table-cell>
          <table:table-cell office:value-type="string" calcext:value-type="string">
            <text:p>2063-03-20T00:00:00</text:p>
          </table:table-cell>
          <table:table-cell office:value-type="float" office:value="2474633.5" calcext:value-type="float">
            <text:p>2474633.5</text:p>
          </table:table-cell>
          <table:table-cell office:value-type="float" office:value="79988.039391" calcext:value-type="float">
            <text:p>79988.039391</text:p>
          </table:table-cell>
          <table:table-cell office:value-type="float" office:value="0.960609" calcext:value-type="float">
            <text:p>0.960609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1-01-01T00:00:00</text:p>
          </table:table-cell>
          <table:table-cell office:value-type="float" office:value="2474999.5" calcext:value-type="float">
            <text:p>2474999.5</text:p>
          </table:table-cell>
          <table:table-cell office:value-type="string" calcext:value-type="string">
            <text:p>2064-03-20T00:00:00</text:p>
          </table:table-cell>
          <table:table-cell office:value-type="float" office:value="2474999.5" calcext:value-type="float">
            <text:p>2474999.5</text:p>
          </table:table-cell>
          <table:table-cell office:value-type="float" office:value="80353.28158" calcext:value-type="float">
            <text:p>80353.28158</text:p>
          </table:table-cell>
          <table:table-cell office:value-type="float" office:value="0.71842" calcext:value-type="float">
            <text:p>0.71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2-01-01T00:00:00</text:p>
          </table:table-cell>
          <table:table-cell office:value-type="float" office:value="2475364.5" calcext:value-type="float">
            <text:p>2475364.5</text:p>
          </table:table-cell>
          <table:table-cell office:value-type="string" calcext:value-type="string">
            <text:p>2065-03-20T00:00:00</text:p>
          </table:table-cell>
          <table:table-cell office:value-type="float" office:value="2475364.5" calcext:value-type="float">
            <text:p>2475364.5</text:p>
          </table:table-cell>
          <table:table-cell office:value-type="float" office:value="80718.523769" calcext:value-type="float">
            <text:p>80718.523769</text:p>
          </table:table-cell>
          <table:table-cell office:value-type="float" office:value="0.476231" calcext:value-type="float">
            <text:p>0.4762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3-01-01T00:00:00</text:p>
          </table:table-cell>
          <table:table-cell office:value-type="float" office:value="2475729.5" calcext:value-type="float">
            <text:p>2475729.5</text:p>
          </table:table-cell>
          <table:table-cell office:value-type="string" calcext:value-type="string">
            <text:p>2066-03-20T00:00:00</text:p>
          </table:table-cell>
          <table:table-cell office:value-type="float" office:value="2475729.5" calcext:value-type="float">
            <text:p>2475729.5</text:p>
          </table:table-cell>
          <table:table-cell office:value-type="float" office:value="81083.765958" calcext:value-type="float">
            <text:p>81083.765958</text:p>
          </table:table-cell>
          <table:table-cell office:value-type="float" office:value="0.234042" calcext:value-type="float">
            <text:p>0.2340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4-01-01T00:00:00</text:p>
          </table:table-cell>
          <table:table-cell office:value-type="float" office:value="2476095.5" calcext:value-type="float">
            <text:p>2476095.5</text:p>
          </table:table-cell>
          <table:table-cell office:value-type="string" calcext:value-type="string">
            <text:p>2067-03-20T00:00:00</text:p>
          </table:table-cell>
          <table:table-cell office:value-type="float" office:value="2476094.5" calcext:value-type="float">
            <text:p>2476094.5</text:p>
          </table:table-cell>
          <table:table-cell office:value-type="float" office:value="81449.008147" calcext:value-type="float">
            <text:p>81449.008147</text:p>
          </table:table-cell>
          <table:table-cell office:value-type="float" office:value="0.991853" calcext:value-type="float">
            <text:p>0.99185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5-01-01T00:00:00</text:p>
          </table:table-cell>
          <table:table-cell office:value-type="float" office:value="2476460.5" calcext:value-type="float">
            <text:p>2476460.5</text:p>
          </table:table-cell>
          <table:table-cell office:value-type="string" calcext:value-type="string">
            <text:p>2068-03-20T00:00:00</text:p>
          </table:table-cell>
          <table:table-cell office:value-type="float" office:value="2476460.5" calcext:value-type="float">
            <text:p>2476460.5</text:p>
          </table:table-cell>
          <table:table-cell office:value-type="float" office:value="81814.250336" calcext:value-type="float">
            <text:p>81814.250336</text:p>
          </table:table-cell>
          <table:table-cell office:value-type="float" office:value="0.749664" calcext:value-type="float">
            <text:p>0.7496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6-01-01T00:00:00</text:p>
          </table:table-cell>
          <table:table-cell office:value-type="float" office:value="2476825.5" calcext:value-type="float">
            <text:p>2476825.5</text:p>
          </table:table-cell>
          <table:table-cell office:value-type="string" calcext:value-type="string">
            <text:p>2069-03-20T00:00:00</text:p>
          </table:table-cell>
          <table:table-cell office:value-type="float" office:value="2476825.5" calcext:value-type="float">
            <text:p>2476825.5</text:p>
          </table:table-cell>
          <table:table-cell office:value-type="float" office:value="82179.492525" calcext:value-type="float">
            <text:p>82179.492525</text:p>
          </table:table-cell>
          <table:table-cell office:value-type="float" office:value="0.507475" calcext:value-type="float">
            <text:p>0.5074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7-01-01T00:00:00</text:p>
          </table:table-cell>
          <table:table-cell office:value-type="float" office:value="2477190.5" calcext:value-type="float">
            <text:p>2477190.5</text:p>
          </table:table-cell>
          <table:table-cell office:value-type="string" calcext:value-type="string">
            <text:p>2070-03-20T00:00:00</text:p>
          </table:table-cell>
          <table:table-cell office:value-type="float" office:value="2477190.5" calcext:value-type="float">
            <text:p>2477190.5</text:p>
          </table:table-cell>
          <table:table-cell office:value-type="float" office:value="82544.734714" calcext:value-type="float">
            <text:p>82544.734714</text:p>
          </table:table-cell>
          <table:table-cell office:value-type="float" office:value="0.265286" calcext:value-type="float">
            <text:p>0.2652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8-01-01T00:00:00</text:p>
          </table:table-cell>
          <table:table-cell office:value-type="float" office:value="2477555.5" calcext:value-type="float">
            <text:p>2477555.5</text:p>
          </table:table-cell>
          <table:table-cell office:value-type="string" calcext:value-type="string">
            <text:p>2071-03-20T00:00:00</text:p>
          </table:table-cell>
          <table:table-cell office:value-type="float" office:value="2477555.5" calcext:value-type="float">
            <text:p>2477555.5</text:p>
          </table:table-cell>
          <table:table-cell office:value-type="float" office:value="82909.976903" calcext:value-type="float">
            <text:p>82909.976903</text:p>
          </table:table-cell>
          <table:table-cell office:value-type="float" office:value="0.023097" calcext:value-type="float">
            <text:p>0.0230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9-01-01T00:00:00</text:p>
          </table:table-cell>
          <table:table-cell office:value-type="float" office:value="2477921.5" calcext:value-type="float">
            <text:p>2477921.5</text:p>
          </table:table-cell>
          <table:table-cell office:value-type="string" calcext:value-type="string">
            <text:p>2072-03-20T00:00:00</text:p>
          </table:table-cell>
          <table:table-cell office:value-type="float" office:value="2477921.5" calcext:value-type="float">
            <text:p>2477921.5</text:p>
          </table:table-cell>
          <table:table-cell office:value-type="float" office:value="83275.219092" calcext:value-type="float">
            <text:p>83275.219092</text:p>
          </table:table-cell>
          <table:table-cell office:value-type="float" office:value="0.780908" calcext:value-type="float">
            <text:p>0.7809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0-01-01T00:00:00</text:p>
          </table:table-cell>
          <table:table-cell office:value-type="float" office:value="2478286.5" calcext:value-type="float">
            <text:p>2478286.5</text:p>
          </table:table-cell>
          <table:table-cell office:value-type="string" calcext:value-type="string">
            <text:p>2073-03-20T00:00:00</text:p>
          </table:table-cell>
          <table:table-cell office:value-type="float" office:value="2478286.5" calcext:value-type="float">
            <text:p>2478286.5</text:p>
          </table:table-cell>
          <table:table-cell office:value-type="float" office:value="83640.461281" calcext:value-type="float">
            <text:p>83640.461281</text:p>
          </table:table-cell>
          <table:table-cell office:value-type="float" office:value="0.538719" calcext:value-type="float">
            <text:p>0.5387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1-01-01T00:00:00</text:p>
          </table:table-cell>
          <table:table-cell office:value-type="float" office:value="2478651.5" calcext:value-type="float">
            <text:p>2478651.5</text:p>
          </table:table-cell>
          <table:table-cell office:value-type="string" calcext:value-type="string">
            <text:p>2074-03-20T00:00:00</text:p>
          </table:table-cell>
          <table:table-cell office:value-type="float" office:value="2478651.5" calcext:value-type="float">
            <text:p>2478651.5</text:p>
          </table:table-cell>
          <table:table-cell office:value-type="float" office:value="84005.70347" calcext:value-type="float">
            <text:p>84005.70347</text:p>
          </table:table-cell>
          <table:table-cell office:value-type="float" office:value="0.29653" calcext:value-type="float">
            <text:p>0.29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2-01-01T00:00:00</text:p>
          </table:table-cell>
          <table:table-cell office:value-type="float" office:value="2479016.5" calcext:value-type="float">
            <text:p>2479016.5</text:p>
          </table:table-cell>
          <table:table-cell office:value-type="string" calcext:value-type="string">
            <text:p>2075-03-20T00:00:00</text:p>
          </table:table-cell>
          <table:table-cell office:value-type="float" office:value="2479016.5" calcext:value-type="float">
            <text:p>2479016.5</text:p>
          </table:table-cell>
          <table:table-cell office:value-type="float" office:value="84370.945659" calcext:value-type="float">
            <text:p>84370.945659</text:p>
          </table:table-cell>
          <table:table-cell office:value-type="float" office:value="0.054341" calcext:value-type="float">
            <text:p>0.0543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3-01-01T00:00:00</text:p>
          </table:table-cell>
          <table:table-cell office:value-type="float" office:value="2479382.5" calcext:value-type="float">
            <text:p>2479382.5</text:p>
          </table:table-cell>
          <table:table-cell office:value-type="string" calcext:value-type="string">
            <text:p>2076-03-20T00:00:00</text:p>
          </table:table-cell>
          <table:table-cell office:value-type="float" office:value="2479382.5" calcext:value-type="float">
            <text:p>2479382.5</text:p>
          </table:table-cell>
          <table:table-cell office:value-type="float" office:value="84736.187848" calcext:value-type="float">
            <text:p>84736.187848</text:p>
          </table:table-cell>
          <table:table-cell office:value-type="float" office:value="0.812152" calcext:value-type="float">
            <text:p>0.8121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4-01-01T00:00:00</text:p>
          </table:table-cell>
          <table:table-cell office:value-type="float" office:value="2479747.5" calcext:value-type="float">
            <text:p>2479747.5</text:p>
          </table:table-cell>
          <table:table-cell office:value-type="string" calcext:value-type="string">
            <text:p>2077-03-20T00:00:00</text:p>
          </table:table-cell>
          <table:table-cell office:value-type="float" office:value="2479747.5" calcext:value-type="float">
            <text:p>2479747.5</text:p>
          </table:table-cell>
          <table:table-cell office:value-type="float" office:value="85101.430037" calcext:value-type="float">
            <text:p>85101.430037</text:p>
          </table:table-cell>
          <table:table-cell office:value-type="float" office:value="0.569963" calcext:value-type="float">
            <text:p>0.5699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5-01-01T00:00:00</text:p>
          </table:table-cell>
          <table:table-cell office:value-type="float" office:value="2480112.5" calcext:value-type="float">
            <text:p>2480112.5</text:p>
          </table:table-cell>
          <table:table-cell office:value-type="string" calcext:value-type="string">
            <text:p>2078-03-20T00:00:00</text:p>
          </table:table-cell>
          <table:table-cell office:value-type="float" office:value="2480112.5" calcext:value-type="float">
            <text:p>2480112.5</text:p>
          </table:table-cell>
          <table:table-cell office:value-type="float" office:value="85466.672226" calcext:value-type="float">
            <text:p>85466.672226</text:p>
          </table:table-cell>
          <table:table-cell office:value-type="float" office:value="0.327774" calcext:value-type="float">
            <text:p>0.3277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6-01-01T00:00:00</text:p>
          </table:table-cell>
          <table:table-cell office:value-type="float" office:value="2480477.5" calcext:value-type="float">
            <text:p>2480477.5</text:p>
          </table:table-cell>
          <table:table-cell office:value-type="string" calcext:value-type="string">
            <text:p>2079-03-20T00:00:00</text:p>
          </table:table-cell>
          <table:table-cell office:value-type="float" office:value="2480477.5" calcext:value-type="float">
            <text:p>2480477.5</text:p>
          </table:table-cell>
          <table:table-cell office:value-type="float" office:value="85831.914415" calcext:value-type="float">
            <text:p>85831.914415</text:p>
          </table:table-cell>
          <table:table-cell office:value-type="float" office:value="0.085585" calcext:value-type="float">
            <text:p>0.0855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7-01-01T00:00:00</text:p>
          </table:table-cell>
          <table:table-cell office:value-type="float" office:value="2480843.5" calcext:value-type="float">
            <text:p>2480843.5</text:p>
          </table:table-cell>
          <table:table-cell office:value-type="string" calcext:value-type="string">
            <text:p>2080-03-20T00:00:00</text:p>
          </table:table-cell>
          <table:table-cell office:value-type="float" office:value="2480843.5" calcext:value-type="float">
            <text:p>2480843.5</text:p>
          </table:table-cell>
          <table:table-cell office:value-type="float" office:value="86197.156604" calcext:value-type="float">
            <text:p>86197.156604</text:p>
          </table:table-cell>
          <table:table-cell office:value-type="float" office:value="0.843396" calcext:value-type="float">
            <text:p>0.8433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8-01-01T00:00:00</text:p>
          </table:table-cell>
          <table:table-cell office:value-type="float" office:value="2481208.5" calcext:value-type="float">
            <text:p>2481208.5</text:p>
          </table:table-cell>
          <table:table-cell office:value-type="string" calcext:value-type="string">
            <text:p>2081-03-20T00:00:00</text:p>
          </table:table-cell>
          <table:table-cell office:value-type="float" office:value="2481208.5" calcext:value-type="float">
            <text:p>2481208.5</text:p>
          </table:table-cell>
          <table:table-cell office:value-type="float" office:value="86562.398793" calcext:value-type="float">
            <text:p>86562.398793</text:p>
          </table:table-cell>
          <table:table-cell office:value-type="float" office:value="0.601207" calcext:value-type="float">
            <text:p>0.6012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39-01-01T00:00:00</text:p>
          </table:table-cell>
          <table:table-cell office:value-type="float" office:value="2481573.5" calcext:value-type="float">
            <text:p>2481573.5</text:p>
          </table:table-cell>
          <table:table-cell office:value-type="string" calcext:value-type="string">
            <text:p>2082-03-20T00:00:00</text:p>
          </table:table-cell>
          <table:table-cell office:value-type="float" office:value="2481573.5" calcext:value-type="float">
            <text:p>2481573.5</text:p>
          </table:table-cell>
          <table:table-cell office:value-type="float" office:value="86927.640982" calcext:value-type="float">
            <text:p>86927.640982</text:p>
          </table:table-cell>
          <table:table-cell office:value-type="float" office:value="0.359018" calcext:value-type="float">
            <text:p>0.3590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0-01-01T00:00:00</text:p>
          </table:table-cell>
          <table:table-cell office:value-type="float" office:value="2481938.5" calcext:value-type="float">
            <text:p>2481938.5</text:p>
          </table:table-cell>
          <table:table-cell office:value-type="string" calcext:value-type="string">
            <text:p>2083-03-20T00:00:00</text:p>
          </table:table-cell>
          <table:table-cell office:value-type="float" office:value="2481938.5" calcext:value-type="float">
            <text:p>2481938.5</text:p>
          </table:table-cell>
          <table:table-cell office:value-type="float" office:value="87292.883171" calcext:value-type="float">
            <text:p>87292.883171</text:p>
          </table:table-cell>
          <table:table-cell office:value-type="float" office:value="0.116829" calcext:value-type="float">
            <text:p>0.1168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1-01-01T00:00:00</text:p>
          </table:table-cell>
          <table:table-cell office:value-type="float" office:value="2482304.5" calcext:value-type="float">
            <text:p>2482304.5</text:p>
          </table:table-cell>
          <table:table-cell office:value-type="string" calcext:value-type="string">
            <text:p>2084-03-20T00:00:00</text:p>
          </table:table-cell>
          <table:table-cell office:value-type="float" office:value="2482304.5" calcext:value-type="float">
            <text:p>2482304.5</text:p>
          </table:table-cell>
          <table:table-cell office:value-type="float" office:value="87658.12536" calcext:value-type="float">
            <text:p>87658.12536</text:p>
          </table:table-cell>
          <table:table-cell office:value-type="float" office:value="0.87464" calcext:value-type="float">
            <text:p>0.87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2-01-01T00:00:00</text:p>
          </table:table-cell>
          <table:table-cell office:value-type="float" office:value="2482669.5" calcext:value-type="float">
            <text:p>2482669.5</text:p>
          </table:table-cell>
          <table:table-cell office:value-type="string" calcext:value-type="string">
            <text:p>2085-03-20T00:00:00</text:p>
          </table:table-cell>
          <table:table-cell office:value-type="float" office:value="2482669.5" calcext:value-type="float">
            <text:p>2482669.5</text:p>
          </table:table-cell>
          <table:table-cell office:value-type="float" office:value="88023.367549" calcext:value-type="float">
            <text:p>88023.367549</text:p>
          </table:table-cell>
          <table:table-cell office:value-type="float" office:value="0.632451" calcext:value-type="float">
            <text:p>0.6324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3-01-01T00:00:00</text:p>
          </table:table-cell>
          <table:table-cell office:value-type="float" office:value="2483034.5" calcext:value-type="float">
            <text:p>2483034.5</text:p>
          </table:table-cell>
          <table:table-cell office:value-type="string" calcext:value-type="string">
            <text:p>2086-03-20T00:00:00</text:p>
          </table:table-cell>
          <table:table-cell office:value-type="float" office:value="2483034.5" calcext:value-type="float">
            <text:p>2483034.5</text:p>
          </table:table-cell>
          <table:table-cell office:value-type="float" office:value="88388.609738" calcext:value-type="float">
            <text:p>88388.609738</text:p>
          </table:table-cell>
          <table:table-cell office:value-type="float" office:value="0.390262" calcext:value-type="float">
            <text:p>0.3902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4-01-01T00:00:00</text:p>
          </table:table-cell>
          <table:table-cell office:value-type="float" office:value="2483399.5" calcext:value-type="float">
            <text:p>2483399.5</text:p>
          </table:table-cell>
          <table:table-cell office:value-type="string" calcext:value-type="string">
            <text:p>2087-03-20T00:00:00</text:p>
          </table:table-cell>
          <table:table-cell office:value-type="float" office:value="2483399.5" calcext:value-type="float">
            <text:p>2483399.5</text:p>
          </table:table-cell>
          <table:table-cell office:value-type="float" office:value="88753.851927" calcext:value-type="float">
            <text:p>88753.851927</text:p>
          </table:table-cell>
          <table:table-cell office:value-type="float" office:value="0.148073" calcext:value-type="float">
            <text:p>0.1480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5-01-01T00:00:00</text:p>
          </table:table-cell>
          <table:table-cell office:value-type="float" office:value="2483765.5" calcext:value-type="float">
            <text:p>2483765.5</text:p>
          </table:table-cell>
          <table:table-cell office:value-type="string" calcext:value-type="string">
            <text:p>2088-03-20T00:00:00</text:p>
          </table:table-cell>
          <table:table-cell office:value-type="float" office:value="2483765.5" calcext:value-type="float">
            <text:p>2483765.5</text:p>
          </table:table-cell>
          <table:table-cell office:value-type="float" office:value="89119.094116" calcext:value-type="float">
            <text:p>89119.094116</text:p>
          </table:table-cell>
          <table:table-cell office:value-type="float" office:value="0.905884" calcext:value-type="float">
            <text:p>0.9058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6-01-01T00:00:00</text:p>
          </table:table-cell>
          <table:table-cell office:value-type="float" office:value="2484130.5" calcext:value-type="float">
            <text:p>2484130.5</text:p>
          </table:table-cell>
          <table:table-cell office:value-type="string" calcext:value-type="string">
            <text:p>2089-03-20T00:00:00</text:p>
          </table:table-cell>
          <table:table-cell office:value-type="float" office:value="2484130.5" calcext:value-type="float">
            <text:p>2484130.5</text:p>
          </table:table-cell>
          <table:table-cell office:value-type="float" office:value="89484.336305" calcext:value-type="float">
            <text:p>89484.336305</text:p>
          </table:table-cell>
          <table:table-cell office:value-type="float" office:value="0.663695" calcext:value-type="float">
            <text:p>0.6636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7-01-01T00:00:00</text:p>
          </table:table-cell>
          <table:table-cell office:value-type="float" office:value="2484495.5" calcext:value-type="float">
            <text:p>2484495.5</text:p>
          </table:table-cell>
          <table:table-cell office:value-type="string" calcext:value-type="string">
            <text:p>2090-03-20T00:00:00</text:p>
          </table:table-cell>
          <table:table-cell office:value-type="float" office:value="2484495.5" calcext:value-type="float">
            <text:p>2484495.5</text:p>
          </table:table-cell>
          <table:table-cell office:value-type="float" office:value="89849.578494" calcext:value-type="float">
            <text:p>89849.578494</text:p>
          </table:table-cell>
          <table:table-cell office:value-type="float" office:value="0.421506" calcext:value-type="float">
            <text:p>0.4215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8-01-01T00:00:00</text:p>
          </table:table-cell>
          <table:table-cell office:value-type="float" office:value="2484860.5" calcext:value-type="float">
            <text:p>2484860.5</text:p>
          </table:table-cell>
          <table:table-cell office:value-type="string" calcext:value-type="string">
            <text:p>2091-03-20T00:00:00</text:p>
          </table:table-cell>
          <table:table-cell office:value-type="float" office:value="2484860.5" calcext:value-type="float">
            <text:p>2484860.5</text:p>
          </table:table-cell>
          <table:table-cell office:value-type="float" office:value="90214.820683" calcext:value-type="float">
            <text:p>90214.820683</text:p>
          </table:table-cell>
          <table:table-cell office:value-type="float" office:value="0.179317" calcext:value-type="float">
            <text:p>0.1793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49-01-01T00:00:00</text:p>
          </table:table-cell>
          <table:table-cell office:value-type="float" office:value="2485226.5" calcext:value-type="float">
            <text:p>2485226.5</text:p>
          </table:table-cell>
          <table:table-cell office:value-type="string" calcext:value-type="string">
            <text:p>2092-03-20T00:00:00</text:p>
          </table:table-cell>
          <table:table-cell office:value-type="float" office:value="2485226.5" calcext:value-type="float">
            <text:p>2485226.5</text:p>
          </table:table-cell>
          <table:table-cell office:value-type="float" office:value="90580.062872" calcext:value-type="float">
            <text:p>90580.062872</text:p>
          </table:table-cell>
          <table:table-cell office:value-type="float" office:value="0.937128" calcext:value-type="float">
            <text:p>0.9371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0-01-01T00:00:00</text:p>
          </table:table-cell>
          <table:table-cell office:value-type="float" office:value="2485591.5" calcext:value-type="float">
            <text:p>2485591.5</text:p>
          </table:table-cell>
          <table:table-cell office:value-type="string" calcext:value-type="string">
            <text:p>2093-03-20T00:00:00</text:p>
          </table:table-cell>
          <table:table-cell office:value-type="float" office:value="2485591.5" calcext:value-type="float">
            <text:p>2485591.5</text:p>
          </table:table-cell>
          <table:table-cell office:value-type="float" office:value="90945.305061" calcext:value-type="float">
            <text:p>90945.305061</text:p>
          </table:table-cell>
          <table:table-cell office:value-type="float" office:value="0.694939" calcext:value-type="float">
            <text:p>0.6949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1-01-01T00:00:00</text:p>
          </table:table-cell>
          <table:table-cell office:value-type="float" office:value="2485956.5" calcext:value-type="float">
            <text:p>2485956.5</text:p>
          </table:table-cell>
          <table:table-cell office:value-type="string" calcext:value-type="string">
            <text:p>2094-03-20T00:00:00</text:p>
          </table:table-cell>
          <table:table-cell office:value-type="float" office:value="2485956.5" calcext:value-type="float">
            <text:p>2485956.5</text:p>
          </table:table-cell>
          <table:table-cell office:value-type="float" office:value="91310.54725" calcext:value-type="float">
            <text:p>91310.54725</text:p>
          </table:table-cell>
          <table:table-cell office:value-type="float" office:value="0.45275" calcext:value-type="float">
            <text:p>0.452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2-01-01T00:00:00</text:p>
          </table:table-cell>
          <table:table-cell office:value-type="float" office:value="2486321.5" calcext:value-type="float">
            <text:p>2486321.5</text:p>
          </table:table-cell>
          <table:table-cell office:value-type="string" calcext:value-type="string">
            <text:p>2095-03-20T00:00:00</text:p>
          </table:table-cell>
          <table:table-cell office:value-type="float" office:value="2486321.5" calcext:value-type="float">
            <text:p>2486321.5</text:p>
          </table:table-cell>
          <table:table-cell office:value-type="float" office:value="91675.789439" calcext:value-type="float">
            <text:p>91675.789439</text:p>
          </table:table-cell>
          <table:table-cell office:value-type="float" office:value="0.210561" calcext:value-type="float">
            <text:p>0.2105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3-01-01T00:00:00</text:p>
          </table:table-cell>
          <table:table-cell office:value-type="float" office:value="2486687.5" calcext:value-type="float">
            <text:p>2486687.5</text:p>
          </table:table-cell>
          <table:table-cell office:value-type="string" calcext:value-type="string">
            <text:p>2096-03-19T00:00:00</text:p>
          </table:table-cell>
          <table:table-cell office:value-type="float" office:value="2486686.5" calcext:value-type="float">
            <text:p>2486686.5</text:p>
          </table:table-cell>
          <table:table-cell office:value-type="float" office:value="92041.031628" calcext:value-type="float">
            <text:p>92041.031628</text:p>
          </table:table-cell>
          <table:table-cell office:value-type="float" office:value="0.968372" calcext:value-type="float">
            <text:p>0.96837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4-01-01T00:00:00</text:p>
          </table:table-cell>
          <table:table-cell office:value-type="float" office:value="2487052.5" calcext:value-type="float">
            <text:p>2487052.5</text:p>
          </table:table-cell>
          <table:table-cell office:value-type="string" calcext:value-type="string">
            <text:p>2097-03-20T00:00:00</text:p>
          </table:table-cell>
          <table:table-cell office:value-type="float" office:value="2487052.5" calcext:value-type="float">
            <text:p>2487052.5</text:p>
          </table:table-cell>
          <table:table-cell office:value-type="float" office:value="92406.273817" calcext:value-type="float">
            <text:p>92406.273817</text:p>
          </table:table-cell>
          <table:table-cell office:value-type="float" office:value="0.726183" calcext:value-type="float">
            <text:p>0.7261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5-01-01T00:00:00</text:p>
          </table:table-cell>
          <table:table-cell office:value-type="float" office:value="2487417.5" calcext:value-type="float">
            <text:p>2487417.5</text:p>
          </table:table-cell>
          <table:table-cell office:value-type="string" calcext:value-type="string">
            <text:p>2098-03-20T00:00:00</text:p>
          </table:table-cell>
          <table:table-cell office:value-type="float" office:value="2487417.5" calcext:value-type="float">
            <text:p>2487417.5</text:p>
          </table:table-cell>
          <table:table-cell office:value-type="float" office:value="92771.516006" calcext:value-type="float">
            <text:p>92771.516006</text:p>
          </table:table-cell>
          <table:table-cell office:value-type="float" office:value="0.483994" calcext:value-type="float">
            <text:p>0.4839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6-01-01T00:00:00</text:p>
          </table:table-cell>
          <table:table-cell office:value-type="float" office:value="2487782.5" calcext:value-type="float">
            <text:p>2487782.5</text:p>
          </table:table-cell>
          <table:table-cell office:value-type="string" calcext:value-type="string">
            <text:p>2099-03-20T00:00:00</text:p>
          </table:table-cell>
          <table:table-cell office:value-type="float" office:value="2487782.5" calcext:value-type="float">
            <text:p>2487782.5</text:p>
          </table:table-cell>
          <table:table-cell office:value-type="float" office:value="93136.758195" calcext:value-type="float">
            <text:p>93136.758195</text:p>
          </table:table-cell>
          <table:table-cell office:value-type="float" office:value="0.241805" calcext:value-type="float">
            <text:p>0.2418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7-01-01T00:00:00</text:p>
          </table:table-cell>
          <table:table-cell office:value-type="float" office:value="2488148.5" calcext:value-type="float">
            <text:p>2488148.5</text:p>
          </table:table-cell>
          <table:table-cell office:value-type="string" calcext:value-type="string">
            <text:p>2100-03-20T00:00:00</text:p>
          </table:table-cell>
          <table:table-cell office:value-type="float" office:value="2488147.5" calcext:value-type="float">
            <text:p>2488147.5</text:p>
          </table:table-cell>
          <table:table-cell office:value-type="float" office:value="93502.000384" calcext:value-type="float">
            <text:p>93502.000384</text:p>
          </table:table-cell>
          <table:table-cell office:value-type="float" office:value="0.999616" calcext:value-type="float">
            <text:p>0.9996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8-01-01T00:00:00</text:p>
          </table:table-cell>
          <table:table-cell office:value-type="float" office:value="2488513.5" calcext:value-type="float">
            <text:p>2488513.5</text:p>
          </table:table-cell>
          <table:table-cell office:value-type="string" calcext:value-type="string">
            <text:p>2101-03-21T00:00:00</text:p>
          </table:table-cell>
          <table:table-cell office:value-type="float" office:value="2488513.5" calcext:value-type="float">
            <text:p>2488513.5</text:p>
          </table:table-cell>
          <table:table-cell office:value-type="float" office:value="93867.242573" calcext:value-type="float">
            <text:p>93867.242573</text:p>
          </table:table-cell>
          <table:table-cell office:value-type="float" office:value="0.757427" calcext:value-type="float">
            <text:p>0.7574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9-01-01T00:00:00</text:p>
          </table:table-cell>
          <table:table-cell office:value-type="float" office:value="2488878.5" calcext:value-type="float">
            <text:p>2488878.5</text:p>
          </table:table-cell>
          <table:table-cell office:value-type="string" calcext:value-type="string">
            <text:p>2102-03-21T00:00:00</text:p>
          </table:table-cell>
          <table:table-cell office:value-type="float" office:value="2488878.5" calcext:value-type="float">
            <text:p>2488878.5</text:p>
          </table:table-cell>
          <table:table-cell office:value-type="float" office:value="94232.484762" calcext:value-type="float">
            <text:p>94232.484762</text:p>
          </table:table-cell>
          <table:table-cell office:value-type="float" office:value="0.515238" calcext:value-type="float">
            <text:p>0.5152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0-01-01T00:00:00</text:p>
          </table:table-cell>
          <table:table-cell office:value-type="float" office:value="2489243.5" calcext:value-type="float">
            <text:p>2489243.5</text:p>
          </table:table-cell>
          <table:table-cell office:value-type="string" calcext:value-type="string">
            <text:p>2103-03-21T00:00:00</text:p>
          </table:table-cell>
          <table:table-cell office:value-type="float" office:value="2489243.5" calcext:value-type="float">
            <text:p>2489243.5</text:p>
          </table:table-cell>
          <table:table-cell office:value-type="float" office:value="94597.726951" calcext:value-type="float">
            <text:p>94597.726951</text:p>
          </table:table-cell>
          <table:table-cell office:value-type="float" office:value="0.273049" calcext:value-type="float">
            <text:p>0.2730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1-01-01T00:00:00</text:p>
          </table:table-cell>
          <table:table-cell office:value-type="float" office:value="2489608.5" calcext:value-type="float">
            <text:p>2489608.5</text:p>
          </table:table-cell>
          <table:table-cell office:value-type="string" calcext:value-type="string">
            <text:p>2104-03-20T00:00:00</text:p>
          </table:table-cell>
          <table:table-cell office:value-type="float" office:value="2489608.5" calcext:value-type="float">
            <text:p>2489608.5</text:p>
          </table:table-cell>
          <table:table-cell office:value-type="float" office:value="94962.96914" calcext:value-type="float">
            <text:p>94962.96914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2-01-01T00:00:00</text:p>
          </table:table-cell>
          <table:table-cell office:value-type="float" office:value="2489974.5" calcext:value-type="float">
            <text:p>2489974.5</text:p>
          </table:table-cell>
          <table:table-cell office:value-type="string" calcext:value-type="string">
            <text:p>2105-03-21T00:00:00</text:p>
          </table:table-cell>
          <table:table-cell office:value-type="float" office:value="2489974.5" calcext:value-type="float">
            <text:p>2489974.5</text:p>
          </table:table-cell>
          <table:table-cell office:value-type="float" office:value="95328.211329" calcext:value-type="float">
            <text:p>95328.211329</text:p>
          </table:table-cell>
          <table:table-cell office:value-type="float" office:value="0.788671" calcext:value-type="float">
            <text:p>0.7886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3-01-01T00:00:00</text:p>
          </table:table-cell>
          <table:table-cell office:value-type="float" office:value="2490339.5" calcext:value-type="float">
            <text:p>2490339.5</text:p>
          </table:table-cell>
          <table:table-cell office:value-type="string" calcext:value-type="string">
            <text:p>2106-03-21T00:00:00</text:p>
          </table:table-cell>
          <table:table-cell office:value-type="float" office:value="2490339.5" calcext:value-type="float">
            <text:p>2490339.5</text:p>
          </table:table-cell>
          <table:table-cell office:value-type="float" office:value="95693.453518" calcext:value-type="float">
            <text:p>95693.453518</text:p>
          </table:table-cell>
          <table:table-cell office:value-type="float" office:value="0.546482" calcext:value-type="float">
            <text:p>0.5464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4-01-01T00:00:00</text:p>
          </table:table-cell>
          <table:table-cell office:value-type="float" office:value="2490704.5" calcext:value-type="float">
            <text:p>2490704.5</text:p>
          </table:table-cell>
          <table:table-cell office:value-type="string" calcext:value-type="string">
            <text:p>2107-03-21T00:00:00</text:p>
          </table:table-cell>
          <table:table-cell office:value-type="float" office:value="2490704.5" calcext:value-type="float">
            <text:p>2490704.5</text:p>
          </table:table-cell>
          <table:table-cell office:value-type="float" office:value="96058.695707" calcext:value-type="float">
            <text:p>96058.695707</text:p>
          </table:table-cell>
          <table:table-cell office:value-type="float" office:value="0.304293" calcext:value-type="float">
            <text:p>0.3042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5-01-01T00:00:00</text:p>
          </table:table-cell>
          <table:table-cell office:value-type="float" office:value="2491069.5" calcext:value-type="float">
            <text:p>2491069.5</text:p>
          </table:table-cell>
          <table:table-cell office:value-type="string" calcext:value-type="string">
            <text:p>2108-03-20T00:00:00</text:p>
          </table:table-cell>
          <table:table-cell office:value-type="float" office:value="2491069.5" calcext:value-type="float">
            <text:p>2491069.5</text:p>
          </table:table-cell>
          <table:table-cell office:value-type="float" office:value="96423.937896" calcext:value-type="float">
            <text:p>96423.937896</text:p>
          </table:table-cell>
          <table:table-cell office:value-type="float" office:value="0.062104" calcext:value-type="float">
            <text:p>0.0621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6-01-01T00:00:00</text:p>
          </table:table-cell>
          <table:table-cell office:value-type="float" office:value="2491435.5" calcext:value-type="float">
            <text:p>2491435.5</text:p>
          </table:table-cell>
          <table:table-cell office:value-type="string" calcext:value-type="string">
            <text:p>2109-03-21T00:00:00</text:p>
          </table:table-cell>
          <table:table-cell office:value-type="float" office:value="2491435.5" calcext:value-type="float">
            <text:p>2491435.5</text:p>
          </table:table-cell>
          <table:table-cell office:value-type="float" office:value="96789.180085" calcext:value-type="float">
            <text:p>96789.180085</text:p>
          </table:table-cell>
          <table:table-cell office:value-type="float" office:value="0.819915" calcext:value-type="float">
            <text:p>0.8199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7-01-01T00:00:00</text:p>
          </table:table-cell>
          <table:table-cell office:value-type="float" office:value="2491800.5" calcext:value-type="float">
            <text:p>2491800.5</text:p>
          </table:table-cell>
          <table:table-cell office:value-type="string" calcext:value-type="string">
            <text:p>2110-03-21T00:00:00</text:p>
          </table:table-cell>
          <table:table-cell office:value-type="float" office:value="2491800.5" calcext:value-type="float">
            <text:p>2491800.5</text:p>
          </table:table-cell>
          <table:table-cell office:value-type="float" office:value="97154.422274" calcext:value-type="float">
            <text:p>97154.422274</text:p>
          </table:table-cell>
          <table:table-cell office:value-type="float" office:value="0.577726" calcext:value-type="float">
            <text:p>0.5777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8-01-01T00:00:00</text:p>
          </table:table-cell>
          <table:table-cell office:value-type="float" office:value="2492165.5" calcext:value-type="float">
            <text:p>2492165.5</text:p>
          </table:table-cell>
          <table:table-cell office:value-type="string" calcext:value-type="string">
            <text:p>2111-03-21T00:00:00</text:p>
          </table:table-cell>
          <table:table-cell office:value-type="float" office:value="2492165.5" calcext:value-type="float">
            <text:p>2492165.5</text:p>
          </table:table-cell>
          <table:table-cell office:value-type="float" office:value="97519.664463" calcext:value-type="float">
            <text:p>97519.664463</text:p>
          </table:table-cell>
          <table:table-cell office:value-type="float" office:value="0.335537" calcext:value-type="float">
            <text:p>0.3355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69-01-01T00:00:00</text:p>
          </table:table-cell>
          <table:table-cell office:value-type="float" office:value="2492530.5" calcext:value-type="float">
            <text:p>2492530.5</text:p>
          </table:table-cell>
          <table:table-cell office:value-type="string" calcext:value-type="string">
            <text:p>2112-03-20T00:00:00</text:p>
          </table:table-cell>
          <table:table-cell office:value-type="float" office:value="2492530.5" calcext:value-type="float">
            <text:p>2492530.5</text:p>
          </table:table-cell>
          <table:table-cell office:value-type="float" office:value="97884.906652" calcext:value-type="float">
            <text:p>97884.906652</text:p>
          </table:table-cell>
          <table:table-cell office:value-type="float" office:value="0.093348" calcext:value-type="float">
            <text:p>0.0933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0-01-01T00:00:00</text:p>
          </table:table-cell>
          <table:table-cell office:value-type="float" office:value="2492896.5" calcext:value-type="float">
            <text:p>2492896.5</text:p>
          </table:table-cell>
          <table:table-cell office:value-type="string" calcext:value-type="string">
            <text:p>2113-03-21T00:00:00</text:p>
          </table:table-cell>
          <table:table-cell office:value-type="float" office:value="2492896.5" calcext:value-type="float">
            <text:p>2492896.5</text:p>
          </table:table-cell>
          <table:table-cell office:value-type="float" office:value="98250.148841" calcext:value-type="float">
            <text:p>98250.148841</text:p>
          </table:table-cell>
          <table:table-cell office:value-type="float" office:value="0.851159" calcext:value-type="float">
            <text:p>0.8511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1-01-01T00:00:00</text:p>
          </table:table-cell>
          <table:table-cell office:value-type="float" office:value="2493261.5" calcext:value-type="float">
            <text:p>2493261.5</text:p>
          </table:table-cell>
          <table:table-cell office:value-type="string" calcext:value-type="string">
            <text:p>2114-03-21T00:00:00</text:p>
          </table:table-cell>
          <table:table-cell office:value-type="float" office:value="2493261.5" calcext:value-type="float">
            <text:p>2493261.5</text:p>
          </table:table-cell>
          <table:table-cell office:value-type="float" office:value="98615.39103" calcext:value-type="float">
            <text:p>98615.39103</text:p>
          </table:table-cell>
          <table:table-cell office:value-type="float" office:value="0.60897" calcext:value-type="float">
            <text:p>0.60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2-01-01T00:00:00</text:p>
          </table:table-cell>
          <table:table-cell office:value-type="float" office:value="2493626.5" calcext:value-type="float">
            <text:p>2493626.5</text:p>
          </table:table-cell>
          <table:table-cell office:value-type="string" calcext:value-type="string">
            <text:p>2115-03-21T00:00:00</text:p>
          </table:table-cell>
          <table:table-cell office:value-type="float" office:value="2493626.5" calcext:value-type="float">
            <text:p>2493626.5</text:p>
          </table:table-cell>
          <table:table-cell office:value-type="float" office:value="98980.633219" calcext:value-type="float">
            <text:p>98980.633219</text:p>
          </table:table-cell>
          <table:table-cell office:value-type="float" office:value="0.366781" calcext:value-type="float">
            <text:p>0.3667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3-01-01T00:00:00</text:p>
          </table:table-cell>
          <table:table-cell office:value-type="float" office:value="2493991.5" calcext:value-type="float">
            <text:p>2493991.5</text:p>
          </table:table-cell>
          <table:table-cell office:value-type="string" calcext:value-type="string">
            <text:p>2116-03-20T00:00:00</text:p>
          </table:table-cell>
          <table:table-cell office:value-type="float" office:value="2493991.5" calcext:value-type="float">
            <text:p>2493991.5</text:p>
          </table:table-cell>
          <table:table-cell office:value-type="float" office:value="99345.875408" calcext:value-type="float">
            <text:p>99345.875408</text:p>
          </table:table-cell>
          <table:table-cell office:value-type="float" office:value="0.124592" calcext:value-type="float">
            <text:p>0.1245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4-01-01T00:00:00</text:p>
          </table:table-cell>
          <table:table-cell office:value-type="float" office:value="2494357.5" calcext:value-type="float">
            <text:p>2494357.5</text:p>
          </table:table-cell>
          <table:table-cell office:value-type="string" calcext:value-type="string">
            <text:p>2117-03-21T00:00:00</text:p>
          </table:table-cell>
          <table:table-cell office:value-type="float" office:value="2494357.5" calcext:value-type="float">
            <text:p>2494357.5</text:p>
          </table:table-cell>
          <table:table-cell office:value-type="float" office:value="99711.117597" calcext:value-type="float">
            <text:p>99711.117597</text:p>
          </table:table-cell>
          <table:table-cell office:value-type="float" office:value="0.882403" calcext:value-type="float">
            <text:p>0.8824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5-01-01T00:00:00</text:p>
          </table:table-cell>
          <table:table-cell office:value-type="float" office:value="2494722.5" calcext:value-type="float">
            <text:p>2494722.5</text:p>
          </table:table-cell>
          <table:table-cell office:value-type="string" calcext:value-type="string">
            <text:p>2118-03-21T00:00:00</text:p>
          </table:table-cell>
          <table:table-cell office:value-type="float" office:value="2494722.5" calcext:value-type="float">
            <text:p>2494722.5</text:p>
          </table:table-cell>
          <table:table-cell office:value-type="float" office:value="100076.359786" calcext:value-type="float">
            <text:p>100076.359786</text:p>
          </table:table-cell>
          <table:table-cell office:value-type="float" office:value="0.640214" calcext:value-type="float">
            <text:p>0.6402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6-01-01T00:00:00</text:p>
          </table:table-cell>
          <table:table-cell office:value-type="float" office:value="2495087.5" calcext:value-type="float">
            <text:p>2495087.5</text:p>
          </table:table-cell>
          <table:table-cell office:value-type="string" calcext:value-type="string">
            <text:p>2119-03-21T00:00:00</text:p>
          </table:table-cell>
          <table:table-cell office:value-type="float" office:value="2495087.5" calcext:value-type="float">
            <text:p>2495087.5</text:p>
          </table:table-cell>
          <table:table-cell office:value-type="float" office:value="100441.601975" calcext:value-type="float">
            <text:p>100441.601975</text:p>
          </table:table-cell>
          <table:table-cell office:value-type="float" office:value="0.398025" calcext:value-type="float">
            <text:p>0.3980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7-01-01T00:00:00</text:p>
          </table:table-cell>
          <table:table-cell office:value-type="float" office:value="2495452.5" calcext:value-type="float">
            <text:p>2495452.5</text:p>
          </table:table-cell>
          <table:table-cell office:value-type="string" calcext:value-type="string">
            <text:p>2120-03-20T00:00:00</text:p>
          </table:table-cell>
          <table:table-cell office:value-type="float" office:value="2495452.5" calcext:value-type="float">
            <text:p>2495452.5</text:p>
          </table:table-cell>
          <table:table-cell office:value-type="float" office:value="100806.844164" calcext:value-type="float">
            <text:p>100806.844164</text:p>
          </table:table-cell>
          <table:table-cell office:value-type="float" office:value="0.155836" calcext:value-type="float">
            <text:p>0.1558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8-01-01T00:00:00</text:p>
          </table:table-cell>
          <table:table-cell office:value-type="float" office:value="2495818.5" calcext:value-type="float">
            <text:p>2495818.5</text:p>
          </table:table-cell>
          <table:table-cell office:value-type="string" calcext:value-type="string">
            <text:p>2121-03-21T00:00:00</text:p>
          </table:table-cell>
          <table:table-cell office:value-type="float" office:value="2495818.5" calcext:value-type="float">
            <text:p>2495818.5</text:p>
          </table:table-cell>
          <table:table-cell office:value-type="float" office:value="101172.086353" calcext:value-type="float">
            <text:p>101172.086353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79-01-01T00:00:00</text:p>
          </table:table-cell>
          <table:table-cell office:value-type="float" office:value="2496183.5" calcext:value-type="float">
            <text:p>2496183.5</text:p>
          </table:table-cell>
          <table:table-cell office:value-type="string" calcext:value-type="string">
            <text:p>2122-03-21T00:00:00</text:p>
          </table:table-cell>
          <table:table-cell office:value-type="float" office:value="2496183.5" calcext:value-type="float">
            <text:p>2496183.5</text:p>
          </table:table-cell>
          <table:table-cell office:value-type="float" office:value="101537.328542" calcext:value-type="float">
            <text:p>101537.328542</text:p>
          </table:table-cell>
          <table:table-cell office:value-type="float" office:value="0.671458" calcext:value-type="float">
            <text:p>0.6714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0-01-01T00:00:00</text:p>
          </table:table-cell>
          <table:table-cell office:value-type="float" office:value="2496548.5" calcext:value-type="float">
            <text:p>2496548.5</text:p>
          </table:table-cell>
          <table:table-cell office:value-type="string" calcext:value-type="string">
            <text:p>2123-03-21T00:00:00</text:p>
          </table:table-cell>
          <table:table-cell office:value-type="float" office:value="2496548.5" calcext:value-type="float">
            <text:p>2496548.5</text:p>
          </table:table-cell>
          <table:table-cell office:value-type="float" office:value="101902.570731" calcext:value-type="float">
            <text:p>101902.570731</text:p>
          </table:table-cell>
          <table:table-cell office:value-type="float" office:value="0.429269" calcext:value-type="float">
            <text:p>0.4292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1-01-01T00:00:00</text:p>
          </table:table-cell>
          <table:table-cell office:value-type="float" office:value="2496913.5" calcext:value-type="float">
            <text:p>2496913.5</text:p>
          </table:table-cell>
          <table:table-cell office:value-type="string" calcext:value-type="string">
            <text:p>2124-03-20T00:00:00</text:p>
          </table:table-cell>
          <table:table-cell office:value-type="float" office:value="2496913.5" calcext:value-type="float">
            <text:p>2496913.5</text:p>
          </table:table-cell>
          <table:table-cell office:value-type="float" office:value="102267.81292" calcext:value-type="float">
            <text:p>102267.81292</text:p>
          </table:table-cell>
          <table:table-cell office:value-type="float" office:value="0.18708" calcext:value-type="float">
            <text:p>0.187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2-01-01T00:00:00</text:p>
          </table:table-cell>
          <table:table-cell office:value-type="float" office:value="2497279.5" calcext:value-type="float">
            <text:p>2497279.5</text:p>
          </table:table-cell>
          <table:table-cell office:value-type="string" calcext:value-type="string">
            <text:p>2125-03-21T00:00:00</text:p>
          </table:table-cell>
          <table:table-cell office:value-type="float" office:value="2497279.5" calcext:value-type="float">
            <text:p>2497279.5</text:p>
          </table:table-cell>
          <table:table-cell office:value-type="float" office:value="102633.055109" calcext:value-type="float">
            <text:p>102633.055109</text:p>
          </table:table-cell>
          <table:table-cell office:value-type="float" office:value="0.944891" calcext:value-type="float">
            <text:p>0.9448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3-01-01T00:00:00</text:p>
          </table:table-cell>
          <table:table-cell office:value-type="float" office:value="2497644.5" calcext:value-type="float">
            <text:p>2497644.5</text:p>
          </table:table-cell>
          <table:table-cell office:value-type="string" calcext:value-type="string">
            <text:p>2126-03-21T00:00:00</text:p>
          </table:table-cell>
          <table:table-cell office:value-type="float" office:value="2497644.5" calcext:value-type="float">
            <text:p>2497644.5</text:p>
          </table:table-cell>
          <table:table-cell office:value-type="float" office:value="102998.297298" calcext:value-type="float">
            <text:p>102998.297298</text:p>
          </table:table-cell>
          <table:table-cell office:value-type="float" office:value="0.702702" calcext:value-type="float">
            <text:p>0.7027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4-01-01T00:00:00</text:p>
          </table:table-cell>
          <table:table-cell office:value-type="float" office:value="2498009.5" calcext:value-type="float">
            <text:p>2498009.5</text:p>
          </table:table-cell>
          <table:table-cell office:value-type="string" calcext:value-type="string">
            <text:p>2127-03-21T00:00:00</text:p>
          </table:table-cell>
          <table:table-cell office:value-type="float" office:value="2498009.5" calcext:value-type="float">
            <text:p>2498009.5</text:p>
          </table:table-cell>
          <table:table-cell office:value-type="float" office:value="103363.539487" calcext:value-type="float">
            <text:p>103363.539487</text:p>
          </table:table-cell>
          <table:table-cell office:value-type="float" office:value="0.460513" calcext:value-type="float">
            <text:p>0.4605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5-01-01T00:00:00</text:p>
          </table:table-cell>
          <table:table-cell office:value-type="float" office:value="2498374.5" calcext:value-type="float">
            <text:p>2498374.5</text:p>
          </table:table-cell>
          <table:table-cell office:value-type="string" calcext:value-type="string">
            <text:p>2128-03-20T00:00:00</text:p>
          </table:table-cell>
          <table:table-cell office:value-type="float" office:value="2498374.5" calcext:value-type="float">
            <text:p>2498374.5</text:p>
          </table:table-cell>
          <table:table-cell office:value-type="float" office:value="103728.781676" calcext:value-type="float">
            <text:p>103728.781676</text:p>
          </table:table-cell>
          <table:table-cell office:value-type="float" office:value="0.218324" calcext:value-type="float">
            <text:p>0.2183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6-01-01T00:00:00</text:p>
          </table:table-cell>
          <table:table-cell office:value-type="float" office:value="2498740.5" calcext:value-type="float">
            <text:p>2498740.5</text:p>
          </table:table-cell>
          <table:table-cell office:value-type="string" calcext:value-type="string">
            <text:p>2129-03-20T00:00:00</text:p>
          </table:table-cell>
          <table:table-cell office:value-type="float" office:value="2498739.5" calcext:value-type="float">
            <text:p>2498739.5</text:p>
          </table:table-cell>
          <table:table-cell office:value-type="float" office:value="104094.023865" calcext:value-type="float">
            <text:p>104094.023865</text:p>
          </table:table-cell>
          <table:table-cell office:value-type="float" office:value="0.976135" calcext:value-type="float">
            <text:p>0.97613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7-01-01T00:00:00</text:p>
          </table:table-cell>
          <table:table-cell office:value-type="float" office:value="2499105.5" calcext:value-type="float">
            <text:p>2499105.5</text:p>
          </table:table-cell>
          <table:table-cell office:value-type="string" calcext:value-type="string">
            <text:p>2130-03-21T00:00:00</text:p>
          </table:table-cell>
          <table:table-cell office:value-type="float" office:value="2499105.5" calcext:value-type="float">
            <text:p>2499105.5</text:p>
          </table:table-cell>
          <table:table-cell office:value-type="float" office:value="104459.266054" calcext:value-type="float">
            <text:p>104459.266054</text:p>
          </table:table-cell>
          <table:table-cell office:value-type="float" office:value="0.733946" calcext:value-type="float">
            <text:p>0.7339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8-01-01T00:00:00</text:p>
          </table:table-cell>
          <table:table-cell office:value-type="float" office:value="2499470.5" calcext:value-type="float">
            <text:p>2499470.5</text:p>
          </table:table-cell>
          <table:table-cell office:value-type="string" calcext:value-type="string">
            <text:p>2131-03-21T00:00:00</text:p>
          </table:table-cell>
          <table:table-cell office:value-type="float" office:value="2499470.5" calcext:value-type="float">
            <text:p>2499470.5</text:p>
          </table:table-cell>
          <table:table-cell office:value-type="float" office:value="104824.508243" calcext:value-type="float">
            <text:p>104824.508243</text:p>
          </table:table-cell>
          <table:table-cell office:value-type="float" office:value="0.491757" calcext:value-type="float">
            <text:p>0.4917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89-01-01T00:00:00</text:p>
          </table:table-cell>
          <table:table-cell office:value-type="float" office:value="2499835.5" calcext:value-type="float">
            <text:p>2499835.5</text:p>
          </table:table-cell>
          <table:table-cell office:value-type="string" calcext:value-type="string">
            <text:p>2132-03-20T00:00:00</text:p>
          </table:table-cell>
          <table:table-cell office:value-type="float" office:value="2499835.5" calcext:value-type="float">
            <text:p>2499835.5</text:p>
          </table:table-cell>
          <table:table-cell office:value-type="float" office:value="105189.750432" calcext:value-type="float">
            <text:p>105189.750432</text:p>
          </table:table-cell>
          <table:table-cell office:value-type="float" office:value="0.249568" calcext:value-type="float">
            <text:p>0.2495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0-01-01T00:00:00</text:p>
          </table:table-cell>
          <table:table-cell office:value-type="float" office:value="2500200.5" calcext:value-type="float">
            <text:p>2500200.5</text:p>
          </table:table-cell>
          <table:table-cell office:value-type="string" calcext:value-type="string">
            <text:p>2133-03-20T00:00:00</text:p>
          </table:table-cell>
          <table:table-cell office:value-type="float" office:value="2500200.5" calcext:value-type="float">
            <text:p>2500200.5</text:p>
          </table:table-cell>
          <table:table-cell office:value-type="float" office:value="105554.992621" calcext:value-type="float">
            <text:p>105554.992621</text:p>
          </table:table-cell>
          <table:table-cell office:value-type="float" office:value="0.007379" calcext:value-type="float">
            <text:p>0.0073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1-01-01T00:00:00</text:p>
          </table:table-cell>
          <table:table-cell office:value-type="float" office:value="2500566.5" calcext:value-type="float">
            <text:p>2500566.5</text:p>
          </table:table-cell>
          <table:table-cell office:value-type="string" calcext:value-type="string">
            <text:p>2134-03-21T00:00:00</text:p>
          </table:table-cell>
          <table:table-cell office:value-type="float" office:value="2500566.5" calcext:value-type="float">
            <text:p>2500566.5</text:p>
          </table:table-cell>
          <table:table-cell office:value-type="float" office:value="105920.23481" calcext:value-type="float">
            <text:p>105920.23481</text:p>
          </table:table-cell>
          <table:table-cell office:value-type="float" office:value="0.76519" calcext:value-type="float">
            <text:p>0.765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2-01-01T00:00:00</text:p>
          </table:table-cell>
          <table:table-cell office:value-type="float" office:value="2500931.5" calcext:value-type="float">
            <text:p>2500931.5</text:p>
          </table:table-cell>
          <table:table-cell office:value-type="string" calcext:value-type="string">
            <text:p>2135-03-21T00:00:00</text:p>
          </table:table-cell>
          <table:table-cell office:value-type="float" office:value="2500931.5" calcext:value-type="float">
            <text:p>2500931.5</text:p>
          </table:table-cell>
          <table:table-cell office:value-type="float" office:value="106285.476999" calcext:value-type="float">
            <text:p>106285.476999</text:p>
          </table:table-cell>
          <table:table-cell office:value-type="float" office:value="0.523001" calcext:value-type="float">
            <text:p>0.5230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3-01-01T00:00:00</text:p>
          </table:table-cell>
          <table:table-cell office:value-type="float" office:value="2501296.5" calcext:value-type="float">
            <text:p>2501296.5</text:p>
          </table:table-cell>
          <table:table-cell office:value-type="string" calcext:value-type="string">
            <text:p>2136-03-20T00:00:00</text:p>
          </table:table-cell>
          <table:table-cell office:value-type="float" office:value="2501296.5" calcext:value-type="float">
            <text:p>2501296.5</text:p>
          </table:table-cell>
          <table:table-cell office:value-type="float" office:value="106650.719188" calcext:value-type="float">
            <text:p>106650.719188</text:p>
          </table:table-cell>
          <table:table-cell office:value-type="float" office:value="0.280812" calcext:value-type="float">
            <text:p>0.2808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4-01-01T00:00:00</text:p>
          </table:table-cell>
          <table:table-cell office:value-type="float" office:value="2501661.5" calcext:value-type="float">
            <text:p>2501661.5</text:p>
          </table:table-cell>
          <table:table-cell office:value-type="string" calcext:value-type="string">
            <text:p>2137-03-20T00:00:00</text:p>
          </table:table-cell>
          <table:table-cell office:value-type="float" office:value="2501661.5" calcext:value-type="float">
            <text:p>2501661.5</text:p>
          </table:table-cell>
          <table:table-cell office:value-type="float" office:value="107015.961377" calcext:value-type="float">
            <text:p>107015.961377</text:p>
          </table:table-cell>
          <table:table-cell office:value-type="float" office:value="0.038623" calcext:value-type="float">
            <text:p>0.0386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5-01-01T00:00:00</text:p>
          </table:table-cell>
          <table:table-cell office:value-type="float" office:value="2502027.5" calcext:value-type="float">
            <text:p>2502027.5</text:p>
          </table:table-cell>
          <table:table-cell office:value-type="string" calcext:value-type="string">
            <text:p>2138-03-21T00:00:00</text:p>
          </table:table-cell>
          <table:table-cell office:value-type="float" office:value="2502027.5" calcext:value-type="float">
            <text:p>2502027.5</text:p>
          </table:table-cell>
          <table:table-cell office:value-type="float" office:value="107381.203566" calcext:value-type="float">
            <text:p>107381.203566</text:p>
          </table:table-cell>
          <table:table-cell office:value-type="float" office:value="0.796434" calcext:value-type="float">
            <text:p>0.7964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6-01-01T00:00:00</text:p>
          </table:table-cell>
          <table:table-cell office:value-type="float" office:value="2502392.5" calcext:value-type="float">
            <text:p>2502392.5</text:p>
          </table:table-cell>
          <table:table-cell office:value-type="string" calcext:value-type="string">
            <text:p>2139-03-21T00:00:00</text:p>
          </table:table-cell>
          <table:table-cell office:value-type="float" office:value="2502392.5" calcext:value-type="float">
            <text:p>2502392.5</text:p>
          </table:table-cell>
          <table:table-cell office:value-type="float" office:value="107746.445755" calcext:value-type="float">
            <text:p>107746.445755</text:p>
          </table:table-cell>
          <table:table-cell office:value-type="float" office:value="0.554245" calcext:value-type="float">
            <text:p>0.5542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7-01-01T00:00:00</text:p>
          </table:table-cell>
          <table:table-cell office:value-type="float" office:value="2502757.5" calcext:value-type="float">
            <text:p>2502757.5</text:p>
          </table:table-cell>
          <table:table-cell office:value-type="string" calcext:value-type="string">
            <text:p>2140-03-20T00:00:00</text:p>
          </table:table-cell>
          <table:table-cell office:value-type="float" office:value="2502757.5" calcext:value-type="float">
            <text:p>2502757.5</text:p>
          </table:table-cell>
          <table:table-cell office:value-type="float" office:value="108111.687944" calcext:value-type="float">
            <text:p>108111.687944</text:p>
          </table:table-cell>
          <table:table-cell office:value-type="float" office:value="0.312056" calcext:value-type="float">
            <text:p>0.3120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8-01-01T00:00:00</text:p>
          </table:table-cell>
          <table:table-cell office:value-type="float" office:value="2503122.5" calcext:value-type="float">
            <text:p>2503122.5</text:p>
          </table:table-cell>
          <table:table-cell office:value-type="string" calcext:value-type="string">
            <text:p>2141-03-20T00:00:00</text:p>
          </table:table-cell>
          <table:table-cell office:value-type="float" office:value="2503122.5" calcext:value-type="float">
            <text:p>2503122.5</text:p>
          </table:table-cell>
          <table:table-cell office:value-type="float" office:value="108476.930133" calcext:value-type="float">
            <text:p>108476.930133</text:p>
          </table:table-cell>
          <table:table-cell office:value-type="float" office:value="0.069867" calcext:value-type="float">
            <text:p>0.0698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99-01-01T00:00:00</text:p>
          </table:table-cell>
          <table:table-cell office:value-type="float" office:value="2503488.5" calcext:value-type="float">
            <text:p>2503488.5</text:p>
          </table:table-cell>
          <table:table-cell office:value-type="string" calcext:value-type="string">
            <text:p>2142-03-21T00:00:00</text:p>
          </table:table-cell>
          <table:table-cell office:value-type="float" office:value="2503488.5" calcext:value-type="float">
            <text:p>2503488.5</text:p>
          </table:table-cell>
          <table:table-cell office:value-type="float" office:value="108842.172322" calcext:value-type="float">
            <text:p>108842.172322</text:p>
          </table:table-cell>
          <table:table-cell office:value-type="float" office:value="0.827678" calcext:value-type="float">
            <text:p>0.8276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0-01-01T00:00:00</text:p>
          </table:table-cell>
          <table:table-cell office:value-type="float" office:value="2503853.5" calcext:value-type="float">
            <text:p>2503853.5</text:p>
          </table:table-cell>
          <table:table-cell office:value-type="string" calcext:value-type="string">
            <text:p>2143-03-21T00:00:00</text:p>
          </table:table-cell>
          <table:table-cell office:value-type="float" office:value="2503853.5" calcext:value-type="float">
            <text:p>2503853.5</text:p>
          </table:table-cell>
          <table:table-cell office:value-type="float" office:value="109207.414511" calcext:value-type="float">
            <text:p>109207.414511</text:p>
          </table:table-cell>
          <table:table-cell office:value-type="float" office:value="0.585489" calcext:value-type="float">
            <text:p>0.5854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1-01-01T00:00:00</text:p>
          </table:table-cell>
          <table:table-cell office:value-type="float" office:value="2504218.5" calcext:value-type="float">
            <text:p>2504218.5</text:p>
          </table:table-cell>
          <table:table-cell office:value-type="string" calcext:value-type="string">
            <text:p>2144-03-20T00:00:00</text:p>
          </table:table-cell>
          <table:table-cell office:value-type="float" office:value="2504218.5" calcext:value-type="float">
            <text:p>2504218.5</text:p>
          </table:table-cell>
          <table:table-cell office:value-type="float" office:value="109572.6567" calcext:value-type="float">
            <text:p>109572.6567</text:p>
          </table:table-cell>
          <table:table-cell office:value-type="float" office:value="0.3433" calcext:value-type="float">
            <text:p>0.34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2-01-01T00:00:00</text:p>
          </table:table-cell>
          <table:table-cell office:value-type="float" office:value="2504583.5" calcext:value-type="float">
            <text:p>2504583.5</text:p>
          </table:table-cell>
          <table:table-cell office:value-type="string" calcext:value-type="string">
            <text:p>2145-03-20T00:00:00</text:p>
          </table:table-cell>
          <table:table-cell office:value-type="float" office:value="2504583.5" calcext:value-type="float">
            <text:p>2504583.5</text:p>
          </table:table-cell>
          <table:table-cell office:value-type="float" office:value="109937.898889" calcext:value-type="float">
            <text:p>109937.898889</text:p>
          </table:table-cell>
          <table:table-cell office:value-type="float" office:value="0.101111" calcext:value-type="float">
            <text:p>0.1011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3-01-01T00:00:00</text:p>
          </table:table-cell>
          <table:table-cell office:value-type="float" office:value="2504949.5" calcext:value-type="float">
            <text:p>2504949.5</text:p>
          </table:table-cell>
          <table:table-cell office:value-type="string" calcext:value-type="string">
            <text:p>2146-03-21T00:00:00</text:p>
          </table:table-cell>
          <table:table-cell office:value-type="float" office:value="2504949.5" calcext:value-type="float">
            <text:p>2504949.5</text:p>
          </table:table-cell>
          <table:table-cell office:value-type="float" office:value="110303.141078" calcext:value-type="float">
            <text:p>110303.141078</text:p>
          </table:table-cell>
          <table:table-cell office:value-type="float" office:value="0.858922" calcext:value-type="float">
            <text:p>0.8589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4-01-01T00:00:00</text:p>
          </table:table-cell>
          <table:table-cell office:value-type="float" office:value="2505314.5" calcext:value-type="float">
            <text:p>2505314.5</text:p>
          </table:table-cell>
          <table:table-cell office:value-type="string" calcext:value-type="string">
            <text:p>2147-03-21T00:00:00</text:p>
          </table:table-cell>
          <table:table-cell office:value-type="float" office:value="2505314.5" calcext:value-type="float">
            <text:p>2505314.5</text:p>
          </table:table-cell>
          <table:table-cell office:value-type="float" office:value="110668.383267" calcext:value-type="float">
            <text:p>110668.383267</text:p>
          </table:table-cell>
          <table:table-cell office:value-type="float" office:value="0.616733" calcext:value-type="float">
            <text:p>0.6167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5-01-01T00:00:00</text:p>
          </table:table-cell>
          <table:table-cell office:value-type="float" office:value="2505679.5" calcext:value-type="float">
            <text:p>2505679.5</text:p>
          </table:table-cell>
          <table:table-cell office:value-type="string" calcext:value-type="string">
            <text:p>2148-03-20T00:00:00</text:p>
          </table:table-cell>
          <table:table-cell office:value-type="float" office:value="2505679.5" calcext:value-type="float">
            <text:p>2505679.5</text:p>
          </table:table-cell>
          <table:table-cell office:value-type="float" office:value="111033.625456" calcext:value-type="float">
            <text:p>111033.625456</text:p>
          </table:table-cell>
          <table:table-cell office:value-type="float" office:value="0.374544" calcext:value-type="float">
            <text:p>0.3745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6-01-01T00:00:00</text:p>
          </table:table-cell>
          <table:table-cell office:value-type="float" office:value="2506044.5" calcext:value-type="float">
            <text:p>2506044.5</text:p>
          </table:table-cell>
          <table:table-cell office:value-type="string" calcext:value-type="string">
            <text:p>2149-03-20T00:00:00</text:p>
          </table:table-cell>
          <table:table-cell office:value-type="float" office:value="2506044.5" calcext:value-type="float">
            <text:p>2506044.5</text:p>
          </table:table-cell>
          <table:table-cell office:value-type="float" office:value="111398.867645" calcext:value-type="float">
            <text:p>111398.867645</text:p>
          </table:table-cell>
          <table:table-cell office:value-type="float" office:value="0.132355" calcext:value-type="float">
            <text:p>0.1323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7-01-01T00:00:00</text:p>
          </table:table-cell>
          <table:table-cell office:value-type="float" office:value="2506410.5" calcext:value-type="float">
            <text:p>2506410.5</text:p>
          </table:table-cell>
          <table:table-cell office:value-type="string" calcext:value-type="string">
            <text:p>2150-03-21T00:00:00</text:p>
          </table:table-cell>
          <table:table-cell office:value-type="float" office:value="2506410.5" calcext:value-type="float">
            <text:p>2506410.5</text:p>
          </table:table-cell>
          <table:table-cell office:value-type="float" office:value="111764.109834" calcext:value-type="float">
            <text:p>111764.109834</text:p>
          </table:table-cell>
          <table:table-cell office:value-type="float" office:value="0.890166" calcext:value-type="float">
            <text:p>0.8901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8-01-01T00:00:00</text:p>
          </table:table-cell>
          <table:table-cell office:value-type="float" office:value="2506775.5" calcext:value-type="float">
            <text:p>2506775.5</text:p>
          </table:table-cell>
          <table:table-cell office:value-type="string" calcext:value-type="string">
            <text:p>2151-03-21T00:00:00</text:p>
          </table:table-cell>
          <table:table-cell office:value-type="float" office:value="2506775.5" calcext:value-type="float">
            <text:p>2506775.5</text:p>
          </table:table-cell>
          <table:table-cell office:value-type="float" office:value="112129.352023" calcext:value-type="float">
            <text:p>112129.352023</text:p>
          </table:table-cell>
          <table:table-cell office:value-type="float" office:value="0.647977" calcext:value-type="float">
            <text:p>0.6479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9-01-01T00:00:00</text:p>
          </table:table-cell>
          <table:table-cell office:value-type="float" office:value="2507140.5" calcext:value-type="float">
            <text:p>2507140.5</text:p>
          </table:table-cell>
          <table:table-cell office:value-type="string" calcext:value-type="string">
            <text:p>2152-03-20T00:00:00</text:p>
          </table:table-cell>
          <table:table-cell office:value-type="float" office:value="2507140.5" calcext:value-type="float">
            <text:p>2507140.5</text:p>
          </table:table-cell>
          <table:table-cell office:value-type="float" office:value="112494.594212" calcext:value-type="float">
            <text:p>112494.594212</text:p>
          </table:table-cell>
          <table:table-cell office:value-type="float" office:value="0.405788" calcext:value-type="float">
            <text:p>0.4057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0-01-01T00:00:00</text:p>
          </table:table-cell>
          <table:table-cell office:value-type="float" office:value="2507505.5" calcext:value-type="float">
            <text:p>2507505.5</text:p>
          </table:table-cell>
          <table:table-cell office:value-type="string" calcext:value-type="string">
            <text:p>2153-03-20T00:00:00</text:p>
          </table:table-cell>
          <table:table-cell office:value-type="float" office:value="2507505.5" calcext:value-type="float">
            <text:p>2507505.5</text:p>
          </table:table-cell>
          <table:table-cell office:value-type="float" office:value="112859.836401" calcext:value-type="float">
            <text:p>112859.836401</text:p>
          </table:table-cell>
          <table:table-cell office:value-type="float" office:value="0.163599" calcext:value-type="float">
            <text:p>0.1635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1-01-01T00:00:00</text:p>
          </table:table-cell>
          <table:table-cell office:value-type="float" office:value="2507871.5" calcext:value-type="float">
            <text:p>2507871.5</text:p>
          </table:table-cell>
          <table:table-cell office:value-type="string" calcext:value-type="string">
            <text:p>2154-03-21T00:00:00</text:p>
          </table:table-cell>
          <table:table-cell office:value-type="float" office:value="2507871.5" calcext:value-type="float">
            <text:p>2507871.5</text:p>
          </table:table-cell>
          <table:table-cell office:value-type="float" office:value="113225.07859" calcext:value-type="float">
            <text:p>113225.07859</text:p>
          </table:table-cell>
          <table:table-cell office:value-type="float" office:value="0.92141" calcext:value-type="float">
            <text:p>0.92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2-01-01T00:00:00</text:p>
          </table:table-cell>
          <table:table-cell office:value-type="float" office:value="2508236.5" calcext:value-type="float">
            <text:p>2508236.5</text:p>
          </table:table-cell>
          <table:table-cell office:value-type="string" calcext:value-type="string">
            <text:p>2155-03-21T00:00:00</text:p>
          </table:table-cell>
          <table:table-cell office:value-type="float" office:value="2508236.5" calcext:value-type="float">
            <text:p>2508236.5</text:p>
          </table:table-cell>
          <table:table-cell office:value-type="float" office:value="113590.320779" calcext:value-type="float">
            <text:p>113590.320779</text:p>
          </table:table-cell>
          <table:table-cell office:value-type="float" office:value="0.679221" calcext:value-type="float">
            <text:p>0.6792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3-01-01T00:00:00</text:p>
          </table:table-cell>
          <table:table-cell office:value-type="float" office:value="2508601.5" calcext:value-type="float">
            <text:p>2508601.5</text:p>
          </table:table-cell>
          <table:table-cell office:value-type="string" calcext:value-type="string">
            <text:p>2156-03-20T00:00:00</text:p>
          </table:table-cell>
          <table:table-cell office:value-type="float" office:value="2508601.5" calcext:value-type="float">
            <text:p>2508601.5</text:p>
          </table:table-cell>
          <table:table-cell office:value-type="float" office:value="113955.562968" calcext:value-type="float">
            <text:p>113955.562968</text:p>
          </table:table-cell>
          <table:table-cell office:value-type="float" office:value="0.437032" calcext:value-type="float">
            <text:p>0.4370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4-01-01T00:00:00</text:p>
          </table:table-cell>
          <table:table-cell office:value-type="float" office:value="2508966.5" calcext:value-type="float">
            <text:p>2508966.5</text:p>
          </table:table-cell>
          <table:table-cell office:value-type="string" calcext:value-type="string">
            <text:p>2157-03-20T00:00:00</text:p>
          </table:table-cell>
          <table:table-cell office:value-type="float" office:value="2508966.5" calcext:value-type="float">
            <text:p>2508966.5</text:p>
          </table:table-cell>
          <table:table-cell office:value-type="float" office:value="114320.805157" calcext:value-type="float">
            <text:p>114320.805157</text:p>
          </table:table-cell>
          <table:table-cell office:value-type="float" office:value="0.194843" calcext:value-type="float">
            <text:p>0.1948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5-01-01T00:00:00</text:p>
          </table:table-cell>
          <table:table-cell office:value-type="float" office:value="2509332.5" calcext:value-type="float">
            <text:p>2509332.5</text:p>
          </table:table-cell>
          <table:table-cell office:value-type="string" calcext:value-type="string">
            <text:p>2158-03-21T00:00:00</text:p>
          </table:table-cell>
          <table:table-cell office:value-type="float" office:value="2509332.5" calcext:value-type="float">
            <text:p>2509332.5</text:p>
          </table:table-cell>
          <table:table-cell office:value-type="float" office:value="114686.047346" calcext:value-type="float">
            <text:p>114686.047346</text:p>
          </table:table-cell>
          <table:table-cell office:value-type="float" office:value="0.952654" calcext:value-type="float">
            <text:p>0.9526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6-01-01T00:00:00</text:p>
          </table:table-cell>
          <table:table-cell office:value-type="float" office:value="2509697.5" calcext:value-type="float">
            <text:p>2509697.5</text:p>
          </table:table-cell>
          <table:table-cell office:value-type="string" calcext:value-type="string">
            <text:p>2159-03-21T00:00:00</text:p>
          </table:table-cell>
          <table:table-cell office:value-type="float" office:value="2509697.5" calcext:value-type="float">
            <text:p>2509697.5</text:p>
          </table:table-cell>
          <table:table-cell office:value-type="float" office:value="115051.289535" calcext:value-type="float">
            <text:p>115051.289535</text:p>
          </table:table-cell>
          <table:table-cell office:value-type="float" office:value="0.710465" calcext:value-type="float">
            <text:p>0.7104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7-01-01T00:00:00</text:p>
          </table:table-cell>
          <table:table-cell office:value-type="float" office:value="2510062.5" calcext:value-type="float">
            <text:p>2510062.5</text:p>
          </table:table-cell>
          <table:table-cell office:value-type="string" calcext:value-type="string">
            <text:p>2160-03-20T00:00:00</text:p>
          </table:table-cell>
          <table:table-cell office:value-type="float" office:value="2510062.5" calcext:value-type="float">
            <text:p>2510062.5</text:p>
          </table:table-cell>
          <table:table-cell office:value-type="float" office:value="115416.531724" calcext:value-type="float">
            <text:p>115416.531724</text:p>
          </table:table-cell>
          <table:table-cell office:value-type="float" office:value="0.468276" calcext:value-type="float">
            <text:p>0.4682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8-01-01T00:00:00</text:p>
          </table:table-cell>
          <table:table-cell office:value-type="float" office:value="2510427.5" calcext:value-type="float">
            <text:p>2510427.5</text:p>
          </table:table-cell>
          <table:table-cell office:value-type="string" calcext:value-type="string">
            <text:p>2161-03-20T00:00:00</text:p>
          </table:table-cell>
          <table:table-cell office:value-type="float" office:value="2510427.5" calcext:value-type="float">
            <text:p>2510427.5</text:p>
          </table:table-cell>
          <table:table-cell office:value-type="float" office:value="115781.773913" calcext:value-type="float">
            <text:p>115781.773913</text:p>
          </table:table-cell>
          <table:table-cell office:value-type="float" office:value="0.226087" calcext:value-type="float">
            <text:p>0.2260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9-01-01T00:00:00</text:p>
          </table:table-cell>
          <table:table-cell office:value-type="float" office:value="2510793.5" calcext:value-type="float">
            <text:p>2510793.5</text:p>
          </table:table-cell>
          <table:table-cell office:value-type="string" calcext:value-type="string">
            <text:p>2162-03-20T00:00:00</text:p>
          </table:table-cell>
          <table:table-cell office:value-type="float" office:value="2510792.5" calcext:value-type="float">
            <text:p>2510792.5</text:p>
          </table:table-cell>
          <table:table-cell office:value-type="float" office:value="116147.016102" calcext:value-type="float">
            <text:p>116147.016102</text:p>
          </table:table-cell>
          <table:table-cell office:value-type="float" office:value="0.983898" calcext:value-type="float">
            <text:p>0.98389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0-01-01T00:00:00</text:p>
          </table:table-cell>
          <table:table-cell office:value-type="float" office:value="2511158.5" calcext:value-type="float">
            <text:p>2511158.5</text:p>
          </table:table-cell>
          <table:table-cell office:value-type="string" calcext:value-type="string">
            <text:p>2163-03-21T00:00:00</text:p>
          </table:table-cell>
          <table:table-cell office:value-type="float" office:value="2511158.5" calcext:value-type="float">
            <text:p>2511158.5</text:p>
          </table:table-cell>
          <table:table-cell office:value-type="float" office:value="116512.258291" calcext:value-type="float">
            <text:p>116512.258291</text:p>
          </table:table-cell>
          <table:table-cell office:value-type="float" office:value="0.741709" calcext:value-type="float">
            <text:p>0.7417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1-01-01T00:00:00</text:p>
          </table:table-cell>
          <table:table-cell office:value-type="float" office:value="2511523.5" calcext:value-type="float">
            <text:p>2511523.5</text:p>
          </table:table-cell>
          <table:table-cell office:value-type="string" calcext:value-type="string">
            <text:p>2164-03-20T00:00:00</text:p>
          </table:table-cell>
          <table:table-cell office:value-type="float" office:value="2511523.5" calcext:value-type="float">
            <text:p>2511523.5</text:p>
          </table:table-cell>
          <table:table-cell office:value-type="float" office:value="116877.50048" calcext:value-type="float">
            <text:p>116877.50048</text:p>
          </table:table-cell>
          <table:table-cell office:value-type="float" office:value="0.49952" calcext:value-type="float">
            <text:p>0.499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2-01-01T00:00:00</text:p>
          </table:table-cell>
          <table:table-cell office:value-type="float" office:value="2511888.5" calcext:value-type="float">
            <text:p>2511888.5</text:p>
          </table:table-cell>
          <table:table-cell office:value-type="string" calcext:value-type="string">
            <text:p>2165-03-20T00:00:00</text:p>
          </table:table-cell>
          <table:table-cell office:value-type="float" office:value="2511888.5" calcext:value-type="float">
            <text:p>2511888.5</text:p>
          </table:table-cell>
          <table:table-cell office:value-type="float" office:value="117242.742669" calcext:value-type="float">
            <text:p>117242.742669</text:p>
          </table:table-cell>
          <table:table-cell office:value-type="float" office:value="0.257331" calcext:value-type="float">
            <text:p>0.2573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3-01-01T00:00:00</text:p>
          </table:table-cell>
          <table:table-cell office:value-type="float" office:value="2512253.5" calcext:value-type="float">
            <text:p>2512253.5</text:p>
          </table:table-cell>
          <table:table-cell office:value-type="string" calcext:value-type="string">
            <text:p>2166-03-20T00:00:00</text:p>
          </table:table-cell>
          <table:table-cell office:value-type="float" office:value="2512253.5" calcext:value-type="float">
            <text:p>2512253.5</text:p>
          </table:table-cell>
          <table:table-cell office:value-type="float" office:value="117607.984858" calcext:value-type="float">
            <text:p>117607.984858</text:p>
          </table:table-cell>
          <table:table-cell office:value-type="float" office:value="0.015142" calcext:value-type="float">
            <text:p>0.0151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4-01-01T00:00:00</text:p>
          </table:table-cell>
          <table:table-cell office:value-type="float" office:value="2512619.5" calcext:value-type="float">
            <text:p>2512619.5</text:p>
          </table:table-cell>
          <table:table-cell office:value-type="string" calcext:value-type="string">
            <text:p>2167-03-21T00:00:00</text:p>
          </table:table-cell>
          <table:table-cell office:value-type="float" office:value="2512619.5" calcext:value-type="float">
            <text:p>2512619.5</text:p>
          </table:table-cell>
          <table:table-cell office:value-type="float" office:value="117973.227047" calcext:value-type="float">
            <text:p>117973.227047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5-01-01T00:00:00</text:p>
          </table:table-cell>
          <table:table-cell office:value-type="float" office:value="2512984.5" calcext:value-type="float">
            <text:p>2512984.5</text:p>
          </table:table-cell>
          <table:table-cell office:value-type="string" calcext:value-type="string">
            <text:p>2168-03-20T00:00:00</text:p>
          </table:table-cell>
          <table:table-cell office:value-type="float" office:value="2512984.5" calcext:value-type="float">
            <text:p>2512984.5</text:p>
          </table:table-cell>
          <table:table-cell office:value-type="float" office:value="118338.469236" calcext:value-type="float">
            <text:p>118338.469236</text:p>
          </table:table-cell>
          <table:table-cell office:value-type="float" office:value="0.530764" calcext:value-type="float">
            <text:p>0.5307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6-01-01T00:00:00</text:p>
          </table:table-cell>
          <table:table-cell office:value-type="float" office:value="2513349.5" calcext:value-type="float">
            <text:p>2513349.5</text:p>
          </table:table-cell>
          <table:table-cell office:value-type="string" calcext:value-type="string">
            <text:p>2169-03-20T00:00:00</text:p>
          </table:table-cell>
          <table:table-cell office:value-type="float" office:value="2513349.5" calcext:value-type="float">
            <text:p>2513349.5</text:p>
          </table:table-cell>
          <table:table-cell office:value-type="float" office:value="118703.711425" calcext:value-type="float">
            <text:p>118703.711425</text:p>
          </table:table-cell>
          <table:table-cell office:value-type="float" office:value="0.288575" calcext:value-type="float">
            <text:p>0.2885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7-01-01T00:00:00</text:p>
          </table:table-cell>
          <table:table-cell office:value-type="float" office:value="2513714.5" calcext:value-type="float">
            <text:p>2513714.5</text:p>
          </table:table-cell>
          <table:table-cell office:value-type="string" calcext:value-type="string">
            <text:p>2170-03-20T00:00:00</text:p>
          </table:table-cell>
          <table:table-cell office:value-type="float" office:value="2513714.5" calcext:value-type="float">
            <text:p>2513714.5</text:p>
          </table:table-cell>
          <table:table-cell office:value-type="float" office:value="119068.953614" calcext:value-type="float">
            <text:p>119068.953614</text:p>
          </table:table-cell>
          <table:table-cell office:value-type="float" office:value="0.046386" calcext:value-type="float">
            <text:p>0.0463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8-01-01T00:00:00</text:p>
          </table:table-cell>
          <table:table-cell office:value-type="float" office:value="2514080.5" calcext:value-type="float">
            <text:p>2514080.5</text:p>
          </table:table-cell>
          <table:table-cell office:value-type="string" calcext:value-type="string">
            <text:p>2171-03-21T00:00:00</text:p>
          </table:table-cell>
          <table:table-cell office:value-type="float" office:value="2514080.5" calcext:value-type="float">
            <text:p>2514080.5</text:p>
          </table:table-cell>
          <table:table-cell office:value-type="float" office:value="119434.195803" calcext:value-type="float">
            <text:p>119434.195803</text:p>
          </table:table-cell>
          <table:table-cell office:value-type="float" office:value="0.804197" calcext:value-type="float">
            <text:p>0.8041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29-01-01T00:00:00</text:p>
          </table:table-cell>
          <table:table-cell office:value-type="float" office:value="2514445.5" calcext:value-type="float">
            <text:p>2514445.5</text:p>
          </table:table-cell>
          <table:table-cell office:value-type="string" calcext:value-type="string">
            <text:p>2172-03-20T00:00:00</text:p>
          </table:table-cell>
          <table:table-cell office:value-type="float" office:value="2514445.5" calcext:value-type="float">
            <text:p>2514445.5</text:p>
          </table:table-cell>
          <table:table-cell office:value-type="float" office:value="119799.437992" calcext:value-type="float">
            <text:p>119799.437992</text:p>
          </table:table-cell>
          <table:table-cell office:value-type="float" office:value="0.562008" calcext:value-type="float">
            <text:p>0.5620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0-01-01T00:00:00</text:p>
          </table:table-cell>
          <table:table-cell office:value-type="float" office:value="2514810.5" calcext:value-type="float">
            <text:p>2514810.5</text:p>
          </table:table-cell>
          <table:table-cell office:value-type="string" calcext:value-type="string">
            <text:p>2173-03-20T00:00:00</text:p>
          </table:table-cell>
          <table:table-cell office:value-type="float" office:value="2514810.5" calcext:value-type="float">
            <text:p>2514810.5</text:p>
          </table:table-cell>
          <table:table-cell office:value-type="float" office:value="120164.680181" calcext:value-type="float">
            <text:p>120164.680181</text:p>
          </table:table-cell>
          <table:table-cell office:value-type="float" office:value="0.319819" calcext:value-type="float">
            <text:p>0.3198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1-01-01T00:00:00</text:p>
          </table:table-cell>
          <table:table-cell office:value-type="float" office:value="2515175.5" calcext:value-type="float">
            <text:p>2515175.5</text:p>
          </table:table-cell>
          <table:table-cell office:value-type="string" calcext:value-type="string">
            <text:p>2174-03-20T00:00:00</text:p>
          </table:table-cell>
          <table:table-cell office:value-type="float" office:value="2515175.5" calcext:value-type="float">
            <text:p>2515175.5</text:p>
          </table:table-cell>
          <table:table-cell office:value-type="float" office:value="120529.92237" calcext:value-type="float">
            <text:p>120529.92237</text:p>
          </table:table-cell>
          <table:table-cell office:value-type="float" office:value="0.07763" calcext:value-type="float">
            <text:p>0.07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2-01-01T00:00:00</text:p>
          </table:table-cell>
          <table:table-cell office:value-type="float" office:value="2515541.5" calcext:value-type="float">
            <text:p>2515541.5</text:p>
          </table:table-cell>
          <table:table-cell office:value-type="string" calcext:value-type="string">
            <text:p>2175-03-21T00:00:00</text:p>
          </table:table-cell>
          <table:table-cell office:value-type="float" office:value="2515541.5" calcext:value-type="float">
            <text:p>2515541.5</text:p>
          </table:table-cell>
          <table:table-cell office:value-type="float" office:value="120895.164559" calcext:value-type="float">
            <text:p>120895.164559</text:p>
          </table:table-cell>
          <table:table-cell office:value-type="float" office:value="0.835441" calcext:value-type="float">
            <text:p>0.8354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3-01-01T00:00:00</text:p>
          </table:table-cell>
          <table:table-cell office:value-type="float" office:value="2515906.5" calcext:value-type="float">
            <text:p>2515906.5</text:p>
          </table:table-cell>
          <table:table-cell office:value-type="string" calcext:value-type="string">
            <text:p>2176-03-20T00:00:00</text:p>
          </table:table-cell>
          <table:table-cell office:value-type="float" office:value="2515906.5" calcext:value-type="float">
            <text:p>2515906.5</text:p>
          </table:table-cell>
          <table:table-cell office:value-type="float" office:value="121260.406748" calcext:value-type="float">
            <text:p>121260.406748</text:p>
          </table:table-cell>
          <table:table-cell office:value-type="float" office:value="0.593252" calcext:value-type="float">
            <text:p>0.5932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4-01-01T00:00:00</text:p>
          </table:table-cell>
          <table:table-cell office:value-type="float" office:value="2516271.5" calcext:value-type="float">
            <text:p>2516271.5</text:p>
          </table:table-cell>
          <table:table-cell office:value-type="string" calcext:value-type="string">
            <text:p>2177-03-20T00:00:00</text:p>
          </table:table-cell>
          <table:table-cell office:value-type="float" office:value="2516271.5" calcext:value-type="float">
            <text:p>2516271.5</text:p>
          </table:table-cell>
          <table:table-cell office:value-type="float" office:value="121625.648937" calcext:value-type="float">
            <text:p>121625.648937</text:p>
          </table:table-cell>
          <table:table-cell office:value-type="float" office:value="0.351063" calcext:value-type="float">
            <text:p>0.3510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5-01-01T00:00:00</text:p>
          </table:table-cell>
          <table:table-cell office:value-type="float" office:value="2516636.5" calcext:value-type="float">
            <text:p>2516636.5</text:p>
          </table:table-cell>
          <table:table-cell office:value-type="string" calcext:value-type="string">
            <text:p>2178-03-20T00:00:00</text:p>
          </table:table-cell>
          <table:table-cell office:value-type="float" office:value="2516636.5" calcext:value-type="float">
            <text:p>2516636.5</text:p>
          </table:table-cell>
          <table:table-cell office:value-type="float" office:value="121990.891126" calcext:value-type="float">
            <text:p>121990.891126</text:p>
          </table:table-cell>
          <table:table-cell office:value-type="float" office:value="0.108874" calcext:value-type="float">
            <text:p>0.1088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6-01-01T00:00:00</text:p>
          </table:table-cell>
          <table:table-cell office:value-type="float" office:value="2517002.5" calcext:value-type="float">
            <text:p>2517002.5</text:p>
          </table:table-cell>
          <table:table-cell office:value-type="string" calcext:value-type="string">
            <text:p>2179-03-21T00:00:00</text:p>
          </table:table-cell>
          <table:table-cell office:value-type="float" office:value="2517002.5" calcext:value-type="float">
            <text:p>2517002.5</text:p>
          </table:table-cell>
          <table:table-cell office:value-type="float" office:value="122356.133315" calcext:value-type="float">
            <text:p>122356.133315</text:p>
          </table:table-cell>
          <table:table-cell office:value-type="float" office:value="0.866685" calcext:value-type="float">
            <text:p>0.8666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7-01-01T00:00:00</text:p>
          </table:table-cell>
          <table:table-cell office:value-type="float" office:value="2517367.5" calcext:value-type="float">
            <text:p>2517367.5</text:p>
          </table:table-cell>
          <table:table-cell office:value-type="string" calcext:value-type="string">
            <text:p>2180-03-20T00:00:00</text:p>
          </table:table-cell>
          <table:table-cell office:value-type="float" office:value="2517367.5" calcext:value-type="float">
            <text:p>2517367.5</text:p>
          </table:table-cell>
          <table:table-cell office:value-type="float" office:value="122721.375504" calcext:value-type="float">
            <text:p>122721.375504</text:p>
          </table:table-cell>
          <table:table-cell office:value-type="float" office:value="0.624496" calcext:value-type="float">
            <text:p>0.6244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8-01-01T00:00:00</text:p>
          </table:table-cell>
          <table:table-cell office:value-type="float" office:value="2517732.5" calcext:value-type="float">
            <text:p>2517732.5</text:p>
          </table:table-cell>
          <table:table-cell office:value-type="string" calcext:value-type="string">
            <text:p>2181-03-20T00:00:00</text:p>
          </table:table-cell>
          <table:table-cell office:value-type="float" office:value="2517732.5" calcext:value-type="float">
            <text:p>2517732.5</text:p>
          </table:table-cell>
          <table:table-cell office:value-type="float" office:value="123086.617693" calcext:value-type="float">
            <text:p>123086.617693</text:p>
          </table:table-cell>
          <table:table-cell office:value-type="float" office:value="0.382307" calcext:value-type="float">
            <text:p>0.3823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9-01-01T00:00:00</text:p>
          </table:table-cell>
          <table:table-cell office:value-type="float" office:value="2518097.5" calcext:value-type="float">
            <text:p>2518097.5</text:p>
          </table:table-cell>
          <table:table-cell office:value-type="string" calcext:value-type="string">
            <text:p>2182-03-20T00:00:00</text:p>
          </table:table-cell>
          <table:table-cell office:value-type="float" office:value="2518097.5" calcext:value-type="float">
            <text:p>2518097.5</text:p>
          </table:table-cell>
          <table:table-cell office:value-type="float" office:value="123451.859882" calcext:value-type="float">
            <text:p>123451.859882</text:p>
          </table:table-cell>
          <table:table-cell office:value-type="float" office:value="0.140118" calcext:value-type="float">
            <text:p>0.1401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0-01-01T00:00:00</text:p>
          </table:table-cell>
          <table:table-cell office:value-type="float" office:value="2518463.5" calcext:value-type="float">
            <text:p>2518463.5</text:p>
          </table:table-cell>
          <table:table-cell office:value-type="string" calcext:value-type="string">
            <text:p>2183-03-21T00:00:00</text:p>
          </table:table-cell>
          <table:table-cell office:value-type="float" office:value="2518463.5" calcext:value-type="float">
            <text:p>2518463.5</text:p>
          </table:table-cell>
          <table:table-cell office:value-type="float" office:value="123817.102071" calcext:value-type="float">
            <text:p>123817.102071</text:p>
          </table:table-cell>
          <table:table-cell office:value-type="float" office:value="0.897929" calcext:value-type="float">
            <text:p>0.8979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1-01-01T00:00:00</text:p>
          </table:table-cell>
          <table:table-cell office:value-type="float" office:value="2518828.5" calcext:value-type="float">
            <text:p>2518828.5</text:p>
          </table:table-cell>
          <table:table-cell office:value-type="string" calcext:value-type="string">
            <text:p>2184-03-20T00:00:00</text:p>
          </table:table-cell>
          <table:table-cell office:value-type="float" office:value="2518828.5" calcext:value-type="float">
            <text:p>2518828.5</text:p>
          </table:table-cell>
          <table:table-cell office:value-type="float" office:value="124182.34426" calcext:value-type="float">
            <text:p>124182.34426</text:p>
          </table:table-cell>
          <table:table-cell office:value-type="float" office:value="0.65574" calcext:value-type="float">
            <text:p>0.65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2-01-01T00:00:00</text:p>
          </table:table-cell>
          <table:table-cell office:value-type="float" office:value="2519193.5" calcext:value-type="float">
            <text:p>2519193.5</text:p>
          </table:table-cell>
          <table:table-cell office:value-type="string" calcext:value-type="string">
            <text:p>2185-03-20T00:00:00</text:p>
          </table:table-cell>
          <table:table-cell office:value-type="float" office:value="2519193.5" calcext:value-type="float">
            <text:p>2519193.5</text:p>
          </table:table-cell>
          <table:table-cell office:value-type="float" office:value="124547.586449" calcext:value-type="float">
            <text:p>124547.586449</text:p>
          </table:table-cell>
          <table:table-cell office:value-type="float" office:value="0.413551" calcext:value-type="float">
            <text:p>0.4135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3-01-01T00:00:00</text:p>
          </table:table-cell>
          <table:table-cell office:value-type="float" office:value="2519558.5" calcext:value-type="float">
            <text:p>2519558.5</text:p>
          </table:table-cell>
          <table:table-cell office:value-type="string" calcext:value-type="string">
            <text:p>2186-03-20T00:00:00</text:p>
          </table:table-cell>
          <table:table-cell office:value-type="float" office:value="2519558.5" calcext:value-type="float">
            <text:p>2519558.5</text:p>
          </table:table-cell>
          <table:table-cell office:value-type="float" office:value="124912.828638" calcext:value-type="float">
            <text:p>124912.828638</text:p>
          </table:table-cell>
          <table:table-cell office:value-type="float" office:value="0.171362" calcext:value-type="float">
            <text:p>0.1713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4-01-01T00:00:00</text:p>
          </table:table-cell>
          <table:table-cell office:value-type="float" office:value="2519924.5" calcext:value-type="float">
            <text:p>2519924.5</text:p>
          </table:table-cell>
          <table:table-cell office:value-type="string" calcext:value-type="string">
            <text:p>2187-03-21T00:00:00</text:p>
          </table:table-cell>
          <table:table-cell office:value-type="float" office:value="2519924.5" calcext:value-type="float">
            <text:p>2519924.5</text:p>
          </table:table-cell>
          <table:table-cell office:value-type="float" office:value="125278.070827" calcext:value-type="float">
            <text:p>125278.070827</text:p>
          </table:table-cell>
          <table:table-cell office:value-type="float" office:value="0.929173" calcext:value-type="float">
            <text:p>0.9291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5-01-01T00:00:00</text:p>
          </table:table-cell>
          <table:table-cell office:value-type="float" office:value="2520289.5" calcext:value-type="float">
            <text:p>2520289.5</text:p>
          </table:table-cell>
          <table:table-cell office:value-type="string" calcext:value-type="string">
            <text:p>2188-03-20T00:00:00</text:p>
          </table:table-cell>
          <table:table-cell office:value-type="float" office:value="2520289.5" calcext:value-type="float">
            <text:p>2520289.5</text:p>
          </table:table-cell>
          <table:table-cell office:value-type="float" office:value="125643.313016" calcext:value-type="float">
            <text:p>125643.313016</text:p>
          </table:table-cell>
          <table:table-cell office:value-type="float" office:value="0.686984" calcext:value-type="float">
            <text:p>0.6869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6-01-01T00:00:00</text:p>
          </table:table-cell>
          <table:table-cell office:value-type="float" office:value="2520654.5" calcext:value-type="float">
            <text:p>2520654.5</text:p>
          </table:table-cell>
          <table:table-cell office:value-type="string" calcext:value-type="string">
            <text:p>2189-03-20T00:00:00</text:p>
          </table:table-cell>
          <table:table-cell office:value-type="float" office:value="2520654.5" calcext:value-type="float">
            <text:p>2520654.5</text:p>
          </table:table-cell>
          <table:table-cell office:value-type="float" office:value="126008.555205" calcext:value-type="float">
            <text:p>126008.555205</text:p>
          </table:table-cell>
          <table:table-cell office:value-type="float" office:value="0.444795" calcext:value-type="float">
            <text:p>0.4447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7-01-01T00:00:00</text:p>
          </table:table-cell>
          <table:table-cell office:value-type="float" office:value="2521019.5" calcext:value-type="float">
            <text:p>2521019.5</text:p>
          </table:table-cell>
          <table:table-cell office:value-type="string" calcext:value-type="string">
            <text:p>2190-03-20T00:00:00</text:p>
          </table:table-cell>
          <table:table-cell office:value-type="float" office:value="2521019.5" calcext:value-type="float">
            <text:p>2521019.5</text:p>
          </table:table-cell>
          <table:table-cell office:value-type="float" office:value="126373.797394" calcext:value-type="float">
            <text:p>126373.797394</text:p>
          </table:table-cell>
          <table:table-cell office:value-type="float" office:value="0.202606" calcext:value-type="float">
            <text:p>0.2026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8-01-01T00:00:00</text:p>
          </table:table-cell>
          <table:table-cell office:value-type="float" office:value="2521385.5" calcext:value-type="float">
            <text:p>2521385.5</text:p>
          </table:table-cell>
          <table:table-cell office:value-type="string" calcext:value-type="string">
            <text:p>2191-03-21T00:00:00</text:p>
          </table:table-cell>
          <table:table-cell office:value-type="float" office:value="2521385.5" calcext:value-type="float">
            <text:p>2521385.5</text:p>
          </table:table-cell>
          <table:table-cell office:value-type="float" office:value="126739.039583" calcext:value-type="float">
            <text:p>126739.039583</text:p>
          </table:table-cell>
          <table:table-cell office:value-type="float" office:value="0.960417" calcext:value-type="float">
            <text:p>0.9604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49-01-01T00:00:00</text:p>
          </table:table-cell>
          <table:table-cell office:value-type="float" office:value="2521750.5" calcext:value-type="float">
            <text:p>2521750.5</text:p>
          </table:table-cell>
          <table:table-cell office:value-type="string" calcext:value-type="string">
            <text:p>2192-03-20T00:00:00</text:p>
          </table:table-cell>
          <table:table-cell office:value-type="float" office:value="2521750.5" calcext:value-type="float">
            <text:p>2521750.5</text:p>
          </table:table-cell>
          <table:table-cell office:value-type="float" office:value="127104.281772" calcext:value-type="float">
            <text:p>127104.281772</text:p>
          </table:table-cell>
          <table:table-cell office:value-type="float" office:value="0.718228" calcext:value-type="float">
            <text:p>0.7182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0-01-01T00:00:00</text:p>
          </table:table-cell>
          <table:table-cell office:value-type="float" office:value="2522115.5" calcext:value-type="float">
            <text:p>2522115.5</text:p>
          </table:table-cell>
          <table:table-cell office:value-type="string" calcext:value-type="string">
            <text:p>2193-03-20T00:00:00</text:p>
          </table:table-cell>
          <table:table-cell office:value-type="float" office:value="2522115.5" calcext:value-type="float">
            <text:p>2522115.5</text:p>
          </table:table-cell>
          <table:table-cell office:value-type="float" office:value="127469.523961" calcext:value-type="float">
            <text:p>127469.523961</text:p>
          </table:table-cell>
          <table:table-cell office:value-type="float" office:value="0.476039" calcext:value-type="float">
            <text:p>0.4760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1-01-01T00:00:00</text:p>
          </table:table-cell>
          <table:table-cell office:value-type="float" office:value="2522480.5" calcext:value-type="float">
            <text:p>2522480.5</text:p>
          </table:table-cell>
          <table:table-cell office:value-type="string" calcext:value-type="string">
            <text:p>2194-03-20T00:00:00</text:p>
          </table:table-cell>
          <table:table-cell office:value-type="float" office:value="2522480.5" calcext:value-type="float">
            <text:p>2522480.5</text:p>
          </table:table-cell>
          <table:table-cell office:value-type="float" office:value="127834.76615" calcext:value-type="float">
            <text:p>127834.76615</text:p>
          </table:table-cell>
          <table:table-cell office:value-type="float" office:value="0.23385" calcext:value-type="float">
            <text:p>0.23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2-01-01T00:00:00</text:p>
          </table:table-cell>
          <table:table-cell office:value-type="float" office:value="2522846.5" calcext:value-type="float">
            <text:p>2522846.5</text:p>
          </table:table-cell>
          <table:table-cell office:value-type="string" calcext:value-type="string">
            <text:p>2195-03-20T00:00:00</text:p>
          </table:table-cell>
          <table:table-cell office:value-type="float" office:value="2522845.5" calcext:value-type="float">
            <text:p>2522845.5</text:p>
          </table:table-cell>
          <table:table-cell office:value-type="float" office:value="128200.008339" calcext:value-type="float">
            <text:p>128200.008339</text:p>
          </table:table-cell>
          <table:table-cell office:value-type="float" office:value="0.991661" calcext:value-type="float">
            <text:p>0.99166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3-01-01T00:00:00</text:p>
          </table:table-cell>
          <table:table-cell office:value-type="float" office:value="2523211.5" calcext:value-type="float">
            <text:p>2523211.5</text:p>
          </table:table-cell>
          <table:table-cell office:value-type="string" calcext:value-type="string">
            <text:p>2196-03-20T00:00:00</text:p>
          </table:table-cell>
          <table:table-cell office:value-type="float" office:value="2523211.5" calcext:value-type="float">
            <text:p>2523211.5</text:p>
          </table:table-cell>
          <table:table-cell office:value-type="float" office:value="128565.250528" calcext:value-type="float">
            <text:p>128565.250528</text:p>
          </table:table-cell>
          <table:table-cell office:value-type="float" office:value="0.749472" calcext:value-type="float">
            <text:p>0.7494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4-01-01T00:00:00</text:p>
          </table:table-cell>
          <table:table-cell office:value-type="float" office:value="2523576.5" calcext:value-type="float">
            <text:p>2523576.5</text:p>
          </table:table-cell>
          <table:table-cell office:value-type="string" calcext:value-type="string">
            <text:p>2197-03-20T00:00:00</text:p>
          </table:table-cell>
          <table:table-cell office:value-type="float" office:value="2523576.5" calcext:value-type="float">
            <text:p>2523576.5</text:p>
          </table:table-cell>
          <table:table-cell office:value-type="float" office:value="128930.492717" calcext:value-type="float">
            <text:p>128930.492717</text:p>
          </table:table-cell>
          <table:table-cell office:value-type="float" office:value="0.507283" calcext:value-type="float">
            <text:p>0.5072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5-01-01T00:00:00</text:p>
          </table:table-cell>
          <table:table-cell office:value-type="float" office:value="2523941.5" calcext:value-type="float">
            <text:p>2523941.5</text:p>
          </table:table-cell>
          <table:table-cell office:value-type="string" calcext:value-type="string">
            <text:p>2198-03-20T00:00:00</text:p>
          </table:table-cell>
          <table:table-cell office:value-type="float" office:value="2523941.5" calcext:value-type="float">
            <text:p>2523941.5</text:p>
          </table:table-cell>
          <table:table-cell office:value-type="float" office:value="129295.734906" calcext:value-type="float">
            <text:p>129295.734906</text:p>
          </table:table-cell>
          <table:table-cell office:value-type="float" office:value="0.265094" calcext:value-type="float">
            <text:p>0.2650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6-01-01T00:00:00</text:p>
          </table:table-cell>
          <table:table-cell office:value-type="float" office:value="2524306.5" calcext:value-type="float">
            <text:p>2524306.5</text:p>
          </table:table-cell>
          <table:table-cell office:value-type="string" calcext:value-type="string">
            <text:p>2199-03-20T00:00:00</text:p>
          </table:table-cell>
          <table:table-cell office:value-type="float" office:value="2524306.5" calcext:value-type="float">
            <text:p>2524306.5</text:p>
          </table:table-cell>
          <table:table-cell office:value-type="float" office:value="129660.977095" calcext:value-type="float">
            <text:p>129660.977095</text:p>
          </table:table-cell>
          <table:table-cell office:value-type="float" office:value="0.022905" calcext:value-type="float">
            <text:p>0.0229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7-01-01T00:00:00</text:p>
          </table:table-cell>
          <table:table-cell office:value-type="float" office:value="2524672.5" calcext:value-type="float">
            <text:p>2524672.5</text:p>
          </table:table-cell>
          <table:table-cell office:value-type="string" calcext:value-type="string">
            <text:p>2200-03-21T00:00:00</text:p>
          </table:table-cell>
          <table:table-cell office:value-type="float" office:value="2524672.5" calcext:value-type="float">
            <text:p>2524672.5</text:p>
          </table:table-cell>
          <table:table-cell office:value-type="float" office:value="130026.219284" calcext:value-type="float">
            <text:p>130026.219284</text:p>
          </table:table-cell>
          <table:table-cell office:value-type="float" office:value="0.780716" calcext:value-type="float">
            <text:p>0.7807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8-01-01T00:00:00</text:p>
          </table:table-cell>
          <table:table-cell office:value-type="float" office:value="2525037.5" calcext:value-type="float">
            <text:p>2525037.5</text:p>
          </table:table-cell>
          <table:table-cell office:value-type="string" calcext:value-type="string">
            <text:p>2201-03-21T00:00:00</text:p>
          </table:table-cell>
          <table:table-cell office:value-type="float" office:value="2525037.5" calcext:value-type="float">
            <text:p>2525037.5</text:p>
          </table:table-cell>
          <table:table-cell office:value-type="float" office:value="130391.461473" calcext:value-type="float">
            <text:p>130391.461473</text:p>
          </table:table-cell>
          <table:table-cell office:value-type="float" office:value="0.538527" calcext:value-type="float">
            <text:p>0.5385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9-01-01T00:00:00</text:p>
          </table:table-cell>
          <table:table-cell office:value-type="float" office:value="2525402.5" calcext:value-type="float">
            <text:p>2525402.5</text:p>
          </table:table-cell>
          <table:table-cell office:value-type="string" calcext:value-type="string">
            <text:p>2202-03-21T00:00:00</text:p>
          </table:table-cell>
          <table:table-cell office:value-type="float" office:value="2525402.5" calcext:value-type="float">
            <text:p>2525402.5</text:p>
          </table:table-cell>
          <table:table-cell office:value-type="float" office:value="130756.703662" calcext:value-type="float">
            <text:p>130756.703662</text:p>
          </table:table-cell>
          <table:table-cell office:value-type="float" office:value="0.296338" calcext:value-type="float">
            <text:p>0.2963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0-01-01T00:00:00</text:p>
          </table:table-cell>
          <table:table-cell office:value-type="float" office:value="2525767.5" calcext:value-type="float">
            <text:p>2525767.5</text:p>
          </table:table-cell>
          <table:table-cell office:value-type="string" calcext:value-type="string">
            <text:p>2203-03-21T00:00:00</text:p>
          </table:table-cell>
          <table:table-cell office:value-type="float" office:value="2525767.5" calcext:value-type="float">
            <text:p>2525767.5</text:p>
          </table:table-cell>
          <table:table-cell office:value-type="float" office:value="131121.945851" calcext:value-type="float">
            <text:p>131121.945851</text:p>
          </table:table-cell>
          <table:table-cell office:value-type="float" office:value="0.054149" calcext:value-type="float">
            <text:p>0.0541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1-01-01T00:00:00</text:p>
          </table:table-cell>
          <table:table-cell office:value-type="float" office:value="2526133.5" calcext:value-type="float">
            <text:p>2526133.5</text:p>
          </table:table-cell>
          <table:table-cell office:value-type="string" calcext:value-type="string">
            <text:p>2204-03-21T00:00:00</text:p>
          </table:table-cell>
          <table:table-cell office:value-type="float" office:value="2526133.5" calcext:value-type="float">
            <text:p>2526133.5</text:p>
          </table:table-cell>
          <table:table-cell office:value-type="float" office:value="131487.18804" calcext:value-type="float">
            <text:p>131487.18804</text:p>
          </table:table-cell>
          <table:table-cell office:value-type="float" office:value="0.81196" calcext:value-type="float">
            <text:p>0.811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2-01-01T00:00:00</text:p>
          </table:table-cell>
          <table:table-cell office:value-type="float" office:value="2526498.5" calcext:value-type="float">
            <text:p>2526498.5</text:p>
          </table:table-cell>
          <table:table-cell office:value-type="string" calcext:value-type="string">
            <text:p>2205-03-21T00:00:00</text:p>
          </table:table-cell>
          <table:table-cell office:value-type="float" office:value="2526498.5" calcext:value-type="float">
            <text:p>2526498.5</text:p>
          </table:table-cell>
          <table:table-cell office:value-type="float" office:value="131852.430229" calcext:value-type="float">
            <text:p>131852.430229</text:p>
          </table:table-cell>
          <table:table-cell office:value-type="float" office:value="0.569771" calcext:value-type="float">
            <text:p>0.5697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3-01-01T00:00:00</text:p>
          </table:table-cell>
          <table:table-cell office:value-type="float" office:value="2526863.5" calcext:value-type="float">
            <text:p>2526863.5</text:p>
          </table:table-cell>
          <table:table-cell office:value-type="string" calcext:value-type="string">
            <text:p>2206-03-21T00:00:00</text:p>
          </table:table-cell>
          <table:table-cell office:value-type="float" office:value="2526863.5" calcext:value-type="float">
            <text:p>2526863.5</text:p>
          </table:table-cell>
          <table:table-cell office:value-type="float" office:value="132217.672418" calcext:value-type="float">
            <text:p>132217.672418</text:p>
          </table:table-cell>
          <table:table-cell office:value-type="float" office:value="0.327582" calcext:value-type="float">
            <text:p>0.3275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4-01-01T00:00:00</text:p>
          </table:table-cell>
          <table:table-cell office:value-type="float" office:value="2527228.5" calcext:value-type="float">
            <text:p>2527228.5</text:p>
          </table:table-cell>
          <table:table-cell office:value-type="string" calcext:value-type="string">
            <text:p>2207-03-21T00:00:00</text:p>
          </table:table-cell>
          <table:table-cell office:value-type="float" office:value="2527228.5" calcext:value-type="float">
            <text:p>2527228.5</text:p>
          </table:table-cell>
          <table:table-cell office:value-type="float" office:value="132582.914607" calcext:value-type="float">
            <text:p>132582.914607</text:p>
          </table:table-cell>
          <table:table-cell office:value-type="float" office:value="0.085393" calcext:value-type="float">
            <text:p>0.0853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5-01-01T00:00:00</text:p>
          </table:table-cell>
          <table:table-cell office:value-type="float" office:value="2527594.5" calcext:value-type="float">
            <text:p>2527594.5</text:p>
          </table:table-cell>
          <table:table-cell office:value-type="string" calcext:value-type="string">
            <text:p>2208-03-21T00:00:00</text:p>
          </table:table-cell>
          <table:table-cell office:value-type="float" office:value="2527594.5" calcext:value-type="float">
            <text:p>2527594.5</text:p>
          </table:table-cell>
          <table:table-cell office:value-type="float" office:value="132948.156796" calcext:value-type="float">
            <text:p>132948.156796</text:p>
          </table:table-cell>
          <table:table-cell office:value-type="float" office:value="0.843204" calcext:value-type="float">
            <text:p>0.8432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6-01-01T00:00:00</text:p>
          </table:table-cell>
          <table:table-cell office:value-type="float" office:value="2527959.5" calcext:value-type="float">
            <text:p>2527959.5</text:p>
          </table:table-cell>
          <table:table-cell office:value-type="string" calcext:value-type="string">
            <text:p>2209-03-21T00:00:00</text:p>
          </table:table-cell>
          <table:table-cell office:value-type="float" office:value="2527959.5" calcext:value-type="float">
            <text:p>2527959.5</text:p>
          </table:table-cell>
          <table:table-cell office:value-type="float" office:value="133313.398985" calcext:value-type="float">
            <text:p>133313.398985</text:p>
          </table:table-cell>
          <table:table-cell office:value-type="float" office:value="0.601015" calcext:value-type="float">
            <text:p>0.6010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7-01-01T00:00:00</text:p>
          </table:table-cell>
          <table:table-cell office:value-type="float" office:value="2528324.5" calcext:value-type="float">
            <text:p>2528324.5</text:p>
          </table:table-cell>
          <table:table-cell office:value-type="string" calcext:value-type="string">
            <text:p>2210-03-21T00:00:00</text:p>
          </table:table-cell>
          <table:table-cell office:value-type="float" office:value="2528324.5" calcext:value-type="float">
            <text:p>2528324.5</text:p>
          </table:table-cell>
          <table:table-cell office:value-type="float" office:value="133678.641174" calcext:value-type="float">
            <text:p>133678.641174</text:p>
          </table:table-cell>
          <table:table-cell office:value-type="float" office:value="0.358826" calcext:value-type="float">
            <text:p>0.3588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8-01-01T00:00:00</text:p>
          </table:table-cell>
          <table:table-cell office:value-type="float" office:value="2528689.5" calcext:value-type="float">
            <text:p>2528689.5</text:p>
          </table:table-cell>
          <table:table-cell office:value-type="string" calcext:value-type="string">
            <text:p>2211-03-21T00:00:00</text:p>
          </table:table-cell>
          <table:table-cell office:value-type="float" office:value="2528689.5" calcext:value-type="float">
            <text:p>2528689.5</text:p>
          </table:table-cell>
          <table:table-cell office:value-type="float" office:value="134043.883363" calcext:value-type="float">
            <text:p>134043.883363</text:p>
          </table:table-cell>
          <table:table-cell office:value-type="float" office:value="0.116637" calcext:value-type="float">
            <text:p>0.1166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69-01-01T00:00:00</text:p>
          </table:table-cell>
          <table:table-cell office:value-type="float" office:value="2529055.5" calcext:value-type="float">
            <text:p>2529055.5</text:p>
          </table:table-cell>
          <table:table-cell office:value-type="string" calcext:value-type="string">
            <text:p>2212-03-21T00:00:00</text:p>
          </table:table-cell>
          <table:table-cell office:value-type="float" office:value="2529055.5" calcext:value-type="float">
            <text:p>2529055.5</text:p>
          </table:table-cell>
          <table:table-cell office:value-type="float" office:value="134409.125552" calcext:value-type="float">
            <text:p>134409.125552</text:p>
          </table:table-cell>
          <table:table-cell office:value-type="float" office:value="0.874448" calcext:value-type="float">
            <text:p>0.8744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0-01-01T00:00:00</text:p>
          </table:table-cell>
          <table:table-cell office:value-type="float" office:value="2529420.5" calcext:value-type="float">
            <text:p>2529420.5</text:p>
          </table:table-cell>
          <table:table-cell office:value-type="string" calcext:value-type="string">
            <text:p>2213-03-21T00:00:00</text:p>
          </table:table-cell>
          <table:table-cell office:value-type="float" office:value="2529420.5" calcext:value-type="float">
            <text:p>2529420.5</text:p>
          </table:table-cell>
          <table:table-cell office:value-type="float" office:value="134774.367741" calcext:value-type="float">
            <text:p>134774.367741</text:p>
          </table:table-cell>
          <table:table-cell office:value-type="float" office:value="0.632259" calcext:value-type="float">
            <text:p>0.6322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1-01-01T00:00:00</text:p>
          </table:table-cell>
          <table:table-cell office:value-type="float" office:value="2529785.5" calcext:value-type="float">
            <text:p>2529785.5</text:p>
          </table:table-cell>
          <table:table-cell office:value-type="string" calcext:value-type="string">
            <text:p>2214-03-21T00:00:00</text:p>
          </table:table-cell>
          <table:table-cell office:value-type="float" office:value="2529785.5" calcext:value-type="float">
            <text:p>2529785.5</text:p>
          </table:table-cell>
          <table:table-cell office:value-type="float" office:value="135139.60993" calcext:value-type="float">
            <text:p>135139.60993</text:p>
          </table:table-cell>
          <table:table-cell office:value-type="float" office:value="0.39007" calcext:value-type="float">
            <text:p>0.39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2-01-01T00:00:00</text:p>
          </table:table-cell>
          <table:table-cell office:value-type="float" office:value="2530150.5" calcext:value-type="float">
            <text:p>2530150.5</text:p>
          </table:table-cell>
          <table:table-cell office:value-type="string" calcext:value-type="string">
            <text:p>2215-03-21T00:00:00</text:p>
          </table:table-cell>
          <table:table-cell office:value-type="float" office:value="2530150.5" calcext:value-type="float">
            <text:p>2530150.5</text:p>
          </table:table-cell>
          <table:table-cell office:value-type="float" office:value="135504.852119" calcext:value-type="float">
            <text:p>135504.852119</text:p>
          </table:table-cell>
          <table:table-cell office:value-type="float" office:value="0.147881" calcext:value-type="float">
            <text:p>0.1478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3-01-01T00:00:00</text:p>
          </table:table-cell>
          <table:table-cell office:value-type="float" office:value="2530516.5" calcext:value-type="float">
            <text:p>2530516.5</text:p>
          </table:table-cell>
          <table:table-cell office:value-type="string" calcext:value-type="string">
            <text:p>2216-03-21T00:00:00</text:p>
          </table:table-cell>
          <table:table-cell office:value-type="float" office:value="2530516.5" calcext:value-type="float">
            <text:p>2530516.5</text:p>
          </table:table-cell>
          <table:table-cell office:value-type="float" office:value="135870.094308" calcext:value-type="float">
            <text:p>135870.094308</text:p>
          </table:table-cell>
          <table:table-cell office:value-type="float" office:value="0.905692" calcext:value-type="float">
            <text:p>0.9056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4-01-01T00:00:00</text:p>
          </table:table-cell>
          <table:table-cell office:value-type="float" office:value="2530881.5" calcext:value-type="float">
            <text:p>2530881.5</text:p>
          </table:table-cell>
          <table:table-cell office:value-type="string" calcext:value-type="string">
            <text:p>2217-03-21T00:00:00</text:p>
          </table:table-cell>
          <table:table-cell office:value-type="float" office:value="2530881.5" calcext:value-type="float">
            <text:p>2530881.5</text:p>
          </table:table-cell>
          <table:table-cell office:value-type="float" office:value="136235.336497" calcext:value-type="float">
            <text:p>136235.336497</text:p>
          </table:table-cell>
          <table:table-cell office:value-type="float" office:value="0.663503" calcext:value-type="float">
            <text:p>0.6635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5-01-01T00:00:00</text:p>
          </table:table-cell>
          <table:table-cell office:value-type="float" office:value="2531246.5" calcext:value-type="float">
            <text:p>2531246.5</text:p>
          </table:table-cell>
          <table:table-cell office:value-type="string" calcext:value-type="string">
            <text:p>2218-03-21T00:00:00</text:p>
          </table:table-cell>
          <table:table-cell office:value-type="float" office:value="2531246.5" calcext:value-type="float">
            <text:p>2531246.5</text:p>
          </table:table-cell>
          <table:table-cell office:value-type="float" office:value="136600.578686" calcext:value-type="float">
            <text:p>136600.578686</text:p>
          </table:table-cell>
          <table:table-cell office:value-type="float" office:value="0.421314" calcext:value-type="float">
            <text:p>0.4213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6-01-01T00:00:00</text:p>
          </table:table-cell>
          <table:table-cell office:value-type="float" office:value="2531611.5" calcext:value-type="float">
            <text:p>2531611.5</text:p>
          </table:table-cell>
          <table:table-cell office:value-type="string" calcext:value-type="string">
            <text:p>2219-03-21T00:00:00</text:p>
          </table:table-cell>
          <table:table-cell office:value-type="float" office:value="2531611.5" calcext:value-type="float">
            <text:p>2531611.5</text:p>
          </table:table-cell>
          <table:table-cell office:value-type="float" office:value="136965.820875" calcext:value-type="float">
            <text:p>136965.820875</text:p>
          </table:table-cell>
          <table:table-cell office:value-type="float" office:value="0.179125" calcext:value-type="float">
            <text:p>0.179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7-01-01T00:00:00</text:p>
          </table:table-cell>
          <table:table-cell office:value-type="float" office:value="2531977.5" calcext:value-type="float">
            <text:p>2531977.5</text:p>
          </table:table-cell>
          <table:table-cell office:value-type="string" calcext:value-type="string">
            <text:p>2220-03-21T00:00:00</text:p>
          </table:table-cell>
          <table:table-cell office:value-type="float" office:value="2531977.5" calcext:value-type="float">
            <text:p>2531977.5</text:p>
          </table:table-cell>
          <table:table-cell office:value-type="float" office:value="137331.063064" calcext:value-type="float">
            <text:p>137331.063064</text:p>
          </table:table-cell>
          <table:table-cell office:value-type="float" office:value="0.936936" calcext:value-type="float">
            <text:p>0.9369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8-01-01T00:00:00</text:p>
          </table:table-cell>
          <table:table-cell office:value-type="float" office:value="2532342.5" calcext:value-type="float">
            <text:p>2532342.5</text:p>
          </table:table-cell>
          <table:table-cell office:value-type="string" calcext:value-type="string">
            <text:p>2221-03-21T00:00:00</text:p>
          </table:table-cell>
          <table:table-cell office:value-type="float" office:value="2532342.5" calcext:value-type="float">
            <text:p>2532342.5</text:p>
          </table:table-cell>
          <table:table-cell office:value-type="float" office:value="137696.305253" calcext:value-type="float">
            <text:p>137696.305253</text:p>
          </table:table-cell>
          <table:table-cell office:value-type="float" office:value="0.694747" calcext:value-type="float">
            <text:p>0.6947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79-01-01T00:00:00</text:p>
          </table:table-cell>
          <table:table-cell office:value-type="float" office:value="2532707.5" calcext:value-type="float">
            <text:p>2532707.5</text:p>
          </table:table-cell>
          <table:table-cell office:value-type="string" calcext:value-type="string">
            <text:p>2222-03-21T00:00:00</text:p>
          </table:table-cell>
          <table:table-cell office:value-type="float" office:value="2532707.5" calcext:value-type="float">
            <text:p>2532707.5</text:p>
          </table:table-cell>
          <table:table-cell office:value-type="float" office:value="138061.547442" calcext:value-type="float">
            <text:p>138061.547442</text:p>
          </table:table-cell>
          <table:table-cell office:value-type="float" office:value="0.452558" calcext:value-type="float">
            <text:p>0.4525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0-01-01T00:00:00</text:p>
          </table:table-cell>
          <table:table-cell office:value-type="float" office:value="2533072.5" calcext:value-type="float">
            <text:p>2533072.5</text:p>
          </table:table-cell>
          <table:table-cell office:value-type="string" calcext:value-type="string">
            <text:p>2223-03-21T00:00:00</text:p>
          </table:table-cell>
          <table:table-cell office:value-type="float" office:value="2533072.5" calcext:value-type="float">
            <text:p>2533072.5</text:p>
          </table:table-cell>
          <table:table-cell office:value-type="float" office:value="138426.789631" calcext:value-type="float">
            <text:p>138426.789631</text:p>
          </table:table-cell>
          <table:table-cell office:value-type="float" office:value="0.210369" calcext:value-type="float">
            <text:p>0.2103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1-01-01T00:00:00</text:p>
          </table:table-cell>
          <table:table-cell office:value-type="float" office:value="2533438.5" calcext:value-type="float">
            <text:p>2533438.5</text:p>
          </table:table-cell>
          <table:table-cell office:value-type="string" calcext:value-type="string">
            <text:p>2224-03-21T00:00:00</text:p>
          </table:table-cell>
          <table:table-cell office:value-type="float" office:value="2533438.5" calcext:value-type="float">
            <text:p>2533438.5</text:p>
          </table:table-cell>
          <table:table-cell office:value-type="float" office:value="138792.03182" calcext:value-type="float">
            <text:p>138792.03182</text:p>
          </table:table-cell>
          <table:table-cell office:value-type="float" office:value="0.96818" calcext:value-type="float">
            <text:p>0.96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2-01-01T00:00:00</text:p>
          </table:table-cell>
          <table:table-cell office:value-type="float" office:value="2533803.5" calcext:value-type="float">
            <text:p>2533803.5</text:p>
          </table:table-cell>
          <table:table-cell office:value-type="string" calcext:value-type="string">
            <text:p>2225-03-21T00:00:00</text:p>
          </table:table-cell>
          <table:table-cell office:value-type="float" office:value="2533803.5" calcext:value-type="float">
            <text:p>2533803.5</text:p>
          </table:table-cell>
          <table:table-cell office:value-type="float" office:value="139157.274009" calcext:value-type="float">
            <text:p>139157.274009</text:p>
          </table:table-cell>
          <table:table-cell office:value-type="float" office:value="0.725991" calcext:value-type="float">
            <text:p>0.7259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3-01-01T00:00:00</text:p>
          </table:table-cell>
          <table:table-cell office:value-type="float" office:value="2534168.5" calcext:value-type="float">
            <text:p>2534168.5</text:p>
          </table:table-cell>
          <table:table-cell office:value-type="string" calcext:value-type="string">
            <text:p>2226-03-21T00:00:00</text:p>
          </table:table-cell>
          <table:table-cell office:value-type="float" office:value="2534168.5" calcext:value-type="float">
            <text:p>2534168.5</text:p>
          </table:table-cell>
          <table:table-cell office:value-type="float" office:value="139522.516198" calcext:value-type="float">
            <text:p>139522.516198</text:p>
          </table:table-cell>
          <table:table-cell office:value-type="float" office:value="0.483802" calcext:value-type="float">
            <text:p>0.4838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4-01-01T00:00:00</text:p>
          </table:table-cell>
          <table:table-cell office:value-type="float" office:value="2534533.5" calcext:value-type="float">
            <text:p>2534533.5</text:p>
          </table:table-cell>
          <table:table-cell office:value-type="string" calcext:value-type="string">
            <text:p>2227-03-21T00:00:00</text:p>
          </table:table-cell>
          <table:table-cell office:value-type="float" office:value="2534533.5" calcext:value-type="float">
            <text:p>2534533.5</text:p>
          </table:table-cell>
          <table:table-cell office:value-type="float" office:value="139887.758387" calcext:value-type="float">
            <text:p>139887.758387</text:p>
          </table:table-cell>
          <table:table-cell office:value-type="float" office:value="0.241613" calcext:value-type="float">
            <text:p>0.2416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5-01-01T00:00:00</text:p>
          </table:table-cell>
          <table:table-cell office:value-type="float" office:value="2534899.5" calcext:value-type="float">
            <text:p>2534899.5</text:p>
          </table:table-cell>
          <table:table-cell office:value-type="string" calcext:value-type="string">
            <text:p>2228-03-20T00:00:00</text:p>
          </table:table-cell>
          <table:table-cell office:value-type="float" office:value="2534898.5" calcext:value-type="float">
            <text:p>2534898.5</text:p>
          </table:table-cell>
          <table:table-cell office:value-type="float" office:value="140253.000576" calcext:value-type="float">
            <text:p>140253.000576</text:p>
          </table:table-cell>
          <table:table-cell office:value-type="float" office:value="0.999424" calcext:value-type="float">
            <text:p>0.99942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6-01-01T00:00:00</text:p>
          </table:table-cell>
          <table:table-cell office:value-type="float" office:value="2535264.5" calcext:value-type="float">
            <text:p>2535264.5</text:p>
          </table:table-cell>
          <table:table-cell office:value-type="string" calcext:value-type="string">
            <text:p>2229-03-21T00:00:00</text:p>
          </table:table-cell>
          <table:table-cell office:value-type="float" office:value="2535264.5" calcext:value-type="float">
            <text:p>2535264.5</text:p>
          </table:table-cell>
          <table:table-cell office:value-type="float" office:value="140618.242765" calcext:value-type="float">
            <text:p>140618.242765</text:p>
          </table:table-cell>
          <table:table-cell office:value-type="float" office:value="0.757235" calcext:value-type="float">
            <text:p>0.7572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7-01-01T00:00:00</text:p>
          </table:table-cell>
          <table:table-cell office:value-type="float" office:value="2535629.5" calcext:value-type="float">
            <text:p>2535629.5</text:p>
          </table:table-cell>
          <table:table-cell office:value-type="string" calcext:value-type="string">
            <text:p>2230-03-21T00:00:00</text:p>
          </table:table-cell>
          <table:table-cell office:value-type="float" office:value="2535629.5" calcext:value-type="float">
            <text:p>2535629.5</text:p>
          </table:table-cell>
          <table:table-cell office:value-type="float" office:value="140983.484954" calcext:value-type="float">
            <text:p>140983.484954</text:p>
          </table:table-cell>
          <table:table-cell office:value-type="float" office:value="0.515046" calcext:value-type="float">
            <text:p>0.5150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8-01-01T00:00:00</text:p>
          </table:table-cell>
          <table:table-cell office:value-type="float" office:value="2535994.5" calcext:value-type="float">
            <text:p>2535994.5</text:p>
          </table:table-cell>
          <table:table-cell office:value-type="string" calcext:value-type="string">
            <text:p>2231-03-21T00:00:00</text:p>
          </table:table-cell>
          <table:table-cell office:value-type="float" office:value="2535994.5" calcext:value-type="float">
            <text:p>2535994.5</text:p>
          </table:table-cell>
          <table:table-cell office:value-type="float" office:value="141348.727143" calcext:value-type="float">
            <text:p>141348.727143</text:p>
          </table:table-cell>
          <table:table-cell office:value-type="float" office:value="0.272857" calcext:value-type="float">
            <text:p>0.2728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9-01-01T00:00:00</text:p>
          </table:table-cell>
          <table:table-cell office:value-type="float" office:value="2536359.5" calcext:value-type="float">
            <text:p>2536359.5</text:p>
          </table:table-cell>
          <table:table-cell office:value-type="string" calcext:value-type="string">
            <text:p>2232-03-20T00:00:00</text:p>
          </table:table-cell>
          <table:table-cell office:value-type="float" office:value="2536359.5" calcext:value-type="float">
            <text:p>2536359.5</text:p>
          </table:table-cell>
          <table:table-cell office:value-type="float" office:value="141713.969332" calcext:value-type="float">
            <text:p>141713.969332</text:p>
          </table:table-cell>
          <table:table-cell office:value-type="float" office:value="0.030668" calcext:value-type="float">
            <text:p>0.0306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0-01-01T00:00:00</text:p>
          </table:table-cell>
          <table:table-cell office:value-type="float" office:value="2536725.5" calcext:value-type="float">
            <text:p>2536725.5</text:p>
          </table:table-cell>
          <table:table-cell office:value-type="string" calcext:value-type="string">
            <text:p>2233-03-21T00:00:00</text:p>
          </table:table-cell>
          <table:table-cell office:value-type="float" office:value="2536725.5" calcext:value-type="float">
            <text:p>2536725.5</text:p>
          </table:table-cell>
          <table:table-cell office:value-type="float" office:value="142079.211521" calcext:value-type="float">
            <text:p>142079.211521</text:p>
          </table:table-cell>
          <table:table-cell office:value-type="float" office:value="0.788479" calcext:value-type="float">
            <text:p>0.7884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1-01-01T00:00:00</text:p>
          </table:table-cell>
          <table:table-cell office:value-type="float" office:value="2537090.5" calcext:value-type="float">
            <text:p>2537090.5</text:p>
          </table:table-cell>
          <table:table-cell office:value-type="string" calcext:value-type="string">
            <text:p>2234-03-21T00:00:00</text:p>
          </table:table-cell>
          <table:table-cell office:value-type="float" office:value="2537090.5" calcext:value-type="float">
            <text:p>2537090.5</text:p>
          </table:table-cell>
          <table:table-cell office:value-type="float" office:value="142444.45371" calcext:value-type="float">
            <text:p>142444.45371</text:p>
          </table:table-cell>
          <table:table-cell office:value-type="float" office:value="0.54629" calcext:value-type="float">
            <text:p>0.54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2-01-01T00:00:00</text:p>
          </table:table-cell>
          <table:table-cell office:value-type="float" office:value="2537455.5" calcext:value-type="float">
            <text:p>2537455.5</text:p>
          </table:table-cell>
          <table:table-cell office:value-type="string" calcext:value-type="string">
            <text:p>2235-03-21T00:00:00</text:p>
          </table:table-cell>
          <table:table-cell office:value-type="float" office:value="2537455.5" calcext:value-type="float">
            <text:p>2537455.5</text:p>
          </table:table-cell>
          <table:table-cell office:value-type="float" office:value="142809.695899" calcext:value-type="float">
            <text:p>142809.695899</text:p>
          </table:table-cell>
          <table:table-cell office:value-type="float" office:value="0.304101" calcext:value-type="float">
            <text:p>0.3041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3-01-01T00:00:00</text:p>
          </table:table-cell>
          <table:table-cell office:value-type="float" office:value="2537820.5" calcext:value-type="float">
            <text:p>2537820.5</text:p>
          </table:table-cell>
          <table:table-cell office:value-type="string" calcext:value-type="string">
            <text:p>2236-03-20T00:00:00</text:p>
          </table:table-cell>
          <table:table-cell office:value-type="float" office:value="2537820.5" calcext:value-type="float">
            <text:p>2537820.5</text:p>
          </table:table-cell>
          <table:table-cell office:value-type="float" office:value="143174.938088" calcext:value-type="float">
            <text:p>143174.938088</text:p>
          </table:table-cell>
          <table:table-cell office:value-type="float" office:value="0.061912" calcext:value-type="float">
            <text:p>0.0619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4-01-01T00:00:00</text:p>
          </table:table-cell>
          <table:table-cell office:value-type="float" office:value="2538186.5" calcext:value-type="float">
            <text:p>2538186.5</text:p>
          </table:table-cell>
          <table:table-cell office:value-type="string" calcext:value-type="string">
            <text:p>2237-03-21T00:00:00</text:p>
          </table:table-cell>
          <table:table-cell office:value-type="float" office:value="2538186.5" calcext:value-type="float">
            <text:p>2538186.5</text:p>
          </table:table-cell>
          <table:table-cell office:value-type="float" office:value="143540.180277" calcext:value-type="float">
            <text:p>143540.180277</text:p>
          </table:table-cell>
          <table:table-cell office:value-type="float" office:value="0.819723" calcext:value-type="float">
            <text:p>0.8197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5-01-01T00:00:00</text:p>
          </table:table-cell>
          <table:table-cell office:value-type="float" office:value="2538551.5" calcext:value-type="float">
            <text:p>2538551.5</text:p>
          </table:table-cell>
          <table:table-cell office:value-type="string" calcext:value-type="string">
            <text:p>2238-03-21T00:00:00</text:p>
          </table:table-cell>
          <table:table-cell office:value-type="float" office:value="2538551.5" calcext:value-type="float">
            <text:p>2538551.5</text:p>
          </table:table-cell>
          <table:table-cell office:value-type="float" office:value="143905.422466" calcext:value-type="float">
            <text:p>143905.422466</text:p>
          </table:table-cell>
          <table:table-cell office:value-type="float" office:value="0.577534" calcext:value-type="float">
            <text:p>0.5775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6-01-01T00:00:00</text:p>
          </table:table-cell>
          <table:table-cell office:value-type="float" office:value="2538916.5" calcext:value-type="float">
            <text:p>2538916.5</text:p>
          </table:table-cell>
          <table:table-cell office:value-type="string" calcext:value-type="string">
            <text:p>2239-03-21T00:00:00</text:p>
          </table:table-cell>
          <table:table-cell office:value-type="float" office:value="2538916.5" calcext:value-type="float">
            <text:p>2538916.5</text:p>
          </table:table-cell>
          <table:table-cell office:value-type="float" office:value="144270.664655" calcext:value-type="float">
            <text:p>144270.664655</text:p>
          </table:table-cell>
          <table:table-cell office:value-type="float" office:value="0.335345" calcext:value-type="float">
            <text:p>0.3353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7-01-01T00:00:00</text:p>
          </table:table-cell>
          <table:table-cell office:value-type="float" office:value="2539281.5" calcext:value-type="float">
            <text:p>2539281.5</text:p>
          </table:table-cell>
          <table:table-cell office:value-type="string" calcext:value-type="string">
            <text:p>2240-03-20T00:00:00</text:p>
          </table:table-cell>
          <table:table-cell office:value-type="float" office:value="2539281.5" calcext:value-type="float">
            <text:p>2539281.5</text:p>
          </table:table-cell>
          <table:table-cell office:value-type="float" office:value="144635.906844" calcext:value-type="float">
            <text:p>144635.906844</text:p>
          </table:table-cell>
          <table:table-cell office:value-type="float" office:value="0.093156" calcext:value-type="float">
            <text:p>0.0931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8-01-01T00:00:00</text:p>
          </table:table-cell>
          <table:table-cell office:value-type="float" office:value="2539647.5" calcext:value-type="float">
            <text:p>2539647.5</text:p>
          </table:table-cell>
          <table:table-cell office:value-type="string" calcext:value-type="string">
            <text:p>2241-03-21T00:00:00</text:p>
          </table:table-cell>
          <table:table-cell office:value-type="float" office:value="2539647.5" calcext:value-type="float">
            <text:p>2539647.5</text:p>
          </table:table-cell>
          <table:table-cell office:value-type="float" office:value="145001.149033" calcext:value-type="float">
            <text:p>145001.149033</text:p>
          </table:table-cell>
          <table:table-cell office:value-type="float" office:value="0.850967" calcext:value-type="float">
            <text:p>0.8509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9-01-01T00:00:00</text:p>
          </table:table-cell>
          <table:table-cell office:value-type="float" office:value="2540012.5" calcext:value-type="float">
            <text:p>2540012.5</text:p>
          </table:table-cell>
          <table:table-cell office:value-type="string" calcext:value-type="string">
            <text:p>2242-03-21T00:00:00</text:p>
          </table:table-cell>
          <table:table-cell office:value-type="float" office:value="2540012.5" calcext:value-type="float">
            <text:p>2540012.5</text:p>
          </table:table-cell>
          <table:table-cell office:value-type="float" office:value="145366.391222" calcext:value-type="float">
            <text:p>145366.391222</text:p>
          </table:table-cell>
          <table:table-cell office:value-type="float" office:value="0.608778" calcext:value-type="float">
            <text:p>0.6087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0-01-01T00:00:00</text:p>
          </table:table-cell>
          <table:table-cell office:value-type="float" office:value="2540377.5" calcext:value-type="float">
            <text:p>2540377.5</text:p>
          </table:table-cell>
          <table:table-cell office:value-type="string" calcext:value-type="string">
            <text:p>2243-03-21T00:00:00</text:p>
          </table:table-cell>
          <table:table-cell office:value-type="float" office:value="2540377.5" calcext:value-type="float">
            <text:p>2540377.5</text:p>
          </table:table-cell>
          <table:table-cell office:value-type="float" office:value="145731.633411" calcext:value-type="float">
            <text:p>145731.633411</text:p>
          </table:table-cell>
          <table:table-cell office:value-type="float" office:value="0.366589" calcext:value-type="float">
            <text:p>0.3665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1-01-01T00:00:00</text:p>
          </table:table-cell>
          <table:table-cell office:value-type="float" office:value="2540742.5" calcext:value-type="float">
            <text:p>2540742.5</text:p>
          </table:table-cell>
          <table:table-cell office:value-type="string" calcext:value-type="string">
            <text:p>2244-03-20T00:00:00</text:p>
          </table:table-cell>
          <table:table-cell office:value-type="float" office:value="2540742.5" calcext:value-type="float">
            <text:p>2540742.5</text:p>
          </table:table-cell>
          <table:table-cell office:value-type="float" office:value="146096.8756" calcext:value-type="float">
            <text:p>146096.8756</text:p>
          </table:table-cell>
          <table:table-cell office:value-type="float" office:value="0.1244" calcext:value-type="float">
            <text:p>0.1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2-01-01T00:00:00</text:p>
          </table:table-cell>
          <table:table-cell office:value-type="float" office:value="2541108.5" calcext:value-type="float">
            <text:p>2541108.5</text:p>
          </table:table-cell>
          <table:table-cell office:value-type="string" calcext:value-type="string">
            <text:p>2245-03-21T00:00:00</text:p>
          </table:table-cell>
          <table:table-cell office:value-type="float" office:value="2541108.5" calcext:value-type="float">
            <text:p>2541108.5</text:p>
          </table:table-cell>
          <table:table-cell office:value-type="float" office:value="146462.117789" calcext:value-type="float">
            <text:p>146462.117789</text:p>
          </table:table-cell>
          <table:table-cell office:value-type="float" office:value="0.882211" calcext:value-type="float">
            <text:p>0.8822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3-01-01T00:00:00</text:p>
          </table:table-cell>
          <table:table-cell office:value-type="float" office:value="2541473.5" calcext:value-type="float">
            <text:p>2541473.5</text:p>
          </table:table-cell>
          <table:table-cell office:value-type="string" calcext:value-type="string">
            <text:p>2246-03-21T00:00:00</text:p>
          </table:table-cell>
          <table:table-cell office:value-type="float" office:value="2541473.5" calcext:value-type="float">
            <text:p>2541473.5</text:p>
          </table:table-cell>
          <table:table-cell office:value-type="float" office:value="146827.359978" calcext:value-type="float">
            <text:p>146827.359978</text:p>
          </table:table-cell>
          <table:table-cell office:value-type="float" office:value="0.640022" calcext:value-type="float">
            <text:p>0.6400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4-01-01T00:00:00</text:p>
          </table:table-cell>
          <table:table-cell office:value-type="float" office:value="2541838.5" calcext:value-type="float">
            <text:p>2541838.5</text:p>
          </table:table-cell>
          <table:table-cell office:value-type="string" calcext:value-type="string">
            <text:p>2247-03-21T00:00:00</text:p>
          </table:table-cell>
          <table:table-cell office:value-type="float" office:value="2541838.5" calcext:value-type="float">
            <text:p>2541838.5</text:p>
          </table:table-cell>
          <table:table-cell office:value-type="float" office:value="147192.602167" calcext:value-type="float">
            <text:p>147192.602167</text:p>
          </table:table-cell>
          <table:table-cell office:value-type="float" office:value="0.397833" calcext:value-type="float">
            <text:p>0.3978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5-01-01T00:00:00</text:p>
          </table:table-cell>
          <table:table-cell office:value-type="float" office:value="2542203.5" calcext:value-type="float">
            <text:p>2542203.5</text:p>
          </table:table-cell>
          <table:table-cell office:value-type="string" calcext:value-type="string">
            <text:p>2248-03-20T00:00:00</text:p>
          </table:table-cell>
          <table:table-cell office:value-type="float" office:value="2542203.5" calcext:value-type="float">
            <text:p>2542203.5</text:p>
          </table:table-cell>
          <table:table-cell office:value-type="float" office:value="147557.844356" calcext:value-type="float">
            <text:p>147557.844356</text:p>
          </table:table-cell>
          <table:table-cell office:value-type="float" office:value="0.155644" calcext:value-type="float">
            <text:p>0.1556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6-01-01T00:00:00</text:p>
          </table:table-cell>
          <table:table-cell office:value-type="float" office:value="2542569.5" calcext:value-type="float">
            <text:p>2542569.5</text:p>
          </table:table-cell>
          <table:table-cell office:value-type="string" calcext:value-type="string">
            <text:p>2249-03-21T00:00:00</text:p>
          </table:table-cell>
          <table:table-cell office:value-type="float" office:value="2542569.5" calcext:value-type="float">
            <text:p>2542569.5</text:p>
          </table:table-cell>
          <table:table-cell office:value-type="float" office:value="147923.086545" calcext:value-type="float">
            <text:p>147923.086545</text:p>
          </table:table-cell>
          <table:table-cell office:value-type="float" office:value="0.913455" calcext:value-type="float">
            <text:p>0.9134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7-01-01T00:00:00</text:p>
          </table:table-cell>
          <table:table-cell office:value-type="float" office:value="2542934.5" calcext:value-type="float">
            <text:p>2542934.5</text:p>
          </table:table-cell>
          <table:table-cell office:value-type="string" calcext:value-type="string">
            <text:p>2250-03-21T00:00:00</text:p>
          </table:table-cell>
          <table:table-cell office:value-type="float" office:value="2542934.5" calcext:value-type="float">
            <text:p>2542934.5</text:p>
          </table:table-cell>
          <table:table-cell office:value-type="float" office:value="148288.328734" calcext:value-type="float">
            <text:p>148288.328734</text:p>
          </table:table-cell>
          <table:table-cell office:value-type="float" office:value="0.671266" calcext:value-type="float">
            <text:p>0.6712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8-01-01T00:00:00</text:p>
          </table:table-cell>
          <table:table-cell office:value-type="float" office:value="2543299.5" calcext:value-type="float">
            <text:p>2543299.5</text:p>
          </table:table-cell>
          <table:table-cell office:value-type="string" calcext:value-type="string">
            <text:p>2251-03-21T00:00:00</text:p>
          </table:table-cell>
          <table:table-cell office:value-type="float" office:value="2543299.5" calcext:value-type="float">
            <text:p>2543299.5</text:p>
          </table:table-cell>
          <table:table-cell office:value-type="float" office:value="148653.570923" calcext:value-type="float">
            <text:p>148653.570923</text:p>
          </table:table-cell>
          <table:table-cell office:value-type="float" office:value="0.429077" calcext:value-type="float">
            <text:p>0.4290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9-01-01T00:00:00</text:p>
          </table:table-cell>
          <table:table-cell office:value-type="float" office:value="2543664.5" calcext:value-type="float">
            <text:p>2543664.5</text:p>
          </table:table-cell>
          <table:table-cell office:value-type="string" calcext:value-type="string">
            <text:p>2252-03-20T00:00:00</text:p>
          </table:table-cell>
          <table:table-cell office:value-type="float" office:value="2543664.5" calcext:value-type="float">
            <text:p>2543664.5</text:p>
          </table:table-cell>
          <table:table-cell office:value-type="float" office:value="149018.813112" calcext:value-type="float">
            <text:p>149018.813112</text:p>
          </table:table-cell>
          <table:table-cell office:value-type="float" office:value="0.186888" calcext:value-type="float">
            <text:p>0.1868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0-01-01T00:00:00</text:p>
          </table:table-cell>
          <table:table-cell office:value-type="float" office:value="2544030.5" calcext:value-type="float">
            <text:p>2544030.5</text:p>
          </table:table-cell>
          <table:table-cell office:value-type="string" calcext:value-type="string">
            <text:p>2253-03-21T00:00:00</text:p>
          </table:table-cell>
          <table:table-cell office:value-type="float" office:value="2544030.5" calcext:value-type="float">
            <text:p>2544030.5</text:p>
          </table:table-cell>
          <table:table-cell office:value-type="float" office:value="149384.055301" calcext:value-type="float">
            <text:p>149384.055301</text:p>
          </table:table-cell>
          <table:table-cell office:value-type="float" office:value="0.944699" calcext:value-type="float">
            <text:p>0.9446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1-01-01T00:00:00</text:p>
          </table:table-cell>
          <table:table-cell office:value-type="float" office:value="2544395.5" calcext:value-type="float">
            <text:p>2544395.5</text:p>
          </table:table-cell>
          <table:table-cell office:value-type="string" calcext:value-type="string">
            <text:p>2254-03-21T00:00:00</text:p>
          </table:table-cell>
          <table:table-cell office:value-type="float" office:value="2544395.5" calcext:value-type="float">
            <text:p>2544395.5</text:p>
          </table:table-cell>
          <table:table-cell office:value-type="float" office:value="149749.29749" calcext:value-type="float">
            <text:p>149749.29749</text:p>
          </table:table-cell>
          <table:table-cell office:value-type="float" office:value="0.70251" calcext:value-type="float">
            <text:p>0.70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2-01-01T00:00:00</text:p>
          </table:table-cell>
          <table:table-cell office:value-type="float" office:value="2544760.5" calcext:value-type="float">
            <text:p>2544760.5</text:p>
          </table:table-cell>
          <table:table-cell office:value-type="string" calcext:value-type="string">
            <text:p>2255-03-21T00:00:00</text:p>
          </table:table-cell>
          <table:table-cell office:value-type="float" office:value="2544760.5" calcext:value-type="float">
            <text:p>2544760.5</text:p>
          </table:table-cell>
          <table:table-cell office:value-type="float" office:value="150114.539679" calcext:value-type="float">
            <text:p>150114.539679</text:p>
          </table:table-cell>
          <table:table-cell office:value-type="float" office:value="0.460321" calcext:value-type="float">
            <text:p>0.4603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3-01-01T00:00:00</text:p>
          </table:table-cell>
          <table:table-cell office:value-type="float" office:value="2545125.5" calcext:value-type="float">
            <text:p>2545125.5</text:p>
          </table:table-cell>
          <table:table-cell office:value-type="string" calcext:value-type="string">
            <text:p>2256-03-20T00:00:00</text:p>
          </table:table-cell>
          <table:table-cell office:value-type="float" office:value="2545125.5" calcext:value-type="float">
            <text:p>2545125.5</text:p>
          </table:table-cell>
          <table:table-cell office:value-type="float" office:value="150479.781868" calcext:value-type="float">
            <text:p>150479.781868</text:p>
          </table:table-cell>
          <table:table-cell office:value-type="float" office:value="0.218132" calcext:value-type="float">
            <text:p>0.2181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4-01-01T00:00:00</text:p>
          </table:table-cell>
          <table:table-cell office:value-type="float" office:value="2545491.5" calcext:value-type="float">
            <text:p>2545491.5</text:p>
          </table:table-cell>
          <table:table-cell office:value-type="string" calcext:value-type="string">
            <text:p>2257-03-21T00:00:00</text:p>
          </table:table-cell>
          <table:table-cell office:value-type="float" office:value="2545491.5" calcext:value-type="float">
            <text:p>2545491.5</text:p>
          </table:table-cell>
          <table:table-cell office:value-type="float" office:value="150845.024057" calcext:value-type="float">
            <text:p>150845.024057</text:p>
          </table:table-cell>
          <table:table-cell office:value-type="float" office:value="0.975943" calcext:value-type="float">
            <text:p>0.9759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5-01-01T00:00:00</text:p>
          </table:table-cell>
          <table:table-cell office:value-type="float" office:value="2545856.5" calcext:value-type="float">
            <text:p>2545856.5</text:p>
          </table:table-cell>
          <table:table-cell office:value-type="string" calcext:value-type="string">
            <text:p>2258-03-21T00:00:00</text:p>
          </table:table-cell>
          <table:table-cell office:value-type="float" office:value="2545856.5" calcext:value-type="float">
            <text:p>2545856.5</text:p>
          </table:table-cell>
          <table:table-cell office:value-type="float" office:value="151210.266246" calcext:value-type="float">
            <text:p>151210.266246</text:p>
          </table:table-cell>
          <table:table-cell office:value-type="float" office:value="0.733754" calcext:value-type="float">
            <text:p>0.7337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6-01-01T00:00:00</text:p>
          </table:table-cell>
          <table:table-cell office:value-type="float" office:value="2546221.5" calcext:value-type="float">
            <text:p>2546221.5</text:p>
          </table:table-cell>
          <table:table-cell office:value-type="string" calcext:value-type="string">
            <text:p>2259-03-21T00:00:00</text:p>
          </table:table-cell>
          <table:table-cell office:value-type="float" office:value="2546221.5" calcext:value-type="float">
            <text:p>2546221.5</text:p>
          </table:table-cell>
          <table:table-cell office:value-type="float" office:value="151575.508435" calcext:value-type="float">
            <text:p>151575.508435</text:p>
          </table:table-cell>
          <table:table-cell office:value-type="float" office:value="0.491565" calcext:value-type="float">
            <text:p>0.4915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7-01-01T00:00:00</text:p>
          </table:table-cell>
          <table:table-cell office:value-type="float" office:value="2546586.5" calcext:value-type="float">
            <text:p>2546586.5</text:p>
          </table:table-cell>
          <table:table-cell office:value-type="string" calcext:value-type="string">
            <text:p>2260-03-20T00:00:00</text:p>
          </table:table-cell>
          <table:table-cell office:value-type="float" office:value="2546586.5" calcext:value-type="float">
            <text:p>2546586.5</text:p>
          </table:table-cell>
          <table:table-cell office:value-type="float" office:value="151940.750624" calcext:value-type="float">
            <text:p>151940.750624</text:p>
          </table:table-cell>
          <table:table-cell office:value-type="float" office:value="0.249376" calcext:value-type="float">
            <text:p>0.2493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8-01-01T00:00:00</text:p>
          </table:table-cell>
          <table:table-cell office:value-type="float" office:value="2546951.5" calcext:value-type="float">
            <text:p>2546951.5</text:p>
          </table:table-cell>
          <table:table-cell office:value-type="string" calcext:value-type="string">
            <text:p>2261-03-20T00:00:00</text:p>
          </table:table-cell>
          <table:table-cell office:value-type="float" office:value="2546951.5" calcext:value-type="float">
            <text:p>2546951.5</text:p>
          </table:table-cell>
          <table:table-cell office:value-type="float" office:value="152305.992813" calcext:value-type="float">
            <text:p>152305.992813</text:p>
          </table:table-cell>
          <table:table-cell office:value-type="float" office:value="0.007187" calcext:value-type="float">
            <text:p>0.0071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9-01-01T00:00:00</text:p>
          </table:table-cell>
          <table:table-cell office:value-type="float" office:value="2547317.5" calcext:value-type="float">
            <text:p>2547317.5</text:p>
          </table:table-cell>
          <table:table-cell office:value-type="string" calcext:value-type="string">
            <text:p>2262-03-21T00:00:00</text:p>
          </table:table-cell>
          <table:table-cell office:value-type="float" office:value="2547317.5" calcext:value-type="float">
            <text:p>2547317.5</text:p>
          </table:table-cell>
          <table:table-cell office:value-type="float" office:value="152671.235002" calcext:value-type="float">
            <text:p>152671.235002</text:p>
          </table:table-cell>
          <table:table-cell office:value-type="float" office:value="0.764998" calcext:value-type="float">
            <text:p>0.7649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0-01-01T00:00:00</text:p>
          </table:table-cell>
          <table:table-cell office:value-type="float" office:value="2547682.5" calcext:value-type="float">
            <text:p>2547682.5</text:p>
          </table:table-cell>
          <table:table-cell office:value-type="string" calcext:value-type="string">
            <text:p>2263-03-21T00:00:00</text:p>
          </table:table-cell>
          <table:table-cell office:value-type="float" office:value="2547682.5" calcext:value-type="float">
            <text:p>2547682.5</text:p>
          </table:table-cell>
          <table:table-cell office:value-type="float" office:value="153036.477191" calcext:value-type="float">
            <text:p>153036.477191</text:p>
          </table:table-cell>
          <table:table-cell office:value-type="float" office:value="0.522809" calcext:value-type="float">
            <text:p>0.5228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1-01-01T00:00:00</text:p>
          </table:table-cell>
          <table:table-cell office:value-type="float" office:value="2548047.5" calcext:value-type="float">
            <text:p>2548047.5</text:p>
          </table:table-cell>
          <table:table-cell office:value-type="string" calcext:value-type="string">
            <text:p>2264-03-20T00:00:00</text:p>
          </table:table-cell>
          <table:table-cell office:value-type="float" office:value="2548047.5" calcext:value-type="float">
            <text:p>2548047.5</text:p>
          </table:table-cell>
          <table:table-cell office:value-type="float" office:value="153401.71938" calcext:value-type="float">
            <text:p>153401.71938</text:p>
          </table:table-cell>
          <table:table-cell office:value-type="float" office:value="0.28062" calcext:value-type="float">
            <text:p>0.28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2-01-01T00:00:00</text:p>
          </table:table-cell>
          <table:table-cell office:value-type="float" office:value="2548412.5" calcext:value-type="float">
            <text:p>2548412.5</text:p>
          </table:table-cell>
          <table:table-cell office:value-type="string" calcext:value-type="string">
            <text:p>2265-03-20T00:00:00</text:p>
          </table:table-cell>
          <table:table-cell office:value-type="float" office:value="2548412.5" calcext:value-type="float">
            <text:p>2548412.5</text:p>
          </table:table-cell>
          <table:table-cell office:value-type="float" office:value="153766.961569" calcext:value-type="float">
            <text:p>153766.961569</text:p>
          </table:table-cell>
          <table:table-cell office:value-type="float" office:value="0.038431" calcext:value-type="float">
            <text:p>0.0384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3-01-01T00:00:00</text:p>
          </table:table-cell>
          <table:table-cell office:value-type="float" office:value="2548778.5" calcext:value-type="float">
            <text:p>2548778.5</text:p>
          </table:table-cell>
          <table:table-cell office:value-type="string" calcext:value-type="string">
            <text:p>2266-03-21T00:00:00</text:p>
          </table:table-cell>
          <table:table-cell office:value-type="float" office:value="2548778.5" calcext:value-type="float">
            <text:p>2548778.5</text:p>
          </table:table-cell>
          <table:table-cell office:value-type="float" office:value="154132.203758" calcext:value-type="float">
            <text:p>154132.203758</text:p>
          </table:table-cell>
          <table:table-cell office:value-type="float" office:value="0.796242" calcext:value-type="float">
            <text:p>0.7962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4-01-01T00:00:00</text:p>
          </table:table-cell>
          <table:table-cell office:value-type="float" office:value="2549143.5" calcext:value-type="float">
            <text:p>2549143.5</text:p>
          </table:table-cell>
          <table:table-cell office:value-type="string" calcext:value-type="string">
            <text:p>2267-03-21T00:00:00</text:p>
          </table:table-cell>
          <table:table-cell office:value-type="float" office:value="2549143.5" calcext:value-type="float">
            <text:p>2549143.5</text:p>
          </table:table-cell>
          <table:table-cell office:value-type="float" office:value="154497.445947" calcext:value-type="float">
            <text:p>154497.445947</text:p>
          </table:table-cell>
          <table:table-cell office:value-type="float" office:value="0.554053" calcext:value-type="float">
            <text:p>0.5540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5-01-01T00:00:00</text:p>
          </table:table-cell>
          <table:table-cell office:value-type="float" office:value="2549508.5" calcext:value-type="float">
            <text:p>2549508.5</text:p>
          </table:table-cell>
          <table:table-cell office:value-type="string" calcext:value-type="string">
            <text:p>2268-03-20T00:00:00</text:p>
          </table:table-cell>
          <table:table-cell office:value-type="float" office:value="2549508.5" calcext:value-type="float">
            <text:p>2549508.5</text:p>
          </table:table-cell>
          <table:table-cell office:value-type="float" office:value="154862.688136" calcext:value-type="float">
            <text:p>154862.688136</text:p>
          </table:table-cell>
          <table:table-cell office:value-type="float" office:value="0.311864" calcext:value-type="float">
            <text:p>0.3118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6-01-01T00:00:00</text:p>
          </table:table-cell>
          <table:table-cell office:value-type="float" office:value="2549873.5" calcext:value-type="float">
            <text:p>2549873.5</text:p>
          </table:table-cell>
          <table:table-cell office:value-type="string" calcext:value-type="string">
            <text:p>2269-03-20T00:00:00</text:p>
          </table:table-cell>
          <table:table-cell office:value-type="float" office:value="2549873.5" calcext:value-type="float">
            <text:p>2549873.5</text:p>
          </table:table-cell>
          <table:table-cell office:value-type="float" office:value="155227.930325" calcext:value-type="float">
            <text:p>155227.930325</text:p>
          </table:table-cell>
          <table:table-cell office:value-type="float" office:value="0.069675" calcext:value-type="float">
            <text:p>0.0696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7-01-01T00:00:00</text:p>
          </table:table-cell>
          <table:table-cell office:value-type="float" office:value="2550239.5" calcext:value-type="float">
            <text:p>2550239.5</text:p>
          </table:table-cell>
          <table:table-cell office:value-type="string" calcext:value-type="string">
            <text:p>2270-03-21T00:00:00</text:p>
          </table:table-cell>
          <table:table-cell office:value-type="float" office:value="2550239.5" calcext:value-type="float">
            <text:p>2550239.5</text:p>
          </table:table-cell>
          <table:table-cell office:value-type="float" office:value="155593.172514" calcext:value-type="float">
            <text:p>155593.172514</text:p>
          </table:table-cell>
          <table:table-cell office:value-type="float" office:value="0.827486" calcext:value-type="float">
            <text:p>0.8274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8-01-01T00:00:00</text:p>
          </table:table-cell>
          <table:table-cell office:value-type="float" office:value="2550604.5" calcext:value-type="float">
            <text:p>2550604.5</text:p>
          </table:table-cell>
          <table:table-cell office:value-type="string" calcext:value-type="string">
            <text:p>2271-03-21T00:00:00</text:p>
          </table:table-cell>
          <table:table-cell office:value-type="float" office:value="2550604.5" calcext:value-type="float">
            <text:p>2550604.5</text:p>
          </table:table-cell>
          <table:table-cell office:value-type="float" office:value="155958.414703" calcext:value-type="float">
            <text:p>155958.414703</text:p>
          </table:table-cell>
          <table:table-cell office:value-type="float" office:value="0.585297" calcext:value-type="float">
            <text:p>0.5852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9-01-01T00:00:00</text:p>
          </table:table-cell>
          <table:table-cell office:value-type="float" office:value="2550969.5" calcext:value-type="float">
            <text:p>2550969.5</text:p>
          </table:table-cell>
          <table:table-cell office:value-type="string" calcext:value-type="string">
            <text:p>2272-03-20T00:00:00</text:p>
          </table:table-cell>
          <table:table-cell office:value-type="float" office:value="2550969.5" calcext:value-type="float">
            <text:p>2550969.5</text:p>
          </table:table-cell>
          <table:table-cell office:value-type="float" office:value="156323.656892" calcext:value-type="float">
            <text:p>156323.656892</text:p>
          </table:table-cell>
          <table:table-cell office:value-type="float" office:value="0.343108" calcext:value-type="float">
            <text:p>0.3431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0-01-01T00:00:00</text:p>
          </table:table-cell>
          <table:table-cell office:value-type="float" office:value="2551334.5" calcext:value-type="float">
            <text:p>2551334.5</text:p>
          </table:table-cell>
          <table:table-cell office:value-type="string" calcext:value-type="string">
            <text:p>2273-03-20T00:00:00</text:p>
          </table:table-cell>
          <table:table-cell office:value-type="float" office:value="2551334.5" calcext:value-type="float">
            <text:p>2551334.5</text:p>
          </table:table-cell>
          <table:table-cell office:value-type="float" office:value="156688.899081" calcext:value-type="float">
            <text:p>156688.899081</text:p>
          </table:table-cell>
          <table:table-cell office:value-type="float" office:value="0.100919" calcext:value-type="float">
            <text:p>0.1009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1-01-01T00:00:00</text:p>
          </table:table-cell>
          <table:table-cell office:value-type="float" office:value="2551700.5" calcext:value-type="float">
            <text:p>2551700.5</text:p>
          </table:table-cell>
          <table:table-cell office:value-type="string" calcext:value-type="string">
            <text:p>2274-03-21T00:00:00</text:p>
          </table:table-cell>
          <table:table-cell office:value-type="float" office:value="2551700.5" calcext:value-type="float">
            <text:p>2551700.5</text:p>
          </table:table-cell>
          <table:table-cell office:value-type="float" office:value="157054.14127" calcext:value-type="float">
            <text:p>157054.14127</text:p>
          </table:table-cell>
          <table:table-cell office:value-type="float" office:value="0.85873" calcext:value-type="float">
            <text:p>0.85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2-01-01T00:00:00</text:p>
          </table:table-cell>
          <table:table-cell office:value-type="float" office:value="2552065.5" calcext:value-type="float">
            <text:p>2552065.5</text:p>
          </table:table-cell>
          <table:table-cell office:value-type="string" calcext:value-type="string">
            <text:p>2275-03-21T00:00:00</text:p>
          </table:table-cell>
          <table:table-cell office:value-type="float" office:value="2552065.5" calcext:value-type="float">
            <text:p>2552065.5</text:p>
          </table:table-cell>
          <table:table-cell office:value-type="float" office:value="157419.383459" calcext:value-type="float">
            <text:p>157419.383459</text:p>
          </table:table-cell>
          <table:table-cell office:value-type="float" office:value="0.616541" calcext:value-type="float">
            <text:p>0.6165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3-01-01T00:00:00</text:p>
          </table:table-cell>
          <table:table-cell office:value-type="float" office:value="2552430.5" calcext:value-type="float">
            <text:p>2552430.5</text:p>
          </table:table-cell>
          <table:table-cell office:value-type="string" calcext:value-type="string">
            <text:p>2276-03-20T00:00:00</text:p>
          </table:table-cell>
          <table:table-cell office:value-type="float" office:value="2552430.5" calcext:value-type="float">
            <text:p>2552430.5</text:p>
          </table:table-cell>
          <table:table-cell office:value-type="float" office:value="157784.625648" calcext:value-type="float">
            <text:p>157784.625648</text:p>
          </table:table-cell>
          <table:table-cell office:value-type="float" office:value="0.374352" calcext:value-type="float">
            <text:p>0.3743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4-01-01T00:00:00</text:p>
          </table:table-cell>
          <table:table-cell office:value-type="float" office:value="2552795.5" calcext:value-type="float">
            <text:p>2552795.5</text:p>
          </table:table-cell>
          <table:table-cell office:value-type="string" calcext:value-type="string">
            <text:p>2277-03-20T00:00:00</text:p>
          </table:table-cell>
          <table:table-cell office:value-type="float" office:value="2552795.5" calcext:value-type="float">
            <text:p>2552795.5</text:p>
          </table:table-cell>
          <table:table-cell office:value-type="float" office:value="158149.867837" calcext:value-type="float">
            <text:p>158149.867837</text:p>
          </table:table-cell>
          <table:table-cell office:value-type="float" office:value="0.132163" calcext:value-type="float">
            <text:p>0.1321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5-01-01T00:00:00</text:p>
          </table:table-cell>
          <table:table-cell office:value-type="float" office:value="2553161.5" calcext:value-type="float">
            <text:p>2553161.5</text:p>
          </table:table-cell>
          <table:table-cell office:value-type="string" calcext:value-type="string">
            <text:p>2278-03-21T00:00:00</text:p>
          </table:table-cell>
          <table:table-cell office:value-type="float" office:value="2553161.5" calcext:value-type="float">
            <text:p>2553161.5</text:p>
          </table:table-cell>
          <table:table-cell office:value-type="float" office:value="158515.110026" calcext:value-type="float">
            <text:p>158515.110026</text:p>
          </table:table-cell>
          <table:table-cell office:value-type="float" office:value="0.889974" calcext:value-type="float">
            <text:p>0.8899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6-01-01T00:00:00</text:p>
          </table:table-cell>
          <table:table-cell office:value-type="float" office:value="2553526.5" calcext:value-type="float">
            <text:p>2553526.5</text:p>
          </table:table-cell>
          <table:table-cell office:value-type="string" calcext:value-type="string">
            <text:p>2279-03-21T00:00:00</text:p>
          </table:table-cell>
          <table:table-cell office:value-type="float" office:value="2553526.5" calcext:value-type="float">
            <text:p>2553526.5</text:p>
          </table:table-cell>
          <table:table-cell office:value-type="float" office:value="158880.352215" calcext:value-type="float">
            <text:p>158880.352215</text:p>
          </table:table-cell>
          <table:table-cell office:value-type="float" office:value="0.647785" calcext:value-type="float">
            <text:p>0.6477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7-01-01T00:00:00</text:p>
          </table:table-cell>
          <table:table-cell office:value-type="float" office:value="2553891.5" calcext:value-type="float">
            <text:p>2553891.5</text:p>
          </table:table-cell>
          <table:table-cell office:value-type="string" calcext:value-type="string">
            <text:p>2280-03-20T00:00:00</text:p>
          </table:table-cell>
          <table:table-cell office:value-type="float" office:value="2553891.5" calcext:value-type="float">
            <text:p>2553891.5</text:p>
          </table:table-cell>
          <table:table-cell office:value-type="float" office:value="159245.594404" calcext:value-type="float">
            <text:p>159245.594404</text:p>
          </table:table-cell>
          <table:table-cell office:value-type="float" office:value="0.405596" calcext:value-type="float">
            <text:p>0.4055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8-01-01T00:00:00</text:p>
          </table:table-cell>
          <table:table-cell office:value-type="float" office:value="2554256.5" calcext:value-type="float">
            <text:p>2554256.5</text:p>
          </table:table-cell>
          <table:table-cell office:value-type="string" calcext:value-type="string">
            <text:p>2281-03-20T00:00:00</text:p>
          </table:table-cell>
          <table:table-cell office:value-type="float" office:value="2554256.5" calcext:value-type="float">
            <text:p>2554256.5</text:p>
          </table:table-cell>
          <table:table-cell office:value-type="float" office:value="159610.836593" calcext:value-type="float">
            <text:p>159610.836593</text:p>
          </table:table-cell>
          <table:table-cell office:value-type="float" office:value="0.163407" calcext:value-type="float">
            <text:p>0.1634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9-01-01T00:00:00</text:p>
          </table:table-cell>
          <table:table-cell office:value-type="float" office:value="2554622.5" calcext:value-type="float">
            <text:p>2554622.5</text:p>
          </table:table-cell>
          <table:table-cell office:value-type="string" calcext:value-type="string">
            <text:p>2282-03-21T00:00:00</text:p>
          </table:table-cell>
          <table:table-cell office:value-type="float" office:value="2554622.5" calcext:value-type="float">
            <text:p>2554622.5</text:p>
          </table:table-cell>
          <table:table-cell office:value-type="float" office:value="159976.078782" calcext:value-type="float">
            <text:p>159976.078782</text:p>
          </table:table-cell>
          <table:table-cell office:value-type="float" office:value="0.921218" calcext:value-type="float">
            <text:p>0.9212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0-01-01T00:00:00</text:p>
          </table:table-cell>
          <table:table-cell office:value-type="float" office:value="2554987.5" calcext:value-type="float">
            <text:p>2554987.5</text:p>
          </table:table-cell>
          <table:table-cell office:value-type="string" calcext:value-type="string">
            <text:p>2283-03-21T00:00:00</text:p>
          </table:table-cell>
          <table:table-cell office:value-type="float" office:value="2554987.5" calcext:value-type="float">
            <text:p>2554987.5</text:p>
          </table:table-cell>
          <table:table-cell office:value-type="float" office:value="160341.320971" calcext:value-type="float">
            <text:p>160341.320971</text:p>
          </table:table-cell>
          <table:table-cell office:value-type="float" office:value="0.679029" calcext:value-type="float">
            <text:p>0.6790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1-01-01T00:00:00</text:p>
          </table:table-cell>
          <table:table-cell office:value-type="float" office:value="2555352.5" calcext:value-type="float">
            <text:p>2555352.5</text:p>
          </table:table-cell>
          <table:table-cell office:value-type="string" calcext:value-type="string">
            <text:p>2284-03-20T00:00:00</text:p>
          </table:table-cell>
          <table:table-cell office:value-type="float" office:value="2555352.5" calcext:value-type="float">
            <text:p>2555352.5</text:p>
          </table:table-cell>
          <table:table-cell office:value-type="float" office:value="160706.56316" calcext:value-type="float">
            <text:p>160706.56316</text:p>
          </table:table-cell>
          <table:table-cell office:value-type="float" office:value="0.43684" calcext:value-type="float">
            <text:p>0.436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2-01-01T00:00:00</text:p>
          </table:table-cell>
          <table:table-cell office:value-type="float" office:value="2555717.5" calcext:value-type="float">
            <text:p>2555717.5</text:p>
          </table:table-cell>
          <table:table-cell office:value-type="string" calcext:value-type="string">
            <text:p>2285-03-20T00:00:00</text:p>
          </table:table-cell>
          <table:table-cell office:value-type="float" office:value="2555717.5" calcext:value-type="float">
            <text:p>2555717.5</text:p>
          </table:table-cell>
          <table:table-cell office:value-type="float" office:value="161071.805349" calcext:value-type="float">
            <text:p>161071.805349</text:p>
          </table:table-cell>
          <table:table-cell office:value-type="float" office:value="0.194651" calcext:value-type="float">
            <text:p>0.1946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3-01-01T00:00:00</text:p>
          </table:table-cell>
          <table:table-cell office:value-type="float" office:value="2556083.5" calcext:value-type="float">
            <text:p>2556083.5</text:p>
          </table:table-cell>
          <table:table-cell office:value-type="string" calcext:value-type="string">
            <text:p>2286-03-21T00:00:00</text:p>
          </table:table-cell>
          <table:table-cell office:value-type="float" office:value="2556083.5" calcext:value-type="float">
            <text:p>2556083.5</text:p>
          </table:table-cell>
          <table:table-cell office:value-type="float" office:value="161437.047538" calcext:value-type="float">
            <text:p>161437.047538</text:p>
          </table:table-cell>
          <table:table-cell office:value-type="float" office:value="0.952462" calcext:value-type="float">
            <text:p>0.9524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4-01-01T00:00:00</text:p>
          </table:table-cell>
          <table:table-cell office:value-type="float" office:value="2556448.5" calcext:value-type="float">
            <text:p>2556448.5</text:p>
          </table:table-cell>
          <table:table-cell office:value-type="string" calcext:value-type="string">
            <text:p>2287-03-21T00:00:00</text:p>
          </table:table-cell>
          <table:table-cell office:value-type="float" office:value="2556448.5" calcext:value-type="float">
            <text:p>2556448.5</text:p>
          </table:table-cell>
          <table:table-cell office:value-type="float" office:value="161802.289727" calcext:value-type="float">
            <text:p>161802.289727</text:p>
          </table:table-cell>
          <table:table-cell office:value-type="float" office:value="0.710273" calcext:value-type="float">
            <text:p>0.7102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5-01-01T00:00:00</text:p>
          </table:table-cell>
          <table:table-cell office:value-type="float" office:value="2556813.5" calcext:value-type="float">
            <text:p>2556813.5</text:p>
          </table:table-cell>
          <table:table-cell office:value-type="string" calcext:value-type="string">
            <text:p>2288-03-20T00:00:00</text:p>
          </table:table-cell>
          <table:table-cell office:value-type="float" office:value="2556813.5" calcext:value-type="float">
            <text:p>2556813.5</text:p>
          </table:table-cell>
          <table:table-cell office:value-type="float" office:value="162167.531916" calcext:value-type="float">
            <text:p>162167.531916</text:p>
          </table:table-cell>
          <table:table-cell office:value-type="float" office:value="0.468084" calcext:value-type="float">
            <text:p>0.4680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6-01-01T00:00:00</text:p>
          </table:table-cell>
          <table:table-cell office:value-type="float" office:value="2557178.5" calcext:value-type="float">
            <text:p>2557178.5</text:p>
          </table:table-cell>
          <table:table-cell office:value-type="string" calcext:value-type="string">
            <text:p>2289-03-20T00:00:00</text:p>
          </table:table-cell>
          <table:table-cell office:value-type="float" office:value="2557178.5" calcext:value-type="float">
            <text:p>2557178.5</text:p>
          </table:table-cell>
          <table:table-cell office:value-type="float" office:value="162532.774105" calcext:value-type="float">
            <text:p>162532.774105</text:p>
          </table:table-cell>
          <table:table-cell office:value-type="float" office:value="0.225895" calcext:value-type="float">
            <text:p>0.2258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7-01-01T00:00:00</text:p>
          </table:table-cell>
          <table:table-cell office:value-type="float" office:value="2557544.5" calcext:value-type="float">
            <text:p>2557544.5</text:p>
          </table:table-cell>
          <table:table-cell office:value-type="string" calcext:value-type="string">
            <text:p>2290-03-21T00:00:00</text:p>
          </table:table-cell>
          <table:table-cell office:value-type="float" office:value="2557544.5" calcext:value-type="float">
            <text:p>2557544.5</text:p>
          </table:table-cell>
          <table:table-cell office:value-type="float" office:value="162898.016294" calcext:value-type="float">
            <text:p>162898.016294</text:p>
          </table:table-cell>
          <table:table-cell office:value-type="float" office:value="0.983706" calcext:value-type="float">
            <text:p>0.9837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8-01-01T00:00:00</text:p>
          </table:table-cell>
          <table:table-cell office:value-type="float" office:value="2557909.5" calcext:value-type="float">
            <text:p>2557909.5</text:p>
          </table:table-cell>
          <table:table-cell office:value-type="string" calcext:value-type="string">
            <text:p>2291-03-21T00:00:00</text:p>
          </table:table-cell>
          <table:table-cell office:value-type="float" office:value="2557909.5" calcext:value-type="float">
            <text:p>2557909.5</text:p>
          </table:table-cell>
          <table:table-cell office:value-type="float" office:value="163263.258483" calcext:value-type="float">
            <text:p>163263.258483</text:p>
          </table:table-cell>
          <table:table-cell office:value-type="float" office:value="0.741517" calcext:value-type="float">
            <text:p>0.7415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9-01-01T00:00:00</text:p>
          </table:table-cell>
          <table:table-cell office:value-type="float" office:value="2558274.5" calcext:value-type="float">
            <text:p>2558274.5</text:p>
          </table:table-cell>
          <table:table-cell office:value-type="string" calcext:value-type="string">
            <text:p>2292-03-20T00:00:00</text:p>
          </table:table-cell>
          <table:table-cell office:value-type="float" office:value="2558274.5" calcext:value-type="float">
            <text:p>2558274.5</text:p>
          </table:table-cell>
          <table:table-cell office:value-type="float" office:value="163628.500672" calcext:value-type="float">
            <text:p>163628.500672</text:p>
          </table:table-cell>
          <table:table-cell office:value-type="float" office:value="0.499328" calcext:value-type="float">
            <text:p>0.4993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0-01-01T00:00:00</text:p>
          </table:table-cell>
          <table:table-cell office:value-type="float" office:value="2558639.5" calcext:value-type="float">
            <text:p>2558639.5</text:p>
          </table:table-cell>
          <table:table-cell office:value-type="string" calcext:value-type="string">
            <text:p>2293-03-20T00:00:00</text:p>
          </table:table-cell>
          <table:table-cell office:value-type="float" office:value="2558639.5" calcext:value-type="float">
            <text:p>2558639.5</text:p>
          </table:table-cell>
          <table:table-cell office:value-type="float" office:value="163993.742861" calcext:value-type="float">
            <text:p>163993.742861</text:p>
          </table:table-cell>
          <table:table-cell office:value-type="float" office:value="0.257139" calcext:value-type="float">
            <text:p>0.2571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1-01-01T00:00:00</text:p>
          </table:table-cell>
          <table:table-cell office:value-type="float" office:value="2559004.5" calcext:value-type="float">
            <text:p>2559004.5</text:p>
          </table:table-cell>
          <table:table-cell office:value-type="string" calcext:value-type="string">
            <text:p>2294-03-20T00:00:00</text:p>
          </table:table-cell>
          <table:table-cell office:value-type="float" office:value="2559004.5" calcext:value-type="float">
            <text:p>2559004.5</text:p>
          </table:table-cell>
          <table:table-cell office:value-type="float" office:value="164358.98505" calcext:value-type="float">
            <text:p>164358.98505</text:p>
          </table:table-cell>
          <table:table-cell office:value-type="float" office:value="0.01495" calcext:value-type="float">
            <text:p>0.01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2-01-01T00:00:00</text:p>
          </table:table-cell>
          <table:table-cell office:value-type="float" office:value="2559370.5" calcext:value-type="float">
            <text:p>2559370.5</text:p>
          </table:table-cell>
          <table:table-cell office:value-type="string" calcext:value-type="string">
            <text:p>2295-03-21T00:00:00</text:p>
          </table:table-cell>
          <table:table-cell office:value-type="float" office:value="2559370.5" calcext:value-type="float">
            <text:p>2559370.5</text:p>
          </table:table-cell>
          <table:table-cell office:value-type="float" office:value="164724.227239" calcext:value-type="float">
            <text:p>164724.227239</text:p>
          </table:table-cell>
          <table:table-cell office:value-type="float" office:value="0.772761" calcext:value-type="float">
            <text:p>0.7727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3-01-01T00:00:00</text:p>
          </table:table-cell>
          <table:table-cell office:value-type="float" office:value="2559735.5" calcext:value-type="float">
            <text:p>2559735.5</text:p>
          </table:table-cell>
          <table:table-cell office:value-type="string" calcext:value-type="string">
            <text:p>2296-03-20T00:00:00</text:p>
          </table:table-cell>
          <table:table-cell office:value-type="float" office:value="2559735.5" calcext:value-type="float">
            <text:p>2559735.5</text:p>
          </table:table-cell>
          <table:table-cell office:value-type="float" office:value="165089.469428" calcext:value-type="float">
            <text:p>165089.469428</text:p>
          </table:table-cell>
          <table:table-cell office:value-type="float" office:value="0.530572" calcext:value-type="float">
            <text:p>0.5305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4-01-01T00:00:00</text:p>
          </table:table-cell>
          <table:table-cell office:value-type="float" office:value="2560100.5" calcext:value-type="float">
            <text:p>2560100.5</text:p>
          </table:table-cell>
          <table:table-cell office:value-type="string" calcext:value-type="string">
            <text:p>2297-03-20T00:00:00</text:p>
          </table:table-cell>
          <table:table-cell office:value-type="float" office:value="2560100.5" calcext:value-type="float">
            <text:p>2560100.5</text:p>
          </table:table-cell>
          <table:table-cell office:value-type="float" office:value="165454.711617" calcext:value-type="float">
            <text:p>165454.711617</text:p>
          </table:table-cell>
          <table:table-cell office:value-type="float" office:value="0.288383" calcext:value-type="float">
            <text:p>0.2883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5-01-01T00:00:00</text:p>
          </table:table-cell>
          <table:table-cell office:value-type="float" office:value="2560465.5" calcext:value-type="float">
            <text:p>2560465.5</text:p>
          </table:table-cell>
          <table:table-cell office:value-type="string" calcext:value-type="string">
            <text:p>2298-03-20T00:00:00</text:p>
          </table:table-cell>
          <table:table-cell office:value-type="float" office:value="2560465.5" calcext:value-type="float">
            <text:p>2560465.5</text:p>
          </table:table-cell>
          <table:table-cell office:value-type="float" office:value="165819.953806" calcext:value-type="float">
            <text:p>165819.953806</text:p>
          </table:table-cell>
          <table:table-cell office:value-type="float" office:value="0.046194" calcext:value-type="float">
            <text:p>0.0461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6-01-01T00:00:00</text:p>
          </table:table-cell>
          <table:table-cell office:value-type="float" office:value="2560831.5" calcext:value-type="float">
            <text:p>2560831.5</text:p>
          </table:table-cell>
          <table:table-cell office:value-type="string" calcext:value-type="string">
            <text:p>2299-03-21T00:00:00</text:p>
          </table:table-cell>
          <table:table-cell office:value-type="float" office:value="2560831.5" calcext:value-type="float">
            <text:p>2560831.5</text:p>
          </table:table-cell>
          <table:table-cell office:value-type="float" office:value="166185.195995" calcext:value-type="float">
            <text:p>166185.195995</text:p>
          </table:table-cell>
          <table:table-cell office:value-type="float" office:value="0.804005" calcext:value-type="float">
            <text:p>0.8040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7-01-01T00:00:00</text:p>
          </table:table-cell>
          <table:table-cell office:value-type="float" office:value="2561196.5" calcext:value-type="float">
            <text:p>2561196.5</text:p>
          </table:table-cell>
          <table:table-cell office:value-type="string" calcext:value-type="string">
            <text:p>2300-03-21T00:00:00</text:p>
          </table:table-cell>
          <table:table-cell office:value-type="float" office:value="2561196.5" calcext:value-type="float">
            <text:p>2561196.5</text:p>
          </table:table-cell>
          <table:table-cell office:value-type="float" office:value="166550.438184" calcext:value-type="float">
            <text:p>166550.438184</text:p>
          </table:table-cell>
          <table:table-cell office:value-type="float" office:value="0.561816" calcext:value-type="float">
            <text:p>0.5618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8-01-01T00:00:00</text:p>
          </table:table-cell>
          <table:table-cell office:value-type="float" office:value="2561561.5" calcext:value-type="float">
            <text:p>2561561.5</text:p>
          </table:table-cell>
          <table:table-cell office:value-type="string" calcext:value-type="string">
            <text:p>2301-03-21T00:00:00</text:p>
          </table:table-cell>
          <table:table-cell office:value-type="float" office:value="2561561.5" calcext:value-type="float">
            <text:p>2561561.5</text:p>
          </table:table-cell>
          <table:table-cell office:value-type="float" office:value="166915.680373" calcext:value-type="float">
            <text:p>166915.680373</text:p>
          </table:table-cell>
          <table:table-cell office:value-type="float" office:value="0.319627" calcext:value-type="float">
            <text:p>0.3196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59-01-01T00:00:00</text:p>
          </table:table-cell>
          <table:table-cell office:value-type="float" office:value="2561926.5" calcext:value-type="float">
            <text:p>2561926.5</text:p>
          </table:table-cell>
          <table:table-cell office:value-type="string" calcext:value-type="string">
            <text:p>2302-03-21T00:00:00</text:p>
          </table:table-cell>
          <table:table-cell office:value-type="float" office:value="2561926.5" calcext:value-type="float">
            <text:p>2561926.5</text:p>
          </table:table-cell>
          <table:table-cell office:value-type="float" office:value="167280.922562" calcext:value-type="float">
            <text:p>167280.922562</text:p>
          </table:table-cell>
          <table:table-cell office:value-type="float" office:value="0.077438" calcext:value-type="float">
            <text:p>0.0774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0-01-01T00:00:00</text:p>
          </table:table-cell>
          <table:table-cell office:value-type="float" office:value="2562292.5" calcext:value-type="float">
            <text:p>2562292.5</text:p>
          </table:table-cell>
          <table:table-cell office:value-type="string" calcext:value-type="string">
            <text:p>2303-03-22T00:00:00</text:p>
          </table:table-cell>
          <table:table-cell office:value-type="float" office:value="2562292.5" calcext:value-type="float">
            <text:p>2562292.5</text:p>
          </table:table-cell>
          <table:table-cell office:value-type="float" office:value="167646.164751" calcext:value-type="float">
            <text:p>167646.164751</text:p>
          </table:table-cell>
          <table:table-cell office:value-type="float" office:value="0.835249" calcext:value-type="float">
            <text:p>0.8352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1-01-01T00:00:00</text:p>
          </table:table-cell>
          <table:table-cell office:value-type="float" office:value="2562657.5" calcext:value-type="float">
            <text:p>2562657.5</text:p>
          </table:table-cell>
          <table:table-cell office:value-type="string" calcext:value-type="string">
            <text:p>2304-03-21T00:00:00</text:p>
          </table:table-cell>
          <table:table-cell office:value-type="float" office:value="2562657.5" calcext:value-type="float">
            <text:p>2562657.5</text:p>
          </table:table-cell>
          <table:table-cell office:value-type="float" office:value="168011.40694" calcext:value-type="float">
            <text:p>168011.40694</text:p>
          </table:table-cell>
          <table:table-cell office:value-type="float" office:value="0.59306" calcext:value-type="float">
            <text:p>0.59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2-01-01T00:00:00</text:p>
          </table:table-cell>
          <table:table-cell office:value-type="float" office:value="2563022.5" calcext:value-type="float">
            <text:p>2563022.5</text:p>
          </table:table-cell>
          <table:table-cell office:value-type="string" calcext:value-type="string">
            <text:p>2305-03-21T00:00:00</text:p>
          </table:table-cell>
          <table:table-cell office:value-type="float" office:value="2563022.5" calcext:value-type="float">
            <text:p>2563022.5</text:p>
          </table:table-cell>
          <table:table-cell office:value-type="float" office:value="168376.649129" calcext:value-type="float">
            <text:p>168376.649129</text:p>
          </table:table-cell>
          <table:table-cell office:value-type="float" office:value="0.350871" calcext:value-type="float">
            <text:p>0.3508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3-01-01T00:00:00</text:p>
          </table:table-cell>
          <table:table-cell office:value-type="float" office:value="2563387.5" calcext:value-type="float">
            <text:p>2563387.5</text:p>
          </table:table-cell>
          <table:table-cell office:value-type="string" calcext:value-type="string">
            <text:p>2306-03-21T00:00:00</text:p>
          </table:table-cell>
          <table:table-cell office:value-type="float" office:value="2563387.5" calcext:value-type="float">
            <text:p>2563387.5</text:p>
          </table:table-cell>
          <table:table-cell office:value-type="float" office:value="168741.891318" calcext:value-type="float">
            <text:p>168741.891318</text:p>
          </table:table-cell>
          <table:table-cell office:value-type="float" office:value="0.108682" calcext:value-type="float">
            <text:p>0.1086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4-01-01T00:00:00</text:p>
          </table:table-cell>
          <table:table-cell office:value-type="float" office:value="2563753.5" calcext:value-type="float">
            <text:p>2563753.5</text:p>
          </table:table-cell>
          <table:table-cell office:value-type="string" calcext:value-type="string">
            <text:p>2307-03-22T00:00:00</text:p>
          </table:table-cell>
          <table:table-cell office:value-type="float" office:value="2563753.5" calcext:value-type="float">
            <text:p>2563753.5</text:p>
          </table:table-cell>
          <table:table-cell office:value-type="float" office:value="169107.133507" calcext:value-type="float">
            <text:p>169107.133507</text:p>
          </table:table-cell>
          <table:table-cell office:value-type="float" office:value="0.866493" calcext:value-type="float">
            <text:p>0.8664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5-01-01T00:00:00</text:p>
          </table:table-cell>
          <table:table-cell office:value-type="float" office:value="2564118.5" calcext:value-type="float">
            <text:p>2564118.5</text:p>
          </table:table-cell>
          <table:table-cell office:value-type="string" calcext:value-type="string">
            <text:p>2308-03-21T00:00:00</text:p>
          </table:table-cell>
          <table:table-cell office:value-type="float" office:value="2564118.5" calcext:value-type="float">
            <text:p>2564118.5</text:p>
          </table:table-cell>
          <table:table-cell office:value-type="float" office:value="169472.375696" calcext:value-type="float">
            <text:p>169472.375696</text:p>
          </table:table-cell>
          <table:table-cell office:value-type="float" office:value="0.624304" calcext:value-type="float">
            <text:p>0.6243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6-01-01T00:00:00</text:p>
          </table:table-cell>
          <table:table-cell office:value-type="float" office:value="2564483.5" calcext:value-type="float">
            <text:p>2564483.5</text:p>
          </table:table-cell>
          <table:table-cell office:value-type="string" calcext:value-type="string">
            <text:p>2309-03-21T00:00:00</text:p>
          </table:table-cell>
          <table:table-cell office:value-type="float" office:value="2564483.5" calcext:value-type="float">
            <text:p>2564483.5</text:p>
          </table:table-cell>
          <table:table-cell office:value-type="float" office:value="169837.617885" calcext:value-type="float">
            <text:p>169837.617885</text:p>
          </table:table-cell>
          <table:table-cell office:value-type="float" office:value="0.382115" calcext:value-type="float">
            <text:p>0.3821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7-01-01T00:00:00</text:p>
          </table:table-cell>
          <table:table-cell office:value-type="float" office:value="2564848.5" calcext:value-type="float">
            <text:p>2564848.5</text:p>
          </table:table-cell>
          <table:table-cell office:value-type="string" calcext:value-type="string">
            <text:p>2310-03-21T00:00:00</text:p>
          </table:table-cell>
          <table:table-cell office:value-type="float" office:value="2564848.5" calcext:value-type="float">
            <text:p>2564848.5</text:p>
          </table:table-cell>
          <table:table-cell office:value-type="float" office:value="170202.860074" calcext:value-type="float">
            <text:p>170202.860074</text:p>
          </table:table-cell>
          <table:table-cell office:value-type="float" office:value="0.139926" calcext:value-type="float">
            <text:p>0.1399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8-01-01T00:00:00</text:p>
          </table:table-cell>
          <table:table-cell office:value-type="float" office:value="2565214.5" calcext:value-type="float">
            <text:p>2565214.5</text:p>
          </table:table-cell>
          <table:table-cell office:value-type="string" calcext:value-type="string">
            <text:p>2311-03-22T00:00:00</text:p>
          </table:table-cell>
          <table:table-cell office:value-type="float" office:value="2565214.5" calcext:value-type="float">
            <text:p>2565214.5</text:p>
          </table:table-cell>
          <table:table-cell office:value-type="float" office:value="170568.102263" calcext:value-type="float">
            <text:p>170568.102263</text:p>
          </table:table-cell>
          <table:table-cell office:value-type="float" office:value="0.897737" calcext:value-type="float">
            <text:p>0.8977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69-01-01T00:00:00</text:p>
          </table:table-cell>
          <table:table-cell office:value-type="float" office:value="2565579.5" calcext:value-type="float">
            <text:p>2565579.5</text:p>
          </table:table-cell>
          <table:table-cell office:value-type="string" calcext:value-type="string">
            <text:p>2312-03-21T00:00:00</text:p>
          </table:table-cell>
          <table:table-cell office:value-type="float" office:value="2565579.5" calcext:value-type="float">
            <text:p>2565579.5</text:p>
          </table:table-cell>
          <table:table-cell office:value-type="float" office:value="170933.344452" calcext:value-type="float">
            <text:p>170933.344452</text:p>
          </table:table-cell>
          <table:table-cell office:value-type="float" office:value="0.655548" calcext:value-type="float">
            <text:p>0.6555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0-01-01T00:00:00</text:p>
          </table:table-cell>
          <table:table-cell office:value-type="float" office:value="2565944.5" calcext:value-type="float">
            <text:p>2565944.5</text:p>
          </table:table-cell>
          <table:table-cell office:value-type="string" calcext:value-type="string">
            <text:p>2313-03-21T00:00:00</text:p>
          </table:table-cell>
          <table:table-cell office:value-type="float" office:value="2565944.5" calcext:value-type="float">
            <text:p>2565944.5</text:p>
          </table:table-cell>
          <table:table-cell office:value-type="float" office:value="171298.586641" calcext:value-type="float">
            <text:p>171298.586641</text:p>
          </table:table-cell>
          <table:table-cell office:value-type="float" office:value="0.413359" calcext:value-type="float">
            <text:p>0.4133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1-01-01T00:00:00</text:p>
          </table:table-cell>
          <table:table-cell office:value-type="float" office:value="2566309.5" calcext:value-type="float">
            <text:p>2566309.5</text:p>
          </table:table-cell>
          <table:table-cell office:value-type="string" calcext:value-type="string">
            <text:p>2314-03-21T00:00:00</text:p>
          </table:table-cell>
          <table:table-cell office:value-type="float" office:value="2566309.5" calcext:value-type="float">
            <text:p>2566309.5</text:p>
          </table:table-cell>
          <table:table-cell office:value-type="float" office:value="171663.82883" calcext:value-type="float">
            <text:p>171663.82883</text:p>
          </table:table-cell>
          <table:table-cell office:value-type="float" office:value="0.17117" calcext:value-type="float">
            <text:p>0.17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2-01-01T00:00:00</text:p>
          </table:table-cell>
          <table:table-cell office:value-type="float" office:value="2566675.5" calcext:value-type="float">
            <text:p>2566675.5</text:p>
          </table:table-cell>
          <table:table-cell office:value-type="string" calcext:value-type="string">
            <text:p>2315-03-22T00:00:00</text:p>
          </table:table-cell>
          <table:table-cell office:value-type="float" office:value="2566675.5" calcext:value-type="float">
            <text:p>2566675.5</text:p>
          </table:table-cell>
          <table:table-cell office:value-type="float" office:value="172029.071019" calcext:value-type="float">
            <text:p>172029.071019</text:p>
          </table:table-cell>
          <table:table-cell office:value-type="float" office:value="0.928981" calcext:value-type="float">
            <text:p>0.9289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3-01-01T00:00:00</text:p>
          </table:table-cell>
          <table:table-cell office:value-type="float" office:value="2567040.5" calcext:value-type="float">
            <text:p>2567040.5</text:p>
          </table:table-cell>
          <table:table-cell office:value-type="string" calcext:value-type="string">
            <text:p>2316-03-21T00:00:00</text:p>
          </table:table-cell>
          <table:table-cell office:value-type="float" office:value="2567040.5" calcext:value-type="float">
            <text:p>2567040.5</text:p>
          </table:table-cell>
          <table:table-cell office:value-type="float" office:value="172394.313208" calcext:value-type="float">
            <text:p>172394.313208</text:p>
          </table:table-cell>
          <table:table-cell office:value-type="float" office:value="0.686792" calcext:value-type="float">
            <text:p>0.6867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4-01-01T00:00:00</text:p>
          </table:table-cell>
          <table:table-cell office:value-type="float" office:value="2567405.5" calcext:value-type="float">
            <text:p>2567405.5</text:p>
          </table:table-cell>
          <table:table-cell office:value-type="string" calcext:value-type="string">
            <text:p>2317-03-21T00:00:00</text:p>
          </table:table-cell>
          <table:table-cell office:value-type="float" office:value="2567405.5" calcext:value-type="float">
            <text:p>2567405.5</text:p>
          </table:table-cell>
          <table:table-cell office:value-type="float" office:value="172759.555397" calcext:value-type="float">
            <text:p>172759.555397</text:p>
          </table:table-cell>
          <table:table-cell office:value-type="float" office:value="0.444603" calcext:value-type="float">
            <text:p>0.4446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5-01-01T00:00:00</text:p>
          </table:table-cell>
          <table:table-cell office:value-type="float" office:value="2567770.5" calcext:value-type="float">
            <text:p>2567770.5</text:p>
          </table:table-cell>
          <table:table-cell office:value-type="string" calcext:value-type="string">
            <text:p>2318-03-21T00:00:00</text:p>
          </table:table-cell>
          <table:table-cell office:value-type="float" office:value="2567770.5" calcext:value-type="float">
            <text:p>2567770.5</text:p>
          </table:table-cell>
          <table:table-cell office:value-type="float" office:value="173124.797586" calcext:value-type="float">
            <text:p>173124.797586</text:p>
          </table:table-cell>
          <table:table-cell office:value-type="float" office:value="0.202414" calcext:value-type="float">
            <text:p>0.2024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6-01-01T00:00:00</text:p>
          </table:table-cell>
          <table:table-cell office:value-type="float" office:value="2568136.5" calcext:value-type="float">
            <text:p>2568136.5</text:p>
          </table:table-cell>
          <table:table-cell office:value-type="string" calcext:value-type="string">
            <text:p>2319-03-22T00:00:00</text:p>
          </table:table-cell>
          <table:table-cell office:value-type="float" office:value="2568136.5" calcext:value-type="float">
            <text:p>2568136.5</text:p>
          </table:table-cell>
          <table:table-cell office:value-type="float" office:value="173490.039775" calcext:value-type="float">
            <text:p>173490.039775</text:p>
          </table:table-cell>
          <table:table-cell office:value-type="float" office:value="0.960225" calcext:value-type="float">
            <text:p>0.9602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7-01-01T00:00:00</text:p>
          </table:table-cell>
          <table:table-cell office:value-type="float" office:value="2568501.5" calcext:value-type="float">
            <text:p>2568501.5</text:p>
          </table:table-cell>
          <table:table-cell office:value-type="string" calcext:value-type="string">
            <text:p>2320-03-21T00:00:00</text:p>
          </table:table-cell>
          <table:table-cell office:value-type="float" office:value="2568501.5" calcext:value-type="float">
            <text:p>2568501.5</text:p>
          </table:table-cell>
          <table:table-cell office:value-type="float" office:value="173855.281964" calcext:value-type="float">
            <text:p>173855.281964</text:p>
          </table:table-cell>
          <table:table-cell office:value-type="float" office:value="0.718036" calcext:value-type="float">
            <text:p>0.7180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8-01-01T00:00:00</text:p>
          </table:table-cell>
          <table:table-cell office:value-type="float" office:value="2568866.5" calcext:value-type="float">
            <text:p>2568866.5</text:p>
          </table:table-cell>
          <table:table-cell office:value-type="string" calcext:value-type="string">
            <text:p>2321-03-21T00:00:00</text:p>
          </table:table-cell>
          <table:table-cell office:value-type="float" office:value="2568866.5" calcext:value-type="float">
            <text:p>2568866.5</text:p>
          </table:table-cell>
          <table:table-cell office:value-type="float" office:value="174220.524153" calcext:value-type="float">
            <text:p>174220.524153</text:p>
          </table:table-cell>
          <table:table-cell office:value-type="float" office:value="0.475847" calcext:value-type="float">
            <text:p>0.4758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79-01-01T00:00:00</text:p>
          </table:table-cell>
          <table:table-cell office:value-type="float" office:value="2569231.5" calcext:value-type="float">
            <text:p>2569231.5</text:p>
          </table:table-cell>
          <table:table-cell office:value-type="string" calcext:value-type="string">
            <text:p>2322-03-21T00:00:00</text:p>
          </table:table-cell>
          <table:table-cell office:value-type="float" office:value="2569231.5" calcext:value-type="float">
            <text:p>2569231.5</text:p>
          </table:table-cell>
          <table:table-cell office:value-type="float" office:value="174585.766342" calcext:value-type="float">
            <text:p>174585.766342</text:p>
          </table:table-cell>
          <table:table-cell office:value-type="float" office:value="0.233658" calcext:value-type="float">
            <text:p>0.2336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0-01-01T00:00:00</text:p>
          </table:table-cell>
          <table:table-cell office:value-type="float" office:value="2569597.5" calcext:value-type="float">
            <text:p>2569597.5</text:p>
          </table:table-cell>
          <table:table-cell office:value-type="string" calcext:value-type="string">
            <text:p>2323-03-22T00:00:00</text:p>
          </table:table-cell>
          <table:table-cell office:value-type="float" office:value="2569597.5" calcext:value-type="float">
            <text:p>2569597.5</text:p>
          </table:table-cell>
          <table:table-cell office:value-type="float" office:value="174951.008531" calcext:value-type="float">
            <text:p>174951.008531</text:p>
          </table:table-cell>
          <table:table-cell office:value-type="float" office:value="0.991469" calcext:value-type="float">
            <text:p>0.9914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1-01-01T00:00:00</text:p>
          </table:table-cell>
          <table:table-cell office:value-type="float" office:value="2569962.5" calcext:value-type="float">
            <text:p>2569962.5</text:p>
          </table:table-cell>
          <table:table-cell office:value-type="string" calcext:value-type="string">
            <text:p>2324-03-21T00:00:00</text:p>
          </table:table-cell>
          <table:table-cell office:value-type="float" office:value="2569962.5" calcext:value-type="float">
            <text:p>2569962.5</text:p>
          </table:table-cell>
          <table:table-cell office:value-type="float" office:value="175316.25072" calcext:value-type="float">
            <text:p>175316.25072</text:p>
          </table:table-cell>
          <table:table-cell office:value-type="float" office:value="0.74928" calcext:value-type="float">
            <text:p>0.749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2-01-01T00:00:00</text:p>
          </table:table-cell>
          <table:table-cell office:value-type="float" office:value="2570327.5" calcext:value-type="float">
            <text:p>2570327.5</text:p>
          </table:table-cell>
          <table:table-cell office:value-type="string" calcext:value-type="string">
            <text:p>2325-03-21T00:00:00</text:p>
          </table:table-cell>
          <table:table-cell office:value-type="float" office:value="2570327.5" calcext:value-type="float">
            <text:p>2570327.5</text:p>
          </table:table-cell>
          <table:table-cell office:value-type="float" office:value="175681.492909" calcext:value-type="float">
            <text:p>175681.492909</text:p>
          </table:table-cell>
          <table:table-cell office:value-type="float" office:value="0.507091" calcext:value-type="float">
            <text:p>0.5070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3-01-01T00:00:00</text:p>
          </table:table-cell>
          <table:table-cell office:value-type="float" office:value="2570692.5" calcext:value-type="float">
            <text:p>2570692.5</text:p>
          </table:table-cell>
          <table:table-cell office:value-type="string" calcext:value-type="string">
            <text:p>2326-03-21T00:00:00</text:p>
          </table:table-cell>
          <table:table-cell office:value-type="float" office:value="2570692.5" calcext:value-type="float">
            <text:p>2570692.5</text:p>
          </table:table-cell>
          <table:table-cell office:value-type="float" office:value="176046.735098" calcext:value-type="float">
            <text:p>176046.735098</text:p>
          </table:table-cell>
          <table:table-cell office:value-type="float" office:value="0.264902" calcext:value-type="float">
            <text:p>0.2649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4-01-01T00:00:00</text:p>
          </table:table-cell>
          <table:table-cell office:value-type="float" office:value="2571057.5" calcext:value-type="float">
            <text:p>2571057.5</text:p>
          </table:table-cell>
          <table:table-cell office:value-type="string" calcext:value-type="string">
            <text:p>2327-03-21T00:00:00</text:p>
          </table:table-cell>
          <table:table-cell office:value-type="float" office:value="2571057.5" calcext:value-type="float">
            <text:p>2571057.5</text:p>
          </table:table-cell>
          <table:table-cell office:value-type="float" office:value="176411.977287" calcext:value-type="float">
            <text:p>176411.977287</text:p>
          </table:table-cell>
          <table:table-cell office:value-type="float" office:value="0.022713" calcext:value-type="float">
            <text:p>0.0227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5-01-01T00:00:00</text:p>
          </table:table-cell>
          <table:table-cell office:value-type="float" office:value="2571423.5" calcext:value-type="float">
            <text:p>2571423.5</text:p>
          </table:table-cell>
          <table:table-cell office:value-type="string" calcext:value-type="string">
            <text:p>2328-03-21T00:00:00</text:p>
          </table:table-cell>
          <table:table-cell office:value-type="float" office:value="2571423.5" calcext:value-type="float">
            <text:p>2571423.5</text:p>
          </table:table-cell>
          <table:table-cell office:value-type="float" office:value="176777.219476" calcext:value-type="float">
            <text:p>176777.219476</text:p>
          </table:table-cell>
          <table:table-cell office:value-type="float" office:value="0.780524" calcext:value-type="float">
            <text:p>0.7805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6-01-01T00:00:00</text:p>
          </table:table-cell>
          <table:table-cell office:value-type="float" office:value="2571788.5" calcext:value-type="float">
            <text:p>2571788.5</text:p>
          </table:table-cell>
          <table:table-cell office:value-type="string" calcext:value-type="string">
            <text:p>2329-03-21T00:00:00</text:p>
          </table:table-cell>
          <table:table-cell office:value-type="float" office:value="2571788.5" calcext:value-type="float">
            <text:p>2571788.5</text:p>
          </table:table-cell>
          <table:table-cell office:value-type="float" office:value="177142.461665" calcext:value-type="float">
            <text:p>177142.461665</text:p>
          </table:table-cell>
          <table:table-cell office:value-type="float" office:value="0.538335" calcext:value-type="float">
            <text:p>0.5383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7-01-01T00:00:00</text:p>
          </table:table-cell>
          <table:table-cell office:value-type="float" office:value="2572153.5" calcext:value-type="float">
            <text:p>2572153.5</text:p>
          </table:table-cell>
          <table:table-cell office:value-type="string" calcext:value-type="string">
            <text:p>2330-03-21T00:00:00</text:p>
          </table:table-cell>
          <table:table-cell office:value-type="float" office:value="2572153.5" calcext:value-type="float">
            <text:p>2572153.5</text:p>
          </table:table-cell>
          <table:table-cell office:value-type="float" office:value="177507.703854" calcext:value-type="float">
            <text:p>177507.703854</text:p>
          </table:table-cell>
          <table:table-cell office:value-type="float" office:value="0.296146" calcext:value-type="float">
            <text:p>0.2961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8-01-01T00:00:00</text:p>
          </table:table-cell>
          <table:table-cell office:value-type="float" office:value="2572518.5" calcext:value-type="float">
            <text:p>2572518.5</text:p>
          </table:table-cell>
          <table:table-cell office:value-type="string" calcext:value-type="string">
            <text:p>2331-03-21T00:00:00</text:p>
          </table:table-cell>
          <table:table-cell office:value-type="float" office:value="2572518.5" calcext:value-type="float">
            <text:p>2572518.5</text:p>
          </table:table-cell>
          <table:table-cell office:value-type="float" office:value="177872.946043" calcext:value-type="float">
            <text:p>177872.946043</text:p>
          </table:table-cell>
          <table:table-cell office:value-type="float" office:value="0.053957" calcext:value-type="float">
            <text:p>0.0539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9-01-01T00:00:00</text:p>
          </table:table-cell>
          <table:table-cell office:value-type="float" office:value="2572884.5" calcext:value-type="float">
            <text:p>2572884.5</text:p>
          </table:table-cell>
          <table:table-cell office:value-type="string" calcext:value-type="string">
            <text:p>2332-03-21T00:00:00</text:p>
          </table:table-cell>
          <table:table-cell office:value-type="float" office:value="2572884.5" calcext:value-type="float">
            <text:p>2572884.5</text:p>
          </table:table-cell>
          <table:table-cell office:value-type="float" office:value="178238.188232" calcext:value-type="float">
            <text:p>178238.188232</text:p>
          </table:table-cell>
          <table:table-cell office:value-type="float" office:value="0.811768" calcext:value-type="float">
            <text:p>0.8117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0-01-01T00:00:00</text:p>
          </table:table-cell>
          <table:table-cell office:value-type="float" office:value="2573249.5" calcext:value-type="float">
            <text:p>2573249.5</text:p>
          </table:table-cell>
          <table:table-cell office:value-type="string" calcext:value-type="string">
            <text:p>2333-03-21T00:00:00</text:p>
          </table:table-cell>
          <table:table-cell office:value-type="float" office:value="2573249.5" calcext:value-type="float">
            <text:p>2573249.5</text:p>
          </table:table-cell>
          <table:table-cell office:value-type="float" office:value="178603.430421" calcext:value-type="float">
            <text:p>178603.430421</text:p>
          </table:table-cell>
          <table:table-cell office:value-type="float" office:value="0.569579" calcext:value-type="float">
            <text:p>0.5695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1-01-01T00:00:00</text:p>
          </table:table-cell>
          <table:table-cell office:value-type="float" office:value="2573614.5" calcext:value-type="float">
            <text:p>2573614.5</text:p>
          </table:table-cell>
          <table:table-cell office:value-type="string" calcext:value-type="string">
            <text:p>2334-03-21T00:00:00</text:p>
          </table:table-cell>
          <table:table-cell office:value-type="float" office:value="2573614.5" calcext:value-type="float">
            <text:p>2573614.5</text:p>
          </table:table-cell>
          <table:table-cell office:value-type="float" office:value="178968.67261" calcext:value-type="float">
            <text:p>178968.67261</text:p>
          </table:table-cell>
          <table:table-cell office:value-type="float" office:value="0.32739" calcext:value-type="float">
            <text:p>0.32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2-01-01T00:00:00</text:p>
          </table:table-cell>
          <table:table-cell office:value-type="float" office:value="2573979.5" calcext:value-type="float">
            <text:p>2573979.5</text:p>
          </table:table-cell>
          <table:table-cell office:value-type="string" calcext:value-type="string">
            <text:p>2335-03-21T00:00:00</text:p>
          </table:table-cell>
          <table:table-cell office:value-type="float" office:value="2573979.5" calcext:value-type="float">
            <text:p>2573979.5</text:p>
          </table:table-cell>
          <table:table-cell office:value-type="float" office:value="179333.914799" calcext:value-type="float">
            <text:p>179333.914799</text:p>
          </table:table-cell>
          <table:table-cell office:value-type="float" office:value="0.085201" calcext:value-type="float">
            <text:p>0.0852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3-01-01T00:00:00</text:p>
          </table:table-cell>
          <table:table-cell office:value-type="float" office:value="2574345.5" calcext:value-type="float">
            <text:p>2574345.5</text:p>
          </table:table-cell>
          <table:table-cell office:value-type="string" calcext:value-type="string">
            <text:p>2336-03-21T00:00:00</text:p>
          </table:table-cell>
          <table:table-cell office:value-type="float" office:value="2574345.5" calcext:value-type="float">
            <text:p>2574345.5</text:p>
          </table:table-cell>
          <table:table-cell office:value-type="float" office:value="179699.156988" calcext:value-type="float">
            <text:p>179699.156988</text:p>
          </table:table-cell>
          <table:table-cell office:value-type="float" office:value="0.843012" calcext:value-type="float">
            <text:p>0.8430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4-01-01T00:00:00</text:p>
          </table:table-cell>
          <table:table-cell office:value-type="float" office:value="2574710.5" calcext:value-type="float">
            <text:p>2574710.5</text:p>
          </table:table-cell>
          <table:table-cell office:value-type="string" calcext:value-type="string">
            <text:p>2337-03-21T00:00:00</text:p>
          </table:table-cell>
          <table:table-cell office:value-type="float" office:value="2574710.5" calcext:value-type="float">
            <text:p>2574710.5</text:p>
          </table:table-cell>
          <table:table-cell office:value-type="float" office:value="180064.399177" calcext:value-type="float">
            <text:p>180064.399177</text:p>
          </table:table-cell>
          <table:table-cell office:value-type="float" office:value="0.600823" calcext:value-type="float">
            <text:p>0.6008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5-01-01T00:00:00</text:p>
          </table:table-cell>
          <table:table-cell office:value-type="float" office:value="2575075.5" calcext:value-type="float">
            <text:p>2575075.5</text:p>
          </table:table-cell>
          <table:table-cell office:value-type="string" calcext:value-type="string">
            <text:p>2338-03-21T00:00:00</text:p>
          </table:table-cell>
          <table:table-cell office:value-type="float" office:value="2575075.5" calcext:value-type="float">
            <text:p>2575075.5</text:p>
          </table:table-cell>
          <table:table-cell office:value-type="float" office:value="180429.641366" calcext:value-type="float">
            <text:p>180429.641366</text:p>
          </table:table-cell>
          <table:table-cell office:value-type="float" office:value="0.358634" calcext:value-type="float">
            <text:p>0.3586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6-01-01T00:00:00</text:p>
          </table:table-cell>
          <table:table-cell office:value-type="float" office:value="2575440.5" calcext:value-type="float">
            <text:p>2575440.5</text:p>
          </table:table-cell>
          <table:table-cell office:value-type="string" calcext:value-type="string">
            <text:p>2339-03-21T00:00:00</text:p>
          </table:table-cell>
          <table:table-cell office:value-type="float" office:value="2575440.5" calcext:value-type="float">
            <text:p>2575440.5</text:p>
          </table:table-cell>
          <table:table-cell office:value-type="float" office:value="180794.883555" calcext:value-type="float">
            <text:p>180794.883555</text:p>
          </table:table-cell>
          <table:table-cell office:value-type="float" office:value="0.116445" calcext:value-type="float">
            <text:p>0.1164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7-01-01T00:00:00</text:p>
          </table:table-cell>
          <table:table-cell office:value-type="float" office:value="2575806.5" calcext:value-type="float">
            <text:p>2575806.5</text:p>
          </table:table-cell>
          <table:table-cell office:value-type="string" calcext:value-type="string">
            <text:p>2340-03-21T00:00:00</text:p>
          </table:table-cell>
          <table:table-cell office:value-type="float" office:value="2575806.5" calcext:value-type="float">
            <text:p>2575806.5</text:p>
          </table:table-cell>
          <table:table-cell office:value-type="float" office:value="181160.125744" calcext:value-type="float">
            <text:p>181160.125744</text:p>
          </table:table-cell>
          <table:table-cell office:value-type="float" office:value="0.874256" calcext:value-type="float">
            <text:p>0.8742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8-01-01T00:00:00</text:p>
          </table:table-cell>
          <table:table-cell office:value-type="float" office:value="2576171.5" calcext:value-type="float">
            <text:p>2576171.5</text:p>
          </table:table-cell>
          <table:table-cell office:value-type="string" calcext:value-type="string">
            <text:p>2341-03-21T00:00:00</text:p>
          </table:table-cell>
          <table:table-cell office:value-type="float" office:value="2576171.5" calcext:value-type="float">
            <text:p>2576171.5</text:p>
          </table:table-cell>
          <table:table-cell office:value-type="float" office:value="181525.367933" calcext:value-type="float">
            <text:p>181525.367933</text:p>
          </table:table-cell>
          <table:table-cell office:value-type="float" office:value="0.632067" calcext:value-type="float">
            <text:p>0.6320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9-01-01T00:00:00</text:p>
          </table:table-cell>
          <table:table-cell office:value-type="float" office:value="2576536.5" calcext:value-type="float">
            <text:p>2576536.5</text:p>
          </table:table-cell>
          <table:table-cell office:value-type="string" calcext:value-type="string">
            <text:p>2342-03-21T00:00:00</text:p>
          </table:table-cell>
          <table:table-cell office:value-type="float" office:value="2576536.5" calcext:value-type="float">
            <text:p>2576536.5</text:p>
          </table:table-cell>
          <table:table-cell office:value-type="float" office:value="181890.610122" calcext:value-type="float">
            <text:p>181890.610122</text:p>
          </table:table-cell>
          <table:table-cell office:value-type="float" office:value="0.389878" calcext:value-type="float">
            <text:p>0.3898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0-01-01T00:00:00</text:p>
          </table:table-cell>
          <table:table-cell office:value-type="float" office:value="2576901.5" calcext:value-type="float">
            <text:p>2576901.5</text:p>
          </table:table-cell>
          <table:table-cell office:value-type="string" calcext:value-type="string">
            <text:p>2343-03-21T00:00:00</text:p>
          </table:table-cell>
          <table:table-cell office:value-type="float" office:value="2576901.5" calcext:value-type="float">
            <text:p>2576901.5</text:p>
          </table:table-cell>
          <table:table-cell office:value-type="float" office:value="182255.852311" calcext:value-type="float">
            <text:p>182255.852311</text:p>
          </table:table-cell>
          <table:table-cell office:value-type="float" office:value="0.147689" calcext:value-type="float">
            <text:p>0.1476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1-01-01T00:00:00</text:p>
          </table:table-cell>
          <table:table-cell office:value-type="float" office:value="2577267.5" calcext:value-type="float">
            <text:p>2577267.5</text:p>
          </table:table-cell>
          <table:table-cell office:value-type="string" calcext:value-type="string">
            <text:p>2344-03-21T00:00:00</text:p>
          </table:table-cell>
          <table:table-cell office:value-type="float" office:value="2577267.5" calcext:value-type="float">
            <text:p>2577267.5</text:p>
          </table:table-cell>
          <table:table-cell office:value-type="float" office:value="182621.0945" calcext:value-type="float">
            <text:p>182621.0945</text:p>
          </table:table-cell>
          <table:table-cell office:value-type="float" office:value="0.9055" calcext:value-type="float">
            <text:p>0.9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2-01-01T00:00:00</text:p>
          </table:table-cell>
          <table:table-cell office:value-type="float" office:value="2577632.5" calcext:value-type="float">
            <text:p>2577632.5</text:p>
          </table:table-cell>
          <table:table-cell office:value-type="string" calcext:value-type="string">
            <text:p>2345-03-21T00:00:00</text:p>
          </table:table-cell>
          <table:table-cell office:value-type="float" office:value="2577632.5" calcext:value-type="float">
            <text:p>2577632.5</text:p>
          </table:table-cell>
          <table:table-cell office:value-type="float" office:value="182986.336689" calcext:value-type="float">
            <text:p>182986.336689</text:p>
          </table:table-cell>
          <table:table-cell office:value-type="float" office:value="0.663311" calcext:value-type="float">
            <text:p>0.6633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3-01-01T00:00:00</text:p>
          </table:table-cell>
          <table:table-cell office:value-type="float" office:value="2577997.5" calcext:value-type="float">
            <text:p>2577997.5</text:p>
          </table:table-cell>
          <table:table-cell office:value-type="string" calcext:value-type="string">
            <text:p>2346-03-21T00:00:00</text:p>
          </table:table-cell>
          <table:table-cell office:value-type="float" office:value="2577997.5" calcext:value-type="float">
            <text:p>2577997.5</text:p>
          </table:table-cell>
          <table:table-cell office:value-type="float" office:value="183351.578878" calcext:value-type="float">
            <text:p>183351.578878</text:p>
          </table:table-cell>
          <table:table-cell office:value-type="float" office:value="0.421122" calcext:value-type="float">
            <text:p>0.4211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4-01-01T00:00:00</text:p>
          </table:table-cell>
          <table:table-cell office:value-type="float" office:value="2578362.5" calcext:value-type="float">
            <text:p>2578362.5</text:p>
          </table:table-cell>
          <table:table-cell office:value-type="string" calcext:value-type="string">
            <text:p>2347-03-21T00:00:00</text:p>
          </table:table-cell>
          <table:table-cell office:value-type="float" office:value="2578362.5" calcext:value-type="float">
            <text:p>2578362.5</text:p>
          </table:table-cell>
          <table:table-cell office:value-type="float" office:value="183716.821067" calcext:value-type="float">
            <text:p>183716.821067</text:p>
          </table:table-cell>
          <table:table-cell office:value-type="float" office:value="0.178933" calcext:value-type="float">
            <text:p>0.1789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5-01-01T00:00:00</text:p>
          </table:table-cell>
          <table:table-cell office:value-type="float" office:value="2578728.5" calcext:value-type="float">
            <text:p>2578728.5</text:p>
          </table:table-cell>
          <table:table-cell office:value-type="string" calcext:value-type="string">
            <text:p>2348-03-21T00:00:00</text:p>
          </table:table-cell>
          <table:table-cell office:value-type="float" office:value="2578728.5" calcext:value-type="float">
            <text:p>2578728.5</text:p>
          </table:table-cell>
          <table:table-cell office:value-type="float" office:value="184082.063256" calcext:value-type="float">
            <text:p>184082.063256</text:p>
          </table:table-cell>
          <table:table-cell office:value-type="float" office:value="0.936744" calcext:value-type="float">
            <text:p>0.9367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6-01-01T00:00:00</text:p>
          </table:table-cell>
          <table:table-cell office:value-type="float" office:value="2579093.5" calcext:value-type="float">
            <text:p>2579093.5</text:p>
          </table:table-cell>
          <table:table-cell office:value-type="string" calcext:value-type="string">
            <text:p>2349-03-21T00:00:00</text:p>
          </table:table-cell>
          <table:table-cell office:value-type="float" office:value="2579093.5" calcext:value-type="float">
            <text:p>2579093.5</text:p>
          </table:table-cell>
          <table:table-cell office:value-type="float" office:value="184447.305445" calcext:value-type="float">
            <text:p>184447.305445</text:p>
          </table:table-cell>
          <table:table-cell office:value-type="float" office:value="0.694555" calcext:value-type="float">
            <text:p>0.6945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7-01-01T00:00:00</text:p>
          </table:table-cell>
          <table:table-cell office:value-type="float" office:value="2579458.5" calcext:value-type="float">
            <text:p>2579458.5</text:p>
          </table:table-cell>
          <table:table-cell office:value-type="string" calcext:value-type="string">
            <text:p>2350-03-21T00:00:00</text:p>
          </table:table-cell>
          <table:table-cell office:value-type="float" office:value="2579458.5" calcext:value-type="float">
            <text:p>2579458.5</text:p>
          </table:table-cell>
          <table:table-cell office:value-type="float" office:value="184812.547634" calcext:value-type="float">
            <text:p>184812.547634</text:p>
          </table:table-cell>
          <table:table-cell office:value-type="float" office:value="0.452366" calcext:value-type="float">
            <text:p>0.4523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8-01-01T00:00:00</text:p>
          </table:table-cell>
          <table:table-cell office:value-type="float" office:value="2579823.5" calcext:value-type="float">
            <text:p>2579823.5</text:p>
          </table:table-cell>
          <table:table-cell office:value-type="string" calcext:value-type="string">
            <text:p>2351-03-21T00:00:00</text:p>
          </table:table-cell>
          <table:table-cell office:value-type="float" office:value="2579823.5" calcext:value-type="float">
            <text:p>2579823.5</text:p>
          </table:table-cell>
          <table:table-cell office:value-type="float" office:value="185177.789823" calcext:value-type="float">
            <text:p>185177.789823</text:p>
          </table:table-cell>
          <table:table-cell office:value-type="float" office:value="0.210177" calcext:value-type="float">
            <text:p>0.2101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09-01-01T00:00:00</text:p>
          </table:table-cell>
          <table:table-cell office:value-type="float" office:value="2580189.5" calcext:value-type="float">
            <text:p>2580189.5</text:p>
          </table:table-cell>
          <table:table-cell office:value-type="string" calcext:value-type="string">
            <text:p>2352-03-21T00:00:00</text:p>
          </table:table-cell>
          <table:table-cell office:value-type="float" office:value="2580189.5" calcext:value-type="float">
            <text:p>2580189.5</text:p>
          </table:table-cell>
          <table:table-cell office:value-type="float" office:value="185543.032012" calcext:value-type="float">
            <text:p>185543.032012</text:p>
          </table:table-cell>
          <table:table-cell office:value-type="float" office:value="0.967988" calcext:value-type="float">
            <text:p>0.9679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0-01-01T00:00:00</text:p>
          </table:table-cell>
          <table:table-cell office:value-type="float" office:value="2580554.5" calcext:value-type="float">
            <text:p>2580554.5</text:p>
          </table:table-cell>
          <table:table-cell office:value-type="string" calcext:value-type="string">
            <text:p>2353-03-21T00:00:00</text:p>
          </table:table-cell>
          <table:table-cell office:value-type="float" office:value="2580554.5" calcext:value-type="float">
            <text:p>2580554.5</text:p>
          </table:table-cell>
          <table:table-cell office:value-type="float" office:value="185908.274201" calcext:value-type="float">
            <text:p>185908.274201</text:p>
          </table:table-cell>
          <table:table-cell office:value-type="float" office:value="0.725799" calcext:value-type="float">
            <text:p>0.7257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1-01-01T00:00:00</text:p>
          </table:table-cell>
          <table:table-cell office:value-type="float" office:value="2580919.5" calcext:value-type="float">
            <text:p>2580919.5</text:p>
          </table:table-cell>
          <table:table-cell office:value-type="string" calcext:value-type="string">
            <text:p>2354-03-21T00:00:00</text:p>
          </table:table-cell>
          <table:table-cell office:value-type="float" office:value="2580919.5" calcext:value-type="float">
            <text:p>2580919.5</text:p>
          </table:table-cell>
          <table:table-cell office:value-type="float" office:value="186273.51639" calcext:value-type="float">
            <text:p>186273.51639</text:p>
          </table:table-cell>
          <table:table-cell office:value-type="float" office:value="0.48361" calcext:value-type="float">
            <text:p>0.48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2-01-01T00:00:00</text:p>
          </table:table-cell>
          <table:table-cell office:value-type="float" office:value="2581284.5" calcext:value-type="float">
            <text:p>2581284.5</text:p>
          </table:table-cell>
          <table:table-cell office:value-type="string" calcext:value-type="string">
            <text:p>2355-03-21T00:00:00</text:p>
          </table:table-cell>
          <table:table-cell office:value-type="float" office:value="2581284.5" calcext:value-type="float">
            <text:p>2581284.5</text:p>
          </table:table-cell>
          <table:table-cell office:value-type="float" office:value="186638.758579" calcext:value-type="float">
            <text:p>186638.758579</text:p>
          </table:table-cell>
          <table:table-cell office:value-type="float" office:value="0.241421" calcext:value-type="float">
            <text:p>0.2414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3-01-01T00:00:00</text:p>
          </table:table-cell>
          <table:table-cell office:value-type="float" office:value="2581650.5" calcext:value-type="float">
            <text:p>2581650.5</text:p>
          </table:table-cell>
          <table:table-cell office:value-type="string" calcext:value-type="string">
            <text:p>2356-03-21T00:00:00</text:p>
          </table:table-cell>
          <table:table-cell office:value-type="float" office:value="2581650.5" calcext:value-type="float">
            <text:p>2581650.5</text:p>
          </table:table-cell>
          <table:table-cell office:value-type="float" office:value="187004.000768" calcext:value-type="float">
            <text:p>187004.000768</text:p>
          </table:table-cell>
          <table:table-cell office:value-type="float" office:value="0.999232" calcext:value-type="float">
            <text:p>0.9992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4-01-01T00:00:00</text:p>
          </table:table-cell>
          <table:table-cell office:value-type="float" office:value="2582015.5" calcext:value-type="float">
            <text:p>2582015.5</text:p>
          </table:table-cell>
          <table:table-cell office:value-type="string" calcext:value-type="string">
            <text:p>2357-03-21T00:00:00</text:p>
          </table:table-cell>
          <table:table-cell office:value-type="float" office:value="2582015.5" calcext:value-type="float">
            <text:p>2582015.5</text:p>
          </table:table-cell>
          <table:table-cell office:value-type="float" office:value="187369.242957" calcext:value-type="float">
            <text:p>187369.242957</text:p>
          </table:table-cell>
          <table:table-cell office:value-type="float" office:value="0.757043" calcext:value-type="float">
            <text:p>0.7570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5-01-01T00:00:00</text:p>
          </table:table-cell>
          <table:table-cell office:value-type="float" office:value="2582380.5" calcext:value-type="float">
            <text:p>2582380.5</text:p>
          </table:table-cell>
          <table:table-cell office:value-type="string" calcext:value-type="string">
            <text:p>2358-03-21T00:00:00</text:p>
          </table:table-cell>
          <table:table-cell office:value-type="float" office:value="2582380.5" calcext:value-type="float">
            <text:p>2582380.5</text:p>
          </table:table-cell>
          <table:table-cell office:value-type="float" office:value="187734.485146" calcext:value-type="float">
            <text:p>187734.485146</text:p>
          </table:table-cell>
          <table:table-cell office:value-type="float" office:value="0.514854" calcext:value-type="float">
            <text:p>0.5148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6-01-01T00:00:00</text:p>
          </table:table-cell>
          <table:table-cell office:value-type="float" office:value="2582745.5" calcext:value-type="float">
            <text:p>2582745.5</text:p>
          </table:table-cell>
          <table:table-cell office:value-type="string" calcext:value-type="string">
            <text:p>2359-03-21T00:00:00</text:p>
          </table:table-cell>
          <table:table-cell office:value-type="float" office:value="2582745.5" calcext:value-type="float">
            <text:p>2582745.5</text:p>
          </table:table-cell>
          <table:table-cell office:value-type="float" office:value="188099.727335" calcext:value-type="float">
            <text:p>188099.727335</text:p>
          </table:table-cell>
          <table:table-cell office:value-type="float" office:value="0.272665" calcext:value-type="float">
            <text:p>0.2726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7-01-01T00:00:00</text:p>
          </table:table-cell>
          <table:table-cell office:value-type="float" office:value="2583110.5" calcext:value-type="float">
            <text:p>2583110.5</text:p>
          </table:table-cell>
          <table:table-cell office:value-type="string" calcext:value-type="string">
            <text:p>2360-03-20T00:00:00</text:p>
          </table:table-cell>
          <table:table-cell office:value-type="float" office:value="2583111.5" calcext:value-type="float">
            <text:p>2583111.5</text:p>
          </table:table-cell>
          <table:table-cell office:value-type="float" office:value="188464.969524" calcext:value-type="float">
            <text:p>188464.969524</text:p>
          </table:table-cell>
          <table:table-cell office:value-type="float" office:value="0.030476" calcext:value-type="float">
            <text:p>0.03047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8-01-01T00:00:00</text:p>
          </table:table-cell>
          <table:table-cell office:value-type="float" office:value="2583476.5" calcext:value-type="float">
            <text:p>2583476.5</text:p>
          </table:table-cell>
          <table:table-cell office:value-type="string" calcext:value-type="string">
            <text:p>2361-03-21T00:00:00</text:p>
          </table:table-cell>
          <table:table-cell office:value-type="float" office:value="2583476.5" calcext:value-type="float">
            <text:p>2583476.5</text:p>
          </table:table-cell>
          <table:table-cell office:value-type="float" office:value="188830.211713" calcext:value-type="float">
            <text:p>188830.211713</text:p>
          </table:table-cell>
          <table:table-cell office:value-type="float" office:value="0.788287" calcext:value-type="float">
            <text:p>0.7882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9-01-01T00:00:00</text:p>
          </table:table-cell>
          <table:table-cell office:value-type="float" office:value="2583841.5" calcext:value-type="float">
            <text:p>2583841.5</text:p>
          </table:table-cell>
          <table:table-cell office:value-type="string" calcext:value-type="string">
            <text:p>2362-03-21T00:00:00</text:p>
          </table:table-cell>
          <table:table-cell office:value-type="float" office:value="2583841.5" calcext:value-type="float">
            <text:p>2583841.5</text:p>
          </table:table-cell>
          <table:table-cell office:value-type="float" office:value="189195.453902" calcext:value-type="float">
            <text:p>189195.453902</text:p>
          </table:table-cell>
          <table:table-cell office:value-type="float" office:value="0.546098" calcext:value-type="float">
            <text:p>0.5460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0-01-01T00:00:00</text:p>
          </table:table-cell>
          <table:table-cell office:value-type="float" office:value="2584206.5" calcext:value-type="float">
            <text:p>2584206.5</text:p>
          </table:table-cell>
          <table:table-cell office:value-type="string" calcext:value-type="string">
            <text:p>2363-03-21T00:00:00</text:p>
          </table:table-cell>
          <table:table-cell office:value-type="float" office:value="2584206.5" calcext:value-type="float">
            <text:p>2584206.5</text:p>
          </table:table-cell>
          <table:table-cell office:value-type="float" office:value="189560.696091" calcext:value-type="float">
            <text:p>189560.696091</text:p>
          </table:table-cell>
          <table:table-cell office:value-type="float" office:value="0.303909" calcext:value-type="float">
            <text:p>0.3039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1-01-01T00:00:00</text:p>
          </table:table-cell>
          <table:table-cell office:value-type="float" office:value="2584571.5" calcext:value-type="float">
            <text:p>2584571.5</text:p>
          </table:table-cell>
          <table:table-cell office:value-type="string" calcext:value-type="string">
            <text:p>2364-03-20T00:00:00</text:p>
          </table:table-cell>
          <table:table-cell office:value-type="float" office:value="2584571.5" calcext:value-type="float">
            <text:p>2584571.5</text:p>
          </table:table-cell>
          <table:table-cell office:value-type="float" office:value="189925.93828" calcext:value-type="float">
            <text:p>189925.93828</text:p>
          </table:table-cell>
          <table:table-cell office:value-type="float" office:value="0.06172" calcext:value-type="float">
            <text:p>0.06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2-01-01T00:00:00</text:p>
          </table:table-cell>
          <table:table-cell office:value-type="float" office:value="2584937.5" calcext:value-type="float">
            <text:p>2584937.5</text:p>
          </table:table-cell>
          <table:table-cell office:value-type="string" calcext:value-type="string">
            <text:p>2365-03-21T00:00:00</text:p>
          </table:table-cell>
          <table:table-cell office:value-type="float" office:value="2584937.5" calcext:value-type="float">
            <text:p>2584937.5</text:p>
          </table:table-cell>
          <table:table-cell office:value-type="float" office:value="190291.180469" calcext:value-type="float">
            <text:p>190291.180469</text:p>
          </table:table-cell>
          <table:table-cell office:value-type="float" office:value="0.819531" calcext:value-type="float">
            <text:p>0.8195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3-01-01T00:00:00</text:p>
          </table:table-cell>
          <table:table-cell office:value-type="float" office:value="2585302.5" calcext:value-type="float">
            <text:p>2585302.5</text:p>
          </table:table-cell>
          <table:table-cell office:value-type="string" calcext:value-type="string">
            <text:p>2366-03-21T00:00:00</text:p>
          </table:table-cell>
          <table:table-cell office:value-type="float" office:value="2585302.5" calcext:value-type="float">
            <text:p>2585302.5</text:p>
          </table:table-cell>
          <table:table-cell office:value-type="float" office:value="190656.422658" calcext:value-type="float">
            <text:p>190656.422658</text:p>
          </table:table-cell>
          <table:table-cell office:value-type="float" office:value="0.577342" calcext:value-type="float">
            <text:p>0.5773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4-01-01T00:00:00</text:p>
          </table:table-cell>
          <table:table-cell office:value-type="float" office:value="2585667.5" calcext:value-type="float">
            <text:p>2585667.5</text:p>
          </table:table-cell>
          <table:table-cell office:value-type="string" calcext:value-type="string">
            <text:p>2367-03-21T00:00:00</text:p>
          </table:table-cell>
          <table:table-cell office:value-type="float" office:value="2585667.5" calcext:value-type="float">
            <text:p>2585667.5</text:p>
          </table:table-cell>
          <table:table-cell office:value-type="float" office:value="191021.664847" calcext:value-type="float">
            <text:p>191021.664847</text:p>
          </table:table-cell>
          <table:table-cell office:value-type="float" office:value="0.335153" calcext:value-type="float">
            <text:p>0.3351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5-01-01T00:00:00</text:p>
          </table:table-cell>
          <table:table-cell office:value-type="float" office:value="2586032.5" calcext:value-type="float">
            <text:p>2586032.5</text:p>
          </table:table-cell>
          <table:table-cell office:value-type="string" calcext:value-type="string">
            <text:p>2368-03-20T00:00:00</text:p>
          </table:table-cell>
          <table:table-cell office:value-type="float" office:value="2586032.5" calcext:value-type="float">
            <text:p>2586032.5</text:p>
          </table:table-cell>
          <table:table-cell office:value-type="float" office:value="191386.907036" calcext:value-type="float">
            <text:p>191386.907036</text:p>
          </table:table-cell>
          <table:table-cell office:value-type="float" office:value="0.092964" calcext:value-type="float">
            <text:p>0.0929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6-01-01T00:00:00</text:p>
          </table:table-cell>
          <table:table-cell office:value-type="float" office:value="2586398.5" calcext:value-type="float">
            <text:p>2586398.5</text:p>
          </table:table-cell>
          <table:table-cell office:value-type="string" calcext:value-type="string">
            <text:p>2369-03-21T00:00:00</text:p>
          </table:table-cell>
          <table:table-cell office:value-type="float" office:value="2586398.5" calcext:value-type="float">
            <text:p>2586398.5</text:p>
          </table:table-cell>
          <table:table-cell office:value-type="float" office:value="191752.149225" calcext:value-type="float">
            <text:p>191752.149225</text:p>
          </table:table-cell>
          <table:table-cell office:value-type="float" office:value="0.850775" calcext:value-type="float">
            <text:p>0.8507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7-01-01T00:00:00</text:p>
          </table:table-cell>
          <table:table-cell office:value-type="float" office:value="2586763.5" calcext:value-type="float">
            <text:p>2586763.5</text:p>
          </table:table-cell>
          <table:table-cell office:value-type="string" calcext:value-type="string">
            <text:p>2370-03-21T00:00:00</text:p>
          </table:table-cell>
          <table:table-cell office:value-type="float" office:value="2586763.5" calcext:value-type="float">
            <text:p>2586763.5</text:p>
          </table:table-cell>
          <table:table-cell office:value-type="float" office:value="192117.391414" calcext:value-type="float">
            <text:p>192117.391414</text:p>
          </table:table-cell>
          <table:table-cell office:value-type="float" office:value="0.608586" calcext:value-type="float">
            <text:p>0.6085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8-01-01T00:00:00</text:p>
          </table:table-cell>
          <table:table-cell office:value-type="float" office:value="2587128.5" calcext:value-type="float">
            <text:p>2587128.5</text:p>
          </table:table-cell>
          <table:table-cell office:value-type="string" calcext:value-type="string">
            <text:p>2371-03-21T00:00:00</text:p>
          </table:table-cell>
          <table:table-cell office:value-type="float" office:value="2587128.5" calcext:value-type="float">
            <text:p>2587128.5</text:p>
          </table:table-cell>
          <table:table-cell office:value-type="float" office:value="192482.633603" calcext:value-type="float">
            <text:p>192482.633603</text:p>
          </table:table-cell>
          <table:table-cell office:value-type="float" office:value="0.366397" calcext:value-type="float">
            <text:p>0.3663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9-01-01T00:00:00</text:p>
          </table:table-cell>
          <table:table-cell office:value-type="float" office:value="2587493.5" calcext:value-type="float">
            <text:p>2587493.5</text:p>
          </table:table-cell>
          <table:table-cell office:value-type="string" calcext:value-type="string">
            <text:p>2372-03-20T00:00:00</text:p>
          </table:table-cell>
          <table:table-cell office:value-type="float" office:value="2587493.5" calcext:value-type="float">
            <text:p>2587493.5</text:p>
          </table:table-cell>
          <table:table-cell office:value-type="float" office:value="192847.875792" calcext:value-type="float">
            <text:p>192847.875792</text:p>
          </table:table-cell>
          <table:table-cell office:value-type="float" office:value="0.124208" calcext:value-type="float">
            <text:p>0.1242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0-01-01T00:00:00</text:p>
          </table:table-cell>
          <table:table-cell office:value-type="float" office:value="2587859.5" calcext:value-type="float">
            <text:p>2587859.5</text:p>
          </table:table-cell>
          <table:table-cell office:value-type="string" calcext:value-type="string">
            <text:p>2373-03-21T00:00:00</text:p>
          </table:table-cell>
          <table:table-cell office:value-type="float" office:value="2587859.5" calcext:value-type="float">
            <text:p>2587859.5</text:p>
          </table:table-cell>
          <table:table-cell office:value-type="float" office:value="193213.117981" calcext:value-type="float">
            <text:p>193213.117981</text:p>
          </table:table-cell>
          <table:table-cell office:value-type="float" office:value="0.882019" calcext:value-type="float">
            <text:p>0.8820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1-01-01T00:00:00</text:p>
          </table:table-cell>
          <table:table-cell office:value-type="float" office:value="2588224.5" calcext:value-type="float">
            <text:p>2588224.5</text:p>
          </table:table-cell>
          <table:table-cell office:value-type="string" calcext:value-type="string">
            <text:p>2374-03-21T00:00:00</text:p>
          </table:table-cell>
          <table:table-cell office:value-type="float" office:value="2588224.5" calcext:value-type="float">
            <text:p>2588224.5</text:p>
          </table:table-cell>
          <table:table-cell office:value-type="float" office:value="193578.36017" calcext:value-type="float">
            <text:p>193578.36017</text:p>
          </table:table-cell>
          <table:table-cell office:value-type="float" office:value="0.63983" calcext:value-type="float">
            <text:p>0.63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2-01-01T00:00:00</text:p>
          </table:table-cell>
          <table:table-cell office:value-type="float" office:value="2588589.5" calcext:value-type="float">
            <text:p>2588589.5</text:p>
          </table:table-cell>
          <table:table-cell office:value-type="string" calcext:value-type="string">
            <text:p>2375-03-21T00:00:00</text:p>
          </table:table-cell>
          <table:table-cell office:value-type="float" office:value="2588589.5" calcext:value-type="float">
            <text:p>2588589.5</text:p>
          </table:table-cell>
          <table:table-cell office:value-type="float" office:value="193943.602359" calcext:value-type="float">
            <text:p>193943.602359</text:p>
          </table:table-cell>
          <table:table-cell office:value-type="float" office:value="0.397641" calcext:value-type="float">
            <text:p>0.3976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3-01-01T00:00:00</text:p>
          </table:table-cell>
          <table:table-cell office:value-type="float" office:value="2588954.5" calcext:value-type="float">
            <text:p>2588954.5</text:p>
          </table:table-cell>
          <table:table-cell office:value-type="string" calcext:value-type="string">
            <text:p>2376-03-20T00:00:00</text:p>
          </table:table-cell>
          <table:table-cell office:value-type="float" office:value="2588954.5" calcext:value-type="float">
            <text:p>2588954.5</text:p>
          </table:table-cell>
          <table:table-cell office:value-type="float" office:value="194308.844548" calcext:value-type="float">
            <text:p>194308.844548</text:p>
          </table:table-cell>
          <table:table-cell office:value-type="float" office:value="0.155452" calcext:value-type="float">
            <text:p>0.1554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4-01-01T00:00:00</text:p>
          </table:table-cell>
          <table:table-cell office:value-type="float" office:value="2589320.5" calcext:value-type="float">
            <text:p>2589320.5</text:p>
          </table:table-cell>
          <table:table-cell office:value-type="string" calcext:value-type="string">
            <text:p>2377-03-21T00:00:00</text:p>
          </table:table-cell>
          <table:table-cell office:value-type="float" office:value="2589320.5" calcext:value-type="float">
            <text:p>2589320.5</text:p>
          </table:table-cell>
          <table:table-cell office:value-type="float" office:value="194674.086737" calcext:value-type="float">
            <text:p>194674.086737</text:p>
          </table:table-cell>
          <table:table-cell office:value-type="float" office:value="0.913263" calcext:value-type="float">
            <text:p>0.9132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5-01-01T00:00:00</text:p>
          </table:table-cell>
          <table:table-cell office:value-type="float" office:value="2589685.5" calcext:value-type="float">
            <text:p>2589685.5</text:p>
          </table:table-cell>
          <table:table-cell office:value-type="string" calcext:value-type="string">
            <text:p>2378-03-21T00:00:00</text:p>
          </table:table-cell>
          <table:table-cell office:value-type="float" office:value="2589685.5" calcext:value-type="float">
            <text:p>2589685.5</text:p>
          </table:table-cell>
          <table:table-cell office:value-type="float" office:value="195039.328926" calcext:value-type="float">
            <text:p>195039.328926</text:p>
          </table:table-cell>
          <table:table-cell office:value-type="float" office:value="0.671074" calcext:value-type="float">
            <text:p>0.6710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6-01-01T00:00:00</text:p>
          </table:table-cell>
          <table:table-cell office:value-type="float" office:value="2590050.5" calcext:value-type="float">
            <text:p>2590050.5</text:p>
          </table:table-cell>
          <table:table-cell office:value-type="string" calcext:value-type="string">
            <text:p>2379-03-21T00:00:00</text:p>
          </table:table-cell>
          <table:table-cell office:value-type="float" office:value="2590050.5" calcext:value-type="float">
            <text:p>2590050.5</text:p>
          </table:table-cell>
          <table:table-cell office:value-type="float" office:value="195404.571115" calcext:value-type="float">
            <text:p>195404.571115</text:p>
          </table:table-cell>
          <table:table-cell office:value-type="float" office:value="0.428885" calcext:value-type="float">
            <text:p>0.4288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7-01-01T00:00:00</text:p>
          </table:table-cell>
          <table:table-cell office:value-type="float" office:value="2590415.5" calcext:value-type="float">
            <text:p>2590415.5</text:p>
          </table:table-cell>
          <table:table-cell office:value-type="string" calcext:value-type="string">
            <text:p>2380-03-20T00:00:00</text:p>
          </table:table-cell>
          <table:table-cell office:value-type="float" office:value="2590415.5" calcext:value-type="float">
            <text:p>2590415.5</text:p>
          </table:table-cell>
          <table:table-cell office:value-type="float" office:value="195769.813304" calcext:value-type="float">
            <text:p>195769.813304</text:p>
          </table:table-cell>
          <table:table-cell office:value-type="float" office:value="0.186696" calcext:value-type="float">
            <text:p>0.1866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8-01-01T00:00:00</text:p>
          </table:table-cell>
          <table:table-cell office:value-type="float" office:value="2590781.5" calcext:value-type="float">
            <text:p>2590781.5</text:p>
          </table:table-cell>
          <table:table-cell office:value-type="string" calcext:value-type="string">
            <text:p>2381-03-21T00:00:00</text:p>
          </table:table-cell>
          <table:table-cell office:value-type="float" office:value="2590781.5" calcext:value-type="float">
            <text:p>2590781.5</text:p>
          </table:table-cell>
          <table:table-cell office:value-type="float" office:value="196135.055493" calcext:value-type="float">
            <text:p>196135.055493</text:p>
          </table:table-cell>
          <table:table-cell office:value-type="float" office:value="0.944507" calcext:value-type="float">
            <text:p>0.9445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9-01-01T00:00:00</text:p>
          </table:table-cell>
          <table:table-cell office:value-type="float" office:value="2591146.5" calcext:value-type="float">
            <text:p>2591146.5</text:p>
          </table:table-cell>
          <table:table-cell office:value-type="string" calcext:value-type="string">
            <text:p>2382-03-21T00:00:00</text:p>
          </table:table-cell>
          <table:table-cell office:value-type="float" office:value="2591146.5" calcext:value-type="float">
            <text:p>2591146.5</text:p>
          </table:table-cell>
          <table:table-cell office:value-type="float" office:value="196500.297682" calcext:value-type="float">
            <text:p>196500.297682</text:p>
          </table:table-cell>
          <table:table-cell office:value-type="float" office:value="0.702318" calcext:value-type="float">
            <text:p>0.7023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0-01-01T00:00:00</text:p>
          </table:table-cell>
          <table:table-cell office:value-type="float" office:value="2591511.5" calcext:value-type="float">
            <text:p>2591511.5</text:p>
          </table:table-cell>
          <table:table-cell office:value-type="string" calcext:value-type="string">
            <text:p>2383-03-21T00:00:00</text:p>
          </table:table-cell>
          <table:table-cell office:value-type="float" office:value="2591511.5" calcext:value-type="float">
            <text:p>2591511.5</text:p>
          </table:table-cell>
          <table:table-cell office:value-type="float" office:value="196865.539871" calcext:value-type="float">
            <text:p>196865.539871</text:p>
          </table:table-cell>
          <table:table-cell office:value-type="float" office:value="0.460129" calcext:value-type="float">
            <text:p>0.4601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1-01-01T00:00:00</text:p>
          </table:table-cell>
          <table:table-cell office:value-type="float" office:value="2591876.5" calcext:value-type="float">
            <text:p>2591876.5</text:p>
          </table:table-cell>
          <table:table-cell office:value-type="string" calcext:value-type="string">
            <text:p>2384-03-20T00:00:00</text:p>
          </table:table-cell>
          <table:table-cell office:value-type="float" office:value="2591876.5" calcext:value-type="float">
            <text:p>2591876.5</text:p>
          </table:table-cell>
          <table:table-cell office:value-type="float" office:value="197230.78206" calcext:value-type="float">
            <text:p>197230.78206</text:p>
          </table:table-cell>
          <table:table-cell office:value-type="float" office:value="0.21794" calcext:value-type="float">
            <text:p>0.21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2-01-01T00:00:00</text:p>
          </table:table-cell>
          <table:table-cell office:value-type="float" office:value="2592242.5" calcext:value-type="float">
            <text:p>2592242.5</text:p>
          </table:table-cell>
          <table:table-cell office:value-type="string" calcext:value-type="string">
            <text:p>2385-03-21T00:00:00</text:p>
          </table:table-cell>
          <table:table-cell office:value-type="float" office:value="2592242.5" calcext:value-type="float">
            <text:p>2592242.5</text:p>
          </table:table-cell>
          <table:table-cell office:value-type="float" office:value="197596.024249" calcext:value-type="float">
            <text:p>197596.024249</text:p>
          </table:table-cell>
          <table:table-cell office:value-type="float" office:value="0.975751" calcext:value-type="float">
            <text:p>0.9757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3-01-01T00:00:00</text:p>
          </table:table-cell>
          <table:table-cell office:value-type="float" office:value="2592607.5" calcext:value-type="float">
            <text:p>2592607.5</text:p>
          </table:table-cell>
          <table:table-cell office:value-type="string" calcext:value-type="string">
            <text:p>2386-03-21T00:00:00</text:p>
          </table:table-cell>
          <table:table-cell office:value-type="float" office:value="2592607.5" calcext:value-type="float">
            <text:p>2592607.5</text:p>
          </table:table-cell>
          <table:table-cell office:value-type="float" office:value="197961.266438" calcext:value-type="float">
            <text:p>197961.266438</text:p>
          </table:table-cell>
          <table:table-cell office:value-type="float" office:value="0.733562" calcext:value-type="float">
            <text:p>0.7335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4-01-01T00:00:00</text:p>
          </table:table-cell>
          <table:table-cell office:value-type="float" office:value="2592972.5" calcext:value-type="float">
            <text:p>2592972.5</text:p>
          </table:table-cell>
          <table:table-cell office:value-type="string" calcext:value-type="string">
            <text:p>2387-03-21T00:00:00</text:p>
          </table:table-cell>
          <table:table-cell office:value-type="float" office:value="2592972.5" calcext:value-type="float">
            <text:p>2592972.5</text:p>
          </table:table-cell>
          <table:table-cell office:value-type="float" office:value="198326.508627" calcext:value-type="float">
            <text:p>198326.508627</text:p>
          </table:table-cell>
          <table:table-cell office:value-type="float" office:value="0.491373" calcext:value-type="float">
            <text:p>0.4913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5-01-01T00:00:00</text:p>
          </table:table-cell>
          <table:table-cell office:value-type="float" office:value="2593337.5" calcext:value-type="float">
            <text:p>2593337.5</text:p>
          </table:table-cell>
          <table:table-cell office:value-type="string" calcext:value-type="string">
            <text:p>2388-03-20T00:00:00</text:p>
          </table:table-cell>
          <table:table-cell office:value-type="float" office:value="2593337.5" calcext:value-type="float">
            <text:p>2593337.5</text:p>
          </table:table-cell>
          <table:table-cell office:value-type="float" office:value="198691.750816" calcext:value-type="float">
            <text:p>198691.750816</text:p>
          </table:table-cell>
          <table:table-cell office:value-type="float" office:value="0.249184" calcext:value-type="float">
            <text:p>0.2491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6-01-01T00:00:00</text:p>
          </table:table-cell>
          <table:table-cell office:value-type="float" office:value="2593702.5" calcext:value-type="float">
            <text:p>2593702.5</text:p>
          </table:table-cell>
          <table:table-cell office:value-type="string" calcext:value-type="string">
            <text:p>2389-03-21T00:00:00</text:p>
          </table:table-cell>
          <table:table-cell office:value-type="float" office:value="2593703.5" calcext:value-type="float">
            <text:p>2593703.5</text:p>
          </table:table-cell>
          <table:table-cell office:value-type="float" office:value="199056.993005" calcext:value-type="float">
            <text:p>199056.993005</text:p>
          </table:table-cell>
          <table:table-cell office:value-type="float" office:value="0.006995" calcext:value-type="float">
            <text:p>0.00699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7-01-01T00:00:00</text:p>
          </table:table-cell>
          <table:table-cell office:value-type="float" office:value="2594068.5" calcext:value-type="float">
            <text:p>2594068.5</text:p>
          </table:table-cell>
          <table:table-cell office:value-type="string" calcext:value-type="string">
            <text:p>2390-03-21T00:00:00</text:p>
          </table:table-cell>
          <table:table-cell office:value-type="float" office:value="2594068.5" calcext:value-type="float">
            <text:p>2594068.5</text:p>
          </table:table-cell>
          <table:table-cell office:value-type="float" office:value="199422.235194" calcext:value-type="float">
            <text:p>199422.235194</text:p>
          </table:table-cell>
          <table:table-cell office:value-type="float" office:value="0.764806" calcext:value-type="float">
            <text:p>0.7648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8-01-01T00:00:00</text:p>
          </table:table-cell>
          <table:table-cell office:value-type="float" office:value="2594433.5" calcext:value-type="float">
            <text:p>2594433.5</text:p>
          </table:table-cell>
          <table:table-cell office:value-type="string" calcext:value-type="string">
            <text:p>2391-03-21T00:00:00</text:p>
          </table:table-cell>
          <table:table-cell office:value-type="float" office:value="2594433.5" calcext:value-type="float">
            <text:p>2594433.5</text:p>
          </table:table-cell>
          <table:table-cell office:value-type="float" office:value="199787.477383" calcext:value-type="float">
            <text:p>199787.477383</text:p>
          </table:table-cell>
          <table:table-cell office:value-type="float" office:value="0.522617" calcext:value-type="float">
            <text:p>0.5226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9-01-01T00:00:00</text:p>
          </table:table-cell>
          <table:table-cell office:value-type="float" office:value="2594798.5" calcext:value-type="float">
            <text:p>2594798.5</text:p>
          </table:table-cell>
          <table:table-cell office:value-type="string" calcext:value-type="string">
            <text:p>2392-03-20T00:00:00</text:p>
          </table:table-cell>
          <table:table-cell office:value-type="float" office:value="2594798.5" calcext:value-type="float">
            <text:p>2594798.5</text:p>
          </table:table-cell>
          <table:table-cell office:value-type="float" office:value="200152.719572" calcext:value-type="float">
            <text:p>200152.719572</text:p>
          </table:table-cell>
          <table:table-cell office:value-type="float" office:value="0.280428" calcext:value-type="float">
            <text:p>0.2804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0-01-01T00:00:00</text:p>
          </table:table-cell>
          <table:table-cell office:value-type="float" office:value="2595163.5" calcext:value-type="float">
            <text:p>2595163.5</text:p>
          </table:table-cell>
          <table:table-cell office:value-type="string" calcext:value-type="string">
            <text:p>2393-03-21T00:00:00</text:p>
          </table:table-cell>
          <table:table-cell office:value-type="float" office:value="2595164.5" calcext:value-type="float">
            <text:p>2595164.5</text:p>
          </table:table-cell>
          <table:table-cell office:value-type="float" office:value="200517.961761" calcext:value-type="float">
            <text:p>200517.961761</text:p>
          </table:table-cell>
          <table:table-cell office:value-type="float" office:value="0.038239" calcext:value-type="float">
            <text:p>0.03823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1-01-01T00:00:00</text:p>
          </table:table-cell>
          <table:table-cell office:value-type="float" office:value="2595529.5" calcext:value-type="float">
            <text:p>2595529.5</text:p>
          </table:table-cell>
          <table:table-cell office:value-type="string" calcext:value-type="string">
            <text:p>2394-03-21T00:00:00</text:p>
          </table:table-cell>
          <table:table-cell office:value-type="float" office:value="2595529.5" calcext:value-type="float">
            <text:p>2595529.5</text:p>
          </table:table-cell>
          <table:table-cell office:value-type="float" office:value="200883.20395" calcext:value-type="float">
            <text:p>200883.20395</text:p>
          </table:table-cell>
          <table:table-cell office:value-type="float" office:value="0.79605" calcext:value-type="float">
            <text:p>0.79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2-01-01T00:00:00</text:p>
          </table:table-cell>
          <table:table-cell office:value-type="float" office:value="2595894.5" calcext:value-type="float">
            <text:p>2595894.5</text:p>
          </table:table-cell>
          <table:table-cell office:value-type="string" calcext:value-type="string">
            <text:p>2395-03-21T00:00:00</text:p>
          </table:table-cell>
          <table:table-cell office:value-type="float" office:value="2595894.5" calcext:value-type="float">
            <text:p>2595894.5</text:p>
          </table:table-cell>
          <table:table-cell office:value-type="float" office:value="201248.446139" calcext:value-type="float">
            <text:p>201248.446139</text:p>
          </table:table-cell>
          <table:table-cell office:value-type="float" office:value="0.553861" calcext:value-type="float">
            <text:p>0.5538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3-01-01T00:00:00</text:p>
          </table:table-cell>
          <table:table-cell office:value-type="float" office:value="2596259.5" calcext:value-type="float">
            <text:p>2596259.5</text:p>
          </table:table-cell>
          <table:table-cell office:value-type="string" calcext:value-type="string">
            <text:p>2396-03-20T00:00:00</text:p>
          </table:table-cell>
          <table:table-cell office:value-type="float" office:value="2596259.5" calcext:value-type="float">
            <text:p>2596259.5</text:p>
          </table:table-cell>
          <table:table-cell office:value-type="float" office:value="201613.688328" calcext:value-type="float">
            <text:p>201613.688328</text:p>
          </table:table-cell>
          <table:table-cell office:value-type="float" office:value="0.311672" calcext:value-type="float">
            <text:p>0.3116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4-01-01T00:00:00</text:p>
          </table:table-cell>
          <table:table-cell office:value-type="float" office:value="2596624.5" calcext:value-type="float">
            <text:p>2596624.5</text:p>
          </table:table-cell>
          <table:table-cell office:value-type="string" calcext:value-type="string">
            <text:p>2397-03-20T00:00:00</text:p>
          </table:table-cell>
          <table:table-cell office:value-type="float" office:value="2596624.5" calcext:value-type="float">
            <text:p>2596624.5</text:p>
          </table:table-cell>
          <table:table-cell office:value-type="float" office:value="201978.930517" calcext:value-type="float">
            <text:p>201978.930517</text:p>
          </table:table-cell>
          <table:table-cell office:value-type="float" office:value="0.069483" calcext:value-type="float">
            <text:p>0.0694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5-01-01T00:00:00</text:p>
          </table:table-cell>
          <table:table-cell office:value-type="float" office:value="2596990.5" calcext:value-type="float">
            <text:p>2596990.5</text:p>
          </table:table-cell>
          <table:table-cell office:value-type="string" calcext:value-type="string">
            <text:p>2398-03-21T00:00:00</text:p>
          </table:table-cell>
          <table:table-cell office:value-type="float" office:value="2596990.5" calcext:value-type="float">
            <text:p>2596990.5</text:p>
          </table:table-cell>
          <table:table-cell office:value-type="float" office:value="202344.172706" calcext:value-type="float">
            <text:p>202344.172706</text:p>
          </table:table-cell>
          <table:table-cell office:value-type="float" office:value="0.827294" calcext:value-type="float">
            <text:p>0.8272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6-01-01T00:00:00</text:p>
          </table:table-cell>
          <table:table-cell office:value-type="float" office:value="2597355.5" calcext:value-type="float">
            <text:p>2597355.5</text:p>
          </table:table-cell>
          <table:table-cell office:value-type="string" calcext:value-type="string">
            <text:p>2399-03-21T00:00:00</text:p>
          </table:table-cell>
          <table:table-cell office:value-type="float" office:value="2597355.5" calcext:value-type="float">
            <text:p>2597355.5</text:p>
          </table:table-cell>
          <table:table-cell office:value-type="float" office:value="202709.414895" calcext:value-type="float">
            <text:p>202709.414895</text:p>
          </table:table-cell>
          <table:table-cell office:value-type="float" office:value="0.585105" calcext:value-type="float">
            <text:p>0.5851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7-01-01T00:00:00</text:p>
          </table:table-cell>
          <table:table-cell office:value-type="float" office:value="2597720.5" calcext:value-type="float">
            <text:p>2597720.5</text:p>
          </table:table-cell>
          <table:table-cell office:value-type="string" calcext:value-type="string">
            <text:p>2400-03-20T00:00:00</text:p>
          </table:table-cell>
          <table:table-cell office:value-type="float" office:value="2597720.5" calcext:value-type="float">
            <text:p>2597720.5</text:p>
          </table:table-cell>
          <table:table-cell office:value-type="float" office:value="203074.657084" calcext:value-type="float">
            <text:p>203074.657084</text:p>
          </table:table-cell>
          <table:table-cell office:value-type="float" office:value="0.342916" calcext:value-type="float">
            <text:p>0.3429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8-01-01T00:00:00</text:p>
          </table:table-cell>
          <table:table-cell office:value-type="float" office:value="2598085.5" calcext:value-type="float">
            <text:p>2598085.5</text:p>
          </table:table-cell>
          <table:table-cell office:value-type="string" calcext:value-type="string">
            <text:p>2401-03-20T00:00:00</text:p>
          </table:table-cell>
          <table:table-cell office:value-type="float" office:value="2598085.5" calcext:value-type="float">
            <text:p>2598085.5</text:p>
          </table:table-cell>
          <table:table-cell office:value-type="float" office:value="203439.899273" calcext:value-type="float">
            <text:p>203439.899273</text:p>
          </table:table-cell>
          <table:table-cell office:value-type="float" office:value="0.100727" calcext:value-type="float">
            <text:p>0.1007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9-01-01T00:00:00</text:p>
          </table:table-cell>
          <table:table-cell office:value-type="float" office:value="2598451.5" calcext:value-type="float">
            <text:p>2598451.5</text:p>
          </table:table-cell>
          <table:table-cell office:value-type="string" calcext:value-type="string">
            <text:p>2402-03-21T00:00:00</text:p>
          </table:table-cell>
          <table:table-cell office:value-type="float" office:value="2598451.5" calcext:value-type="float">
            <text:p>2598451.5</text:p>
          </table:table-cell>
          <table:table-cell office:value-type="float" office:value="203805.141462" calcext:value-type="float">
            <text:p>203805.141462</text:p>
          </table:table-cell>
          <table:table-cell office:value-type="float" office:value="0.858538" calcext:value-type="float">
            <text:p>0.8585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0-01-01T00:00:00</text:p>
          </table:table-cell>
          <table:table-cell office:value-type="float" office:value="2598816.5" calcext:value-type="float">
            <text:p>2598816.5</text:p>
          </table:table-cell>
          <table:table-cell office:value-type="string" calcext:value-type="string">
            <text:p>2403-03-21T00:00:00</text:p>
          </table:table-cell>
          <table:table-cell office:value-type="float" office:value="2598816.5" calcext:value-type="float">
            <text:p>2598816.5</text:p>
          </table:table-cell>
          <table:table-cell office:value-type="float" office:value="204170.383651" calcext:value-type="float">
            <text:p>204170.383651</text:p>
          </table:table-cell>
          <table:table-cell office:value-type="float" office:value="0.616349" calcext:value-type="float">
            <text:p>0.6163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1-01-01T00:00:00</text:p>
          </table:table-cell>
          <table:table-cell office:value-type="float" office:value="2599181.5" calcext:value-type="float">
            <text:p>2599181.5</text:p>
          </table:table-cell>
          <table:table-cell office:value-type="string" calcext:value-type="string">
            <text:p>2404-03-20T00:00:00</text:p>
          </table:table-cell>
          <table:table-cell office:value-type="float" office:value="2599181.5" calcext:value-type="float">
            <text:p>2599181.5</text:p>
          </table:table-cell>
          <table:table-cell office:value-type="float" office:value="204535.62584" calcext:value-type="float">
            <text:p>204535.62584</text:p>
          </table:table-cell>
          <table:table-cell office:value-type="float" office:value="0.37416" calcext:value-type="float">
            <text:p>0.37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2-01-01T00:00:00</text:p>
          </table:table-cell>
          <table:table-cell office:value-type="float" office:value="2599546.5" calcext:value-type="float">
            <text:p>2599546.5</text:p>
          </table:table-cell>
          <table:table-cell office:value-type="string" calcext:value-type="string">
            <text:p>2405-03-20T00:00:00</text:p>
          </table:table-cell>
          <table:table-cell office:value-type="float" office:value="2599546.5" calcext:value-type="float">
            <text:p>2599546.5</text:p>
          </table:table-cell>
          <table:table-cell office:value-type="float" office:value="204900.868029" calcext:value-type="float">
            <text:p>204900.868029</text:p>
          </table:table-cell>
          <table:table-cell office:value-type="float" office:value="0.131971" calcext:value-type="float">
            <text:p>0.1319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3-01-01T00:00:00</text:p>
          </table:table-cell>
          <table:table-cell office:value-type="float" office:value="2599912.5" calcext:value-type="float">
            <text:p>2599912.5</text:p>
          </table:table-cell>
          <table:table-cell office:value-type="string" calcext:value-type="string">
            <text:p>2406-03-21T00:00:00</text:p>
          </table:table-cell>
          <table:table-cell office:value-type="float" office:value="2599912.5" calcext:value-type="float">
            <text:p>2599912.5</text:p>
          </table:table-cell>
          <table:table-cell office:value-type="float" office:value="205266.110218" calcext:value-type="float">
            <text:p>205266.110218</text:p>
          </table:table-cell>
          <table:table-cell office:value-type="float" office:value="0.889782" calcext:value-type="float">
            <text:p>0.8897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4-01-01T00:00:00</text:p>
          </table:table-cell>
          <table:table-cell office:value-type="float" office:value="2600277.5" calcext:value-type="float">
            <text:p>2600277.5</text:p>
          </table:table-cell>
          <table:table-cell office:value-type="string" calcext:value-type="string">
            <text:p>2407-03-21T00:00:00</text:p>
          </table:table-cell>
          <table:table-cell office:value-type="float" office:value="2600277.5" calcext:value-type="float">
            <text:p>2600277.5</text:p>
          </table:table-cell>
          <table:table-cell office:value-type="float" office:value="205631.352407" calcext:value-type="float">
            <text:p>205631.352407</text:p>
          </table:table-cell>
          <table:table-cell office:value-type="float" office:value="0.647593" calcext:value-type="float">
            <text:p>0.6475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5-01-01T00:00:00</text:p>
          </table:table-cell>
          <table:table-cell office:value-type="float" office:value="2600642.5" calcext:value-type="float">
            <text:p>2600642.5</text:p>
          </table:table-cell>
          <table:table-cell office:value-type="string" calcext:value-type="string">
            <text:p>2408-03-20T00:00:00</text:p>
          </table:table-cell>
          <table:table-cell office:value-type="float" office:value="2600642.5" calcext:value-type="float">
            <text:p>2600642.5</text:p>
          </table:table-cell>
          <table:table-cell office:value-type="float" office:value="205996.594596" calcext:value-type="float">
            <text:p>205996.594596</text:p>
          </table:table-cell>
          <table:table-cell office:value-type="float" office:value="0.405404" calcext:value-type="float">
            <text:p>0.4054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6-01-01T00:00:00</text:p>
          </table:table-cell>
          <table:table-cell office:value-type="float" office:value="2601007.5" calcext:value-type="float">
            <text:p>2601007.5</text:p>
          </table:table-cell>
          <table:table-cell office:value-type="string" calcext:value-type="string">
            <text:p>2409-03-20T00:00:00</text:p>
          </table:table-cell>
          <table:table-cell office:value-type="float" office:value="2601007.5" calcext:value-type="float">
            <text:p>2601007.5</text:p>
          </table:table-cell>
          <table:table-cell office:value-type="float" office:value="206361.836785" calcext:value-type="float">
            <text:p>206361.836785</text:p>
          </table:table-cell>
          <table:table-cell office:value-type="float" office:value="0.163215" calcext:value-type="float">
            <text:p>0.1632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7-01-01T00:00:00</text:p>
          </table:table-cell>
          <table:table-cell office:value-type="float" office:value="2601373.5" calcext:value-type="float">
            <text:p>2601373.5</text:p>
          </table:table-cell>
          <table:table-cell office:value-type="string" calcext:value-type="string">
            <text:p>2410-03-21T00:00:00</text:p>
          </table:table-cell>
          <table:table-cell office:value-type="float" office:value="2601373.5" calcext:value-type="float">
            <text:p>2601373.5</text:p>
          </table:table-cell>
          <table:table-cell office:value-type="float" office:value="206727.078974" calcext:value-type="float">
            <text:p>206727.078974</text:p>
          </table:table-cell>
          <table:table-cell office:value-type="float" office:value="0.921026" calcext:value-type="float">
            <text:p>0.9210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8-01-01T00:00:00</text:p>
          </table:table-cell>
          <table:table-cell office:value-type="float" office:value="2601738.5" calcext:value-type="float">
            <text:p>2601738.5</text:p>
          </table:table-cell>
          <table:table-cell office:value-type="string" calcext:value-type="string">
            <text:p>2411-03-21T00:00:00</text:p>
          </table:table-cell>
          <table:table-cell office:value-type="float" office:value="2601738.5" calcext:value-type="float">
            <text:p>2601738.5</text:p>
          </table:table-cell>
          <table:table-cell office:value-type="float" office:value="207092.321163" calcext:value-type="float">
            <text:p>207092.321163</text:p>
          </table:table-cell>
          <table:table-cell office:value-type="float" office:value="0.678837" calcext:value-type="float">
            <text:p>0.6788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9-01-01T00:00:00</text:p>
          </table:table-cell>
          <table:table-cell office:value-type="float" office:value="2602103.5" calcext:value-type="float">
            <text:p>2602103.5</text:p>
          </table:table-cell>
          <table:table-cell office:value-type="string" calcext:value-type="string">
            <text:p>2412-03-20T00:00:00</text:p>
          </table:table-cell>
          <table:table-cell office:value-type="float" office:value="2602103.5" calcext:value-type="float">
            <text:p>2602103.5</text:p>
          </table:table-cell>
          <table:table-cell office:value-type="float" office:value="207457.563352" calcext:value-type="float">
            <text:p>207457.563352</text:p>
          </table:table-cell>
          <table:table-cell office:value-type="float" office:value="0.436648" calcext:value-type="float">
            <text:p>0.4366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0-01-01T00:00:00</text:p>
          </table:table-cell>
          <table:table-cell office:value-type="float" office:value="2602468.5" calcext:value-type="float">
            <text:p>2602468.5</text:p>
          </table:table-cell>
          <table:table-cell office:value-type="string" calcext:value-type="string">
            <text:p>2413-03-20T00:00:00</text:p>
          </table:table-cell>
          <table:table-cell office:value-type="float" office:value="2602468.5" calcext:value-type="float">
            <text:p>2602468.5</text:p>
          </table:table-cell>
          <table:table-cell office:value-type="float" office:value="207822.805541" calcext:value-type="float">
            <text:p>207822.805541</text:p>
          </table:table-cell>
          <table:table-cell office:value-type="float" office:value="0.194459" calcext:value-type="float">
            <text:p>0.1944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1-01-01T00:00:00</text:p>
          </table:table-cell>
          <table:table-cell office:value-type="float" office:value="2602834.5" calcext:value-type="float">
            <text:p>2602834.5</text:p>
          </table:table-cell>
          <table:table-cell office:value-type="string" calcext:value-type="string">
            <text:p>2414-03-21T00:00:00</text:p>
          </table:table-cell>
          <table:table-cell office:value-type="float" office:value="2602834.5" calcext:value-type="float">
            <text:p>2602834.5</text:p>
          </table:table-cell>
          <table:table-cell office:value-type="float" office:value="208188.04773" calcext:value-type="float">
            <text:p>208188.04773</text:p>
          </table:table-cell>
          <table:table-cell office:value-type="float" office:value="0.95227" calcext:value-type="float">
            <text:p>0.952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2-01-01T00:00:00</text:p>
          </table:table-cell>
          <table:table-cell office:value-type="float" office:value="2603199.5" calcext:value-type="float">
            <text:p>2603199.5</text:p>
          </table:table-cell>
          <table:table-cell office:value-type="string" calcext:value-type="string">
            <text:p>2415-03-21T00:00:00</text:p>
          </table:table-cell>
          <table:table-cell office:value-type="float" office:value="2603199.5" calcext:value-type="float">
            <text:p>2603199.5</text:p>
          </table:table-cell>
          <table:table-cell office:value-type="float" office:value="208553.289919" calcext:value-type="float">
            <text:p>208553.289919</text:p>
          </table:table-cell>
          <table:table-cell office:value-type="float" office:value="0.710081" calcext:value-type="float">
            <text:p>0.7100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3-01-01T00:00:00</text:p>
          </table:table-cell>
          <table:table-cell office:value-type="float" office:value="2603564.5" calcext:value-type="float">
            <text:p>2603564.5</text:p>
          </table:table-cell>
          <table:table-cell office:value-type="string" calcext:value-type="string">
            <text:p>2416-03-20T00:00:00</text:p>
          </table:table-cell>
          <table:table-cell office:value-type="float" office:value="2603564.5" calcext:value-type="float">
            <text:p>2603564.5</text:p>
          </table:table-cell>
          <table:table-cell office:value-type="float" office:value="208918.532108" calcext:value-type="float">
            <text:p>208918.532108</text:p>
          </table:table-cell>
          <table:table-cell office:value-type="float" office:value="0.467892" calcext:value-type="float">
            <text:p>0.4678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4-01-01T00:00:00</text:p>
          </table:table-cell>
          <table:table-cell office:value-type="float" office:value="2603929.5" calcext:value-type="float">
            <text:p>2603929.5</text:p>
          </table:table-cell>
          <table:table-cell office:value-type="string" calcext:value-type="string">
            <text:p>2417-03-20T00:00:00</text:p>
          </table:table-cell>
          <table:table-cell office:value-type="float" office:value="2603929.5" calcext:value-type="float">
            <text:p>2603929.5</text:p>
          </table:table-cell>
          <table:table-cell office:value-type="float" office:value="209283.774297" calcext:value-type="float">
            <text:p>209283.774297</text:p>
          </table:table-cell>
          <table:table-cell office:value-type="float" office:value="0.225703" calcext:value-type="float">
            <text:p>0.2257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5-01-01T00:00:00</text:p>
          </table:table-cell>
          <table:table-cell office:value-type="float" office:value="2604295.5" calcext:value-type="float">
            <text:p>2604295.5</text:p>
          </table:table-cell>
          <table:table-cell office:value-type="string" calcext:value-type="string">
            <text:p>2418-03-21T00:00:00</text:p>
          </table:table-cell>
          <table:table-cell office:value-type="float" office:value="2604295.5" calcext:value-type="float">
            <text:p>2604295.5</text:p>
          </table:table-cell>
          <table:table-cell office:value-type="float" office:value="209649.016486" calcext:value-type="float">
            <text:p>209649.016486</text:p>
          </table:table-cell>
          <table:table-cell office:value-type="float" office:value="0.983514" calcext:value-type="float">
            <text:p>0.9835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6-01-01T00:00:00</text:p>
          </table:table-cell>
          <table:table-cell office:value-type="float" office:value="2604660.5" calcext:value-type="float">
            <text:p>2604660.5</text:p>
          </table:table-cell>
          <table:table-cell office:value-type="string" calcext:value-type="string">
            <text:p>2419-03-21T00:00:00</text:p>
          </table:table-cell>
          <table:table-cell office:value-type="float" office:value="2604660.5" calcext:value-type="float">
            <text:p>2604660.5</text:p>
          </table:table-cell>
          <table:table-cell office:value-type="float" office:value="210014.258675" calcext:value-type="float">
            <text:p>210014.258675</text:p>
          </table:table-cell>
          <table:table-cell office:value-type="float" office:value="0.741325" calcext:value-type="float">
            <text:p>0.7413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7-01-01T00:00:00</text:p>
          </table:table-cell>
          <table:table-cell office:value-type="float" office:value="2605025.5" calcext:value-type="float">
            <text:p>2605025.5</text:p>
          </table:table-cell>
          <table:table-cell office:value-type="string" calcext:value-type="string">
            <text:p>2420-03-20T00:00:00</text:p>
          </table:table-cell>
          <table:table-cell office:value-type="float" office:value="2605025.5" calcext:value-type="float">
            <text:p>2605025.5</text:p>
          </table:table-cell>
          <table:table-cell office:value-type="float" office:value="210379.500864" calcext:value-type="float">
            <text:p>210379.500864</text:p>
          </table:table-cell>
          <table:table-cell office:value-type="float" office:value="0.499136" calcext:value-type="float">
            <text:p>0.4991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8-01-01T00:00:00</text:p>
          </table:table-cell>
          <table:table-cell office:value-type="float" office:value="2605390.5" calcext:value-type="float">
            <text:p>2605390.5</text:p>
          </table:table-cell>
          <table:table-cell office:value-type="string" calcext:value-type="string">
            <text:p>2421-03-20T00:00:00</text:p>
          </table:table-cell>
          <table:table-cell office:value-type="float" office:value="2605390.5" calcext:value-type="float">
            <text:p>2605390.5</text:p>
          </table:table-cell>
          <table:table-cell office:value-type="float" office:value="210744.743053" calcext:value-type="float">
            <text:p>210744.743053</text:p>
          </table:table-cell>
          <table:table-cell office:value-type="float" office:value="0.256947" calcext:value-type="float">
            <text:p>0.2569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79-01-01T00:00:00</text:p>
          </table:table-cell>
          <table:table-cell office:value-type="float" office:value="2605755.5" calcext:value-type="float">
            <text:p>2605755.5</text:p>
          </table:table-cell>
          <table:table-cell office:value-type="string" calcext:value-type="string">
            <text:p>2422-03-21T00:00:00</text:p>
          </table:table-cell>
          <table:table-cell office:value-type="float" office:value="2605756.5" calcext:value-type="float">
            <text:p>2605756.5</text:p>
          </table:table-cell>
          <table:table-cell office:value-type="float" office:value="211109.985242" calcext:value-type="float">
            <text:p>211109.985242</text:p>
          </table:table-cell>
          <table:table-cell office:value-type="float" office:value="0.014758" calcext:value-type="float">
            <text:p>0.0147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0-01-01T00:00:00</text:p>
          </table:table-cell>
          <table:table-cell office:value-type="float" office:value="2606121.5" calcext:value-type="float">
            <text:p>2606121.5</text:p>
          </table:table-cell>
          <table:table-cell office:value-type="string" calcext:value-type="string">
            <text:p>2423-03-21T00:00:00</text:p>
          </table:table-cell>
          <table:table-cell office:value-type="float" office:value="2606121.5" calcext:value-type="float">
            <text:p>2606121.5</text:p>
          </table:table-cell>
          <table:table-cell office:value-type="float" office:value="211475.227431" calcext:value-type="float">
            <text:p>211475.227431</text:p>
          </table:table-cell>
          <table:table-cell office:value-type="float" office:value="0.772569" calcext:value-type="float">
            <text:p>0.7725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1-01-01T00:00:00</text:p>
          </table:table-cell>
          <table:table-cell office:value-type="float" office:value="2606486.5" calcext:value-type="float">
            <text:p>2606486.5</text:p>
          </table:table-cell>
          <table:table-cell office:value-type="string" calcext:value-type="string">
            <text:p>2424-03-20T00:00:00</text:p>
          </table:table-cell>
          <table:table-cell office:value-type="float" office:value="2606486.5" calcext:value-type="float">
            <text:p>2606486.5</text:p>
          </table:table-cell>
          <table:table-cell office:value-type="float" office:value="211840.46962" calcext:value-type="float">
            <text:p>211840.46962</text:p>
          </table:table-cell>
          <table:table-cell office:value-type="float" office:value="0.53038" calcext:value-type="float">
            <text:p>0.53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2-01-01T00:00:00</text:p>
          </table:table-cell>
          <table:table-cell office:value-type="float" office:value="2606851.5" calcext:value-type="float">
            <text:p>2606851.5</text:p>
          </table:table-cell>
          <table:table-cell office:value-type="string" calcext:value-type="string">
            <text:p>2425-03-20T00:00:00</text:p>
          </table:table-cell>
          <table:table-cell office:value-type="float" office:value="2606851.5" calcext:value-type="float">
            <text:p>2606851.5</text:p>
          </table:table-cell>
          <table:table-cell office:value-type="float" office:value="212205.711809" calcext:value-type="float">
            <text:p>212205.711809</text:p>
          </table:table-cell>
          <table:table-cell office:value-type="float" office:value="0.288191" calcext:value-type="float">
            <text:p>0.2881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3-01-01T00:00:00</text:p>
          </table:table-cell>
          <table:table-cell office:value-type="float" office:value="2607216.5" calcext:value-type="float">
            <text:p>2607216.5</text:p>
          </table:table-cell>
          <table:table-cell office:value-type="string" calcext:value-type="string">
            <text:p>2426-03-21T00:00:00</text:p>
          </table:table-cell>
          <table:table-cell office:value-type="float" office:value="2607217.5" calcext:value-type="float">
            <text:p>2607217.5</text:p>
          </table:table-cell>
          <table:table-cell office:value-type="float" office:value="212570.953998" calcext:value-type="float">
            <text:p>212570.953998</text:p>
          </table:table-cell>
          <table:table-cell office:value-type="float" office:value="0.046002" calcext:value-type="float">
            <text:p>0.04600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4-01-01T00:00:00</text:p>
          </table:table-cell>
          <table:table-cell office:value-type="float" office:value="2607582.5" calcext:value-type="float">
            <text:p>2607582.5</text:p>
          </table:table-cell>
          <table:table-cell office:value-type="string" calcext:value-type="string">
            <text:p>2427-03-21T00:00:00</text:p>
          </table:table-cell>
          <table:table-cell office:value-type="float" office:value="2607582.5" calcext:value-type="float">
            <text:p>2607582.5</text:p>
          </table:table-cell>
          <table:table-cell office:value-type="float" office:value="212936.196187" calcext:value-type="float">
            <text:p>212936.196187</text:p>
          </table:table-cell>
          <table:table-cell office:value-type="float" office:value="0.803813" calcext:value-type="float">
            <text:p>0.8038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5-01-01T00:00:00</text:p>
          </table:table-cell>
          <table:table-cell office:value-type="float" office:value="2607947.5" calcext:value-type="float">
            <text:p>2607947.5</text:p>
          </table:table-cell>
          <table:table-cell office:value-type="string" calcext:value-type="string">
            <text:p>2428-03-20T00:00:00</text:p>
          </table:table-cell>
          <table:table-cell office:value-type="float" office:value="2607947.5" calcext:value-type="float">
            <text:p>2607947.5</text:p>
          </table:table-cell>
          <table:table-cell office:value-type="float" office:value="213301.438376" calcext:value-type="float">
            <text:p>213301.438376</text:p>
          </table:table-cell>
          <table:table-cell office:value-type="float" office:value="0.561624" calcext:value-type="float">
            <text:p>0.5616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6-01-01T00:00:00</text:p>
          </table:table-cell>
          <table:table-cell office:value-type="float" office:value="2608312.5" calcext:value-type="float">
            <text:p>2608312.5</text:p>
          </table:table-cell>
          <table:table-cell office:value-type="string" calcext:value-type="string">
            <text:p>2429-03-20T00:00:00</text:p>
          </table:table-cell>
          <table:table-cell office:value-type="float" office:value="2608312.5" calcext:value-type="float">
            <text:p>2608312.5</text:p>
          </table:table-cell>
          <table:table-cell office:value-type="float" office:value="213666.680565" calcext:value-type="float">
            <text:p>213666.680565</text:p>
          </table:table-cell>
          <table:table-cell office:value-type="float" office:value="0.319435" calcext:value-type="float">
            <text:p>0.3194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7-01-01T00:00:00</text:p>
          </table:table-cell>
          <table:table-cell office:value-type="float" office:value="2608677.5" calcext:value-type="float">
            <text:p>2608677.5</text:p>
          </table:table-cell>
          <table:table-cell office:value-type="string" calcext:value-type="string">
            <text:p>2430-03-20T00:00:00</text:p>
          </table:table-cell>
          <table:table-cell office:value-type="float" office:value="2608677.5" calcext:value-type="float">
            <text:p>2608677.5</text:p>
          </table:table-cell>
          <table:table-cell office:value-type="float" office:value="214031.922754" calcext:value-type="float">
            <text:p>214031.922754</text:p>
          </table:table-cell>
          <table:table-cell office:value-type="float" office:value="0.077246" calcext:value-type="float">
            <text:p>0.0772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8-01-01T00:00:00</text:p>
          </table:table-cell>
          <table:table-cell office:value-type="float" office:value="2609043.5" calcext:value-type="float">
            <text:p>2609043.5</text:p>
          </table:table-cell>
          <table:table-cell office:value-type="string" calcext:value-type="string">
            <text:p>2431-03-21T00:00:00</text:p>
          </table:table-cell>
          <table:table-cell office:value-type="float" office:value="2609043.5" calcext:value-type="float">
            <text:p>2609043.5</text:p>
          </table:table-cell>
          <table:table-cell office:value-type="float" office:value="214397.164943" calcext:value-type="float">
            <text:p>214397.164943</text:p>
          </table:table-cell>
          <table:table-cell office:value-type="float" office:value="0.835057" calcext:value-type="float">
            <text:p>0.8350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9-01-01T00:00:00</text:p>
          </table:table-cell>
          <table:table-cell office:value-type="float" office:value="2609408.5" calcext:value-type="float">
            <text:p>2609408.5</text:p>
          </table:table-cell>
          <table:table-cell office:value-type="string" calcext:value-type="string">
            <text:p>2432-03-20T00:00:00</text:p>
          </table:table-cell>
          <table:table-cell office:value-type="float" office:value="2609408.5" calcext:value-type="float">
            <text:p>2609408.5</text:p>
          </table:table-cell>
          <table:table-cell office:value-type="float" office:value="214762.407132" calcext:value-type="float">
            <text:p>214762.407132</text:p>
          </table:table-cell>
          <table:table-cell office:value-type="float" office:value="0.592868" calcext:value-type="float">
            <text:p>0.5928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0-01-01T00:00:00</text:p>
          </table:table-cell>
          <table:table-cell office:value-type="float" office:value="2609773.5" calcext:value-type="float">
            <text:p>2609773.5</text:p>
          </table:table-cell>
          <table:table-cell office:value-type="string" calcext:value-type="string">
            <text:p>2433-03-20T00:00:00</text:p>
          </table:table-cell>
          <table:table-cell office:value-type="float" office:value="2609773.5" calcext:value-type="float">
            <text:p>2609773.5</text:p>
          </table:table-cell>
          <table:table-cell office:value-type="float" office:value="215127.649321" calcext:value-type="float">
            <text:p>215127.649321</text:p>
          </table:table-cell>
          <table:table-cell office:value-type="float" office:value="0.350679" calcext:value-type="float">
            <text:p>0.3506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1-01-01T00:00:00</text:p>
          </table:table-cell>
          <table:table-cell office:value-type="float" office:value="2610138.5" calcext:value-type="float">
            <text:p>2610138.5</text:p>
          </table:table-cell>
          <table:table-cell office:value-type="string" calcext:value-type="string">
            <text:p>2434-03-20T00:00:00</text:p>
          </table:table-cell>
          <table:table-cell office:value-type="float" office:value="2610138.5" calcext:value-type="float">
            <text:p>2610138.5</text:p>
          </table:table-cell>
          <table:table-cell office:value-type="float" office:value="215492.89151" calcext:value-type="float">
            <text:p>215492.89151</text:p>
          </table:table-cell>
          <table:table-cell office:value-type="float" office:value="0.10849" calcext:value-type="float">
            <text:p>0.10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2-01-01T00:00:00</text:p>
          </table:table-cell>
          <table:table-cell office:value-type="float" office:value="2610504.5" calcext:value-type="float">
            <text:p>2610504.5</text:p>
          </table:table-cell>
          <table:table-cell office:value-type="string" calcext:value-type="string">
            <text:p>2435-03-21T00:00:00</text:p>
          </table:table-cell>
          <table:table-cell office:value-type="float" office:value="2610504.5" calcext:value-type="float">
            <text:p>2610504.5</text:p>
          </table:table-cell>
          <table:table-cell office:value-type="float" office:value="215858.133699" calcext:value-type="float">
            <text:p>215858.133699</text:p>
          </table:table-cell>
          <table:table-cell office:value-type="float" office:value="0.866301" calcext:value-type="float">
            <text:p>0.8663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3-01-01T00:00:00</text:p>
          </table:table-cell>
          <table:table-cell office:value-type="float" office:value="2610869.5" calcext:value-type="float">
            <text:p>2610869.5</text:p>
          </table:table-cell>
          <table:table-cell office:value-type="string" calcext:value-type="string">
            <text:p>2436-03-20T00:00:00</text:p>
          </table:table-cell>
          <table:table-cell office:value-type="float" office:value="2610869.5" calcext:value-type="float">
            <text:p>2610869.5</text:p>
          </table:table-cell>
          <table:table-cell office:value-type="float" office:value="216223.375888" calcext:value-type="float">
            <text:p>216223.375888</text:p>
          </table:table-cell>
          <table:table-cell office:value-type="float" office:value="0.624112" calcext:value-type="float">
            <text:p>0.6241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4-01-01T00:00:00</text:p>
          </table:table-cell>
          <table:table-cell office:value-type="float" office:value="2611234.5" calcext:value-type="float">
            <text:p>2611234.5</text:p>
          </table:table-cell>
          <table:table-cell office:value-type="string" calcext:value-type="string">
            <text:p>2437-03-20T00:00:00</text:p>
          </table:table-cell>
          <table:table-cell office:value-type="float" office:value="2611234.5" calcext:value-type="float">
            <text:p>2611234.5</text:p>
          </table:table-cell>
          <table:table-cell office:value-type="float" office:value="216588.618077" calcext:value-type="float">
            <text:p>216588.618077</text:p>
          </table:table-cell>
          <table:table-cell office:value-type="float" office:value="0.381923" calcext:value-type="float">
            <text:p>0.3819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5-01-01T00:00:00</text:p>
          </table:table-cell>
          <table:table-cell office:value-type="float" office:value="2611599.5" calcext:value-type="float">
            <text:p>2611599.5</text:p>
          </table:table-cell>
          <table:table-cell office:value-type="string" calcext:value-type="string">
            <text:p>2438-03-20T00:00:00</text:p>
          </table:table-cell>
          <table:table-cell office:value-type="float" office:value="2611599.5" calcext:value-type="float">
            <text:p>2611599.5</text:p>
          </table:table-cell>
          <table:table-cell office:value-type="float" office:value="216953.860266" calcext:value-type="float">
            <text:p>216953.860266</text:p>
          </table:table-cell>
          <table:table-cell office:value-type="float" office:value="0.139734" calcext:value-type="float">
            <text:p>0.1397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6-01-01T00:00:00</text:p>
          </table:table-cell>
          <table:table-cell office:value-type="float" office:value="2611965.5" calcext:value-type="float">
            <text:p>2611965.5</text:p>
          </table:table-cell>
          <table:table-cell office:value-type="string" calcext:value-type="string">
            <text:p>2439-03-21T00:00:00</text:p>
          </table:table-cell>
          <table:table-cell office:value-type="float" office:value="2611965.5" calcext:value-type="float">
            <text:p>2611965.5</text:p>
          </table:table-cell>
          <table:table-cell office:value-type="float" office:value="217319.102455" calcext:value-type="float">
            <text:p>217319.102455</text:p>
          </table:table-cell>
          <table:table-cell office:value-type="float" office:value="0.897545" calcext:value-type="float">
            <text:p>0.8975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7-01-01T00:00:00</text:p>
          </table:table-cell>
          <table:table-cell office:value-type="float" office:value="2612330.5" calcext:value-type="float">
            <text:p>2612330.5</text:p>
          </table:table-cell>
          <table:table-cell office:value-type="string" calcext:value-type="string">
            <text:p>2440-03-20T00:00:00</text:p>
          </table:table-cell>
          <table:table-cell office:value-type="float" office:value="2612330.5" calcext:value-type="float">
            <text:p>2612330.5</text:p>
          </table:table-cell>
          <table:table-cell office:value-type="float" office:value="217684.344644" calcext:value-type="float">
            <text:p>217684.344644</text:p>
          </table:table-cell>
          <table:table-cell office:value-type="float" office:value="0.655356" calcext:value-type="float">
            <text:p>0.6553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8-01-01T00:00:00</text:p>
          </table:table-cell>
          <table:table-cell office:value-type="float" office:value="2612695.5" calcext:value-type="float">
            <text:p>2612695.5</text:p>
          </table:table-cell>
          <table:table-cell office:value-type="string" calcext:value-type="string">
            <text:p>2441-03-20T00:00:00</text:p>
          </table:table-cell>
          <table:table-cell office:value-type="float" office:value="2612695.5" calcext:value-type="float">
            <text:p>2612695.5</text:p>
          </table:table-cell>
          <table:table-cell office:value-type="float" office:value="218049.586833" calcext:value-type="float">
            <text:p>218049.586833</text:p>
          </table:table-cell>
          <table:table-cell office:value-type="float" office:value="0.413167" calcext:value-type="float">
            <text:p>0.4131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99-01-01T00:00:00</text:p>
          </table:table-cell>
          <table:table-cell office:value-type="float" office:value="2613060.5" calcext:value-type="float">
            <text:p>2613060.5</text:p>
          </table:table-cell>
          <table:table-cell office:value-type="string" calcext:value-type="string">
            <text:p>2442-03-20T00:00:00</text:p>
          </table:table-cell>
          <table:table-cell office:value-type="float" office:value="2613060.5" calcext:value-type="float">
            <text:p>2613060.5</text:p>
          </table:table-cell>
          <table:table-cell office:value-type="float" office:value="218414.829022" calcext:value-type="float">
            <text:p>218414.829022</text:p>
          </table:table-cell>
          <table:table-cell office:value-type="float" office:value="0.170978" calcext:value-type="float">
            <text:p>0.1709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0-01-01T00:00:00</text:p>
          </table:table-cell>
          <table:table-cell office:value-type="float" office:value="2613426.5" calcext:value-type="float">
            <text:p>2613426.5</text:p>
          </table:table-cell>
          <table:table-cell office:value-type="string" calcext:value-type="string">
            <text:p>2443-03-21T00:00:00</text:p>
          </table:table-cell>
          <table:table-cell office:value-type="float" office:value="2613426.5" calcext:value-type="float">
            <text:p>2613426.5</text:p>
          </table:table-cell>
          <table:table-cell office:value-type="float" office:value="218780.071211" calcext:value-type="float">
            <text:p>218780.071211</text:p>
          </table:table-cell>
          <table:table-cell office:value-type="float" office:value="0.928789" calcext:value-type="float">
            <text:p>0.9287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1-01-01T00:00:00</text:p>
          </table:table-cell>
          <table:table-cell office:value-type="float" office:value="2613791.5" calcext:value-type="float">
            <text:p>2613791.5</text:p>
          </table:table-cell>
          <table:table-cell office:value-type="string" calcext:value-type="string">
            <text:p>2444-03-20T00:00:00</text:p>
          </table:table-cell>
          <table:table-cell office:value-type="float" office:value="2613791.5" calcext:value-type="float">
            <text:p>2613791.5</text:p>
          </table:table-cell>
          <table:table-cell office:value-type="float" office:value="219145.3134" calcext:value-type="float">
            <text:p>219145.3134</text:p>
          </table:table-cell>
          <table:table-cell office:value-type="float" office:value="0.6866" calcext:value-type="float">
            <text:p>0.6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2-01-01T00:00:00</text:p>
          </table:table-cell>
          <table:table-cell office:value-type="float" office:value="2614156.5" calcext:value-type="float">
            <text:p>2614156.5</text:p>
          </table:table-cell>
          <table:table-cell office:value-type="string" calcext:value-type="string">
            <text:p>2445-03-20T00:00:00</text:p>
          </table:table-cell>
          <table:table-cell office:value-type="float" office:value="2614156.5" calcext:value-type="float">
            <text:p>2614156.5</text:p>
          </table:table-cell>
          <table:table-cell office:value-type="float" office:value="219510.555589" calcext:value-type="float">
            <text:p>219510.555589</text:p>
          </table:table-cell>
          <table:table-cell office:value-type="float" office:value="0.444411" calcext:value-type="float">
            <text:p>0.4444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3-01-01T00:00:00</text:p>
          </table:table-cell>
          <table:table-cell office:value-type="float" office:value="2614521.5" calcext:value-type="float">
            <text:p>2614521.5</text:p>
          </table:table-cell>
          <table:table-cell office:value-type="string" calcext:value-type="string">
            <text:p>2446-03-20T00:00:00</text:p>
          </table:table-cell>
          <table:table-cell office:value-type="float" office:value="2614521.5" calcext:value-type="float">
            <text:p>2614521.5</text:p>
          </table:table-cell>
          <table:table-cell office:value-type="float" office:value="219875.797778" calcext:value-type="float">
            <text:p>219875.797778</text:p>
          </table:table-cell>
          <table:table-cell office:value-type="float" office:value="0.202222" calcext:value-type="float">
            <text:p>0.2022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4-01-01T00:00:00</text:p>
          </table:table-cell>
          <table:table-cell office:value-type="float" office:value="2614887.5" calcext:value-type="float">
            <text:p>2614887.5</text:p>
          </table:table-cell>
          <table:table-cell office:value-type="string" calcext:value-type="string">
            <text:p>2447-03-21T00:00:00</text:p>
          </table:table-cell>
          <table:table-cell office:value-type="float" office:value="2614887.5" calcext:value-type="float">
            <text:p>2614887.5</text:p>
          </table:table-cell>
          <table:table-cell office:value-type="float" office:value="220241.039967" calcext:value-type="float">
            <text:p>220241.039967</text:p>
          </table:table-cell>
          <table:table-cell office:value-type="float" office:value="0.960033" calcext:value-type="float">
            <text:p>0.9600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5-01-01T00:00:00</text:p>
          </table:table-cell>
          <table:table-cell office:value-type="float" office:value="2615252.5" calcext:value-type="float">
            <text:p>2615252.5</text:p>
          </table:table-cell>
          <table:table-cell office:value-type="string" calcext:value-type="string">
            <text:p>2448-03-20T00:00:00</text:p>
          </table:table-cell>
          <table:table-cell office:value-type="float" office:value="2615252.5" calcext:value-type="float">
            <text:p>2615252.5</text:p>
          </table:table-cell>
          <table:table-cell office:value-type="float" office:value="220606.282156" calcext:value-type="float">
            <text:p>220606.282156</text:p>
          </table:table-cell>
          <table:table-cell office:value-type="float" office:value="0.717844" calcext:value-type="float">
            <text:p>0.7178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6-01-01T00:00:00</text:p>
          </table:table-cell>
          <table:table-cell office:value-type="float" office:value="2615617.5" calcext:value-type="float">
            <text:p>2615617.5</text:p>
          </table:table-cell>
          <table:table-cell office:value-type="string" calcext:value-type="string">
            <text:p>2449-03-20T00:00:00</text:p>
          </table:table-cell>
          <table:table-cell office:value-type="float" office:value="2615617.5" calcext:value-type="float">
            <text:p>2615617.5</text:p>
          </table:table-cell>
          <table:table-cell office:value-type="float" office:value="220971.524345" calcext:value-type="float">
            <text:p>220971.524345</text:p>
          </table:table-cell>
          <table:table-cell office:value-type="float" office:value="0.475655" calcext:value-type="float">
            <text:p>0.4756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7-01-01T00:00:00</text:p>
          </table:table-cell>
          <table:table-cell office:value-type="float" office:value="2615982.5" calcext:value-type="float">
            <text:p>2615982.5</text:p>
          </table:table-cell>
          <table:table-cell office:value-type="string" calcext:value-type="string">
            <text:p>2450-03-20T00:00:00</text:p>
          </table:table-cell>
          <table:table-cell office:value-type="float" office:value="2615982.5" calcext:value-type="float">
            <text:p>2615982.5</text:p>
          </table:table-cell>
          <table:table-cell office:value-type="float" office:value="221336.766534" calcext:value-type="float">
            <text:p>221336.766534</text:p>
          </table:table-cell>
          <table:table-cell office:value-type="float" office:value="0.233466" calcext:value-type="float">
            <text:p>0.2334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8-01-01T00:00:00</text:p>
          </table:table-cell>
          <table:table-cell office:value-type="float" office:value="2616348.5" calcext:value-type="float">
            <text:p>2616348.5</text:p>
          </table:table-cell>
          <table:table-cell office:value-type="string" calcext:value-type="string">
            <text:p>2451-03-21T00:00:00</text:p>
          </table:table-cell>
          <table:table-cell office:value-type="float" office:value="2616348.5" calcext:value-type="float">
            <text:p>2616348.5</text:p>
          </table:table-cell>
          <table:table-cell office:value-type="float" office:value="221702.008723" calcext:value-type="float">
            <text:p>221702.008723</text:p>
          </table:table-cell>
          <table:table-cell office:value-type="float" office:value="0.991277" calcext:value-type="float">
            <text:p>0.9912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9-01-01T00:00:00</text:p>
          </table:table-cell>
          <table:table-cell office:value-type="float" office:value="2616713.5" calcext:value-type="float">
            <text:p>2616713.5</text:p>
          </table:table-cell>
          <table:table-cell office:value-type="string" calcext:value-type="string">
            <text:p>2452-03-20T00:00:00</text:p>
          </table:table-cell>
          <table:table-cell office:value-type="float" office:value="2616713.5" calcext:value-type="float">
            <text:p>2616713.5</text:p>
          </table:table-cell>
          <table:table-cell office:value-type="float" office:value="222067.250912" calcext:value-type="float">
            <text:p>222067.250912</text:p>
          </table:table-cell>
          <table:table-cell office:value-type="float" office:value="0.749088" calcext:value-type="float">
            <text:p>0.7490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0-01-01T00:00:00</text:p>
          </table:table-cell>
          <table:table-cell office:value-type="float" office:value="2617078.5" calcext:value-type="float">
            <text:p>2617078.5</text:p>
          </table:table-cell>
          <table:table-cell office:value-type="string" calcext:value-type="string">
            <text:p>2453-03-20T00:00:00</text:p>
          </table:table-cell>
          <table:table-cell office:value-type="float" office:value="2617078.5" calcext:value-type="float">
            <text:p>2617078.5</text:p>
          </table:table-cell>
          <table:table-cell office:value-type="float" office:value="222432.493101" calcext:value-type="float">
            <text:p>222432.493101</text:p>
          </table:table-cell>
          <table:table-cell office:value-type="float" office:value="0.506899" calcext:value-type="float">
            <text:p>0.5068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1-01-01T00:00:00</text:p>
          </table:table-cell>
          <table:table-cell office:value-type="float" office:value="2617443.5" calcext:value-type="float">
            <text:p>2617443.5</text:p>
          </table:table-cell>
          <table:table-cell office:value-type="string" calcext:value-type="string">
            <text:p>2454-03-20T00:00:00</text:p>
          </table:table-cell>
          <table:table-cell office:value-type="float" office:value="2617443.5" calcext:value-type="float">
            <text:p>2617443.5</text:p>
          </table:table-cell>
          <table:table-cell office:value-type="float" office:value="222797.73529" calcext:value-type="float">
            <text:p>222797.73529</text:p>
          </table:table-cell>
          <table:table-cell office:value-type="float" office:value="0.26471" calcext:value-type="float">
            <text:p>0.264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2-01-01T00:00:00</text:p>
          </table:table-cell>
          <table:table-cell office:value-type="float" office:value="2617808.5" calcext:value-type="float">
            <text:p>2617808.5</text:p>
          </table:table-cell>
          <table:table-cell office:value-type="string" calcext:value-type="string">
            <text:p>2455-03-21T00:00:00</text:p>
          </table:table-cell>
          <table:table-cell office:value-type="float" office:value="2617809.5" calcext:value-type="float">
            <text:p>2617809.5</text:p>
          </table:table-cell>
          <table:table-cell office:value-type="float" office:value="223162.977479" calcext:value-type="float">
            <text:p>223162.977479</text:p>
          </table:table-cell>
          <table:table-cell office:value-type="float" office:value="0.022521" calcext:value-type="float">
            <text:p>0.0225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3-01-01T00:00:00</text:p>
          </table:table-cell>
          <table:table-cell office:value-type="float" office:value="2618174.5" calcext:value-type="float">
            <text:p>2618174.5</text:p>
          </table:table-cell>
          <table:table-cell office:value-type="string" calcext:value-type="string">
            <text:p>2456-03-20T00:00:00</text:p>
          </table:table-cell>
          <table:table-cell office:value-type="float" office:value="2618174.5" calcext:value-type="float">
            <text:p>2618174.5</text:p>
          </table:table-cell>
          <table:table-cell office:value-type="float" office:value="223528.219668" calcext:value-type="float">
            <text:p>223528.219668</text:p>
          </table:table-cell>
          <table:table-cell office:value-type="float" office:value="0.780332" calcext:value-type="float">
            <text:p>0.7803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4-01-01T00:00:00</text:p>
          </table:table-cell>
          <table:table-cell office:value-type="float" office:value="2618539.5" calcext:value-type="float">
            <text:p>2618539.5</text:p>
          </table:table-cell>
          <table:table-cell office:value-type="string" calcext:value-type="string">
            <text:p>2457-03-20T00:00:00</text:p>
          </table:table-cell>
          <table:table-cell office:value-type="float" office:value="2618539.5" calcext:value-type="float">
            <text:p>2618539.5</text:p>
          </table:table-cell>
          <table:table-cell office:value-type="float" office:value="223893.461857" calcext:value-type="float">
            <text:p>223893.461857</text:p>
          </table:table-cell>
          <table:table-cell office:value-type="float" office:value="0.538143" calcext:value-type="float">
            <text:p>0.5381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5-01-01T00:00:00</text:p>
          </table:table-cell>
          <table:table-cell office:value-type="float" office:value="2618904.5" calcext:value-type="float">
            <text:p>2618904.5</text:p>
          </table:table-cell>
          <table:table-cell office:value-type="string" calcext:value-type="string">
            <text:p>2458-03-20T00:00:00</text:p>
          </table:table-cell>
          <table:table-cell office:value-type="float" office:value="2618904.5" calcext:value-type="float">
            <text:p>2618904.5</text:p>
          </table:table-cell>
          <table:table-cell office:value-type="float" office:value="224258.704046" calcext:value-type="float">
            <text:p>224258.704046</text:p>
          </table:table-cell>
          <table:table-cell office:value-type="float" office:value="0.295954" calcext:value-type="float">
            <text:p>0.2959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6-01-01T00:00:00</text:p>
          </table:table-cell>
          <table:table-cell office:value-type="float" office:value="2619269.5" calcext:value-type="float">
            <text:p>2619269.5</text:p>
          </table:table-cell>
          <table:table-cell office:value-type="string" calcext:value-type="string">
            <text:p>2459-03-20T00:00:00</text:p>
          </table:table-cell>
          <table:table-cell office:value-type="float" office:value="2619269.5" calcext:value-type="float">
            <text:p>2619269.5</text:p>
          </table:table-cell>
          <table:table-cell office:value-type="float" office:value="224623.946235" calcext:value-type="float">
            <text:p>224623.946235</text:p>
          </table:table-cell>
          <table:table-cell office:value-type="float" office:value="0.053765" calcext:value-type="float">
            <text:p>0.0537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7-01-01T00:00:00</text:p>
          </table:table-cell>
          <table:table-cell office:value-type="float" office:value="2619635.5" calcext:value-type="float">
            <text:p>2619635.5</text:p>
          </table:table-cell>
          <table:table-cell office:value-type="string" calcext:value-type="string">
            <text:p>2460-03-20T00:00:00</text:p>
          </table:table-cell>
          <table:table-cell office:value-type="float" office:value="2619635.5" calcext:value-type="float">
            <text:p>2619635.5</text:p>
          </table:table-cell>
          <table:table-cell office:value-type="float" office:value="224989.188424" calcext:value-type="float">
            <text:p>224989.188424</text:p>
          </table:table-cell>
          <table:table-cell office:value-type="float" office:value="0.811576" calcext:value-type="float">
            <text:p>0.8115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8-01-01T00:00:00</text:p>
          </table:table-cell>
          <table:table-cell office:value-type="float" office:value="2620000.5" calcext:value-type="float">
            <text:p>2620000.5</text:p>
          </table:table-cell>
          <table:table-cell office:value-type="string" calcext:value-type="string">
            <text:p>2461-03-20T00:00:00</text:p>
          </table:table-cell>
          <table:table-cell office:value-type="float" office:value="2620000.5" calcext:value-type="float">
            <text:p>2620000.5</text:p>
          </table:table-cell>
          <table:table-cell office:value-type="float" office:value="225354.430613" calcext:value-type="float">
            <text:p>225354.430613</text:p>
          </table:table-cell>
          <table:table-cell office:value-type="float" office:value="0.569387" calcext:value-type="float">
            <text:p>0.5693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9-01-01T00:00:00</text:p>
          </table:table-cell>
          <table:table-cell office:value-type="float" office:value="2620365.5" calcext:value-type="float">
            <text:p>2620365.5</text:p>
          </table:table-cell>
          <table:table-cell office:value-type="string" calcext:value-type="string">
            <text:p>2462-03-20T00:00:00</text:p>
          </table:table-cell>
          <table:table-cell office:value-type="float" office:value="2620365.5" calcext:value-type="float">
            <text:p>2620365.5</text:p>
          </table:table-cell>
          <table:table-cell office:value-type="float" office:value="225719.672802" calcext:value-type="float">
            <text:p>225719.672802</text:p>
          </table:table-cell>
          <table:table-cell office:value-type="float" office:value="0.327198" calcext:value-type="float">
            <text:p>0.3271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0-01-01T00:00:00</text:p>
          </table:table-cell>
          <table:table-cell office:value-type="float" office:value="2620730.5" calcext:value-type="float">
            <text:p>2620730.5</text:p>
          </table:table-cell>
          <table:table-cell office:value-type="string" calcext:value-type="string">
            <text:p>2463-03-20T00:00:00</text:p>
          </table:table-cell>
          <table:table-cell office:value-type="float" office:value="2620730.5" calcext:value-type="float">
            <text:p>2620730.5</text:p>
          </table:table-cell>
          <table:table-cell office:value-type="float" office:value="226084.914991" calcext:value-type="float">
            <text:p>226084.914991</text:p>
          </table:table-cell>
          <table:table-cell office:value-type="float" office:value="0.085009" calcext:value-type="float">
            <text:p>0.0850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1-01-01T00:00:00</text:p>
          </table:table-cell>
          <table:table-cell office:value-type="float" office:value="2621096.5" calcext:value-type="float">
            <text:p>2621096.5</text:p>
          </table:table-cell>
          <table:table-cell office:value-type="string" calcext:value-type="string">
            <text:p>2464-03-20T00:00:00</text:p>
          </table:table-cell>
          <table:table-cell office:value-type="float" office:value="2621096.5" calcext:value-type="float">
            <text:p>2621096.5</text:p>
          </table:table-cell>
          <table:table-cell office:value-type="float" office:value="226450.15718" calcext:value-type="float">
            <text:p>226450.15718</text:p>
          </table:table-cell>
          <table:table-cell office:value-type="float" office:value="0.84282" calcext:value-type="float">
            <text:p>0.84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2-01-01T00:00:00</text:p>
          </table:table-cell>
          <table:table-cell office:value-type="float" office:value="2621461.5" calcext:value-type="float">
            <text:p>2621461.5</text:p>
          </table:table-cell>
          <table:table-cell office:value-type="string" calcext:value-type="string">
            <text:p>2465-03-20T00:00:00</text:p>
          </table:table-cell>
          <table:table-cell office:value-type="float" office:value="2621461.5" calcext:value-type="float">
            <text:p>2621461.5</text:p>
          </table:table-cell>
          <table:table-cell office:value-type="float" office:value="226815.399369" calcext:value-type="float">
            <text:p>226815.399369</text:p>
          </table:table-cell>
          <table:table-cell office:value-type="float" office:value="0.600631" calcext:value-type="float">
            <text:p>0.6006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3-01-01T00:00:00</text:p>
          </table:table-cell>
          <table:table-cell office:value-type="float" office:value="2621826.5" calcext:value-type="float">
            <text:p>2621826.5</text:p>
          </table:table-cell>
          <table:table-cell office:value-type="string" calcext:value-type="string">
            <text:p>2466-03-20T00:00:00</text:p>
          </table:table-cell>
          <table:table-cell office:value-type="float" office:value="2621826.5" calcext:value-type="float">
            <text:p>2621826.5</text:p>
          </table:table-cell>
          <table:table-cell office:value-type="float" office:value="227180.641558" calcext:value-type="float">
            <text:p>227180.641558</text:p>
          </table:table-cell>
          <table:table-cell office:value-type="float" office:value="0.358442" calcext:value-type="float">
            <text:p>0.3584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4-01-01T00:00:00</text:p>
          </table:table-cell>
          <table:table-cell office:value-type="float" office:value="2622191.5" calcext:value-type="float">
            <text:p>2622191.5</text:p>
          </table:table-cell>
          <table:table-cell office:value-type="string" calcext:value-type="string">
            <text:p>2467-03-20T00:00:00</text:p>
          </table:table-cell>
          <table:table-cell office:value-type="float" office:value="2622191.5" calcext:value-type="float">
            <text:p>2622191.5</text:p>
          </table:table-cell>
          <table:table-cell office:value-type="float" office:value="227545.883747" calcext:value-type="float">
            <text:p>227545.883747</text:p>
          </table:table-cell>
          <table:table-cell office:value-type="float" office:value="0.116253" calcext:value-type="float">
            <text:p>0.1162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5-01-01T00:00:00</text:p>
          </table:table-cell>
          <table:table-cell office:value-type="float" office:value="2622557.5" calcext:value-type="float">
            <text:p>2622557.5</text:p>
          </table:table-cell>
          <table:table-cell office:value-type="string" calcext:value-type="string">
            <text:p>2468-03-20T00:00:00</text:p>
          </table:table-cell>
          <table:table-cell office:value-type="float" office:value="2622557.5" calcext:value-type="float">
            <text:p>2622557.5</text:p>
          </table:table-cell>
          <table:table-cell office:value-type="float" office:value="227911.125936" calcext:value-type="float">
            <text:p>227911.125936</text:p>
          </table:table-cell>
          <table:table-cell office:value-type="float" office:value="0.874064" calcext:value-type="float">
            <text:p>0.8740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6-01-01T00:00:00</text:p>
          </table:table-cell>
          <table:table-cell office:value-type="float" office:value="2622922.5" calcext:value-type="float">
            <text:p>2622922.5</text:p>
          </table:table-cell>
          <table:table-cell office:value-type="string" calcext:value-type="string">
            <text:p>2469-03-20T00:00:00</text:p>
          </table:table-cell>
          <table:table-cell office:value-type="float" office:value="2622922.5" calcext:value-type="float">
            <text:p>2622922.5</text:p>
          </table:table-cell>
          <table:table-cell office:value-type="float" office:value="228276.368125" calcext:value-type="float">
            <text:p>228276.368125</text:p>
          </table:table-cell>
          <table:table-cell office:value-type="float" office:value="0.631875" calcext:value-type="float">
            <text:p>0.6318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7-01-01T00:00:00</text:p>
          </table:table-cell>
          <table:table-cell office:value-type="float" office:value="2623287.5" calcext:value-type="float">
            <text:p>2623287.5</text:p>
          </table:table-cell>
          <table:table-cell office:value-type="string" calcext:value-type="string">
            <text:p>2470-03-20T00:00:00</text:p>
          </table:table-cell>
          <table:table-cell office:value-type="float" office:value="2623287.5" calcext:value-type="float">
            <text:p>2623287.5</text:p>
          </table:table-cell>
          <table:table-cell office:value-type="float" office:value="228641.610314" calcext:value-type="float">
            <text:p>228641.610314</text:p>
          </table:table-cell>
          <table:table-cell office:value-type="float" office:value="0.389686" calcext:value-type="float">
            <text:p>0.3896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8-01-01T00:00:00</text:p>
          </table:table-cell>
          <table:table-cell office:value-type="float" office:value="2623652.5" calcext:value-type="float">
            <text:p>2623652.5</text:p>
          </table:table-cell>
          <table:table-cell office:value-type="string" calcext:value-type="string">
            <text:p>2471-03-20T00:00:00</text:p>
          </table:table-cell>
          <table:table-cell office:value-type="float" office:value="2623652.5" calcext:value-type="float">
            <text:p>2623652.5</text:p>
          </table:table-cell>
          <table:table-cell office:value-type="float" office:value="229006.852503" calcext:value-type="float">
            <text:p>229006.852503</text:p>
          </table:table-cell>
          <table:table-cell office:value-type="float" office:value="0.147497" calcext:value-type="float">
            <text:p>0.1474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9-01-01T00:00:00</text:p>
          </table:table-cell>
          <table:table-cell office:value-type="float" office:value="2624018.5" calcext:value-type="float">
            <text:p>2624018.5</text:p>
          </table:table-cell>
          <table:table-cell office:value-type="string" calcext:value-type="string">
            <text:p>2472-03-20T00:00:00</text:p>
          </table:table-cell>
          <table:table-cell office:value-type="float" office:value="2624018.5" calcext:value-type="float">
            <text:p>2624018.5</text:p>
          </table:table-cell>
          <table:table-cell office:value-type="float" office:value="229372.094692" calcext:value-type="float">
            <text:p>229372.094692</text:p>
          </table:table-cell>
          <table:table-cell office:value-type="float" office:value="0.905308" calcext:value-type="float">
            <text:p>0.9053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0-01-01T00:00:00</text:p>
          </table:table-cell>
          <table:table-cell office:value-type="float" office:value="2624383.5" calcext:value-type="float">
            <text:p>2624383.5</text:p>
          </table:table-cell>
          <table:table-cell office:value-type="string" calcext:value-type="string">
            <text:p>2473-03-20T00:00:00</text:p>
          </table:table-cell>
          <table:table-cell office:value-type="float" office:value="2624383.5" calcext:value-type="float">
            <text:p>2624383.5</text:p>
          </table:table-cell>
          <table:table-cell office:value-type="float" office:value="229737.336881" calcext:value-type="float">
            <text:p>229737.336881</text:p>
          </table:table-cell>
          <table:table-cell office:value-type="float" office:value="0.663119" calcext:value-type="float">
            <text:p>0.6631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1-01-01T00:00:00</text:p>
          </table:table-cell>
          <table:table-cell office:value-type="float" office:value="2624748.5" calcext:value-type="float">
            <text:p>2624748.5</text:p>
          </table:table-cell>
          <table:table-cell office:value-type="string" calcext:value-type="string">
            <text:p>2474-03-20T00:00:00</text:p>
          </table:table-cell>
          <table:table-cell office:value-type="float" office:value="2624748.5" calcext:value-type="float">
            <text:p>2624748.5</text:p>
          </table:table-cell>
          <table:table-cell office:value-type="float" office:value="230102.57907" calcext:value-type="float">
            <text:p>230102.57907</text:p>
          </table:table-cell>
          <table:table-cell office:value-type="float" office:value="0.42093" calcext:value-type="float">
            <text:p>0.42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2-01-01T00:00:00</text:p>
          </table:table-cell>
          <table:table-cell office:value-type="float" office:value="2625113.5" calcext:value-type="float">
            <text:p>2625113.5</text:p>
          </table:table-cell>
          <table:table-cell office:value-type="string" calcext:value-type="string">
            <text:p>2475-03-20T00:00:00</text:p>
          </table:table-cell>
          <table:table-cell office:value-type="float" office:value="2625113.5" calcext:value-type="float">
            <text:p>2625113.5</text:p>
          </table:table-cell>
          <table:table-cell office:value-type="float" office:value="230467.821259" calcext:value-type="float">
            <text:p>230467.821259</text:p>
          </table:table-cell>
          <table:table-cell office:value-type="float" office:value="0.178741" calcext:value-type="float">
            <text:p>0.1787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3-01-01T00:00:00</text:p>
          </table:table-cell>
          <table:table-cell office:value-type="float" office:value="2625479.5" calcext:value-type="float">
            <text:p>2625479.5</text:p>
          </table:table-cell>
          <table:table-cell office:value-type="string" calcext:value-type="string">
            <text:p>2476-03-20T00:00:00</text:p>
          </table:table-cell>
          <table:table-cell office:value-type="float" office:value="2625479.5" calcext:value-type="float">
            <text:p>2625479.5</text:p>
          </table:table-cell>
          <table:table-cell office:value-type="float" office:value="230833.063448" calcext:value-type="float">
            <text:p>230833.063448</text:p>
          </table:table-cell>
          <table:table-cell office:value-type="float" office:value="0.936552" calcext:value-type="float">
            <text:p>0.9365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4-01-01T00:00:00</text:p>
          </table:table-cell>
          <table:table-cell office:value-type="float" office:value="2625844.5" calcext:value-type="float">
            <text:p>2625844.5</text:p>
          </table:table-cell>
          <table:table-cell office:value-type="string" calcext:value-type="string">
            <text:p>2477-03-20T00:00:00</text:p>
          </table:table-cell>
          <table:table-cell office:value-type="float" office:value="2625844.5" calcext:value-type="float">
            <text:p>2625844.5</text:p>
          </table:table-cell>
          <table:table-cell office:value-type="float" office:value="231198.305637" calcext:value-type="float">
            <text:p>231198.305637</text:p>
          </table:table-cell>
          <table:table-cell office:value-type="float" office:value="0.694363" calcext:value-type="float">
            <text:p>0.6943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5-01-01T00:00:00</text:p>
          </table:table-cell>
          <table:table-cell office:value-type="float" office:value="2626209.5" calcext:value-type="float">
            <text:p>2626209.5</text:p>
          </table:table-cell>
          <table:table-cell office:value-type="string" calcext:value-type="string">
            <text:p>2478-03-20T00:00:00</text:p>
          </table:table-cell>
          <table:table-cell office:value-type="float" office:value="2626209.5" calcext:value-type="float">
            <text:p>2626209.5</text:p>
          </table:table-cell>
          <table:table-cell office:value-type="float" office:value="231563.547826" calcext:value-type="float">
            <text:p>231563.547826</text:p>
          </table:table-cell>
          <table:table-cell office:value-type="float" office:value="0.452174" calcext:value-type="float">
            <text:p>0.4521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6-01-01T00:00:00</text:p>
          </table:table-cell>
          <table:table-cell office:value-type="float" office:value="2626574.5" calcext:value-type="float">
            <text:p>2626574.5</text:p>
          </table:table-cell>
          <table:table-cell office:value-type="string" calcext:value-type="string">
            <text:p>2479-03-20T00:00:00</text:p>
          </table:table-cell>
          <table:table-cell office:value-type="float" office:value="2626574.5" calcext:value-type="float">
            <text:p>2626574.5</text:p>
          </table:table-cell>
          <table:table-cell office:value-type="float" office:value="231928.790015" calcext:value-type="float">
            <text:p>231928.790015</text:p>
          </table:table-cell>
          <table:table-cell office:value-type="float" office:value="0.209985" calcext:value-type="float">
            <text:p>0.2099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7-01-01T00:00:00</text:p>
          </table:table-cell>
          <table:table-cell office:value-type="float" office:value="2626940.5" calcext:value-type="float">
            <text:p>2626940.5</text:p>
          </table:table-cell>
          <table:table-cell office:value-type="string" calcext:value-type="string">
            <text:p>2480-03-20T00:00:00</text:p>
          </table:table-cell>
          <table:table-cell office:value-type="float" office:value="2626940.5" calcext:value-type="float">
            <text:p>2626940.5</text:p>
          </table:table-cell>
          <table:table-cell office:value-type="float" office:value="232294.032204" calcext:value-type="float">
            <text:p>232294.032204</text:p>
          </table:table-cell>
          <table:table-cell office:value-type="float" office:value="0.967796" calcext:value-type="float">
            <text:p>0.9677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8-01-01T00:00:00</text:p>
          </table:table-cell>
          <table:table-cell office:value-type="float" office:value="2627305.5" calcext:value-type="float">
            <text:p>2627305.5</text:p>
          </table:table-cell>
          <table:table-cell office:value-type="string" calcext:value-type="string">
            <text:p>2481-03-20T00:00:00</text:p>
          </table:table-cell>
          <table:table-cell office:value-type="float" office:value="2627305.5" calcext:value-type="float">
            <text:p>2627305.5</text:p>
          </table:table-cell>
          <table:table-cell office:value-type="float" office:value="232659.274393" calcext:value-type="float">
            <text:p>232659.274393</text:p>
          </table:table-cell>
          <table:table-cell office:value-type="float" office:value="0.725607" calcext:value-type="float">
            <text:p>0.7256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39-01-01T00:00:00</text:p>
          </table:table-cell>
          <table:table-cell office:value-type="float" office:value="2627670.5" calcext:value-type="float">
            <text:p>2627670.5</text:p>
          </table:table-cell>
          <table:table-cell office:value-type="string" calcext:value-type="string">
            <text:p>2482-03-20T00:00:00</text:p>
          </table:table-cell>
          <table:table-cell office:value-type="float" office:value="2627670.5" calcext:value-type="float">
            <text:p>2627670.5</text:p>
          </table:table-cell>
          <table:table-cell office:value-type="float" office:value="233024.516582" calcext:value-type="float">
            <text:p>233024.516582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0-01-01T00:00:00</text:p>
          </table:table-cell>
          <table:table-cell office:value-type="float" office:value="2628035.5" calcext:value-type="float">
            <text:p>2628035.5</text:p>
          </table:table-cell>
          <table:table-cell office:value-type="string" calcext:value-type="string">
            <text:p>2483-03-20T00:00:00</text:p>
          </table:table-cell>
          <table:table-cell office:value-type="float" office:value="2628035.5" calcext:value-type="float">
            <text:p>2628035.5</text:p>
          </table:table-cell>
          <table:table-cell office:value-type="float" office:value="233389.758771" calcext:value-type="float">
            <text:p>233389.758771</text:p>
          </table:table-cell>
          <table:table-cell office:value-type="float" office:value="0.241229" calcext:value-type="float">
            <text:p>0.2412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1-01-01T00:00:00</text:p>
          </table:table-cell>
          <table:table-cell office:value-type="float" office:value="2628401.5" calcext:value-type="float">
            <text:p>2628401.5</text:p>
          </table:table-cell>
          <table:table-cell office:value-type="string" calcext:value-type="string">
            <text:p>2484-03-20T00:00:00</text:p>
          </table:table-cell>
          <table:table-cell office:value-type="float" office:value="2628401.5" calcext:value-type="float">
            <text:p>2628401.5</text:p>
          </table:table-cell>
          <table:table-cell office:value-type="float" office:value="233755.00096" calcext:value-type="float">
            <text:p>233755.00096</text:p>
          </table:table-cell>
          <table:table-cell office:value-type="float" office:value="0.99904" calcext:value-type="float">
            <text:p>0.99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2-01-01T00:00:00</text:p>
          </table:table-cell>
          <table:table-cell office:value-type="float" office:value="2628766.5" calcext:value-type="float">
            <text:p>2628766.5</text:p>
          </table:table-cell>
          <table:table-cell office:value-type="string" calcext:value-type="string">
            <text:p>2485-03-20T00:00:00</text:p>
          </table:table-cell>
          <table:table-cell office:value-type="float" office:value="2628766.5" calcext:value-type="float">
            <text:p>2628766.5</text:p>
          </table:table-cell>
          <table:table-cell office:value-type="float" office:value="234120.243149" calcext:value-type="float">
            <text:p>234120.243149</text:p>
          </table:table-cell>
          <table:table-cell office:value-type="float" office:value="0.756851" calcext:value-type="float">
            <text:p>0.7568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3-01-01T00:00:00</text:p>
          </table:table-cell>
          <table:table-cell office:value-type="float" office:value="2629131.5" calcext:value-type="float">
            <text:p>2629131.5</text:p>
          </table:table-cell>
          <table:table-cell office:value-type="string" calcext:value-type="string">
            <text:p>2486-03-20T00:00:00</text:p>
          </table:table-cell>
          <table:table-cell office:value-type="float" office:value="2629131.5" calcext:value-type="float">
            <text:p>2629131.5</text:p>
          </table:table-cell>
          <table:table-cell office:value-type="float" office:value="234485.485338" calcext:value-type="float">
            <text:p>234485.485338</text:p>
          </table:table-cell>
          <table:table-cell office:value-type="float" office:value="0.514662" calcext:value-type="float">
            <text:p>0.5146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4-01-01T00:00:00</text:p>
          </table:table-cell>
          <table:table-cell office:value-type="float" office:value="2629496.5" calcext:value-type="float">
            <text:p>2629496.5</text:p>
          </table:table-cell>
          <table:table-cell office:value-type="string" calcext:value-type="string">
            <text:p>2487-03-20T00:00:00</text:p>
          </table:table-cell>
          <table:table-cell office:value-type="float" office:value="2629496.5" calcext:value-type="float">
            <text:p>2629496.5</text:p>
          </table:table-cell>
          <table:table-cell office:value-type="float" office:value="234850.727527" calcext:value-type="float">
            <text:p>234850.727527</text:p>
          </table:table-cell>
          <table:table-cell office:value-type="float" office:value="0.272473" calcext:value-type="float">
            <text:p>0.2724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5-01-01T00:00:00</text:p>
          </table:table-cell>
          <table:table-cell office:value-type="float" office:value="2629861.5" calcext:value-type="float">
            <text:p>2629861.5</text:p>
          </table:table-cell>
          <table:table-cell office:value-type="string" calcext:value-type="string">
            <text:p>2488-03-19T00:00:00</text:p>
          </table:table-cell>
          <table:table-cell office:value-type="float" office:value="2629861.5" calcext:value-type="float">
            <text:p>2629861.5</text:p>
          </table:table-cell>
          <table:table-cell office:value-type="float" office:value="235215.969716" calcext:value-type="float">
            <text:p>235215.969716</text:p>
          </table:table-cell>
          <table:table-cell office:value-type="float" office:value="0.030284" calcext:value-type="float">
            <text:p>0.0302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6-01-01T00:00:00</text:p>
          </table:table-cell>
          <table:table-cell office:value-type="float" office:value="2630227.5" calcext:value-type="float">
            <text:p>2630227.5</text:p>
          </table:table-cell>
          <table:table-cell office:value-type="string" calcext:value-type="string">
            <text:p>2489-03-20T00:00:00</text:p>
          </table:table-cell>
          <table:table-cell office:value-type="float" office:value="2630227.5" calcext:value-type="float">
            <text:p>2630227.5</text:p>
          </table:table-cell>
          <table:table-cell office:value-type="float" office:value="235581.211905" calcext:value-type="float">
            <text:p>235581.211905</text:p>
          </table:table-cell>
          <table:table-cell office:value-type="float" office:value="0.788095" calcext:value-type="float">
            <text:p>0.7880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7-01-01T00:00:00</text:p>
          </table:table-cell>
          <table:table-cell office:value-type="float" office:value="2630592.5" calcext:value-type="float">
            <text:p>2630592.5</text:p>
          </table:table-cell>
          <table:table-cell office:value-type="string" calcext:value-type="string">
            <text:p>2490-03-20T00:00:00</text:p>
          </table:table-cell>
          <table:table-cell office:value-type="float" office:value="2630592.5" calcext:value-type="float">
            <text:p>2630592.5</text:p>
          </table:table-cell>
          <table:table-cell office:value-type="float" office:value="235946.454094" calcext:value-type="float">
            <text:p>235946.454094</text:p>
          </table:table-cell>
          <table:table-cell office:value-type="float" office:value="0.545906" calcext:value-type="float">
            <text:p>0.5459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8-01-01T00:00:00</text:p>
          </table:table-cell>
          <table:table-cell office:value-type="float" office:value="2630957.5" calcext:value-type="float">
            <text:p>2630957.5</text:p>
          </table:table-cell>
          <table:table-cell office:value-type="string" calcext:value-type="string">
            <text:p>2491-03-20T00:00:00</text:p>
          </table:table-cell>
          <table:table-cell office:value-type="float" office:value="2630957.5" calcext:value-type="float">
            <text:p>2630957.5</text:p>
          </table:table-cell>
          <table:table-cell office:value-type="float" office:value="236311.696283" calcext:value-type="float">
            <text:p>236311.696283</text:p>
          </table:table-cell>
          <table:table-cell office:value-type="float" office:value="0.303717" calcext:value-type="float">
            <text:p>0.3037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9-01-01T00:00:00</text:p>
          </table:table-cell>
          <table:table-cell office:value-type="float" office:value="2631322.5" calcext:value-type="float">
            <text:p>2631322.5</text:p>
          </table:table-cell>
          <table:table-cell office:value-type="string" calcext:value-type="string">
            <text:p>2492-03-20T00:00:00</text:p>
          </table:table-cell>
          <table:table-cell office:value-type="float" office:value="2631323.5" calcext:value-type="float">
            <text:p>2631323.5</text:p>
          </table:table-cell>
          <table:table-cell office:value-type="float" office:value="236676.938472" calcext:value-type="float">
            <text:p>236676.938472</text:p>
          </table:table-cell>
          <table:table-cell office:value-type="float" office:value="0.061528" calcext:value-type="float">
            <text:p>0.06152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0-01-01T00:00:00</text:p>
          </table:table-cell>
          <table:table-cell office:value-type="float" office:value="2631688.5" calcext:value-type="float">
            <text:p>2631688.5</text:p>
          </table:table-cell>
          <table:table-cell office:value-type="string" calcext:value-type="string">
            <text:p>2493-03-20T00:00:00</text:p>
          </table:table-cell>
          <table:table-cell office:value-type="float" office:value="2631688.5" calcext:value-type="float">
            <text:p>2631688.5</text:p>
          </table:table-cell>
          <table:table-cell office:value-type="float" office:value="237042.180661" calcext:value-type="float">
            <text:p>237042.180661</text:p>
          </table:table-cell>
          <table:table-cell office:value-type="float" office:value="0.819339" calcext:value-type="float">
            <text:p>0.8193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1-01-01T00:00:00</text:p>
          </table:table-cell>
          <table:table-cell office:value-type="float" office:value="2632053.5" calcext:value-type="float">
            <text:p>2632053.5</text:p>
          </table:table-cell>
          <table:table-cell office:value-type="string" calcext:value-type="string">
            <text:p>2494-03-20T00:00:00</text:p>
          </table:table-cell>
          <table:table-cell office:value-type="float" office:value="2632053.5" calcext:value-type="float">
            <text:p>2632053.5</text:p>
          </table:table-cell>
          <table:table-cell office:value-type="float" office:value="237407.42285" calcext:value-type="float">
            <text:p>237407.42285</text:p>
          </table:table-cell>
          <table:table-cell office:value-type="float" office:value="0.57715" calcext:value-type="float">
            <text:p>0.577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2-01-01T00:00:00</text:p>
          </table:table-cell>
          <table:table-cell office:value-type="float" office:value="2632418.5" calcext:value-type="float">
            <text:p>2632418.5</text:p>
          </table:table-cell>
          <table:table-cell office:value-type="string" calcext:value-type="string">
            <text:p>2495-03-20T00:00:00</text:p>
          </table:table-cell>
          <table:table-cell office:value-type="float" office:value="2632418.5" calcext:value-type="float">
            <text:p>2632418.5</text:p>
          </table:table-cell>
          <table:table-cell office:value-type="float" office:value="237772.665039" calcext:value-type="float">
            <text:p>237772.665039</text:p>
          </table:table-cell>
          <table:table-cell office:value-type="float" office:value="0.334961" calcext:value-type="float">
            <text:p>0.3349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3-01-01T00:00:00</text:p>
          </table:table-cell>
          <table:table-cell office:value-type="float" office:value="2632783.5" calcext:value-type="float">
            <text:p>2632783.5</text:p>
          </table:table-cell>
          <table:table-cell office:value-type="string" calcext:value-type="string">
            <text:p>2496-03-19T00:00:00</text:p>
          </table:table-cell>
          <table:table-cell office:value-type="float" office:value="2632783.5" calcext:value-type="float">
            <text:p>2632783.5</text:p>
          </table:table-cell>
          <table:table-cell office:value-type="float" office:value="238137.907228" calcext:value-type="float">
            <text:p>238137.907228</text:p>
          </table:table-cell>
          <table:table-cell office:value-type="float" office:value="0.092772" calcext:value-type="float">
            <text:p>0.0927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4-01-01T00:00:00</text:p>
          </table:table-cell>
          <table:table-cell office:value-type="float" office:value="2633149.5" calcext:value-type="float">
            <text:p>2633149.5</text:p>
          </table:table-cell>
          <table:table-cell office:value-type="string" calcext:value-type="string">
            <text:p>2497-03-20T00:00:00</text:p>
          </table:table-cell>
          <table:table-cell office:value-type="float" office:value="2633149.5" calcext:value-type="float">
            <text:p>2633149.5</text:p>
          </table:table-cell>
          <table:table-cell office:value-type="float" office:value="238503.149417" calcext:value-type="float">
            <text:p>238503.149417</text:p>
          </table:table-cell>
          <table:table-cell office:value-type="float" office:value="0.850583" calcext:value-type="float">
            <text:p>0.8505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5-01-01T00:00:00</text:p>
          </table:table-cell>
          <table:table-cell office:value-type="float" office:value="2633514.5" calcext:value-type="float">
            <text:p>2633514.5</text:p>
          </table:table-cell>
          <table:table-cell office:value-type="string" calcext:value-type="string">
            <text:p>2498-03-20T00:00:00</text:p>
          </table:table-cell>
          <table:table-cell office:value-type="float" office:value="2633514.5" calcext:value-type="float">
            <text:p>2633514.5</text:p>
          </table:table-cell>
          <table:table-cell office:value-type="float" office:value="238868.391606" calcext:value-type="float">
            <text:p>238868.391606</text:p>
          </table:table-cell>
          <table:table-cell office:value-type="float" office:value="0.608394" calcext:value-type="float">
            <text:p>0.6083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6-01-01T00:00:00</text:p>
          </table:table-cell>
          <table:table-cell office:value-type="float" office:value="2633879.5" calcext:value-type="float">
            <text:p>2633879.5</text:p>
          </table:table-cell>
          <table:table-cell office:value-type="string" calcext:value-type="string">
            <text:p>2499-03-20T00:00:00</text:p>
          </table:table-cell>
          <table:table-cell office:value-type="float" office:value="2633879.5" calcext:value-type="float">
            <text:p>2633879.5</text:p>
          </table:table-cell>
          <table:table-cell office:value-type="float" office:value="239233.633795" calcext:value-type="float">
            <text:p>239233.633795</text:p>
          </table:table-cell>
          <table:table-cell office:value-type="float" office:value="0.366205" calcext:value-type="float">
            <text:p>0.3662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7-01-01T00:00:00</text:p>
          </table:table-cell>
          <table:table-cell office:value-type="float" office:value="2634244.5" calcext:value-type="float">
            <text:p>2634244.5</text:p>
          </table:table-cell>
          <table:table-cell office:value-type="string" calcext:value-type="string">
            <text:p>2500-03-20T00:00:00</text:p>
          </table:table-cell>
          <table:table-cell office:value-type="float" office:value="2634244.5" calcext:value-type="float">
            <text:p>2634244.5</text:p>
          </table:table-cell>
          <table:table-cell office:value-type="float" office:value="239598.875984" calcext:value-type="float">
            <text:p>239598.875984</text:p>
          </table:table-cell>
          <table:table-cell office:value-type="float" office:value="0.124016" calcext:value-type="float">
            <text:p>0.1240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8-01-01T00:00:00</text:p>
          </table:table-cell>
          <table:table-cell office:value-type="float" office:value="2634610.5" calcext:value-type="float">
            <text:p>2634610.5</text:p>
          </table:table-cell>
          <table:table-cell office:value-type="string" calcext:value-type="string">
            <text:p>2501-03-21T00:00:00</text:p>
          </table:table-cell>
          <table:table-cell office:value-type="float" office:value="2634610.5" calcext:value-type="float">
            <text:p>2634610.5</text:p>
          </table:table-cell>
          <table:table-cell office:value-type="float" office:value="239964.118173" calcext:value-type="float">
            <text:p>239964.118173</text:p>
          </table:table-cell>
          <table:table-cell office:value-type="float" office:value="0.881827" calcext:value-type="float">
            <text:p>0.8818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59-01-01T00:00:00</text:p>
          </table:table-cell>
          <table:table-cell office:value-type="float" office:value="2634975.5" calcext:value-type="float">
            <text:p>2634975.5</text:p>
          </table:table-cell>
          <table:table-cell office:value-type="string" calcext:value-type="string">
            <text:p>2502-03-21T00:00:00</text:p>
          </table:table-cell>
          <table:table-cell office:value-type="float" office:value="2634975.5" calcext:value-type="float">
            <text:p>2634975.5</text:p>
          </table:table-cell>
          <table:table-cell office:value-type="float" office:value="240329.360362" calcext:value-type="float">
            <text:p>240329.360362</text:p>
          </table:table-cell>
          <table:table-cell office:value-type="float" office:value="0.639638" calcext:value-type="float">
            <text:p>0.6396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0-01-01T00:00:00</text:p>
          </table:table-cell>
          <table:table-cell office:value-type="float" office:value="2635340.5" calcext:value-type="float">
            <text:p>2635340.5</text:p>
          </table:table-cell>
          <table:table-cell office:value-type="string" calcext:value-type="string">
            <text:p>2503-03-21T00:00:00</text:p>
          </table:table-cell>
          <table:table-cell office:value-type="float" office:value="2635340.5" calcext:value-type="float">
            <text:p>2635340.5</text:p>
          </table:table-cell>
          <table:table-cell office:value-type="float" office:value="240694.602551" calcext:value-type="float">
            <text:p>240694.602551</text:p>
          </table:table-cell>
          <table:table-cell office:value-type="float" office:value="0.397449" calcext:value-type="float">
            <text:p>0.3974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1-01-01T00:00:00</text:p>
          </table:table-cell>
          <table:table-cell office:value-type="float" office:value="2635705.5" calcext:value-type="float">
            <text:p>2635705.5</text:p>
          </table:table-cell>
          <table:table-cell office:value-type="string" calcext:value-type="string">
            <text:p>2504-03-20T00:00:00</text:p>
          </table:table-cell>
          <table:table-cell office:value-type="float" office:value="2635705.5" calcext:value-type="float">
            <text:p>2635705.5</text:p>
          </table:table-cell>
          <table:table-cell office:value-type="float" office:value="241059.84474" calcext:value-type="float">
            <text:p>241059.84474</text:p>
          </table:table-cell>
          <table:table-cell office:value-type="float" office:value="0.15526" calcext:value-type="float">
            <text:p>0.15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2-01-01T00:00:00</text:p>
          </table:table-cell>
          <table:table-cell office:value-type="float" office:value="2636071.5" calcext:value-type="float">
            <text:p>2636071.5</text:p>
          </table:table-cell>
          <table:table-cell office:value-type="string" calcext:value-type="string">
            <text:p>2505-03-21T00:00:00</text:p>
          </table:table-cell>
          <table:table-cell office:value-type="float" office:value="2636071.5" calcext:value-type="float">
            <text:p>2636071.5</text:p>
          </table:table-cell>
          <table:table-cell office:value-type="float" office:value="241425.086929" calcext:value-type="float">
            <text:p>241425.086929</text:p>
          </table:table-cell>
          <table:table-cell office:value-type="float" office:value="0.913071" calcext:value-type="float">
            <text:p>0.9130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3-01-01T00:00:00</text:p>
          </table:table-cell>
          <table:table-cell office:value-type="float" office:value="2636436.5" calcext:value-type="float">
            <text:p>2636436.5</text:p>
          </table:table-cell>
          <table:table-cell office:value-type="string" calcext:value-type="string">
            <text:p>2506-03-21T00:00:00</text:p>
          </table:table-cell>
          <table:table-cell office:value-type="float" office:value="2636436.5" calcext:value-type="float">
            <text:p>2636436.5</text:p>
          </table:table-cell>
          <table:table-cell office:value-type="float" office:value="241790.329118" calcext:value-type="float">
            <text:p>241790.329118</text:p>
          </table:table-cell>
          <table:table-cell office:value-type="float" office:value="0.670882" calcext:value-type="float">
            <text:p>0.6708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4-01-01T00:00:00</text:p>
          </table:table-cell>
          <table:table-cell office:value-type="float" office:value="2636801.5" calcext:value-type="float">
            <text:p>2636801.5</text:p>
          </table:table-cell>
          <table:table-cell office:value-type="string" calcext:value-type="string">
            <text:p>2507-03-21T00:00:00</text:p>
          </table:table-cell>
          <table:table-cell office:value-type="float" office:value="2636801.5" calcext:value-type="float">
            <text:p>2636801.5</text:p>
          </table:table-cell>
          <table:table-cell office:value-type="float" office:value="242155.571307" calcext:value-type="float">
            <text:p>242155.571307</text:p>
          </table:table-cell>
          <table:table-cell office:value-type="float" office:value="0.428693" calcext:value-type="float">
            <text:p>0.4286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5-01-01T00:00:00</text:p>
          </table:table-cell>
          <table:table-cell office:value-type="float" office:value="2637166.5" calcext:value-type="float">
            <text:p>2637166.5</text:p>
          </table:table-cell>
          <table:table-cell office:value-type="string" calcext:value-type="string">
            <text:p>2508-03-20T00:00:00</text:p>
          </table:table-cell>
          <table:table-cell office:value-type="float" office:value="2637166.5" calcext:value-type="float">
            <text:p>2637166.5</text:p>
          </table:table-cell>
          <table:table-cell office:value-type="float" office:value="242520.813496" calcext:value-type="float">
            <text:p>242520.813496</text:p>
          </table:table-cell>
          <table:table-cell office:value-type="float" office:value="0.186504" calcext:value-type="float">
            <text:p>0.1865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6-01-01T00:00:00</text:p>
          </table:table-cell>
          <table:table-cell office:value-type="float" office:value="2637532.5" calcext:value-type="float">
            <text:p>2637532.5</text:p>
          </table:table-cell>
          <table:table-cell office:value-type="string" calcext:value-type="string">
            <text:p>2509-03-21T00:00:00</text:p>
          </table:table-cell>
          <table:table-cell office:value-type="float" office:value="2637532.5" calcext:value-type="float">
            <text:p>2637532.5</text:p>
          </table:table-cell>
          <table:table-cell office:value-type="float" office:value="242886.055685" calcext:value-type="float">
            <text:p>242886.055685</text:p>
          </table:table-cell>
          <table:table-cell office:value-type="float" office:value="0.944315" calcext:value-type="float">
            <text:p>0.9443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7-01-01T00:00:00</text:p>
          </table:table-cell>
          <table:table-cell office:value-type="float" office:value="2637897.5" calcext:value-type="float">
            <text:p>2637897.5</text:p>
          </table:table-cell>
          <table:table-cell office:value-type="string" calcext:value-type="string">
            <text:p>2510-03-21T00:00:00</text:p>
          </table:table-cell>
          <table:table-cell office:value-type="float" office:value="2637897.5" calcext:value-type="float">
            <text:p>2637897.5</text:p>
          </table:table-cell>
          <table:table-cell office:value-type="float" office:value="243251.297874" calcext:value-type="float">
            <text:p>243251.297874</text:p>
          </table:table-cell>
          <table:table-cell office:value-type="float" office:value="0.702126" calcext:value-type="float">
            <text:p>0.7021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8-01-01T00:00:00</text:p>
          </table:table-cell>
          <table:table-cell office:value-type="float" office:value="2638262.5" calcext:value-type="float">
            <text:p>2638262.5</text:p>
          </table:table-cell>
          <table:table-cell office:value-type="string" calcext:value-type="string">
            <text:p>2511-03-21T00:00:00</text:p>
          </table:table-cell>
          <table:table-cell office:value-type="float" office:value="2638262.5" calcext:value-type="float">
            <text:p>2638262.5</text:p>
          </table:table-cell>
          <table:table-cell office:value-type="float" office:value="243616.540063" calcext:value-type="float">
            <text:p>243616.540063</text:p>
          </table:table-cell>
          <table:table-cell office:value-type="float" office:value="0.459937" calcext:value-type="float">
            <text:p>0.4599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69-01-01T00:00:00</text:p>
          </table:table-cell>
          <table:table-cell office:value-type="float" office:value="2638627.5" calcext:value-type="float">
            <text:p>2638627.5</text:p>
          </table:table-cell>
          <table:table-cell office:value-type="string" calcext:value-type="string">
            <text:p>2512-03-20T00:00:00</text:p>
          </table:table-cell>
          <table:table-cell office:value-type="float" office:value="2638627.5" calcext:value-type="float">
            <text:p>2638627.5</text:p>
          </table:table-cell>
          <table:table-cell office:value-type="float" office:value="243981.782252" calcext:value-type="float">
            <text:p>243981.782252</text:p>
          </table:table-cell>
          <table:table-cell office:value-type="float" office:value="0.217748" calcext:value-type="float">
            <text:p>0.2177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0-01-01T00:00:00</text:p>
          </table:table-cell>
          <table:table-cell office:value-type="float" office:value="2638993.5" calcext:value-type="float">
            <text:p>2638993.5</text:p>
          </table:table-cell>
          <table:table-cell office:value-type="string" calcext:value-type="string">
            <text:p>2513-03-21T00:00:00</text:p>
          </table:table-cell>
          <table:table-cell office:value-type="float" office:value="2638993.5" calcext:value-type="float">
            <text:p>2638993.5</text:p>
          </table:table-cell>
          <table:table-cell office:value-type="float" office:value="244347.024441" calcext:value-type="float">
            <text:p>244347.024441</text:p>
          </table:table-cell>
          <table:table-cell office:value-type="float" office:value="0.975559" calcext:value-type="float">
            <text:p>0.9755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1-01-01T00:00:00</text:p>
          </table:table-cell>
          <table:table-cell office:value-type="float" office:value="2639358.5" calcext:value-type="float">
            <text:p>2639358.5</text:p>
          </table:table-cell>
          <table:table-cell office:value-type="string" calcext:value-type="string">
            <text:p>2514-03-21T00:00:00</text:p>
          </table:table-cell>
          <table:table-cell office:value-type="float" office:value="2639358.5" calcext:value-type="float">
            <text:p>2639358.5</text:p>
          </table:table-cell>
          <table:table-cell office:value-type="float" office:value="244712.26663" calcext:value-type="float">
            <text:p>244712.26663</text:p>
          </table:table-cell>
          <table:table-cell office:value-type="float" office:value="0.73337" calcext:value-type="float">
            <text:p>0.73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2-01-01T00:00:00</text:p>
          </table:table-cell>
          <table:table-cell office:value-type="float" office:value="2639723.5" calcext:value-type="float">
            <text:p>2639723.5</text:p>
          </table:table-cell>
          <table:table-cell office:value-type="string" calcext:value-type="string">
            <text:p>2515-03-21T00:00:00</text:p>
          </table:table-cell>
          <table:table-cell office:value-type="float" office:value="2639723.5" calcext:value-type="float">
            <text:p>2639723.5</text:p>
          </table:table-cell>
          <table:table-cell office:value-type="float" office:value="245077.508819" calcext:value-type="float">
            <text:p>245077.508819</text:p>
          </table:table-cell>
          <table:table-cell office:value-type="float" office:value="0.491181" calcext:value-type="float">
            <text:p>0.4911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3-01-01T00:00:00</text:p>
          </table:table-cell>
          <table:table-cell office:value-type="float" office:value="2640088.5" calcext:value-type="float">
            <text:p>2640088.5</text:p>
          </table:table-cell>
          <table:table-cell office:value-type="string" calcext:value-type="string">
            <text:p>2516-03-20T00:00:00</text:p>
          </table:table-cell>
          <table:table-cell office:value-type="float" office:value="2640088.5" calcext:value-type="float">
            <text:p>2640088.5</text:p>
          </table:table-cell>
          <table:table-cell office:value-type="float" office:value="245442.751008" calcext:value-type="float">
            <text:p>245442.751008</text:p>
          </table:table-cell>
          <table:table-cell office:value-type="float" office:value="0.248992" calcext:value-type="float">
            <text:p>0.2489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4-01-01T00:00:00</text:p>
          </table:table-cell>
          <table:table-cell office:value-type="float" office:value="2640453.5" calcext:value-type="float">
            <text:p>2640453.5</text:p>
          </table:table-cell>
          <table:table-cell office:value-type="string" calcext:value-type="string">
            <text:p>2517-03-21T00:00:00</text:p>
          </table:table-cell>
          <table:table-cell office:value-type="float" office:value="2640454.5" calcext:value-type="float">
            <text:p>2640454.5</text:p>
          </table:table-cell>
          <table:table-cell office:value-type="float" office:value="245807.993197" calcext:value-type="float">
            <text:p>245807.993197</text:p>
          </table:table-cell>
          <table:table-cell office:value-type="float" office:value="0.006803" calcext:value-type="float">
            <text:p>0.00680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5-01-01T00:00:00</text:p>
          </table:table-cell>
          <table:table-cell office:value-type="float" office:value="2640819.5" calcext:value-type="float">
            <text:p>2640819.5</text:p>
          </table:table-cell>
          <table:table-cell office:value-type="string" calcext:value-type="string">
            <text:p>2518-03-21T00:00:00</text:p>
          </table:table-cell>
          <table:table-cell office:value-type="float" office:value="2640819.5" calcext:value-type="float">
            <text:p>2640819.5</text:p>
          </table:table-cell>
          <table:table-cell office:value-type="float" office:value="246173.235386" calcext:value-type="float">
            <text:p>246173.235386</text:p>
          </table:table-cell>
          <table:table-cell office:value-type="float" office:value="0.764614" calcext:value-type="float">
            <text:p>0.7646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6-01-01T00:00:00</text:p>
          </table:table-cell>
          <table:table-cell office:value-type="float" office:value="2641184.5" calcext:value-type="float">
            <text:p>2641184.5</text:p>
          </table:table-cell>
          <table:table-cell office:value-type="string" calcext:value-type="string">
            <text:p>2519-03-21T00:00:00</text:p>
          </table:table-cell>
          <table:table-cell office:value-type="float" office:value="2641184.5" calcext:value-type="float">
            <text:p>2641184.5</text:p>
          </table:table-cell>
          <table:table-cell office:value-type="float" office:value="246538.477575" calcext:value-type="float">
            <text:p>246538.477575</text:p>
          </table:table-cell>
          <table:table-cell office:value-type="float" office:value="0.522425" calcext:value-type="float">
            <text:p>0.5224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7-01-01T00:00:00</text:p>
          </table:table-cell>
          <table:table-cell office:value-type="float" office:value="2641549.5" calcext:value-type="float">
            <text:p>2641549.5</text:p>
          </table:table-cell>
          <table:table-cell office:value-type="string" calcext:value-type="string">
            <text:p>2520-03-20T00:00:00</text:p>
          </table:table-cell>
          <table:table-cell office:value-type="float" office:value="2641549.5" calcext:value-type="float">
            <text:p>2641549.5</text:p>
          </table:table-cell>
          <table:table-cell office:value-type="float" office:value="246903.719764" calcext:value-type="float">
            <text:p>246903.719764</text:p>
          </table:table-cell>
          <table:table-cell office:value-type="float" office:value="0.280236" calcext:value-type="float">
            <text:p>0.2802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8-01-01T00:00:00</text:p>
          </table:table-cell>
          <table:table-cell office:value-type="float" office:value="2641914.5" calcext:value-type="float">
            <text:p>2641914.5</text:p>
          </table:table-cell>
          <table:table-cell office:value-type="string" calcext:value-type="string">
            <text:p>2521-03-21T00:00:00</text:p>
          </table:table-cell>
          <table:table-cell office:value-type="float" office:value="2641915.5" calcext:value-type="float">
            <text:p>2641915.5</text:p>
          </table:table-cell>
          <table:table-cell office:value-type="float" office:value="247268.961953" calcext:value-type="float">
            <text:p>247268.961953</text:p>
          </table:table-cell>
          <table:table-cell office:value-type="float" office:value="0.038047" calcext:value-type="float">
            <text:p>0.03804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9-01-01T00:00:00</text:p>
          </table:table-cell>
          <table:table-cell office:value-type="float" office:value="2642280.5" calcext:value-type="float">
            <text:p>2642280.5</text:p>
          </table:table-cell>
          <table:table-cell office:value-type="string" calcext:value-type="string">
            <text:p>2522-03-21T00:00:00</text:p>
          </table:table-cell>
          <table:table-cell office:value-type="float" office:value="2642280.5" calcext:value-type="float">
            <text:p>2642280.5</text:p>
          </table:table-cell>
          <table:table-cell office:value-type="float" office:value="247634.204142" calcext:value-type="float">
            <text:p>247634.204142</text:p>
          </table:table-cell>
          <table:table-cell office:value-type="float" office:value="0.795858" calcext:value-type="float">
            <text:p>0.7958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0-01-01T00:00:00</text:p>
          </table:table-cell>
          <table:table-cell office:value-type="float" office:value="2642645.5" calcext:value-type="float">
            <text:p>2642645.5</text:p>
          </table:table-cell>
          <table:table-cell office:value-type="string" calcext:value-type="string">
            <text:p>2523-03-21T00:00:00</text:p>
          </table:table-cell>
          <table:table-cell office:value-type="float" office:value="2642645.5" calcext:value-type="float">
            <text:p>2642645.5</text:p>
          </table:table-cell>
          <table:table-cell office:value-type="float" office:value="247999.446331" calcext:value-type="float">
            <text:p>247999.446331</text:p>
          </table:table-cell>
          <table:table-cell office:value-type="float" office:value="0.553669" calcext:value-type="float">
            <text:p>0.5536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1-01-01T00:00:00</text:p>
          </table:table-cell>
          <table:table-cell office:value-type="float" office:value="2643010.5" calcext:value-type="float">
            <text:p>2643010.5</text:p>
          </table:table-cell>
          <table:table-cell office:value-type="string" calcext:value-type="string">
            <text:p>2524-03-20T00:00:00</text:p>
          </table:table-cell>
          <table:table-cell office:value-type="float" office:value="2643010.5" calcext:value-type="float">
            <text:p>2643010.5</text:p>
          </table:table-cell>
          <table:table-cell office:value-type="float" office:value="248364.68852" calcext:value-type="float">
            <text:p>248364.68852</text:p>
          </table:table-cell>
          <table:table-cell office:value-type="float" office:value="0.31148" calcext:value-type="float">
            <text:p>0.31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2-01-01T00:00:00</text:p>
          </table:table-cell>
          <table:table-cell office:value-type="float" office:value="2643375.5" calcext:value-type="float">
            <text:p>2643375.5</text:p>
          </table:table-cell>
          <table:table-cell office:value-type="string" calcext:value-type="string">
            <text:p>2525-03-21T00:00:00</text:p>
          </table:table-cell>
          <table:table-cell office:value-type="float" office:value="2643376.5" calcext:value-type="float">
            <text:p>2643376.5</text:p>
          </table:table-cell>
          <table:table-cell office:value-type="float" office:value="248729.930709" calcext:value-type="float">
            <text:p>248729.930709</text:p>
          </table:table-cell>
          <table:table-cell office:value-type="float" office:value="0.069291" calcext:value-type="float">
            <text:p>0.06929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3-01-01T00:00:00</text:p>
          </table:table-cell>
          <table:table-cell office:value-type="float" office:value="2643741.5" calcext:value-type="float">
            <text:p>2643741.5</text:p>
          </table:table-cell>
          <table:table-cell office:value-type="string" calcext:value-type="string">
            <text:p>2526-03-21T00:00:00</text:p>
          </table:table-cell>
          <table:table-cell office:value-type="float" office:value="2643741.5" calcext:value-type="float">
            <text:p>2643741.5</text:p>
          </table:table-cell>
          <table:table-cell office:value-type="float" office:value="249095.172898" calcext:value-type="float">
            <text:p>249095.172898</text:p>
          </table:table-cell>
          <table:table-cell office:value-type="float" office:value="0.827102" calcext:value-type="float">
            <text:p>0.8271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4-01-01T00:00:00</text:p>
          </table:table-cell>
          <table:table-cell office:value-type="float" office:value="2644106.5" calcext:value-type="float">
            <text:p>2644106.5</text:p>
          </table:table-cell>
          <table:table-cell office:value-type="string" calcext:value-type="string">
            <text:p>2527-03-21T00:00:00</text:p>
          </table:table-cell>
          <table:table-cell office:value-type="float" office:value="2644106.5" calcext:value-type="float">
            <text:p>2644106.5</text:p>
          </table:table-cell>
          <table:table-cell office:value-type="float" office:value="249460.415087" calcext:value-type="float">
            <text:p>249460.415087</text:p>
          </table:table-cell>
          <table:table-cell office:value-type="float" office:value="0.584913" calcext:value-type="float">
            <text:p>0.5849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5-01-01T00:00:00</text:p>
          </table:table-cell>
          <table:table-cell office:value-type="float" office:value="2644471.5" calcext:value-type="float">
            <text:p>2644471.5</text:p>
          </table:table-cell>
          <table:table-cell office:value-type="string" calcext:value-type="string">
            <text:p>2528-03-20T00:00:00</text:p>
          </table:table-cell>
          <table:table-cell office:value-type="float" office:value="2644471.5" calcext:value-type="float">
            <text:p>2644471.5</text:p>
          </table:table-cell>
          <table:table-cell office:value-type="float" office:value="249825.657276" calcext:value-type="float">
            <text:p>249825.657276</text:p>
          </table:table-cell>
          <table:table-cell office:value-type="float" office:value="0.342724" calcext:value-type="float">
            <text:p>0.3427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6-01-01T00:00:00</text:p>
          </table:table-cell>
          <table:table-cell office:value-type="float" office:value="2644836.5" calcext:value-type="float">
            <text:p>2644836.5</text:p>
          </table:table-cell>
          <table:table-cell office:value-type="string" calcext:value-type="string">
            <text:p>2529-03-20T00:00:00</text:p>
          </table:table-cell>
          <table:table-cell office:value-type="float" office:value="2644836.5" calcext:value-type="float">
            <text:p>2644836.5</text:p>
          </table:table-cell>
          <table:table-cell office:value-type="float" office:value="250190.899465" calcext:value-type="float">
            <text:p>250190.899465</text:p>
          </table:table-cell>
          <table:table-cell office:value-type="float" office:value="0.100535" calcext:value-type="float">
            <text:p>0.1005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7-01-01T00:00:00</text:p>
          </table:table-cell>
          <table:table-cell office:value-type="float" office:value="2645202.5" calcext:value-type="float">
            <text:p>2645202.5</text:p>
          </table:table-cell>
          <table:table-cell office:value-type="string" calcext:value-type="string">
            <text:p>2530-03-21T00:00:00</text:p>
          </table:table-cell>
          <table:table-cell office:value-type="float" office:value="2645202.5" calcext:value-type="float">
            <text:p>2645202.5</text:p>
          </table:table-cell>
          <table:table-cell office:value-type="float" office:value="250556.141654" calcext:value-type="float">
            <text:p>250556.141654</text:p>
          </table:table-cell>
          <table:table-cell office:value-type="float" office:value="0.858346" calcext:value-type="float">
            <text:p>0.8583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8-01-01T00:00:00</text:p>
          </table:table-cell>
          <table:table-cell office:value-type="float" office:value="2645567.5" calcext:value-type="float">
            <text:p>2645567.5</text:p>
          </table:table-cell>
          <table:table-cell office:value-type="string" calcext:value-type="string">
            <text:p>2531-03-21T00:00:00</text:p>
          </table:table-cell>
          <table:table-cell office:value-type="float" office:value="2645567.5" calcext:value-type="float">
            <text:p>2645567.5</text:p>
          </table:table-cell>
          <table:table-cell office:value-type="float" office:value="250921.383843" calcext:value-type="float">
            <text:p>250921.383843</text:p>
          </table:table-cell>
          <table:table-cell office:value-type="float" office:value="0.616157" calcext:value-type="float">
            <text:p>0.6161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89-01-01T00:00:00</text:p>
          </table:table-cell>
          <table:table-cell office:value-type="float" office:value="2645932.5" calcext:value-type="float">
            <text:p>2645932.5</text:p>
          </table:table-cell>
          <table:table-cell office:value-type="string" calcext:value-type="string">
            <text:p>2532-03-20T00:00:00</text:p>
          </table:table-cell>
          <table:table-cell office:value-type="float" office:value="2645932.5" calcext:value-type="float">
            <text:p>2645932.5</text:p>
          </table:table-cell>
          <table:table-cell office:value-type="float" office:value="251286.626032" calcext:value-type="float">
            <text:p>251286.626032</text:p>
          </table:table-cell>
          <table:table-cell office:value-type="float" office:value="0.373968" calcext:value-type="float">
            <text:p>0.3739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0-01-01T00:00:00</text:p>
          </table:table-cell>
          <table:table-cell office:value-type="float" office:value="2646297.5" calcext:value-type="float">
            <text:p>2646297.5</text:p>
          </table:table-cell>
          <table:table-cell office:value-type="string" calcext:value-type="string">
            <text:p>2533-03-20T00:00:00</text:p>
          </table:table-cell>
          <table:table-cell office:value-type="float" office:value="2646297.5" calcext:value-type="float">
            <text:p>2646297.5</text:p>
          </table:table-cell>
          <table:table-cell office:value-type="float" office:value="251651.868221" calcext:value-type="float">
            <text:p>251651.868221</text:p>
          </table:table-cell>
          <table:table-cell office:value-type="float" office:value="0.131779" calcext:value-type="float">
            <text:p>0.1317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1-01-01T00:00:00</text:p>
          </table:table-cell>
          <table:table-cell office:value-type="float" office:value="2646663.5" calcext:value-type="float">
            <text:p>2646663.5</text:p>
          </table:table-cell>
          <table:table-cell office:value-type="string" calcext:value-type="string">
            <text:p>2534-03-21T00:00:00</text:p>
          </table:table-cell>
          <table:table-cell office:value-type="float" office:value="2646663.5" calcext:value-type="float">
            <text:p>2646663.5</text:p>
          </table:table-cell>
          <table:table-cell office:value-type="float" office:value="252017.11041" calcext:value-type="float">
            <text:p>252017.11041</text:p>
          </table:table-cell>
          <table:table-cell office:value-type="float" office:value="0.88959" calcext:value-type="float">
            <text:p>0.889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2-01-01T00:00:00</text:p>
          </table:table-cell>
          <table:table-cell office:value-type="float" office:value="2647028.5" calcext:value-type="float">
            <text:p>2647028.5</text:p>
          </table:table-cell>
          <table:table-cell office:value-type="string" calcext:value-type="string">
            <text:p>2535-03-21T00:00:00</text:p>
          </table:table-cell>
          <table:table-cell office:value-type="float" office:value="2647028.5" calcext:value-type="float">
            <text:p>2647028.5</text:p>
          </table:table-cell>
          <table:table-cell office:value-type="float" office:value="252382.352599" calcext:value-type="float">
            <text:p>252382.352599</text:p>
          </table:table-cell>
          <table:table-cell office:value-type="float" office:value="0.647401" calcext:value-type="float">
            <text:p>0.6474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3-01-01T00:00:00</text:p>
          </table:table-cell>
          <table:table-cell office:value-type="float" office:value="2647393.5" calcext:value-type="float">
            <text:p>2647393.5</text:p>
          </table:table-cell>
          <table:table-cell office:value-type="string" calcext:value-type="string">
            <text:p>2536-03-20T00:00:00</text:p>
          </table:table-cell>
          <table:table-cell office:value-type="float" office:value="2647393.5" calcext:value-type="float">
            <text:p>2647393.5</text:p>
          </table:table-cell>
          <table:table-cell office:value-type="float" office:value="252747.594788" calcext:value-type="float">
            <text:p>252747.594788</text:p>
          </table:table-cell>
          <table:table-cell office:value-type="float" office:value="0.405212" calcext:value-type="float">
            <text:p>0.4052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4-01-01T00:00:00</text:p>
          </table:table-cell>
          <table:table-cell office:value-type="float" office:value="2647758.5" calcext:value-type="float">
            <text:p>2647758.5</text:p>
          </table:table-cell>
          <table:table-cell office:value-type="string" calcext:value-type="string">
            <text:p>2537-03-20T00:00:00</text:p>
          </table:table-cell>
          <table:table-cell office:value-type="float" office:value="2647758.5" calcext:value-type="float">
            <text:p>2647758.5</text:p>
          </table:table-cell>
          <table:table-cell office:value-type="float" office:value="253112.836977" calcext:value-type="float">
            <text:p>253112.836977</text:p>
          </table:table-cell>
          <table:table-cell office:value-type="float" office:value="0.163023" calcext:value-type="float">
            <text:p>0.1630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5-01-01T00:00:00</text:p>
          </table:table-cell>
          <table:table-cell office:value-type="float" office:value="2648124.5" calcext:value-type="float">
            <text:p>2648124.5</text:p>
          </table:table-cell>
          <table:table-cell office:value-type="string" calcext:value-type="string">
            <text:p>2538-03-21T00:00:00</text:p>
          </table:table-cell>
          <table:table-cell office:value-type="float" office:value="2648124.5" calcext:value-type="float">
            <text:p>2648124.5</text:p>
          </table:table-cell>
          <table:table-cell office:value-type="float" office:value="253478.079166" calcext:value-type="float">
            <text:p>253478.079166</text:p>
          </table:table-cell>
          <table:table-cell office:value-type="float" office:value="0.920834" calcext:value-type="float">
            <text:p>0.9208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6-01-01T00:00:00</text:p>
          </table:table-cell>
          <table:table-cell office:value-type="float" office:value="2648489.5" calcext:value-type="float">
            <text:p>2648489.5</text:p>
          </table:table-cell>
          <table:table-cell office:value-type="string" calcext:value-type="string">
            <text:p>2539-03-21T00:00:00</text:p>
          </table:table-cell>
          <table:table-cell office:value-type="float" office:value="2648489.5" calcext:value-type="float">
            <text:p>2648489.5</text:p>
          </table:table-cell>
          <table:table-cell office:value-type="float" office:value="253843.321355" calcext:value-type="float">
            <text:p>253843.321355</text:p>
          </table:table-cell>
          <table:table-cell office:value-type="float" office:value="0.678645" calcext:value-type="float">
            <text:p>0.6786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7-01-01T00:00:00</text:p>
          </table:table-cell>
          <table:table-cell office:value-type="float" office:value="2648854.5" calcext:value-type="float">
            <text:p>2648854.5</text:p>
          </table:table-cell>
          <table:table-cell office:value-type="string" calcext:value-type="string">
            <text:p>2540-03-20T00:00:00</text:p>
          </table:table-cell>
          <table:table-cell office:value-type="float" office:value="2648854.5" calcext:value-type="float">
            <text:p>2648854.5</text:p>
          </table:table-cell>
          <table:table-cell office:value-type="float" office:value="254208.563544" calcext:value-type="float">
            <text:p>254208.563544</text:p>
          </table:table-cell>
          <table:table-cell office:value-type="float" office:value="0.436456" calcext:value-type="float">
            <text:p>0.4364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8-01-01T00:00:00</text:p>
          </table:table-cell>
          <table:table-cell office:value-type="float" office:value="2649219.5" calcext:value-type="float">
            <text:p>2649219.5</text:p>
          </table:table-cell>
          <table:table-cell office:value-type="string" calcext:value-type="string">
            <text:p>2541-03-20T00:00:00</text:p>
          </table:table-cell>
          <table:table-cell office:value-type="float" office:value="2649219.5" calcext:value-type="float">
            <text:p>2649219.5</text:p>
          </table:table-cell>
          <table:table-cell office:value-type="float" office:value="254573.805733" calcext:value-type="float">
            <text:p>254573.805733</text:p>
          </table:table-cell>
          <table:table-cell office:value-type="float" office:value="0.194267" calcext:value-type="float">
            <text:p>0.1942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99-01-01T00:00:00</text:p>
          </table:table-cell>
          <table:table-cell office:value-type="float" office:value="2649585.5" calcext:value-type="float">
            <text:p>2649585.5</text:p>
          </table:table-cell>
          <table:table-cell office:value-type="string" calcext:value-type="string">
            <text:p>2542-03-21T00:00:00</text:p>
          </table:table-cell>
          <table:table-cell office:value-type="float" office:value="2649585.5" calcext:value-type="float">
            <text:p>2649585.5</text:p>
          </table:table-cell>
          <table:table-cell office:value-type="float" office:value="254939.047922" calcext:value-type="float">
            <text:p>254939.047922</text:p>
          </table:table-cell>
          <table:table-cell office:value-type="float" office:value="0.952078" calcext:value-type="float">
            <text:p>0.9520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0-01-01T00:00:00</text:p>
          </table:table-cell>
          <table:table-cell office:value-type="float" office:value="2649950.5" calcext:value-type="float">
            <text:p>2649950.5</text:p>
          </table:table-cell>
          <table:table-cell office:value-type="string" calcext:value-type="string">
            <text:p>2543-03-21T00:00:00</text:p>
          </table:table-cell>
          <table:table-cell office:value-type="float" office:value="2649950.5" calcext:value-type="float">
            <text:p>2649950.5</text:p>
          </table:table-cell>
          <table:table-cell office:value-type="float" office:value="255304.290111" calcext:value-type="float">
            <text:p>255304.290111</text:p>
          </table:table-cell>
          <table:table-cell office:value-type="float" office:value="0.709889" calcext:value-type="float">
            <text:p>0.7098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1-01-01T00:00:00</text:p>
          </table:table-cell>
          <table:table-cell office:value-type="float" office:value="2650315.5" calcext:value-type="float">
            <text:p>2650315.5</text:p>
          </table:table-cell>
          <table:table-cell office:value-type="string" calcext:value-type="string">
            <text:p>2544-03-20T00:00:00</text:p>
          </table:table-cell>
          <table:table-cell office:value-type="float" office:value="2650315.5" calcext:value-type="float">
            <text:p>2650315.5</text:p>
          </table:table-cell>
          <table:table-cell office:value-type="float" office:value="255669.5323" calcext:value-type="float">
            <text:p>255669.5323</text:p>
          </table:table-cell>
          <table:table-cell office:value-type="float" office:value="0.4677" calcext:value-type="float">
            <text:p>0.46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2-01-01T00:00:00</text:p>
          </table:table-cell>
          <table:table-cell office:value-type="float" office:value="2650680.5" calcext:value-type="float">
            <text:p>2650680.5</text:p>
          </table:table-cell>
          <table:table-cell office:value-type="string" calcext:value-type="string">
            <text:p>2545-03-20T00:00:00</text:p>
          </table:table-cell>
          <table:table-cell office:value-type="float" office:value="2650680.5" calcext:value-type="float">
            <text:p>2650680.5</text:p>
          </table:table-cell>
          <table:table-cell office:value-type="float" office:value="256034.774489" calcext:value-type="float">
            <text:p>256034.774489</text:p>
          </table:table-cell>
          <table:table-cell office:value-type="float" office:value="0.225511" calcext:value-type="float">
            <text:p>0.2255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3-01-01T00:00:00</text:p>
          </table:table-cell>
          <table:table-cell office:value-type="float" office:value="2651046.5" calcext:value-type="float">
            <text:p>2651046.5</text:p>
          </table:table-cell>
          <table:table-cell office:value-type="string" calcext:value-type="string">
            <text:p>2546-03-21T00:00:00</text:p>
          </table:table-cell>
          <table:table-cell office:value-type="float" office:value="2651046.5" calcext:value-type="float">
            <text:p>2651046.5</text:p>
          </table:table-cell>
          <table:table-cell office:value-type="float" office:value="256400.016678" calcext:value-type="float">
            <text:p>256400.016678</text:p>
          </table:table-cell>
          <table:table-cell office:value-type="float" office:value="0.983322" calcext:value-type="float">
            <text:p>0.9833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4-01-01T00:00:00</text:p>
          </table:table-cell>
          <table:table-cell office:value-type="float" office:value="2651411.5" calcext:value-type="float">
            <text:p>2651411.5</text:p>
          </table:table-cell>
          <table:table-cell office:value-type="string" calcext:value-type="string">
            <text:p>2547-03-21T00:00:00</text:p>
          </table:table-cell>
          <table:table-cell office:value-type="float" office:value="2651411.5" calcext:value-type="float">
            <text:p>2651411.5</text:p>
          </table:table-cell>
          <table:table-cell office:value-type="float" office:value="256765.258867" calcext:value-type="float">
            <text:p>256765.258867</text:p>
          </table:table-cell>
          <table:table-cell office:value-type="float" office:value="0.741133" calcext:value-type="float">
            <text:p>0.7411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5-01-01T00:00:00</text:p>
          </table:table-cell>
          <table:table-cell office:value-type="float" office:value="2651776.5" calcext:value-type="float">
            <text:p>2651776.5</text:p>
          </table:table-cell>
          <table:table-cell office:value-type="string" calcext:value-type="string">
            <text:p>2548-03-20T00:00:00</text:p>
          </table:table-cell>
          <table:table-cell office:value-type="float" office:value="2651776.5" calcext:value-type="float">
            <text:p>2651776.5</text:p>
          </table:table-cell>
          <table:table-cell office:value-type="float" office:value="257130.501056" calcext:value-type="float">
            <text:p>257130.501056</text:p>
          </table:table-cell>
          <table:table-cell office:value-type="float" office:value="0.498944" calcext:value-type="float">
            <text:p>0.4989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6-01-01T00:00:00</text:p>
          </table:table-cell>
          <table:table-cell office:value-type="float" office:value="2652141.5" calcext:value-type="float">
            <text:p>2652141.5</text:p>
          </table:table-cell>
          <table:table-cell office:value-type="string" calcext:value-type="string">
            <text:p>2549-03-20T00:00:00</text:p>
          </table:table-cell>
          <table:table-cell office:value-type="float" office:value="2652141.5" calcext:value-type="float">
            <text:p>2652141.5</text:p>
          </table:table-cell>
          <table:table-cell office:value-type="float" office:value="257495.743245" calcext:value-type="float">
            <text:p>257495.743245</text:p>
          </table:table-cell>
          <table:table-cell office:value-type="float" office:value="0.256755" calcext:value-type="float">
            <text:p>0.2567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7-01-01T00:00:00</text:p>
          </table:table-cell>
          <table:table-cell office:value-type="float" office:value="2652506.5" calcext:value-type="float">
            <text:p>2652506.5</text:p>
          </table:table-cell>
          <table:table-cell office:value-type="string" calcext:value-type="string">
            <text:p>2550-03-21T00:00:00</text:p>
          </table:table-cell>
          <table:table-cell office:value-type="float" office:value="2652507.5" calcext:value-type="float">
            <text:p>2652507.5</text:p>
          </table:table-cell>
          <table:table-cell office:value-type="float" office:value="257860.985434" calcext:value-type="float">
            <text:p>257860.985434</text:p>
          </table:table-cell>
          <table:table-cell office:value-type="float" office:value="0.014566" calcext:value-type="float">
            <text:p>0.01456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8-01-01T00:00:00</text:p>
          </table:table-cell>
          <table:table-cell office:value-type="float" office:value="2652872.5" calcext:value-type="float">
            <text:p>2652872.5</text:p>
          </table:table-cell>
          <table:table-cell office:value-type="string" calcext:value-type="string">
            <text:p>2551-03-21T00:00:00</text:p>
          </table:table-cell>
          <table:table-cell office:value-type="float" office:value="2652872.5" calcext:value-type="float">
            <text:p>2652872.5</text:p>
          </table:table-cell>
          <table:table-cell office:value-type="float" office:value="258226.227623" calcext:value-type="float">
            <text:p>258226.227623</text:p>
          </table:table-cell>
          <table:table-cell office:value-type="float" office:value="0.772377" calcext:value-type="float">
            <text:p>0.7723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9-01-01T00:00:00</text:p>
          </table:table-cell>
          <table:table-cell office:value-type="float" office:value="2653237.5" calcext:value-type="float">
            <text:p>2653237.5</text:p>
          </table:table-cell>
          <table:table-cell office:value-type="string" calcext:value-type="string">
            <text:p>2552-03-20T00:00:00</text:p>
          </table:table-cell>
          <table:table-cell office:value-type="float" office:value="2653237.5" calcext:value-type="float">
            <text:p>2653237.5</text:p>
          </table:table-cell>
          <table:table-cell office:value-type="float" office:value="258591.469812" calcext:value-type="float">
            <text:p>258591.469812</text:p>
          </table:table-cell>
          <table:table-cell office:value-type="float" office:value="0.530188" calcext:value-type="float">
            <text:p>0.5301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0-01-01T00:00:00</text:p>
          </table:table-cell>
          <table:table-cell office:value-type="float" office:value="2653602.5" calcext:value-type="float">
            <text:p>2653602.5</text:p>
          </table:table-cell>
          <table:table-cell office:value-type="string" calcext:value-type="string">
            <text:p>2553-03-20T00:00:00</text:p>
          </table:table-cell>
          <table:table-cell office:value-type="float" office:value="2653602.5" calcext:value-type="float">
            <text:p>2653602.5</text:p>
          </table:table-cell>
          <table:table-cell office:value-type="float" office:value="258956.712001" calcext:value-type="float">
            <text:p>258956.712001</text:p>
          </table:table-cell>
          <table:table-cell office:value-type="float" office:value="0.287999" calcext:value-type="float">
            <text:p>0.2879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1-01-01T00:00:00</text:p>
          </table:table-cell>
          <table:table-cell office:value-type="float" office:value="2653967.5" calcext:value-type="float">
            <text:p>2653967.5</text:p>
          </table:table-cell>
          <table:table-cell office:value-type="string" calcext:value-type="string">
            <text:p>2554-03-21T00:00:00</text:p>
          </table:table-cell>
          <table:table-cell office:value-type="float" office:value="2653968.5" calcext:value-type="float">
            <text:p>2653968.5</text:p>
          </table:table-cell>
          <table:table-cell office:value-type="float" office:value="259321.95419" calcext:value-type="float">
            <text:p>259321.95419</text:p>
          </table:table-cell>
          <table:table-cell office:value-type="float" office:value="0.04581" calcext:value-type="float">
            <text:p>0.0458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2-01-01T00:00:00</text:p>
          </table:table-cell>
          <table:table-cell office:value-type="float" office:value="2654333.5" calcext:value-type="float">
            <text:p>2654333.5</text:p>
          </table:table-cell>
          <table:table-cell office:value-type="string" calcext:value-type="string">
            <text:p>2555-03-21T00:00:00</text:p>
          </table:table-cell>
          <table:table-cell office:value-type="float" office:value="2654333.5" calcext:value-type="float">
            <text:p>2654333.5</text:p>
          </table:table-cell>
          <table:table-cell office:value-type="float" office:value="259687.196379" calcext:value-type="float">
            <text:p>259687.196379</text:p>
          </table:table-cell>
          <table:table-cell office:value-type="float" office:value="0.803621" calcext:value-type="float">
            <text:p>0.8036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3-01-01T00:00:00</text:p>
          </table:table-cell>
          <table:table-cell office:value-type="float" office:value="2654698.5" calcext:value-type="float">
            <text:p>2654698.5</text:p>
          </table:table-cell>
          <table:table-cell office:value-type="string" calcext:value-type="string">
            <text:p>2556-03-20T00:00:00</text:p>
          </table:table-cell>
          <table:table-cell office:value-type="float" office:value="2654698.5" calcext:value-type="float">
            <text:p>2654698.5</text:p>
          </table:table-cell>
          <table:table-cell office:value-type="float" office:value="260052.438568" calcext:value-type="float">
            <text:p>260052.438568</text:p>
          </table:table-cell>
          <table:table-cell office:value-type="float" office:value="0.561432" calcext:value-type="float">
            <text:p>0.5614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4-01-01T00:00:00</text:p>
          </table:table-cell>
          <table:table-cell office:value-type="float" office:value="2655063.5" calcext:value-type="float">
            <text:p>2655063.5</text:p>
          </table:table-cell>
          <table:table-cell office:value-type="string" calcext:value-type="string">
            <text:p>2557-03-20T00:00:00</text:p>
          </table:table-cell>
          <table:table-cell office:value-type="float" office:value="2655063.5" calcext:value-type="float">
            <text:p>2655063.5</text:p>
          </table:table-cell>
          <table:table-cell office:value-type="float" office:value="260417.680757" calcext:value-type="float">
            <text:p>260417.680757</text:p>
          </table:table-cell>
          <table:table-cell office:value-type="float" office:value="0.319243" calcext:value-type="float">
            <text:p>0.3192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5-01-01T00:00:00</text:p>
          </table:table-cell>
          <table:table-cell office:value-type="float" office:value="2655428.5" calcext:value-type="float">
            <text:p>2655428.5</text:p>
          </table:table-cell>
          <table:table-cell office:value-type="string" calcext:value-type="string">
            <text:p>2558-03-21T00:00:00</text:p>
          </table:table-cell>
          <table:table-cell office:value-type="float" office:value="2655429.5" calcext:value-type="float">
            <text:p>2655429.5</text:p>
          </table:table-cell>
          <table:table-cell office:value-type="float" office:value="260782.922946" calcext:value-type="float">
            <text:p>260782.922946</text:p>
          </table:table-cell>
          <table:table-cell office:value-type="float" office:value="0.077054" calcext:value-type="float">
            <text:p>0.0770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6-01-01T00:00:00</text:p>
          </table:table-cell>
          <table:table-cell office:value-type="float" office:value="2655794.5" calcext:value-type="float">
            <text:p>2655794.5</text:p>
          </table:table-cell>
          <table:table-cell office:value-type="string" calcext:value-type="string">
            <text:p>2559-03-21T00:00:00</text:p>
          </table:table-cell>
          <table:table-cell office:value-type="float" office:value="2655794.5" calcext:value-type="float">
            <text:p>2655794.5</text:p>
          </table:table-cell>
          <table:table-cell office:value-type="float" office:value="261148.165135" calcext:value-type="float">
            <text:p>261148.165135</text:p>
          </table:table-cell>
          <table:table-cell office:value-type="float" office:value="0.834865" calcext:value-type="float">
            <text:p>0.8348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7-01-01T00:00:00</text:p>
          </table:table-cell>
          <table:table-cell office:value-type="float" office:value="2656159.5" calcext:value-type="float">
            <text:p>2656159.5</text:p>
          </table:table-cell>
          <table:table-cell office:value-type="string" calcext:value-type="string">
            <text:p>2560-03-20T00:00:00</text:p>
          </table:table-cell>
          <table:table-cell office:value-type="float" office:value="2656159.5" calcext:value-type="float">
            <text:p>2656159.5</text:p>
          </table:table-cell>
          <table:table-cell office:value-type="float" office:value="261513.407324" calcext:value-type="float">
            <text:p>261513.407324</text:p>
          </table:table-cell>
          <table:table-cell office:value-type="float" office:value="0.592676" calcext:value-type="float">
            <text:p>0.5926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8-01-01T00:00:00</text:p>
          </table:table-cell>
          <table:table-cell office:value-type="float" office:value="2656524.5" calcext:value-type="float">
            <text:p>2656524.5</text:p>
          </table:table-cell>
          <table:table-cell office:value-type="string" calcext:value-type="string">
            <text:p>2561-03-20T00:00:00</text:p>
          </table:table-cell>
          <table:table-cell office:value-type="float" office:value="2656524.5" calcext:value-type="float">
            <text:p>2656524.5</text:p>
          </table:table-cell>
          <table:table-cell office:value-type="float" office:value="261878.649513" calcext:value-type="float">
            <text:p>261878.649513</text:p>
          </table:table-cell>
          <table:table-cell office:value-type="float" office:value="0.350487" calcext:value-type="float">
            <text:p>0.3504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9-01-01T00:00:00</text:p>
          </table:table-cell>
          <table:table-cell office:value-type="float" office:value="2656889.5" calcext:value-type="float">
            <text:p>2656889.5</text:p>
          </table:table-cell>
          <table:table-cell office:value-type="string" calcext:value-type="string">
            <text:p>2562-03-20T00:00:00</text:p>
          </table:table-cell>
          <table:table-cell office:value-type="float" office:value="2656889.5" calcext:value-type="float">
            <text:p>2656889.5</text:p>
          </table:table-cell>
          <table:table-cell office:value-type="float" office:value="262243.891702" calcext:value-type="float">
            <text:p>262243.891702</text:p>
          </table:table-cell>
          <table:table-cell office:value-type="float" office:value="0.108298" calcext:value-type="float">
            <text:p>0.1082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0-01-01T00:00:00</text:p>
          </table:table-cell>
          <table:table-cell office:value-type="float" office:value="2657255.5" calcext:value-type="float">
            <text:p>2657255.5</text:p>
          </table:table-cell>
          <table:table-cell office:value-type="string" calcext:value-type="string">
            <text:p>2563-03-21T00:00:00</text:p>
          </table:table-cell>
          <table:table-cell office:value-type="float" office:value="2657255.5" calcext:value-type="float">
            <text:p>2657255.5</text:p>
          </table:table-cell>
          <table:table-cell office:value-type="float" office:value="262609.133891" calcext:value-type="float">
            <text:p>262609.133891</text:p>
          </table:table-cell>
          <table:table-cell office:value-type="float" office:value="0.866109" calcext:value-type="float">
            <text:p>0.8661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1-01-01T00:00:00</text:p>
          </table:table-cell>
          <table:table-cell office:value-type="float" office:value="2657620.5" calcext:value-type="float">
            <text:p>2657620.5</text:p>
          </table:table-cell>
          <table:table-cell office:value-type="string" calcext:value-type="string">
            <text:p>2564-03-20T00:00:00</text:p>
          </table:table-cell>
          <table:table-cell office:value-type="float" office:value="2657620.5" calcext:value-type="float">
            <text:p>2657620.5</text:p>
          </table:table-cell>
          <table:table-cell office:value-type="float" office:value="262974.37608" calcext:value-type="float">
            <text:p>262974.37608</text:p>
          </table:table-cell>
          <table:table-cell office:value-type="float" office:value="0.62392" calcext:value-type="float">
            <text:p>0.62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2-01-01T00:00:00</text:p>
          </table:table-cell>
          <table:table-cell office:value-type="float" office:value="2657985.5" calcext:value-type="float">
            <text:p>2657985.5</text:p>
          </table:table-cell>
          <table:table-cell office:value-type="string" calcext:value-type="string">
            <text:p>2565-03-20T00:00:00</text:p>
          </table:table-cell>
          <table:table-cell office:value-type="float" office:value="2657985.5" calcext:value-type="float">
            <text:p>2657985.5</text:p>
          </table:table-cell>
          <table:table-cell office:value-type="float" office:value="263339.618269" calcext:value-type="float">
            <text:p>263339.618269</text:p>
          </table:table-cell>
          <table:table-cell office:value-type="float" office:value="0.381731" calcext:value-type="float">
            <text:p>0.3817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3-01-01T00:00:00</text:p>
          </table:table-cell>
          <table:table-cell office:value-type="float" office:value="2658350.5" calcext:value-type="float">
            <text:p>2658350.5</text:p>
          </table:table-cell>
          <table:table-cell office:value-type="string" calcext:value-type="string">
            <text:p>2566-03-20T00:00:00</text:p>
          </table:table-cell>
          <table:table-cell office:value-type="float" office:value="2658350.5" calcext:value-type="float">
            <text:p>2658350.5</text:p>
          </table:table-cell>
          <table:table-cell office:value-type="float" office:value="263704.860458" calcext:value-type="float">
            <text:p>263704.860458</text:p>
          </table:table-cell>
          <table:table-cell office:value-type="float" office:value="0.139542" calcext:value-type="float">
            <text:p>0.1395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4-01-01T00:00:00</text:p>
          </table:table-cell>
          <table:table-cell office:value-type="float" office:value="2658716.5" calcext:value-type="float">
            <text:p>2658716.5</text:p>
          </table:table-cell>
          <table:table-cell office:value-type="string" calcext:value-type="string">
            <text:p>2567-03-21T00:00:00</text:p>
          </table:table-cell>
          <table:table-cell office:value-type="float" office:value="2658716.5" calcext:value-type="float">
            <text:p>2658716.5</text:p>
          </table:table-cell>
          <table:table-cell office:value-type="float" office:value="264070.102647" calcext:value-type="float">
            <text:p>264070.102647</text:p>
          </table:table-cell>
          <table:table-cell office:value-type="float" office:value="0.897353" calcext:value-type="float">
            <text:p>0.8973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5-01-01T00:00:00</text:p>
          </table:table-cell>
          <table:table-cell office:value-type="float" office:value="2659081.5" calcext:value-type="float">
            <text:p>2659081.5</text:p>
          </table:table-cell>
          <table:table-cell office:value-type="string" calcext:value-type="string">
            <text:p>2568-03-20T00:00:00</text:p>
          </table:table-cell>
          <table:table-cell office:value-type="float" office:value="2659081.5" calcext:value-type="float">
            <text:p>2659081.5</text:p>
          </table:table-cell>
          <table:table-cell office:value-type="float" office:value="264435.344836" calcext:value-type="float">
            <text:p>264435.344836</text:p>
          </table:table-cell>
          <table:table-cell office:value-type="float" office:value="0.655164" calcext:value-type="float">
            <text:p>0.6551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6-01-01T00:00:00</text:p>
          </table:table-cell>
          <table:table-cell office:value-type="float" office:value="2659446.5" calcext:value-type="float">
            <text:p>2659446.5</text:p>
          </table:table-cell>
          <table:table-cell office:value-type="string" calcext:value-type="string">
            <text:p>2569-03-20T00:00:00</text:p>
          </table:table-cell>
          <table:table-cell office:value-type="float" office:value="2659446.5" calcext:value-type="float">
            <text:p>2659446.5</text:p>
          </table:table-cell>
          <table:table-cell office:value-type="float" office:value="264800.587025" calcext:value-type="float">
            <text:p>264800.587025</text:p>
          </table:table-cell>
          <table:table-cell office:value-type="float" office:value="0.412975" calcext:value-type="float">
            <text:p>0.4129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7-01-01T00:00:00</text:p>
          </table:table-cell>
          <table:table-cell office:value-type="float" office:value="2659811.5" calcext:value-type="float">
            <text:p>2659811.5</text:p>
          </table:table-cell>
          <table:table-cell office:value-type="string" calcext:value-type="string">
            <text:p>2570-03-20T00:00:00</text:p>
          </table:table-cell>
          <table:table-cell office:value-type="float" office:value="2659811.5" calcext:value-type="float">
            <text:p>2659811.5</text:p>
          </table:table-cell>
          <table:table-cell office:value-type="float" office:value="265165.829214" calcext:value-type="float">
            <text:p>265165.829214</text:p>
          </table:table-cell>
          <table:table-cell office:value-type="float" office:value="0.170786" calcext:value-type="float">
            <text:p>0.1707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8-01-01T00:00:00</text:p>
          </table:table-cell>
          <table:table-cell office:value-type="float" office:value="2660177.5" calcext:value-type="float">
            <text:p>2660177.5</text:p>
          </table:table-cell>
          <table:table-cell office:value-type="string" calcext:value-type="string">
            <text:p>2571-03-21T00:00:00</text:p>
          </table:table-cell>
          <table:table-cell office:value-type="float" office:value="2660177.5" calcext:value-type="float">
            <text:p>2660177.5</text:p>
          </table:table-cell>
          <table:table-cell office:value-type="float" office:value="265531.071403" calcext:value-type="float">
            <text:p>265531.071403</text:p>
          </table:table-cell>
          <table:table-cell office:value-type="float" office:value="0.928597" calcext:value-type="float">
            <text:p>0.9285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9-01-01T00:00:00</text:p>
          </table:table-cell>
          <table:table-cell office:value-type="float" office:value="2660542.5" calcext:value-type="float">
            <text:p>2660542.5</text:p>
          </table:table-cell>
          <table:table-cell office:value-type="string" calcext:value-type="string">
            <text:p>2572-03-20T00:00:00</text:p>
          </table:table-cell>
          <table:table-cell office:value-type="float" office:value="2660542.5" calcext:value-type="float">
            <text:p>2660542.5</text:p>
          </table:table-cell>
          <table:table-cell office:value-type="float" office:value="265896.313592" calcext:value-type="float">
            <text:p>265896.313592</text:p>
          </table:table-cell>
          <table:table-cell office:value-type="float" office:value="0.686408" calcext:value-type="float">
            <text:p>0.6864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0-01-01T00:00:00</text:p>
          </table:table-cell>
          <table:table-cell office:value-type="float" office:value="2660907.5" calcext:value-type="float">
            <text:p>2660907.5</text:p>
          </table:table-cell>
          <table:table-cell office:value-type="string" calcext:value-type="string">
            <text:p>2573-03-20T00:00:00</text:p>
          </table:table-cell>
          <table:table-cell office:value-type="float" office:value="2660907.5" calcext:value-type="float">
            <text:p>2660907.5</text:p>
          </table:table-cell>
          <table:table-cell office:value-type="float" office:value="266261.555781" calcext:value-type="float">
            <text:p>266261.555781</text:p>
          </table:table-cell>
          <table:table-cell office:value-type="float" office:value="0.444219" calcext:value-type="float">
            <text:p>0.4442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1-01-01T00:00:00</text:p>
          </table:table-cell>
          <table:table-cell office:value-type="float" office:value="2661272.5" calcext:value-type="float">
            <text:p>2661272.5</text:p>
          </table:table-cell>
          <table:table-cell office:value-type="string" calcext:value-type="string">
            <text:p>2574-03-20T00:00:00</text:p>
          </table:table-cell>
          <table:table-cell office:value-type="float" office:value="2661272.5" calcext:value-type="float">
            <text:p>2661272.5</text:p>
          </table:table-cell>
          <table:table-cell office:value-type="float" office:value="266626.79797" calcext:value-type="float">
            <text:p>266626.79797</text:p>
          </table:table-cell>
          <table:table-cell office:value-type="float" office:value="0.20203" calcext:value-type="float">
            <text:p>0.202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2-01-01T00:00:00</text:p>
          </table:table-cell>
          <table:table-cell office:value-type="float" office:value="2661638.5" calcext:value-type="float">
            <text:p>2661638.5</text:p>
          </table:table-cell>
          <table:table-cell office:value-type="string" calcext:value-type="string">
            <text:p>2575-03-21T00:00:00</text:p>
          </table:table-cell>
          <table:table-cell office:value-type="float" office:value="2661638.5" calcext:value-type="float">
            <text:p>2661638.5</text:p>
          </table:table-cell>
          <table:table-cell office:value-type="float" office:value="266992.040159" calcext:value-type="float">
            <text:p>266992.040159</text:p>
          </table:table-cell>
          <table:table-cell office:value-type="float" office:value="0.959841" calcext:value-type="float">
            <text:p>0.9598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3-01-01T00:00:00</text:p>
          </table:table-cell>
          <table:table-cell office:value-type="float" office:value="2662003.5" calcext:value-type="float">
            <text:p>2662003.5</text:p>
          </table:table-cell>
          <table:table-cell office:value-type="string" calcext:value-type="string">
            <text:p>2576-03-20T00:00:00</text:p>
          </table:table-cell>
          <table:table-cell office:value-type="float" office:value="2662003.5" calcext:value-type="float">
            <text:p>2662003.5</text:p>
          </table:table-cell>
          <table:table-cell office:value-type="float" office:value="267357.282348" calcext:value-type="float">
            <text:p>267357.282348</text:p>
          </table:table-cell>
          <table:table-cell office:value-type="float" office:value="0.717652" calcext:value-type="float">
            <text:p>0.7176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4-01-01T00:00:00</text:p>
          </table:table-cell>
          <table:table-cell office:value-type="float" office:value="2662368.5" calcext:value-type="float">
            <text:p>2662368.5</text:p>
          </table:table-cell>
          <table:table-cell office:value-type="string" calcext:value-type="string">
            <text:p>2577-03-20T00:00:00</text:p>
          </table:table-cell>
          <table:table-cell office:value-type="float" office:value="2662368.5" calcext:value-type="float">
            <text:p>2662368.5</text:p>
          </table:table-cell>
          <table:table-cell office:value-type="float" office:value="267722.524537" calcext:value-type="float">
            <text:p>267722.524537</text:p>
          </table:table-cell>
          <table:table-cell office:value-type="float" office:value="0.475463" calcext:value-type="float">
            <text:p>0.4754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5-01-01T00:00:00</text:p>
          </table:table-cell>
          <table:table-cell office:value-type="float" office:value="2662733.5" calcext:value-type="float">
            <text:p>2662733.5</text:p>
          </table:table-cell>
          <table:table-cell office:value-type="string" calcext:value-type="string">
            <text:p>2578-03-20T00:00:00</text:p>
          </table:table-cell>
          <table:table-cell office:value-type="float" office:value="2662733.5" calcext:value-type="float">
            <text:p>2662733.5</text:p>
          </table:table-cell>
          <table:table-cell office:value-type="float" office:value="268087.766726" calcext:value-type="float">
            <text:p>268087.766726</text:p>
          </table:table-cell>
          <table:table-cell office:value-type="float" office:value="0.233274" calcext:value-type="float">
            <text:p>0.2332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6-01-01T00:00:00</text:p>
          </table:table-cell>
          <table:table-cell office:value-type="float" office:value="2663099.5" calcext:value-type="float">
            <text:p>2663099.5</text:p>
          </table:table-cell>
          <table:table-cell office:value-type="string" calcext:value-type="string">
            <text:p>2579-03-21T00:00:00</text:p>
          </table:table-cell>
          <table:table-cell office:value-type="float" office:value="2663099.5" calcext:value-type="float">
            <text:p>2663099.5</text:p>
          </table:table-cell>
          <table:table-cell office:value-type="float" office:value="268453.008915" calcext:value-type="float">
            <text:p>268453.008915</text:p>
          </table:table-cell>
          <table:table-cell office:value-type="float" office:value="0.991085" calcext:value-type="float">
            <text:p>0.9910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7-01-01T00:00:00</text:p>
          </table:table-cell>
          <table:table-cell office:value-type="float" office:value="2663464.5" calcext:value-type="float">
            <text:p>2663464.5</text:p>
          </table:table-cell>
          <table:table-cell office:value-type="string" calcext:value-type="string">
            <text:p>2580-03-20T00:00:00</text:p>
          </table:table-cell>
          <table:table-cell office:value-type="float" office:value="2663464.5" calcext:value-type="float">
            <text:p>2663464.5</text:p>
          </table:table-cell>
          <table:table-cell office:value-type="float" office:value="268818.251104" calcext:value-type="float">
            <text:p>268818.251104</text:p>
          </table:table-cell>
          <table:table-cell office:value-type="float" office:value="0.748896" calcext:value-type="float">
            <text:p>0.7488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8-01-01T00:00:00</text:p>
          </table:table-cell>
          <table:table-cell office:value-type="float" office:value="2663829.5" calcext:value-type="float">
            <text:p>2663829.5</text:p>
          </table:table-cell>
          <table:table-cell office:value-type="string" calcext:value-type="string">
            <text:p>2581-03-20T00:00:00</text:p>
          </table:table-cell>
          <table:table-cell office:value-type="float" office:value="2663829.5" calcext:value-type="float">
            <text:p>2663829.5</text:p>
          </table:table-cell>
          <table:table-cell office:value-type="float" office:value="269183.493293" calcext:value-type="float">
            <text:p>269183.493293</text:p>
          </table:table-cell>
          <table:table-cell office:value-type="float" office:value="0.506707" calcext:value-type="float">
            <text:p>0.5067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39-01-01T00:00:00</text:p>
          </table:table-cell>
          <table:table-cell office:value-type="float" office:value="2664194.5" calcext:value-type="float">
            <text:p>2664194.5</text:p>
          </table:table-cell>
          <table:table-cell office:value-type="string" calcext:value-type="string">
            <text:p>2582-03-20T00:00:00</text:p>
          </table:table-cell>
          <table:table-cell office:value-type="float" office:value="2664194.5" calcext:value-type="float">
            <text:p>2664194.5</text:p>
          </table:table-cell>
          <table:table-cell office:value-type="float" office:value="269548.735482" calcext:value-type="float">
            <text:p>269548.735482</text:p>
          </table:table-cell>
          <table:table-cell office:value-type="float" office:value="0.264518" calcext:value-type="float">
            <text:p>0.2645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0-01-01T00:00:00</text:p>
          </table:table-cell>
          <table:table-cell office:value-type="float" office:value="2664559.5" calcext:value-type="float">
            <text:p>2664559.5</text:p>
          </table:table-cell>
          <table:table-cell office:value-type="string" calcext:value-type="string">
            <text:p>2583-03-21T00:00:00</text:p>
          </table:table-cell>
          <table:table-cell office:value-type="float" office:value="2664560.5" calcext:value-type="float">
            <text:p>2664560.5</text:p>
          </table:table-cell>
          <table:table-cell office:value-type="float" office:value="269913.977671" calcext:value-type="float">
            <text:p>269913.977671</text:p>
          </table:table-cell>
          <table:table-cell office:value-type="float" office:value="0.022329" calcext:value-type="float">
            <text:p>0.02232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1-01-01T00:00:00</text:p>
          </table:table-cell>
          <table:table-cell office:value-type="float" office:value="2664925.5" calcext:value-type="float">
            <text:p>2664925.5</text:p>
          </table:table-cell>
          <table:table-cell office:value-type="string" calcext:value-type="string">
            <text:p>2584-03-20T00:00:00</text:p>
          </table:table-cell>
          <table:table-cell office:value-type="float" office:value="2664925.5" calcext:value-type="float">
            <text:p>2664925.5</text:p>
          </table:table-cell>
          <table:table-cell office:value-type="float" office:value="270279.21986" calcext:value-type="float">
            <text:p>270279.21986</text:p>
          </table:table-cell>
          <table:table-cell office:value-type="float" office:value="0.78014" calcext:value-type="float">
            <text:p>0.78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2-01-01T00:00:00</text:p>
          </table:table-cell>
          <table:table-cell office:value-type="float" office:value="2665290.5" calcext:value-type="float">
            <text:p>2665290.5</text:p>
          </table:table-cell>
          <table:table-cell office:value-type="string" calcext:value-type="string">
            <text:p>2585-03-20T00:00:00</text:p>
          </table:table-cell>
          <table:table-cell office:value-type="float" office:value="2665290.5" calcext:value-type="float">
            <text:p>2665290.5</text:p>
          </table:table-cell>
          <table:table-cell office:value-type="float" office:value="270644.462049" calcext:value-type="float">
            <text:p>270644.462049</text:p>
          </table:table-cell>
          <table:table-cell office:value-type="float" office:value="0.537951" calcext:value-type="float">
            <text:p>0.5379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3-01-01T00:00:00</text:p>
          </table:table-cell>
          <table:table-cell office:value-type="float" office:value="2665655.5" calcext:value-type="float">
            <text:p>2665655.5</text:p>
          </table:table-cell>
          <table:table-cell office:value-type="string" calcext:value-type="string">
            <text:p>2586-03-20T00:00:00</text:p>
          </table:table-cell>
          <table:table-cell office:value-type="float" office:value="2665655.5" calcext:value-type="float">
            <text:p>2665655.5</text:p>
          </table:table-cell>
          <table:table-cell office:value-type="float" office:value="271009.704238" calcext:value-type="float">
            <text:p>271009.704238</text:p>
          </table:table-cell>
          <table:table-cell office:value-type="float" office:value="0.295762" calcext:value-type="float">
            <text:p>0.2957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4-01-01T00:00:00</text:p>
          </table:table-cell>
          <table:table-cell office:value-type="float" office:value="2666020.5" calcext:value-type="float">
            <text:p>2666020.5</text:p>
          </table:table-cell>
          <table:table-cell office:value-type="string" calcext:value-type="string">
            <text:p>2587-03-21T00:00:00</text:p>
          </table:table-cell>
          <table:table-cell office:value-type="float" office:value="2666021.5" calcext:value-type="float">
            <text:p>2666021.5</text:p>
          </table:table-cell>
          <table:table-cell office:value-type="float" office:value="271374.946427" calcext:value-type="float">
            <text:p>271374.946427</text:p>
          </table:table-cell>
          <table:table-cell office:value-type="float" office:value="0.053573" calcext:value-type="float">
            <text:p>0.05357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5-01-01T00:00:00</text:p>
          </table:table-cell>
          <table:table-cell office:value-type="float" office:value="2666386.5" calcext:value-type="float">
            <text:p>2666386.5</text:p>
          </table:table-cell>
          <table:table-cell office:value-type="string" calcext:value-type="string">
            <text:p>2588-03-20T00:00:00</text:p>
          </table:table-cell>
          <table:table-cell office:value-type="float" office:value="2666386.5" calcext:value-type="float">
            <text:p>2666386.5</text:p>
          </table:table-cell>
          <table:table-cell office:value-type="float" office:value="271740.188616" calcext:value-type="float">
            <text:p>271740.188616</text:p>
          </table:table-cell>
          <table:table-cell office:value-type="float" office:value="0.811384" calcext:value-type="float">
            <text:p>0.8113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6-01-01T00:00:00</text:p>
          </table:table-cell>
          <table:table-cell office:value-type="float" office:value="2666751.5" calcext:value-type="float">
            <text:p>2666751.5</text:p>
          </table:table-cell>
          <table:table-cell office:value-type="string" calcext:value-type="string">
            <text:p>2589-03-20T00:00:00</text:p>
          </table:table-cell>
          <table:table-cell office:value-type="float" office:value="2666751.5" calcext:value-type="float">
            <text:p>2666751.5</text:p>
          </table:table-cell>
          <table:table-cell office:value-type="float" office:value="272105.430805" calcext:value-type="float">
            <text:p>272105.430805</text:p>
          </table:table-cell>
          <table:table-cell office:value-type="float" office:value="0.569195" calcext:value-type="float">
            <text:p>0.5691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7-01-01T00:00:00</text:p>
          </table:table-cell>
          <table:table-cell office:value-type="float" office:value="2667116.5" calcext:value-type="float">
            <text:p>2667116.5</text:p>
          </table:table-cell>
          <table:table-cell office:value-type="string" calcext:value-type="string">
            <text:p>2590-03-20T00:00:00</text:p>
          </table:table-cell>
          <table:table-cell office:value-type="float" office:value="2667116.5" calcext:value-type="float">
            <text:p>2667116.5</text:p>
          </table:table-cell>
          <table:table-cell office:value-type="float" office:value="272470.672994" calcext:value-type="float">
            <text:p>272470.672994</text:p>
          </table:table-cell>
          <table:table-cell office:value-type="float" office:value="0.327006" calcext:value-type="float">
            <text:p>0.3270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8-01-01T00:00:00</text:p>
          </table:table-cell>
          <table:table-cell office:value-type="float" office:value="2667481.5" calcext:value-type="float">
            <text:p>2667481.5</text:p>
          </table:table-cell>
          <table:table-cell office:value-type="string" calcext:value-type="string">
            <text:p>2591-03-21T00:00:00</text:p>
          </table:table-cell>
          <table:table-cell office:value-type="float" office:value="2667482.5" calcext:value-type="float">
            <text:p>2667482.5</text:p>
          </table:table-cell>
          <table:table-cell office:value-type="float" office:value="272835.915183" calcext:value-type="float">
            <text:p>272835.915183</text:p>
          </table:table-cell>
          <table:table-cell office:value-type="float" office:value="0.084817" calcext:value-type="float">
            <text:p>0.08481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49-01-01T00:00:00</text:p>
          </table:table-cell>
          <table:table-cell office:value-type="float" office:value="2667847.5" calcext:value-type="float">
            <text:p>2667847.5</text:p>
          </table:table-cell>
          <table:table-cell office:value-type="string" calcext:value-type="string">
            <text:p>2592-03-20T00:00:00</text:p>
          </table:table-cell>
          <table:table-cell office:value-type="float" office:value="2667847.5" calcext:value-type="float">
            <text:p>2667847.5</text:p>
          </table:table-cell>
          <table:table-cell office:value-type="float" office:value="273201.157372" calcext:value-type="float">
            <text:p>273201.157372</text:p>
          </table:table-cell>
          <table:table-cell office:value-type="float" office:value="0.842628" calcext:value-type="float">
            <text:p>0.8426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0-01-01T00:00:00</text:p>
          </table:table-cell>
          <table:table-cell office:value-type="float" office:value="2668212.5" calcext:value-type="float">
            <text:p>2668212.5</text:p>
          </table:table-cell>
          <table:table-cell office:value-type="string" calcext:value-type="string">
            <text:p>2593-03-20T00:00:00</text:p>
          </table:table-cell>
          <table:table-cell office:value-type="float" office:value="2668212.5" calcext:value-type="float">
            <text:p>2668212.5</text:p>
          </table:table-cell>
          <table:table-cell office:value-type="float" office:value="273566.399561" calcext:value-type="float">
            <text:p>273566.399561</text:p>
          </table:table-cell>
          <table:table-cell office:value-type="float" office:value="0.600439" calcext:value-type="float">
            <text:p>0.6004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1-01-01T00:00:00</text:p>
          </table:table-cell>
          <table:table-cell office:value-type="float" office:value="2668577.5" calcext:value-type="float">
            <text:p>2668577.5</text:p>
          </table:table-cell>
          <table:table-cell office:value-type="string" calcext:value-type="string">
            <text:p>2594-03-20T00:00:00</text:p>
          </table:table-cell>
          <table:table-cell office:value-type="float" office:value="2668577.5" calcext:value-type="float">
            <text:p>2668577.5</text:p>
          </table:table-cell>
          <table:table-cell office:value-type="float" office:value="273931.64175" calcext:value-type="float">
            <text:p>273931.64175</text:p>
          </table:table-cell>
          <table:table-cell office:value-type="float" office:value="0.35825" calcext:value-type="float">
            <text:p>0.35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2-01-01T00:00:00</text:p>
          </table:table-cell>
          <table:table-cell office:value-type="float" office:value="2668942.5" calcext:value-type="float">
            <text:p>2668942.5</text:p>
          </table:table-cell>
          <table:table-cell office:value-type="string" calcext:value-type="string">
            <text:p>2595-03-20T00:00:00</text:p>
          </table:table-cell>
          <table:table-cell office:value-type="float" office:value="2668942.5" calcext:value-type="float">
            <text:p>2668942.5</text:p>
          </table:table-cell>
          <table:table-cell office:value-type="float" office:value="274296.883939" calcext:value-type="float">
            <text:p>274296.883939</text:p>
          </table:table-cell>
          <table:table-cell office:value-type="float" office:value="0.116061" calcext:value-type="float">
            <text:p>0.1160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3-01-01T00:00:00</text:p>
          </table:table-cell>
          <table:table-cell office:value-type="float" office:value="2669308.5" calcext:value-type="float">
            <text:p>2669308.5</text:p>
          </table:table-cell>
          <table:table-cell office:value-type="string" calcext:value-type="string">
            <text:p>2596-03-20T00:00:00</text:p>
          </table:table-cell>
          <table:table-cell office:value-type="float" office:value="2669308.5" calcext:value-type="float">
            <text:p>2669308.5</text:p>
          </table:table-cell>
          <table:table-cell office:value-type="float" office:value="274662.126128" calcext:value-type="float">
            <text:p>274662.126128</text:p>
          </table:table-cell>
          <table:table-cell office:value-type="float" office:value="0.873872" calcext:value-type="float">
            <text:p>0.8738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4-01-01T00:00:00</text:p>
          </table:table-cell>
          <table:table-cell office:value-type="float" office:value="2669673.5" calcext:value-type="float">
            <text:p>2669673.5</text:p>
          </table:table-cell>
          <table:table-cell office:value-type="string" calcext:value-type="string">
            <text:p>2597-03-20T00:00:00</text:p>
          </table:table-cell>
          <table:table-cell office:value-type="float" office:value="2669673.5" calcext:value-type="float">
            <text:p>2669673.5</text:p>
          </table:table-cell>
          <table:table-cell office:value-type="float" office:value="275027.368317" calcext:value-type="float">
            <text:p>275027.368317</text:p>
          </table:table-cell>
          <table:table-cell office:value-type="float" office:value="0.631683" calcext:value-type="float">
            <text:p>0.6316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5-01-01T00:00:00</text:p>
          </table:table-cell>
          <table:table-cell office:value-type="float" office:value="2670038.5" calcext:value-type="float">
            <text:p>2670038.5</text:p>
          </table:table-cell>
          <table:table-cell office:value-type="string" calcext:value-type="string">
            <text:p>2598-03-20T00:00:00</text:p>
          </table:table-cell>
          <table:table-cell office:value-type="float" office:value="2670038.5" calcext:value-type="float">
            <text:p>2670038.5</text:p>
          </table:table-cell>
          <table:table-cell office:value-type="float" office:value="275392.610506" calcext:value-type="float">
            <text:p>275392.610506</text:p>
          </table:table-cell>
          <table:table-cell office:value-type="float" office:value="0.389494" calcext:value-type="float">
            <text:p>0.3894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6-01-01T00:00:00</text:p>
          </table:table-cell>
          <table:table-cell office:value-type="float" office:value="2670403.5" calcext:value-type="float">
            <text:p>2670403.5</text:p>
          </table:table-cell>
          <table:table-cell office:value-type="string" calcext:value-type="string">
            <text:p>2599-03-20T00:00:00</text:p>
          </table:table-cell>
          <table:table-cell office:value-type="float" office:value="2670403.5" calcext:value-type="float">
            <text:p>2670403.5</text:p>
          </table:table-cell>
          <table:table-cell office:value-type="float" office:value="275757.852695" calcext:value-type="float">
            <text:p>275757.852695</text:p>
          </table:table-cell>
          <table:table-cell office:value-type="float" office:value="0.147305" calcext:value-type="float">
            <text:p>0.1473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7-01-01T00:00:00</text:p>
          </table:table-cell>
          <table:table-cell office:value-type="float" office:value="2670769.5" calcext:value-type="float">
            <text:p>2670769.5</text:p>
          </table:table-cell>
          <table:table-cell office:value-type="string" calcext:value-type="string">
            <text:p>2600-03-21T00:00:00</text:p>
          </table:table-cell>
          <table:table-cell office:value-type="float" office:value="2670769.5" calcext:value-type="float">
            <text:p>2670769.5</text:p>
          </table:table-cell>
          <table:table-cell office:value-type="float" office:value="276123.094884" calcext:value-type="float">
            <text:p>276123.094884</text:p>
          </table:table-cell>
          <table:table-cell office:value-type="float" office:value="0.905116" calcext:value-type="float">
            <text:p>0.9051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8-01-01T00:00:00</text:p>
          </table:table-cell>
          <table:table-cell office:value-type="float" office:value="2671134.5" calcext:value-type="float">
            <text:p>2671134.5</text:p>
          </table:table-cell>
          <table:table-cell office:value-type="string" calcext:value-type="string">
            <text:p>2601-03-21T00:00:00</text:p>
          </table:table-cell>
          <table:table-cell office:value-type="float" office:value="2671134.5" calcext:value-type="float">
            <text:p>2671134.5</text:p>
          </table:table-cell>
          <table:table-cell office:value-type="float" office:value="276488.337073" calcext:value-type="float">
            <text:p>276488.337073</text:p>
          </table:table-cell>
          <table:table-cell office:value-type="float" office:value="0.662927" calcext:value-type="float">
            <text:p>0.6629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9-01-01T00:00:00</text:p>
          </table:table-cell>
          <table:table-cell office:value-type="float" office:value="2671499.5" calcext:value-type="float">
            <text:p>2671499.5</text:p>
          </table:table-cell>
          <table:table-cell office:value-type="string" calcext:value-type="string">
            <text:p>2602-03-21T00:00:00</text:p>
          </table:table-cell>
          <table:table-cell office:value-type="float" office:value="2671499.5" calcext:value-type="float">
            <text:p>2671499.5</text:p>
          </table:table-cell>
          <table:table-cell office:value-type="float" office:value="276853.579262" calcext:value-type="float">
            <text:p>276853.579262</text:p>
          </table:table-cell>
          <table:table-cell office:value-type="float" office:value="0.420738" calcext:value-type="float">
            <text:p>0.4207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0-01-01T00:00:00</text:p>
          </table:table-cell>
          <table:table-cell office:value-type="float" office:value="2671864.5" calcext:value-type="float">
            <text:p>2671864.5</text:p>
          </table:table-cell>
          <table:table-cell office:value-type="string" calcext:value-type="string">
            <text:p>2603-03-21T00:00:00</text:p>
          </table:table-cell>
          <table:table-cell office:value-type="float" office:value="2671864.5" calcext:value-type="float">
            <text:p>2671864.5</text:p>
          </table:table-cell>
          <table:table-cell office:value-type="float" office:value="277218.821451" calcext:value-type="float">
            <text:p>277218.821451</text:p>
          </table:table-cell>
          <table:table-cell office:value-type="float" office:value="0.178549" calcext:value-type="float">
            <text:p>0.1785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1-01-01T00:00:00</text:p>
          </table:table-cell>
          <table:table-cell office:value-type="float" office:value="2672230.5" calcext:value-type="float">
            <text:p>2672230.5</text:p>
          </table:table-cell>
          <table:table-cell office:value-type="string" calcext:value-type="string">
            <text:p>2604-03-21T00:00:00</text:p>
          </table:table-cell>
          <table:table-cell office:value-type="float" office:value="2672230.5" calcext:value-type="float">
            <text:p>2672230.5</text:p>
          </table:table-cell>
          <table:table-cell office:value-type="float" office:value="277584.06364" calcext:value-type="float">
            <text:p>277584.06364</text:p>
          </table:table-cell>
          <table:table-cell office:value-type="float" office:value="0.93636" calcext:value-type="float">
            <text:p>0.93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2-01-01T00:00:00</text:p>
          </table:table-cell>
          <table:table-cell office:value-type="float" office:value="2672595.5" calcext:value-type="float">
            <text:p>2672595.5</text:p>
          </table:table-cell>
          <table:table-cell office:value-type="string" calcext:value-type="string">
            <text:p>2605-03-21T00:00:00</text:p>
          </table:table-cell>
          <table:table-cell office:value-type="float" office:value="2672595.5" calcext:value-type="float">
            <text:p>2672595.5</text:p>
          </table:table-cell>
          <table:table-cell office:value-type="float" office:value="277949.305829" calcext:value-type="float">
            <text:p>277949.305829</text:p>
          </table:table-cell>
          <table:table-cell office:value-type="float" office:value="0.694171" calcext:value-type="float">
            <text:p>0.6941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3-01-01T00:00:00</text:p>
          </table:table-cell>
          <table:table-cell office:value-type="float" office:value="2672960.5" calcext:value-type="float">
            <text:p>2672960.5</text:p>
          </table:table-cell>
          <table:table-cell office:value-type="string" calcext:value-type="string">
            <text:p>2606-03-21T00:00:00</text:p>
          </table:table-cell>
          <table:table-cell office:value-type="float" office:value="2672960.5" calcext:value-type="float">
            <text:p>2672960.5</text:p>
          </table:table-cell>
          <table:table-cell office:value-type="float" office:value="278314.548018" calcext:value-type="float">
            <text:p>278314.548018</text:p>
          </table:table-cell>
          <table:table-cell office:value-type="float" office:value="0.451982" calcext:value-type="float">
            <text:p>0.4519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4-01-01T00:00:00</text:p>
          </table:table-cell>
          <table:table-cell office:value-type="float" office:value="2673325.5" calcext:value-type="float">
            <text:p>2673325.5</text:p>
          </table:table-cell>
          <table:table-cell office:value-type="string" calcext:value-type="string">
            <text:p>2607-03-21T00:00:00</text:p>
          </table:table-cell>
          <table:table-cell office:value-type="float" office:value="2673325.5" calcext:value-type="float">
            <text:p>2673325.5</text:p>
          </table:table-cell>
          <table:table-cell office:value-type="float" office:value="278679.790207" calcext:value-type="float">
            <text:p>278679.790207</text:p>
          </table:table-cell>
          <table:table-cell office:value-type="float" office:value="0.209793" calcext:value-type="float">
            <text:p>0.2097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5-01-01T00:00:00</text:p>
          </table:table-cell>
          <table:table-cell office:value-type="float" office:value="2673691.5" calcext:value-type="float">
            <text:p>2673691.5</text:p>
          </table:table-cell>
          <table:table-cell office:value-type="string" calcext:value-type="string">
            <text:p>2608-03-21T00:00:00</text:p>
          </table:table-cell>
          <table:table-cell office:value-type="float" office:value="2673691.5" calcext:value-type="float">
            <text:p>2673691.5</text:p>
          </table:table-cell>
          <table:table-cell office:value-type="float" office:value="279045.032396" calcext:value-type="float">
            <text:p>279045.032396</text:p>
          </table:table-cell>
          <table:table-cell office:value-type="float" office:value="0.967604" calcext:value-type="float">
            <text:p>0.9676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6-01-01T00:00:00</text:p>
          </table:table-cell>
          <table:table-cell office:value-type="float" office:value="2674056.5" calcext:value-type="float">
            <text:p>2674056.5</text:p>
          </table:table-cell>
          <table:table-cell office:value-type="string" calcext:value-type="string">
            <text:p>2609-03-21T00:00:00</text:p>
          </table:table-cell>
          <table:table-cell office:value-type="float" office:value="2674056.5" calcext:value-type="float">
            <text:p>2674056.5</text:p>
          </table:table-cell>
          <table:table-cell office:value-type="float" office:value="279410.274585" calcext:value-type="float">
            <text:p>279410.274585</text:p>
          </table:table-cell>
          <table:table-cell office:value-type="float" office:value="0.725415" calcext:value-type="float">
            <text:p>0.7254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7-01-01T00:00:00</text:p>
          </table:table-cell>
          <table:table-cell office:value-type="float" office:value="2674421.5" calcext:value-type="float">
            <text:p>2674421.5</text:p>
          </table:table-cell>
          <table:table-cell office:value-type="string" calcext:value-type="string">
            <text:p>2610-03-21T00:00:00</text:p>
          </table:table-cell>
          <table:table-cell office:value-type="float" office:value="2674421.5" calcext:value-type="float">
            <text:p>2674421.5</text:p>
          </table:table-cell>
          <table:table-cell office:value-type="float" office:value="279775.516774" calcext:value-type="float">
            <text:p>279775.516774</text:p>
          </table:table-cell>
          <table:table-cell office:value-type="float" office:value="0.483226" calcext:value-type="float">
            <text:p>0.4832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8-01-01T00:00:00</text:p>
          </table:table-cell>
          <table:table-cell office:value-type="float" office:value="2674786.5" calcext:value-type="float">
            <text:p>2674786.5</text:p>
          </table:table-cell>
          <table:table-cell office:value-type="string" calcext:value-type="string">
            <text:p>2611-03-21T00:00:00</text:p>
          </table:table-cell>
          <table:table-cell office:value-type="float" office:value="2674786.5" calcext:value-type="float">
            <text:p>2674786.5</text:p>
          </table:table-cell>
          <table:table-cell office:value-type="float" office:value="280140.758963" calcext:value-type="float">
            <text:p>280140.758963</text:p>
          </table:table-cell>
          <table:table-cell office:value-type="float" office:value="0.241037" calcext:value-type="float">
            <text:p>0.2410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9-01-01T00:00:00</text:p>
          </table:table-cell>
          <table:table-cell office:value-type="float" office:value="2675152.5" calcext:value-type="float">
            <text:p>2675152.5</text:p>
          </table:table-cell>
          <table:table-cell office:value-type="string" calcext:value-type="string">
            <text:p>2612-03-21T00:00:00</text:p>
          </table:table-cell>
          <table:table-cell office:value-type="float" office:value="2675152.5" calcext:value-type="float">
            <text:p>2675152.5</text:p>
          </table:table-cell>
          <table:table-cell office:value-type="float" office:value="280506.001152" calcext:value-type="float">
            <text:p>280506.001152</text:p>
          </table:table-cell>
          <table:table-cell office:value-type="float" office:value="0.998848" calcext:value-type="float">
            <text:p>0.9988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0-01-01T00:00:00</text:p>
          </table:table-cell>
          <table:table-cell office:value-type="float" office:value="2675517.5" calcext:value-type="float">
            <text:p>2675517.5</text:p>
          </table:table-cell>
          <table:table-cell office:value-type="string" calcext:value-type="string">
            <text:p>2613-03-21T00:00:00</text:p>
          </table:table-cell>
          <table:table-cell office:value-type="float" office:value="2675517.5" calcext:value-type="float">
            <text:p>2675517.5</text:p>
          </table:table-cell>
          <table:table-cell office:value-type="float" office:value="280871.243341" calcext:value-type="float">
            <text:p>280871.243341</text:p>
          </table:table-cell>
          <table:table-cell office:value-type="float" office:value="0.756659" calcext:value-type="float">
            <text:p>0.7566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1-01-01T00:00:00</text:p>
          </table:table-cell>
          <table:table-cell office:value-type="float" office:value="2675882.5" calcext:value-type="float">
            <text:p>2675882.5</text:p>
          </table:table-cell>
          <table:table-cell office:value-type="string" calcext:value-type="string">
            <text:p>2614-03-21T00:00:00</text:p>
          </table:table-cell>
          <table:table-cell office:value-type="float" office:value="2675882.5" calcext:value-type="float">
            <text:p>2675882.5</text:p>
          </table:table-cell>
          <table:table-cell office:value-type="float" office:value="281236.48553" calcext:value-type="float">
            <text:p>281236.48553</text:p>
          </table:table-cell>
          <table:table-cell office:value-type="float" office:value="0.51447" calcext:value-type="float">
            <text:p>0.514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2-01-01T00:00:00</text:p>
          </table:table-cell>
          <table:table-cell office:value-type="float" office:value="2676247.5" calcext:value-type="float">
            <text:p>2676247.5</text:p>
          </table:table-cell>
          <table:table-cell office:value-type="string" calcext:value-type="string">
            <text:p>2615-03-21T00:00:00</text:p>
          </table:table-cell>
          <table:table-cell office:value-type="float" office:value="2676247.5" calcext:value-type="float">
            <text:p>2676247.5</text:p>
          </table:table-cell>
          <table:table-cell office:value-type="float" office:value="281601.727719" calcext:value-type="float">
            <text:p>281601.727719</text:p>
          </table:table-cell>
          <table:table-cell office:value-type="float" office:value="0.272281" calcext:value-type="float">
            <text:p>0.2722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3-01-01T00:00:00</text:p>
          </table:table-cell>
          <table:table-cell office:value-type="float" office:value="2676612.5" calcext:value-type="float">
            <text:p>2676612.5</text:p>
          </table:table-cell>
          <table:table-cell office:value-type="string" calcext:value-type="string">
            <text:p>2616-03-21T00:00:00</text:p>
          </table:table-cell>
          <table:table-cell office:value-type="float" office:value="2676613.5" calcext:value-type="float">
            <text:p>2676613.5</text:p>
          </table:table-cell>
          <table:table-cell office:value-type="float" office:value="281966.969908" calcext:value-type="float">
            <text:p>281966.969908</text:p>
          </table:table-cell>
          <table:table-cell office:value-type="float" office:value="0.030092" calcext:value-type="float">
            <text:p>0.03009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4-01-01T00:00:00</text:p>
          </table:table-cell>
          <table:table-cell office:value-type="float" office:value="2676978.5" calcext:value-type="float">
            <text:p>2676978.5</text:p>
          </table:table-cell>
          <table:table-cell office:value-type="string" calcext:value-type="string">
            <text:p>2617-03-21T00:00:00</text:p>
          </table:table-cell>
          <table:table-cell office:value-type="float" office:value="2676978.5" calcext:value-type="float">
            <text:p>2676978.5</text:p>
          </table:table-cell>
          <table:table-cell office:value-type="float" office:value="282332.212097" calcext:value-type="float">
            <text:p>282332.212097</text:p>
          </table:table-cell>
          <table:table-cell office:value-type="float" office:value="0.787903" calcext:value-type="float">
            <text:p>0.7879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5-01-01T00:00:00</text:p>
          </table:table-cell>
          <table:table-cell office:value-type="float" office:value="2677343.5" calcext:value-type="float">
            <text:p>2677343.5</text:p>
          </table:table-cell>
          <table:table-cell office:value-type="string" calcext:value-type="string">
            <text:p>2618-03-21T00:00:00</text:p>
          </table:table-cell>
          <table:table-cell office:value-type="float" office:value="2677343.5" calcext:value-type="float">
            <text:p>2677343.5</text:p>
          </table:table-cell>
          <table:table-cell office:value-type="float" office:value="282697.454286" calcext:value-type="float">
            <text:p>282697.454286</text:p>
          </table:table-cell>
          <table:table-cell office:value-type="float" office:value="0.545714" calcext:value-type="float">
            <text:p>0.5457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6-01-01T00:00:00</text:p>
          </table:table-cell>
          <table:table-cell office:value-type="float" office:value="2677708.5" calcext:value-type="float">
            <text:p>2677708.5</text:p>
          </table:table-cell>
          <table:table-cell office:value-type="string" calcext:value-type="string">
            <text:p>2619-03-21T00:00:00</text:p>
          </table:table-cell>
          <table:table-cell office:value-type="float" office:value="2677708.5" calcext:value-type="float">
            <text:p>2677708.5</text:p>
          </table:table-cell>
          <table:table-cell office:value-type="float" office:value="283062.696475" calcext:value-type="float">
            <text:p>283062.696475</text:p>
          </table:table-cell>
          <table:table-cell office:value-type="float" office:value="0.303525" calcext:value-type="float">
            <text:p>0.3035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7-01-01T00:00:00</text:p>
          </table:table-cell>
          <table:table-cell office:value-type="float" office:value="2678073.5" calcext:value-type="float">
            <text:p>2678073.5</text:p>
          </table:table-cell>
          <table:table-cell office:value-type="string" calcext:value-type="string">
            <text:p>2620-03-21T00:00:00</text:p>
          </table:table-cell>
          <table:table-cell office:value-type="float" office:value="2678074.5" calcext:value-type="float">
            <text:p>2678074.5</text:p>
          </table:table-cell>
          <table:table-cell office:value-type="float" office:value="283427.938664" calcext:value-type="float">
            <text:p>283427.938664</text:p>
          </table:table-cell>
          <table:table-cell office:value-type="float" office:value="0.061336" calcext:value-type="float">
            <text:p>0.06133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8-01-01T00:00:00</text:p>
          </table:table-cell>
          <table:table-cell office:value-type="float" office:value="2678439.5" calcext:value-type="float">
            <text:p>2678439.5</text:p>
          </table:table-cell>
          <table:table-cell office:value-type="string" calcext:value-type="string">
            <text:p>2621-03-21T00:00:00</text:p>
          </table:table-cell>
          <table:table-cell office:value-type="float" office:value="2678439.5" calcext:value-type="float">
            <text:p>2678439.5</text:p>
          </table:table-cell>
          <table:table-cell office:value-type="float" office:value="283793.180853" calcext:value-type="float">
            <text:p>283793.180853</text:p>
          </table:table-cell>
          <table:table-cell office:value-type="float" office:value="0.819147" calcext:value-type="float">
            <text:p>0.8191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79-01-01T00:00:00</text:p>
          </table:table-cell>
          <table:table-cell office:value-type="float" office:value="2678804.5" calcext:value-type="float">
            <text:p>2678804.5</text:p>
          </table:table-cell>
          <table:table-cell office:value-type="string" calcext:value-type="string">
            <text:p>2622-03-21T00:00:00</text:p>
          </table:table-cell>
          <table:table-cell office:value-type="float" office:value="2678804.5" calcext:value-type="float">
            <text:p>2678804.5</text:p>
          </table:table-cell>
          <table:table-cell office:value-type="float" office:value="284158.423042" calcext:value-type="float">
            <text:p>284158.423042</text:p>
          </table:table-cell>
          <table:table-cell office:value-type="float" office:value="0.576958" calcext:value-type="float">
            <text:p>0.5769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0-01-01T00:00:00</text:p>
          </table:table-cell>
          <table:table-cell office:value-type="float" office:value="2679169.5" calcext:value-type="float">
            <text:p>2679169.5</text:p>
          </table:table-cell>
          <table:table-cell office:value-type="string" calcext:value-type="string">
            <text:p>2623-03-21T00:00:00</text:p>
          </table:table-cell>
          <table:table-cell office:value-type="float" office:value="2679169.5" calcext:value-type="float">
            <text:p>2679169.5</text:p>
          </table:table-cell>
          <table:table-cell office:value-type="float" office:value="284523.665231" calcext:value-type="float">
            <text:p>284523.665231</text:p>
          </table:table-cell>
          <table:table-cell office:value-type="float" office:value="0.334769" calcext:value-type="float">
            <text:p>0.3347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1-01-01T00:00:00</text:p>
          </table:table-cell>
          <table:table-cell office:value-type="float" office:value="2679534.5" calcext:value-type="float">
            <text:p>2679534.5</text:p>
          </table:table-cell>
          <table:table-cell office:value-type="string" calcext:value-type="string">
            <text:p>2624-03-21T00:00:00</text:p>
          </table:table-cell>
          <table:table-cell office:value-type="float" office:value="2679535.5" calcext:value-type="float">
            <text:p>2679535.5</text:p>
          </table:table-cell>
          <table:table-cell office:value-type="float" office:value="284888.90742" calcext:value-type="float">
            <text:p>284888.90742</text:p>
          </table:table-cell>
          <table:table-cell office:value-type="float" office:value="0.09258" calcext:value-type="float">
            <text:p>0.092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2-01-01T00:00:00</text:p>
          </table:table-cell>
          <table:table-cell office:value-type="float" office:value="2679900.5" calcext:value-type="float">
            <text:p>2679900.5</text:p>
          </table:table-cell>
          <table:table-cell office:value-type="string" calcext:value-type="string">
            <text:p>2625-03-21T00:00:00</text:p>
          </table:table-cell>
          <table:table-cell office:value-type="float" office:value="2679900.5" calcext:value-type="float">
            <text:p>2679900.5</text:p>
          </table:table-cell>
          <table:table-cell office:value-type="float" office:value="285254.149609" calcext:value-type="float">
            <text:p>285254.149609</text:p>
          </table:table-cell>
          <table:table-cell office:value-type="float" office:value="0.850391" calcext:value-type="float">
            <text:p>0.8503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3-01-01T00:00:00</text:p>
          </table:table-cell>
          <table:table-cell office:value-type="float" office:value="2680265.5" calcext:value-type="float">
            <text:p>2680265.5</text:p>
          </table:table-cell>
          <table:table-cell office:value-type="string" calcext:value-type="string">
            <text:p>2626-03-21T00:00:00</text:p>
          </table:table-cell>
          <table:table-cell office:value-type="float" office:value="2680265.5" calcext:value-type="float">
            <text:p>2680265.5</text:p>
          </table:table-cell>
          <table:table-cell office:value-type="float" office:value="285619.391798" calcext:value-type="float">
            <text:p>285619.391798</text:p>
          </table:table-cell>
          <table:table-cell office:value-type="float" office:value="0.608202" calcext:value-type="float">
            <text:p>0.6082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4-01-01T00:00:00</text:p>
          </table:table-cell>
          <table:table-cell office:value-type="float" office:value="2680630.5" calcext:value-type="float">
            <text:p>2680630.5</text:p>
          </table:table-cell>
          <table:table-cell office:value-type="string" calcext:value-type="string">
            <text:p>2627-03-21T00:00:00</text:p>
          </table:table-cell>
          <table:table-cell office:value-type="float" office:value="2680630.5" calcext:value-type="float">
            <text:p>2680630.5</text:p>
          </table:table-cell>
          <table:table-cell office:value-type="float" office:value="285984.633987" calcext:value-type="float">
            <text:p>285984.633987</text:p>
          </table:table-cell>
          <table:table-cell office:value-type="float" office:value="0.366013" calcext:value-type="float">
            <text:p>0.3660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5-01-01T00:00:00</text:p>
          </table:table-cell>
          <table:table-cell office:value-type="float" office:value="2680995.5" calcext:value-type="float">
            <text:p>2680995.5</text:p>
          </table:table-cell>
          <table:table-cell office:value-type="string" calcext:value-type="string">
            <text:p>2628-03-20T00:00:00</text:p>
          </table:table-cell>
          <table:table-cell office:value-type="float" office:value="2680995.5" calcext:value-type="float">
            <text:p>2680995.5</text:p>
          </table:table-cell>
          <table:table-cell office:value-type="float" office:value="286349.876176" calcext:value-type="float">
            <text:p>286349.876176</text:p>
          </table:table-cell>
          <table:table-cell office:value-type="float" office:value="0.123824" calcext:value-type="float">
            <text:p>0.1238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6-01-01T00:00:00</text:p>
          </table:table-cell>
          <table:table-cell office:value-type="float" office:value="2681361.5" calcext:value-type="float">
            <text:p>2681361.5</text:p>
          </table:table-cell>
          <table:table-cell office:value-type="string" calcext:value-type="string">
            <text:p>2629-03-21T00:00:00</text:p>
          </table:table-cell>
          <table:table-cell office:value-type="float" office:value="2681361.5" calcext:value-type="float">
            <text:p>2681361.5</text:p>
          </table:table-cell>
          <table:table-cell office:value-type="float" office:value="286715.118365" calcext:value-type="float">
            <text:p>286715.118365</text:p>
          </table:table-cell>
          <table:table-cell office:value-type="float" office:value="0.881635" calcext:value-type="float">
            <text:p>0.8816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7-01-01T00:00:00</text:p>
          </table:table-cell>
          <table:table-cell office:value-type="float" office:value="2681726.5" calcext:value-type="float">
            <text:p>2681726.5</text:p>
          </table:table-cell>
          <table:table-cell office:value-type="string" calcext:value-type="string">
            <text:p>2630-03-21T00:00:00</text:p>
          </table:table-cell>
          <table:table-cell office:value-type="float" office:value="2681726.5" calcext:value-type="float">
            <text:p>2681726.5</text:p>
          </table:table-cell>
          <table:table-cell office:value-type="float" office:value="287080.360554" calcext:value-type="float">
            <text:p>287080.360554</text:p>
          </table:table-cell>
          <table:table-cell office:value-type="float" office:value="0.639446" calcext:value-type="float">
            <text:p>0.6394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8-01-01T00:00:00</text:p>
          </table:table-cell>
          <table:table-cell office:value-type="float" office:value="2682091.5" calcext:value-type="float">
            <text:p>2682091.5</text:p>
          </table:table-cell>
          <table:table-cell office:value-type="string" calcext:value-type="string">
            <text:p>2631-03-21T00:00:00</text:p>
          </table:table-cell>
          <table:table-cell office:value-type="float" office:value="2682091.5" calcext:value-type="float">
            <text:p>2682091.5</text:p>
          </table:table-cell>
          <table:table-cell office:value-type="float" office:value="287445.602743" calcext:value-type="float">
            <text:p>287445.602743</text:p>
          </table:table-cell>
          <table:table-cell office:value-type="float" office:value="0.397257" calcext:value-type="float">
            <text:p>0.3972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9-01-01T00:00:00</text:p>
          </table:table-cell>
          <table:table-cell office:value-type="float" office:value="2682456.5" calcext:value-type="float">
            <text:p>2682456.5</text:p>
          </table:table-cell>
          <table:table-cell office:value-type="string" calcext:value-type="string">
            <text:p>2632-03-20T00:00:00</text:p>
          </table:table-cell>
          <table:table-cell office:value-type="float" office:value="2682456.5" calcext:value-type="float">
            <text:p>2682456.5</text:p>
          </table:table-cell>
          <table:table-cell office:value-type="float" office:value="287810.844932" calcext:value-type="float">
            <text:p>287810.844932</text:p>
          </table:table-cell>
          <table:table-cell office:value-type="float" office:value="0.155068" calcext:value-type="float">
            <text:p>0.1550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0-01-01T00:00:00</text:p>
          </table:table-cell>
          <table:table-cell office:value-type="float" office:value="2682822.5" calcext:value-type="float">
            <text:p>2682822.5</text:p>
          </table:table-cell>
          <table:table-cell office:value-type="string" calcext:value-type="string">
            <text:p>2633-03-21T00:00:00</text:p>
          </table:table-cell>
          <table:table-cell office:value-type="float" office:value="2682822.5" calcext:value-type="float">
            <text:p>2682822.5</text:p>
          </table:table-cell>
          <table:table-cell office:value-type="float" office:value="288176.087121" calcext:value-type="float">
            <text:p>288176.087121</text:p>
          </table:table-cell>
          <table:table-cell office:value-type="float" office:value="0.912879" calcext:value-type="float">
            <text:p>0.9128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1-01-01T00:00:00</text:p>
          </table:table-cell>
          <table:table-cell office:value-type="float" office:value="2683187.5" calcext:value-type="float">
            <text:p>2683187.5</text:p>
          </table:table-cell>
          <table:table-cell office:value-type="string" calcext:value-type="string">
            <text:p>2634-03-21T00:00:00</text:p>
          </table:table-cell>
          <table:table-cell office:value-type="float" office:value="2683187.5" calcext:value-type="float">
            <text:p>2683187.5</text:p>
          </table:table-cell>
          <table:table-cell office:value-type="float" office:value="288541.32931" calcext:value-type="float">
            <text:p>288541.32931</text:p>
          </table:table-cell>
          <table:table-cell office:value-type="float" office:value="0.67069" calcext:value-type="float">
            <text:p>0.67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2-01-01T00:00:00</text:p>
          </table:table-cell>
          <table:table-cell office:value-type="float" office:value="2683552.5" calcext:value-type="float">
            <text:p>2683552.5</text:p>
          </table:table-cell>
          <table:table-cell office:value-type="string" calcext:value-type="string">
            <text:p>2635-03-21T00:00:00</text:p>
          </table:table-cell>
          <table:table-cell office:value-type="float" office:value="2683552.5" calcext:value-type="float">
            <text:p>2683552.5</text:p>
          </table:table-cell>
          <table:table-cell office:value-type="float" office:value="288906.571499" calcext:value-type="float">
            <text:p>288906.571499</text:p>
          </table:table-cell>
          <table:table-cell office:value-type="float" office:value="0.428501" calcext:value-type="float">
            <text:p>0.4285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3-01-01T00:00:00</text:p>
          </table:table-cell>
          <table:table-cell office:value-type="float" office:value="2683917.5" calcext:value-type="float">
            <text:p>2683917.5</text:p>
          </table:table-cell>
          <table:table-cell office:value-type="string" calcext:value-type="string">
            <text:p>2636-03-20T00:00:00</text:p>
          </table:table-cell>
          <table:table-cell office:value-type="float" office:value="2683917.5" calcext:value-type="float">
            <text:p>2683917.5</text:p>
          </table:table-cell>
          <table:table-cell office:value-type="float" office:value="289271.813688" calcext:value-type="float">
            <text:p>289271.813688</text:p>
          </table:table-cell>
          <table:table-cell office:value-type="float" office:value="0.186312" calcext:value-type="float">
            <text:p>0.1863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4-01-01T00:00:00</text:p>
          </table:table-cell>
          <table:table-cell office:value-type="float" office:value="2684283.5" calcext:value-type="float">
            <text:p>2684283.5</text:p>
          </table:table-cell>
          <table:table-cell office:value-type="string" calcext:value-type="string">
            <text:p>2637-03-21T00:00:00</text:p>
          </table:table-cell>
          <table:table-cell office:value-type="float" office:value="2684283.5" calcext:value-type="float">
            <text:p>2684283.5</text:p>
          </table:table-cell>
          <table:table-cell office:value-type="float" office:value="289637.055877" calcext:value-type="float">
            <text:p>289637.055877</text:p>
          </table:table-cell>
          <table:table-cell office:value-type="float" office:value="0.944123" calcext:value-type="float">
            <text:p>0.9441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5-01-01T00:00:00</text:p>
          </table:table-cell>
          <table:table-cell office:value-type="float" office:value="2684648.5" calcext:value-type="float">
            <text:p>2684648.5</text:p>
          </table:table-cell>
          <table:table-cell office:value-type="string" calcext:value-type="string">
            <text:p>2638-03-21T00:00:00</text:p>
          </table:table-cell>
          <table:table-cell office:value-type="float" office:value="2684648.5" calcext:value-type="float">
            <text:p>2684648.5</text:p>
          </table:table-cell>
          <table:table-cell office:value-type="float" office:value="290002.298066" calcext:value-type="float">
            <text:p>290002.298066</text:p>
          </table:table-cell>
          <table:table-cell office:value-type="float" office:value="0.701934" calcext:value-type="float">
            <text:p>0.7019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6-01-01T00:00:00</text:p>
          </table:table-cell>
          <table:table-cell office:value-type="float" office:value="2685013.5" calcext:value-type="float">
            <text:p>2685013.5</text:p>
          </table:table-cell>
          <table:table-cell office:value-type="string" calcext:value-type="string">
            <text:p>2639-03-21T00:00:00</text:p>
          </table:table-cell>
          <table:table-cell office:value-type="float" office:value="2685013.5" calcext:value-type="float">
            <text:p>2685013.5</text:p>
          </table:table-cell>
          <table:table-cell office:value-type="float" office:value="290367.540255" calcext:value-type="float">
            <text:p>290367.540255</text:p>
          </table:table-cell>
          <table:table-cell office:value-type="float" office:value="0.459745" calcext:value-type="float">
            <text:p>0.4597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7-01-01T00:00:00</text:p>
          </table:table-cell>
          <table:table-cell office:value-type="float" office:value="2685378.5" calcext:value-type="float">
            <text:p>2685378.5</text:p>
          </table:table-cell>
          <table:table-cell office:value-type="string" calcext:value-type="string">
            <text:p>2640-03-20T00:00:00</text:p>
          </table:table-cell>
          <table:table-cell office:value-type="float" office:value="2685378.5" calcext:value-type="float">
            <text:p>2685378.5</text:p>
          </table:table-cell>
          <table:table-cell office:value-type="float" office:value="290732.782444" calcext:value-type="float">
            <text:p>290732.782444</text:p>
          </table:table-cell>
          <table:table-cell office:value-type="float" office:value="0.217556" calcext:value-type="float">
            <text:p>0.2175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8-01-01T00:00:00</text:p>
          </table:table-cell>
          <table:table-cell office:value-type="float" office:value="2685744.5" calcext:value-type="float">
            <text:p>2685744.5</text:p>
          </table:table-cell>
          <table:table-cell office:value-type="string" calcext:value-type="string">
            <text:p>2641-03-21T00:00:00</text:p>
          </table:table-cell>
          <table:table-cell office:value-type="float" office:value="2685744.5" calcext:value-type="float">
            <text:p>2685744.5</text:p>
          </table:table-cell>
          <table:table-cell office:value-type="float" office:value="291098.024633" calcext:value-type="float">
            <text:p>291098.024633</text:p>
          </table:table-cell>
          <table:table-cell office:value-type="float" office:value="0.975367" calcext:value-type="float">
            <text:p>0.9753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99-01-01T00:00:00</text:p>
          </table:table-cell>
          <table:table-cell office:value-type="float" office:value="2686109.5" calcext:value-type="float">
            <text:p>2686109.5</text:p>
          </table:table-cell>
          <table:table-cell office:value-type="string" calcext:value-type="string">
            <text:p>2642-03-21T00:00:00</text:p>
          </table:table-cell>
          <table:table-cell office:value-type="float" office:value="2686109.5" calcext:value-type="float">
            <text:p>2686109.5</text:p>
          </table:table-cell>
          <table:table-cell office:value-type="float" office:value="291463.266822" calcext:value-type="float">
            <text:p>291463.266822</text:p>
          </table:table-cell>
          <table:table-cell office:value-type="float" office:value="0.733178" calcext:value-type="float">
            <text:p>0.7331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0-01-01T00:00:00</text:p>
          </table:table-cell>
          <table:table-cell office:value-type="float" office:value="2686474.5" calcext:value-type="float">
            <text:p>2686474.5</text:p>
          </table:table-cell>
          <table:table-cell office:value-type="string" calcext:value-type="string">
            <text:p>2643-03-21T00:00:00</text:p>
          </table:table-cell>
          <table:table-cell office:value-type="float" office:value="2686474.5" calcext:value-type="float">
            <text:p>2686474.5</text:p>
          </table:table-cell>
          <table:table-cell office:value-type="float" office:value="291828.509011" calcext:value-type="float">
            <text:p>291828.509011</text:p>
          </table:table-cell>
          <table:table-cell office:value-type="float" office:value="0.490989" calcext:value-type="float">
            <text:p>0.4909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1-01-01T00:00:00</text:p>
          </table:table-cell>
          <table:table-cell office:value-type="float" office:value="2686839.5" calcext:value-type="float">
            <text:p>2686839.5</text:p>
          </table:table-cell>
          <table:table-cell office:value-type="string" calcext:value-type="string">
            <text:p>2644-03-20T00:00:00</text:p>
          </table:table-cell>
          <table:table-cell office:value-type="float" office:value="2686839.5" calcext:value-type="float">
            <text:p>2686839.5</text:p>
          </table:table-cell>
          <table:table-cell office:value-type="float" office:value="292193.7512" calcext:value-type="float">
            <text:p>292193.7512</text:p>
          </table:table-cell>
          <table:table-cell office:value-type="float" office:value="0.2488" calcext:value-type="float">
            <text:p>0.2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2-01-01T00:00:00</text:p>
          </table:table-cell>
          <table:table-cell office:value-type="float" office:value="2687204.5" calcext:value-type="float">
            <text:p>2687204.5</text:p>
          </table:table-cell>
          <table:table-cell office:value-type="string" calcext:value-type="string">
            <text:p>2645-03-21T00:00:00</text:p>
          </table:table-cell>
          <table:table-cell office:value-type="float" office:value="2687205.5" calcext:value-type="float">
            <text:p>2687205.5</text:p>
          </table:table-cell>
          <table:table-cell office:value-type="float" office:value="292558.993389" calcext:value-type="float">
            <text:p>292558.993389</text:p>
          </table:table-cell>
          <table:table-cell office:value-type="float" office:value="0.006611" calcext:value-type="float">
            <text:p>0.00661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3-01-01T00:00:00</text:p>
          </table:table-cell>
          <table:table-cell office:value-type="float" office:value="2687570.5" calcext:value-type="float">
            <text:p>2687570.5</text:p>
          </table:table-cell>
          <table:table-cell office:value-type="string" calcext:value-type="string">
            <text:p>2646-03-21T00:00:00</text:p>
          </table:table-cell>
          <table:table-cell office:value-type="float" office:value="2687570.5" calcext:value-type="float">
            <text:p>2687570.5</text:p>
          </table:table-cell>
          <table:table-cell office:value-type="float" office:value="292924.235578" calcext:value-type="float">
            <text:p>292924.235578</text:p>
          </table:table-cell>
          <table:table-cell office:value-type="float" office:value="0.764422" calcext:value-type="float">
            <text:p>0.7644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4-01-01T00:00:00</text:p>
          </table:table-cell>
          <table:table-cell office:value-type="float" office:value="2687935.5" calcext:value-type="float">
            <text:p>2687935.5</text:p>
          </table:table-cell>
          <table:table-cell office:value-type="string" calcext:value-type="string">
            <text:p>2647-03-21T00:00:00</text:p>
          </table:table-cell>
          <table:table-cell office:value-type="float" office:value="2687935.5" calcext:value-type="float">
            <text:p>2687935.5</text:p>
          </table:table-cell>
          <table:table-cell office:value-type="float" office:value="293289.477767" calcext:value-type="float">
            <text:p>293289.477767</text:p>
          </table:table-cell>
          <table:table-cell office:value-type="float" office:value="0.522233" calcext:value-type="float">
            <text:p>0.5222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5-01-01T00:00:00</text:p>
          </table:table-cell>
          <table:table-cell office:value-type="float" office:value="2688300.5" calcext:value-type="float">
            <text:p>2688300.5</text:p>
          </table:table-cell>
          <table:table-cell office:value-type="string" calcext:value-type="string">
            <text:p>2648-03-20T00:00:00</text:p>
          </table:table-cell>
          <table:table-cell office:value-type="float" office:value="2688300.5" calcext:value-type="float">
            <text:p>2688300.5</text:p>
          </table:table-cell>
          <table:table-cell office:value-type="float" office:value="293654.719956" calcext:value-type="float">
            <text:p>293654.719956</text:p>
          </table:table-cell>
          <table:table-cell office:value-type="float" office:value="0.280044" calcext:value-type="float">
            <text:p>0.2800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6-01-01T00:00:00</text:p>
          </table:table-cell>
          <table:table-cell office:value-type="float" office:value="2688665.5" calcext:value-type="float">
            <text:p>2688665.5</text:p>
          </table:table-cell>
          <table:table-cell office:value-type="string" calcext:value-type="string">
            <text:p>2649-03-21T00:00:00</text:p>
          </table:table-cell>
          <table:table-cell office:value-type="float" office:value="2688666.5" calcext:value-type="float">
            <text:p>2688666.5</text:p>
          </table:table-cell>
          <table:table-cell office:value-type="float" office:value="294019.962145" calcext:value-type="float">
            <text:p>294019.962145</text:p>
          </table:table-cell>
          <table:table-cell office:value-type="float" office:value="0.037855" calcext:value-type="float">
            <text:p>0.03785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7-01-01T00:00:00</text:p>
          </table:table-cell>
          <table:table-cell office:value-type="float" office:value="2689031.5" calcext:value-type="float">
            <text:p>2689031.5</text:p>
          </table:table-cell>
          <table:table-cell office:value-type="string" calcext:value-type="string">
            <text:p>2650-03-21T00:00:00</text:p>
          </table:table-cell>
          <table:table-cell office:value-type="float" office:value="2689031.5" calcext:value-type="float">
            <text:p>2689031.5</text:p>
          </table:table-cell>
          <table:table-cell office:value-type="float" office:value="294385.204334" calcext:value-type="float">
            <text:p>294385.204334</text:p>
          </table:table-cell>
          <table:table-cell office:value-type="float" office:value="0.795666" calcext:value-type="float">
            <text:p>0.7956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8-01-01T00:00:00</text:p>
          </table:table-cell>
          <table:table-cell office:value-type="float" office:value="2689396.5" calcext:value-type="float">
            <text:p>2689396.5</text:p>
          </table:table-cell>
          <table:table-cell office:value-type="string" calcext:value-type="string">
            <text:p>2651-03-21T00:00:00</text:p>
          </table:table-cell>
          <table:table-cell office:value-type="float" office:value="2689396.5" calcext:value-type="float">
            <text:p>2689396.5</text:p>
          </table:table-cell>
          <table:table-cell office:value-type="float" office:value="294750.446523" calcext:value-type="float">
            <text:p>294750.446523</text:p>
          </table:table-cell>
          <table:table-cell office:value-type="float" office:value="0.553477" calcext:value-type="float">
            <text:p>0.5534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09-01-01T00:00:00</text:p>
          </table:table-cell>
          <table:table-cell office:value-type="float" office:value="2689761.5" calcext:value-type="float">
            <text:p>2689761.5</text:p>
          </table:table-cell>
          <table:table-cell office:value-type="string" calcext:value-type="string">
            <text:p>2652-03-20T00:00:00</text:p>
          </table:table-cell>
          <table:table-cell office:value-type="float" office:value="2689761.5" calcext:value-type="float">
            <text:p>2689761.5</text:p>
          </table:table-cell>
          <table:table-cell office:value-type="float" office:value="295115.688712" calcext:value-type="float">
            <text:p>295115.688712</text:p>
          </table:table-cell>
          <table:table-cell office:value-type="float" office:value="0.311288" calcext:value-type="float">
            <text:p>0.3112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0-01-01T00:00:00</text:p>
          </table:table-cell>
          <table:table-cell office:value-type="float" office:value="2690126.5" calcext:value-type="float">
            <text:p>2690126.5</text:p>
          </table:table-cell>
          <table:table-cell office:value-type="string" calcext:value-type="string">
            <text:p>2653-03-21T00:00:00</text:p>
          </table:table-cell>
          <table:table-cell office:value-type="float" office:value="2690127.5" calcext:value-type="float">
            <text:p>2690127.5</text:p>
          </table:table-cell>
          <table:table-cell office:value-type="float" office:value="295480.930901" calcext:value-type="float">
            <text:p>295480.930901</text:p>
          </table:table-cell>
          <table:table-cell office:value-type="float" office:value="0.069099" calcext:value-type="float">
            <text:p>0.0690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1-01-01T00:00:00</text:p>
          </table:table-cell>
          <table:table-cell office:value-type="float" office:value="2690492.5" calcext:value-type="float">
            <text:p>2690492.5</text:p>
          </table:table-cell>
          <table:table-cell office:value-type="string" calcext:value-type="string">
            <text:p>2654-03-21T00:00:00</text:p>
          </table:table-cell>
          <table:table-cell office:value-type="float" office:value="2690492.5" calcext:value-type="float">
            <text:p>2690492.5</text:p>
          </table:table-cell>
          <table:table-cell office:value-type="float" office:value="295846.17309" calcext:value-type="float">
            <text:p>295846.17309</text:p>
          </table:table-cell>
          <table:table-cell office:value-type="float" office:value="0.82691" calcext:value-type="float">
            <text:p>0.826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2-01-01T00:00:00</text:p>
          </table:table-cell>
          <table:table-cell office:value-type="float" office:value="2690857.5" calcext:value-type="float">
            <text:p>2690857.5</text:p>
          </table:table-cell>
          <table:table-cell office:value-type="string" calcext:value-type="string">
            <text:p>2655-03-21T00:00:00</text:p>
          </table:table-cell>
          <table:table-cell office:value-type="float" office:value="2690857.5" calcext:value-type="float">
            <text:p>2690857.5</text:p>
          </table:table-cell>
          <table:table-cell office:value-type="float" office:value="296211.415279" calcext:value-type="float">
            <text:p>296211.415279</text:p>
          </table:table-cell>
          <table:table-cell office:value-type="float" office:value="0.584721" calcext:value-type="float">
            <text:p>0.5847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3-01-01T00:00:00</text:p>
          </table:table-cell>
          <table:table-cell office:value-type="float" office:value="2691222.5" calcext:value-type="float">
            <text:p>2691222.5</text:p>
          </table:table-cell>
          <table:table-cell office:value-type="string" calcext:value-type="string">
            <text:p>2656-03-20T00:00:00</text:p>
          </table:table-cell>
          <table:table-cell office:value-type="float" office:value="2691222.5" calcext:value-type="float">
            <text:p>2691222.5</text:p>
          </table:table-cell>
          <table:table-cell office:value-type="float" office:value="296576.657468" calcext:value-type="float">
            <text:p>296576.657468</text:p>
          </table:table-cell>
          <table:table-cell office:value-type="float" office:value="0.342532" calcext:value-type="float">
            <text:p>0.3425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4-01-01T00:00:00</text:p>
          </table:table-cell>
          <table:table-cell office:value-type="float" office:value="2691587.5" calcext:value-type="float">
            <text:p>2691587.5</text:p>
          </table:table-cell>
          <table:table-cell office:value-type="string" calcext:value-type="string">
            <text:p>2657-03-21T00:00:00</text:p>
          </table:table-cell>
          <table:table-cell office:value-type="float" office:value="2691588.5" calcext:value-type="float">
            <text:p>2691588.5</text:p>
          </table:table-cell>
          <table:table-cell office:value-type="float" office:value="296941.899657" calcext:value-type="float">
            <text:p>296941.899657</text:p>
          </table:table-cell>
          <table:table-cell office:value-type="float" office:value="0.100343" calcext:value-type="float">
            <text:p>0.10034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5-01-01T00:00:00</text:p>
          </table:table-cell>
          <table:table-cell office:value-type="float" office:value="2691953.5" calcext:value-type="float">
            <text:p>2691953.5</text:p>
          </table:table-cell>
          <table:table-cell office:value-type="string" calcext:value-type="string">
            <text:p>2658-03-21T00:00:00</text:p>
          </table:table-cell>
          <table:table-cell office:value-type="float" office:value="2691953.5" calcext:value-type="float">
            <text:p>2691953.5</text:p>
          </table:table-cell>
          <table:table-cell office:value-type="float" office:value="297307.141846" calcext:value-type="float">
            <text:p>297307.141846</text:p>
          </table:table-cell>
          <table:table-cell office:value-type="float" office:value="0.858154" calcext:value-type="float">
            <text:p>0.8581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6-01-01T00:00:00</text:p>
          </table:table-cell>
          <table:table-cell office:value-type="float" office:value="2692318.5" calcext:value-type="float">
            <text:p>2692318.5</text:p>
          </table:table-cell>
          <table:table-cell office:value-type="string" calcext:value-type="string">
            <text:p>2659-03-21T00:00:00</text:p>
          </table:table-cell>
          <table:table-cell office:value-type="float" office:value="2692318.5" calcext:value-type="float">
            <text:p>2692318.5</text:p>
          </table:table-cell>
          <table:table-cell office:value-type="float" office:value="297672.384035" calcext:value-type="float">
            <text:p>297672.384035</text:p>
          </table:table-cell>
          <table:table-cell office:value-type="float" office:value="0.615965" calcext:value-type="float">
            <text:p>0.6159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7-01-01T00:00:00</text:p>
          </table:table-cell>
          <table:table-cell office:value-type="float" office:value="2692683.5" calcext:value-type="float">
            <text:p>2692683.5</text:p>
          </table:table-cell>
          <table:table-cell office:value-type="string" calcext:value-type="string">
            <text:p>2660-03-20T00:00:00</text:p>
          </table:table-cell>
          <table:table-cell office:value-type="float" office:value="2692683.5" calcext:value-type="float">
            <text:p>2692683.5</text:p>
          </table:table-cell>
          <table:table-cell office:value-type="float" office:value="298037.626224" calcext:value-type="float">
            <text:p>298037.626224</text:p>
          </table:table-cell>
          <table:table-cell office:value-type="float" office:value="0.373776" calcext:value-type="float">
            <text:p>0.3737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8-01-01T00:00:00</text:p>
          </table:table-cell>
          <table:table-cell office:value-type="float" office:value="2693048.5" calcext:value-type="float">
            <text:p>2693048.5</text:p>
          </table:table-cell>
          <table:table-cell office:value-type="string" calcext:value-type="string">
            <text:p>2661-03-20T00:00:00</text:p>
          </table:table-cell>
          <table:table-cell office:value-type="float" office:value="2693048.5" calcext:value-type="float">
            <text:p>2693048.5</text:p>
          </table:table-cell>
          <table:table-cell office:value-type="float" office:value="298402.868413" calcext:value-type="float">
            <text:p>298402.868413</text:p>
          </table:table-cell>
          <table:table-cell office:value-type="float" office:value="0.131587" calcext:value-type="float">
            <text:p>0.1315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9-01-01T00:00:00</text:p>
          </table:table-cell>
          <table:table-cell office:value-type="float" office:value="2693414.5" calcext:value-type="float">
            <text:p>2693414.5</text:p>
          </table:table-cell>
          <table:table-cell office:value-type="string" calcext:value-type="string">
            <text:p>2662-03-21T00:00:00</text:p>
          </table:table-cell>
          <table:table-cell office:value-type="float" office:value="2693414.5" calcext:value-type="float">
            <text:p>2693414.5</text:p>
          </table:table-cell>
          <table:table-cell office:value-type="float" office:value="298768.110602" calcext:value-type="float">
            <text:p>298768.110602</text:p>
          </table:table-cell>
          <table:table-cell office:value-type="float" office:value="0.889398" calcext:value-type="float">
            <text:p>0.8893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0-01-01T00:00:00</text:p>
          </table:table-cell>
          <table:table-cell office:value-type="float" office:value="2693779.5" calcext:value-type="float">
            <text:p>2693779.5</text:p>
          </table:table-cell>
          <table:table-cell office:value-type="string" calcext:value-type="string">
            <text:p>2663-03-21T00:00:00</text:p>
          </table:table-cell>
          <table:table-cell office:value-type="float" office:value="2693779.5" calcext:value-type="float">
            <text:p>2693779.5</text:p>
          </table:table-cell>
          <table:table-cell office:value-type="float" office:value="299133.352791" calcext:value-type="float">
            <text:p>299133.352791</text:p>
          </table:table-cell>
          <table:table-cell office:value-type="float" office:value="0.647209" calcext:value-type="float">
            <text:p>0.6472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1-01-01T00:00:00</text:p>
          </table:table-cell>
          <table:table-cell office:value-type="float" office:value="2694144.5" calcext:value-type="float">
            <text:p>2694144.5</text:p>
          </table:table-cell>
          <table:table-cell office:value-type="string" calcext:value-type="string">
            <text:p>2664-03-20T00:00:00</text:p>
          </table:table-cell>
          <table:table-cell office:value-type="float" office:value="2694144.5" calcext:value-type="float">
            <text:p>2694144.5</text:p>
          </table:table-cell>
          <table:table-cell office:value-type="float" office:value="299498.59498" calcext:value-type="float">
            <text:p>299498.59498</text:p>
          </table:table-cell>
          <table:table-cell office:value-type="float" office:value="0.40502" calcext:value-type="float">
            <text:p>0.40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2-01-01T00:00:00</text:p>
          </table:table-cell>
          <table:table-cell office:value-type="float" office:value="2694509.5" calcext:value-type="float">
            <text:p>2694509.5</text:p>
          </table:table-cell>
          <table:table-cell office:value-type="string" calcext:value-type="string">
            <text:p>2665-03-20T00:00:00</text:p>
          </table:table-cell>
          <table:table-cell office:value-type="float" office:value="2694509.5" calcext:value-type="float">
            <text:p>2694509.5</text:p>
          </table:table-cell>
          <table:table-cell office:value-type="float" office:value="299863.837169" calcext:value-type="float">
            <text:p>299863.837169</text:p>
          </table:table-cell>
          <table:table-cell office:value-type="float" office:value="0.162831" calcext:value-type="float">
            <text:p>0.1628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3-01-01T00:00:00</text:p>
          </table:table-cell>
          <table:table-cell office:value-type="float" office:value="2694875.5" calcext:value-type="float">
            <text:p>2694875.5</text:p>
          </table:table-cell>
          <table:table-cell office:value-type="string" calcext:value-type="string">
            <text:p>2666-03-21T00:00:00</text:p>
          </table:table-cell>
          <table:table-cell office:value-type="float" office:value="2694875.5" calcext:value-type="float">
            <text:p>2694875.5</text:p>
          </table:table-cell>
          <table:table-cell office:value-type="float" office:value="300229.079358" calcext:value-type="float">
            <text:p>300229.079358</text:p>
          </table:table-cell>
          <table:table-cell office:value-type="float" office:value="0.920642" calcext:value-type="float">
            <text:p>0.9206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4-01-01T00:00:00</text:p>
          </table:table-cell>
          <table:table-cell office:value-type="float" office:value="2695240.5" calcext:value-type="float">
            <text:p>2695240.5</text:p>
          </table:table-cell>
          <table:table-cell office:value-type="string" calcext:value-type="string">
            <text:p>2667-03-21T00:00:00</text:p>
          </table:table-cell>
          <table:table-cell office:value-type="float" office:value="2695240.5" calcext:value-type="float">
            <text:p>2695240.5</text:p>
          </table:table-cell>
          <table:table-cell office:value-type="float" office:value="300594.321547" calcext:value-type="float">
            <text:p>300594.321547</text:p>
          </table:table-cell>
          <table:table-cell office:value-type="float" office:value="0.678453" calcext:value-type="float">
            <text:p>0.6784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5-01-01T00:00:00</text:p>
          </table:table-cell>
          <table:table-cell office:value-type="float" office:value="2695605.5" calcext:value-type="float">
            <text:p>2695605.5</text:p>
          </table:table-cell>
          <table:table-cell office:value-type="string" calcext:value-type="string">
            <text:p>2668-03-20T00:00:00</text:p>
          </table:table-cell>
          <table:table-cell office:value-type="float" office:value="2695605.5" calcext:value-type="float">
            <text:p>2695605.5</text:p>
          </table:table-cell>
          <table:table-cell office:value-type="float" office:value="300959.563736" calcext:value-type="float">
            <text:p>300959.563736</text:p>
          </table:table-cell>
          <table:table-cell office:value-type="float" office:value="0.436264" calcext:value-type="float">
            <text:p>0.4362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6-01-01T00:00:00</text:p>
          </table:table-cell>
          <table:table-cell office:value-type="float" office:value="2695970.5" calcext:value-type="float">
            <text:p>2695970.5</text:p>
          </table:table-cell>
          <table:table-cell office:value-type="string" calcext:value-type="string">
            <text:p>2669-03-20T00:00:00</text:p>
          </table:table-cell>
          <table:table-cell office:value-type="float" office:value="2695970.5" calcext:value-type="float">
            <text:p>2695970.5</text:p>
          </table:table-cell>
          <table:table-cell office:value-type="float" office:value="301324.805925" calcext:value-type="float">
            <text:p>301324.805925</text:p>
          </table:table-cell>
          <table:table-cell office:value-type="float" office:value="0.194075" calcext:value-type="float">
            <text:p>0.1940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7-01-01T00:00:00</text:p>
          </table:table-cell>
          <table:table-cell office:value-type="float" office:value="2696336.5" calcext:value-type="float">
            <text:p>2696336.5</text:p>
          </table:table-cell>
          <table:table-cell office:value-type="string" calcext:value-type="string">
            <text:p>2670-03-21T00:00:00</text:p>
          </table:table-cell>
          <table:table-cell office:value-type="float" office:value="2696336.5" calcext:value-type="float">
            <text:p>2696336.5</text:p>
          </table:table-cell>
          <table:table-cell office:value-type="float" office:value="301690.048114" calcext:value-type="float">
            <text:p>301690.048114</text:p>
          </table:table-cell>
          <table:table-cell office:value-type="float" office:value="0.951886" calcext:value-type="float">
            <text:p>0.9518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8-01-01T00:00:00</text:p>
          </table:table-cell>
          <table:table-cell office:value-type="float" office:value="2696701.5" calcext:value-type="float">
            <text:p>2696701.5</text:p>
          </table:table-cell>
          <table:table-cell office:value-type="string" calcext:value-type="string">
            <text:p>2671-03-21T00:00:00</text:p>
          </table:table-cell>
          <table:table-cell office:value-type="float" office:value="2696701.5" calcext:value-type="float">
            <text:p>2696701.5</text:p>
          </table:table-cell>
          <table:table-cell office:value-type="float" office:value="302055.290303" calcext:value-type="float">
            <text:p>302055.290303</text:p>
          </table:table-cell>
          <table:table-cell office:value-type="float" office:value="0.709697" calcext:value-type="float">
            <text:p>0.7096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9-01-01T00:00:00</text:p>
          </table:table-cell>
          <table:table-cell office:value-type="float" office:value="2697066.5" calcext:value-type="float">
            <text:p>2697066.5</text:p>
          </table:table-cell>
          <table:table-cell office:value-type="string" calcext:value-type="string">
            <text:p>2672-03-20T00:00:00</text:p>
          </table:table-cell>
          <table:table-cell office:value-type="float" office:value="2697066.5" calcext:value-type="float">
            <text:p>2697066.5</text:p>
          </table:table-cell>
          <table:table-cell office:value-type="float" office:value="302420.532492" calcext:value-type="float">
            <text:p>302420.532492</text:p>
          </table:table-cell>
          <table:table-cell office:value-type="float" office:value="0.467508" calcext:value-type="float">
            <text:p>0.4675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0-01-01T00:00:00</text:p>
          </table:table-cell>
          <table:table-cell office:value-type="float" office:value="2697431.5" calcext:value-type="float">
            <text:p>2697431.5</text:p>
          </table:table-cell>
          <table:table-cell office:value-type="string" calcext:value-type="string">
            <text:p>2673-03-20T00:00:00</text:p>
          </table:table-cell>
          <table:table-cell office:value-type="float" office:value="2697431.5" calcext:value-type="float">
            <text:p>2697431.5</text:p>
          </table:table-cell>
          <table:table-cell office:value-type="float" office:value="302785.774681" calcext:value-type="float">
            <text:p>302785.774681</text:p>
          </table:table-cell>
          <table:table-cell office:value-type="float" office:value="0.225319" calcext:value-type="float">
            <text:p>0.2253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1-01-01T00:00:00</text:p>
          </table:table-cell>
          <table:table-cell office:value-type="float" office:value="2697797.5" calcext:value-type="float">
            <text:p>2697797.5</text:p>
          </table:table-cell>
          <table:table-cell office:value-type="string" calcext:value-type="string">
            <text:p>2674-03-21T00:00:00</text:p>
          </table:table-cell>
          <table:table-cell office:value-type="float" office:value="2697797.5" calcext:value-type="float">
            <text:p>2697797.5</text:p>
          </table:table-cell>
          <table:table-cell office:value-type="float" office:value="303151.01687" calcext:value-type="float">
            <text:p>303151.01687</text:p>
          </table:table-cell>
          <table:table-cell office:value-type="float" office:value="0.98313" calcext:value-type="float">
            <text:p>0.98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2-01-01T00:00:00</text:p>
          </table:table-cell>
          <table:table-cell office:value-type="float" office:value="2698162.5" calcext:value-type="float">
            <text:p>2698162.5</text:p>
          </table:table-cell>
          <table:table-cell office:value-type="string" calcext:value-type="string">
            <text:p>2675-03-21T00:00:00</text:p>
          </table:table-cell>
          <table:table-cell office:value-type="float" office:value="2698162.5" calcext:value-type="float">
            <text:p>2698162.5</text:p>
          </table:table-cell>
          <table:table-cell office:value-type="float" office:value="303516.259059" calcext:value-type="float">
            <text:p>303516.259059</text:p>
          </table:table-cell>
          <table:table-cell office:value-type="float" office:value="0.740941" calcext:value-type="float">
            <text:p>0.7409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3-01-01T00:00:00</text:p>
          </table:table-cell>
          <table:table-cell office:value-type="float" office:value="2698527.5" calcext:value-type="float">
            <text:p>2698527.5</text:p>
          </table:table-cell>
          <table:table-cell office:value-type="string" calcext:value-type="string">
            <text:p>2676-03-20T00:00:00</text:p>
          </table:table-cell>
          <table:table-cell office:value-type="float" office:value="2698527.5" calcext:value-type="float">
            <text:p>2698527.5</text:p>
          </table:table-cell>
          <table:table-cell office:value-type="float" office:value="303881.501248" calcext:value-type="float">
            <text:p>303881.501248</text:p>
          </table:table-cell>
          <table:table-cell office:value-type="float" office:value="0.498752" calcext:value-type="float">
            <text:p>0.4987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4-01-01T00:00:00</text:p>
          </table:table-cell>
          <table:table-cell office:value-type="float" office:value="2698892.5" calcext:value-type="float">
            <text:p>2698892.5</text:p>
          </table:table-cell>
          <table:table-cell office:value-type="string" calcext:value-type="string">
            <text:p>2677-03-20T00:00:00</text:p>
          </table:table-cell>
          <table:table-cell office:value-type="float" office:value="2698892.5" calcext:value-type="float">
            <text:p>2698892.5</text:p>
          </table:table-cell>
          <table:table-cell office:value-type="float" office:value="304246.743437" calcext:value-type="float">
            <text:p>304246.743437</text:p>
          </table:table-cell>
          <table:table-cell office:value-type="float" office:value="0.256563" calcext:value-type="float">
            <text:p>0.2565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5-01-01T00:00:00</text:p>
          </table:table-cell>
          <table:table-cell office:value-type="float" office:value="2699257.5" calcext:value-type="float">
            <text:p>2699257.5</text:p>
          </table:table-cell>
          <table:table-cell office:value-type="string" calcext:value-type="string">
            <text:p>2678-03-21T00:00:00</text:p>
          </table:table-cell>
          <table:table-cell office:value-type="float" office:value="2699258.5" calcext:value-type="float">
            <text:p>2699258.5</text:p>
          </table:table-cell>
          <table:table-cell office:value-type="float" office:value="304611.985626" calcext:value-type="float">
            <text:p>304611.985626</text:p>
          </table:table-cell>
          <table:table-cell office:value-type="float" office:value="0.014374" calcext:value-type="float">
            <text:p>0.01437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6-01-01T00:00:00</text:p>
          </table:table-cell>
          <table:table-cell office:value-type="float" office:value="2699623.5" calcext:value-type="float">
            <text:p>2699623.5</text:p>
          </table:table-cell>
          <table:table-cell office:value-type="string" calcext:value-type="string">
            <text:p>2679-03-21T00:00:00</text:p>
          </table:table-cell>
          <table:table-cell office:value-type="float" office:value="2699623.5" calcext:value-type="float">
            <text:p>2699623.5</text:p>
          </table:table-cell>
          <table:table-cell office:value-type="float" office:value="304977.227815" calcext:value-type="float">
            <text:p>304977.227815</text:p>
          </table:table-cell>
          <table:table-cell office:value-type="float" office:value="0.772185" calcext:value-type="float">
            <text:p>0.7721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7-01-01T00:00:00</text:p>
          </table:table-cell>
          <table:table-cell office:value-type="float" office:value="2699988.5" calcext:value-type="float">
            <text:p>2699988.5</text:p>
          </table:table-cell>
          <table:table-cell office:value-type="string" calcext:value-type="string">
            <text:p>2680-03-20T00:00:00</text:p>
          </table:table-cell>
          <table:table-cell office:value-type="float" office:value="2699988.5" calcext:value-type="float">
            <text:p>2699988.5</text:p>
          </table:table-cell>
          <table:table-cell office:value-type="float" office:value="305342.470004" calcext:value-type="float">
            <text:p>305342.470004</text:p>
          </table:table-cell>
          <table:table-cell office:value-type="float" office:value="0.529996" calcext:value-type="float">
            <text:p>0.5299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8-01-01T00:00:00</text:p>
          </table:table-cell>
          <table:table-cell office:value-type="float" office:value="2700353.5" calcext:value-type="float">
            <text:p>2700353.5</text:p>
          </table:table-cell>
          <table:table-cell office:value-type="string" calcext:value-type="string">
            <text:p>2681-03-20T00:00:00</text:p>
          </table:table-cell>
          <table:table-cell office:value-type="float" office:value="2700353.5" calcext:value-type="float">
            <text:p>2700353.5</text:p>
          </table:table-cell>
          <table:table-cell office:value-type="float" office:value="305707.712193" calcext:value-type="float">
            <text:p>305707.712193</text:p>
          </table:table-cell>
          <table:table-cell office:value-type="float" office:value="0.287807" calcext:value-type="float">
            <text:p>0.2878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39-01-01T00:00:00</text:p>
          </table:table-cell>
          <table:table-cell office:value-type="float" office:value="2700718.5" calcext:value-type="float">
            <text:p>2700718.5</text:p>
          </table:table-cell>
          <table:table-cell office:value-type="string" calcext:value-type="string">
            <text:p>2682-03-21T00:00:00</text:p>
          </table:table-cell>
          <table:table-cell office:value-type="float" office:value="2700719.5" calcext:value-type="float">
            <text:p>2700719.5</text:p>
          </table:table-cell>
          <table:table-cell office:value-type="float" office:value="306072.954382" calcext:value-type="float">
            <text:p>306072.954382</text:p>
          </table:table-cell>
          <table:table-cell office:value-type="float" office:value="0.045618" calcext:value-type="float">
            <text:p>0.04561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0-01-01T00:00:00</text:p>
          </table:table-cell>
          <table:table-cell office:value-type="float" office:value="2701084.5" calcext:value-type="float">
            <text:p>2701084.5</text:p>
          </table:table-cell>
          <table:table-cell office:value-type="string" calcext:value-type="string">
            <text:p>2683-03-21T00:00:00</text:p>
          </table:table-cell>
          <table:table-cell office:value-type="float" office:value="2701084.5" calcext:value-type="float">
            <text:p>2701084.5</text:p>
          </table:table-cell>
          <table:table-cell office:value-type="float" office:value="306438.196571" calcext:value-type="float">
            <text:p>306438.196571</text:p>
          </table:table-cell>
          <table:table-cell office:value-type="float" office:value="0.803429" calcext:value-type="float">
            <text:p>0.8034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1-01-01T00:00:00</text:p>
          </table:table-cell>
          <table:table-cell office:value-type="float" office:value="2701449.5" calcext:value-type="float">
            <text:p>2701449.5</text:p>
          </table:table-cell>
          <table:table-cell office:value-type="string" calcext:value-type="string">
            <text:p>2684-03-20T00:00:00</text:p>
          </table:table-cell>
          <table:table-cell office:value-type="float" office:value="2701449.5" calcext:value-type="float">
            <text:p>2701449.5</text:p>
          </table:table-cell>
          <table:table-cell office:value-type="float" office:value="306803.43876" calcext:value-type="float">
            <text:p>306803.43876</text:p>
          </table:table-cell>
          <table:table-cell office:value-type="float" office:value="0.56124" calcext:value-type="float">
            <text:p>0.56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2-01-01T00:00:00</text:p>
          </table:table-cell>
          <table:table-cell office:value-type="float" office:value="2701814.5" calcext:value-type="float">
            <text:p>2701814.5</text:p>
          </table:table-cell>
          <table:table-cell office:value-type="string" calcext:value-type="string">
            <text:p>2685-03-20T00:00:00</text:p>
          </table:table-cell>
          <table:table-cell office:value-type="float" office:value="2701814.5" calcext:value-type="float">
            <text:p>2701814.5</text:p>
          </table:table-cell>
          <table:table-cell office:value-type="float" office:value="307168.680949" calcext:value-type="float">
            <text:p>307168.680949</text:p>
          </table:table-cell>
          <table:table-cell office:value-type="float" office:value="0.319051" calcext:value-type="float">
            <text:p>0.3190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3-01-01T00:00:00</text:p>
          </table:table-cell>
          <table:table-cell office:value-type="float" office:value="2702179.5" calcext:value-type="float">
            <text:p>2702179.5</text:p>
          </table:table-cell>
          <table:table-cell office:value-type="string" calcext:value-type="string">
            <text:p>2686-03-21T00:00:00</text:p>
          </table:table-cell>
          <table:table-cell office:value-type="float" office:value="2702180.5" calcext:value-type="float">
            <text:p>2702180.5</text:p>
          </table:table-cell>
          <table:table-cell office:value-type="float" office:value="307533.923138" calcext:value-type="float">
            <text:p>307533.923138</text:p>
          </table:table-cell>
          <table:table-cell office:value-type="float" office:value="0.076862" calcext:value-type="float">
            <text:p>0.07686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4-01-01T00:00:00</text:p>
          </table:table-cell>
          <table:table-cell office:value-type="float" office:value="2702545.5" calcext:value-type="float">
            <text:p>2702545.5</text:p>
          </table:table-cell>
          <table:table-cell office:value-type="string" calcext:value-type="string">
            <text:p>2687-03-21T00:00:00</text:p>
          </table:table-cell>
          <table:table-cell office:value-type="float" office:value="2702545.5" calcext:value-type="float">
            <text:p>2702545.5</text:p>
          </table:table-cell>
          <table:table-cell office:value-type="float" office:value="307899.165327" calcext:value-type="float">
            <text:p>307899.165327</text:p>
          </table:table-cell>
          <table:table-cell office:value-type="float" office:value="0.834673" calcext:value-type="float">
            <text:p>0.8346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5-01-01T00:00:00</text:p>
          </table:table-cell>
          <table:table-cell office:value-type="float" office:value="2702910.5" calcext:value-type="float">
            <text:p>2702910.5</text:p>
          </table:table-cell>
          <table:table-cell office:value-type="string" calcext:value-type="string">
            <text:p>2688-03-20T00:00:00</text:p>
          </table:table-cell>
          <table:table-cell office:value-type="float" office:value="2702910.5" calcext:value-type="float">
            <text:p>2702910.5</text:p>
          </table:table-cell>
          <table:table-cell office:value-type="float" office:value="308264.407516" calcext:value-type="float">
            <text:p>308264.407516</text:p>
          </table:table-cell>
          <table:table-cell office:value-type="float" office:value="0.592484" calcext:value-type="float">
            <text:p>0.5924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6-01-01T00:00:00</text:p>
          </table:table-cell>
          <table:table-cell office:value-type="float" office:value="2703275.5" calcext:value-type="float">
            <text:p>2703275.5</text:p>
          </table:table-cell>
          <table:table-cell office:value-type="string" calcext:value-type="string">
            <text:p>2689-03-20T00:00:00</text:p>
          </table:table-cell>
          <table:table-cell office:value-type="float" office:value="2703275.5" calcext:value-type="float">
            <text:p>2703275.5</text:p>
          </table:table-cell>
          <table:table-cell office:value-type="float" office:value="308629.649705" calcext:value-type="float">
            <text:p>308629.649705</text:p>
          </table:table-cell>
          <table:table-cell office:value-type="float" office:value="0.350295" calcext:value-type="float">
            <text:p>0.3502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7-01-01T00:00:00</text:p>
          </table:table-cell>
          <table:table-cell office:value-type="float" office:value="2703640.5" calcext:value-type="float">
            <text:p>2703640.5</text:p>
          </table:table-cell>
          <table:table-cell office:value-type="string" calcext:value-type="string">
            <text:p>2690-03-21T00:00:00</text:p>
          </table:table-cell>
          <table:table-cell office:value-type="float" office:value="2703641.5" calcext:value-type="float">
            <text:p>2703641.5</text:p>
          </table:table-cell>
          <table:table-cell office:value-type="float" office:value="308994.891894" calcext:value-type="float">
            <text:p>308994.891894</text:p>
          </table:table-cell>
          <table:table-cell office:value-type="float" office:value="0.108106" calcext:value-type="float">
            <text:p>0.10810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8-01-01T00:00:00</text:p>
          </table:table-cell>
          <table:table-cell office:value-type="float" office:value="2704006.5" calcext:value-type="float">
            <text:p>2704006.5</text:p>
          </table:table-cell>
          <table:table-cell office:value-type="string" calcext:value-type="string">
            <text:p>2691-03-21T00:00:00</text:p>
          </table:table-cell>
          <table:table-cell office:value-type="float" office:value="2704006.5" calcext:value-type="float">
            <text:p>2704006.5</text:p>
          </table:table-cell>
          <table:table-cell office:value-type="float" office:value="309360.134083" calcext:value-type="float">
            <text:p>309360.134083</text:p>
          </table:table-cell>
          <table:table-cell office:value-type="float" office:value="0.865917" calcext:value-type="float">
            <text:p>0.8659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49-01-01T00:00:00</text:p>
          </table:table-cell>
          <table:table-cell office:value-type="float" office:value="2704371.5" calcext:value-type="float">
            <text:p>2704371.5</text:p>
          </table:table-cell>
          <table:table-cell office:value-type="string" calcext:value-type="string">
            <text:p>2692-03-20T00:00:00</text:p>
          </table:table-cell>
          <table:table-cell office:value-type="float" office:value="2704371.5" calcext:value-type="float">
            <text:p>2704371.5</text:p>
          </table:table-cell>
          <table:table-cell office:value-type="float" office:value="309725.376272" calcext:value-type="float">
            <text:p>309725.376272</text:p>
          </table:table-cell>
          <table:table-cell office:value-type="float" office:value="0.623728" calcext:value-type="float">
            <text:p>0.6237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0-01-01T00:00:00</text:p>
          </table:table-cell>
          <table:table-cell office:value-type="float" office:value="2704736.5" calcext:value-type="float">
            <text:p>2704736.5</text:p>
          </table:table-cell>
          <table:table-cell office:value-type="string" calcext:value-type="string">
            <text:p>2693-03-20T00:00:00</text:p>
          </table:table-cell>
          <table:table-cell office:value-type="float" office:value="2704736.5" calcext:value-type="float">
            <text:p>2704736.5</text:p>
          </table:table-cell>
          <table:table-cell office:value-type="float" office:value="310090.618461" calcext:value-type="float">
            <text:p>310090.618461</text:p>
          </table:table-cell>
          <table:table-cell office:value-type="float" office:value="0.381539" calcext:value-type="float">
            <text:p>0.3815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1-01-01T00:00:00</text:p>
          </table:table-cell>
          <table:table-cell office:value-type="float" office:value="2705101.5" calcext:value-type="float">
            <text:p>2705101.5</text:p>
          </table:table-cell>
          <table:table-cell office:value-type="string" calcext:value-type="string">
            <text:p>2694-03-20T00:00:00</text:p>
          </table:table-cell>
          <table:table-cell office:value-type="float" office:value="2705101.5" calcext:value-type="float">
            <text:p>2705101.5</text:p>
          </table:table-cell>
          <table:table-cell office:value-type="float" office:value="310455.86065" calcext:value-type="float">
            <text:p>310455.86065</text:p>
          </table:table-cell>
          <table:table-cell office:value-type="float" office:value="0.13935" calcext:value-type="float">
            <text:p>0.13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2-01-01T00:00:00</text:p>
          </table:table-cell>
          <table:table-cell office:value-type="float" office:value="2705467.5" calcext:value-type="float">
            <text:p>2705467.5</text:p>
          </table:table-cell>
          <table:table-cell office:value-type="string" calcext:value-type="string">
            <text:p>2695-03-21T00:00:00</text:p>
          </table:table-cell>
          <table:table-cell office:value-type="float" office:value="2705467.5" calcext:value-type="float">
            <text:p>2705467.5</text:p>
          </table:table-cell>
          <table:table-cell office:value-type="float" office:value="310821.102839" calcext:value-type="float">
            <text:p>310821.102839</text:p>
          </table:table-cell>
          <table:table-cell office:value-type="float" office:value="0.897161" calcext:value-type="float">
            <text:p>0.8971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3-01-01T00:00:00</text:p>
          </table:table-cell>
          <table:table-cell office:value-type="float" office:value="2705832.5" calcext:value-type="float">
            <text:p>2705832.5</text:p>
          </table:table-cell>
          <table:table-cell office:value-type="string" calcext:value-type="string">
            <text:p>2696-03-20T00:00:00</text:p>
          </table:table-cell>
          <table:table-cell office:value-type="float" office:value="2705832.5" calcext:value-type="float">
            <text:p>2705832.5</text:p>
          </table:table-cell>
          <table:table-cell office:value-type="float" office:value="311186.345028" calcext:value-type="float">
            <text:p>311186.345028</text:p>
          </table:table-cell>
          <table:table-cell office:value-type="float" office:value="0.654972" calcext:value-type="float">
            <text:p>0.6549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4-01-01T00:00:00</text:p>
          </table:table-cell>
          <table:table-cell office:value-type="float" office:value="2706197.5" calcext:value-type="float">
            <text:p>2706197.5</text:p>
          </table:table-cell>
          <table:table-cell office:value-type="string" calcext:value-type="string">
            <text:p>2697-03-20T00:00:00</text:p>
          </table:table-cell>
          <table:table-cell office:value-type="float" office:value="2706197.5" calcext:value-type="float">
            <text:p>2706197.5</text:p>
          </table:table-cell>
          <table:table-cell office:value-type="float" office:value="311551.587217" calcext:value-type="float">
            <text:p>311551.587217</text:p>
          </table:table-cell>
          <table:table-cell office:value-type="float" office:value="0.412783" calcext:value-type="float">
            <text:p>0.4127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5-01-01T00:00:00</text:p>
          </table:table-cell>
          <table:table-cell office:value-type="float" office:value="2706562.5" calcext:value-type="float">
            <text:p>2706562.5</text:p>
          </table:table-cell>
          <table:table-cell office:value-type="string" calcext:value-type="string">
            <text:p>2698-03-20T00:00:00</text:p>
          </table:table-cell>
          <table:table-cell office:value-type="float" office:value="2706562.5" calcext:value-type="float">
            <text:p>2706562.5</text:p>
          </table:table-cell>
          <table:table-cell office:value-type="float" office:value="311916.829406" calcext:value-type="float">
            <text:p>311916.829406</text:p>
          </table:table-cell>
          <table:table-cell office:value-type="float" office:value="0.170594" calcext:value-type="float">
            <text:p>0.1705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6-01-01T00:00:00</text:p>
          </table:table-cell>
          <table:table-cell office:value-type="float" office:value="2706928.5" calcext:value-type="float">
            <text:p>2706928.5</text:p>
          </table:table-cell>
          <table:table-cell office:value-type="string" calcext:value-type="string">
            <text:p>2699-03-21T00:00:00</text:p>
          </table:table-cell>
          <table:table-cell office:value-type="float" office:value="2706928.5" calcext:value-type="float">
            <text:p>2706928.5</text:p>
          </table:table-cell>
          <table:table-cell office:value-type="float" office:value="312282.071595" calcext:value-type="float">
            <text:p>312282.071595</text:p>
          </table:table-cell>
          <table:table-cell office:value-type="float" office:value="0.928405" calcext:value-type="float">
            <text:p>0.9284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7-01-01T00:00:00</text:p>
          </table:table-cell>
          <table:table-cell office:value-type="float" office:value="2707293.5" calcext:value-type="float">
            <text:p>2707293.5</text:p>
          </table:table-cell>
          <table:table-cell office:value-type="string" calcext:value-type="string">
            <text:p>2700-03-21T00:00:00</text:p>
          </table:table-cell>
          <table:table-cell office:value-type="float" office:value="2707293.5" calcext:value-type="float">
            <text:p>2707293.5</text:p>
          </table:table-cell>
          <table:table-cell office:value-type="float" office:value="312647.313784" calcext:value-type="float">
            <text:p>312647.313784</text:p>
          </table:table-cell>
          <table:table-cell office:value-type="float" office:value="0.686216" calcext:value-type="float">
            <text:p>0.6862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8-01-01T00:00:00</text:p>
          </table:table-cell>
          <table:table-cell office:value-type="float" office:value="2707658.5" calcext:value-type="float">
            <text:p>2707658.5</text:p>
          </table:table-cell>
          <table:table-cell office:value-type="string" calcext:value-type="string">
            <text:p>2701-03-21T00:00:00</text:p>
          </table:table-cell>
          <table:table-cell office:value-type="float" office:value="2707658.5" calcext:value-type="float">
            <text:p>2707658.5</text:p>
          </table:table-cell>
          <table:table-cell office:value-type="float" office:value="313012.555973" calcext:value-type="float">
            <text:p>313012.555973</text:p>
          </table:table-cell>
          <table:table-cell office:value-type="float" office:value="0.444027" calcext:value-type="float">
            <text:p>0.4440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9-01-01T00:00:00</text:p>
          </table:table-cell>
          <table:table-cell office:value-type="float" office:value="2708023.5" calcext:value-type="float">
            <text:p>2708023.5</text:p>
          </table:table-cell>
          <table:table-cell office:value-type="string" calcext:value-type="string">
            <text:p>2702-03-21T00:00:00</text:p>
          </table:table-cell>
          <table:table-cell office:value-type="float" office:value="2708023.5" calcext:value-type="float">
            <text:p>2708023.5</text:p>
          </table:table-cell>
          <table:table-cell office:value-type="float" office:value="313377.798162" calcext:value-type="float">
            <text:p>313377.798162</text:p>
          </table:table-cell>
          <table:table-cell office:value-type="float" office:value="0.201838" calcext:value-type="float">
            <text:p>0.2018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0-01-01T00:00:00</text:p>
          </table:table-cell>
          <table:table-cell office:value-type="float" office:value="2708389.5" calcext:value-type="float">
            <text:p>2708389.5</text:p>
          </table:table-cell>
          <table:table-cell office:value-type="string" calcext:value-type="string">
            <text:p>2703-03-22T00:00:00</text:p>
          </table:table-cell>
          <table:table-cell office:value-type="float" office:value="2708389.5" calcext:value-type="float">
            <text:p>2708389.5</text:p>
          </table:table-cell>
          <table:table-cell office:value-type="float" office:value="313743.040351" calcext:value-type="float">
            <text:p>313743.040351</text:p>
          </table:table-cell>
          <table:table-cell office:value-type="float" office:value="0.959649" calcext:value-type="float">
            <text:p>0.9596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1-01-01T00:00:00</text:p>
          </table:table-cell>
          <table:table-cell office:value-type="float" office:value="2708754.5" calcext:value-type="float">
            <text:p>2708754.5</text:p>
          </table:table-cell>
          <table:table-cell office:value-type="string" calcext:value-type="string">
            <text:p>2704-03-21T00:00:00</text:p>
          </table:table-cell>
          <table:table-cell office:value-type="float" office:value="2708754.5" calcext:value-type="float">
            <text:p>2708754.5</text:p>
          </table:table-cell>
          <table:table-cell office:value-type="float" office:value="314108.28254" calcext:value-type="float">
            <text:p>314108.28254</text:p>
          </table:table-cell>
          <table:table-cell office:value-type="float" office:value="0.71746" calcext:value-type="float">
            <text:p>0.71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2-01-01T00:00:00</text:p>
          </table:table-cell>
          <table:table-cell office:value-type="float" office:value="2709119.5" calcext:value-type="float">
            <text:p>2709119.5</text:p>
          </table:table-cell>
          <table:table-cell office:value-type="string" calcext:value-type="string">
            <text:p>2705-03-21T00:00:00</text:p>
          </table:table-cell>
          <table:table-cell office:value-type="float" office:value="2709119.5" calcext:value-type="float">
            <text:p>2709119.5</text:p>
          </table:table-cell>
          <table:table-cell office:value-type="float" office:value="314473.524729" calcext:value-type="float">
            <text:p>314473.524729</text:p>
          </table:table-cell>
          <table:table-cell office:value-type="float" office:value="0.475271" calcext:value-type="float">
            <text:p>0.4752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3-01-01T00:00:00</text:p>
          </table:table-cell>
          <table:table-cell office:value-type="float" office:value="2709484.5" calcext:value-type="float">
            <text:p>2709484.5</text:p>
          </table:table-cell>
          <table:table-cell office:value-type="string" calcext:value-type="string">
            <text:p>2706-03-21T00:00:00</text:p>
          </table:table-cell>
          <table:table-cell office:value-type="float" office:value="2709484.5" calcext:value-type="float">
            <text:p>2709484.5</text:p>
          </table:table-cell>
          <table:table-cell office:value-type="float" office:value="314838.766918" calcext:value-type="float">
            <text:p>314838.766918</text:p>
          </table:table-cell>
          <table:table-cell office:value-type="float" office:value="0.233082" calcext:value-type="float">
            <text:p>0.2330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4-01-01T00:00:00</text:p>
          </table:table-cell>
          <table:table-cell office:value-type="float" office:value="2709850.5" calcext:value-type="float">
            <text:p>2709850.5</text:p>
          </table:table-cell>
          <table:table-cell office:value-type="string" calcext:value-type="string">
            <text:p>2707-03-22T00:00:00</text:p>
          </table:table-cell>
          <table:table-cell office:value-type="float" office:value="2709850.5" calcext:value-type="float">
            <text:p>2709850.5</text:p>
          </table:table-cell>
          <table:table-cell office:value-type="float" office:value="315204.009107" calcext:value-type="float">
            <text:p>315204.009107</text:p>
          </table:table-cell>
          <table:table-cell office:value-type="float" office:value="0.990893" calcext:value-type="float">
            <text:p>0.9908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5-01-01T00:00:00</text:p>
          </table:table-cell>
          <table:table-cell office:value-type="float" office:value="2710215.5" calcext:value-type="float">
            <text:p>2710215.5</text:p>
          </table:table-cell>
          <table:table-cell office:value-type="string" calcext:value-type="string">
            <text:p>2708-03-21T00:00:00</text:p>
          </table:table-cell>
          <table:table-cell office:value-type="float" office:value="2710215.5" calcext:value-type="float">
            <text:p>2710215.5</text:p>
          </table:table-cell>
          <table:table-cell office:value-type="float" office:value="315569.251296" calcext:value-type="float">
            <text:p>315569.251296</text:p>
          </table:table-cell>
          <table:table-cell office:value-type="float" office:value="0.748704" calcext:value-type="float">
            <text:p>0.7487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6-01-01T00:00:00</text:p>
          </table:table-cell>
          <table:table-cell office:value-type="float" office:value="2710580.5" calcext:value-type="float">
            <text:p>2710580.5</text:p>
          </table:table-cell>
          <table:table-cell office:value-type="string" calcext:value-type="string">
            <text:p>2709-03-21T00:00:00</text:p>
          </table:table-cell>
          <table:table-cell office:value-type="float" office:value="2710580.5" calcext:value-type="float">
            <text:p>2710580.5</text:p>
          </table:table-cell>
          <table:table-cell office:value-type="float" office:value="315934.493485" calcext:value-type="float">
            <text:p>315934.493485</text:p>
          </table:table-cell>
          <table:table-cell office:value-type="float" office:value="0.506515" calcext:value-type="float">
            <text:p>0.5065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7-01-01T00:00:00</text:p>
          </table:table-cell>
          <table:table-cell office:value-type="float" office:value="2710945.5" calcext:value-type="float">
            <text:p>2710945.5</text:p>
          </table:table-cell>
          <table:table-cell office:value-type="string" calcext:value-type="string">
            <text:p>2710-03-21T00:00:00</text:p>
          </table:table-cell>
          <table:table-cell office:value-type="float" office:value="2710945.5" calcext:value-type="float">
            <text:p>2710945.5</text:p>
          </table:table-cell>
          <table:table-cell office:value-type="float" office:value="316299.735674" calcext:value-type="float">
            <text:p>316299.735674</text:p>
          </table:table-cell>
          <table:table-cell office:value-type="float" office:value="0.264326" calcext:value-type="float">
            <text:p>0.2643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8-01-01T00:00:00</text:p>
          </table:table-cell>
          <table:table-cell office:value-type="float" office:value="2711310.5" calcext:value-type="float">
            <text:p>2711310.5</text:p>
          </table:table-cell>
          <table:table-cell office:value-type="string" calcext:value-type="string">
            <text:p>2711-03-22T00:00:00</text:p>
          </table:table-cell>
          <table:table-cell office:value-type="float" office:value="2711311.5" calcext:value-type="float">
            <text:p>2711311.5</text:p>
          </table:table-cell>
          <table:table-cell office:value-type="float" office:value="316664.977863" calcext:value-type="float">
            <text:p>316664.977863</text:p>
          </table:table-cell>
          <table:table-cell office:value-type="float" office:value="0.022137" calcext:value-type="float">
            <text:p>0.02213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9-01-01T00:00:00</text:p>
          </table:table-cell>
          <table:table-cell office:value-type="float" office:value="2711676.5" calcext:value-type="float">
            <text:p>2711676.5</text:p>
          </table:table-cell>
          <table:table-cell office:value-type="string" calcext:value-type="string">
            <text:p>2712-03-21T00:00:00</text:p>
          </table:table-cell>
          <table:table-cell office:value-type="float" office:value="2711676.5" calcext:value-type="float">
            <text:p>2711676.5</text:p>
          </table:table-cell>
          <table:table-cell office:value-type="float" office:value="317030.220052" calcext:value-type="float">
            <text:p>317030.220052</text:p>
          </table:table-cell>
          <table:table-cell office:value-type="float" office:value="0.779948" calcext:value-type="float">
            <text:p>0.7799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0-01-01T00:00:00</text:p>
          </table:table-cell>
          <table:table-cell office:value-type="float" office:value="2712041.5" calcext:value-type="float">
            <text:p>2712041.5</text:p>
          </table:table-cell>
          <table:table-cell office:value-type="string" calcext:value-type="string">
            <text:p>2713-03-21T00:00:00</text:p>
          </table:table-cell>
          <table:table-cell office:value-type="float" office:value="2712041.5" calcext:value-type="float">
            <text:p>2712041.5</text:p>
          </table:table-cell>
          <table:table-cell office:value-type="float" office:value="317395.462241" calcext:value-type="float">
            <text:p>317395.462241</text:p>
          </table:table-cell>
          <table:table-cell office:value-type="float" office:value="0.537759" calcext:value-type="float">
            <text:p>0.5377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1-01-01T00:00:00</text:p>
          </table:table-cell>
          <table:table-cell office:value-type="float" office:value="2712406.5" calcext:value-type="float">
            <text:p>2712406.5</text:p>
          </table:table-cell>
          <table:table-cell office:value-type="string" calcext:value-type="string">
            <text:p>2714-03-21T00:00:00</text:p>
          </table:table-cell>
          <table:table-cell office:value-type="float" office:value="2712406.5" calcext:value-type="float">
            <text:p>2712406.5</text:p>
          </table:table-cell>
          <table:table-cell office:value-type="float" office:value="317760.70443" calcext:value-type="float">
            <text:p>317760.70443</text:p>
          </table:table-cell>
          <table:table-cell office:value-type="float" office:value="0.29557" calcext:value-type="float">
            <text:p>0.295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2-01-01T00:00:00</text:p>
          </table:table-cell>
          <table:table-cell office:value-type="float" office:value="2712771.5" calcext:value-type="float">
            <text:p>2712771.5</text:p>
          </table:table-cell>
          <table:table-cell office:value-type="string" calcext:value-type="string">
            <text:p>2715-03-22T00:00:00</text:p>
          </table:table-cell>
          <table:table-cell office:value-type="float" office:value="2712772.5" calcext:value-type="float">
            <text:p>2712772.5</text:p>
          </table:table-cell>
          <table:table-cell office:value-type="float" office:value="318125.946619" calcext:value-type="float">
            <text:p>318125.946619</text:p>
          </table:table-cell>
          <table:table-cell office:value-type="float" office:value="0.053381" calcext:value-type="float">
            <text:p>0.05338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3-01-01T00:00:00</text:p>
          </table:table-cell>
          <table:table-cell office:value-type="float" office:value="2713137.5" calcext:value-type="float">
            <text:p>2713137.5</text:p>
          </table:table-cell>
          <table:table-cell office:value-type="string" calcext:value-type="string">
            <text:p>2716-03-21T00:00:00</text:p>
          </table:table-cell>
          <table:table-cell office:value-type="float" office:value="2713137.5" calcext:value-type="float">
            <text:p>2713137.5</text:p>
          </table:table-cell>
          <table:table-cell office:value-type="float" office:value="318491.188808" calcext:value-type="float">
            <text:p>318491.188808</text:p>
          </table:table-cell>
          <table:table-cell office:value-type="float" office:value="0.811192" calcext:value-type="float">
            <text:p>0.8111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4-01-01T00:00:00</text:p>
          </table:table-cell>
          <table:table-cell office:value-type="float" office:value="2713502.5" calcext:value-type="float">
            <text:p>2713502.5</text:p>
          </table:table-cell>
          <table:table-cell office:value-type="string" calcext:value-type="string">
            <text:p>2717-03-21T00:00:00</text:p>
          </table:table-cell>
          <table:table-cell office:value-type="float" office:value="2713502.5" calcext:value-type="float">
            <text:p>2713502.5</text:p>
          </table:table-cell>
          <table:table-cell office:value-type="float" office:value="318856.430997" calcext:value-type="float">
            <text:p>318856.430997</text:p>
          </table:table-cell>
          <table:table-cell office:value-type="float" office:value="0.569003" calcext:value-type="float">
            <text:p>0.5690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5-01-01T00:00:00</text:p>
          </table:table-cell>
          <table:table-cell office:value-type="float" office:value="2713867.5" calcext:value-type="float">
            <text:p>2713867.5</text:p>
          </table:table-cell>
          <table:table-cell office:value-type="string" calcext:value-type="string">
            <text:p>2718-03-21T00:00:00</text:p>
          </table:table-cell>
          <table:table-cell office:value-type="float" office:value="2713867.5" calcext:value-type="float">
            <text:p>2713867.5</text:p>
          </table:table-cell>
          <table:table-cell office:value-type="float" office:value="319221.673186" calcext:value-type="float">
            <text:p>319221.673186</text:p>
          </table:table-cell>
          <table:table-cell office:value-type="float" office:value="0.326814" calcext:value-type="float">
            <text:p>0.3268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6-01-01T00:00:00</text:p>
          </table:table-cell>
          <table:table-cell office:value-type="float" office:value="2714232.5" calcext:value-type="float">
            <text:p>2714232.5</text:p>
          </table:table-cell>
          <table:table-cell office:value-type="string" calcext:value-type="string">
            <text:p>2719-03-22T00:00:00</text:p>
          </table:table-cell>
          <table:table-cell office:value-type="float" office:value="2714233.5" calcext:value-type="float">
            <text:p>2714233.5</text:p>
          </table:table-cell>
          <table:table-cell office:value-type="float" office:value="319586.915375" calcext:value-type="float">
            <text:p>319586.915375</text:p>
          </table:table-cell>
          <table:table-cell office:value-type="float" office:value="0.084625" calcext:value-type="float">
            <text:p>0.08462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7-01-01T00:00:00</text:p>
          </table:table-cell>
          <table:table-cell office:value-type="float" office:value="2714598.5" calcext:value-type="float">
            <text:p>2714598.5</text:p>
          </table:table-cell>
          <table:table-cell office:value-type="string" calcext:value-type="string">
            <text:p>2720-03-21T00:00:00</text:p>
          </table:table-cell>
          <table:table-cell office:value-type="float" office:value="2714598.5" calcext:value-type="float">
            <text:p>2714598.5</text:p>
          </table:table-cell>
          <table:table-cell office:value-type="float" office:value="319952.157564" calcext:value-type="float">
            <text:p>319952.157564</text:p>
          </table:table-cell>
          <table:table-cell office:value-type="float" office:value="0.842436" calcext:value-type="float">
            <text:p>0.8424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8-01-01T00:00:00</text:p>
          </table:table-cell>
          <table:table-cell office:value-type="float" office:value="2714963.5" calcext:value-type="float">
            <text:p>2714963.5</text:p>
          </table:table-cell>
          <table:table-cell office:value-type="string" calcext:value-type="string">
            <text:p>2721-03-21T00:00:00</text:p>
          </table:table-cell>
          <table:table-cell office:value-type="float" office:value="2714963.5" calcext:value-type="float">
            <text:p>2714963.5</text:p>
          </table:table-cell>
          <table:table-cell office:value-type="float" office:value="320317.399753" calcext:value-type="float">
            <text:p>320317.399753</text:p>
          </table:table-cell>
          <table:table-cell office:value-type="float" office:value="0.600247" calcext:value-type="float">
            <text:p>0.6002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79-01-01T00:00:00</text:p>
          </table:table-cell>
          <table:table-cell office:value-type="float" office:value="2715328.5" calcext:value-type="float">
            <text:p>2715328.5</text:p>
          </table:table-cell>
          <table:table-cell office:value-type="string" calcext:value-type="string">
            <text:p>2722-03-21T00:00:00</text:p>
          </table:table-cell>
          <table:table-cell office:value-type="float" office:value="2715328.5" calcext:value-type="float">
            <text:p>2715328.5</text:p>
          </table:table-cell>
          <table:table-cell office:value-type="float" office:value="320682.641942" calcext:value-type="float">
            <text:p>320682.641942</text:p>
          </table:table-cell>
          <table:table-cell office:value-type="float" office:value="0.358058" calcext:value-type="float">
            <text:p>0.3580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0-01-01T00:00:00</text:p>
          </table:table-cell>
          <table:table-cell office:value-type="float" office:value="2715693.5" calcext:value-type="float">
            <text:p>2715693.5</text:p>
          </table:table-cell>
          <table:table-cell office:value-type="string" calcext:value-type="string">
            <text:p>2723-03-22T00:00:00</text:p>
          </table:table-cell>
          <table:table-cell office:value-type="float" office:value="2715694.5" calcext:value-type="float">
            <text:p>2715694.5</text:p>
          </table:table-cell>
          <table:table-cell office:value-type="float" office:value="321047.884131" calcext:value-type="float">
            <text:p>321047.884131</text:p>
          </table:table-cell>
          <table:table-cell office:value-type="float" office:value="0.115869" calcext:value-type="float">
            <text:p>0.11586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1-01-01T00:00:00</text:p>
          </table:table-cell>
          <table:table-cell office:value-type="float" office:value="2716059.5" calcext:value-type="float">
            <text:p>2716059.5</text:p>
          </table:table-cell>
          <table:table-cell office:value-type="string" calcext:value-type="string">
            <text:p>2724-03-21T00:00:00</text:p>
          </table:table-cell>
          <table:table-cell office:value-type="float" office:value="2716059.5" calcext:value-type="float">
            <text:p>2716059.5</text:p>
          </table:table-cell>
          <table:table-cell office:value-type="float" office:value="321413.12632" calcext:value-type="float">
            <text:p>321413.12632</text:p>
          </table:table-cell>
          <table:table-cell office:value-type="float" office:value="0.87368" calcext:value-type="float">
            <text:p>0.87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2-01-01T00:00:00</text:p>
          </table:table-cell>
          <table:table-cell office:value-type="float" office:value="2716424.5" calcext:value-type="float">
            <text:p>2716424.5</text:p>
          </table:table-cell>
          <table:table-cell office:value-type="string" calcext:value-type="string">
            <text:p>2725-03-21T00:00:00</text:p>
          </table:table-cell>
          <table:table-cell office:value-type="float" office:value="2716424.5" calcext:value-type="float">
            <text:p>2716424.5</text:p>
          </table:table-cell>
          <table:table-cell office:value-type="float" office:value="321778.368509" calcext:value-type="float">
            <text:p>321778.368509</text:p>
          </table:table-cell>
          <table:table-cell office:value-type="float" office:value="0.631491" calcext:value-type="float">
            <text:p>0.6314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3-01-01T00:00:00</text:p>
          </table:table-cell>
          <table:table-cell office:value-type="float" office:value="2716789.5" calcext:value-type="float">
            <text:p>2716789.5</text:p>
          </table:table-cell>
          <table:table-cell office:value-type="string" calcext:value-type="string">
            <text:p>2726-03-21T00:00:00</text:p>
          </table:table-cell>
          <table:table-cell office:value-type="float" office:value="2716789.5" calcext:value-type="float">
            <text:p>2716789.5</text:p>
          </table:table-cell>
          <table:table-cell office:value-type="float" office:value="322143.610698" calcext:value-type="float">
            <text:p>322143.610698</text:p>
          </table:table-cell>
          <table:table-cell office:value-type="float" office:value="0.389302" calcext:value-type="float">
            <text:p>0.3893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4-01-01T00:00:00</text:p>
          </table:table-cell>
          <table:table-cell office:value-type="float" office:value="2717154.5" calcext:value-type="float">
            <text:p>2717154.5</text:p>
          </table:table-cell>
          <table:table-cell office:value-type="string" calcext:value-type="string">
            <text:p>2727-03-21T00:00:00</text:p>
          </table:table-cell>
          <table:table-cell office:value-type="float" office:value="2717154.5" calcext:value-type="float">
            <text:p>2717154.5</text:p>
          </table:table-cell>
          <table:table-cell office:value-type="float" office:value="322508.852887" calcext:value-type="float">
            <text:p>322508.852887</text:p>
          </table:table-cell>
          <table:table-cell office:value-type="float" office:value="0.147113" calcext:value-type="float">
            <text:p>0.1471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5-01-01T00:00:00</text:p>
          </table:table-cell>
          <table:table-cell office:value-type="float" office:value="2717520.5" calcext:value-type="float">
            <text:p>2717520.5</text:p>
          </table:table-cell>
          <table:table-cell office:value-type="string" calcext:value-type="string">
            <text:p>2728-03-21T00:00:00</text:p>
          </table:table-cell>
          <table:table-cell office:value-type="float" office:value="2717520.5" calcext:value-type="float">
            <text:p>2717520.5</text:p>
          </table:table-cell>
          <table:table-cell office:value-type="float" office:value="322874.095076" calcext:value-type="float">
            <text:p>322874.095076</text:p>
          </table:table-cell>
          <table:table-cell office:value-type="float" office:value="0.904924" calcext:value-type="float">
            <text:p>0.9049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6-01-01T00:00:00</text:p>
          </table:table-cell>
          <table:table-cell office:value-type="float" office:value="2717885.5" calcext:value-type="float">
            <text:p>2717885.5</text:p>
          </table:table-cell>
          <table:table-cell office:value-type="string" calcext:value-type="string">
            <text:p>2729-03-21T00:00:00</text:p>
          </table:table-cell>
          <table:table-cell office:value-type="float" office:value="2717885.5" calcext:value-type="float">
            <text:p>2717885.5</text:p>
          </table:table-cell>
          <table:table-cell office:value-type="float" office:value="323239.337265" calcext:value-type="float">
            <text:p>323239.33726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7-01-01T00:00:00</text:p>
          </table:table-cell>
          <table:table-cell office:value-type="float" office:value="2718250.5" calcext:value-type="float">
            <text:p>2718250.5</text:p>
          </table:table-cell>
          <table:table-cell office:value-type="string" calcext:value-type="string">
            <text:p>2730-03-21T00:00:00</text:p>
          </table:table-cell>
          <table:table-cell office:value-type="float" office:value="2718250.5" calcext:value-type="float">
            <text:p>2718250.5</text:p>
          </table:table-cell>
          <table:table-cell office:value-type="float" office:value="323604.579454" calcext:value-type="float">
            <text:p>323604.579454</text:p>
          </table:table-cell>
          <table:table-cell office:value-type="float" office:value="0.420546" calcext:value-type="float">
            <text:p>0.4205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8-01-01T00:00:00</text:p>
          </table:table-cell>
          <table:table-cell office:value-type="float" office:value="2718615.5" calcext:value-type="float">
            <text:p>2718615.5</text:p>
          </table:table-cell>
          <table:table-cell office:value-type="string" calcext:value-type="string">
            <text:p>2731-03-21T00:00:00</text:p>
          </table:table-cell>
          <table:table-cell office:value-type="float" office:value="2718615.5" calcext:value-type="float">
            <text:p>2718615.5</text:p>
          </table:table-cell>
          <table:table-cell office:value-type="float" office:value="323969.821643" calcext:value-type="float">
            <text:p>323969.821643</text:p>
          </table:table-cell>
          <table:table-cell office:value-type="float" office:value="0.178357" calcext:value-type="float">
            <text:p>0.1783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9-01-01T00:00:00</text:p>
          </table:table-cell>
          <table:table-cell office:value-type="float" office:value="2718981.5" calcext:value-type="float">
            <text:p>2718981.5</text:p>
          </table:table-cell>
          <table:table-cell office:value-type="string" calcext:value-type="string">
            <text:p>2732-03-21T00:00:00</text:p>
          </table:table-cell>
          <table:table-cell office:value-type="float" office:value="2718981.5" calcext:value-type="float">
            <text:p>2718981.5</text:p>
          </table:table-cell>
          <table:table-cell office:value-type="float" office:value="324335.063832" calcext:value-type="float">
            <text:p>324335.063832</text:p>
          </table:table-cell>
          <table:table-cell office:value-type="float" office:value="0.936168" calcext:value-type="float">
            <text:p>0.9361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0-01-01T00:00:00</text:p>
          </table:table-cell>
          <table:table-cell office:value-type="float" office:value="2719346.5" calcext:value-type="float">
            <text:p>2719346.5</text:p>
          </table:table-cell>
          <table:table-cell office:value-type="string" calcext:value-type="string">
            <text:p>2733-03-21T00:00:00</text:p>
          </table:table-cell>
          <table:table-cell office:value-type="float" office:value="2719346.5" calcext:value-type="float">
            <text:p>2719346.5</text:p>
          </table:table-cell>
          <table:table-cell office:value-type="float" office:value="324700.306021" calcext:value-type="float">
            <text:p>324700.306021</text:p>
          </table:table-cell>
          <table:table-cell office:value-type="float" office:value="0.693979" calcext:value-type="float">
            <text:p>0.6939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1-01-01T00:00:00</text:p>
          </table:table-cell>
          <table:table-cell office:value-type="float" office:value="2719711.5" calcext:value-type="float">
            <text:p>2719711.5</text:p>
          </table:table-cell>
          <table:table-cell office:value-type="string" calcext:value-type="string">
            <text:p>2734-03-21T00:00:00</text:p>
          </table:table-cell>
          <table:table-cell office:value-type="float" office:value="2719711.5" calcext:value-type="float">
            <text:p>2719711.5</text:p>
          </table:table-cell>
          <table:table-cell office:value-type="float" office:value="325065.54821" calcext:value-type="float">
            <text:p>325065.54821</text:p>
          </table:table-cell>
          <table:table-cell office:value-type="float" office:value="0.45179" calcext:value-type="float">
            <text:p>0.45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2-01-01T00:00:00</text:p>
          </table:table-cell>
          <table:table-cell office:value-type="float" office:value="2720076.5" calcext:value-type="float">
            <text:p>2720076.5</text:p>
          </table:table-cell>
          <table:table-cell office:value-type="string" calcext:value-type="string">
            <text:p>2735-03-21T00:00:00</text:p>
          </table:table-cell>
          <table:table-cell office:value-type="float" office:value="2720076.5" calcext:value-type="float">
            <text:p>2720076.5</text:p>
          </table:table-cell>
          <table:table-cell office:value-type="float" office:value="325430.790399" calcext:value-type="float">
            <text:p>325430.790399</text:p>
          </table:table-cell>
          <table:table-cell office:value-type="float" office:value="0.209601" calcext:value-type="float">
            <text:p>0.2096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3-01-01T00:00:00</text:p>
          </table:table-cell>
          <table:table-cell office:value-type="float" office:value="2720442.5" calcext:value-type="float">
            <text:p>2720442.5</text:p>
          </table:table-cell>
          <table:table-cell office:value-type="string" calcext:value-type="string">
            <text:p>2736-03-21T00:00:00</text:p>
          </table:table-cell>
          <table:table-cell office:value-type="float" office:value="2720442.5" calcext:value-type="float">
            <text:p>2720442.5</text:p>
          </table:table-cell>
          <table:table-cell office:value-type="float" office:value="325796.032588" calcext:value-type="float">
            <text:p>325796.032588</text:p>
          </table:table-cell>
          <table:table-cell office:value-type="float" office:value="0.967412" calcext:value-type="float">
            <text:p>0.9674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4-01-01T00:00:00</text:p>
          </table:table-cell>
          <table:table-cell office:value-type="float" office:value="2720807.5" calcext:value-type="float">
            <text:p>2720807.5</text:p>
          </table:table-cell>
          <table:table-cell office:value-type="string" calcext:value-type="string">
            <text:p>2737-03-21T00:00:00</text:p>
          </table:table-cell>
          <table:table-cell office:value-type="float" office:value="2720807.5" calcext:value-type="float">
            <text:p>2720807.5</text:p>
          </table:table-cell>
          <table:table-cell office:value-type="float" office:value="326161.274777" calcext:value-type="float">
            <text:p>326161.274777</text:p>
          </table:table-cell>
          <table:table-cell office:value-type="float" office:value="0.725223" calcext:value-type="float">
            <text:p>0.7252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5-01-01T00:00:00</text:p>
          </table:table-cell>
          <table:table-cell office:value-type="float" office:value="2721172.5" calcext:value-type="float">
            <text:p>2721172.5</text:p>
          </table:table-cell>
          <table:table-cell office:value-type="string" calcext:value-type="string">
            <text:p>2738-03-21T00:00:00</text:p>
          </table:table-cell>
          <table:table-cell office:value-type="float" office:value="2721172.5" calcext:value-type="float">
            <text:p>2721172.5</text:p>
          </table:table-cell>
          <table:table-cell office:value-type="float" office:value="326526.516966" calcext:value-type="float">
            <text:p>326526.516966</text:p>
          </table:table-cell>
          <table:table-cell office:value-type="float" office:value="0.483034" calcext:value-type="float">
            <text:p>0.4830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6-01-01T00:00:00</text:p>
          </table:table-cell>
          <table:table-cell office:value-type="float" office:value="2721537.5" calcext:value-type="float">
            <text:p>2721537.5</text:p>
          </table:table-cell>
          <table:table-cell office:value-type="string" calcext:value-type="string">
            <text:p>2739-03-21T00:00:00</text:p>
          </table:table-cell>
          <table:table-cell office:value-type="float" office:value="2721537.5" calcext:value-type="float">
            <text:p>2721537.5</text:p>
          </table:table-cell>
          <table:table-cell office:value-type="float" office:value="326891.759155" calcext:value-type="float">
            <text:p>326891.759155</text:p>
          </table:table-cell>
          <table:table-cell office:value-type="float" office:value="0.240845" calcext:value-type="float">
            <text:p>0.2408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7-01-01T00:00:00</text:p>
          </table:table-cell>
          <table:table-cell office:value-type="float" office:value="2721903.5" calcext:value-type="float">
            <text:p>2721903.5</text:p>
          </table:table-cell>
          <table:table-cell office:value-type="string" calcext:value-type="string">
            <text:p>2740-03-21T00:00:00</text:p>
          </table:table-cell>
          <table:table-cell office:value-type="float" office:value="2721903.5" calcext:value-type="float">
            <text:p>2721903.5</text:p>
          </table:table-cell>
          <table:table-cell office:value-type="float" office:value="327257.001344" calcext:value-type="float">
            <text:p>327257.001344</text:p>
          </table:table-cell>
          <table:table-cell office:value-type="float" office:value="0.998656" calcext:value-type="float">
            <text:p>0.9986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8-01-01T00:00:00</text:p>
          </table:table-cell>
          <table:table-cell office:value-type="float" office:value="2722268.5" calcext:value-type="float">
            <text:p>2722268.5</text:p>
          </table:table-cell>
          <table:table-cell office:value-type="string" calcext:value-type="string">
            <text:p>2741-03-21T00:00:00</text:p>
          </table:table-cell>
          <table:table-cell office:value-type="float" office:value="2722268.5" calcext:value-type="float">
            <text:p>2722268.5</text:p>
          </table:table-cell>
          <table:table-cell office:value-type="float" office:value="327622.243533" calcext:value-type="float">
            <text:p>327622.243533</text:p>
          </table:table-cell>
          <table:table-cell office:value-type="float" office:value="0.756467" calcext:value-type="float">
            <text:p>0.7564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9-01-01T00:00:00</text:p>
          </table:table-cell>
          <table:table-cell office:value-type="float" office:value="2722633.5" calcext:value-type="float">
            <text:p>2722633.5</text:p>
          </table:table-cell>
          <table:table-cell office:value-type="string" calcext:value-type="string">
            <text:p>2742-03-21T00:00:00</text:p>
          </table:table-cell>
          <table:table-cell office:value-type="float" office:value="2722633.5" calcext:value-type="float">
            <text:p>2722633.5</text:p>
          </table:table-cell>
          <table:table-cell office:value-type="float" office:value="327987.485722" calcext:value-type="float">
            <text:p>327987.485722</text:p>
          </table:table-cell>
          <table:table-cell office:value-type="float" office:value="0.514278" calcext:value-type="float">
            <text:p>0.5142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0-01-01T00:00:00</text:p>
          </table:table-cell>
          <table:table-cell office:value-type="float" office:value="2722998.5" calcext:value-type="float">
            <text:p>2722998.5</text:p>
          </table:table-cell>
          <table:table-cell office:value-type="string" calcext:value-type="string">
            <text:p>2743-03-21T00:00:00</text:p>
          </table:table-cell>
          <table:table-cell office:value-type="float" office:value="2722998.5" calcext:value-type="float">
            <text:p>2722998.5</text:p>
          </table:table-cell>
          <table:table-cell office:value-type="float" office:value="328352.727911" calcext:value-type="float">
            <text:p>328352.727911</text:p>
          </table:table-cell>
          <table:table-cell office:value-type="float" office:value="0.272089" calcext:value-type="float">
            <text:p>0.2720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1-01-01T00:00:00</text:p>
          </table:table-cell>
          <table:table-cell office:value-type="float" office:value="2723363.5" calcext:value-type="float">
            <text:p>2723363.5</text:p>
          </table:table-cell>
          <table:table-cell office:value-type="string" calcext:value-type="string">
            <text:p>2744-03-21T00:00:00</text:p>
          </table:table-cell>
          <table:table-cell office:value-type="float" office:value="2723364.5" calcext:value-type="float">
            <text:p>2723364.5</text:p>
          </table:table-cell>
          <table:table-cell office:value-type="float" office:value="328717.9701" calcext:value-type="float">
            <text:p>328717.9701</text:p>
          </table:table-cell>
          <table:table-cell office:value-type="float" office:value="0.0299" calcext:value-type="float">
            <text:p>0.02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2-01-01T00:00:00</text:p>
          </table:table-cell>
          <table:table-cell office:value-type="float" office:value="2723729.5" calcext:value-type="float">
            <text:p>2723729.5</text:p>
          </table:table-cell>
          <table:table-cell office:value-type="string" calcext:value-type="string">
            <text:p>2745-03-21T00:00:00</text:p>
          </table:table-cell>
          <table:table-cell office:value-type="float" office:value="2723729.5" calcext:value-type="float">
            <text:p>2723729.5</text:p>
          </table:table-cell>
          <table:table-cell office:value-type="float" office:value="329083.212289" calcext:value-type="float">
            <text:p>329083.212289</text:p>
          </table:table-cell>
          <table:table-cell office:value-type="float" office:value="0.787711" calcext:value-type="float">
            <text:p>0.7877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3-01-01T00:00:00</text:p>
          </table:table-cell>
          <table:table-cell office:value-type="float" office:value="2724094.5" calcext:value-type="float">
            <text:p>2724094.5</text:p>
          </table:table-cell>
          <table:table-cell office:value-type="string" calcext:value-type="string">
            <text:p>2746-03-21T00:00:00</text:p>
          </table:table-cell>
          <table:table-cell office:value-type="float" office:value="2724094.5" calcext:value-type="float">
            <text:p>2724094.5</text:p>
          </table:table-cell>
          <table:table-cell office:value-type="float" office:value="329448.454478" calcext:value-type="float">
            <text:p>329448.454478</text:p>
          </table:table-cell>
          <table:table-cell office:value-type="float" office:value="0.545522" calcext:value-type="float">
            <text:p>0.5455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4-01-01T00:00:00</text:p>
          </table:table-cell>
          <table:table-cell office:value-type="float" office:value="2724459.5" calcext:value-type="float">
            <text:p>2724459.5</text:p>
          </table:table-cell>
          <table:table-cell office:value-type="string" calcext:value-type="string">
            <text:p>2747-03-21T00:00:00</text:p>
          </table:table-cell>
          <table:table-cell office:value-type="float" office:value="2724459.5" calcext:value-type="float">
            <text:p>2724459.5</text:p>
          </table:table-cell>
          <table:table-cell office:value-type="float" office:value="329813.696667" calcext:value-type="float">
            <text:p>329813.696667</text:p>
          </table:table-cell>
          <table:table-cell office:value-type="float" office:value="0.303333" calcext:value-type="float">
            <text:p>0.3033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5-01-01T00:00:00</text:p>
          </table:table-cell>
          <table:table-cell office:value-type="float" office:value="2724824.5" calcext:value-type="float">
            <text:p>2724824.5</text:p>
          </table:table-cell>
          <table:table-cell office:value-type="string" calcext:value-type="string">
            <text:p>2748-03-21T00:00:00</text:p>
          </table:table-cell>
          <table:table-cell office:value-type="float" office:value="2724825.5" calcext:value-type="float">
            <text:p>2724825.5</text:p>
          </table:table-cell>
          <table:table-cell office:value-type="float" office:value="330178.938856" calcext:value-type="float">
            <text:p>330178.938856</text:p>
          </table:table-cell>
          <table:table-cell office:value-type="float" office:value="0.061144" calcext:value-type="float">
            <text:p>0.06114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6-01-01T00:00:00</text:p>
          </table:table-cell>
          <table:table-cell office:value-type="float" office:value="2725190.5" calcext:value-type="float">
            <text:p>2725190.5</text:p>
          </table:table-cell>
          <table:table-cell office:value-type="string" calcext:value-type="string">
            <text:p>2749-03-21T00:00:00</text:p>
          </table:table-cell>
          <table:table-cell office:value-type="float" office:value="2725190.5" calcext:value-type="float">
            <text:p>2725190.5</text:p>
          </table:table-cell>
          <table:table-cell office:value-type="float" office:value="330544.181045" calcext:value-type="float">
            <text:p>330544.181045</text:p>
          </table:table-cell>
          <table:table-cell office:value-type="float" office:value="0.818955" calcext:value-type="float">
            <text:p>0.8189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7-01-01T00:00:00</text:p>
          </table:table-cell>
          <table:table-cell office:value-type="float" office:value="2725555.5" calcext:value-type="float">
            <text:p>2725555.5</text:p>
          </table:table-cell>
          <table:table-cell office:value-type="string" calcext:value-type="string">
            <text:p>2750-03-21T00:00:00</text:p>
          </table:table-cell>
          <table:table-cell office:value-type="float" office:value="2725555.5" calcext:value-type="float">
            <text:p>2725555.5</text:p>
          </table:table-cell>
          <table:table-cell office:value-type="float" office:value="330909.423234" calcext:value-type="float">
            <text:p>330909.423234</text:p>
          </table:table-cell>
          <table:table-cell office:value-type="float" office:value="0.576766" calcext:value-type="float">
            <text:p>0.5767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8-01-01T00:00:00</text:p>
          </table:table-cell>
          <table:table-cell office:value-type="float" office:value="2725920.5" calcext:value-type="float">
            <text:p>2725920.5</text:p>
          </table:table-cell>
          <table:table-cell office:value-type="string" calcext:value-type="string">
            <text:p>2751-03-21T00:00:00</text:p>
          </table:table-cell>
          <table:table-cell office:value-type="float" office:value="2725920.5" calcext:value-type="float">
            <text:p>2725920.5</text:p>
          </table:table-cell>
          <table:table-cell office:value-type="float" office:value="331274.665423" calcext:value-type="float">
            <text:p>331274.665423</text:p>
          </table:table-cell>
          <table:table-cell office:value-type="float" office:value="0.334577" calcext:value-type="float">
            <text:p>0.3345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09-01-01T00:00:00</text:p>
          </table:table-cell>
          <table:table-cell office:value-type="float" office:value="2726285.5" calcext:value-type="float">
            <text:p>2726285.5</text:p>
          </table:table-cell>
          <table:table-cell office:value-type="string" calcext:value-type="string">
            <text:p>2752-03-21T00:00:00</text:p>
          </table:table-cell>
          <table:table-cell office:value-type="float" office:value="2726286.5" calcext:value-type="float">
            <text:p>2726286.5</text:p>
          </table:table-cell>
          <table:table-cell office:value-type="float" office:value="331639.907612" calcext:value-type="float">
            <text:p>331639.907612</text:p>
          </table:table-cell>
          <table:table-cell office:value-type="float" office:value="0.092388" calcext:value-type="float">
            <text:p>0.09238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0-01-01T00:00:00</text:p>
          </table:table-cell>
          <table:table-cell office:value-type="float" office:value="2726651.5" calcext:value-type="float">
            <text:p>2726651.5</text:p>
          </table:table-cell>
          <table:table-cell office:value-type="string" calcext:value-type="string">
            <text:p>2753-03-21T00:00:00</text:p>
          </table:table-cell>
          <table:table-cell office:value-type="float" office:value="2726651.5" calcext:value-type="float">
            <text:p>2726651.5</text:p>
          </table:table-cell>
          <table:table-cell office:value-type="float" office:value="332005.149801" calcext:value-type="float">
            <text:p>332005.149801</text:p>
          </table:table-cell>
          <table:table-cell office:value-type="float" office:value="0.850199" calcext:value-type="float">
            <text:p>0.8501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1-01-01T00:00:00</text:p>
          </table:table-cell>
          <table:table-cell office:value-type="float" office:value="2727016.5" calcext:value-type="float">
            <text:p>2727016.5</text:p>
          </table:table-cell>
          <table:table-cell office:value-type="string" calcext:value-type="string">
            <text:p>2754-03-21T00:00:00</text:p>
          </table:table-cell>
          <table:table-cell office:value-type="float" office:value="2727016.5" calcext:value-type="float">
            <text:p>2727016.5</text:p>
          </table:table-cell>
          <table:table-cell office:value-type="float" office:value="332370.39199" calcext:value-type="float">
            <text:p>332370.39199</text:p>
          </table:table-cell>
          <table:table-cell office:value-type="float" office:value="0.60801" calcext:value-type="float">
            <text:p>0.60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2-01-01T00:00:00</text:p>
          </table:table-cell>
          <table:table-cell office:value-type="float" office:value="2727381.5" calcext:value-type="float">
            <text:p>2727381.5</text:p>
          </table:table-cell>
          <table:table-cell office:value-type="string" calcext:value-type="string">
            <text:p>2755-03-21T00:00:00</text:p>
          </table:table-cell>
          <table:table-cell office:value-type="float" office:value="2727381.5" calcext:value-type="float">
            <text:p>2727381.5</text:p>
          </table:table-cell>
          <table:table-cell office:value-type="float" office:value="332735.634179" calcext:value-type="float">
            <text:p>332735.634179</text:p>
          </table:table-cell>
          <table:table-cell office:value-type="float" office:value="0.365821" calcext:value-type="float">
            <text:p>0.3658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3-01-01T00:00:00</text:p>
          </table:table-cell>
          <table:table-cell office:value-type="float" office:value="2727746.5" calcext:value-type="float">
            <text:p>2727746.5</text:p>
          </table:table-cell>
          <table:table-cell office:value-type="string" calcext:value-type="string">
            <text:p>2756-03-21T00:00:00</text:p>
          </table:table-cell>
          <table:table-cell office:value-type="float" office:value="2727747.5" calcext:value-type="float">
            <text:p>2727747.5</text:p>
          </table:table-cell>
          <table:table-cell office:value-type="float" office:value="333100.876368" calcext:value-type="float">
            <text:p>333100.876368</text:p>
          </table:table-cell>
          <table:table-cell office:value-type="float" office:value="0.123632" calcext:value-type="float">
            <text:p>0.12363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4-01-01T00:00:00</text:p>
          </table:table-cell>
          <table:table-cell office:value-type="float" office:value="2728112.5" calcext:value-type="float">
            <text:p>2728112.5</text:p>
          </table:table-cell>
          <table:table-cell office:value-type="string" calcext:value-type="string">
            <text:p>2757-03-21T00:00:00</text:p>
          </table:table-cell>
          <table:table-cell office:value-type="float" office:value="2728112.5" calcext:value-type="float">
            <text:p>2728112.5</text:p>
          </table:table-cell>
          <table:table-cell office:value-type="float" office:value="333466.118557" calcext:value-type="float">
            <text:p>333466.118557</text:p>
          </table:table-cell>
          <table:table-cell office:value-type="float" office:value="0.881443" calcext:value-type="float">
            <text:p>0.8814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5-01-01T00:00:00</text:p>
          </table:table-cell>
          <table:table-cell office:value-type="float" office:value="2728477.5" calcext:value-type="float">
            <text:p>2728477.5</text:p>
          </table:table-cell>
          <table:table-cell office:value-type="string" calcext:value-type="string">
            <text:p>2758-03-21T00:00:00</text:p>
          </table:table-cell>
          <table:table-cell office:value-type="float" office:value="2728477.5" calcext:value-type="float">
            <text:p>2728477.5</text:p>
          </table:table-cell>
          <table:table-cell office:value-type="float" office:value="333831.360746" calcext:value-type="float">
            <text:p>333831.360746</text:p>
          </table:table-cell>
          <table:table-cell office:value-type="float" office:value="0.639254" calcext:value-type="float">
            <text:p>0.6392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6-01-01T00:00:00</text:p>
          </table:table-cell>
          <table:table-cell office:value-type="float" office:value="2728842.5" calcext:value-type="float">
            <text:p>2728842.5</text:p>
          </table:table-cell>
          <table:table-cell office:value-type="string" calcext:value-type="string">
            <text:p>2759-03-21T00:00:00</text:p>
          </table:table-cell>
          <table:table-cell office:value-type="float" office:value="2728842.5" calcext:value-type="float">
            <text:p>2728842.5</text:p>
          </table:table-cell>
          <table:table-cell office:value-type="float" office:value="334196.602935" calcext:value-type="float">
            <text:p>334196.602935</text:p>
          </table:table-cell>
          <table:table-cell office:value-type="float" office:value="0.397065" calcext:value-type="float">
            <text:p>0.3970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7-01-01T00:00:00</text:p>
          </table:table-cell>
          <table:table-cell office:value-type="float" office:value="2729207.5" calcext:value-type="float">
            <text:p>2729207.5</text:p>
          </table:table-cell>
          <table:table-cell office:value-type="string" calcext:value-type="string">
            <text:p>2760-03-20T00:00:00</text:p>
          </table:table-cell>
          <table:table-cell office:value-type="float" office:value="2729207.5" calcext:value-type="float">
            <text:p>2729207.5</text:p>
          </table:table-cell>
          <table:table-cell office:value-type="float" office:value="334561.845124" calcext:value-type="float">
            <text:p>334561.845124</text:p>
          </table:table-cell>
          <table:table-cell office:value-type="float" office:value="0.154876" calcext:value-type="float">
            <text:p>0.1548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8-01-01T00:00:00</text:p>
          </table:table-cell>
          <table:table-cell office:value-type="float" office:value="2729573.5" calcext:value-type="float">
            <text:p>2729573.5</text:p>
          </table:table-cell>
          <table:table-cell office:value-type="string" calcext:value-type="string">
            <text:p>2761-03-21T00:00:00</text:p>
          </table:table-cell>
          <table:table-cell office:value-type="float" office:value="2729573.5" calcext:value-type="float">
            <text:p>2729573.5</text:p>
          </table:table-cell>
          <table:table-cell office:value-type="float" office:value="334927.087313" calcext:value-type="float">
            <text:p>334927.087313</text:p>
          </table:table-cell>
          <table:table-cell office:value-type="float" office:value="0.912687" calcext:value-type="float">
            <text:p>0.9126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9-01-01T00:00:00</text:p>
          </table:table-cell>
          <table:table-cell office:value-type="float" office:value="2729938.5" calcext:value-type="float">
            <text:p>2729938.5</text:p>
          </table:table-cell>
          <table:table-cell office:value-type="string" calcext:value-type="string">
            <text:p>2762-03-21T00:00:00</text:p>
          </table:table-cell>
          <table:table-cell office:value-type="float" office:value="2729938.5" calcext:value-type="float">
            <text:p>2729938.5</text:p>
          </table:table-cell>
          <table:table-cell office:value-type="float" office:value="335292.329502" calcext:value-type="float">
            <text:p>335292.329502</text:p>
          </table:table-cell>
          <table:table-cell office:value-type="float" office:value="0.670498" calcext:value-type="float">
            <text:p>0.6704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0-01-01T00:00:00</text:p>
          </table:table-cell>
          <table:table-cell office:value-type="float" office:value="2730303.5" calcext:value-type="float">
            <text:p>2730303.5</text:p>
          </table:table-cell>
          <table:table-cell office:value-type="string" calcext:value-type="string">
            <text:p>2763-03-21T00:00:00</text:p>
          </table:table-cell>
          <table:table-cell office:value-type="float" office:value="2730303.5" calcext:value-type="float">
            <text:p>2730303.5</text:p>
          </table:table-cell>
          <table:table-cell office:value-type="float" office:value="335657.571691" calcext:value-type="float">
            <text:p>335657.571691</text:p>
          </table:table-cell>
          <table:table-cell office:value-type="float" office:value="0.428309" calcext:value-type="float">
            <text:p>0.4283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1-01-01T00:00:00</text:p>
          </table:table-cell>
          <table:table-cell office:value-type="float" office:value="2730668.5" calcext:value-type="float">
            <text:p>2730668.5</text:p>
          </table:table-cell>
          <table:table-cell office:value-type="string" calcext:value-type="string">
            <text:p>2764-03-20T00:00:00</text:p>
          </table:table-cell>
          <table:table-cell office:value-type="float" office:value="2730668.5" calcext:value-type="float">
            <text:p>2730668.5</text:p>
          </table:table-cell>
          <table:table-cell office:value-type="float" office:value="336022.81388" calcext:value-type="float">
            <text:p>336022.81388</text:p>
          </table:table-cell>
          <table:table-cell office:value-type="float" office:value="0.18612" calcext:value-type="float">
            <text:p>0.18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2-01-01T00:00:00</text:p>
          </table:table-cell>
          <table:table-cell office:value-type="float" office:value="2731034.5" calcext:value-type="float">
            <text:p>2731034.5</text:p>
          </table:table-cell>
          <table:table-cell office:value-type="string" calcext:value-type="string">
            <text:p>2765-03-21T00:00:00</text:p>
          </table:table-cell>
          <table:table-cell office:value-type="float" office:value="2731034.5" calcext:value-type="float">
            <text:p>2731034.5</text:p>
          </table:table-cell>
          <table:table-cell office:value-type="float" office:value="336388.056069" calcext:value-type="float">
            <text:p>336388.056069</text:p>
          </table:table-cell>
          <table:table-cell office:value-type="float" office:value="0.943931" calcext:value-type="float">
            <text:p>0.9439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3-01-01T00:00:00</text:p>
          </table:table-cell>
          <table:table-cell office:value-type="float" office:value="2731399.5" calcext:value-type="float">
            <text:p>2731399.5</text:p>
          </table:table-cell>
          <table:table-cell office:value-type="string" calcext:value-type="string">
            <text:p>2766-03-21T00:00:00</text:p>
          </table:table-cell>
          <table:table-cell office:value-type="float" office:value="2731399.5" calcext:value-type="float">
            <text:p>2731399.5</text:p>
          </table:table-cell>
          <table:table-cell office:value-type="float" office:value="336753.298258" calcext:value-type="float">
            <text:p>336753.298258</text:p>
          </table:table-cell>
          <table:table-cell office:value-type="float" office:value="0.701742" calcext:value-type="float">
            <text:p>0.7017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4-01-01T00:00:00</text:p>
          </table:table-cell>
          <table:table-cell office:value-type="float" office:value="2731764.5" calcext:value-type="float">
            <text:p>2731764.5</text:p>
          </table:table-cell>
          <table:table-cell office:value-type="string" calcext:value-type="string">
            <text:p>2767-03-21T00:00:00</text:p>
          </table:table-cell>
          <table:table-cell office:value-type="float" office:value="2731764.5" calcext:value-type="float">
            <text:p>2731764.5</text:p>
          </table:table-cell>
          <table:table-cell office:value-type="float" office:value="337118.540447" calcext:value-type="float">
            <text:p>337118.540447</text:p>
          </table:table-cell>
          <table:table-cell office:value-type="float" office:value="0.459553" calcext:value-type="float">
            <text:p>0.4595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5-01-01T00:00:00</text:p>
          </table:table-cell>
          <table:table-cell office:value-type="float" office:value="2732129.5" calcext:value-type="float">
            <text:p>2732129.5</text:p>
          </table:table-cell>
          <table:table-cell office:value-type="string" calcext:value-type="string">
            <text:p>2768-03-20T00:00:00</text:p>
          </table:table-cell>
          <table:table-cell office:value-type="float" office:value="2732129.5" calcext:value-type="float">
            <text:p>2732129.5</text:p>
          </table:table-cell>
          <table:table-cell office:value-type="float" office:value="337483.782636" calcext:value-type="float">
            <text:p>337483.782636</text:p>
          </table:table-cell>
          <table:table-cell office:value-type="float" office:value="0.217364" calcext:value-type="float">
            <text:p>0.2173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6-01-01T00:00:00</text:p>
          </table:table-cell>
          <table:table-cell office:value-type="float" office:value="2732495.5" calcext:value-type="float">
            <text:p>2732495.5</text:p>
          </table:table-cell>
          <table:table-cell office:value-type="string" calcext:value-type="string">
            <text:p>2769-03-21T00:00:00</text:p>
          </table:table-cell>
          <table:table-cell office:value-type="float" office:value="2732495.5" calcext:value-type="float">
            <text:p>2732495.5</text:p>
          </table:table-cell>
          <table:table-cell office:value-type="float" office:value="337849.024825" calcext:value-type="float">
            <text:p>337849.024825</text:p>
          </table:table-cell>
          <table:table-cell office:value-type="float" office:value="0.975175" calcext:value-type="float">
            <text:p>0.9751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7-01-01T00:00:00</text:p>
          </table:table-cell>
          <table:table-cell office:value-type="float" office:value="2732860.5" calcext:value-type="float">
            <text:p>2732860.5</text:p>
          </table:table-cell>
          <table:table-cell office:value-type="string" calcext:value-type="string">
            <text:p>2770-03-21T00:00:00</text:p>
          </table:table-cell>
          <table:table-cell office:value-type="float" office:value="2732860.5" calcext:value-type="float">
            <text:p>2732860.5</text:p>
          </table:table-cell>
          <table:table-cell office:value-type="float" office:value="338214.267014" calcext:value-type="float">
            <text:p>338214.267014</text:p>
          </table:table-cell>
          <table:table-cell office:value-type="float" office:value="0.732986" calcext:value-type="float">
            <text:p>0.7329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8-01-01T00:00:00</text:p>
          </table:table-cell>
          <table:table-cell office:value-type="float" office:value="2733225.5" calcext:value-type="float">
            <text:p>2733225.5</text:p>
          </table:table-cell>
          <table:table-cell office:value-type="string" calcext:value-type="string">
            <text:p>2771-03-21T00:00:00</text:p>
          </table:table-cell>
          <table:table-cell office:value-type="float" office:value="2733225.5" calcext:value-type="float">
            <text:p>2733225.5</text:p>
          </table:table-cell>
          <table:table-cell office:value-type="float" office:value="338579.509203" calcext:value-type="float">
            <text:p>338579.509203</text:p>
          </table:table-cell>
          <table:table-cell office:value-type="float" office:value="0.490797" calcext:value-type="float">
            <text:p>0.4907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9-01-01T00:00:00</text:p>
          </table:table-cell>
          <table:table-cell office:value-type="float" office:value="2733590.5" calcext:value-type="float">
            <text:p>2733590.5</text:p>
          </table:table-cell>
          <table:table-cell office:value-type="string" calcext:value-type="string">
            <text:p>2772-03-20T00:00:00</text:p>
          </table:table-cell>
          <table:table-cell office:value-type="float" office:value="2733590.5" calcext:value-type="float">
            <text:p>2733590.5</text:p>
          </table:table-cell>
          <table:table-cell office:value-type="float" office:value="338944.751392" calcext:value-type="float">
            <text:p>338944.751392</text:p>
          </table:table-cell>
          <table:table-cell office:value-type="float" office:value="0.248608" calcext:value-type="float">
            <text:p>0.2486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0-01-01T00:00:00</text:p>
          </table:table-cell>
          <table:table-cell office:value-type="float" office:value="2733955.5" calcext:value-type="float">
            <text:p>2733955.5</text:p>
          </table:table-cell>
          <table:table-cell office:value-type="string" calcext:value-type="string">
            <text:p>2773-03-21T00:00:00</text:p>
          </table:table-cell>
          <table:table-cell office:value-type="float" office:value="2733956.5" calcext:value-type="float">
            <text:p>2733956.5</text:p>
          </table:table-cell>
          <table:table-cell office:value-type="float" office:value="339309.993581" calcext:value-type="float">
            <text:p>339309.993581</text:p>
          </table:table-cell>
          <table:table-cell office:value-type="float" office:value="0.006419" calcext:value-type="float">
            <text:p>0.00641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1-01-01T00:00:00</text:p>
          </table:table-cell>
          <table:table-cell office:value-type="float" office:value="2734321.5" calcext:value-type="float">
            <text:p>2734321.5</text:p>
          </table:table-cell>
          <table:table-cell office:value-type="string" calcext:value-type="string">
            <text:p>2774-03-21T00:00:00</text:p>
          </table:table-cell>
          <table:table-cell office:value-type="float" office:value="2734321.5" calcext:value-type="float">
            <text:p>2734321.5</text:p>
          </table:table-cell>
          <table:table-cell office:value-type="float" office:value="339675.23577" calcext:value-type="float">
            <text:p>339675.23577</text:p>
          </table:table-cell>
          <table:table-cell office:value-type="float" office:value="0.76423" calcext:value-type="float">
            <text:p>0.76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2-01-01T00:00:00</text:p>
          </table:table-cell>
          <table:table-cell office:value-type="float" office:value="2734686.5" calcext:value-type="float">
            <text:p>2734686.5</text:p>
          </table:table-cell>
          <table:table-cell office:value-type="string" calcext:value-type="string">
            <text:p>2775-03-21T00:00:00</text:p>
          </table:table-cell>
          <table:table-cell office:value-type="float" office:value="2734686.5" calcext:value-type="float">
            <text:p>2734686.5</text:p>
          </table:table-cell>
          <table:table-cell office:value-type="float" office:value="340040.477959" calcext:value-type="float">
            <text:p>340040.477959</text:p>
          </table:table-cell>
          <table:table-cell office:value-type="float" office:value="0.522041" calcext:value-type="float">
            <text:p>0.5220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3-01-01T00:00:00</text:p>
          </table:table-cell>
          <table:table-cell office:value-type="float" office:value="2735051.5" calcext:value-type="float">
            <text:p>2735051.5</text:p>
          </table:table-cell>
          <table:table-cell office:value-type="string" calcext:value-type="string">
            <text:p>2776-03-20T00:00:00</text:p>
          </table:table-cell>
          <table:table-cell office:value-type="float" office:value="2735051.5" calcext:value-type="float">
            <text:p>2735051.5</text:p>
          </table:table-cell>
          <table:table-cell office:value-type="float" office:value="340405.720148" calcext:value-type="float">
            <text:p>340405.720148</text:p>
          </table:table-cell>
          <table:table-cell office:value-type="float" office:value="0.279852" calcext:value-type="float">
            <text:p>0.2798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4-01-01T00:00:00</text:p>
          </table:table-cell>
          <table:table-cell office:value-type="float" office:value="2735416.5" calcext:value-type="float">
            <text:p>2735416.5</text:p>
          </table:table-cell>
          <table:table-cell office:value-type="string" calcext:value-type="string">
            <text:p>2777-03-21T00:00:00</text:p>
          </table:table-cell>
          <table:table-cell office:value-type="float" office:value="2735417.5" calcext:value-type="float">
            <text:p>2735417.5</text:p>
          </table:table-cell>
          <table:table-cell office:value-type="float" office:value="340770.962337" calcext:value-type="float">
            <text:p>340770.962337</text:p>
          </table:table-cell>
          <table:table-cell office:value-type="float" office:value="0.037663" calcext:value-type="float">
            <text:p>0.03766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5-01-01T00:00:00</text:p>
          </table:table-cell>
          <table:table-cell office:value-type="float" office:value="2735782.5" calcext:value-type="float">
            <text:p>2735782.5</text:p>
          </table:table-cell>
          <table:table-cell office:value-type="string" calcext:value-type="string">
            <text:p>2778-03-21T00:00:00</text:p>
          </table:table-cell>
          <table:table-cell office:value-type="float" office:value="2735782.5" calcext:value-type="float">
            <text:p>2735782.5</text:p>
          </table:table-cell>
          <table:table-cell office:value-type="float" office:value="341136.204526" calcext:value-type="float">
            <text:p>341136.204526</text:p>
          </table:table-cell>
          <table:table-cell office:value-type="float" office:value="0.795474" calcext:value-type="float">
            <text:p>0.7954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6-01-01T00:00:00</text:p>
          </table:table-cell>
          <table:table-cell office:value-type="float" office:value="2736147.5" calcext:value-type="float">
            <text:p>2736147.5</text:p>
          </table:table-cell>
          <table:table-cell office:value-type="string" calcext:value-type="string">
            <text:p>2779-03-21T00:00:00</text:p>
          </table:table-cell>
          <table:table-cell office:value-type="float" office:value="2736147.5" calcext:value-type="float">
            <text:p>2736147.5</text:p>
          </table:table-cell>
          <table:table-cell office:value-type="float" office:value="341501.446715" calcext:value-type="float">
            <text:p>341501.446715</text:p>
          </table:table-cell>
          <table:table-cell office:value-type="float" office:value="0.553285" calcext:value-type="float">
            <text:p>0.5532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7-01-01T00:00:00</text:p>
          </table:table-cell>
          <table:table-cell office:value-type="float" office:value="2736512.5" calcext:value-type="float">
            <text:p>2736512.5</text:p>
          </table:table-cell>
          <table:table-cell office:value-type="string" calcext:value-type="string">
            <text:p>2780-03-20T00:00:00</text:p>
          </table:table-cell>
          <table:table-cell office:value-type="float" office:value="2736512.5" calcext:value-type="float">
            <text:p>2736512.5</text:p>
          </table:table-cell>
          <table:table-cell office:value-type="float" office:value="341866.688904" calcext:value-type="float">
            <text:p>341866.688904</text:p>
          </table:table-cell>
          <table:table-cell office:value-type="float" office:value="0.311096" calcext:value-type="float">
            <text:p>0.3110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8-01-01T00:00:00</text:p>
          </table:table-cell>
          <table:table-cell office:value-type="float" office:value="2736877.5" calcext:value-type="float">
            <text:p>2736877.5</text:p>
          </table:table-cell>
          <table:table-cell office:value-type="string" calcext:value-type="string">
            <text:p>2781-03-21T00:00:00</text:p>
          </table:table-cell>
          <table:table-cell office:value-type="float" office:value="2736878.5" calcext:value-type="float">
            <text:p>2736878.5</text:p>
          </table:table-cell>
          <table:table-cell office:value-type="float" office:value="342231.931093" calcext:value-type="float">
            <text:p>342231.931093</text:p>
          </table:table-cell>
          <table:table-cell office:value-type="float" office:value="0.068907" calcext:value-type="float">
            <text:p>0.06890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9-01-01T00:00:00</text:p>
          </table:table-cell>
          <table:table-cell office:value-type="float" office:value="2737243.5" calcext:value-type="float">
            <text:p>2737243.5</text:p>
          </table:table-cell>
          <table:table-cell office:value-type="string" calcext:value-type="string">
            <text:p>2782-03-21T00:00:00</text:p>
          </table:table-cell>
          <table:table-cell office:value-type="float" office:value="2737243.5" calcext:value-type="float">
            <text:p>2737243.5</text:p>
          </table:table-cell>
          <table:table-cell office:value-type="float" office:value="342597.173282" calcext:value-type="float">
            <text:p>342597.173282</text:p>
          </table:table-cell>
          <table:table-cell office:value-type="float" office:value="0.826718" calcext:value-type="float">
            <text:p>0.8267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0-01-01T00:00:00</text:p>
          </table:table-cell>
          <table:table-cell office:value-type="float" office:value="2737608.5" calcext:value-type="float">
            <text:p>2737608.5</text:p>
          </table:table-cell>
          <table:table-cell office:value-type="string" calcext:value-type="string">
            <text:p>2783-03-21T00:00:00</text:p>
          </table:table-cell>
          <table:table-cell office:value-type="float" office:value="2737608.5" calcext:value-type="float">
            <text:p>2737608.5</text:p>
          </table:table-cell>
          <table:table-cell office:value-type="float" office:value="342962.415471" calcext:value-type="float">
            <text:p>342962.415471</text:p>
          </table:table-cell>
          <table:table-cell office:value-type="float" office:value="0.584529" calcext:value-type="float">
            <text:p>0.5845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1-01-01T00:00:00</text:p>
          </table:table-cell>
          <table:table-cell office:value-type="float" office:value="2737973.5" calcext:value-type="float">
            <text:p>2737973.5</text:p>
          </table:table-cell>
          <table:table-cell office:value-type="string" calcext:value-type="string">
            <text:p>2784-03-20T00:00:00</text:p>
          </table:table-cell>
          <table:table-cell office:value-type="float" office:value="2737973.5" calcext:value-type="float">
            <text:p>2737973.5</text:p>
          </table:table-cell>
          <table:table-cell office:value-type="float" office:value="343327.65766" calcext:value-type="float">
            <text:p>343327.65766</text:p>
          </table:table-cell>
          <table:table-cell office:value-type="float" office:value="0.34234" calcext:value-type="float">
            <text:p>0.342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2-01-01T00:00:00</text:p>
          </table:table-cell>
          <table:table-cell office:value-type="float" office:value="2738338.5" calcext:value-type="float">
            <text:p>2738338.5</text:p>
          </table:table-cell>
          <table:table-cell office:value-type="string" calcext:value-type="string">
            <text:p>2785-03-21T00:00:00</text:p>
          </table:table-cell>
          <table:table-cell office:value-type="float" office:value="2738339.5" calcext:value-type="float">
            <text:p>2738339.5</text:p>
          </table:table-cell>
          <table:table-cell office:value-type="float" office:value="343692.899849" calcext:value-type="float">
            <text:p>343692.899849</text:p>
          </table:table-cell>
          <table:table-cell office:value-type="float" office:value="0.100151" calcext:value-type="float">
            <text:p>0.10015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3-01-01T00:00:00</text:p>
          </table:table-cell>
          <table:table-cell office:value-type="float" office:value="2738704.5" calcext:value-type="float">
            <text:p>2738704.5</text:p>
          </table:table-cell>
          <table:table-cell office:value-type="string" calcext:value-type="string">
            <text:p>2786-03-21T00:00:00</text:p>
          </table:table-cell>
          <table:table-cell office:value-type="float" office:value="2738704.5" calcext:value-type="float">
            <text:p>2738704.5</text:p>
          </table:table-cell>
          <table:table-cell office:value-type="float" office:value="344058.142038" calcext:value-type="float">
            <text:p>344058.142038</text:p>
          </table:table-cell>
          <table:table-cell office:value-type="float" office:value="0.857962" calcext:value-type="float">
            <text:p>0.8579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4-01-01T00:00:00</text:p>
          </table:table-cell>
          <table:table-cell office:value-type="float" office:value="2739069.5" calcext:value-type="float">
            <text:p>2739069.5</text:p>
          </table:table-cell>
          <table:table-cell office:value-type="string" calcext:value-type="string">
            <text:p>2787-03-21T00:00:00</text:p>
          </table:table-cell>
          <table:table-cell office:value-type="float" office:value="2739069.5" calcext:value-type="float">
            <text:p>2739069.5</text:p>
          </table:table-cell>
          <table:table-cell office:value-type="float" office:value="344423.384227" calcext:value-type="float">
            <text:p>344423.384227</text:p>
          </table:table-cell>
          <table:table-cell office:value-type="float" office:value="0.615773" calcext:value-type="float">
            <text:p>0.6157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5-01-01T00:00:00</text:p>
          </table:table-cell>
          <table:table-cell office:value-type="float" office:value="2739434.5" calcext:value-type="float">
            <text:p>2739434.5</text:p>
          </table:table-cell>
          <table:table-cell office:value-type="string" calcext:value-type="string">
            <text:p>2788-03-20T00:00:00</text:p>
          </table:table-cell>
          <table:table-cell office:value-type="float" office:value="2739434.5" calcext:value-type="float">
            <text:p>2739434.5</text:p>
          </table:table-cell>
          <table:table-cell office:value-type="float" office:value="344788.626416" calcext:value-type="float">
            <text:p>344788.626416</text:p>
          </table:table-cell>
          <table:table-cell office:value-type="float" office:value="0.373584" calcext:value-type="float">
            <text:p>0.3735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6-01-01T00:00:00</text:p>
          </table:table-cell>
          <table:table-cell office:value-type="float" office:value="2739799.5" calcext:value-type="float">
            <text:p>2739799.5</text:p>
          </table:table-cell>
          <table:table-cell office:value-type="string" calcext:value-type="string">
            <text:p>2789-03-21T00:00:00</text:p>
          </table:table-cell>
          <table:table-cell office:value-type="float" office:value="2739800.5" calcext:value-type="float">
            <text:p>2739800.5</text:p>
          </table:table-cell>
          <table:table-cell office:value-type="float" office:value="345153.868605" calcext:value-type="float">
            <text:p>345153.868605</text:p>
          </table:table-cell>
          <table:table-cell office:value-type="float" office:value="0.131395" calcext:value-type="float">
            <text:p>0.13139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7-01-01T00:00:00</text:p>
          </table:table-cell>
          <table:table-cell office:value-type="float" office:value="2740165.5" calcext:value-type="float">
            <text:p>2740165.5</text:p>
          </table:table-cell>
          <table:table-cell office:value-type="string" calcext:value-type="string">
            <text:p>2790-03-21T00:00:00</text:p>
          </table:table-cell>
          <table:table-cell office:value-type="float" office:value="2740165.5" calcext:value-type="float">
            <text:p>2740165.5</text:p>
          </table:table-cell>
          <table:table-cell office:value-type="float" office:value="345519.110794" calcext:value-type="float">
            <text:p>345519.110794</text:p>
          </table:table-cell>
          <table:table-cell office:value-type="float" office:value="0.889206" calcext:value-type="float">
            <text:p>0.8892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8-01-01T00:00:00</text:p>
          </table:table-cell>
          <table:table-cell office:value-type="float" office:value="2740530.5" calcext:value-type="float">
            <text:p>2740530.5</text:p>
          </table:table-cell>
          <table:table-cell office:value-type="string" calcext:value-type="string">
            <text:p>2791-03-21T00:00:00</text:p>
          </table:table-cell>
          <table:table-cell office:value-type="float" office:value="2740530.5" calcext:value-type="float">
            <text:p>2740530.5</text:p>
          </table:table-cell>
          <table:table-cell office:value-type="float" office:value="345884.352983" calcext:value-type="float">
            <text:p>345884.352983</text:p>
          </table:table-cell>
          <table:table-cell office:value-type="float" office:value="0.647017" calcext:value-type="float">
            <text:p>0.6470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9-01-01T00:00:00</text:p>
          </table:table-cell>
          <table:table-cell office:value-type="float" office:value="2740895.5" calcext:value-type="float">
            <text:p>2740895.5</text:p>
          </table:table-cell>
          <table:table-cell office:value-type="string" calcext:value-type="string">
            <text:p>2792-03-20T00:00:00</text:p>
          </table:table-cell>
          <table:table-cell office:value-type="float" office:value="2740895.5" calcext:value-type="float">
            <text:p>2740895.5</text:p>
          </table:table-cell>
          <table:table-cell office:value-type="float" office:value="346249.595172" calcext:value-type="float">
            <text:p>346249.595172</text:p>
          </table:table-cell>
          <table:table-cell office:value-type="float" office:value="0.404828" calcext:value-type="float">
            <text:p>0.4048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0-01-01T00:00:00</text:p>
          </table:table-cell>
          <table:table-cell office:value-type="float" office:value="2741260.5" calcext:value-type="float">
            <text:p>2741260.5</text:p>
          </table:table-cell>
          <table:table-cell office:value-type="string" calcext:value-type="string">
            <text:p>2793-03-21T00:00:00</text:p>
          </table:table-cell>
          <table:table-cell office:value-type="float" office:value="2741261.5" calcext:value-type="float">
            <text:p>2741261.5</text:p>
          </table:table-cell>
          <table:table-cell office:value-type="float" office:value="346614.837361" calcext:value-type="float">
            <text:p>346614.837361</text:p>
          </table:table-cell>
          <table:table-cell office:value-type="float" office:value="0.162639" calcext:value-type="float">
            <text:p>0.16263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1-01-01T00:00:00</text:p>
          </table:table-cell>
          <table:table-cell office:value-type="float" office:value="2741626.5" calcext:value-type="float">
            <text:p>2741626.5</text:p>
          </table:table-cell>
          <table:table-cell office:value-type="string" calcext:value-type="string">
            <text:p>2794-03-21T00:00:00</text:p>
          </table:table-cell>
          <table:table-cell office:value-type="float" office:value="2741626.5" calcext:value-type="float">
            <text:p>2741626.5</text:p>
          </table:table-cell>
          <table:table-cell office:value-type="float" office:value="346980.07955" calcext:value-type="float">
            <text:p>346980.07955</text:p>
          </table:table-cell>
          <table:table-cell office:value-type="float" office:value="0.92045" calcext:value-type="float">
            <text:p>0.92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2-01-01T00:00:00</text:p>
          </table:table-cell>
          <table:table-cell office:value-type="float" office:value="2741991.5" calcext:value-type="float">
            <text:p>2741991.5</text:p>
          </table:table-cell>
          <table:table-cell office:value-type="string" calcext:value-type="string">
            <text:p>2795-03-21T00:00:00</text:p>
          </table:table-cell>
          <table:table-cell office:value-type="float" office:value="2741991.5" calcext:value-type="float">
            <text:p>2741991.5</text:p>
          </table:table-cell>
          <table:table-cell office:value-type="float" office:value="347345.321739" calcext:value-type="float">
            <text:p>347345.321739</text:p>
          </table:table-cell>
          <table:table-cell office:value-type="float" office:value="0.678261" calcext:value-type="float">
            <text:p>0.6782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3-01-01T00:00:00</text:p>
          </table:table-cell>
          <table:table-cell office:value-type="float" office:value="2742356.5" calcext:value-type="float">
            <text:p>2742356.5</text:p>
          </table:table-cell>
          <table:table-cell office:value-type="string" calcext:value-type="string">
            <text:p>2796-03-20T00:00:00</text:p>
          </table:table-cell>
          <table:table-cell office:value-type="float" office:value="2742356.5" calcext:value-type="float">
            <text:p>2742356.5</text:p>
          </table:table-cell>
          <table:table-cell office:value-type="float" office:value="347710.563928" calcext:value-type="float">
            <text:p>347710.563928</text:p>
          </table:table-cell>
          <table:table-cell office:value-type="float" office:value="0.436072" calcext:value-type="float">
            <text:p>0.4360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4-01-01T00:00:00</text:p>
          </table:table-cell>
          <table:table-cell office:value-type="float" office:value="2742721.5" calcext:value-type="float">
            <text:p>2742721.5</text:p>
          </table:table-cell>
          <table:table-cell office:value-type="string" calcext:value-type="string">
            <text:p>2797-03-20T00:00:00</text:p>
          </table:table-cell>
          <table:table-cell office:value-type="float" office:value="2742721.5" calcext:value-type="float">
            <text:p>2742721.5</text:p>
          </table:table-cell>
          <table:table-cell office:value-type="float" office:value="348075.806117" calcext:value-type="float">
            <text:p>348075.806117</text:p>
          </table:table-cell>
          <table:table-cell office:value-type="float" office:value="0.193883" calcext:value-type="float">
            <text:p>0.1938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5-01-01T00:00:00</text:p>
          </table:table-cell>
          <table:table-cell office:value-type="float" office:value="2743087.5" calcext:value-type="float">
            <text:p>2743087.5</text:p>
          </table:table-cell>
          <table:table-cell office:value-type="string" calcext:value-type="string">
            <text:p>2798-03-21T00:00:00</text:p>
          </table:table-cell>
          <table:table-cell office:value-type="float" office:value="2743087.5" calcext:value-type="float">
            <text:p>2743087.5</text:p>
          </table:table-cell>
          <table:table-cell office:value-type="float" office:value="348441.048306" calcext:value-type="float">
            <text:p>348441.048306</text:p>
          </table:table-cell>
          <table:table-cell office:value-type="float" office:value="0.951694" calcext:value-type="float">
            <text:p>0.9516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6-01-01T00:00:00</text:p>
          </table:table-cell>
          <table:table-cell office:value-type="float" office:value="2743452.5" calcext:value-type="float">
            <text:p>2743452.5</text:p>
          </table:table-cell>
          <table:table-cell office:value-type="string" calcext:value-type="string">
            <text:p>2799-03-21T00:00:00</text:p>
          </table:table-cell>
          <table:table-cell office:value-type="float" office:value="2743452.5" calcext:value-type="float">
            <text:p>2743452.5</text:p>
          </table:table-cell>
          <table:table-cell office:value-type="float" office:value="348806.290495" calcext:value-type="float">
            <text:p>348806.290495</text:p>
          </table:table-cell>
          <table:table-cell office:value-type="float" office:value="0.709505" calcext:value-type="float">
            <text:p>0.7095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7-01-01T00:00:00</text:p>
          </table:table-cell>
          <table:table-cell office:value-type="float" office:value="2743817.5" calcext:value-type="float">
            <text:p>2743817.5</text:p>
          </table:table-cell>
          <table:table-cell office:value-type="string" calcext:value-type="string">
            <text:p>2800-03-20T00:00:00</text:p>
          </table:table-cell>
          <table:table-cell office:value-type="float" office:value="2743817.5" calcext:value-type="float">
            <text:p>2743817.5</text:p>
          </table:table-cell>
          <table:table-cell office:value-type="float" office:value="349171.532684" calcext:value-type="float">
            <text:p>349171.532684</text:p>
          </table:table-cell>
          <table:table-cell office:value-type="float" office:value="0.467316" calcext:value-type="float">
            <text:p>0.4673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8-01-01T00:00:00</text:p>
          </table:table-cell>
          <table:table-cell office:value-type="float" office:value="2744182.5" calcext:value-type="float">
            <text:p>2744182.5</text:p>
          </table:table-cell>
          <table:table-cell office:value-type="string" calcext:value-type="string">
            <text:p>2801-03-20T00:00:00</text:p>
          </table:table-cell>
          <table:table-cell office:value-type="float" office:value="2744182.5" calcext:value-type="float">
            <text:p>2744182.5</text:p>
          </table:table-cell>
          <table:table-cell office:value-type="float" office:value="349536.774873" calcext:value-type="float">
            <text:p>349536.774873</text:p>
          </table:table-cell>
          <table:table-cell office:value-type="float" office:value="0.225127" calcext:value-type="float">
            <text:p>0.2251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59-01-01T00:00:00</text:p>
          </table:table-cell>
          <table:table-cell office:value-type="float" office:value="2744548.5" calcext:value-type="float">
            <text:p>2744548.5</text:p>
          </table:table-cell>
          <table:table-cell office:value-type="string" calcext:value-type="string">
            <text:p>2802-03-21T00:00:00</text:p>
          </table:table-cell>
          <table:table-cell office:value-type="float" office:value="2744548.5" calcext:value-type="float">
            <text:p>2744548.5</text:p>
          </table:table-cell>
          <table:table-cell office:value-type="float" office:value="349902.017062" calcext:value-type="float">
            <text:p>349902.017062</text:p>
          </table:table-cell>
          <table:table-cell office:value-type="float" office:value="0.982938" calcext:value-type="float">
            <text:p>0.9829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0-01-01T00:00:00</text:p>
          </table:table-cell>
          <table:table-cell office:value-type="float" office:value="2744913.5" calcext:value-type="float">
            <text:p>2744913.5</text:p>
          </table:table-cell>
          <table:table-cell office:value-type="string" calcext:value-type="string">
            <text:p>2803-03-21T00:00:00</text:p>
          </table:table-cell>
          <table:table-cell office:value-type="float" office:value="2744913.5" calcext:value-type="float">
            <text:p>2744913.5</text:p>
          </table:table-cell>
          <table:table-cell office:value-type="float" office:value="350267.259251" calcext:value-type="float">
            <text:p>350267.259251</text:p>
          </table:table-cell>
          <table:table-cell office:value-type="float" office:value="0.740749" calcext:value-type="float">
            <text:p>0.7407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1-01-01T00:00:00</text:p>
          </table:table-cell>
          <table:table-cell office:value-type="float" office:value="2745278.5" calcext:value-type="float">
            <text:p>2745278.5</text:p>
          </table:table-cell>
          <table:table-cell office:value-type="string" calcext:value-type="string">
            <text:p>2804-03-20T00:00:00</text:p>
          </table:table-cell>
          <table:table-cell office:value-type="float" office:value="2745278.5" calcext:value-type="float">
            <text:p>2745278.5</text:p>
          </table:table-cell>
          <table:table-cell office:value-type="float" office:value="350632.50144" calcext:value-type="float">
            <text:p>350632.50144</text:p>
          </table:table-cell>
          <table:table-cell office:value-type="float" office:value="0.49856" calcext:value-type="float">
            <text:p>0.49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2-01-01T00:00:00</text:p>
          </table:table-cell>
          <table:table-cell office:value-type="float" office:value="2745643.5" calcext:value-type="float">
            <text:p>2745643.5</text:p>
          </table:table-cell>
          <table:table-cell office:value-type="string" calcext:value-type="string">
            <text:p>2805-03-20T00:00:00</text:p>
          </table:table-cell>
          <table:table-cell office:value-type="float" office:value="2745643.5" calcext:value-type="float">
            <text:p>2745643.5</text:p>
          </table:table-cell>
          <table:table-cell office:value-type="float" office:value="350997.743629" calcext:value-type="float">
            <text:p>350997.743629</text:p>
          </table:table-cell>
          <table:table-cell office:value-type="float" office:value="0.256371" calcext:value-type="float">
            <text:p>0.25637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3-01-01T00:00:00</text:p>
          </table:table-cell>
          <table:table-cell office:value-type="float" office:value="2746008.5" calcext:value-type="float">
            <text:p>2746008.5</text:p>
          </table:table-cell>
          <table:table-cell office:value-type="string" calcext:value-type="string">
            <text:p>2806-03-21T00:00:00</text:p>
          </table:table-cell>
          <table:table-cell office:value-type="float" office:value="2746009.5" calcext:value-type="float">
            <text:p>2746009.5</text:p>
          </table:table-cell>
          <table:table-cell office:value-type="float" office:value="351362.985818" calcext:value-type="float">
            <text:p>351362.985818</text:p>
          </table:table-cell>
          <table:table-cell office:value-type="float" office:value="0.014182" calcext:value-type="float">
            <text:p>0.01418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4-01-01T00:00:00</text:p>
          </table:table-cell>
          <table:table-cell office:value-type="float" office:value="2746374.5" calcext:value-type="float">
            <text:p>2746374.5</text:p>
          </table:table-cell>
          <table:table-cell office:value-type="string" calcext:value-type="string">
            <text:p>2807-03-21T00:00:00</text:p>
          </table:table-cell>
          <table:table-cell office:value-type="float" office:value="2746374.5" calcext:value-type="float">
            <text:p>2746374.5</text:p>
          </table:table-cell>
          <table:table-cell office:value-type="float" office:value="351728.228007" calcext:value-type="float">
            <text:p>351728.228007</text:p>
          </table:table-cell>
          <table:table-cell office:value-type="float" office:value="0.771993" calcext:value-type="float">
            <text:p>0.7719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5-01-01T00:00:00</text:p>
          </table:table-cell>
          <table:table-cell office:value-type="float" office:value="2746739.5" calcext:value-type="float">
            <text:p>2746739.5</text:p>
          </table:table-cell>
          <table:table-cell office:value-type="string" calcext:value-type="string">
            <text:p>2808-03-20T00:00:00</text:p>
          </table:table-cell>
          <table:table-cell office:value-type="float" office:value="2746739.5" calcext:value-type="float">
            <text:p>2746739.5</text:p>
          </table:table-cell>
          <table:table-cell office:value-type="float" office:value="352093.470196" calcext:value-type="float">
            <text:p>352093.470196</text:p>
          </table:table-cell>
          <table:table-cell office:value-type="float" office:value="0.529804" calcext:value-type="float">
            <text:p>0.5298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6-01-01T00:00:00</text:p>
          </table:table-cell>
          <table:table-cell office:value-type="float" office:value="2747104.5" calcext:value-type="float">
            <text:p>2747104.5</text:p>
          </table:table-cell>
          <table:table-cell office:value-type="string" calcext:value-type="string">
            <text:p>2809-03-20T00:00:00</text:p>
          </table:table-cell>
          <table:table-cell office:value-type="float" office:value="2747104.5" calcext:value-type="float">
            <text:p>2747104.5</text:p>
          </table:table-cell>
          <table:table-cell office:value-type="float" office:value="352458.712385" calcext:value-type="float">
            <text:p>352458.712385</text:p>
          </table:table-cell>
          <table:table-cell office:value-type="float" office:value="0.287615" calcext:value-type="float">
            <text:p>0.2876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7-01-01T00:00:00</text:p>
          </table:table-cell>
          <table:table-cell office:value-type="float" office:value="2747469.5" calcext:value-type="float">
            <text:p>2747469.5</text:p>
          </table:table-cell>
          <table:table-cell office:value-type="string" calcext:value-type="string">
            <text:p>2810-03-21T00:00:00</text:p>
          </table:table-cell>
          <table:table-cell office:value-type="float" office:value="2747470.5" calcext:value-type="float">
            <text:p>2747470.5</text:p>
          </table:table-cell>
          <table:table-cell office:value-type="float" office:value="352823.954574" calcext:value-type="float">
            <text:p>352823.954574</text:p>
          </table:table-cell>
          <table:table-cell office:value-type="float" office:value="0.045426" calcext:value-type="float">
            <text:p>0.04542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8-01-01T00:00:00</text:p>
          </table:table-cell>
          <table:table-cell office:value-type="float" office:value="2747835.5" calcext:value-type="float">
            <text:p>2747835.5</text:p>
          </table:table-cell>
          <table:table-cell office:value-type="string" calcext:value-type="string">
            <text:p>2811-03-21T00:00:00</text:p>
          </table:table-cell>
          <table:table-cell office:value-type="float" office:value="2747835.5" calcext:value-type="float">
            <text:p>2747835.5</text:p>
          </table:table-cell>
          <table:table-cell office:value-type="float" office:value="353189.196763" calcext:value-type="float">
            <text:p>353189.196763</text:p>
          </table:table-cell>
          <table:table-cell office:value-type="float" office:value="0.803237" calcext:value-type="float">
            <text:p>0.8032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9-01-01T00:00:00</text:p>
          </table:table-cell>
          <table:table-cell office:value-type="float" office:value="2748200.5" calcext:value-type="float">
            <text:p>2748200.5</text:p>
          </table:table-cell>
          <table:table-cell office:value-type="string" calcext:value-type="string">
            <text:p>2812-03-20T00:00:00</text:p>
          </table:table-cell>
          <table:table-cell office:value-type="float" office:value="2748200.5" calcext:value-type="float">
            <text:p>2748200.5</text:p>
          </table:table-cell>
          <table:table-cell office:value-type="float" office:value="353554.438952" calcext:value-type="float">
            <text:p>353554.438952</text:p>
          </table:table-cell>
          <table:table-cell office:value-type="float" office:value="0.561048" calcext:value-type="float">
            <text:p>0.5610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0-01-01T00:00:00</text:p>
          </table:table-cell>
          <table:table-cell office:value-type="float" office:value="2748565.5" calcext:value-type="float">
            <text:p>2748565.5</text:p>
          </table:table-cell>
          <table:table-cell office:value-type="string" calcext:value-type="string">
            <text:p>2813-03-20T00:00:00</text:p>
          </table:table-cell>
          <table:table-cell office:value-type="float" office:value="2748565.5" calcext:value-type="float">
            <text:p>2748565.5</text:p>
          </table:table-cell>
          <table:table-cell office:value-type="float" office:value="353919.681141" calcext:value-type="float">
            <text:p>353919.681141</text:p>
          </table:table-cell>
          <table:table-cell office:value-type="float" office:value="0.318859" calcext:value-type="float">
            <text:p>0.3188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1-01-01T00:00:00</text:p>
          </table:table-cell>
          <table:table-cell office:value-type="float" office:value="2748930.5" calcext:value-type="float">
            <text:p>2748930.5</text:p>
          </table:table-cell>
          <table:table-cell office:value-type="string" calcext:value-type="string">
            <text:p>2814-03-21T00:00:00</text:p>
          </table:table-cell>
          <table:table-cell office:value-type="float" office:value="2748931.5" calcext:value-type="float">
            <text:p>2748931.5</text:p>
          </table:table-cell>
          <table:table-cell office:value-type="float" office:value="354284.92333" calcext:value-type="float">
            <text:p>354284.92333</text:p>
          </table:table-cell>
          <table:table-cell office:value-type="float" office:value="0.07667" calcext:value-type="float">
            <text:p>0.0766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2-01-01T00:00:00</text:p>
          </table:table-cell>
          <table:table-cell office:value-type="float" office:value="2749296.5" calcext:value-type="float">
            <text:p>2749296.5</text:p>
          </table:table-cell>
          <table:table-cell office:value-type="string" calcext:value-type="string">
            <text:p>2815-03-21T00:00:00</text:p>
          </table:table-cell>
          <table:table-cell office:value-type="float" office:value="2749296.5" calcext:value-type="float">
            <text:p>2749296.5</text:p>
          </table:table-cell>
          <table:table-cell office:value-type="float" office:value="354650.165519" calcext:value-type="float">
            <text:p>354650.165519</text:p>
          </table:table-cell>
          <table:table-cell office:value-type="float" office:value="0.834481" calcext:value-type="float">
            <text:p>0.8344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3-01-01T00:00:00</text:p>
          </table:table-cell>
          <table:table-cell office:value-type="float" office:value="2749661.5" calcext:value-type="float">
            <text:p>2749661.5</text:p>
          </table:table-cell>
          <table:table-cell office:value-type="string" calcext:value-type="string">
            <text:p>2816-03-20T00:00:00</text:p>
          </table:table-cell>
          <table:table-cell office:value-type="float" office:value="2749661.5" calcext:value-type="float">
            <text:p>2749661.5</text:p>
          </table:table-cell>
          <table:table-cell office:value-type="float" office:value="355015.407708" calcext:value-type="float">
            <text:p>355015.407708</text:p>
          </table:table-cell>
          <table:table-cell office:value-type="float" office:value="0.592292" calcext:value-type="float">
            <text:p>0.5922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4-01-01T00:00:00</text:p>
          </table:table-cell>
          <table:table-cell office:value-type="float" office:value="2750026.5" calcext:value-type="float">
            <text:p>2750026.5</text:p>
          </table:table-cell>
          <table:table-cell office:value-type="string" calcext:value-type="string">
            <text:p>2817-03-20T00:00:00</text:p>
          </table:table-cell>
          <table:table-cell office:value-type="float" office:value="2750026.5" calcext:value-type="float">
            <text:p>2750026.5</text:p>
          </table:table-cell>
          <table:table-cell office:value-type="float" office:value="355380.649897" calcext:value-type="float">
            <text:p>355380.649897</text:p>
          </table:table-cell>
          <table:table-cell office:value-type="float" office:value="0.350103" calcext:value-type="float">
            <text:p>0.3501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5-01-01T00:00:00</text:p>
          </table:table-cell>
          <table:table-cell office:value-type="float" office:value="2750391.5" calcext:value-type="float">
            <text:p>2750391.5</text:p>
          </table:table-cell>
          <table:table-cell office:value-type="string" calcext:value-type="string">
            <text:p>2818-03-21T00:00:00</text:p>
          </table:table-cell>
          <table:table-cell office:value-type="float" office:value="2750392.5" calcext:value-type="float">
            <text:p>2750392.5</text:p>
          </table:table-cell>
          <table:table-cell office:value-type="float" office:value="355745.892086" calcext:value-type="float">
            <text:p>355745.892086</text:p>
          </table:table-cell>
          <table:table-cell office:value-type="float" office:value="0.107914" calcext:value-type="float">
            <text:p>0.10791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6-01-01T00:00:00</text:p>
          </table:table-cell>
          <table:table-cell office:value-type="float" office:value="2750757.5" calcext:value-type="float">
            <text:p>2750757.5</text:p>
          </table:table-cell>
          <table:table-cell office:value-type="string" calcext:value-type="string">
            <text:p>2819-03-21T00:00:00</text:p>
          </table:table-cell>
          <table:table-cell office:value-type="float" office:value="2750757.5" calcext:value-type="float">
            <text:p>2750757.5</text:p>
          </table:table-cell>
          <table:table-cell office:value-type="float" office:value="356111.134275" calcext:value-type="float">
            <text:p>356111.134275</text:p>
          </table:table-cell>
          <table:table-cell office:value-type="float" office:value="0.865725" calcext:value-type="float">
            <text:p>0.8657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7-01-01T00:00:00</text:p>
          </table:table-cell>
          <table:table-cell office:value-type="float" office:value="2751122.5" calcext:value-type="float">
            <text:p>2751122.5</text:p>
          </table:table-cell>
          <table:table-cell office:value-type="string" calcext:value-type="string">
            <text:p>2820-03-20T00:00:00</text:p>
          </table:table-cell>
          <table:table-cell office:value-type="float" office:value="2751122.5" calcext:value-type="float">
            <text:p>2751122.5</text:p>
          </table:table-cell>
          <table:table-cell office:value-type="float" office:value="356476.376464" calcext:value-type="float">
            <text:p>356476.376464</text:p>
          </table:table-cell>
          <table:table-cell office:value-type="float" office:value="0.623536" calcext:value-type="float">
            <text:p>0.6235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8-01-01T00:00:00</text:p>
          </table:table-cell>
          <table:table-cell office:value-type="float" office:value="2751487.5" calcext:value-type="float">
            <text:p>2751487.5</text:p>
          </table:table-cell>
          <table:table-cell office:value-type="string" calcext:value-type="string">
            <text:p>2821-03-20T00:00:00</text:p>
          </table:table-cell>
          <table:table-cell office:value-type="float" office:value="2751487.5" calcext:value-type="float">
            <text:p>2751487.5</text:p>
          </table:table-cell>
          <table:table-cell office:value-type="float" office:value="356841.618653" calcext:value-type="float">
            <text:p>356841.618653</text:p>
          </table:table-cell>
          <table:table-cell office:value-type="float" office:value="0.381347" calcext:value-type="float">
            <text:p>0.3813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9-01-01T00:00:00</text:p>
          </table:table-cell>
          <table:table-cell office:value-type="float" office:value="2751852.5" calcext:value-type="float">
            <text:p>2751852.5</text:p>
          </table:table-cell>
          <table:table-cell office:value-type="string" calcext:value-type="string">
            <text:p>2822-03-21T00:00:00</text:p>
          </table:table-cell>
          <table:table-cell office:value-type="float" office:value="2751853.5" calcext:value-type="float">
            <text:p>2751853.5</text:p>
          </table:table-cell>
          <table:table-cell office:value-type="float" office:value="357206.860842" calcext:value-type="float">
            <text:p>357206.860842</text:p>
          </table:table-cell>
          <table:table-cell office:value-type="float" office:value="0.139158" calcext:value-type="float">
            <text:p>0.13915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0-01-01T00:00:00</text:p>
          </table:table-cell>
          <table:table-cell office:value-type="float" office:value="2752218.5" calcext:value-type="float">
            <text:p>2752218.5</text:p>
          </table:table-cell>
          <table:table-cell office:value-type="string" calcext:value-type="string">
            <text:p>2823-03-21T00:00:00</text:p>
          </table:table-cell>
          <table:table-cell office:value-type="float" office:value="2752218.5" calcext:value-type="float">
            <text:p>2752218.5</text:p>
          </table:table-cell>
          <table:table-cell office:value-type="float" office:value="357572.103031" calcext:value-type="float">
            <text:p>357572.103031</text:p>
          </table:table-cell>
          <table:table-cell office:value-type="float" office:value="0.896969" calcext:value-type="float">
            <text:p>0.8969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1-01-01T00:00:00</text:p>
          </table:table-cell>
          <table:table-cell office:value-type="float" office:value="2752583.5" calcext:value-type="float">
            <text:p>2752583.5</text:p>
          </table:table-cell>
          <table:table-cell office:value-type="string" calcext:value-type="string">
            <text:p>2824-03-20T00:00:00</text:p>
          </table:table-cell>
          <table:table-cell office:value-type="float" office:value="2752583.5" calcext:value-type="float">
            <text:p>2752583.5</text:p>
          </table:table-cell>
          <table:table-cell office:value-type="float" office:value="357937.34522" calcext:value-type="float">
            <text:p>357937.34522</text:p>
          </table:table-cell>
          <table:table-cell office:value-type="float" office:value="0.65478" calcext:value-type="float">
            <text:p>0.654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2-01-01T00:00:00</text:p>
          </table:table-cell>
          <table:table-cell office:value-type="float" office:value="2752948.5" calcext:value-type="float">
            <text:p>2752948.5</text:p>
          </table:table-cell>
          <table:table-cell office:value-type="string" calcext:value-type="string">
            <text:p>2825-03-20T00:00:00</text:p>
          </table:table-cell>
          <table:table-cell office:value-type="float" office:value="2752948.5" calcext:value-type="float">
            <text:p>2752948.5</text:p>
          </table:table-cell>
          <table:table-cell office:value-type="float" office:value="358302.587409" calcext:value-type="float">
            <text:p>358302.587409</text:p>
          </table:table-cell>
          <table:table-cell office:value-type="float" office:value="0.412591" calcext:value-type="float">
            <text:p>0.41259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3-01-01T00:00:00</text:p>
          </table:table-cell>
          <table:table-cell office:value-type="float" office:value="2753313.5" calcext:value-type="float">
            <text:p>2753313.5</text:p>
          </table:table-cell>
          <table:table-cell office:value-type="string" calcext:value-type="string">
            <text:p>2826-03-21T00:00:00</text:p>
          </table:table-cell>
          <table:table-cell office:value-type="float" office:value="2753314.5" calcext:value-type="float">
            <text:p>2753314.5</text:p>
          </table:table-cell>
          <table:table-cell office:value-type="float" office:value="358667.829598" calcext:value-type="float">
            <text:p>358667.829598</text:p>
          </table:table-cell>
          <table:table-cell office:value-type="float" office:value="0.170402" calcext:value-type="float">
            <text:p>0.17040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4-01-01T00:00:00</text:p>
          </table:table-cell>
          <table:table-cell office:value-type="float" office:value="2753679.5" calcext:value-type="float">
            <text:p>2753679.5</text:p>
          </table:table-cell>
          <table:table-cell office:value-type="string" calcext:value-type="string">
            <text:p>2827-03-21T00:00:00</text:p>
          </table:table-cell>
          <table:table-cell office:value-type="float" office:value="2753679.5" calcext:value-type="float">
            <text:p>2753679.5</text:p>
          </table:table-cell>
          <table:table-cell office:value-type="float" office:value="359033.071787" calcext:value-type="float">
            <text:p>359033.071787</text:p>
          </table:table-cell>
          <table:table-cell office:value-type="float" office:value="0.928213" calcext:value-type="float">
            <text:p>0.9282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5-01-01T00:00:00</text:p>
          </table:table-cell>
          <table:table-cell office:value-type="float" office:value="2754044.5" calcext:value-type="float">
            <text:p>2754044.5</text:p>
          </table:table-cell>
          <table:table-cell office:value-type="string" calcext:value-type="string">
            <text:p>2828-03-20T00:00:00</text:p>
          </table:table-cell>
          <table:table-cell office:value-type="float" office:value="2754044.5" calcext:value-type="float">
            <text:p>2754044.5</text:p>
          </table:table-cell>
          <table:table-cell office:value-type="float" office:value="359398.313976" calcext:value-type="float">
            <text:p>359398.313976</text:p>
          </table:table-cell>
          <table:table-cell office:value-type="float" office:value="0.686024" calcext:value-type="float">
            <text:p>0.6860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6-01-01T00:00:00</text:p>
          </table:table-cell>
          <table:table-cell office:value-type="float" office:value="2754409.5" calcext:value-type="float">
            <text:p>2754409.5</text:p>
          </table:table-cell>
          <table:table-cell office:value-type="string" calcext:value-type="string">
            <text:p>2829-03-20T00:00:00</text:p>
          </table:table-cell>
          <table:table-cell office:value-type="float" office:value="2754409.5" calcext:value-type="float">
            <text:p>2754409.5</text:p>
          </table:table-cell>
          <table:table-cell office:value-type="float" office:value="359763.556165" calcext:value-type="float">
            <text:p>359763.556165</text:p>
          </table:table-cell>
          <table:table-cell office:value-type="float" office:value="0.443835" calcext:value-type="float">
            <text:p>0.4438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7-01-01T00:00:00</text:p>
          </table:table-cell>
          <table:table-cell office:value-type="float" office:value="2754774.5" calcext:value-type="float">
            <text:p>2754774.5</text:p>
          </table:table-cell>
          <table:table-cell office:value-type="string" calcext:value-type="string">
            <text:p>2830-03-20T00:00:00</text:p>
          </table:table-cell>
          <table:table-cell office:value-type="float" office:value="2754774.5" calcext:value-type="float">
            <text:p>2754774.5</text:p>
          </table:table-cell>
          <table:table-cell office:value-type="float" office:value="360128.798354" calcext:value-type="float">
            <text:p>360128.798354</text:p>
          </table:table-cell>
          <table:table-cell office:value-type="float" office:value="0.201646" calcext:value-type="float">
            <text:p>0.2016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8-01-01T00:00:00</text:p>
          </table:table-cell>
          <table:table-cell office:value-type="float" office:value="2755140.5" calcext:value-type="float">
            <text:p>2755140.5</text:p>
          </table:table-cell>
          <table:table-cell office:value-type="string" calcext:value-type="string">
            <text:p>2831-03-21T00:00:00</text:p>
          </table:table-cell>
          <table:table-cell office:value-type="float" office:value="2755140.5" calcext:value-type="float">
            <text:p>2755140.5</text:p>
          </table:table-cell>
          <table:table-cell office:value-type="float" office:value="360494.040543" calcext:value-type="float">
            <text:p>360494.040543</text:p>
          </table:table-cell>
          <table:table-cell office:value-type="float" office:value="0.959457" calcext:value-type="float">
            <text:p>0.9594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9-01-01T00:00:00</text:p>
          </table:table-cell>
          <table:table-cell office:value-type="float" office:value="2755505.5" calcext:value-type="float">
            <text:p>2755505.5</text:p>
          </table:table-cell>
          <table:table-cell office:value-type="string" calcext:value-type="string">
            <text:p>2832-03-20T00:00:00</text:p>
          </table:table-cell>
          <table:table-cell office:value-type="float" office:value="2755505.5" calcext:value-type="float">
            <text:p>2755505.5</text:p>
          </table:table-cell>
          <table:table-cell office:value-type="float" office:value="360859.282732" calcext:value-type="float">
            <text:p>360859.282732</text:p>
          </table:table-cell>
          <table:table-cell office:value-type="float" office:value="0.717268" calcext:value-type="float">
            <text:p>0.7172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0-01-01T00:00:00</text:p>
          </table:table-cell>
          <table:table-cell office:value-type="float" office:value="2755870.5" calcext:value-type="float">
            <text:p>2755870.5</text:p>
          </table:table-cell>
          <table:table-cell office:value-type="string" calcext:value-type="string">
            <text:p>2833-03-20T00:00:00</text:p>
          </table:table-cell>
          <table:table-cell office:value-type="float" office:value="2755870.5" calcext:value-type="float">
            <text:p>2755870.5</text:p>
          </table:table-cell>
          <table:table-cell office:value-type="float" office:value="361224.524921" calcext:value-type="float">
            <text:p>361224.524921</text:p>
          </table:table-cell>
          <table:table-cell office:value-type="float" office:value="0.475079" calcext:value-type="float">
            <text:p>0.4750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1-01-01T00:00:00</text:p>
          </table:table-cell>
          <table:table-cell office:value-type="float" office:value="2756235.5" calcext:value-type="float">
            <text:p>2756235.5</text:p>
          </table:table-cell>
          <table:table-cell office:value-type="string" calcext:value-type="string">
            <text:p>2834-03-20T00:00:00</text:p>
          </table:table-cell>
          <table:table-cell office:value-type="float" office:value="2756235.5" calcext:value-type="float">
            <text:p>2756235.5</text:p>
          </table:table-cell>
          <table:table-cell office:value-type="float" office:value="361589.76711" calcext:value-type="float">
            <text:p>361589.76711</text:p>
          </table:table-cell>
          <table:table-cell office:value-type="float" office:value="0.23289" calcext:value-type="float">
            <text:p>0.23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2-01-01T00:00:00</text:p>
          </table:table-cell>
          <table:table-cell office:value-type="float" office:value="2756601.5" calcext:value-type="float">
            <text:p>2756601.5</text:p>
          </table:table-cell>
          <table:table-cell office:value-type="string" calcext:value-type="string">
            <text:p>2835-03-21T00:00:00</text:p>
          </table:table-cell>
          <table:table-cell office:value-type="float" office:value="2756601.5" calcext:value-type="float">
            <text:p>2756601.5</text:p>
          </table:table-cell>
          <table:table-cell office:value-type="float" office:value="361955.009299" calcext:value-type="float">
            <text:p>361955.009299</text:p>
          </table:table-cell>
          <table:table-cell office:value-type="float" office:value="0.990701" calcext:value-type="float">
            <text:p>0.9907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3-01-01T00:00:00</text:p>
          </table:table-cell>
          <table:table-cell office:value-type="float" office:value="2756966.5" calcext:value-type="float">
            <text:p>2756966.5</text:p>
          </table:table-cell>
          <table:table-cell office:value-type="string" calcext:value-type="string">
            <text:p>2836-03-20T00:00:00</text:p>
          </table:table-cell>
          <table:table-cell office:value-type="float" office:value="2756966.5" calcext:value-type="float">
            <text:p>2756966.5</text:p>
          </table:table-cell>
          <table:table-cell office:value-type="float" office:value="362320.251488" calcext:value-type="float">
            <text:p>362320.251488</text:p>
          </table:table-cell>
          <table:table-cell office:value-type="float" office:value="0.748512" calcext:value-type="float">
            <text:p>0.7485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4-01-01T00:00:00</text:p>
          </table:table-cell>
          <table:table-cell office:value-type="float" office:value="2757331.5" calcext:value-type="float">
            <text:p>2757331.5</text:p>
          </table:table-cell>
          <table:table-cell office:value-type="string" calcext:value-type="string">
            <text:p>2837-03-20T00:00:00</text:p>
          </table:table-cell>
          <table:table-cell office:value-type="float" office:value="2757331.5" calcext:value-type="float">
            <text:p>2757331.5</text:p>
          </table:table-cell>
          <table:table-cell office:value-type="float" office:value="362685.493677" calcext:value-type="float">
            <text:p>362685.493677</text:p>
          </table:table-cell>
          <table:table-cell office:value-type="float" office:value="0.506323" calcext:value-type="float">
            <text:p>0.5063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5-01-01T00:00:00</text:p>
          </table:table-cell>
          <table:table-cell office:value-type="float" office:value="2757696.5" calcext:value-type="float">
            <text:p>2757696.5</text:p>
          </table:table-cell>
          <table:table-cell office:value-type="string" calcext:value-type="string">
            <text:p>2838-03-20T00:00:00</text:p>
          </table:table-cell>
          <table:table-cell office:value-type="float" office:value="2757696.5" calcext:value-type="float">
            <text:p>2757696.5</text:p>
          </table:table-cell>
          <table:table-cell office:value-type="float" office:value="363050.735866" calcext:value-type="float">
            <text:p>363050.735866</text:p>
          </table:table-cell>
          <table:table-cell office:value-type="float" office:value="0.264134" calcext:value-type="float">
            <text:p>0.2641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6-01-01T00:00:00</text:p>
          </table:table-cell>
          <table:table-cell office:value-type="float" office:value="2758061.5" calcext:value-type="float">
            <text:p>2758061.5</text:p>
          </table:table-cell>
          <table:table-cell office:value-type="string" calcext:value-type="string">
            <text:p>2839-03-21T00:00:00</text:p>
          </table:table-cell>
          <table:table-cell office:value-type="float" office:value="2758062.5" calcext:value-type="float">
            <text:p>2758062.5</text:p>
          </table:table-cell>
          <table:table-cell office:value-type="float" office:value="363415.978055" calcext:value-type="float">
            <text:p>363415.978055</text:p>
          </table:table-cell>
          <table:table-cell office:value-type="float" office:value="0.021945" calcext:value-type="float">
            <text:p>0.02194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7-01-01T00:00:00</text:p>
          </table:table-cell>
          <table:table-cell office:value-type="float" office:value="2758427.5" calcext:value-type="float">
            <text:p>2758427.5</text:p>
          </table:table-cell>
          <table:table-cell office:value-type="string" calcext:value-type="string">
            <text:p>2840-03-20T00:00:00</text:p>
          </table:table-cell>
          <table:table-cell office:value-type="float" office:value="2758427.5" calcext:value-type="float">
            <text:p>2758427.5</text:p>
          </table:table-cell>
          <table:table-cell office:value-type="float" office:value="363781.220244" calcext:value-type="float">
            <text:p>363781.220244</text:p>
          </table:table-cell>
          <table:table-cell office:value-type="float" office:value="0.779756" calcext:value-type="float">
            <text:p>0.7797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8-01-01T00:00:00</text:p>
          </table:table-cell>
          <table:table-cell office:value-type="float" office:value="2758792.5" calcext:value-type="float">
            <text:p>2758792.5</text:p>
          </table:table-cell>
          <table:table-cell office:value-type="string" calcext:value-type="string">
            <text:p>2841-03-20T00:00:00</text:p>
          </table:table-cell>
          <table:table-cell office:value-type="float" office:value="2758792.5" calcext:value-type="float">
            <text:p>2758792.5</text:p>
          </table:table-cell>
          <table:table-cell office:value-type="float" office:value="364146.462433" calcext:value-type="float">
            <text:p>364146.462433</text:p>
          </table:table-cell>
          <table:table-cell office:value-type="float" office:value="0.537567" calcext:value-type="float">
            <text:p>0.5375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9-01-01T00:00:00</text:p>
          </table:table-cell>
          <table:table-cell office:value-type="float" office:value="2759157.5" calcext:value-type="float">
            <text:p>2759157.5</text:p>
          </table:table-cell>
          <table:table-cell office:value-type="string" calcext:value-type="string">
            <text:p>2842-03-20T00:00:00</text:p>
          </table:table-cell>
          <table:table-cell office:value-type="float" office:value="2759157.5" calcext:value-type="float">
            <text:p>2759157.5</text:p>
          </table:table-cell>
          <table:table-cell office:value-type="float" office:value="364511.704622" calcext:value-type="float">
            <text:p>364511.704622</text:p>
          </table:table-cell>
          <table:table-cell office:value-type="float" office:value="0.295378" calcext:value-type="float">
            <text:p>0.29537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0-01-01T00:00:00</text:p>
          </table:table-cell>
          <table:table-cell office:value-type="float" office:value="2759522.5" calcext:value-type="float">
            <text:p>2759522.5</text:p>
          </table:table-cell>
          <table:table-cell office:value-type="string" calcext:value-type="string">
            <text:p>2843-03-21T00:00:00</text:p>
          </table:table-cell>
          <table:table-cell office:value-type="float" office:value="2759523.5" calcext:value-type="float">
            <text:p>2759523.5</text:p>
          </table:table-cell>
          <table:table-cell office:value-type="float" office:value="364876.946811" calcext:value-type="float">
            <text:p>364876.946811</text:p>
          </table:table-cell>
          <table:table-cell office:value-type="float" office:value="0.053189" calcext:value-type="float">
            <text:p>0.05318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1-01-01T00:00:00</text:p>
          </table:table-cell>
          <table:table-cell office:value-type="float" office:value="2759888.5" calcext:value-type="float">
            <text:p>2759888.5</text:p>
          </table:table-cell>
          <table:table-cell office:value-type="string" calcext:value-type="string">
            <text:p>2844-03-20T00:00:00</text:p>
          </table:table-cell>
          <table:table-cell office:value-type="float" office:value="2759888.5" calcext:value-type="float">
            <text:p>2759888.5</text:p>
          </table:table-cell>
          <table:table-cell office:value-type="float" office:value="365242.189" calcext:value-type="float">
            <text:p>365242.189</text:p>
          </table:table-cell>
          <table:table-cell office:value-type="float" office:value="0.811" calcext:value-type="float">
            <text:p>0.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2-01-01T00:00:00</text:p>
          </table:table-cell>
          <table:table-cell office:value-type="float" office:value="2760253.5" calcext:value-type="float">
            <text:p>2760253.5</text:p>
          </table:table-cell>
          <table:table-cell office:value-type="string" calcext:value-type="string">
            <text:p>2845-03-20T00:00:00</text:p>
          </table:table-cell>
          <table:table-cell office:value-type="float" office:value="2760253.5" calcext:value-type="float">
            <text:p>2760253.5</text:p>
          </table:table-cell>
          <table:table-cell office:value-type="float" office:value="365607.431189" calcext:value-type="float">
            <text:p>365607.431189</text:p>
          </table:table-cell>
          <table:table-cell office:value-type="float" office:value="0.568811" calcext:value-type="float">
            <text:p>0.5688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3-01-01T00:00:00</text:p>
          </table:table-cell>
          <table:table-cell office:value-type="float" office:value="2760618.5" calcext:value-type="float">
            <text:p>2760618.5</text:p>
          </table:table-cell>
          <table:table-cell office:value-type="string" calcext:value-type="string">
            <text:p>2846-03-20T00:00:00</text:p>
          </table:table-cell>
          <table:table-cell office:value-type="float" office:value="2760618.5" calcext:value-type="float">
            <text:p>2760618.5</text:p>
          </table:table-cell>
          <table:table-cell office:value-type="float" office:value="365972.673378" calcext:value-type="float">
            <text:p>365972.673378</text:p>
          </table:table-cell>
          <table:table-cell office:value-type="float" office:value="0.326622" calcext:value-type="float">
            <text:p>0.3266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4-01-01T00:00:00</text:p>
          </table:table-cell>
          <table:table-cell office:value-type="float" office:value="2760983.5" calcext:value-type="float">
            <text:p>2760983.5</text:p>
          </table:table-cell>
          <table:table-cell office:value-type="string" calcext:value-type="string">
            <text:p>2847-03-21T00:00:00</text:p>
          </table:table-cell>
          <table:table-cell office:value-type="float" office:value="2760984.5" calcext:value-type="float">
            <text:p>2760984.5</text:p>
          </table:table-cell>
          <table:table-cell office:value-type="float" office:value="366337.915567" calcext:value-type="float">
            <text:p>366337.915567</text:p>
          </table:table-cell>
          <table:table-cell office:value-type="float" office:value="0.084433" calcext:value-type="float">
            <text:p>0.08443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5-01-01T00:00:00</text:p>
          </table:table-cell>
          <table:table-cell office:value-type="float" office:value="2761349.5" calcext:value-type="float">
            <text:p>2761349.5</text:p>
          </table:table-cell>
          <table:table-cell office:value-type="string" calcext:value-type="string">
            <text:p>2848-03-20T00:00:00</text:p>
          </table:table-cell>
          <table:table-cell office:value-type="float" office:value="2761349.5" calcext:value-type="float">
            <text:p>2761349.5</text:p>
          </table:table-cell>
          <table:table-cell office:value-type="float" office:value="366703.157756" calcext:value-type="float">
            <text:p>366703.157756</text:p>
          </table:table-cell>
          <table:table-cell office:value-type="float" office:value="0.842244" calcext:value-type="float">
            <text:p>0.842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6-01-01T00:00:00</text:p>
          </table:table-cell>
          <table:table-cell office:value-type="float" office:value="2761714.5" calcext:value-type="float">
            <text:p>2761714.5</text:p>
          </table:table-cell>
          <table:table-cell office:value-type="string" calcext:value-type="string">
            <text:p>2849-03-20T00:00:00</text:p>
          </table:table-cell>
          <table:table-cell office:value-type="float" office:value="2761714.5" calcext:value-type="float">
            <text:p>2761714.5</text:p>
          </table:table-cell>
          <table:table-cell office:value-type="float" office:value="367068.399945" calcext:value-type="float">
            <text:p>367068.399945</text:p>
          </table:table-cell>
          <table:table-cell office:value-type="float" office:value="0.600055" calcext:value-type="float">
            <text:p>0.6000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7-01-01T00:00:00</text:p>
          </table:table-cell>
          <table:table-cell office:value-type="float" office:value="2762079.5" calcext:value-type="float">
            <text:p>2762079.5</text:p>
          </table:table-cell>
          <table:table-cell office:value-type="string" calcext:value-type="string">
            <text:p>2850-03-20T00:00:00</text:p>
          </table:table-cell>
          <table:table-cell office:value-type="float" office:value="2762079.5" calcext:value-type="float">
            <text:p>2762079.5</text:p>
          </table:table-cell>
          <table:table-cell office:value-type="float" office:value="367433.642134" calcext:value-type="float">
            <text:p>367433.642134</text:p>
          </table:table-cell>
          <table:table-cell office:value-type="float" office:value="0.357866" calcext:value-type="float">
            <text:p>0.3578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8-01-01T00:00:00</text:p>
          </table:table-cell>
          <table:table-cell office:value-type="float" office:value="2762444.5" calcext:value-type="float">
            <text:p>2762444.5</text:p>
          </table:table-cell>
          <table:table-cell office:value-type="string" calcext:value-type="string">
            <text:p>2851-03-21T00:00:00</text:p>
          </table:table-cell>
          <table:table-cell office:value-type="float" office:value="2762445.5" calcext:value-type="float">
            <text:p>2762445.5</text:p>
          </table:table-cell>
          <table:table-cell office:value-type="float" office:value="367798.884323" calcext:value-type="float">
            <text:p>367798.884323</text:p>
          </table:table-cell>
          <table:table-cell office:value-type="float" office:value="0.115677" calcext:value-type="float">
            <text:p>0.11567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09-01-01T00:00:00</text:p>
          </table:table-cell>
          <table:table-cell office:value-type="float" office:value="2762810.5" calcext:value-type="float">
            <text:p>2762810.5</text:p>
          </table:table-cell>
          <table:table-cell office:value-type="string" calcext:value-type="string">
            <text:p>2852-03-20T00:00:00</text:p>
          </table:table-cell>
          <table:table-cell office:value-type="float" office:value="2762810.5" calcext:value-type="float">
            <text:p>2762810.5</text:p>
          </table:table-cell>
          <table:table-cell office:value-type="float" office:value="368164.126512" calcext:value-type="float">
            <text:p>368164.126512</text:p>
          </table:table-cell>
          <table:table-cell office:value-type="float" office:value="0.873488" calcext:value-type="float">
            <text:p>0.8734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0-01-01T00:00:00</text:p>
          </table:table-cell>
          <table:table-cell office:value-type="float" office:value="2763175.5" calcext:value-type="float">
            <text:p>2763175.5</text:p>
          </table:table-cell>
          <table:table-cell office:value-type="string" calcext:value-type="string">
            <text:p>2853-03-20T00:00:00</text:p>
          </table:table-cell>
          <table:table-cell office:value-type="float" office:value="2763175.5" calcext:value-type="float">
            <text:p>2763175.5</text:p>
          </table:table-cell>
          <table:table-cell office:value-type="float" office:value="368529.368701" calcext:value-type="float">
            <text:p>368529.368701</text:p>
          </table:table-cell>
          <table:table-cell office:value-type="float" office:value="0.631299" calcext:value-type="float">
            <text:p>0.6312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1-01-01T00:00:00</text:p>
          </table:table-cell>
          <table:table-cell office:value-type="float" office:value="2763540.5" calcext:value-type="float">
            <text:p>2763540.5</text:p>
          </table:table-cell>
          <table:table-cell office:value-type="string" calcext:value-type="string">
            <text:p>2854-03-20T00:00:00</text:p>
          </table:table-cell>
          <table:table-cell office:value-type="float" office:value="2763540.5" calcext:value-type="float">
            <text:p>2763540.5</text:p>
          </table:table-cell>
          <table:table-cell office:value-type="float" office:value="368894.61089" calcext:value-type="float">
            <text:p>368894.61089</text:p>
          </table:table-cell>
          <table:table-cell office:value-type="float" office:value="0.38911" calcext:value-type="float">
            <text:p>0.38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2-01-01T00:00:00</text:p>
          </table:table-cell>
          <table:table-cell office:value-type="float" office:value="2763905.5" calcext:value-type="float">
            <text:p>2763905.5</text:p>
          </table:table-cell>
          <table:table-cell office:value-type="string" calcext:value-type="string">
            <text:p>2855-03-21T00:00:00</text:p>
          </table:table-cell>
          <table:table-cell office:value-type="float" office:value="2763906.5" calcext:value-type="float">
            <text:p>2763906.5</text:p>
          </table:table-cell>
          <table:table-cell office:value-type="float" office:value="369259.853079" calcext:value-type="float">
            <text:p>369259.853079</text:p>
          </table:table-cell>
          <table:table-cell office:value-type="float" office:value="0.146921" calcext:value-type="float">
            <text:p>0.1469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3-01-01T00:00:00</text:p>
          </table:table-cell>
          <table:table-cell office:value-type="float" office:value="2764271.5" calcext:value-type="float">
            <text:p>2764271.5</text:p>
          </table:table-cell>
          <table:table-cell office:value-type="string" calcext:value-type="string">
            <text:p>2856-03-20T00:00:00</text:p>
          </table:table-cell>
          <table:table-cell office:value-type="float" office:value="2764271.5" calcext:value-type="float">
            <text:p>2764271.5</text:p>
          </table:table-cell>
          <table:table-cell office:value-type="float" office:value="369625.095268" calcext:value-type="float">
            <text:p>369625.095268</text:p>
          </table:table-cell>
          <table:table-cell office:value-type="float" office:value="0.904732" calcext:value-type="float">
            <text:p>0.9047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4-01-01T00:00:00</text:p>
          </table:table-cell>
          <table:table-cell office:value-type="float" office:value="2764636.5" calcext:value-type="float">
            <text:p>2764636.5</text:p>
          </table:table-cell>
          <table:table-cell office:value-type="string" calcext:value-type="string">
            <text:p>2857-03-20T00:00:00</text:p>
          </table:table-cell>
          <table:table-cell office:value-type="float" office:value="2764636.5" calcext:value-type="float">
            <text:p>2764636.5</text:p>
          </table:table-cell>
          <table:table-cell office:value-type="float" office:value="369990.337457" calcext:value-type="float">
            <text:p>369990.337457</text:p>
          </table:table-cell>
          <table:table-cell office:value-type="float" office:value="0.662543" calcext:value-type="float">
            <text:p>0.6625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5-01-01T00:00:00</text:p>
          </table:table-cell>
          <table:table-cell office:value-type="float" office:value="2765001.5" calcext:value-type="float">
            <text:p>2765001.5</text:p>
          </table:table-cell>
          <table:table-cell office:value-type="string" calcext:value-type="string">
            <text:p>2858-03-20T00:00:00</text:p>
          </table:table-cell>
          <table:table-cell office:value-type="float" office:value="2765001.5" calcext:value-type="float">
            <text:p>2765001.5</text:p>
          </table:table-cell>
          <table:table-cell office:value-type="float" office:value="370355.579646" calcext:value-type="float">
            <text:p>370355.579646</text:p>
          </table:table-cell>
          <table:table-cell office:value-type="float" office:value="0.420354" calcext:value-type="float">
            <text:p>0.4203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6-01-01T00:00:00</text:p>
          </table:table-cell>
          <table:table-cell office:value-type="float" office:value="2765366.5" calcext:value-type="float">
            <text:p>2765366.5</text:p>
          </table:table-cell>
          <table:table-cell office:value-type="string" calcext:value-type="string">
            <text:p>2859-03-21T00:00:00</text:p>
          </table:table-cell>
          <table:table-cell office:value-type="float" office:value="2765367.5" calcext:value-type="float">
            <text:p>2765367.5</text:p>
          </table:table-cell>
          <table:table-cell office:value-type="float" office:value="370720.821835" calcext:value-type="float">
            <text:p>370720.821835</text:p>
          </table:table-cell>
          <table:table-cell office:value-type="float" office:value="0.178165" calcext:value-type="float">
            <text:p>0.17816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7-01-01T00:00:00</text:p>
          </table:table-cell>
          <table:table-cell office:value-type="float" office:value="2765732.5" calcext:value-type="float">
            <text:p>2765732.5</text:p>
          </table:table-cell>
          <table:table-cell office:value-type="string" calcext:value-type="string">
            <text:p>2860-03-20T00:00:00</text:p>
          </table:table-cell>
          <table:table-cell office:value-type="float" office:value="2765732.5" calcext:value-type="float">
            <text:p>2765732.5</text:p>
          </table:table-cell>
          <table:table-cell office:value-type="float" office:value="371086.064024" calcext:value-type="float">
            <text:p>371086.064024</text:p>
          </table:table-cell>
          <table:table-cell office:value-type="float" office:value="0.935976" calcext:value-type="float">
            <text:p>0.9359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8-01-01T00:00:00</text:p>
          </table:table-cell>
          <table:table-cell office:value-type="float" office:value="2766097.5" calcext:value-type="float">
            <text:p>2766097.5</text:p>
          </table:table-cell>
          <table:table-cell office:value-type="string" calcext:value-type="string">
            <text:p>2861-03-20T00:00:00</text:p>
          </table:table-cell>
          <table:table-cell office:value-type="float" office:value="2766097.5" calcext:value-type="float">
            <text:p>2766097.5</text:p>
          </table:table-cell>
          <table:table-cell office:value-type="float" office:value="371451.306213" calcext:value-type="float">
            <text:p>371451.306213</text:p>
          </table:table-cell>
          <table:table-cell office:value-type="float" office:value="0.693787" calcext:value-type="float">
            <text:p>0.6937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19-01-01T00:00:00</text:p>
          </table:table-cell>
          <table:table-cell office:value-type="float" office:value="2766462.5" calcext:value-type="float">
            <text:p>2766462.5</text:p>
          </table:table-cell>
          <table:table-cell office:value-type="string" calcext:value-type="string">
            <text:p>2862-03-20T00:00:00</text:p>
          </table:table-cell>
          <table:table-cell office:value-type="float" office:value="2766462.5" calcext:value-type="float">
            <text:p>2766462.5</text:p>
          </table:table-cell>
          <table:table-cell office:value-type="float" office:value="371816.548402" calcext:value-type="float">
            <text:p>371816.548402</text:p>
          </table:table-cell>
          <table:table-cell office:value-type="float" office:value="0.451598" calcext:value-type="float">
            <text:p>0.4515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0-01-01T00:00:00</text:p>
          </table:table-cell>
          <table:table-cell office:value-type="float" office:value="2766827.5" calcext:value-type="float">
            <text:p>2766827.5</text:p>
          </table:table-cell>
          <table:table-cell office:value-type="string" calcext:value-type="string">
            <text:p>2863-03-20T00:00:00</text:p>
          </table:table-cell>
          <table:table-cell office:value-type="float" office:value="2766827.5" calcext:value-type="float">
            <text:p>2766827.5</text:p>
          </table:table-cell>
          <table:table-cell office:value-type="float" office:value="372181.790591" calcext:value-type="float">
            <text:p>372181.790591</text:p>
          </table:table-cell>
          <table:table-cell office:value-type="float" office:value="0.209409" calcext:value-type="float">
            <text:p>0.2094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1-01-01T00:00:00</text:p>
          </table:table-cell>
          <table:table-cell office:value-type="float" office:value="2767193.5" calcext:value-type="float">
            <text:p>2767193.5</text:p>
          </table:table-cell>
          <table:table-cell office:value-type="string" calcext:value-type="string">
            <text:p>2864-03-20T00:00:00</text:p>
          </table:table-cell>
          <table:table-cell office:value-type="float" office:value="2767193.5" calcext:value-type="float">
            <text:p>2767193.5</text:p>
          </table:table-cell>
          <table:table-cell office:value-type="float" office:value="372547.03278" calcext:value-type="float">
            <text:p>372547.03278</text:p>
          </table:table-cell>
          <table:table-cell office:value-type="float" office:value="0.96722" calcext:value-type="float">
            <text:p>0.9672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2-01-01T00:00:00</text:p>
          </table:table-cell>
          <table:table-cell office:value-type="float" office:value="2767558.5" calcext:value-type="float">
            <text:p>2767558.5</text:p>
          </table:table-cell>
          <table:table-cell office:value-type="string" calcext:value-type="string">
            <text:p>2865-03-20T00:00:00</text:p>
          </table:table-cell>
          <table:table-cell office:value-type="float" office:value="2767558.5" calcext:value-type="float">
            <text:p>2767558.5</text:p>
          </table:table-cell>
          <table:table-cell office:value-type="float" office:value="372912.274969" calcext:value-type="float">
            <text:p>372912.274969</text:p>
          </table:table-cell>
          <table:table-cell office:value-type="float" office:value="0.725031" calcext:value-type="float">
            <text:p>0.7250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3-01-01T00:00:00</text:p>
          </table:table-cell>
          <table:table-cell office:value-type="float" office:value="2767923.5" calcext:value-type="float">
            <text:p>2767923.5</text:p>
          </table:table-cell>
          <table:table-cell office:value-type="string" calcext:value-type="string">
            <text:p>2866-03-20T00:00:00</text:p>
          </table:table-cell>
          <table:table-cell office:value-type="float" office:value="2767923.5" calcext:value-type="float">
            <text:p>2767923.5</text:p>
          </table:table-cell>
          <table:table-cell office:value-type="float" office:value="373277.517158" calcext:value-type="float">
            <text:p>373277.517158</text:p>
          </table:table-cell>
          <table:table-cell office:value-type="float" office:value="0.482842" calcext:value-type="float">
            <text:p>0.4828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4-01-01T00:00:00</text:p>
          </table:table-cell>
          <table:table-cell office:value-type="float" office:value="2768288.5" calcext:value-type="float">
            <text:p>2768288.5</text:p>
          </table:table-cell>
          <table:table-cell office:value-type="string" calcext:value-type="string">
            <text:p>2867-03-20T00:00:00</text:p>
          </table:table-cell>
          <table:table-cell office:value-type="float" office:value="2768288.5" calcext:value-type="float">
            <text:p>2768288.5</text:p>
          </table:table-cell>
          <table:table-cell office:value-type="float" office:value="373642.759347" calcext:value-type="float">
            <text:p>373642.759347</text:p>
          </table:table-cell>
          <table:table-cell office:value-type="float" office:value="0.240653" calcext:value-type="float">
            <text:p>0.24065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5-01-01T00:00:00</text:p>
          </table:table-cell>
          <table:table-cell office:value-type="float" office:value="2768654.5" calcext:value-type="float">
            <text:p>2768654.5</text:p>
          </table:table-cell>
          <table:table-cell office:value-type="string" calcext:value-type="string">
            <text:p>2868-03-20T00:00:00</text:p>
          </table:table-cell>
          <table:table-cell office:value-type="float" office:value="2768654.5" calcext:value-type="float">
            <text:p>2768654.5</text:p>
          </table:table-cell>
          <table:table-cell office:value-type="float" office:value="374008.001536" calcext:value-type="float">
            <text:p>374008.001536</text:p>
          </table:table-cell>
          <table:table-cell office:value-type="float" office:value="0.998464" calcext:value-type="float">
            <text:p>0.9984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6-01-01T00:00:00</text:p>
          </table:table-cell>
          <table:table-cell office:value-type="float" office:value="2769019.5" calcext:value-type="float">
            <text:p>2769019.5</text:p>
          </table:table-cell>
          <table:table-cell office:value-type="string" calcext:value-type="string">
            <text:p>2869-03-20T00:00:00</text:p>
          </table:table-cell>
          <table:table-cell office:value-type="float" office:value="2769019.5" calcext:value-type="float">
            <text:p>2769019.5</text:p>
          </table:table-cell>
          <table:table-cell office:value-type="float" office:value="374373.243725" calcext:value-type="float">
            <text:p>374373.243725</text:p>
          </table:table-cell>
          <table:table-cell office:value-type="float" office:value="0.756275" calcext:value-type="float">
            <text:p>0.7562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7-01-01T00:00:00</text:p>
          </table:table-cell>
          <table:table-cell office:value-type="float" office:value="2769384.5" calcext:value-type="float">
            <text:p>2769384.5</text:p>
          </table:table-cell>
          <table:table-cell office:value-type="string" calcext:value-type="string">
            <text:p>2870-03-20T00:00:00</text:p>
          </table:table-cell>
          <table:table-cell office:value-type="float" office:value="2769384.5" calcext:value-type="float">
            <text:p>2769384.5</text:p>
          </table:table-cell>
          <table:table-cell office:value-type="float" office:value="374738.485914" calcext:value-type="float">
            <text:p>374738.485914</text:p>
          </table:table-cell>
          <table:table-cell office:value-type="float" office:value="0.514086" calcext:value-type="float">
            <text:p>0.5140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8-01-01T00:00:00</text:p>
          </table:table-cell>
          <table:table-cell office:value-type="float" office:value="2769749.5" calcext:value-type="float">
            <text:p>2769749.5</text:p>
          </table:table-cell>
          <table:table-cell office:value-type="string" calcext:value-type="string">
            <text:p>2871-03-20T00:00:00</text:p>
          </table:table-cell>
          <table:table-cell office:value-type="float" office:value="2769749.5" calcext:value-type="float">
            <text:p>2769749.5</text:p>
          </table:table-cell>
          <table:table-cell office:value-type="float" office:value="375103.728103" calcext:value-type="float">
            <text:p>375103.728103</text:p>
          </table:table-cell>
          <table:table-cell office:value-type="float" office:value="0.271897" calcext:value-type="float">
            <text:p>0.27189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29-01-01T00:00:00</text:p>
          </table:table-cell>
          <table:table-cell office:value-type="float" office:value="2770114.5" calcext:value-type="float">
            <text:p>2770114.5</text:p>
          </table:table-cell>
          <table:table-cell office:value-type="string" calcext:value-type="string">
            <text:p>2872-03-20T00:00:00</text:p>
          </table:table-cell>
          <table:table-cell office:value-type="float" office:value="2770115.5" calcext:value-type="float">
            <text:p>2770115.5</text:p>
          </table:table-cell>
          <table:table-cell office:value-type="float" office:value="375468.970292" calcext:value-type="float">
            <text:p>375468.97029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0-01-01T00:00:00</text:p>
          </table:table-cell>
          <table:table-cell office:value-type="float" office:value="2770480.5" calcext:value-type="float">
            <text:p>2770480.5</text:p>
          </table:table-cell>
          <table:table-cell office:value-type="string" calcext:value-type="string">
            <text:p>2873-03-20T00:00:00</text:p>
          </table:table-cell>
          <table:table-cell office:value-type="float" office:value="2770480.5" calcext:value-type="float">
            <text:p>2770480.5</text:p>
          </table:table-cell>
          <table:table-cell office:value-type="float" office:value="375834.212481" calcext:value-type="float">
            <text:p>375834.212481</text:p>
          </table:table-cell>
          <table:table-cell office:value-type="float" office:value="0.787519" calcext:value-type="float">
            <text:p>0.7875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1-01-01T00:00:00</text:p>
          </table:table-cell>
          <table:table-cell office:value-type="float" office:value="2770845.5" calcext:value-type="float">
            <text:p>2770845.5</text:p>
          </table:table-cell>
          <table:table-cell office:value-type="string" calcext:value-type="string">
            <text:p>2874-03-20T00:00:00</text:p>
          </table:table-cell>
          <table:table-cell office:value-type="float" office:value="2770845.5" calcext:value-type="float">
            <text:p>2770845.5</text:p>
          </table:table-cell>
          <table:table-cell office:value-type="float" office:value="376199.45467" calcext:value-type="float">
            <text:p>376199.45467</text:p>
          </table:table-cell>
          <table:table-cell office:value-type="float" office:value="0.54533" calcext:value-type="float">
            <text:p>0.54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2-01-01T00:00:00</text:p>
          </table:table-cell>
          <table:table-cell office:value-type="float" office:value="2771210.5" calcext:value-type="float">
            <text:p>2771210.5</text:p>
          </table:table-cell>
          <table:table-cell office:value-type="string" calcext:value-type="string">
            <text:p>2875-03-20T00:00:00</text:p>
          </table:table-cell>
          <table:table-cell office:value-type="float" office:value="2771210.5" calcext:value-type="float">
            <text:p>2771210.5</text:p>
          </table:table-cell>
          <table:table-cell office:value-type="float" office:value="376564.696859" calcext:value-type="float">
            <text:p>376564.696859</text:p>
          </table:table-cell>
          <table:table-cell office:value-type="float" office:value="0.303141" calcext:value-type="float">
            <text:p>0.30314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3-01-01T00:00:00</text:p>
          </table:table-cell>
          <table:table-cell office:value-type="float" office:value="2771575.5" calcext:value-type="float">
            <text:p>2771575.5</text:p>
          </table:table-cell>
          <table:table-cell office:value-type="string" calcext:value-type="string">
            <text:p>2876-03-20T00:00:00</text:p>
          </table:table-cell>
          <table:table-cell office:value-type="float" office:value="2771576.5" calcext:value-type="float">
            <text:p>2771576.5</text:p>
          </table:table-cell>
          <table:table-cell office:value-type="float" office:value="376929.939048" calcext:value-type="float">
            <text:p>376929.939048</text:p>
          </table:table-cell>
          <table:table-cell office:value-type="float" office:value="0.060952" calcext:value-type="float">
            <text:p>0.06095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4-01-01T00:00:00</text:p>
          </table:table-cell>
          <table:table-cell office:value-type="float" office:value="2771941.5" calcext:value-type="float">
            <text:p>2771941.5</text:p>
          </table:table-cell>
          <table:table-cell office:value-type="string" calcext:value-type="string">
            <text:p>2877-03-20T00:00:00</text:p>
          </table:table-cell>
          <table:table-cell office:value-type="float" office:value="2771941.5" calcext:value-type="float">
            <text:p>2771941.5</text:p>
          </table:table-cell>
          <table:table-cell office:value-type="float" office:value="377295.181237" calcext:value-type="float">
            <text:p>377295.181237</text:p>
          </table:table-cell>
          <table:table-cell office:value-type="float" office:value="0.818763" calcext:value-type="float">
            <text:p>0.8187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5-01-01T00:00:00</text:p>
          </table:table-cell>
          <table:table-cell office:value-type="float" office:value="2772306.5" calcext:value-type="float">
            <text:p>2772306.5</text:p>
          </table:table-cell>
          <table:table-cell office:value-type="string" calcext:value-type="string">
            <text:p>2878-03-20T00:00:00</text:p>
          </table:table-cell>
          <table:table-cell office:value-type="float" office:value="2772306.5" calcext:value-type="float">
            <text:p>2772306.5</text:p>
          </table:table-cell>
          <table:table-cell office:value-type="float" office:value="377660.423426" calcext:value-type="float">
            <text:p>377660.423426</text:p>
          </table:table-cell>
          <table:table-cell office:value-type="float" office:value="0.576574" calcext:value-type="float">
            <text:p>0.5765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6-01-01T00:00:00</text:p>
          </table:table-cell>
          <table:table-cell office:value-type="float" office:value="2772671.5" calcext:value-type="float">
            <text:p>2772671.5</text:p>
          </table:table-cell>
          <table:table-cell office:value-type="string" calcext:value-type="string">
            <text:p>2879-03-20T00:00:00</text:p>
          </table:table-cell>
          <table:table-cell office:value-type="float" office:value="2772671.5" calcext:value-type="float">
            <text:p>2772671.5</text:p>
          </table:table-cell>
          <table:table-cell office:value-type="float" office:value="378025.665615" calcext:value-type="float">
            <text:p>378025.665615</text:p>
          </table:table-cell>
          <table:table-cell office:value-type="float" office:value="0.334385" calcext:value-type="float">
            <text:p>0.3343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7-01-01T00:00:00</text:p>
          </table:table-cell>
          <table:table-cell office:value-type="float" office:value="2773036.5" calcext:value-type="float">
            <text:p>2773036.5</text:p>
          </table:table-cell>
          <table:table-cell office:value-type="string" calcext:value-type="string">
            <text:p>2880-03-20T00:00:00</text:p>
          </table:table-cell>
          <table:table-cell office:value-type="float" office:value="2773037.5" calcext:value-type="float">
            <text:p>2773037.5</text:p>
          </table:table-cell>
          <table:table-cell office:value-type="float" office:value="378390.907804" calcext:value-type="float">
            <text:p>378390.907804</text:p>
          </table:table-cell>
          <table:table-cell office:value-type="float" office:value="0.092196" calcext:value-type="float">
            <text:p>0.09219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8-01-01T00:00:00</text:p>
          </table:table-cell>
          <table:table-cell office:value-type="float" office:value="2773402.5" calcext:value-type="float">
            <text:p>2773402.5</text:p>
          </table:table-cell>
          <table:table-cell office:value-type="string" calcext:value-type="string">
            <text:p>2881-03-20T00:00:00</text:p>
          </table:table-cell>
          <table:table-cell office:value-type="float" office:value="2773402.5" calcext:value-type="float">
            <text:p>2773402.5</text:p>
          </table:table-cell>
          <table:table-cell office:value-type="float" office:value="378756.149993" calcext:value-type="float">
            <text:p>378756.149993</text:p>
          </table:table-cell>
          <table:table-cell office:value-type="float" office:value="0.850007" calcext:value-type="float">
            <text:p>0.8500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39-01-01T00:00:00</text:p>
          </table:table-cell>
          <table:table-cell office:value-type="float" office:value="2773767.5" calcext:value-type="float">
            <text:p>2773767.5</text:p>
          </table:table-cell>
          <table:table-cell office:value-type="string" calcext:value-type="string">
            <text:p>2882-03-20T00:00:00</text:p>
          </table:table-cell>
          <table:table-cell office:value-type="float" office:value="2773767.5" calcext:value-type="float">
            <text:p>2773767.5</text:p>
          </table:table-cell>
          <table:table-cell office:value-type="float" office:value="379121.392182" calcext:value-type="float">
            <text:p>379121.392182</text:p>
          </table:table-cell>
          <table:table-cell office:value-type="float" office:value="0.607818" calcext:value-type="float">
            <text:p>0.6078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0-01-01T00:00:00</text:p>
          </table:table-cell>
          <table:table-cell office:value-type="float" office:value="2774132.5" calcext:value-type="float">
            <text:p>2774132.5</text:p>
          </table:table-cell>
          <table:table-cell office:value-type="string" calcext:value-type="string">
            <text:p>2883-03-20T00:00:00</text:p>
          </table:table-cell>
          <table:table-cell office:value-type="float" office:value="2774132.5" calcext:value-type="float">
            <text:p>2774132.5</text:p>
          </table:table-cell>
          <table:table-cell office:value-type="float" office:value="379486.634371" calcext:value-type="float">
            <text:p>379486.634371</text:p>
          </table:table-cell>
          <table:table-cell office:value-type="float" office:value="0.365629" calcext:value-type="float">
            <text:p>0.36562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1-01-01T00:00:00</text:p>
          </table:table-cell>
          <table:table-cell office:value-type="float" office:value="2774497.5" calcext:value-type="float">
            <text:p>2774497.5</text:p>
          </table:table-cell>
          <table:table-cell office:value-type="string" calcext:value-type="string">
            <text:p>2884-03-20T00:00:00</text:p>
          </table:table-cell>
          <table:table-cell office:value-type="float" office:value="2774498.5" calcext:value-type="float">
            <text:p>2774498.5</text:p>
          </table:table-cell>
          <table:table-cell office:value-type="float" office:value="379851.87656" calcext:value-type="float">
            <text:p>379851.87656</text:p>
          </table:table-cell>
          <table:table-cell office:value-type="float" office:value="0.12344" calcext:value-type="float">
            <text:p>0.1234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2-01-01T00:00:00</text:p>
          </table:table-cell>
          <table:table-cell office:value-type="float" office:value="2774863.5" calcext:value-type="float">
            <text:p>2774863.5</text:p>
          </table:table-cell>
          <table:table-cell office:value-type="string" calcext:value-type="string">
            <text:p>2885-03-20T00:00:00</text:p>
          </table:table-cell>
          <table:table-cell office:value-type="float" office:value="2774863.5" calcext:value-type="float">
            <text:p>2774863.5</text:p>
          </table:table-cell>
          <table:table-cell office:value-type="float" office:value="380217.118749" calcext:value-type="float">
            <text:p>380217.118749</text:p>
          </table:table-cell>
          <table:table-cell office:value-type="float" office:value="0.881251" calcext:value-type="float">
            <text:p>0.8812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3-01-01T00:00:00</text:p>
          </table:table-cell>
          <table:table-cell office:value-type="float" office:value="2775228.5" calcext:value-type="float">
            <text:p>2775228.5</text:p>
          </table:table-cell>
          <table:table-cell office:value-type="string" calcext:value-type="string">
            <text:p>2886-03-20T00:00:00</text:p>
          </table:table-cell>
          <table:table-cell office:value-type="float" office:value="2775228.5" calcext:value-type="float">
            <text:p>2775228.5</text:p>
          </table:table-cell>
          <table:table-cell office:value-type="float" office:value="380582.360938" calcext:value-type="float">
            <text:p>380582.360938</text:p>
          </table:table-cell>
          <table:table-cell office:value-type="float" office:value="0.639062" calcext:value-type="float">
            <text:p>0.6390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4-01-01T00:00:00</text:p>
          </table:table-cell>
          <table:table-cell office:value-type="float" office:value="2775593.5" calcext:value-type="float">
            <text:p>2775593.5</text:p>
          </table:table-cell>
          <table:table-cell office:value-type="string" calcext:value-type="string">
            <text:p>2887-03-20T00:00:00</text:p>
          </table:table-cell>
          <table:table-cell office:value-type="float" office:value="2775593.5" calcext:value-type="float">
            <text:p>2775593.5</text:p>
          </table:table-cell>
          <table:table-cell office:value-type="float" office:value="380947.603127" calcext:value-type="float">
            <text:p>380947.603127</text:p>
          </table:table-cell>
          <table:table-cell office:value-type="float" office:value="0.396873" calcext:value-type="float">
            <text:p>0.3968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5-01-01T00:00:00</text:p>
          </table:table-cell>
          <table:table-cell office:value-type="float" office:value="2775958.5" calcext:value-type="float">
            <text:p>2775958.5</text:p>
          </table:table-cell>
          <table:table-cell office:value-type="string" calcext:value-type="string">
            <text:p>2888-03-20T00:00:00</text:p>
          </table:table-cell>
          <table:table-cell office:value-type="float" office:value="2775959.5" calcext:value-type="float">
            <text:p>2775959.5</text:p>
          </table:table-cell>
          <table:table-cell office:value-type="float" office:value="381312.845316" calcext:value-type="float">
            <text:p>381312.845316</text:p>
          </table:table-cell>
          <table:table-cell office:value-type="float" office:value="0.154684" calcext:value-type="float">
            <text:p>0.15468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6-01-01T00:00:00</text:p>
          </table:table-cell>
          <table:table-cell office:value-type="float" office:value="2776324.5" calcext:value-type="float">
            <text:p>2776324.5</text:p>
          </table:table-cell>
          <table:table-cell office:value-type="string" calcext:value-type="string">
            <text:p>2889-03-20T00:00:00</text:p>
          </table:table-cell>
          <table:table-cell office:value-type="float" office:value="2776324.5" calcext:value-type="float">
            <text:p>2776324.5</text:p>
          </table:table-cell>
          <table:table-cell office:value-type="float" office:value="381678.087505" calcext:value-type="float">
            <text:p>381678.087505</text:p>
          </table:table-cell>
          <table:table-cell office:value-type="float" office:value="0.912495" calcext:value-type="float">
            <text:p>0.9124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7-01-01T00:00:00</text:p>
          </table:table-cell>
          <table:table-cell office:value-type="float" office:value="2776689.5" calcext:value-type="float">
            <text:p>2776689.5</text:p>
          </table:table-cell>
          <table:table-cell office:value-type="string" calcext:value-type="string">
            <text:p>2890-03-20T00:00:00</text:p>
          </table:table-cell>
          <table:table-cell office:value-type="float" office:value="2776689.5" calcext:value-type="float">
            <text:p>2776689.5</text:p>
          </table:table-cell>
          <table:table-cell office:value-type="float" office:value="382043.329694" calcext:value-type="float">
            <text:p>382043.329694</text:p>
          </table:table-cell>
          <table:table-cell office:value-type="float" office:value="0.670306" calcext:value-type="float">
            <text:p>0.6703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8-01-01T00:00:00</text:p>
          </table:table-cell>
          <table:table-cell office:value-type="float" office:value="2777054.5" calcext:value-type="float">
            <text:p>2777054.5</text:p>
          </table:table-cell>
          <table:table-cell office:value-type="string" calcext:value-type="string">
            <text:p>2891-03-20T00:00:00</text:p>
          </table:table-cell>
          <table:table-cell office:value-type="float" office:value="2777054.5" calcext:value-type="float">
            <text:p>2777054.5</text:p>
          </table:table-cell>
          <table:table-cell office:value-type="float" office:value="382408.571883" calcext:value-type="float">
            <text:p>382408.571883</text:p>
          </table:table-cell>
          <table:table-cell office:value-type="float" office:value="0.428117" calcext:value-type="float">
            <text:p>0.42811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49-01-01T00:00:00</text:p>
          </table:table-cell>
          <table:table-cell office:value-type="float" office:value="2777419.5" calcext:value-type="float">
            <text:p>2777419.5</text:p>
          </table:table-cell>
          <table:table-cell office:value-type="string" calcext:value-type="string">
            <text:p>2892-03-20T00:00:00</text:p>
          </table:table-cell>
          <table:table-cell office:value-type="float" office:value="2777420.5" calcext:value-type="float">
            <text:p>2777420.5</text:p>
          </table:table-cell>
          <table:table-cell office:value-type="float" office:value="382773.814072" calcext:value-type="float">
            <text:p>382773.814072</text:p>
          </table:table-cell>
          <table:table-cell office:value-type="float" office:value="0.185928" calcext:value-type="float">
            <text:p>0.18592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0-01-01T00:00:00</text:p>
          </table:table-cell>
          <table:table-cell office:value-type="float" office:value="2777785.5" calcext:value-type="float">
            <text:p>2777785.5</text:p>
          </table:table-cell>
          <table:table-cell office:value-type="string" calcext:value-type="string">
            <text:p>2893-03-20T00:00:00</text:p>
          </table:table-cell>
          <table:table-cell office:value-type="float" office:value="2777785.5" calcext:value-type="float">
            <text:p>2777785.5</text:p>
          </table:table-cell>
          <table:table-cell office:value-type="float" office:value="383139.056261" calcext:value-type="float">
            <text:p>383139.056261</text:p>
          </table:table-cell>
          <table:table-cell office:value-type="float" office:value="0.943739" calcext:value-type="float">
            <text:p>0.9437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1-01-01T00:00:00</text:p>
          </table:table-cell>
          <table:table-cell office:value-type="float" office:value="2778150.5" calcext:value-type="float">
            <text:p>2778150.5</text:p>
          </table:table-cell>
          <table:table-cell office:value-type="string" calcext:value-type="string">
            <text:p>2894-03-20T00:00:00</text:p>
          </table:table-cell>
          <table:table-cell office:value-type="float" office:value="2778150.5" calcext:value-type="float">
            <text:p>2778150.5</text:p>
          </table:table-cell>
          <table:table-cell office:value-type="float" office:value="383504.29845" calcext:value-type="float">
            <text:p>383504.29845</text:p>
          </table:table-cell>
          <table:table-cell office:value-type="float" office:value="0.70155" calcext:value-type="float">
            <text:p>0.70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2-01-01T00:00:00</text:p>
          </table:table-cell>
          <table:table-cell office:value-type="float" office:value="2778515.5" calcext:value-type="float">
            <text:p>2778515.5</text:p>
          </table:table-cell>
          <table:table-cell office:value-type="string" calcext:value-type="string">
            <text:p>2895-03-20T00:00:00</text:p>
          </table:table-cell>
          <table:table-cell office:value-type="float" office:value="2778515.5" calcext:value-type="float">
            <text:p>2778515.5</text:p>
          </table:table-cell>
          <table:table-cell office:value-type="float" office:value="383869.540639" calcext:value-type="float">
            <text:p>383869.540639</text:p>
          </table:table-cell>
          <table:table-cell office:value-type="float" office:value="0.459361" calcext:value-type="float">
            <text:p>0.4593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3-01-01T00:00:00</text:p>
          </table:table-cell>
          <table:table-cell office:value-type="float" office:value="2778880.5" calcext:value-type="float">
            <text:p>2778880.5</text:p>
          </table:table-cell>
          <table:table-cell office:value-type="string" calcext:value-type="string">
            <text:p>2896-03-19T00:00:00</text:p>
          </table:table-cell>
          <table:table-cell office:value-type="float" office:value="2778880.5" calcext:value-type="float">
            <text:p>2778880.5</text:p>
          </table:table-cell>
          <table:table-cell office:value-type="float" office:value="384234.782828" calcext:value-type="float">
            <text:p>384234.782828</text:p>
          </table:table-cell>
          <table:table-cell office:value-type="float" office:value="0.217172" calcext:value-type="float">
            <text:p>0.2171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4-01-01T00:00:00</text:p>
          </table:table-cell>
          <table:table-cell office:value-type="float" office:value="2779246.5" calcext:value-type="float">
            <text:p>2779246.5</text:p>
          </table:table-cell>
          <table:table-cell office:value-type="string" calcext:value-type="string">
            <text:p>2897-03-20T00:00:00</text:p>
          </table:table-cell>
          <table:table-cell office:value-type="float" office:value="2779246.5" calcext:value-type="float">
            <text:p>2779246.5</text:p>
          </table:table-cell>
          <table:table-cell office:value-type="float" office:value="384600.025017" calcext:value-type="float">
            <text:p>384600.025017</text:p>
          </table:table-cell>
          <table:table-cell office:value-type="float" office:value="0.974983" calcext:value-type="float">
            <text:p>0.9749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5-01-01T00:00:00</text:p>
          </table:table-cell>
          <table:table-cell office:value-type="float" office:value="2779611.5" calcext:value-type="float">
            <text:p>2779611.5</text:p>
          </table:table-cell>
          <table:table-cell office:value-type="string" calcext:value-type="string">
            <text:p>2898-03-20T00:00:00</text:p>
          </table:table-cell>
          <table:table-cell office:value-type="float" office:value="2779611.5" calcext:value-type="float">
            <text:p>2779611.5</text:p>
          </table:table-cell>
          <table:table-cell office:value-type="float" office:value="384965.267206" calcext:value-type="float">
            <text:p>384965.267206</text:p>
          </table:table-cell>
          <table:table-cell office:value-type="float" office:value="0.732794" calcext:value-type="float">
            <text:p>0.7327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6-01-01T00:00:00</text:p>
          </table:table-cell>
          <table:table-cell office:value-type="float" office:value="2779976.5" calcext:value-type="float">
            <text:p>2779976.5</text:p>
          </table:table-cell>
          <table:table-cell office:value-type="string" calcext:value-type="string">
            <text:p>2899-03-20T00:00:00</text:p>
          </table:table-cell>
          <table:table-cell office:value-type="float" office:value="2779976.5" calcext:value-type="float">
            <text:p>2779976.5</text:p>
          </table:table-cell>
          <table:table-cell office:value-type="float" office:value="385330.509395" calcext:value-type="float">
            <text:p>385330.509395</text:p>
          </table:table-cell>
          <table:table-cell office:value-type="float" office:value="0.490605" calcext:value-type="float">
            <text:p>0.4906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7-01-01T00:00:00</text:p>
          </table:table-cell>
          <table:table-cell office:value-type="float" office:value="2780341.5" calcext:value-type="float">
            <text:p>2780341.5</text:p>
          </table:table-cell>
          <table:table-cell office:value-type="string" calcext:value-type="string">
            <text:p>2900-03-20T00:00:00</text:p>
          </table:table-cell>
          <table:table-cell office:value-type="float" office:value="2780341.5" calcext:value-type="float">
            <text:p>2780341.5</text:p>
          </table:table-cell>
          <table:table-cell office:value-type="float" office:value="385695.751584" calcext:value-type="float">
            <text:p>385695.751584</text:p>
          </table:table-cell>
          <table:table-cell office:value-type="float" office:value="0.248416" calcext:value-type="float">
            <text:p>0.2484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8-01-01T00:00:00</text:p>
          </table:table-cell>
          <table:table-cell office:value-type="float" office:value="2780706.5" calcext:value-type="float">
            <text:p>2780706.5</text:p>
          </table:table-cell>
          <table:table-cell office:value-type="string" calcext:value-type="string">
            <text:p>2901-03-21T00:00:00</text:p>
          </table:table-cell>
          <table:table-cell office:value-type="float" office:value="2780707.5" calcext:value-type="float">
            <text:p>2780707.5</text:p>
          </table:table-cell>
          <table:table-cell office:value-type="float" office:value="386060.993773" calcext:value-type="float">
            <text:p>386060.993773</text:p>
          </table:table-cell>
          <table:table-cell office:value-type="float" office:value="0.006227" calcext:value-type="float">
            <text:p>0.00622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59-01-01T00:00:00</text:p>
          </table:table-cell>
          <table:table-cell office:value-type="float" office:value="2781072.5" calcext:value-type="float">
            <text:p>2781072.5</text:p>
          </table:table-cell>
          <table:table-cell office:value-type="string" calcext:value-type="string">
            <text:p>2902-03-21T00:00:00</text:p>
          </table:table-cell>
          <table:table-cell office:value-type="float" office:value="2781072.5" calcext:value-type="float">
            <text:p>2781072.5</text:p>
          </table:table-cell>
          <table:table-cell office:value-type="float" office:value="386426.235962" calcext:value-type="float">
            <text:p>386426.235962</text:p>
          </table:table-cell>
          <table:table-cell office:value-type="float" office:value="0.764038" calcext:value-type="float">
            <text:p>0.7640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0-01-01T00:00:00</text:p>
          </table:table-cell>
          <table:table-cell office:value-type="float" office:value="2781437.5" calcext:value-type="float">
            <text:p>2781437.5</text:p>
          </table:table-cell>
          <table:table-cell office:value-type="string" calcext:value-type="string">
            <text:p>2903-03-21T00:00:00</text:p>
          </table:table-cell>
          <table:table-cell office:value-type="float" office:value="2781437.5" calcext:value-type="float">
            <text:p>2781437.5</text:p>
          </table:table-cell>
          <table:table-cell office:value-type="float" office:value="386791.478151" calcext:value-type="float">
            <text:p>386791.478151</text:p>
          </table:table-cell>
          <table:table-cell office:value-type="float" office:value="0.521849" calcext:value-type="float">
            <text:p>0.5218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1-01-01T00:00:00</text:p>
          </table:table-cell>
          <table:table-cell office:value-type="float" office:value="2781802.5" calcext:value-type="float">
            <text:p>2781802.5</text:p>
          </table:table-cell>
          <table:table-cell office:value-type="string" calcext:value-type="string">
            <text:p>2904-03-20T00:00:00</text:p>
          </table:table-cell>
          <table:table-cell office:value-type="float" office:value="2781802.5" calcext:value-type="float">
            <text:p>2781802.5</text:p>
          </table:table-cell>
          <table:table-cell office:value-type="float" office:value="387156.72034" calcext:value-type="float">
            <text:p>387156.72034</text:p>
          </table:table-cell>
          <table:table-cell office:value-type="float" office:value="0.27966" calcext:value-type="float">
            <text:p>0.2796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2-01-01T00:00:00</text:p>
          </table:table-cell>
          <table:table-cell office:value-type="float" office:value="2782167.5" calcext:value-type="float">
            <text:p>2782167.5</text:p>
          </table:table-cell>
          <table:table-cell office:value-type="string" calcext:value-type="string">
            <text:p>2905-03-21T00:00:00</text:p>
          </table:table-cell>
          <table:table-cell office:value-type="float" office:value="2782168.5" calcext:value-type="float">
            <text:p>2782168.5</text:p>
          </table:table-cell>
          <table:table-cell office:value-type="float" office:value="387521.962529" calcext:value-type="float">
            <text:p>387521.962529</text:p>
          </table:table-cell>
          <table:table-cell office:value-type="float" office:value="0.037471" calcext:value-type="float">
            <text:p>0.03747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3-01-01T00:00:00</text:p>
          </table:table-cell>
          <table:table-cell office:value-type="float" office:value="2782533.5" calcext:value-type="float">
            <text:p>2782533.5</text:p>
          </table:table-cell>
          <table:table-cell office:value-type="string" calcext:value-type="string">
            <text:p>2906-03-21T00:00:00</text:p>
          </table:table-cell>
          <table:table-cell office:value-type="float" office:value="2782533.5" calcext:value-type="float">
            <text:p>2782533.5</text:p>
          </table:table-cell>
          <table:table-cell office:value-type="float" office:value="387887.204718" calcext:value-type="float">
            <text:p>387887.204718</text:p>
          </table:table-cell>
          <table:table-cell office:value-type="float" office:value="0.795282" calcext:value-type="float">
            <text:p>0.7952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4-01-01T00:00:00</text:p>
          </table:table-cell>
          <table:table-cell office:value-type="float" office:value="2782898.5" calcext:value-type="float">
            <text:p>2782898.5</text:p>
          </table:table-cell>
          <table:table-cell office:value-type="string" calcext:value-type="string">
            <text:p>2907-03-21T00:00:00</text:p>
          </table:table-cell>
          <table:table-cell office:value-type="float" office:value="2782898.5" calcext:value-type="float">
            <text:p>2782898.5</text:p>
          </table:table-cell>
          <table:table-cell office:value-type="float" office:value="388252.446907" calcext:value-type="float">
            <text:p>388252.446907</text:p>
          </table:table-cell>
          <table:table-cell office:value-type="float" office:value="0.553093" calcext:value-type="float">
            <text:p>0.55309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5-01-01T00:00:00</text:p>
          </table:table-cell>
          <table:table-cell office:value-type="float" office:value="2783263.5" calcext:value-type="float">
            <text:p>2783263.5</text:p>
          </table:table-cell>
          <table:table-cell office:value-type="string" calcext:value-type="string">
            <text:p>2908-03-20T00:00:00</text:p>
          </table:table-cell>
          <table:table-cell office:value-type="float" office:value="2783263.5" calcext:value-type="float">
            <text:p>2783263.5</text:p>
          </table:table-cell>
          <table:table-cell office:value-type="float" office:value="388617.689096" calcext:value-type="float">
            <text:p>388617.689096</text:p>
          </table:table-cell>
          <table:table-cell office:value-type="float" office:value="0.310904" calcext:value-type="float">
            <text:p>0.3109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6-01-01T00:00:00</text:p>
          </table:table-cell>
          <table:table-cell office:value-type="float" office:value="2783628.5" calcext:value-type="float">
            <text:p>2783628.5</text:p>
          </table:table-cell>
          <table:table-cell office:value-type="string" calcext:value-type="string">
            <text:p>2909-03-21T00:00:00</text:p>
          </table:table-cell>
          <table:table-cell office:value-type="float" office:value="2783629.5" calcext:value-type="float">
            <text:p>2783629.5</text:p>
          </table:table-cell>
          <table:table-cell office:value-type="float" office:value="388982.931285" calcext:value-type="float">
            <text:p>388982.931285</text:p>
          </table:table-cell>
          <table:table-cell office:value-type="float" office:value="0.068715" calcext:value-type="float">
            <text:p>0.06871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7-01-01T00:00:00</text:p>
          </table:table-cell>
          <table:table-cell office:value-type="float" office:value="2783994.5" calcext:value-type="float">
            <text:p>2783994.5</text:p>
          </table:table-cell>
          <table:table-cell office:value-type="string" calcext:value-type="string">
            <text:p>2910-03-21T00:00:00</text:p>
          </table:table-cell>
          <table:table-cell office:value-type="float" office:value="2783994.5" calcext:value-type="float">
            <text:p>2783994.5</text:p>
          </table:table-cell>
          <table:table-cell office:value-type="float" office:value="389348.173474" calcext:value-type="float">
            <text:p>389348.173474</text:p>
          </table:table-cell>
          <table:table-cell office:value-type="float" office:value="0.826526" calcext:value-type="float">
            <text:p>0.8265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8-01-01T00:00:00</text:p>
          </table:table-cell>
          <table:table-cell office:value-type="float" office:value="2784359.5" calcext:value-type="float">
            <text:p>2784359.5</text:p>
          </table:table-cell>
          <table:table-cell office:value-type="string" calcext:value-type="string">
            <text:p>2911-03-21T00:00:00</text:p>
          </table:table-cell>
          <table:table-cell office:value-type="float" office:value="2784359.5" calcext:value-type="float">
            <text:p>2784359.5</text:p>
          </table:table-cell>
          <table:table-cell office:value-type="float" office:value="389713.415663" calcext:value-type="float">
            <text:p>389713.415663</text:p>
          </table:table-cell>
          <table:table-cell office:value-type="float" office:value="0.584337" calcext:value-type="float">
            <text:p>0.58433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69-01-01T00:00:00</text:p>
          </table:table-cell>
          <table:table-cell office:value-type="float" office:value="2784724.5" calcext:value-type="float">
            <text:p>2784724.5</text:p>
          </table:table-cell>
          <table:table-cell office:value-type="string" calcext:value-type="string">
            <text:p>2912-03-20T00:00:00</text:p>
          </table:table-cell>
          <table:table-cell office:value-type="float" office:value="2784724.5" calcext:value-type="float">
            <text:p>2784724.5</text:p>
          </table:table-cell>
          <table:table-cell office:value-type="float" office:value="390078.657852" calcext:value-type="float">
            <text:p>390078.657852</text:p>
          </table:table-cell>
          <table:table-cell office:value-type="float" office:value="0.342148" calcext:value-type="float">
            <text:p>0.34214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0-01-01T00:00:00</text:p>
          </table:table-cell>
          <table:table-cell office:value-type="float" office:value="2785089.5" calcext:value-type="float">
            <text:p>2785089.5</text:p>
          </table:table-cell>
          <table:table-cell office:value-type="string" calcext:value-type="string">
            <text:p>2913-03-21T00:00:00</text:p>
          </table:table-cell>
          <table:table-cell office:value-type="float" office:value="2785090.5" calcext:value-type="float">
            <text:p>2785090.5</text:p>
          </table:table-cell>
          <table:table-cell office:value-type="float" office:value="390443.900041" calcext:value-type="float">
            <text:p>390443.900041</text:p>
          </table:table-cell>
          <table:table-cell office:value-type="float" office:value="0.099959" calcext:value-type="float">
            <text:p>0.09995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1-01-01T00:00:00</text:p>
          </table:table-cell>
          <table:table-cell office:value-type="float" office:value="2785455.5" calcext:value-type="float">
            <text:p>2785455.5</text:p>
          </table:table-cell>
          <table:table-cell office:value-type="string" calcext:value-type="string">
            <text:p>2914-03-21T00:00:00</text:p>
          </table:table-cell>
          <table:table-cell office:value-type="float" office:value="2785455.5" calcext:value-type="float">
            <text:p>2785455.5</text:p>
          </table:table-cell>
          <table:table-cell office:value-type="float" office:value="390809.14223" calcext:value-type="float">
            <text:p>390809.14223</text:p>
          </table:table-cell>
          <table:table-cell office:value-type="float" office:value="0.85777" calcext:value-type="float">
            <text:p>0.85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2-01-01T00:00:00</text:p>
          </table:table-cell>
          <table:table-cell office:value-type="float" office:value="2785820.5" calcext:value-type="float">
            <text:p>2785820.5</text:p>
          </table:table-cell>
          <table:table-cell office:value-type="string" calcext:value-type="string">
            <text:p>2915-03-21T00:00:00</text:p>
          </table:table-cell>
          <table:table-cell office:value-type="float" office:value="2785820.5" calcext:value-type="float">
            <text:p>2785820.5</text:p>
          </table:table-cell>
          <table:table-cell office:value-type="float" office:value="391174.384419" calcext:value-type="float">
            <text:p>391174.384419</text:p>
          </table:table-cell>
          <table:table-cell office:value-type="float" office:value="0.615581" calcext:value-type="float">
            <text:p>0.61558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3-01-01T00:00:00</text:p>
          </table:table-cell>
          <table:table-cell office:value-type="float" office:value="2786185.5" calcext:value-type="float">
            <text:p>2786185.5</text:p>
          </table:table-cell>
          <table:table-cell office:value-type="string" calcext:value-type="string">
            <text:p>2916-03-20T00:00:00</text:p>
          </table:table-cell>
          <table:table-cell office:value-type="float" office:value="2786185.5" calcext:value-type="float">
            <text:p>2786185.5</text:p>
          </table:table-cell>
          <table:table-cell office:value-type="float" office:value="391539.626608" calcext:value-type="float">
            <text:p>391539.626608</text:p>
          </table:table-cell>
          <table:table-cell office:value-type="float" office:value="0.373392" calcext:value-type="float">
            <text:p>0.37339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4-01-01T00:00:00</text:p>
          </table:table-cell>
          <table:table-cell office:value-type="float" office:value="2786550.5" calcext:value-type="float">
            <text:p>2786550.5</text:p>
          </table:table-cell>
          <table:table-cell office:value-type="string" calcext:value-type="string">
            <text:p>2917-03-21T00:00:00</text:p>
          </table:table-cell>
          <table:table-cell office:value-type="float" office:value="2786551.5" calcext:value-type="float">
            <text:p>2786551.5</text:p>
          </table:table-cell>
          <table:table-cell office:value-type="float" office:value="391904.868797" calcext:value-type="float">
            <text:p>391904.868797</text:p>
          </table:table-cell>
          <table:table-cell office:value-type="float" office:value="0.131203" calcext:value-type="float">
            <text:p>0.13120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5-01-01T00:00:00</text:p>
          </table:table-cell>
          <table:table-cell office:value-type="float" office:value="2786916.5" calcext:value-type="float">
            <text:p>2786916.5</text:p>
          </table:table-cell>
          <table:table-cell office:value-type="string" calcext:value-type="string">
            <text:p>2918-03-21T00:00:00</text:p>
          </table:table-cell>
          <table:table-cell office:value-type="float" office:value="2786916.5" calcext:value-type="float">
            <text:p>2786916.5</text:p>
          </table:table-cell>
          <table:table-cell office:value-type="float" office:value="392270.110986" calcext:value-type="float">
            <text:p>392270.110986</text:p>
          </table:table-cell>
          <table:table-cell office:value-type="float" office:value="0.889014" calcext:value-type="float">
            <text:p>0.88901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6-01-01T00:00:00</text:p>
          </table:table-cell>
          <table:table-cell office:value-type="float" office:value="2787281.5" calcext:value-type="float">
            <text:p>2787281.5</text:p>
          </table:table-cell>
          <table:table-cell office:value-type="string" calcext:value-type="string">
            <text:p>2919-03-21T00:00:00</text:p>
          </table:table-cell>
          <table:table-cell office:value-type="float" office:value="2787281.5" calcext:value-type="float">
            <text:p>2787281.5</text:p>
          </table:table-cell>
          <table:table-cell office:value-type="float" office:value="392635.353175" calcext:value-type="float">
            <text:p>392635.353175</text:p>
          </table:table-cell>
          <table:table-cell office:value-type="float" office:value="0.646825" calcext:value-type="float">
            <text:p>0.6468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7-01-01T00:00:00</text:p>
          </table:table-cell>
          <table:table-cell office:value-type="float" office:value="2787646.5" calcext:value-type="float">
            <text:p>2787646.5</text:p>
          </table:table-cell>
          <table:table-cell office:value-type="string" calcext:value-type="string">
            <text:p>2920-03-20T00:00:00</text:p>
          </table:table-cell>
          <table:table-cell office:value-type="float" office:value="2787646.5" calcext:value-type="float">
            <text:p>2787646.5</text:p>
          </table:table-cell>
          <table:table-cell office:value-type="float" office:value="393000.595364" calcext:value-type="float">
            <text:p>393000.595364</text:p>
          </table:table-cell>
          <table:table-cell office:value-type="float" office:value="0.404636" calcext:value-type="float">
            <text:p>0.40463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8-01-01T00:00:00</text:p>
          </table:table-cell>
          <table:table-cell office:value-type="float" office:value="2788011.5" calcext:value-type="float">
            <text:p>2788011.5</text:p>
          </table:table-cell>
          <table:table-cell office:value-type="string" calcext:value-type="string">
            <text:p>2921-03-21T00:00:00</text:p>
          </table:table-cell>
          <table:table-cell office:value-type="float" office:value="2788012.5" calcext:value-type="float">
            <text:p>2788012.5</text:p>
          </table:table-cell>
          <table:table-cell office:value-type="float" office:value="393365.837553" calcext:value-type="float">
            <text:p>393365.837553</text:p>
          </table:table-cell>
          <table:table-cell office:value-type="float" office:value="0.162447" calcext:value-type="float">
            <text:p>0.16244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79-01-01T00:00:00</text:p>
          </table:table-cell>
          <table:table-cell office:value-type="float" office:value="2788377.5" calcext:value-type="float">
            <text:p>2788377.5</text:p>
          </table:table-cell>
          <table:table-cell office:value-type="string" calcext:value-type="string">
            <text:p>2922-03-21T00:00:00</text:p>
          </table:table-cell>
          <table:table-cell office:value-type="float" office:value="2788377.5" calcext:value-type="float">
            <text:p>2788377.5</text:p>
          </table:table-cell>
          <table:table-cell office:value-type="float" office:value="393731.079742" calcext:value-type="float">
            <text:p>393731.079742</text:p>
          </table:table-cell>
          <table:table-cell office:value-type="float" office:value="0.920258" calcext:value-type="float">
            <text:p>0.9202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0-01-01T00:00:00</text:p>
          </table:table-cell>
          <table:table-cell office:value-type="float" office:value="2788742.5" calcext:value-type="float">
            <text:p>2788742.5</text:p>
          </table:table-cell>
          <table:table-cell office:value-type="string" calcext:value-type="string">
            <text:p>2923-03-21T00:00:00</text:p>
          </table:table-cell>
          <table:table-cell office:value-type="float" office:value="2788742.5" calcext:value-type="float">
            <text:p>2788742.5</text:p>
          </table:table-cell>
          <table:table-cell office:value-type="float" office:value="394096.321931" calcext:value-type="float">
            <text:p>394096.321931</text:p>
          </table:table-cell>
          <table:table-cell office:value-type="float" office:value="0.678069" calcext:value-type="float">
            <text:p>0.67806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1-01-01T00:00:00</text:p>
          </table:table-cell>
          <table:table-cell office:value-type="float" office:value="2789107.5" calcext:value-type="float">
            <text:p>2789107.5</text:p>
          </table:table-cell>
          <table:table-cell office:value-type="string" calcext:value-type="string">
            <text:p>2924-03-20T00:00:00</text:p>
          </table:table-cell>
          <table:table-cell office:value-type="float" office:value="2789107.5" calcext:value-type="float">
            <text:p>2789107.5</text:p>
          </table:table-cell>
          <table:table-cell office:value-type="float" office:value="394461.56412" calcext:value-type="float">
            <text:p>394461.56412</text:p>
          </table:table-cell>
          <table:table-cell office:value-type="float" office:value="0.43588" calcext:value-type="float">
            <text:p>0.43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2-01-01T00:00:00</text:p>
          </table:table-cell>
          <table:table-cell office:value-type="float" office:value="2789472.5" calcext:value-type="float">
            <text:p>2789472.5</text:p>
          </table:table-cell>
          <table:table-cell office:value-type="string" calcext:value-type="string">
            <text:p>2925-03-21T00:00:00</text:p>
          </table:table-cell>
          <table:table-cell office:value-type="float" office:value="2789473.5" calcext:value-type="float">
            <text:p>2789473.5</text:p>
          </table:table-cell>
          <table:table-cell office:value-type="float" office:value="394826.806309" calcext:value-type="float">
            <text:p>394826.806309</text:p>
          </table:table-cell>
          <table:table-cell office:value-type="float" office:value="0.193691" calcext:value-type="float">
            <text:p>0.19369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3-01-01T00:00:00</text:p>
          </table:table-cell>
          <table:table-cell office:value-type="float" office:value="2789838.5" calcext:value-type="float">
            <text:p>2789838.5</text:p>
          </table:table-cell>
          <table:table-cell office:value-type="string" calcext:value-type="string">
            <text:p>2926-03-21T00:00:00</text:p>
          </table:table-cell>
          <table:table-cell office:value-type="float" office:value="2789838.5" calcext:value-type="float">
            <text:p>2789838.5</text:p>
          </table:table-cell>
          <table:table-cell office:value-type="float" office:value="395192.048498" calcext:value-type="float">
            <text:p>395192.048498</text:p>
          </table:table-cell>
          <table:table-cell office:value-type="float" office:value="0.951502" calcext:value-type="float">
            <text:p>0.95150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4-01-01T00:00:00</text:p>
          </table:table-cell>
          <table:table-cell office:value-type="float" office:value="2790203.5" calcext:value-type="float">
            <text:p>2790203.5</text:p>
          </table:table-cell>
          <table:table-cell office:value-type="string" calcext:value-type="string">
            <text:p>2927-03-21T00:00:00</text:p>
          </table:table-cell>
          <table:table-cell office:value-type="float" office:value="2790203.5" calcext:value-type="float">
            <text:p>2790203.5</text:p>
          </table:table-cell>
          <table:table-cell office:value-type="float" office:value="395557.290687" calcext:value-type="float">
            <text:p>395557.290687</text:p>
          </table:table-cell>
          <table:table-cell office:value-type="float" office:value="0.709313" calcext:value-type="float">
            <text:p>0.7093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5-01-01T00:00:00</text:p>
          </table:table-cell>
          <table:table-cell office:value-type="float" office:value="2790568.5" calcext:value-type="float">
            <text:p>2790568.5</text:p>
          </table:table-cell>
          <table:table-cell office:value-type="string" calcext:value-type="string">
            <text:p>2928-03-20T00:00:00</text:p>
          </table:table-cell>
          <table:table-cell office:value-type="float" office:value="2790568.5" calcext:value-type="float">
            <text:p>2790568.5</text:p>
          </table:table-cell>
          <table:table-cell office:value-type="float" office:value="395922.532876" calcext:value-type="float">
            <text:p>395922.532876</text:p>
          </table:table-cell>
          <table:table-cell office:value-type="float" office:value="0.467124" calcext:value-type="float">
            <text:p>0.46712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6-01-01T00:00:00</text:p>
          </table:table-cell>
          <table:table-cell office:value-type="float" office:value="2790933.5" calcext:value-type="float">
            <text:p>2790933.5</text:p>
          </table:table-cell>
          <table:table-cell office:value-type="string" calcext:value-type="string">
            <text:p>2929-03-20T00:00:00</text:p>
          </table:table-cell>
          <table:table-cell office:value-type="float" office:value="2790933.5" calcext:value-type="float">
            <text:p>2790933.5</text:p>
          </table:table-cell>
          <table:table-cell office:value-type="float" office:value="396287.775065" calcext:value-type="float">
            <text:p>396287.775065</text:p>
          </table:table-cell>
          <table:table-cell office:value-type="float" office:value="0.224935" calcext:value-type="float">
            <text:p>0.22493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7-01-01T00:00:00</text:p>
          </table:table-cell>
          <table:table-cell office:value-type="float" office:value="2791299.5" calcext:value-type="float">
            <text:p>2791299.5</text:p>
          </table:table-cell>
          <table:table-cell office:value-type="string" calcext:value-type="string">
            <text:p>2930-03-21T00:00:00</text:p>
          </table:table-cell>
          <table:table-cell office:value-type="float" office:value="2791299.5" calcext:value-type="float">
            <text:p>2791299.5</text:p>
          </table:table-cell>
          <table:table-cell office:value-type="float" office:value="396653.017254" calcext:value-type="float">
            <text:p>396653.017254</text:p>
          </table:table-cell>
          <table:table-cell office:value-type="float" office:value="0.982746" calcext:value-type="float">
            <text:p>0.9827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8-01-01T00:00:00</text:p>
          </table:table-cell>
          <table:table-cell office:value-type="float" office:value="2791664.5" calcext:value-type="float">
            <text:p>2791664.5</text:p>
          </table:table-cell>
          <table:table-cell office:value-type="string" calcext:value-type="string">
            <text:p>2931-03-21T00:00:00</text:p>
          </table:table-cell>
          <table:table-cell office:value-type="float" office:value="2791664.5" calcext:value-type="float">
            <text:p>2791664.5</text:p>
          </table:table-cell>
          <table:table-cell office:value-type="float" office:value="397018.259443" calcext:value-type="float">
            <text:p>397018.259443</text:p>
          </table:table-cell>
          <table:table-cell office:value-type="float" office:value="0.740557" calcext:value-type="float">
            <text:p>0.74055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89-01-01T00:00:00</text:p>
          </table:table-cell>
          <table:table-cell office:value-type="float" office:value="2792029.5" calcext:value-type="float">
            <text:p>2792029.5</text:p>
          </table:table-cell>
          <table:table-cell office:value-type="string" calcext:value-type="string">
            <text:p>2932-03-20T00:00:00</text:p>
          </table:table-cell>
          <table:table-cell office:value-type="float" office:value="2792029.5" calcext:value-type="float">
            <text:p>2792029.5</text:p>
          </table:table-cell>
          <table:table-cell office:value-type="float" office:value="397383.501632" calcext:value-type="float">
            <text:p>397383.501632</text:p>
          </table:table-cell>
          <table:table-cell office:value-type="float" office:value="0.498368" calcext:value-type="float">
            <text:p>0.49836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0-01-01T00:00:00</text:p>
          </table:table-cell>
          <table:table-cell office:value-type="float" office:value="2792394.5" calcext:value-type="float">
            <text:p>2792394.5</text:p>
          </table:table-cell>
          <table:table-cell office:value-type="string" calcext:value-type="string">
            <text:p>2933-03-20T00:00:00</text:p>
          </table:table-cell>
          <table:table-cell office:value-type="float" office:value="2792394.5" calcext:value-type="float">
            <text:p>2792394.5</text:p>
          </table:table-cell>
          <table:table-cell office:value-type="float" office:value="397748.743821" calcext:value-type="float">
            <text:p>397748.743821</text:p>
          </table:table-cell>
          <table:table-cell office:value-type="float" office:value="0.256179" calcext:value-type="float">
            <text:p>0.25617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1-01-01T00:00:00</text:p>
          </table:table-cell>
          <table:table-cell office:value-type="float" office:value="2792759.5" calcext:value-type="float">
            <text:p>2792759.5</text:p>
          </table:table-cell>
          <table:table-cell office:value-type="string" calcext:value-type="string">
            <text:p>2934-03-21T00:00:00</text:p>
          </table:table-cell>
          <table:table-cell office:value-type="float" office:value="2792760.5" calcext:value-type="float">
            <text:p>2792760.5</text:p>
          </table:table-cell>
          <table:table-cell office:value-type="float" office:value="398113.98601" calcext:value-type="float">
            <text:p>398113.98601</text:p>
          </table:table-cell>
          <table:table-cell office:value-type="float" office:value="0.01399" calcext:value-type="float">
            <text:p>0.0139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2-01-01T00:00:00</text:p>
          </table:table-cell>
          <table:table-cell office:value-type="float" office:value="2793125.5" calcext:value-type="float">
            <text:p>2793125.5</text:p>
          </table:table-cell>
          <table:table-cell office:value-type="string" calcext:value-type="string">
            <text:p>2935-03-21T00:00:00</text:p>
          </table:table-cell>
          <table:table-cell office:value-type="float" office:value="2793125.5" calcext:value-type="float">
            <text:p>2793125.5</text:p>
          </table:table-cell>
          <table:table-cell office:value-type="float" office:value="398479.228199" calcext:value-type="float">
            <text:p>398479.228199</text:p>
          </table:table-cell>
          <table:table-cell office:value-type="float" office:value="0.771801" calcext:value-type="float">
            <text:p>0.77180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3-01-01T00:00:00</text:p>
          </table:table-cell>
          <table:table-cell office:value-type="float" office:value="2793490.5" calcext:value-type="float">
            <text:p>2793490.5</text:p>
          </table:table-cell>
          <table:table-cell office:value-type="string" calcext:value-type="string">
            <text:p>2936-03-20T00:00:00</text:p>
          </table:table-cell>
          <table:table-cell office:value-type="float" office:value="2793490.5" calcext:value-type="float">
            <text:p>2793490.5</text:p>
          </table:table-cell>
          <table:table-cell office:value-type="float" office:value="398844.470388" calcext:value-type="float">
            <text:p>398844.470388</text:p>
          </table:table-cell>
          <table:table-cell office:value-type="float" office:value="0.529612" calcext:value-type="float">
            <text:p>0.52961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4-01-01T00:00:00</text:p>
          </table:table-cell>
          <table:table-cell office:value-type="float" office:value="2793855.5" calcext:value-type="float">
            <text:p>2793855.5</text:p>
          </table:table-cell>
          <table:table-cell office:value-type="string" calcext:value-type="string">
            <text:p>2937-03-20T00:00:00</text:p>
          </table:table-cell>
          <table:table-cell office:value-type="float" office:value="2793855.5" calcext:value-type="float">
            <text:p>2793855.5</text:p>
          </table:table-cell>
          <table:table-cell office:value-type="float" office:value="399209.712577" calcext:value-type="float">
            <text:p>399209.712577</text:p>
          </table:table-cell>
          <table:table-cell office:value-type="float" office:value="0.287423" calcext:value-type="float">
            <text:p>0.28742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5-01-01T00:00:00</text:p>
          </table:table-cell>
          <table:table-cell office:value-type="float" office:value="2794220.5" calcext:value-type="float">
            <text:p>2794220.5</text:p>
          </table:table-cell>
          <table:table-cell office:value-type="string" calcext:value-type="string">
            <text:p>2938-03-21T00:00:00</text:p>
          </table:table-cell>
          <table:table-cell office:value-type="float" office:value="2794221.5" calcext:value-type="float">
            <text:p>2794221.5</text:p>
          </table:table-cell>
          <table:table-cell office:value-type="float" office:value="399574.954766" calcext:value-type="float">
            <text:p>399574.954766</text:p>
          </table:table-cell>
          <table:table-cell office:value-type="float" office:value="0.045234" calcext:value-type="float">
            <text:p>0.04523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6-01-01T00:00:00</text:p>
          </table:table-cell>
          <table:table-cell office:value-type="float" office:value="2794586.5" calcext:value-type="float">
            <text:p>2794586.5</text:p>
          </table:table-cell>
          <table:table-cell office:value-type="string" calcext:value-type="string">
            <text:p>2939-03-21T00:00:00</text:p>
          </table:table-cell>
          <table:table-cell office:value-type="float" office:value="2794586.5" calcext:value-type="float">
            <text:p>2794586.5</text:p>
          </table:table-cell>
          <table:table-cell office:value-type="float" office:value="399940.196955" calcext:value-type="float">
            <text:p>399940.196955</text:p>
          </table:table-cell>
          <table:table-cell office:value-type="float" office:value="0.803045" calcext:value-type="float">
            <text:p>0.80304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7-01-01T00:00:00</text:p>
          </table:table-cell>
          <table:table-cell office:value-type="float" office:value="2794951.5" calcext:value-type="float">
            <text:p>2794951.5</text:p>
          </table:table-cell>
          <table:table-cell office:value-type="string" calcext:value-type="string">
            <text:p>2940-03-20T00:00:00</text:p>
          </table:table-cell>
          <table:table-cell office:value-type="float" office:value="2794951.5" calcext:value-type="float">
            <text:p>2794951.5</text:p>
          </table:table-cell>
          <table:table-cell office:value-type="float" office:value="400305.439144" calcext:value-type="float">
            <text:p>400305.439144</text:p>
          </table:table-cell>
          <table:table-cell office:value-type="float" office:value="0.560856" calcext:value-type="float">
            <text:p>0.56085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8-01-01T00:00:00</text:p>
          </table:table-cell>
          <table:table-cell office:value-type="float" office:value="2795316.5" calcext:value-type="float">
            <text:p>2795316.5</text:p>
          </table:table-cell>
          <table:table-cell office:value-type="string" calcext:value-type="string">
            <text:p>2941-03-20T00:00:00</text:p>
          </table:table-cell>
          <table:table-cell office:value-type="float" office:value="2795316.5" calcext:value-type="float">
            <text:p>2795316.5</text:p>
          </table:table-cell>
          <table:table-cell office:value-type="float" office:value="400670.681333" calcext:value-type="float">
            <text:p>400670.681333</text:p>
          </table:table-cell>
          <table:table-cell office:value-type="float" office:value="0.318667" calcext:value-type="float">
            <text:p>0.31866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099-01-01T00:00:00</text:p>
          </table:table-cell>
          <table:table-cell office:value-type="float" office:value="2795681.5" calcext:value-type="float">
            <text:p>2795681.5</text:p>
          </table:table-cell>
          <table:table-cell office:value-type="string" calcext:value-type="string">
            <text:p>2942-03-21T00:00:00</text:p>
          </table:table-cell>
          <table:table-cell office:value-type="float" office:value="2795682.5" calcext:value-type="float">
            <text:p>2795682.5</text:p>
          </table:table-cell>
          <table:table-cell office:value-type="float" office:value="401035.923522" calcext:value-type="float">
            <text:p>401035.923522</text:p>
          </table:table-cell>
          <table:table-cell office:value-type="float" office:value="0.076478" calcext:value-type="float">
            <text:p>0.076478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0-01-01T00:00:00</text:p>
          </table:table-cell>
          <table:table-cell office:value-type="float" office:value="2796047.5" calcext:value-type="float">
            <text:p>2796047.5</text:p>
          </table:table-cell>
          <table:table-cell office:value-type="string" calcext:value-type="string">
            <text:p>2943-03-21T00:00:00</text:p>
          </table:table-cell>
          <table:table-cell office:value-type="float" office:value="2796047.5" calcext:value-type="float">
            <text:p>2796047.5</text:p>
          </table:table-cell>
          <table:table-cell office:value-type="float" office:value="401401.165711" calcext:value-type="float">
            <text:p>401401.165711</text:p>
          </table:table-cell>
          <table:table-cell office:value-type="float" office:value="0.834289" calcext:value-type="float">
            <text:p>0.83428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1-01-01T00:00:00</text:p>
          </table:table-cell>
          <table:table-cell office:value-type="float" office:value="2796412.5" calcext:value-type="float">
            <text:p>2796412.5</text:p>
          </table:table-cell>
          <table:table-cell office:value-type="string" calcext:value-type="string">
            <text:p>2944-03-20T00:00:00</text:p>
          </table:table-cell>
          <table:table-cell office:value-type="float" office:value="2796412.5" calcext:value-type="float">
            <text:p>2796412.5</text:p>
          </table:table-cell>
          <table:table-cell office:value-type="float" office:value="401766.4079" calcext:value-type="float">
            <text:p>401766.4079</text:p>
          </table:table-cell>
          <table:table-cell office:value-type="float" office:value="0.5921" calcext:value-type="float">
            <text:p>0.59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2-01-01T00:00:00</text:p>
          </table:table-cell>
          <table:table-cell office:value-type="float" office:value="2796777.5" calcext:value-type="float">
            <text:p>2796777.5</text:p>
          </table:table-cell>
          <table:table-cell office:value-type="string" calcext:value-type="string">
            <text:p>2945-03-20T00:00:00</text:p>
          </table:table-cell>
          <table:table-cell office:value-type="float" office:value="2796777.5" calcext:value-type="float">
            <text:p>2796777.5</text:p>
          </table:table-cell>
          <table:table-cell office:value-type="float" office:value="402131.650089" calcext:value-type="float">
            <text:p>402131.650089</text:p>
          </table:table-cell>
          <table:table-cell office:value-type="float" office:value="0.349911" calcext:value-type="float">
            <text:p>0.34991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3-01-01T00:00:00</text:p>
          </table:table-cell>
          <table:table-cell office:value-type="float" office:value="2797142.5" calcext:value-type="float">
            <text:p>2797142.5</text:p>
          </table:table-cell>
          <table:table-cell office:value-type="string" calcext:value-type="string">
            <text:p>2946-03-21T00:00:00</text:p>
          </table:table-cell>
          <table:table-cell office:value-type="float" office:value="2797143.5" calcext:value-type="float">
            <text:p>2797143.5</text:p>
          </table:table-cell>
          <table:table-cell office:value-type="float" office:value="402496.892278" calcext:value-type="float">
            <text:p>402496.892278</text:p>
          </table:table-cell>
          <table:table-cell office:value-type="float" office:value="0.107722" calcext:value-type="float">
            <text:p>0.107722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4-01-01T00:00:00</text:p>
          </table:table-cell>
          <table:table-cell office:value-type="float" office:value="2797508.5" calcext:value-type="float">
            <text:p>2797508.5</text:p>
          </table:table-cell>
          <table:table-cell office:value-type="string" calcext:value-type="string">
            <text:p>2947-03-21T00:00:00</text:p>
          </table:table-cell>
          <table:table-cell office:value-type="float" office:value="2797508.5" calcext:value-type="float">
            <text:p>2797508.5</text:p>
          </table:table-cell>
          <table:table-cell office:value-type="float" office:value="402862.134467" calcext:value-type="float">
            <text:p>402862.134467</text:p>
          </table:table-cell>
          <table:table-cell office:value-type="float" office:value="0.865533" calcext:value-type="float">
            <text:p>0.86553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5-01-01T00:00:00</text:p>
          </table:table-cell>
          <table:table-cell office:value-type="float" office:value="2797873.5" calcext:value-type="float">
            <text:p>2797873.5</text:p>
          </table:table-cell>
          <table:table-cell office:value-type="string" calcext:value-type="string">
            <text:p>2948-03-20T00:00:00</text:p>
          </table:table-cell>
          <table:table-cell office:value-type="float" office:value="2797873.5" calcext:value-type="float">
            <text:p>2797873.5</text:p>
          </table:table-cell>
          <table:table-cell office:value-type="float" office:value="403227.376656" calcext:value-type="float">
            <text:p>403227.376656</text:p>
          </table:table-cell>
          <table:table-cell office:value-type="float" office:value="0.623344" calcext:value-type="float">
            <text:p>0.6233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6-01-01T00:00:00</text:p>
          </table:table-cell>
          <table:table-cell office:value-type="float" office:value="2798238.5" calcext:value-type="float">
            <text:p>2798238.5</text:p>
          </table:table-cell>
          <table:table-cell office:value-type="string" calcext:value-type="string">
            <text:p>2949-03-20T00:00:00</text:p>
          </table:table-cell>
          <table:table-cell office:value-type="float" office:value="2798238.5" calcext:value-type="float">
            <text:p>2798238.5</text:p>
          </table:table-cell>
          <table:table-cell office:value-type="float" office:value="403592.618845" calcext:value-type="float">
            <text:p>403592.618845</text:p>
          </table:table-cell>
          <table:table-cell office:value-type="float" office:value="0.381155" calcext:value-type="float">
            <text:p>0.3811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7-01-01T00:00:00</text:p>
          </table:table-cell>
          <table:table-cell office:value-type="float" office:value="2798603.5" calcext:value-type="float">
            <text:p>2798603.5</text:p>
          </table:table-cell>
          <table:table-cell office:value-type="string" calcext:value-type="string">
            <text:p>2950-03-21T00:00:00</text:p>
          </table:table-cell>
          <table:table-cell office:value-type="float" office:value="2798604.5" calcext:value-type="float">
            <text:p>2798604.5</text:p>
          </table:table-cell>
          <table:table-cell office:value-type="float" office:value="403957.861034" calcext:value-type="float">
            <text:p>403957.861034</text:p>
          </table:table-cell>
          <table:table-cell office:value-type="float" office:value="0.138966" calcext:value-type="float">
            <text:p>0.13896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8-01-01T00:00:00</text:p>
          </table:table-cell>
          <table:table-cell office:value-type="float" office:value="2798969.5" calcext:value-type="float">
            <text:p>2798969.5</text:p>
          </table:table-cell>
          <table:table-cell office:value-type="string" calcext:value-type="string">
            <text:p>2951-03-21T00:00:00</text:p>
          </table:table-cell>
          <table:table-cell office:value-type="float" office:value="2798969.5" calcext:value-type="float">
            <text:p>2798969.5</text:p>
          </table:table-cell>
          <table:table-cell office:value-type="float" office:value="404323.103223" calcext:value-type="float">
            <text:p>404323.103223</text:p>
          </table:table-cell>
          <table:table-cell office:value-type="float" office:value="0.896777" calcext:value-type="float">
            <text:p>0.8967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9-01-01T00:00:00</text:p>
          </table:table-cell>
          <table:table-cell office:value-type="float" office:value="2799334.5" calcext:value-type="float">
            <text:p>2799334.5</text:p>
          </table:table-cell>
          <table:table-cell office:value-type="string" calcext:value-type="string">
            <text:p>2952-03-20T00:00:00</text:p>
          </table:table-cell>
          <table:table-cell office:value-type="float" office:value="2799334.5" calcext:value-type="float">
            <text:p>2799334.5</text:p>
          </table:table-cell>
          <table:table-cell office:value-type="float" office:value="404688.345412" calcext:value-type="float">
            <text:p>404688.345412</text:p>
          </table:table-cell>
          <table:table-cell office:value-type="float" office:value="0.654588" calcext:value-type="float">
            <text:p>0.6545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0-01-01T00:00:00</text:p>
          </table:table-cell>
          <table:table-cell office:value-type="float" office:value="2799699.5" calcext:value-type="float">
            <text:p>2799699.5</text:p>
          </table:table-cell>
          <table:table-cell office:value-type="string" calcext:value-type="string">
            <text:p>2953-03-20T00:00:00</text:p>
          </table:table-cell>
          <table:table-cell office:value-type="float" office:value="2799699.5" calcext:value-type="float">
            <text:p>2799699.5</text:p>
          </table:table-cell>
          <table:table-cell office:value-type="float" office:value="405053.587601" calcext:value-type="float">
            <text:p>405053.587601</text:p>
          </table:table-cell>
          <table:table-cell office:value-type="float" office:value="0.412399" calcext:value-type="float">
            <text:p>0.41239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1-01-01T00:00:00</text:p>
          </table:table-cell>
          <table:table-cell office:value-type="float" office:value="2800064.5" calcext:value-type="float">
            <text:p>2800064.5</text:p>
          </table:table-cell>
          <table:table-cell office:value-type="string" calcext:value-type="string">
            <text:p>2954-03-21T00:00:00</text:p>
          </table:table-cell>
          <table:table-cell office:value-type="float" office:value="2800065.5" calcext:value-type="float">
            <text:p>2800065.5</text:p>
          </table:table-cell>
          <table:table-cell office:value-type="float" office:value="405418.82979" calcext:value-type="float">
            <text:p>405418.82979</text:p>
          </table:table-cell>
          <table:table-cell office:value-type="float" office:value="0.17021" calcext:value-type="float">
            <text:p>0.1702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2-01-01T00:00:00</text:p>
          </table:table-cell>
          <table:table-cell office:value-type="float" office:value="2800430.5" calcext:value-type="float">
            <text:p>2800430.5</text:p>
          </table:table-cell>
          <table:table-cell office:value-type="string" calcext:value-type="string">
            <text:p>2955-03-21T00:00:00</text:p>
          </table:table-cell>
          <table:table-cell office:value-type="float" office:value="2800430.5" calcext:value-type="float">
            <text:p>2800430.5</text:p>
          </table:table-cell>
          <table:table-cell office:value-type="float" office:value="405784.071979" calcext:value-type="float">
            <text:p>405784.071979</text:p>
          </table:table-cell>
          <table:table-cell office:value-type="float" office:value="0.928021" calcext:value-type="float">
            <text:p>0.9280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3-01-01T00:00:00</text:p>
          </table:table-cell>
          <table:table-cell office:value-type="float" office:value="2800795.5" calcext:value-type="float">
            <text:p>2800795.5</text:p>
          </table:table-cell>
          <table:table-cell office:value-type="string" calcext:value-type="string">
            <text:p>2956-03-20T00:00:00</text:p>
          </table:table-cell>
          <table:table-cell office:value-type="float" office:value="2800795.5" calcext:value-type="float">
            <text:p>2800795.5</text:p>
          </table:table-cell>
          <table:table-cell office:value-type="float" office:value="406149.314168" calcext:value-type="float">
            <text:p>406149.314168</text:p>
          </table:table-cell>
          <table:table-cell office:value-type="float" office:value="0.685832" calcext:value-type="float">
            <text:p>0.685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4-01-01T00:00:00</text:p>
          </table:table-cell>
          <table:table-cell office:value-type="float" office:value="2801160.5" calcext:value-type="float">
            <text:p>2801160.5</text:p>
          </table:table-cell>
          <table:table-cell office:value-type="string" calcext:value-type="string">
            <text:p>2957-03-20T00:00:00</text:p>
          </table:table-cell>
          <table:table-cell office:value-type="float" office:value="2801160.5" calcext:value-type="float">
            <text:p>2801160.5</text:p>
          </table:table-cell>
          <table:table-cell office:value-type="float" office:value="406514.556357" calcext:value-type="float">
            <text:p>406514.556357</text:p>
          </table:table-cell>
          <table:table-cell office:value-type="float" office:value="0.443643" calcext:value-type="float">
            <text:p>0.443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5-01-01T00:00:00</text:p>
          </table:table-cell>
          <table:table-cell office:value-type="float" office:value="2801525.5" calcext:value-type="float">
            <text:p>2801525.5</text:p>
          </table:table-cell>
          <table:table-cell office:value-type="string" calcext:value-type="string">
            <text:p>2958-03-21T00:00:00</text:p>
          </table:table-cell>
          <table:table-cell office:value-type="float" office:value="2801526.5" calcext:value-type="float">
            <text:p>2801526.5</text:p>
          </table:table-cell>
          <table:table-cell office:value-type="float" office:value="406879.798546" calcext:value-type="float">
            <text:p>406879.798546</text:p>
          </table:table-cell>
          <table:table-cell office:value-type="float" office:value="0.201454" calcext:value-type="float">
            <text:p>0.201454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6-01-01T00:00:00</text:p>
          </table:table-cell>
          <table:table-cell office:value-type="float" office:value="2801891.5" calcext:value-type="float">
            <text:p>2801891.5</text:p>
          </table:table-cell>
          <table:table-cell office:value-type="string" calcext:value-type="string">
            <text:p>2959-03-21T00:00:00</text:p>
          </table:table-cell>
          <table:table-cell office:value-type="float" office:value="2801891.5" calcext:value-type="float">
            <text:p>2801891.5</text:p>
          </table:table-cell>
          <table:table-cell office:value-type="float" office:value="407245.040735" calcext:value-type="float">
            <text:p>407245.040735</text:p>
          </table:table-cell>
          <table:table-cell office:value-type="float" office:value="0.959265" calcext:value-type="float">
            <text:p>0.959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7-01-01T00:00:00</text:p>
          </table:table-cell>
          <table:table-cell office:value-type="float" office:value="2802256.5" calcext:value-type="float">
            <text:p>2802256.5</text:p>
          </table:table-cell>
          <table:table-cell office:value-type="string" calcext:value-type="string">
            <text:p>2960-03-20T00:00:00</text:p>
          </table:table-cell>
          <table:table-cell office:value-type="float" office:value="2802256.5" calcext:value-type="float">
            <text:p>2802256.5</text:p>
          </table:table-cell>
          <table:table-cell office:value-type="float" office:value="407610.282924" calcext:value-type="float">
            <text:p>407610.282924</text:p>
          </table:table-cell>
          <table:table-cell office:value-type="float" office:value="0.717076" calcext:value-type="float">
            <text:p>0.71707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8-01-01T00:00:00</text:p>
          </table:table-cell>
          <table:table-cell office:value-type="float" office:value="2802621.5" calcext:value-type="float">
            <text:p>2802621.5</text:p>
          </table:table-cell>
          <table:table-cell office:value-type="string" calcext:value-type="string">
            <text:p>2961-03-20T00:00:00</text:p>
          </table:table-cell>
          <table:table-cell office:value-type="float" office:value="2802621.5" calcext:value-type="float">
            <text:p>2802621.5</text:p>
          </table:table-cell>
          <table:table-cell office:value-type="float" office:value="407975.525113" calcext:value-type="float">
            <text:p>407975.525113</text:p>
          </table:table-cell>
          <table:table-cell office:value-type="float" office:value="0.474887" calcext:value-type="float">
            <text:p>0.47488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19-01-01T00:00:00</text:p>
          </table:table-cell>
          <table:table-cell office:value-type="float" office:value="2802986.5" calcext:value-type="float">
            <text:p>2802986.5</text:p>
          </table:table-cell>
          <table:table-cell office:value-type="string" calcext:value-type="string">
            <text:p>2962-03-20T00:00:00</text:p>
          </table:table-cell>
          <table:table-cell office:value-type="float" office:value="2802986.5" calcext:value-type="float">
            <text:p>2802986.5</text:p>
          </table:table-cell>
          <table:table-cell office:value-type="float" office:value="408340.767302" calcext:value-type="float">
            <text:p>408340.767302</text:p>
          </table:table-cell>
          <table:table-cell office:value-type="float" office:value="0.232698" calcext:value-type="float">
            <text:p>0.2326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0-01-01T00:00:00</text:p>
          </table:table-cell>
          <table:table-cell office:value-type="float" office:value="2803352.5" calcext:value-type="float">
            <text:p>2803352.5</text:p>
          </table:table-cell>
          <table:table-cell office:value-type="string" calcext:value-type="string">
            <text:p>2963-03-21T00:00:00</text:p>
          </table:table-cell>
          <table:table-cell office:value-type="float" office:value="2803352.5" calcext:value-type="float">
            <text:p>2803352.5</text:p>
          </table:table-cell>
          <table:table-cell office:value-type="float" office:value="408706.009491" calcext:value-type="float">
            <text:p>408706.009491</text:p>
          </table:table-cell>
          <table:table-cell office:value-type="float" office:value="0.990509" calcext:value-type="float">
            <text:p>0.99050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1-01-01T00:00:00</text:p>
          </table:table-cell>
          <table:table-cell office:value-type="float" office:value="2803717.5" calcext:value-type="float">
            <text:p>2803717.5</text:p>
          </table:table-cell>
          <table:table-cell office:value-type="string" calcext:value-type="string">
            <text:p>2964-03-20T00:00:00</text:p>
          </table:table-cell>
          <table:table-cell office:value-type="float" office:value="2803717.5" calcext:value-type="float">
            <text:p>2803717.5</text:p>
          </table:table-cell>
          <table:table-cell office:value-type="float" office:value="409071.25168" calcext:value-type="float">
            <text:p>409071.25168</text:p>
          </table:table-cell>
          <table:table-cell office:value-type="float" office:value="0.74832" calcext:value-type="float">
            <text:p>0.748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2-01-01T00:00:00</text:p>
          </table:table-cell>
          <table:table-cell office:value-type="float" office:value="2804082.5" calcext:value-type="float">
            <text:p>2804082.5</text:p>
          </table:table-cell>
          <table:table-cell office:value-type="string" calcext:value-type="string">
            <text:p>2965-03-20T00:00:00</text:p>
          </table:table-cell>
          <table:table-cell office:value-type="float" office:value="2804082.5" calcext:value-type="float">
            <text:p>2804082.5</text:p>
          </table:table-cell>
          <table:table-cell office:value-type="float" office:value="409436.493869" calcext:value-type="float">
            <text:p>409436.493869</text:p>
          </table:table-cell>
          <table:table-cell office:value-type="float" office:value="0.506131" calcext:value-type="float">
            <text:p>0.50613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3-01-01T00:00:00</text:p>
          </table:table-cell>
          <table:table-cell office:value-type="float" office:value="2804447.5" calcext:value-type="float">
            <text:p>2804447.5</text:p>
          </table:table-cell>
          <table:table-cell office:value-type="string" calcext:value-type="string">
            <text:p>2966-03-20T00:00:00</text:p>
          </table:table-cell>
          <table:table-cell office:value-type="float" office:value="2804447.5" calcext:value-type="float">
            <text:p>2804447.5</text:p>
          </table:table-cell>
          <table:table-cell office:value-type="float" office:value="409801.736058" calcext:value-type="float">
            <text:p>409801.736058</text:p>
          </table:table-cell>
          <table:table-cell office:value-type="float" office:value="0.263942" calcext:value-type="float">
            <text:p>0.26394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4-01-01T00:00:00</text:p>
          </table:table-cell>
          <table:table-cell office:value-type="float" office:value="2804812.5" calcext:value-type="float">
            <text:p>2804812.5</text:p>
          </table:table-cell>
          <table:table-cell office:value-type="string" calcext:value-type="string">
            <text:p>2967-03-21T00:00:00</text:p>
          </table:table-cell>
          <table:table-cell office:value-type="float" office:value="2804813.5" calcext:value-type="float">
            <text:p>2804813.5</text:p>
          </table:table-cell>
          <table:table-cell office:value-type="float" office:value="410166.978247" calcext:value-type="float">
            <text:p>410166.978247</text:p>
          </table:table-cell>
          <table:table-cell office:value-type="float" office:value="0.021753" calcext:value-type="float">
            <text:p>0.02175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5-01-01T00:00:00</text:p>
          </table:table-cell>
          <table:table-cell office:value-type="float" office:value="2805178.5" calcext:value-type="float">
            <text:p>2805178.5</text:p>
          </table:table-cell>
          <table:table-cell office:value-type="string" calcext:value-type="string">
            <text:p>2968-03-20T00:00:00</text:p>
          </table:table-cell>
          <table:table-cell office:value-type="float" office:value="2805178.5" calcext:value-type="float">
            <text:p>2805178.5</text:p>
          </table:table-cell>
          <table:table-cell office:value-type="float" office:value="410532.220436" calcext:value-type="float">
            <text:p>410532.220436</text:p>
          </table:table-cell>
          <table:table-cell office:value-type="float" office:value="0.779564" calcext:value-type="float">
            <text:p>0.7795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6-01-01T00:00:00</text:p>
          </table:table-cell>
          <table:table-cell office:value-type="float" office:value="2805543.5" calcext:value-type="float">
            <text:p>2805543.5</text:p>
          </table:table-cell>
          <table:table-cell office:value-type="string" calcext:value-type="string">
            <text:p>2969-03-20T00:00:00</text:p>
          </table:table-cell>
          <table:table-cell office:value-type="float" office:value="2805543.5" calcext:value-type="float">
            <text:p>2805543.5</text:p>
          </table:table-cell>
          <table:table-cell office:value-type="float" office:value="410897.462625" calcext:value-type="float">
            <text:p>410897.462625</text:p>
          </table:table-cell>
          <table:table-cell office:value-type="float" office:value="0.537375" calcext:value-type="float">
            <text:p>0.53737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7-01-01T00:00:00</text:p>
          </table:table-cell>
          <table:table-cell office:value-type="float" office:value="2805908.5" calcext:value-type="float">
            <text:p>2805908.5</text:p>
          </table:table-cell>
          <table:table-cell office:value-type="string" calcext:value-type="string">
            <text:p>2970-03-20T00:00:00</text:p>
          </table:table-cell>
          <table:table-cell office:value-type="float" office:value="2805908.5" calcext:value-type="float">
            <text:p>2805908.5</text:p>
          </table:table-cell>
          <table:table-cell office:value-type="float" office:value="411262.704814" calcext:value-type="float">
            <text:p>411262.704814</text:p>
          </table:table-cell>
          <table:table-cell office:value-type="float" office:value="0.295186" calcext:value-type="float">
            <text:p>0.29518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8-01-01T00:00:00</text:p>
          </table:table-cell>
          <table:table-cell office:value-type="float" office:value="2806273.5" calcext:value-type="float">
            <text:p>2806273.5</text:p>
          </table:table-cell>
          <table:table-cell office:value-type="string" calcext:value-type="string">
            <text:p>2971-03-21T00:00:00</text:p>
          </table:table-cell>
          <table:table-cell office:value-type="float" office:value="2806274.5" calcext:value-type="float">
            <text:p>2806274.5</text:p>
          </table:table-cell>
          <table:table-cell office:value-type="float" office:value="411627.947003" calcext:value-type="float">
            <text:p>411627.947003</text:p>
          </table:table-cell>
          <table:table-cell office:value-type="float" office:value="0.052997" calcext:value-type="float">
            <text:p>0.05299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29-01-01T00:00:00</text:p>
          </table:table-cell>
          <table:table-cell office:value-type="float" office:value="2806639.5" calcext:value-type="float">
            <text:p>2806639.5</text:p>
          </table:table-cell>
          <table:table-cell office:value-type="string" calcext:value-type="string">
            <text:p>2972-03-20T00:00:00</text:p>
          </table:table-cell>
          <table:table-cell office:value-type="float" office:value="2806639.5" calcext:value-type="float">
            <text:p>2806639.5</text:p>
          </table:table-cell>
          <table:table-cell office:value-type="float" office:value="411993.189192" calcext:value-type="float">
            <text:p>411993.189192</text:p>
          </table:table-cell>
          <table:table-cell office:value-type="float" office:value="0.810808" calcext:value-type="float">
            <text:p>0.81080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0-01-01T00:00:00</text:p>
          </table:table-cell>
          <table:table-cell office:value-type="float" office:value="2807004.5" calcext:value-type="float">
            <text:p>2807004.5</text:p>
          </table:table-cell>
          <table:table-cell office:value-type="string" calcext:value-type="string">
            <text:p>2973-03-20T00:00:00</text:p>
          </table:table-cell>
          <table:table-cell office:value-type="float" office:value="2807004.5" calcext:value-type="float">
            <text:p>2807004.5</text:p>
          </table:table-cell>
          <table:table-cell office:value-type="float" office:value="412358.431381" calcext:value-type="float">
            <text:p>412358.431381</text:p>
          </table:table-cell>
          <table:table-cell office:value-type="float" office:value="0.568619" calcext:value-type="float">
            <text:p>0.56861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1-01-01T00:00:00</text:p>
          </table:table-cell>
          <table:table-cell office:value-type="float" office:value="2807369.5" calcext:value-type="float">
            <text:p>2807369.5</text:p>
          </table:table-cell>
          <table:table-cell office:value-type="string" calcext:value-type="string">
            <text:p>2974-03-20T00:00:00</text:p>
          </table:table-cell>
          <table:table-cell office:value-type="float" office:value="2807369.5" calcext:value-type="float">
            <text:p>2807369.5</text:p>
          </table:table-cell>
          <table:table-cell office:value-type="float" office:value="412723.67357" calcext:value-type="float">
            <text:p>412723.67357</text:p>
          </table:table-cell>
          <table:table-cell office:value-type="float" office:value="0.32643" calcext:value-type="float">
            <text:p>0.3264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2-01-01T00:00:00</text:p>
          </table:table-cell>
          <table:table-cell office:value-type="float" office:value="2807734.5" calcext:value-type="float">
            <text:p>2807734.5</text:p>
          </table:table-cell>
          <table:table-cell office:value-type="string" calcext:value-type="string">
            <text:p>2975-03-21T00:00:00</text:p>
          </table:table-cell>
          <table:table-cell office:value-type="float" office:value="2807735.5" calcext:value-type="float">
            <text:p>2807735.5</text:p>
          </table:table-cell>
          <table:table-cell office:value-type="float" office:value="413088.915759" calcext:value-type="float">
            <text:p>413088.915759</text:p>
          </table:table-cell>
          <table:table-cell office:value-type="float" office:value="0.084241" calcext:value-type="float">
            <text:p>0.084241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3-01-01T00:00:00</text:p>
          </table:table-cell>
          <table:table-cell office:value-type="float" office:value="2808100.5" calcext:value-type="float">
            <text:p>2808100.5</text:p>
          </table:table-cell>
          <table:table-cell office:value-type="string" calcext:value-type="string">
            <text:p>2976-03-20T00:00:00</text:p>
          </table:table-cell>
          <table:table-cell office:value-type="float" office:value="2808100.5" calcext:value-type="float">
            <text:p>2808100.5</text:p>
          </table:table-cell>
          <table:table-cell office:value-type="float" office:value="413454.157948" calcext:value-type="float">
            <text:p>413454.157948</text:p>
          </table:table-cell>
          <table:table-cell office:value-type="float" office:value="0.842052" calcext:value-type="float">
            <text:p>0.8420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4-01-01T00:00:00</text:p>
          </table:table-cell>
          <table:table-cell office:value-type="float" office:value="2808465.5" calcext:value-type="float">
            <text:p>2808465.5</text:p>
          </table:table-cell>
          <table:table-cell office:value-type="string" calcext:value-type="string">
            <text:p>2977-03-20T00:00:00</text:p>
          </table:table-cell>
          <table:table-cell office:value-type="float" office:value="2808465.5" calcext:value-type="float">
            <text:p>2808465.5</text:p>
          </table:table-cell>
          <table:table-cell office:value-type="float" office:value="413819.400137" calcext:value-type="float">
            <text:p>413819.400137</text:p>
          </table:table-cell>
          <table:table-cell office:value-type="float" office:value="0.599863" calcext:value-type="float">
            <text:p>0.59986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5-01-01T00:00:00</text:p>
          </table:table-cell>
          <table:table-cell office:value-type="float" office:value="2808830.5" calcext:value-type="float">
            <text:p>2808830.5</text:p>
          </table:table-cell>
          <table:table-cell office:value-type="string" calcext:value-type="string">
            <text:p>2978-03-20T00:00:00</text:p>
          </table:table-cell>
          <table:table-cell office:value-type="float" office:value="2808830.5" calcext:value-type="float">
            <text:p>2808830.5</text:p>
          </table:table-cell>
          <table:table-cell office:value-type="float" office:value="414184.642326" calcext:value-type="float">
            <text:p>414184.642326</text:p>
          </table:table-cell>
          <table:table-cell office:value-type="float" office:value="0.357674" calcext:value-type="float">
            <text:p>0.35767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6-01-01T00:00:00</text:p>
          </table:table-cell>
          <table:table-cell office:value-type="float" office:value="2809195.5" calcext:value-type="float">
            <text:p>2809195.5</text:p>
          </table:table-cell>
          <table:table-cell office:value-type="string" calcext:value-type="string">
            <text:p>2979-03-21T00:00:00</text:p>
          </table:table-cell>
          <table:table-cell office:value-type="float" office:value="2809196.5" calcext:value-type="float">
            <text:p>2809196.5</text:p>
          </table:table-cell>
          <table:table-cell office:value-type="float" office:value="414549.884515" calcext:value-type="float">
            <text:p>414549.884515</text:p>
          </table:table-cell>
          <table:table-cell office:value-type="float" office:value="0.115485" calcext:value-type="float">
            <text:p>0.115485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7-01-01T00:00:00</text:p>
          </table:table-cell>
          <table:table-cell office:value-type="float" office:value="2809561.5" calcext:value-type="float">
            <text:p>2809561.5</text:p>
          </table:table-cell>
          <table:table-cell office:value-type="string" calcext:value-type="string">
            <text:p>2980-03-20T00:00:00</text:p>
          </table:table-cell>
          <table:table-cell office:value-type="float" office:value="2809561.5" calcext:value-type="float">
            <text:p>2809561.5</text:p>
          </table:table-cell>
          <table:table-cell office:value-type="float" office:value="414915.126704" calcext:value-type="float">
            <text:p>414915.126704</text:p>
          </table:table-cell>
          <table:table-cell office:value-type="float" office:value="0.873296" calcext:value-type="float">
            <text:p>0.87329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8-01-01T00:00:00</text:p>
          </table:table-cell>
          <table:table-cell office:value-type="float" office:value="2809926.5" calcext:value-type="float">
            <text:p>2809926.5</text:p>
          </table:table-cell>
          <table:table-cell office:value-type="string" calcext:value-type="string">
            <text:p>2981-03-20T00:00:00</text:p>
          </table:table-cell>
          <table:table-cell office:value-type="float" office:value="2809926.5" calcext:value-type="float">
            <text:p>2809926.5</text:p>
          </table:table-cell>
          <table:table-cell office:value-type="float" office:value="415280.368893" calcext:value-type="float">
            <text:p>415280.368893</text:p>
          </table:table-cell>
          <table:table-cell office:value-type="float" office:value="0.631107" calcext:value-type="float">
            <text:p>0.63110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39-01-01T00:00:00</text:p>
          </table:table-cell>
          <table:table-cell office:value-type="float" office:value="2810291.5" calcext:value-type="float">
            <text:p>2810291.5</text:p>
          </table:table-cell>
          <table:table-cell office:value-type="string" calcext:value-type="string">
            <text:p>2982-03-20T00:00:00</text:p>
          </table:table-cell>
          <table:table-cell office:value-type="float" office:value="2810291.5" calcext:value-type="float">
            <text:p>2810291.5</text:p>
          </table:table-cell>
          <table:table-cell office:value-type="float" office:value="415645.611082" calcext:value-type="float">
            <text:p>415645.611082</text:p>
          </table:table-cell>
          <table:table-cell office:value-type="float" office:value="0.388918" calcext:value-type="float">
            <text:p>0.38891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0-01-01T00:00:00</text:p>
          </table:table-cell>
          <table:table-cell office:value-type="float" office:value="2810656.5" calcext:value-type="float">
            <text:p>2810656.5</text:p>
          </table:table-cell>
          <table:table-cell office:value-type="string" calcext:value-type="string">
            <text:p>2983-03-21T00:00:00</text:p>
          </table:table-cell>
          <table:table-cell office:value-type="float" office:value="2810657.5" calcext:value-type="float">
            <text:p>2810657.5</text:p>
          </table:table-cell>
          <table:table-cell office:value-type="float" office:value="416010.853271" calcext:value-type="float">
            <text:p>416010.853271</text:p>
          </table:table-cell>
          <table:table-cell office:value-type="float" office:value="0.146729" calcext:value-type="float">
            <text:p>0.146729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1-01-01T00:00:00</text:p>
          </table:table-cell>
          <table:table-cell office:value-type="float" office:value="2811022.5" calcext:value-type="float">
            <text:p>2811022.5</text:p>
          </table:table-cell>
          <table:table-cell office:value-type="string" calcext:value-type="string">
            <text:p>2984-03-20T00:00:00</text:p>
          </table:table-cell>
          <table:table-cell office:value-type="float" office:value="2811022.5" calcext:value-type="float">
            <text:p>2811022.5</text:p>
          </table:table-cell>
          <table:table-cell office:value-type="float" office:value="416376.09546" calcext:value-type="float">
            <text:p>416376.09546</text:p>
          </table:table-cell>
          <table:table-cell office:value-type="float" office:value="0.90454" calcext:value-type="float">
            <text:p>0.904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2-01-01T00:00:00</text:p>
          </table:table-cell>
          <table:table-cell office:value-type="float" office:value="2811387.5" calcext:value-type="float">
            <text:p>2811387.5</text:p>
          </table:table-cell>
          <table:table-cell office:value-type="string" calcext:value-type="string">
            <text:p>2985-03-20T00:00:00</text:p>
          </table:table-cell>
          <table:table-cell office:value-type="float" office:value="2811387.5" calcext:value-type="float">
            <text:p>2811387.5</text:p>
          </table:table-cell>
          <table:table-cell office:value-type="float" office:value="416741.337649" calcext:value-type="float">
            <text:p>416741.337649</text:p>
          </table:table-cell>
          <table:table-cell office:value-type="float" office:value="0.662351" calcext:value-type="float">
            <text:p>0.66235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3-01-01T00:00:00</text:p>
          </table:table-cell>
          <table:table-cell office:value-type="float" office:value="2811752.5" calcext:value-type="float">
            <text:p>2811752.5</text:p>
          </table:table-cell>
          <table:table-cell office:value-type="string" calcext:value-type="string">
            <text:p>2986-03-20T00:00:00</text:p>
          </table:table-cell>
          <table:table-cell office:value-type="float" office:value="2811752.5" calcext:value-type="float">
            <text:p>2811752.5</text:p>
          </table:table-cell>
          <table:table-cell office:value-type="float" office:value="417106.579838" calcext:value-type="float">
            <text:p>417106.579838</text:p>
          </table:table-cell>
          <table:table-cell office:value-type="float" office:value="0.420162" calcext:value-type="float">
            <text:p>0.42016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4-01-01T00:00:00</text:p>
          </table:table-cell>
          <table:table-cell office:value-type="float" office:value="2812117.5" calcext:value-type="float">
            <text:p>2812117.5</text:p>
          </table:table-cell>
          <table:table-cell office:value-type="string" calcext:value-type="string">
            <text:p>2987-03-21T00:00:00</text:p>
          </table:table-cell>
          <table:table-cell office:value-type="float" office:value="2812118.5" calcext:value-type="float">
            <text:p>2812118.5</text:p>
          </table:table-cell>
          <table:table-cell office:value-type="float" office:value="417471.822027" calcext:value-type="float">
            <text:p>417471.822027</text:p>
          </table:table-cell>
          <table:table-cell office:value-type="float" office:value="0.177973" calcext:value-type="float">
            <text:p>0.177973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5-01-01T00:00:00</text:p>
          </table:table-cell>
          <table:table-cell office:value-type="float" office:value="2812483.5" calcext:value-type="float">
            <text:p>2812483.5</text:p>
          </table:table-cell>
          <table:table-cell office:value-type="string" calcext:value-type="string">
            <text:p>2988-03-20T00:00:00</text:p>
          </table:table-cell>
          <table:table-cell office:value-type="float" office:value="2812483.5" calcext:value-type="float">
            <text:p>2812483.5</text:p>
          </table:table-cell>
          <table:table-cell office:value-type="float" office:value="417837.064216" calcext:value-type="float">
            <text:p>417837.064216</text:p>
          </table:table-cell>
          <table:table-cell office:value-type="float" office:value="0.935784" calcext:value-type="float">
            <text:p>0.9357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6-01-01T00:00:00</text:p>
          </table:table-cell>
          <table:table-cell office:value-type="float" office:value="2812848.5" calcext:value-type="float">
            <text:p>2812848.5</text:p>
          </table:table-cell>
          <table:table-cell office:value-type="string" calcext:value-type="string">
            <text:p>2989-03-20T00:00:00</text:p>
          </table:table-cell>
          <table:table-cell office:value-type="float" office:value="2812848.5" calcext:value-type="float">
            <text:p>2812848.5</text:p>
          </table:table-cell>
          <table:table-cell office:value-type="float" office:value="418202.306405" calcext:value-type="float">
            <text:p>418202.306405</text:p>
          </table:table-cell>
          <table:table-cell office:value-type="float" office:value="0.693595" calcext:value-type="float">
            <text:p>0.69359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7-01-01T00:00:00</text:p>
          </table:table-cell>
          <table:table-cell office:value-type="float" office:value="2813213.5" calcext:value-type="float">
            <text:p>2813213.5</text:p>
          </table:table-cell>
          <table:table-cell office:value-type="string" calcext:value-type="string">
            <text:p>2990-03-20T00:00:00</text:p>
          </table:table-cell>
          <table:table-cell office:value-type="float" office:value="2813213.5" calcext:value-type="float">
            <text:p>2813213.5</text:p>
          </table:table-cell>
          <table:table-cell office:value-type="float" office:value="418567.548594" calcext:value-type="float">
            <text:p>418567.548594</text:p>
          </table:table-cell>
          <table:table-cell office:value-type="float" office:value="0.451406" calcext:value-type="float">
            <text:p>0.45140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8-01-01T00:00:00</text:p>
          </table:table-cell>
          <table:table-cell office:value-type="float" office:value="2813578.5" calcext:value-type="float">
            <text:p>2813578.5</text:p>
          </table:table-cell>
          <table:table-cell office:value-type="string" calcext:value-type="string">
            <text:p>2991-03-21T00:00:00</text:p>
          </table:table-cell>
          <table:table-cell office:value-type="float" office:value="2813579.5" calcext:value-type="float">
            <text:p>2813579.5</text:p>
          </table:table-cell>
          <table:table-cell office:value-type="float" office:value="418932.790783" calcext:value-type="float">
            <text:p>418932.790783</text:p>
          </table:table-cell>
          <table:table-cell office:value-type="float" office:value="0.209217" calcext:value-type="float">
            <text:p>0.209217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9-01-01T00:00:00</text:p>
          </table:table-cell>
          <table:table-cell office:value-type="float" office:value="2813944.5" calcext:value-type="float">
            <text:p>2813944.5</text:p>
          </table:table-cell>
          <table:table-cell office:value-type="string" calcext:value-type="string">
            <text:p>2992-03-20T00:00:00</text:p>
          </table:table-cell>
          <table:table-cell office:value-type="float" office:value="2813944.5" calcext:value-type="float">
            <text:p>2813944.5</text:p>
          </table:table-cell>
          <table:table-cell office:value-type="float" office:value="419298.032972" calcext:value-type="float">
            <text:p>419298.032972</text:p>
          </table:table-cell>
          <table:table-cell office:value-type="float" office:value="0.967028" calcext:value-type="float">
            <text:p>0.96702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0-01-01T00:00:00</text:p>
          </table:table-cell>
          <table:table-cell office:value-type="float" office:value="2814309.5" calcext:value-type="float">
            <text:p>2814309.5</text:p>
          </table:table-cell>
          <table:table-cell office:value-type="string" calcext:value-type="string">
            <text:p>2993-03-20T00:00:00</text:p>
          </table:table-cell>
          <table:table-cell office:value-type="float" office:value="2814309.5" calcext:value-type="float">
            <text:p>2814309.5</text:p>
          </table:table-cell>
          <table:table-cell office:value-type="float" office:value="419663.275161" calcext:value-type="float">
            <text:p>419663.275161</text:p>
          </table:table-cell>
          <table:table-cell office:value-type="float" office:value="0.724839" calcext:value-type="float">
            <text:p>0.72483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1-01-01T00:00:00</text:p>
          </table:table-cell>
          <table:table-cell office:value-type="float" office:value="2814674.5" calcext:value-type="float">
            <text:p>2814674.5</text:p>
          </table:table-cell>
          <table:table-cell office:value-type="string" calcext:value-type="string">
            <text:p>2994-03-20T00:00:00</text:p>
          </table:table-cell>
          <table:table-cell office:value-type="float" office:value="2814674.5" calcext:value-type="float">
            <text:p>2814674.5</text:p>
          </table:table-cell>
          <table:table-cell office:value-type="float" office:value="420028.51735" calcext:value-type="float">
            <text:p>420028.51735</text:p>
          </table:table-cell>
          <table:table-cell office:value-type="float" office:value="0.48265" calcext:value-type="float">
            <text:p>0.482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2-01-01T00:00:00</text:p>
          </table:table-cell>
          <table:table-cell office:value-type="float" office:value="2815039.5" calcext:value-type="float">
            <text:p>2815039.5</text:p>
          </table:table-cell>
          <table:table-cell office:value-type="string" calcext:value-type="string">
            <text:p>2995-03-20T00:00:00</text:p>
          </table:table-cell>
          <table:table-cell office:value-type="float" office:value="2815039.5" calcext:value-type="float">
            <text:p>2815039.5</text:p>
          </table:table-cell>
          <table:table-cell office:value-type="float" office:value="420393.759539" calcext:value-type="float">
            <text:p>420393.759539</text:p>
          </table:table-cell>
          <table:table-cell office:value-type="float" office:value="0.240461" calcext:value-type="float">
            <text:p>0.24046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3-01-01T00:00:00</text:p>
          </table:table-cell>
          <table:table-cell office:value-type="float" office:value="2815405.5" calcext:value-type="float">
            <text:p>2815405.5</text:p>
          </table:table-cell>
          <table:table-cell office:value-type="string" calcext:value-type="string">
            <text:p>2996-03-20T00:00:00</text:p>
          </table:table-cell>
          <table:table-cell office:value-type="float" office:value="2815405.5" calcext:value-type="float">
            <text:p>2815405.5</text:p>
          </table:table-cell>
          <table:table-cell office:value-type="float" office:value="420759.001728" calcext:value-type="float">
            <text:p>420759.001728</text:p>
          </table:table-cell>
          <table:table-cell office:value-type="float" office:value="0.998272" calcext:value-type="float">
            <text:p>0.9982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4-01-01T00:00:00</text:p>
          </table:table-cell>
          <table:table-cell office:value-type="float" office:value="2815770.5" calcext:value-type="float">
            <text:p>2815770.5</text:p>
          </table:table-cell>
          <table:table-cell office:value-type="string" calcext:value-type="string">
            <text:p>2997-03-20T00:00:00</text:p>
          </table:table-cell>
          <table:table-cell office:value-type="float" office:value="2815770.5" calcext:value-type="float">
            <text:p>2815770.5</text:p>
          </table:table-cell>
          <table:table-cell office:value-type="float" office:value="421124.243917" calcext:value-type="float">
            <text:p>421124.243917</text:p>
          </table:table-cell>
          <table:table-cell office:value-type="float" office:value="0.756083" calcext:value-type="float">
            <text:p>0.75608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5-01-01T00:00:00</text:p>
          </table:table-cell>
          <table:table-cell office:value-type="float" office:value="2816135.5" calcext:value-type="float">
            <text:p>2816135.5</text:p>
          </table:table-cell>
          <table:table-cell office:value-type="string" calcext:value-type="string">
            <text:p>2998-03-20T00:00:00</text:p>
          </table:table-cell>
          <table:table-cell office:value-type="float" office:value="2816135.5" calcext:value-type="float">
            <text:p>2816135.5</text:p>
          </table:table-cell>
          <table:table-cell office:value-type="float" office:value="421489.486106" calcext:value-type="float">
            <text:p>421489.486106</text:p>
          </table:table-cell>
          <table:table-cell office:value-type="float" office:value="0.513894" calcext:value-type="float">
            <text:p>0.51389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6-01-01T00:00:00</text:p>
          </table:table-cell>
          <table:table-cell office:value-type="float" office:value="2816500.5" calcext:value-type="float">
            <text:p>2816500.5</text:p>
          </table:table-cell>
          <table:table-cell office:value-type="string" calcext:value-type="string">
            <text:p>2999-03-20T00:00:00</text:p>
          </table:table-cell>
          <table:table-cell office:value-type="float" office:value="2816500.5" calcext:value-type="float">
            <text:p>2816500.5</text:p>
          </table:table-cell>
          <table:table-cell office:value-type="float" office:value="421854.728295" calcext:value-type="float">
            <text:p>421854.728295</text:p>
          </table:table-cell>
          <table:table-cell office:value-type="float" office:value="0.271705" calcext:value-type="float">
            <text:p>0.27170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7-01-01T00:00:00</text:p>
          </table:table-cell>
          <table:table-cell office:value-type="float" office:value="2816865.5" calcext:value-type="float">
            <text:p>2816865.5</text:p>
          </table:table-cell>
          <table:table-cell office:value-type="string" calcext:value-type="string">
            <text:p>3000-03-21T00:00:00</text:p>
          </table:table-cell>
          <table:table-cell office:value-type="float" office:value="2816866.5" calcext:value-type="float">
            <text:p>2816866.5</text:p>
          </table:table-cell>
          <table:table-cell office:value-type="float" office:value="422219.970484" calcext:value-type="float">
            <text:p>422219.970484</text:p>
          </table:table-cell>
          <table:table-cell office:value-type="float" office:value="0.029516" calcext:value-type="float">
            <text:p>0.02951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8-01-01T00:00:00</text:p>
          </table:table-cell>
          <table:table-cell office:value-type="float" office:value="2817231.5" calcext:value-type="float">
            <text:p>2817231.5</text:p>
          </table:table-cell>
          <table:table-cell office:value-type="string" calcext:value-type="string">
            <text:p>3001-03-21T00:00:00</text:p>
          </table:table-cell>
          <table:table-cell office:value-type="float" office:value="2817231.5" calcext:value-type="float">
            <text:p>2817231.5</text:p>
          </table:table-cell>
          <table:table-cell office:value-type="float" office:value="422585.212673" calcext:value-type="float">
            <text:p>422585.212673</text:p>
          </table:table-cell>
          <table:table-cell office:value-type="float" office:value="0.787327" calcext:value-type="float">
            <text:p>0.7873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59-01-01T00:00:00</text:p>
          </table:table-cell>
          <table:table-cell office:value-type="float" office:value="2817596.5" calcext:value-type="float">
            <text:p>2817596.5</text:p>
          </table:table-cell>
          <table:table-cell office:value-type="string" calcext:value-type="string">
            <text:p>3002-03-21T00:00:00</text:p>
          </table:table-cell>
          <table:table-cell office:value-type="float" office:value="2817596.5" calcext:value-type="float">
            <text:p>2817596.5</text:p>
          </table:table-cell>
          <table:table-cell office:value-type="float" office:value="422950.454862" calcext:value-type="float">
            <text:p>422950.454862</text:p>
          </table:table-cell>
          <table:table-cell office:value-type="float" office:value="0.545138" calcext:value-type="float">
            <text:p>0.54513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0-01-01T00:00:00</text:p>
          </table:table-cell>
          <table:table-cell office:value-type="float" office:value="2817961.5" calcext:value-type="float">
            <text:p>2817961.5</text:p>
          </table:table-cell>
          <table:table-cell office:value-type="string" calcext:value-type="string">
            <text:p>3003-03-21T00:00:00</text:p>
          </table:table-cell>
          <table:table-cell office:value-type="float" office:value="2817961.5" calcext:value-type="float">
            <text:p>2817961.5</text:p>
          </table:table-cell>
          <table:table-cell office:value-type="float" office:value="423315.697051" calcext:value-type="float">
            <text:p>423315.697051</text:p>
          </table:table-cell>
          <table:table-cell office:value-type="float" office:value="0.302949" calcext:value-type="float">
            <text:p>0.30294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61-01-01T00:00:00</text:p>
          </table:table-cell>
          <table:table-cell office:value-type="float" office:value="2818326.5" calcext:value-type="float">
            <text:p>2818326.5</text:p>
          </table:table-cell>
          <table:table-cell office:value-type="string" calcext:value-type="string">
            <text:p>3004-03-21T00:00:00</text:p>
          </table:table-cell>
          <table:table-cell office:value-type="float" office:value="2818327.5" calcext:value-type="float">
            <text:p>2818327.5</text:p>
          </table:table-cell>
          <table:table-cell office:value-type="float" office:value="423680.93924" calcext:value-type="float">
            <text:p>423680.93924</text:p>
          </table:table-cell>
          <table:table-cell office:value-type="float" office:value="0.06076" calcext:value-type="float">
            <text:p>0.06076</text:p>
          </table:table-cell>
          <table:table-cell office:value-type="float" office:value="-1" calcext:value-type="float">
            <text:p>-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21:02:46.494418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23T21:32:25.082704366</dc:date>
    <meta:editing-duration>P4DT17H26M39S</meta:editing-duration>
    <meta:editing-cycles>48</meta:editing-cycles>
    <meta:generator>LibreOffice/6.4.7.2$Linux_X86_64 LibreOffice_project/40$Build-2</meta:generator>
    <meta:document-statistic meta:table-count="1" meta:cell-count="999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1.2" chart:maximum="1.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ff00" svg:stroke-opacity="50%" draw:fill-color="#ffff00" draw:opacity="5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146cm" svg:height="30.804cm" xlink:href=".." xlink:type="simple" chart:class="chart:line" chart:style-name="ch1">
        <chart:legend chart:legend-position="end" svg:x="4.644cm" svg:y="26.903cm" style:legend-expansion="custom" chartooo:width="3.297cm" chartooo:height="1.291cm" style:legend-expansion-aspect-ratio="2.55383423702556" chart:style-name="ch2"/>
        <chart:plot-area chart:style-name="ch3" table:cell-range-address="jd_from_badi_date.F1:jd_from_badi_date.G1428" chart:data-source-has-labels="row" svg:x="0.924cm" svg:y="1.67cm" svg:width="58.496cm" svg:height="28.443cm">
          <chartooo:coordinate-region svg:x="1.778cm" svg:y="1.67cm" svg:width="57.642cm" svg:height="2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d_from_badi_date.F2:jd_from_badi_date.F1428" chart:label-cell-address="jd_from_badi_date.F1:jd_from_badi_date.F1" chart:class="chart:line">
            <chart:data-point chart:repeated="1427"/>
          </chart:series>
          <chart:series chart:style-name="ch8" chart:values-cell-range-address="jd_from_badi_date.G2:jd_from_badi_date.G1428" chart:label-cell-address="jd_from_badi_date.G1:jd_from_badi_date.G1" chart:class="chart:line">
            <chart:data-point chart:repeated="14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jd_from_badi_date.F1:jd_from_badi_date.F1</svg:desc>
                </draw:g>
              </table:table-cell>
              <table:table-cell office:value-type="string">
                <text:p>+- 1 year</text:p>
                <draw:g>
                  <svg:desc>jd_from_badi_date.G1:jd_from_badi_dat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1329">
                <text:p>0.211329</text:p>
                <draw:g>
                  <svg:desc>jd_from_badi_date.F2:jd_from_badi_date.F1428</svg:desc>
                </draw:g>
              </table:table-cell>
              <table:table-cell office:value-type="float" office:value="0">
                <text:p>0</text:p>
                <draw:g>
                  <svg:desc>jd_from_badi_date.G2:jd_from_badi_date.G14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914">
                <text:p>0.96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6951">
                <text:p>0.726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4762">
                <text:p>0.484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2573">
                <text:p>0.24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384">
                <text:p>0.00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8195">
                <text:p>0.75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6006">
                <text:p>0.516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73817">
                <text:p>0.273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1628">
                <text:p>0.03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89439">
                <text:p>0.789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725">
                <text:p>0.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5061">
                <text:p>0.30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2872">
                <text:p>0.06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20683">
                <text:p>0.820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78494">
                <text:p>0.578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6305">
                <text:p>0.33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94116">
                <text:p>0.09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1927">
                <text:p>0.85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9738">
                <text:p>0.60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549">
                <text:p>0.367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536">
                <text:p>0.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3171">
                <text:p>0.883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0982">
                <text:p>0.640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8793">
                <text:p>0.39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6604">
                <text:p>0.15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14415">
                <text:p>0.914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2226">
                <text:p>0.67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0037">
                <text:p>0.43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7848">
                <text:p>0.187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5659">
                <text:p>0.945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0347">
                <text:p>0.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61281">
                <text:p>0.46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9092">
                <text:p>0.21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76903">
                <text:p>0.976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34714">
                <text:p>0.734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92525">
                <text:p>0.49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0336">
                <text:p>0.25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8147">
                <text:p>0.008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65958">
                <text:p>0.76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23769">
                <text:p>0.52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8158">
                <text:p>0.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9391">
                <text:p>0.039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97202">
                <text:p>0.79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5013">
                <text:p>0.555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2824">
                <text:p>0.31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0635">
                <text:p>0.07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28446">
                <text:p>0.828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6257">
                <text:p>0.586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4068">
                <text:p>0.3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01879">
                <text:p>0.10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5969">
                <text:p>0.85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17501">
                <text:p>0.61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75312">
                <text:p>0.375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33123">
                <text:p>0.13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90934">
                <text:p>0.890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8745">
                <text:p>0.648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06556">
                <text:p>0.406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4367">
                <text:p>0.164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22178">
                <text:p>0.92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79989">
                <text:p>0.67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78">
                <text:p>0.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95611">
                <text:p>0.195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53422">
                <text:p>0.953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11233">
                <text:p>0.71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9044">
                <text:p>0.46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26855">
                <text:p>0.226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84666">
                <text:p>0.984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42477">
                <text:p>0.74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00288">
                <text:p>0.50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8099">
                <text:p>0.25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591">
                <text:p>0.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3721">
                <text:p>0.773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31532">
                <text:p>0.53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9343">
                <text:p>0.28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7154">
                <text:p>0.04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04965">
                <text:p>0.80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62776">
                <text:p>0.56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0587">
                <text:p>0.32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78398">
                <text:p>0.078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36209">
                <text:p>0.836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9402">
                <text:p>0.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51831">
                <text:p>0.35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09642">
                <text:p>0.109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7453">
                <text:p>0.867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25264">
                <text:p>0.625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83075">
                <text:p>0.38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0886">
                <text:p>0.140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8697">
                <text:p>0.898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56508">
                <text:p>0.65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4319">
                <text:p>0.41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7213">
                <text:p>0.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9941">
                <text:p>0.929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87752">
                <text:p>0.687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45563">
                <text:p>0.44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03374">
                <text:p>0.20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1185">
                <text:p>0.96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18996">
                <text:p>0.71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6807">
                <text:p>0.47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34618">
                <text:p>0.23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92429">
                <text:p>0.992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5024">
                <text:p>0.75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8051">
                <text:p>0.508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65862">
                <text:p>0.26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23673">
                <text:p>0.023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81484">
                <text:p>0.78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39295">
                <text:p>0.539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97106">
                <text:p>0.297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4917">
                <text:p>0.05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12728">
                <text:p>0.81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70539">
                <text:p>0.57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835">
                <text:p>0.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86161">
                <text:p>0.086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3972">
                <text:p>0.84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01783">
                <text:p>0.60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9594">
                <text:p>0.35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17405">
                <text:p>0.11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75216">
                <text:p>0.875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33027">
                <text:p>0.63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90838">
                <text:p>0.390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48649">
                <text:p>0.148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0646">
                <text:p>0.90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64271">
                <text:p>0.664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22082">
                <text:p>0.42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9893">
                <text:p>0.179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37704">
                <text:p>0.937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95515">
                <text:p>0.69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53326">
                <text:p>0.45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1137">
                <text:p>0.21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8948">
                <text:p>0.968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26759">
                <text:p>0.72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8457">
                <text:p>0.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42381">
                <text:p>0.24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758003">
                <text:p>0.758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515814">
                <text:p>0.51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73625">
                <text:p>0.27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1436">
                <text:p>0.03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89247">
                <text:p>0.789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47058">
                <text:p>0.54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04869">
                <text:p>0.30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268">
                <text:p>0.0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20491">
                <text:p>0.820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578302">
                <text:p>0.57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6113">
                <text:p>0.336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93924">
                <text:p>0.09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51735">
                <text:p>0.851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09546">
                <text:p>0.609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67357">
                <text:p>0.36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5168">
                <text:p>0.125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82979">
                <text:p>0.88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4079">
                <text:p>0.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98601">
                <text:p>0.39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6412">
                <text:p>0.156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14223">
                <text:p>0.914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2034">
                <text:p>0.67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29845">
                <text:p>0.42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87656">
                <text:p>0.18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5467">
                <text:p>0.945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03278">
                <text:p>0.70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61089">
                <text:p>0.46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189">
                <text:p>0.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6711">
                <text:p>0.976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734522">
                <text:p>0.73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92333">
                <text:p>0.49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50144">
                <text:p>0.25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7955">
                <text:p>0.00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765766">
                <text:p>0.765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23577">
                <text:p>0.523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81388">
                <text:p>0.28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9199">
                <text:p>0.039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9701">
                <text:p>0.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54821">
                <text:p>0.554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12632">
                <text:p>0.31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70443">
                <text:p>0.07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828254">
                <text:p>0.828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86065">
                <text:p>0.58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43876">
                <text:p>0.3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01687">
                <text:p>0.10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59498">
                <text:p>0.859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7309">
                <text:p>0.617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7512">
                <text:p>0.37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2931">
                <text:p>0.13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90742">
                <text:p>0.890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48553">
                <text:p>0.64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06364">
                <text:p>0.406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64175">
                <text:p>0.16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21986">
                <text:p>0.92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79797">
                <text:p>0.6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37608">
                <text:p>0.437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95419">
                <text:p>0.19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5323">
                <text:p>0.9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711041">
                <text:p>0.71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68852">
                <text:p>0.46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226663">
                <text:p>0.22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84474">
                <text:p>0.984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42285">
                <text:p>0.74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00096">
                <text:p>0.5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57907">
                <text:p>0.25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5718">
                <text:p>0.015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73529">
                <text:p>0.77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3134">
                <text:p>0.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89151">
                <text:p>0.28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46962">
                <text:p>0.04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804773">
                <text:p>0.80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62584">
                <text:p>0.56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20395">
                <text:p>0.320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8206">
                <text:p>0.078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36017">
                <text:p>0.836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593828">
                <text:p>0.59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51639">
                <text:p>0.35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0945">
                <text:p>0.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67261">
                <text:p>0.867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625072">
                <text:p>0.625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82883">
                <text:p>0.38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40694">
                <text:p>0.14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98505">
                <text:p>0.898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656316">
                <text:p>0.656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14127">
                <text:p>0.41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71938">
                <text:p>0.17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29749">
                <text:p>0.929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68756">
                <text:p>0.68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45371">
                <text:p>0.44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03182">
                <text:p>0.20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60993">
                <text:p>0.960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18804">
                <text:p>0.71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76615">
                <text:p>0.476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34426">
                <text:p>0.23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92237">
                <text:p>0.992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50048">
                <text:p>0.75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07859">
                <text:p>0.50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6567">
                <text:p>0.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3481">
                <text:p>0.02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81292">
                <text:p>0.78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39103">
                <text:p>0.53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96914">
                <text:p>0.29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54725">
                <text:p>0.0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812536">
                <text:p>0.8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70347">
                <text:p>0.5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28158">
                <text:p>0.3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5969">
                <text:p>0.08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84378">
                <text:p>0.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601591">
                <text:p>0.6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59402">
                <text:p>0.3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17213">
                <text:p>0.1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875024">
                <text:p>0.875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632835">
                <text:p>0.6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90646">
                <text:p>0.39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48457">
                <text:p>0.1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06268">
                <text:p>0.906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664079">
                <text:p>0.6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2189">
                <text:p>0.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79701">
                <text:p>0.1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37512">
                <text:p>0.937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695323">
                <text:p>0.69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53134">
                <text:p>0.4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10945">
                <text:p>0.2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68756">
                <text:p>0.968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26567">
                <text:p>0.7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84378">
                <text:p>0.4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42189">
                <text:p>0.2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757811">
                <text:p>0.7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15622">
                <text:p>0.5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73433">
                <text:p>0.2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31244">
                <text:p>0.0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789055">
                <text:p>0.78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46866">
                <text:p>0.5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04677">
                <text:p>0.3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62488">
                <text:p>0.0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820299">
                <text:p>0.8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7811">
                <text:p>0.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35921">
                <text:p>0.3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3732">
                <text:p>0.0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851543">
                <text:p>0.8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09354">
                <text:p>0.6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67165">
                <text:p>0.3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24976">
                <text:p>0.1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882787">
                <text:p>0.882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640598">
                <text:p>0.6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98409">
                <text:p>0.39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5622">
                <text:p>0.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14031">
                <text:p>0.91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71842">
                <text:p>0.6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29653">
                <text:p>0.4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87464">
                <text:p>0.1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45275">
                <text:p>0.945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703086">
                <text:p>0.7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60897">
                <text:p>0.4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218708">
                <text:p>0.2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76519">
                <text:p>0.976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73433">
                <text:p>0.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92141">
                <text:p>0.4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249952">
                <text:p>0.2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7763">
                <text:p>0.0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765574">
                <text:p>0.7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23385">
                <text:p>0.5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281196">
                <text:p>0.2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9007">
                <text:p>0.0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96818">
                <text:p>0.7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554629">
                <text:p>0.5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1244">
                <text:p>0.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70251">
                <text:p>0.0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828062">
                <text:p>0.8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85873">
                <text:p>0.5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43684">
                <text:p>0.3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1495">
                <text:p>0.1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859306">
                <text:p>0.8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617117">
                <text:p>0.6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74928">
                <text:p>0.3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32739">
                <text:p>0.1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89055">
                <text:p>0.89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648361">
                <text:p>0.6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06172">
                <text:p>0.4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63983">
                <text:p>0.1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21794">
                <text:p>0.921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79605">
                <text:p>0.6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37416">
                <text:p>0.4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5227">
                <text:p>0.1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53038">
                <text:p>0.953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710849">
                <text:p>0.7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6866">
                <text:p>0.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26471">
                <text:p>0.2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84282">
                <text:p>0.984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42093">
                <text:p>0.7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99904">
                <text:p>0.4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57715">
                <text:p>0.2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5526">
                <text:p>0.0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73337">
                <text:p>0.7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31148">
                <text:p>0.5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88959">
                <text:p>0.2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677">
                <text:p>0.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04581">
                <text:p>0.804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62392">
                <text:p>0.5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20203">
                <text:p>0.3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78014">
                <text:p>0.0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835825">
                <text:p>0.8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93636">
                <text:p>0.5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51447">
                <text:p>0.3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09258">
                <text:p>0.109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867069">
                <text:p>0.8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2488">
                <text:p>0.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2691">
                <text:p>0.3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40502">
                <text:p>0.1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98313">
                <text:p>0.898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56124">
                <text:p>0.6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13935">
                <text:p>0.4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71746">
                <text:p>0.1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29557">
                <text:p>0.929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687368">
                <text:p>0.6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45179">
                <text:p>0.4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20299">
                <text:p>0.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60801">
                <text:p>0.960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18612">
                <text:p>0.7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76423">
                <text:p>0.4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234234">
                <text:p>0.2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92045">
                <text:p>0.992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49856">
                <text:p>0.7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07667">
                <text:p>0.507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65478">
                <text:p>0.2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23289">
                <text:p>0.0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811">
                <text:p>0.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538911">
                <text:p>0.5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296722">
                <text:p>0.2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54533">
                <text:p>0.0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12344">
                <text:p>0.81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570155">
                <text:p>0.5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27966">
                <text:p>0.3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85777">
                <text:p>0.0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43588">
                <text:p>0.8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601399">
                <text:p>0.60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5921">
                <text:p>0.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17021">
                <text:p>0.117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874832">
                <text:p>0.8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632643">
                <text:p>0.6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90454">
                <text:p>0.3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48265">
                <text:p>0.1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06076">
                <text:p>0.906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663887">
                <text:p>0.66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21698">
                <text:p>0.42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79509">
                <text:p>0.179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3732">
                <text:p>0.93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695131">
                <text:p>0.695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52942">
                <text:p>0.45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10753">
                <text:p>0.210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68564">
                <text:p>0.968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726375">
                <text:p>0.72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84186">
                <text:p>0.484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241997">
                <text:p>0.24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99808">
                <text:p>0.999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757619">
                <text:p>0.75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1543">
                <text:p>0.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273241">
                <text:p>0.27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1052">
                <text:p>0.03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788863">
                <text:p>0.788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46674">
                <text:p>0.54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04485">
                <text:p>0.30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62296">
                <text:p>0.06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820107">
                <text:p>0.820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77918">
                <text:p>0.577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35729">
                <text:p>0.335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9354">
                <text:p>0.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851351">
                <text:p>0.85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09162">
                <text:p>0.609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66973">
                <text:p>0.36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24784">
                <text:p>0.12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82595">
                <text:p>0.88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640406">
                <text:p>0.640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8217">
                <text:p>0.398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56028">
                <text:p>0.156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913839">
                <text:p>0.913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67165">
                <text:p>0.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29461">
                <text:p>0.429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87272">
                <text:p>0.187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945083">
                <text:p>0.945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02894">
                <text:p>0.70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60705">
                <text:p>0.460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18516">
                <text:p>0.21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976327">
                <text:p>0.976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734138">
                <text:p>0.734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91949">
                <text:p>0.49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4976">
                <text:p>0.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7571">
                <text:p>0.007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765382">
                <text:p>0.76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523193">
                <text:p>0.52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81004">
                <text:p>0.28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8815">
                <text:p>0.03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96626">
                <text:p>0.796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554437">
                <text:p>0.554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12248">
                <text:p>0.31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70059">
                <text:p>0.07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82787">
                <text:p>0.8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585681">
                <text:p>0.58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43492">
                <text:p>0.343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01303">
                <text:p>0.10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859114">
                <text:p>0.85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616925">
                <text:p>0.616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74736">
                <text:p>0.374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32547">
                <text:p>0.13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890358">
                <text:p>0.89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648169">
                <text:p>0.64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63791">
                <text:p>0.16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921602">
                <text:p>0.92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679413">
                <text:p>0.679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37224">
                <text:p>0.437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95035">
                <text:p>0.19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952846">
                <text:p>0.952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710657">
                <text:p>0.710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68468">
                <text:p>0.46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26279">
                <text:p>0.22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98409">
                <text:p>0.98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741901">
                <text:p>0.74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99712">
                <text:p>0.49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57523">
                <text:p>0.25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5334">
                <text:p>0.015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773145">
                <text:p>0.77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530956">
                <text:p>0.53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88767">
                <text:p>0.288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46578">
                <text:p>0.046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04389">
                <text:p>0.804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5622">
                <text:p>0.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20011">
                <text:p>0.32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77822">
                <text:p>0.077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835633">
                <text:p>0.83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593444">
                <text:p>0.593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51255">
                <text:p>0.35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09066">
                <text:p>0.109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866877">
                <text:p>0.86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624688">
                <text:p>0.62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82499">
                <text:p>0.38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4031">
                <text:p>0.1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898121">
                <text:p>0.898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655932">
                <text:p>0.655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13743">
                <text:p>0.413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71554">
                <text:p>0.17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929365">
                <text:p>0.929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687176">
                <text:p>0.68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44987">
                <text:p>0.444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202798">
                <text:p>0.20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60609">
                <text:p>0.960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71842">
                <text:p>0.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76231">
                <text:p>0.47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234042">
                <text:p>0.23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991853">
                <text:p>0.991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749664">
                <text:p>0.74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507475">
                <text:p>0.507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65286">
                <text:p>0.265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23097">
                <text:p>0.02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780908">
                <text:p>0.780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538719">
                <text:p>0.53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29653">
                <text:p>0.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54341">
                <text:p>0.054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12152">
                <text:p>0.81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69963">
                <text:p>0.569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327774">
                <text:p>0.32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85585">
                <text:p>0.08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843396">
                <text:p>0.84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01207">
                <text:p>0.60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359018">
                <text:p>0.359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16829">
                <text:p>0.116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87464">
                <text:p>0.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32451">
                <text:p>0.63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390262">
                <text:p>0.39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48073">
                <text:p>0.148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905884">
                <text:p>0.905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663695">
                <text:p>0.66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21506">
                <text:p>0.42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79317">
                <text:p>0.17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937128">
                <text:p>0.937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694939">
                <text:p>0.694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5275">
                <text:p>0.45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10561">
                <text:p>0.210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968372">
                <text:p>0.968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726183">
                <text:p>0.726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83994">
                <text:p>0.48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241805">
                <text:p>0.24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999616">
                <text:p>0.999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757427">
                <text:p>0.757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515238">
                <text:p>0.515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273049">
                <text:p>0.27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3086">
                <text:p>0.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788671">
                <text:p>0.78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546482">
                <text:p>0.54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04293">
                <text:p>0.304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62104">
                <text:p>0.06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819915">
                <text:p>0.81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77726">
                <text:p>0.577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335537">
                <text:p>0.335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93348">
                <text:p>0.093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851159">
                <text:p>0.85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0897">
                <text:p>0.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366781">
                <text:p>0.366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24592">
                <text:p>0.12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882403">
                <text:p>0.88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640214">
                <text:p>0.64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98025">
                <text:p>0.398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55836">
                <text:p>0.15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913647">
                <text:p>0.913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671458">
                <text:p>0.67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29269">
                <text:p>0.429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8708">
                <text:p>0.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944891">
                <text:p>0.944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702702">
                <text:p>0.70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60513">
                <text:p>0.46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18324">
                <text:p>0.218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976135">
                <text:p>0.976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733946">
                <text:p>0.73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91757">
                <text:p>0.49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49568">
                <text:p>0.249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7379">
                <text:p>0.007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76519">
                <text:p>0.7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523001">
                <text:p>0.52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80812">
                <text:p>0.280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38623">
                <text:p>0.03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796434">
                <text:p>0.79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54245">
                <text:p>0.55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312056">
                <text:p>0.31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69867">
                <text:p>0.069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27678">
                <text:p>0.827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85489">
                <text:p>0.585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3433">
                <text:p>0.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01111">
                <text:p>0.1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858922">
                <text:p>0.858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616733">
                <text:p>0.616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74544">
                <text:p>0.374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32355">
                <text:p>0.13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890166">
                <text:p>0.890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647977">
                <text:p>0.64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05788">
                <text:p>0.405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63599">
                <text:p>0.163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92141">
                <text:p>0.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679221">
                <text:p>0.679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37032">
                <text:p>0.43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94843">
                <text:p>0.194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52654">
                <text:p>0.95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710465">
                <text:p>0.71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68276">
                <text:p>0.46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26087">
                <text:p>0.226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983898">
                <text:p>0.983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741709">
                <text:p>0.74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9952">
                <text:p>0.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257331">
                <text:p>0.25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5142">
                <text:p>0.015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772953">
                <text:p>0.77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530764">
                <text:p>0.530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288575">
                <text:p>0.288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46386">
                <text:p>0.04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804197">
                <text:p>0.804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62008">
                <text:p>0.56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319819">
                <text:p>0.31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7763">
                <text:p>0.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835441">
                <text:p>0.8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93252">
                <text:p>0.593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351063">
                <text:p>0.35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08874">
                <text:p>0.108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866685">
                <text:p>0.86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624496">
                <text:p>0.624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382307">
                <text:p>0.38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40118">
                <text:p>0.14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897929">
                <text:p>0.897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65574">
                <text:p>0.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13551">
                <text:p>0.413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71362">
                <text:p>0.17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929173">
                <text:p>0.929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686984">
                <text:p>0.686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44795">
                <text:p>0.44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02606">
                <text:p>0.20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960417">
                <text:p>0.96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718228">
                <text:p>0.71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76039">
                <text:p>0.476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23385">
                <text:p>0.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991661">
                <text:p>0.99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749472">
                <text:p>0.749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507283">
                <text:p>0.507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265094">
                <text:p>0.265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22905">
                <text:p>0.02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780716">
                <text:p>0.780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538527">
                <text:p>0.53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296338">
                <text:p>0.29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54149">
                <text:p>0.054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81196">
                <text:p>0.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69771">
                <text:p>0.56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327582">
                <text:p>0.32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85393">
                <text:p>0.085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43204">
                <text:p>0.843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601015">
                <text:p>0.60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58826">
                <text:p>0.358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16637">
                <text:p>0.116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874448">
                <text:p>0.87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632259">
                <text:p>0.63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9007">
                <text:p>0.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47881">
                <text:p>0.147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905692">
                <text:p>0.905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63503">
                <text:p>0.663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21314">
                <text:p>0.42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79125">
                <text:p>0.17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36936">
                <text:p>0.936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694747">
                <text:p>0.694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52558">
                <text:p>0.45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10369">
                <text:p>0.21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96818">
                <text:p>0.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725991">
                <text:p>0.725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83802">
                <text:p>0.483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41613">
                <text:p>0.24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999424">
                <text:p>0.999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757235">
                <text:p>0.757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515046">
                <text:p>0.515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72857">
                <text:p>0.272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30668">
                <text:p>0.030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788479">
                <text:p>0.788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54629">
                <text:p>0.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04101">
                <text:p>0.304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61912">
                <text:p>0.061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819723">
                <text:p>0.819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577534">
                <text:p>0.577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35345">
                <text:p>0.335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93156">
                <text:p>0.093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850967">
                <text:p>0.850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08778">
                <text:p>0.608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66589">
                <text:p>0.366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244">
                <text:p>0.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882211">
                <text:p>0.882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640022">
                <text:p>0.640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397833">
                <text:p>0.397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55644">
                <text:p>0.155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913455">
                <text:p>0.913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671266">
                <text:p>0.671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29077">
                <text:p>0.429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86888">
                <text:p>0.186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944699">
                <text:p>0.944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70251">
                <text:p>0.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60321">
                <text:p>0.460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218132">
                <text:p>0.218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975943">
                <text:p>0.975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733754">
                <text:p>0.733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91565">
                <text:p>0.491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249376">
                <text:p>0.249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7187">
                <text:p>0.007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764998">
                <text:p>0.764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522809">
                <text:p>0.522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28062">
                <text:p>0.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38431">
                <text:p>0.0384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796242">
                <text:p>0.796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554053">
                <text:p>0.55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311864">
                <text:p>0.311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69675">
                <text:p>0.069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827486">
                <text:p>0.827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585297">
                <text:p>0.585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343108">
                <text:p>0.343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00919">
                <text:p>0.100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85873">
                <text:p>0.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616541">
                <text:p>0.616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374352">
                <text:p>0.37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32163">
                <text:p>0.13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889974">
                <text:p>0.889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647785">
                <text:p>0.647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05596">
                <text:p>0.40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63407">
                <text:p>0.163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921218">
                <text:p>0.921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679029">
                <text:p>0.679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3684">
                <text:p>0.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94651">
                <text:p>0.194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952462">
                <text:p>0.952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710273">
                <text:p>0.710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68084">
                <text:p>0.468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225895">
                <text:p>0.225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983706">
                <text:p>0.983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741517">
                <text:p>0.741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99328">
                <text:p>0.499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257139">
                <text:p>0.257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1495">
                <text:p>0.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772761">
                <text:p>0.772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530572">
                <text:p>0.53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288383">
                <text:p>0.288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46194">
                <text:p>0.046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804005">
                <text:p>0.80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561816">
                <text:p>0.561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319627">
                <text:p>0.319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77438">
                <text:p>0.077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835249">
                <text:p>0.835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59306">
                <text:p>0.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350871">
                <text:p>0.350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08682">
                <text:p>0.1086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866493">
                <text:p>0.866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624304">
                <text:p>0.624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382115">
                <text:p>0.38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39926">
                <text:p>0.139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897737">
                <text:p>0.897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55548">
                <text:p>0.655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13359">
                <text:p>0.413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7117">
                <text:p>0.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928981">
                <text:p>0.928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686792">
                <text:p>0.686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44603">
                <text:p>0.444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02414">
                <text:p>0.202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960225">
                <text:p>0.960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718036">
                <text:p>0.718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75847">
                <text:p>0.475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33658">
                <text:p>0.2336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991469">
                <text:p>0.991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74928">
                <text:p>0.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507091">
                <text:p>0.507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264902">
                <text:p>0.264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22713">
                <text:p>0.022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780524">
                <text:p>0.780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538335">
                <text:p>0.538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296146">
                <text:p>0.296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53957">
                <text:p>0.05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811768">
                <text:p>0.811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569579">
                <text:p>0.569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32739">
                <text:p>0.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85201">
                <text:p>0.085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843012">
                <text:p>0.843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600823">
                <text:p>0.600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358634">
                <text:p>0.358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16445">
                <text:p>0.116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874256">
                <text:p>0.874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632067">
                <text:p>0.632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389878">
                <text:p>0.389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47689">
                <text:p>0.147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9055">
                <text:p>0.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663311">
                <text:p>0.663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21122">
                <text:p>0.421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78933">
                <text:p>0.178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936744">
                <text:p>0.936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694555">
                <text:p>0.6945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52366">
                <text:p>0.452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210177">
                <text:p>0.210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967988">
                <text:p>0.967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725799">
                <text:p>0.725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8361">
                <text:p>0.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241421">
                <text:p>0.241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999232">
                <text:p>0.99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757043">
                <text:p>0.757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514854">
                <text:p>0.514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272665">
                <text:p>0.27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30476">
                <text:p>0.030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788287">
                <text:p>0.788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546098">
                <text:p>0.546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303909">
                <text:p>0.303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6172">
                <text:p>0.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819531">
                <text:p>0.819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577342">
                <text:p>0.577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335153">
                <text:p>0.335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92964">
                <text:p>0.092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850775">
                <text:p>0.8507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608586">
                <text:p>0.608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366397">
                <text:p>0.3663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24208">
                <text:p>0.124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882019">
                <text:p>0.882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63983">
                <text:p>0.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397641">
                <text:p>0.397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55452">
                <text:p>0.155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913263">
                <text:p>0.913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671074">
                <text:p>0.671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28885">
                <text:p>0.428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86696">
                <text:p>0.186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944507">
                <text:p>0.9445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702318">
                <text:p>0.702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60129">
                <text:p>0.460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21794">
                <text:p>0.21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975751">
                <text:p>0.975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733562">
                <text:p>0.733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91373">
                <text:p>0.49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249184">
                <text:p>0.249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6995">
                <text:p>0.0069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764806">
                <text:p>0.764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522617">
                <text:p>0.522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280428">
                <text:p>0.280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38239">
                <text:p>0.0382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79605">
                <text:p>0.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553861">
                <text:p>0.553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311672">
                <text:p>0.311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69483">
                <text:p>0.069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827294">
                <text:p>0.827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585105">
                <text:p>0.585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342916">
                <text:p>0.342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00727">
                <text:p>0.100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858538">
                <text:p>0.858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616349">
                <text:p>0.616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37416">
                <text:p>0.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31971">
                <text:p>0.13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889782">
                <text:p>0.88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647593">
                <text:p>0.647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405404">
                <text:p>0.405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63215">
                <text:p>0.163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921026">
                <text:p>0.921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678837">
                <text:p>0.678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436648">
                <text:p>0.436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94459">
                <text:p>0.194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95227">
                <text:p>0.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710081">
                <text:p>0.710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467892">
                <text:p>0.467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225703">
                <text:p>0.225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983514">
                <text:p>0.9835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741325">
                <text:p>0.741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99136">
                <text:p>0.499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256947">
                <text:p>0.256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14758">
                <text:p>0.0147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772569">
                <text:p>0.772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53038">
                <text:p>0.53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288191">
                <text:p>0.288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46002">
                <text:p>0.0460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803813">
                <text:p>0.803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561624">
                <text:p>0.561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319435">
                <text:p>0.319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77246">
                <text:p>0.077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835057">
                <text:p>0.835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592868">
                <text:p>0.592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350679">
                <text:p>0.350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0849">
                <text:p>0.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866301">
                <text:p>0.866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624112">
                <text:p>0.624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381923">
                <text:p>0.381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39734">
                <text:p>0.139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897545">
                <text:p>0.897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655356">
                <text:p>0.655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413167">
                <text:p>0.413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70978">
                <text:p>0.170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928789">
                <text:p>0.928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6866">
                <text:p>0.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444411">
                <text:p>0.444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202222">
                <text:p>0.20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960033">
                <text:p>0.960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717844">
                <text:p>0.71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475655">
                <text:p>0.475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233466">
                <text:p>0.233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991277">
                <text:p>0.991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749088">
                <text:p>0.749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506899">
                <text:p>0.506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26471">
                <text:p>0.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22521">
                <text:p>0.022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780332">
                <text:p>0.780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538143">
                <text:p>0.538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295954">
                <text:p>0.295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53765">
                <text:p>0.053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811576">
                <text:p>0.811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569387">
                <text:p>0.569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327198">
                <text:p>0.327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85009">
                <text:p>0.085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84282">
                <text:p>0.84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600631">
                <text:p>0.600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358442">
                <text:p>0.358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16253">
                <text:p>0.116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874064">
                <text:p>0.87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631875">
                <text:p>0.631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389686">
                <text:p>0.389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47497">
                <text:p>0.147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905308">
                <text:p>0.905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663119">
                <text:p>0.663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42093">
                <text:p>0.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78741">
                <text:p>0.178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936552">
                <text:p>0.936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694363">
                <text:p>0.694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452174">
                <text:p>0.452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209985">
                <text:p>0.209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967796">
                <text:p>0.967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725607">
                <text:p>0.725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483418">
                <text:p>0.483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241229">
                <text:p>0.241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99904">
                <text:p>0.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756851">
                <text:p>0.7568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514662">
                <text:p>0.514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272473">
                <text:p>0.272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30284">
                <text:p>0.030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788095">
                <text:p>0.788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545906">
                <text:p>0.545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303717">
                <text:p>0.303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61528">
                <text:p>0.061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819339">
                <text:p>0.819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57715">
                <text:p>0.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334961">
                <text:p>0.334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92772">
                <text:p>0.092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850583">
                <text:p>0.8505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608394">
                <text:p>0.608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366205">
                <text:p>0.366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24016">
                <text:p>0.12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881827">
                <text:p>0.881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639638">
                <text:p>0.6396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397449">
                <text:p>0.397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5526">
                <text:p>0.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913071">
                <text:p>0.91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670882">
                <text:p>0.670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428693">
                <text:p>0.428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86504">
                <text:p>0.186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944315">
                <text:p>0.944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702126">
                <text:p>0.702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59937">
                <text:p>0.459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217748">
                <text:p>0.217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975559">
                <text:p>0.975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73337">
                <text:p>0.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491181">
                <text:p>0.491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248992">
                <text:p>0.248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6803">
                <text:p>0.0068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764614">
                <text:p>0.764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522425">
                <text:p>0.522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280236">
                <text:p>0.280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38047">
                <text:p>0.0380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795858">
                <text:p>0.795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553669">
                <text:p>0.553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31148">
                <text:p>0.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69291">
                <text:p>0.0692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827102">
                <text:p>0.827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584913">
                <text:p>0.584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342724">
                <text:p>0.342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00535">
                <text:p>0.100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858346">
                <text:p>0.858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616157">
                <text:p>0.616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373968">
                <text:p>0.37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31779">
                <text:p>0.131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88959">
                <text:p>0.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647401">
                <text:p>0.647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05212">
                <text:p>0.405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63023">
                <text:p>0.163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920834">
                <text:p>0.920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678645">
                <text:p>0.678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36456">
                <text:p>0.436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94267">
                <text:p>0.194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952078">
                <text:p>0.952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709889">
                <text:p>0.709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677">
                <text:p>0.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225511">
                <text:p>0.225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983322">
                <text:p>0.983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741133">
                <text:p>0.74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498944">
                <text:p>0.498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256755">
                <text:p>0.256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14566">
                <text:p>0.014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772377">
                <text:p>0.772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530188">
                <text:p>0.530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287999">
                <text:p>0.287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4581">
                <text:p>0.045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803621">
                <text:p>0.803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561432">
                <text:p>0.561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319243">
                <text:p>0.319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77054">
                <text:p>0.0770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834865">
                <text:p>0.83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592676">
                <text:p>0.592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350487">
                <text:p>0.350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08298">
                <text:p>0.108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866109">
                <text:p>0.866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62392">
                <text:p>0.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381731">
                <text:p>0.38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39542">
                <text:p>0.139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897353">
                <text:p>0.897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655164">
                <text:p>0.655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412975">
                <text:p>0.412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70786">
                <text:p>0.170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928597">
                <text:p>0.928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686408">
                <text:p>0.686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44219">
                <text:p>0.44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20203">
                <text:p>0.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959841">
                <text:p>0.959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717652">
                <text:p>0.717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75463">
                <text:p>0.475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233274">
                <text:p>0.23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991085">
                <text:p>0.991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748896">
                <text:p>0.748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506707">
                <text:p>0.5067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264518">
                <text:p>0.264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22329">
                <text:p>0.0223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78014">
                <text:p>0.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537951">
                <text:p>0.537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295762">
                <text:p>0.295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53573">
                <text:p>0.0535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811384">
                <text:p>0.811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569195">
                <text:p>0.569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327006">
                <text:p>0.327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84817">
                <text:p>0.0848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842628">
                <text:p>0.842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600439">
                <text:p>0.600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35825">
                <text:p>0.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116061">
                <text:p>0.116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873872">
                <text:p>0.873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631683">
                <text:p>0.631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389494">
                <text:p>0.389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147305">
                <text:p>0.147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905116">
                <text:p>0.905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662927">
                <text:p>0.662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20738">
                <text:p>0.420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178549">
                <text:p>0.178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93636">
                <text:p>0.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694171">
                <text:p>0.694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51982">
                <text:p>0.451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209793">
                <text:p>0.209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967604">
                <text:p>0.967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725415">
                <text:p>0.725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483226">
                <text:p>0.483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241037">
                <text:p>0.241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998848">
                <text:p>0.998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756659">
                <text:p>0.7566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51447">
                <text:p>0.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272281">
                <text:p>0.272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30092">
                <text:p>0.0300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787903">
                <text:p>0.787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545714">
                <text:p>0.545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303525">
                <text:p>0.303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61336">
                <text:p>0.0613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819147">
                <text:p>0.819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576958">
                <text:p>0.576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334769">
                <text:p>0.334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9258">
                <text:p>0.092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850391">
                <text:p>0.850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608202">
                <text:p>0.608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366013">
                <text:p>0.366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123824">
                <text:p>0.123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881635">
                <text:p>0.881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639446">
                <text:p>0.639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397257">
                <text:p>0.397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155068">
                <text:p>0.155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912879">
                <text:p>0.912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67069">
                <text:p>0.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428501">
                <text:p>0.428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186312">
                <text:p>0.186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944123">
                <text:p>0.944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701934">
                <text:p>0.701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459745">
                <text:p>0.459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217556">
                <text:p>0.217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975367">
                <text:p>0.975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733178">
                <text:p>0.733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490989">
                <text:p>0.490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2488">
                <text:p>0.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6611">
                <text:p>0.0066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764422">
                <text:p>0.764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522233">
                <text:p>0.522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280044">
                <text:p>0.280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37855">
                <text:p>0.0378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795666">
                <text:p>0.795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553477">
                <text:p>0.553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311288">
                <text:p>0.311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69099">
                <text:p>0.0690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82691">
                <text:p>0.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584721">
                <text:p>0.584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342532">
                <text:p>0.342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100343">
                <text:p>0.1003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858154">
                <text:p>0.85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615965">
                <text:p>0.615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373776">
                <text:p>0.373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131587">
                <text:p>0.131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889398">
                <text:p>0.889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647209">
                <text:p>0.647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40502">
                <text:p>0.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162831">
                <text:p>0.162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920642">
                <text:p>0.920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678453">
                <text:p>0.678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436264">
                <text:p>0.436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194075">
                <text:p>0.194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951886">
                <text:p>0.951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709697">
                <text:p>0.7096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467508">
                <text:p>0.467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225319">
                <text:p>0.225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98313">
                <text:p>0.98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740941">
                <text:p>0.740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498752">
                <text:p>0.498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256563">
                <text:p>0.256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14374">
                <text:p>0.0143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772185">
                <text:p>0.772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529996">
                <text:p>0.529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287807">
                <text:p>0.287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45618">
                <text:p>0.0456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803429">
                <text:p>0.803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56124">
                <text:p>0.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319051">
                <text:p>0.319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76862">
                <text:p>0.0768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834673">
                <text:p>0.834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592484">
                <text:p>0.592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350295">
                <text:p>0.350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108106">
                <text:p>0.1081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865917">
                <text:p>0.865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623728">
                <text:p>0.623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381539">
                <text:p>0.38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13935">
                <text:p>0.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897161">
                <text:p>0.897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654972">
                <text:p>0.654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412783">
                <text:p>0.412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170594">
                <text:p>0.170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928405">
                <text:p>0.928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686216">
                <text:p>0.686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444027">
                <text:p>0.4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201838">
                <text:p>0.201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959649">
                <text:p>0.959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71746">
                <text:p>0.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475271">
                <text:p>0.475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233082">
                <text:p>0.233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990893">
                <text:p>0.990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748704">
                <text:p>0.748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506515">
                <text:p>0.506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264326">
                <text:p>0.264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22137">
                <text:p>0.0221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779948">
                <text:p>0.779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537759">
                <text:p>0.537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29557">
                <text:p>0.29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53381">
                <text:p>0.0533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811192">
                <text:p>0.81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569003">
                <text:p>0.569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326814">
                <text:p>0.326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84625">
                <text:p>0.0846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842436">
                <text:p>0.842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600247">
                <text:p>0.600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358058">
                <text:p>0.358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115869">
                <text:p>0.1158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87368">
                <text:p>0.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631491">
                <text:p>0.631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389302">
                <text:p>0.389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147113">
                <text:p>0.147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904924">
                <text:p>0.904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662735">
                <text:p>0.662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420546">
                <text:p>0.420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178357">
                <text:p>0.178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936168">
                <text:p>0.936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693979">
                <text:p>0.69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45179">
                <text:p>0.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209601">
                <text:p>0.209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967412">
                <text:p>0.967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725223">
                <text:p>0.725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483034">
                <text:p>0.48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240845">
                <text:p>0.240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998656">
                <text:p>0.99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756467">
                <text:p>0.756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514278">
                <text:p>0.514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272089">
                <text:p>0.272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299">
                <text:p>0.02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787711">
                <text:p>0.787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545522">
                <text:p>0.545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303333">
                <text:p>0.30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61144">
                <text:p>0.0611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818955">
                <text:p>0.818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576766">
                <text:p>0.576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334577">
                <text:p>0.334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92388">
                <text:p>0.0923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850199">
                <text:p>0.850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60801">
                <text:p>0.60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365821">
                <text:p>0.365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123632">
                <text:p>0.1236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881443">
                <text:p>0.88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639254">
                <text:p>0.639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397065">
                <text:p>0.39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154876">
                <text:p>0.154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912687">
                <text:p>0.912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670498">
                <text:p>0.67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428309">
                <text:p>0.428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18612">
                <text:p>0.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943931">
                <text:p>0.9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701742">
                <text:p>0.7017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459553">
                <text:p>0.459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217364">
                <text:p>0.217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975175">
                <text:p>0.975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732986">
                <text:p>0.73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490797">
                <text:p>0.490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248608">
                <text:p>0.248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6419">
                <text:p>0.0064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76423">
                <text:p>0.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522041">
                <text:p>0.522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279852">
                <text:p>0.279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37663">
                <text:p>0.0376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795474">
                <text:p>0.795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553285">
                <text:p>0.553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311096">
                <text:p>0.311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68907">
                <text:p>0.0689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826718">
                <text:p>0.826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584529">
                <text:p>0.584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34234">
                <text:p>0.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100151">
                <text:p>0.1001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857962">
                <text:p>0.857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615773">
                <text:p>0.615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373584">
                <text:p>0.373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131395">
                <text:p>0.1313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889206">
                <text:p>0.889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647017">
                <text:p>0.647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404828">
                <text:p>0.404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162639">
                <text:p>0.1626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92045">
                <text:p>0.92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678261">
                <text:p>0.678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436072">
                <text:p>0.436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193883">
                <text:p>0.193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951694">
                <text:p>0.951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709505">
                <text:p>0.709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467316">
                <text:p>0.467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225127">
                <text:p>0.225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982938">
                <text:p>0.982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740749">
                <text:p>0.740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49856">
                <text:p>0.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256371">
                <text:p>0.256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14182">
                <text:p>0.0141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771993">
                <text:p>0.771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529804">
                <text:p>0.529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287615">
                <text:p>0.287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45426">
                <text:p>0.0454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803237">
                <text:p>0.803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561048">
                <text:p>0.561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318859">
                <text:p>0.318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7667">
                <text:p>0.076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834481">
                <text:p>0.834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592292">
                <text:p>0.592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350103">
                <text:p>0.350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107914">
                <text:p>0.1079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865725">
                <text:p>0.865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623536">
                <text:p>0.623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381347">
                <text:p>0.381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139158">
                <text:p>0.1391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896969">
                <text:p>0.896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65478">
                <text:p>0.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412591">
                <text:p>0.412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170402">
                <text:p>0.1704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928213">
                <text:p>0.928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686024">
                <text:p>0.686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443835">
                <text:p>0.44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201646">
                <text:p>0.201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959457">
                <text:p>0.959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717268">
                <text:p>0.717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475079">
                <text:p>0.475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23289">
                <text:p>0.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990701">
                <text:p>0.990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748512">
                <text:p>0.748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506323">
                <text:p>0.506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264134">
                <text:p>0.264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21945">
                <text:p>0.0219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779756">
                <text:p>0.779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537567">
                <text:p>0.537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295378">
                <text:p>0.295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53189">
                <text:p>0.0531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811">
                <text:p>0.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568811">
                <text:p>0.568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326622">
                <text:p>0.326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84433">
                <text:p>0.0844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842244">
                <text:p>0.842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600055">
                <text:p>0.600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357866">
                <text:p>0.357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115677">
                <text:p>0.1156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873488">
                <text:p>0.873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631299">
                <text:p>0.631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38911">
                <text:p>0.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146921">
                <text:p>0.1469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904732">
                <text:p>0.904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662543">
                <text:p>0.662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420354">
                <text:p>0.420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178165">
                <text:p>0.1781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935976">
                <text:p>0.935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693787">
                <text:p>0.693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451598">
                <text:p>0.451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209409">
                <text:p>0.209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96722">
                <text:p>0.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725031">
                <text:p>0.725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482842">
                <text:p>0.482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240653">
                <text:p>0.24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998464">
                <text:p>0.998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756275">
                <text:p>0.756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514086">
                <text:p>0.514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271897">
                <text:p>0.271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29708">
                <text:p>0.0297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787519">
                <text:p>0.787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54533">
                <text:p>0.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303141">
                <text:p>0.303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60952">
                <text:p>0.0609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818763">
                <text:p>0.818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576574">
                <text:p>0.576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334385">
                <text:p>0.334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92196">
                <text:p>0.0921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850007">
                <text:p>0.85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607818">
                <text:p>0.607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365629">
                <text:p>0.365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12344">
                <text:p>0.123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881251">
                <text:p>0.881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639062">
                <text:p>0.639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396873">
                <text:p>0.396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154684">
                <text:p>0.1546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912495">
                <text:p>0.912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670306">
                <text:p>0.670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428117">
                <text:p>0.428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185928">
                <text:p>0.1859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943739">
                <text:p>0.943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70155">
                <text:p>0.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459361">
                <text:p>0.459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217172">
                <text:p>0.217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974983">
                <text:p>0.974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732794">
                <text:p>0.732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490605">
                <text:p>0.490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248416">
                <text:p>0.248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6227">
                <text:p>0.0062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764038">
                <text:p>0.76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521849">
                <text:p>0.521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27966">
                <text:p>0.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37471">
                <text:p>0.0374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795282">
                <text:p>0.79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553093">
                <text:p>0.553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310904">
                <text:p>0.310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68715">
                <text:p>0.0687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826526">
                <text:p>0.826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584337">
                <text:p>0.584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342148">
                <text:p>0.342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99959">
                <text:p>0.0999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85777">
                <text:p>0.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615581">
                <text:p>0.615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373392">
                <text:p>0.373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131203">
                <text:p>0.1312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889014">
                <text:p>0.889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646825">
                <text:p>0.646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404636">
                <text:p>0.404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162447">
                <text:p>0.1624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920258">
                <text:p>0.920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678069">
                <text:p>0.678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43588">
                <text:p>0.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193691">
                <text:p>0.1936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951502">
                <text:p>0.951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709313">
                <text:p>0.709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467124">
                <text:p>0.46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224935">
                <text:p>0.224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982746">
                <text:p>0.982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740557">
                <text:p>0.740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498368">
                <text:p>0.498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256179">
                <text:p>0.256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1399">
                <text:p>0.013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771801">
                <text:p>0.771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529612">
                <text:p>0.529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287423">
                <text:p>0.287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45234">
                <text:p>0.0452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803045">
                <text:p>0.803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560856">
                <text:p>0.560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318667">
                <text:p>0.318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76478">
                <text:p>0.0764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834289">
                <text:p>0.834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5921">
                <text:p>0.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349911">
                <text:p>0.349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107722">
                <text:p>0.1077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865533">
                <text:p>0.865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623344">
                <text:p>0.623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381155">
                <text:p>0.381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138966">
                <text:p>0.1389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896777">
                <text:p>0.896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654588">
                <text:p>0.654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412399">
                <text:p>0.412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17021">
                <text:p>0.170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928021">
                <text:p>0.928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685832">
                <text:p>0.685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443643">
                <text:p>0.443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201454">
                <text:p>0.2014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959265">
                <text:p>0.959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717076">
                <text:p>0.717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474887">
                <text:p>0.474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232698">
                <text:p>0.232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990509">
                <text:p>0.990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74832">
                <text:p>0.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506131">
                <text:p>0.506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263942">
                <text:p>0.26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21753">
                <text:p>0.0217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779564">
                <text:p>0.779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537375">
                <text:p>0.537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295186">
                <text:p>0.295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52997">
                <text:p>0.0529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810808">
                <text:p>0.810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568619">
                <text:p>0.568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32643">
                <text:p>0.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084241">
                <text:p>0.0842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842052">
                <text:p>0.842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599863">
                <text:p>0.599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357674">
                <text:p>0.357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115485">
                <text:p>0.1154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873296">
                <text:p>0.873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631107">
                <text:p>0.631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388918">
                <text:p>0.388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146729">
                <text:p>0.1467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90454">
                <text:p>0.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662351">
                <text:p>0.66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420162">
                <text:p>0.420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177973">
                <text:p>0.1779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935784">
                <text:p>0.935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693595">
                <text:p>0.693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451406">
                <text:p>0.451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209217">
                <text:p>0.2092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967028">
                <text:p>0.967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724839">
                <text:p>0.724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48265">
                <text:p>0.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240461">
                <text:p>0.240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998272">
                <text:p>0.99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756083">
                <text:p>0.756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513894">
                <text:p>0.51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271705">
                <text:p>0.271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029516">
                <text:p>0.029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787327">
                <text:p>0.787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545138">
                <text:p>0.545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302949">
                <text:p>0.302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06076">
                <text:p>0.06076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2" chart:maximum="1.2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8cm" svg:stroke-color="#ffff00" svg:stroke-opacity="50%" draw:fill-color="#ffff00" draw:opacity="5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61.146cm" svg:height="30.804cm" xlink:href=".." xlink:type="simple" chart:class="chart:line" chart:column-mapping="0" chart:style-name="ch1">
        <chart:legend chart:legend-position="end" svg:x="4.644cm" svg:y="26.903cm" style:legend-expansion="custom" chartooo:width="3.297cm" chartooo:height="1.291cm" style:legend-expansion-aspect-ratio="2.55383423702556" chart:style-name="ch2"/>
        <chart:plot-area chart:style-name="ch3" table:cell-range-address="jd_from_badi_date.F1:jd_from_badi_date.G653" chart:data-source-has-labels="both" svg:x="0.924cm" svg:y="1.477cm" svg:width="58.496cm" svg:height="28.636cm">
          <chartooo:coordinate-region svg:x="1.778cm" svg:y="1.67cm" svg:width="57.642cm" svg:height="28.2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jd_from_badi_date.F2:jd_from_badi_date.F653" chart:label-cell-address="jd_from_badi_date.F1:jd_from_badi_date.F1" chart:class="chart:line">
            <chart:data-point chart:repeated="652"/>
          </chart:series>
          <chart:series chart:style-name="ch8" chart:values-cell-range-address="jd_from_badi_date.G2:jd_from_badi_date.G653" chart:label-cell-address="jd_from_badi_date.G1:jd_from_badi_date.G1" chart:class="chart:line">
            <chart:data-point chart:repeated="6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</text:p>
                <draw:g>
                  <svg:desc>jd_from_badi_date.F1:jd_from_badi_date.F1</svg:desc>
                </draw:g>
              </table:table-cell>
              <table:table-cell office:value-type="string">
                <text:p>+- 1 year</text:p>
                <draw:g>
                  <svg:desc>jd_from_badi_date.G1:jd_from_badi_date.G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211329">
                <text:p>0.211329</text:p>
                <draw:g>
                  <svg:desc>jd_from_badi_date.F2:jd_from_badi_date.F653</svg:desc>
                </draw:g>
              </table:table-cell>
              <table:table-cell office:value-type="float" office:value="0">
                <text:p>0</text:p>
                <draw:g>
                  <svg:desc>jd_from_badi_date.G2:jd_from_badi_date.G653</svg:desc>
                </draw:g>
              </table:table-cell>
            </table:table-row>
            <table:table-row>
              <table:table-cell office:value-type="string"/>
              <table:table-cell office:value-type="float" office:value="0.96914">
                <text:p>0.96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951">
                <text:p>0.726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762">
                <text:p>0.484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2573">
                <text:p>0.242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0384">
                <text:p>0.000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58195">
                <text:p>0.758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6006">
                <text:p>0.516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817">
                <text:p>0.273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628">
                <text:p>0.031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9439">
                <text:p>0.789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725">
                <text:p>0.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5061">
                <text:p>0.305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872">
                <text:p>0.062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683">
                <text:p>0.8206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578494">
                <text:p>0.578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6305">
                <text:p>0.336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4116">
                <text:p>0.09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927">
                <text:p>0.8519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09738">
                <text:p>0.6097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7549">
                <text:p>0.367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536">
                <text:p>0.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3171">
                <text:p>0.883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0982">
                <text:p>0.640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793">
                <text:p>0.39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604">
                <text:p>0.156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4415">
                <text:p>0.9144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2226">
                <text:p>0.672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0037">
                <text:p>0.430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848">
                <text:p>0.187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659">
                <text:p>0.9456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347">
                <text:p>0.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1281">
                <text:p>0.461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9092">
                <text:p>0.219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903">
                <text:p>0.9769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714">
                <text:p>0.734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2525">
                <text:p>0.492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0336">
                <text:p>0.250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8147">
                <text:p>0.008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958">
                <text:p>0.765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769">
                <text:p>0.523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58">
                <text:p>0.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9391">
                <text:p>0.039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7202">
                <text:p>0.79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5013">
                <text:p>0.555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824">
                <text:p>0.312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635">
                <text:p>0.0706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8446">
                <text:p>0.8284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586257">
                <text:p>0.586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4068">
                <text:p>0.34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879">
                <text:p>0.101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69">
                <text:p>0.859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17501">
                <text:p>0.617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5312">
                <text:p>0.375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3123">
                <text:p>0.133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934">
                <text:p>0.8909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8745">
                <text:p>0.648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6556">
                <text:p>0.406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4367">
                <text:p>0.164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2178">
                <text:p>0.922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9989">
                <text:p>0.679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8">
                <text:p>0.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611">
                <text:p>0.195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3422">
                <text:p>0.953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1233">
                <text:p>0.711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9044">
                <text:p>0.469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855">
                <text:p>0.226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666">
                <text:p>0.9846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2477">
                <text:p>0.742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0288">
                <text:p>0.500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8099">
                <text:p>0.258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91">
                <text:p>0.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721">
                <text:p>0.773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1532">
                <text:p>0.531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9343">
                <text:p>0.289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7154">
                <text:p>0.047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965">
                <text:p>0.80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776">
                <text:p>0.562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587">
                <text:p>0.32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8398">
                <text:p>0.078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6209">
                <text:p>0.836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59402">
                <text:p>0.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831">
                <text:p>0.351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642">
                <text:p>0.109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7453">
                <text:p>0.867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25264">
                <text:p>0.625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3075">
                <text:p>0.383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886">
                <text:p>0.140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697">
                <text:p>0.8986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56508">
                <text:p>0.65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4319">
                <text:p>0.414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213">
                <text:p>0.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941">
                <text:p>0.929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87752">
                <text:p>0.687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5563">
                <text:p>0.445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3374">
                <text:p>0.203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1185">
                <text:p>0.961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996">
                <text:p>0.718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807">
                <text:p>0.476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618">
                <text:p>0.234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2429">
                <text:p>0.992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024">
                <text:p>0.75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8051">
                <text:p>0.508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862">
                <text:p>0.26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673">
                <text:p>0.0236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1484">
                <text:p>0.78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9295">
                <text:p>0.539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7106">
                <text:p>0.297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917">
                <text:p>0.054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728">
                <text:p>0.812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0539">
                <text:p>0.570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835">
                <text:p>0.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6161">
                <text:p>0.086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972">
                <text:p>0.8439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01783">
                <text:p>0.601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594">
                <text:p>0.359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7405">
                <text:p>0.117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5216">
                <text:p>0.8752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33027">
                <text:p>0.633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838">
                <text:p>0.3908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649">
                <text:p>0.1486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646">
                <text:p>0.906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64271">
                <text:p>0.664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2082">
                <text:p>0.4220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893">
                <text:p>0.179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704">
                <text:p>0.937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95515">
                <text:p>0.695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3326">
                <text:p>0.453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1137">
                <text:p>0.211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948">
                <text:p>0.9689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759">
                <text:p>0.72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57">
                <text:p>0.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2381">
                <text:p>0.242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58003">
                <text:p>0.758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814">
                <text:p>0.515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625">
                <text:p>0.273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436">
                <text:p>0.03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9247">
                <text:p>0.789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7058">
                <text:p>0.54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869">
                <text:p>0.30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68">
                <text:p>0.0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491">
                <text:p>0.820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8302">
                <text:p>0.57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6113">
                <text:p>0.336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924">
                <text:p>0.09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735">
                <text:p>0.8517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09546">
                <text:p>0.609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7357">
                <text:p>0.36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5168">
                <text:p>0.125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979">
                <text:p>0.882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079">
                <text:p>0.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601">
                <text:p>0.398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412">
                <text:p>0.156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4223">
                <text:p>0.9142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2034">
                <text:p>0.672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845">
                <text:p>0.4298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656">
                <text:p>0.187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467">
                <text:p>0.9454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3278">
                <text:p>0.703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1089">
                <text:p>0.461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9">
                <text:p>0.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711">
                <text:p>0.9767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522">
                <text:p>0.73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2333">
                <text:p>0.492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0144">
                <text:p>0.250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955">
                <text:p>0.007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766">
                <text:p>0.765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577">
                <text:p>0.523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388">
                <text:p>0.28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9199">
                <text:p>0.039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701">
                <text:p>0.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821">
                <text:p>0.554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632">
                <text:p>0.312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443">
                <text:p>0.07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8254">
                <text:p>0.828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6065">
                <text:p>0.586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876">
                <text:p>0.3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687">
                <text:p>0.10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498">
                <text:p>0.8594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17309">
                <text:p>0.617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512">
                <text:p>0.37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931">
                <text:p>0.132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742">
                <text:p>0.8907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8553">
                <text:p>0.6485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6364">
                <text:p>0.406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4175">
                <text:p>0.16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986">
                <text:p>0.9219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9797">
                <text:p>0.679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608">
                <text:p>0.437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419">
                <text:p>0.195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323">
                <text:p>0.95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1041">
                <text:p>0.711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852">
                <text:p>0.46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663">
                <text:p>0.22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474">
                <text:p>0.984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2285">
                <text:p>0.742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0096">
                <text:p>0.500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907">
                <text:p>0.25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718">
                <text:p>0.015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529">
                <text:p>0.773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134">
                <text:p>0.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9151">
                <text:p>0.289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962">
                <text:p>0.046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773">
                <text:p>0.804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584">
                <text:p>0.562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395">
                <text:p>0.320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8206">
                <text:p>0.078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6017">
                <text:p>0.836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828">
                <text:p>0.593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639">
                <text:p>0.351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45">
                <text:p>0.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7261">
                <text:p>0.867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25072">
                <text:p>0.625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883">
                <text:p>0.382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694">
                <text:p>0.140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505">
                <text:p>0.8985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56316">
                <text:p>0.656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4127">
                <text:p>0.41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938">
                <text:p>0.17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749">
                <text:p>0.929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8756">
                <text:p>0.68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5371">
                <text:p>0.445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3182">
                <text:p>0.203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993">
                <text:p>0.9609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804">
                <text:p>0.7188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615">
                <text:p>0.476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426">
                <text:p>0.234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2237">
                <text:p>0.992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0048">
                <text:p>0.75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7859">
                <text:p>0.507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67">
                <text:p>0.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481">
                <text:p>0.023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1292">
                <text:p>0.781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9103">
                <text:p>0.539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6914">
                <text:p>0.296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725">
                <text:p>0.0547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536">
                <text:p>0.81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0347">
                <text:p>0.570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8158">
                <text:p>0.328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5969">
                <text:p>0.085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78">
                <text:p>0.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1591">
                <text:p>0.601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402">
                <text:p>0.359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7213">
                <text:p>0.117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5024">
                <text:p>0.8750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32835">
                <text:p>0.632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646">
                <text:p>0.390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457">
                <text:p>0.148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6268">
                <text:p>0.9062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64079">
                <text:p>0.66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189">
                <text:p>0.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701">
                <text:p>0.17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512">
                <text:p>0.937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95323">
                <text:p>0.69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3134">
                <text:p>0.453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0945">
                <text:p>0.210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756">
                <text:p>0.9687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567">
                <text:p>0.726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378">
                <text:p>0.484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2189">
                <text:p>0.242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7811">
                <text:p>0.7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622">
                <text:p>0.5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433">
                <text:p>0.2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244">
                <text:p>0.0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9055">
                <text:p>0.789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6866">
                <text:p>0.5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677">
                <text:p>0.3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488">
                <text:p>0.0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299">
                <text:p>0.8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811">
                <text:p>0.5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5921">
                <text:p>0.3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732">
                <text:p>0.09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543">
                <text:p>0.8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9354">
                <text:p>0.6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7165">
                <text:p>0.3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4976">
                <text:p>0.1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787">
                <text:p>0.8827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0598">
                <text:p>0.6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409">
                <text:p>0.398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22">
                <text:p>0.1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4031">
                <text:p>0.914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1842">
                <text:p>0.6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653">
                <text:p>0.4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464">
                <text:p>0.1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275">
                <text:p>0.9452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3086">
                <text:p>0.7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0897">
                <text:p>0.4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708">
                <text:p>0.2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519">
                <text:p>0.976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33">
                <text:p>0.7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2141">
                <text:p>0.4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9952">
                <text:p>0.2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763">
                <text:p>0.0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574">
                <text:p>0.7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385">
                <text:p>0.5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196">
                <text:p>0.2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9007">
                <text:p>0.0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6818">
                <text:p>0.7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629">
                <text:p>0.554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44">
                <text:p>0.3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251">
                <text:p>0.070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8062">
                <text:p>0.828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5873">
                <text:p>0.58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684">
                <text:p>0.343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495">
                <text:p>0.101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306">
                <text:p>0.859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17117">
                <text:p>0.617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4928">
                <text:p>0.374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739">
                <text:p>0.132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55">
                <text:p>0.89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48361">
                <text:p>0.648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6172">
                <text:p>0.406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3983">
                <text:p>0.16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794">
                <text:p>0.921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79605">
                <text:p>0.679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416">
                <text:p>0.437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227">
                <text:p>0.195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3038">
                <text:p>0.9530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0849">
                <text:p>0.710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66">
                <text:p>0.46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471">
                <text:p>0.226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282">
                <text:p>0.984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2093">
                <text:p>0.74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9904">
                <text:p>0.49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715">
                <text:p>0.2577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526">
                <text:p>0.015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337">
                <text:p>0.77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1148">
                <text:p>0.53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8959">
                <text:p>0.288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77">
                <text:p>0.04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581">
                <text:p>0.804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392">
                <text:p>0.562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203">
                <text:p>0.320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8014">
                <text:p>0.078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5825">
                <text:p>0.83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636">
                <text:p>0.59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447">
                <text:p>0.351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258">
                <text:p>0.109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7069">
                <text:p>0.867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2488">
                <text:p>0.6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691">
                <text:p>0.3826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502">
                <text:p>0.1405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313">
                <text:p>0.898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56124">
                <text:p>0.65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3935">
                <text:p>0.41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746">
                <text:p>0.171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557">
                <text:p>0.9295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87368">
                <text:p>0.687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5179">
                <text:p>0.445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299">
                <text:p>0.20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801">
                <text:p>0.9608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612">
                <text:p>0.718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423">
                <text:p>0.476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234">
                <text:p>0.2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2045">
                <text:p>0.9920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9856">
                <text:p>0.749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7667">
                <text:p>0.507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478">
                <text:p>0.265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289">
                <text:p>0.023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11">
                <text:p>0.7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8911">
                <text:p>0.538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6722">
                <text:p>0.296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533">
                <text:p>0.05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344">
                <text:p>0.812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0155">
                <text:p>0.570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7966">
                <text:p>0.327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5777">
                <text:p>0.08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588">
                <text:p>0.843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1399">
                <text:p>0.601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21">
                <text:p>0.3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7021">
                <text:p>0.117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4832">
                <text:p>0.87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32643">
                <text:p>0.632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454">
                <text:p>0.39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265">
                <text:p>0.148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6076">
                <text:p>0.9060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63887">
                <text:p>0.66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1698">
                <text:p>0.421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509">
                <text:p>0.179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32">
                <text:p>0.937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95131">
                <text:p>0.695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2942">
                <text:p>0.452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0753">
                <text:p>0.210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564">
                <text:p>0.968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375">
                <text:p>0.726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4186">
                <text:p>0.484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1997">
                <text:p>0.241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9808">
                <text:p>0.999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7619">
                <text:p>0.7576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43">
                <text:p>0.51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241">
                <text:p>0.273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1052">
                <text:p>0.031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8863">
                <text:p>0.788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6674">
                <text:p>0.5466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485">
                <text:p>0.304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296">
                <text:p>0.06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0107">
                <text:p>0.820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7918">
                <text:p>0.577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5729">
                <text:p>0.335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54">
                <text:p>0.09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351">
                <text:p>0.851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9162">
                <text:p>0.609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6973">
                <text:p>0.36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4784">
                <text:p>0.12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595">
                <text:p>0.882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0406">
                <text:p>0.640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217">
                <text:p>0.398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6028">
                <text:p>0.156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3839">
                <text:p>0.9138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165">
                <text:p>0.67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461">
                <text:p>0.429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272">
                <text:p>0.187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5083">
                <text:p>0.9450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02894">
                <text:p>0.702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0705">
                <text:p>0.460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516">
                <text:p>0.218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327">
                <text:p>0.9763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4138">
                <text:p>0.734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1949">
                <text:p>0.491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976">
                <text:p>0.24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571">
                <text:p>0.0075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382">
                <text:p>0.765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193">
                <text:p>0.523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1004">
                <text:p>0.281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8815">
                <text:p>0.038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6626">
                <text:p>0.796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437">
                <text:p>0.554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248">
                <text:p>0.312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0059">
                <text:p>0.070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787">
                <text:p>0.82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5681">
                <text:p>0.585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492">
                <text:p>0.343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303">
                <text:p>0.101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9114">
                <text:p>0.859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16925">
                <text:p>0.616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4736">
                <text:p>0.374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547">
                <text:p>0.132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358">
                <text:p>0.89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8169">
                <text:p>0.648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98">
                <text:p>0.40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3791">
                <text:p>0.163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602">
                <text:p>0.921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9413">
                <text:p>0.679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224">
                <text:p>0.437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5035">
                <text:p>0.195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2846">
                <text:p>0.9528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0657">
                <text:p>0.710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468">
                <text:p>0.468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279">
                <text:p>0.226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409">
                <text:p>0.984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1901">
                <text:p>0.741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9712">
                <text:p>0.49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523">
                <text:p>0.257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334">
                <text:p>0.015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3145">
                <text:p>0.773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0956">
                <text:p>0.53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8767">
                <text:p>0.288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578">
                <text:p>0.046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389">
                <text:p>0.804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2">
                <text:p>0.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0011">
                <text:p>0.320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7822">
                <text:p>0.077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5633">
                <text:p>0.835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444">
                <text:p>0.593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255">
                <text:p>0.351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9066">
                <text:p>0.109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6877">
                <text:p>0.866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24688">
                <text:p>0.624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499">
                <text:p>0.382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31">
                <text:p>0.1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8121">
                <text:p>0.898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55932">
                <text:p>0.655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3743">
                <text:p>0.413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554">
                <text:p>0.171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365">
                <text:p>0.929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687176">
                <text:p>0.687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4987">
                <text:p>0.444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2798">
                <text:p>0.202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609">
                <text:p>0.9606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1842">
                <text:p>0.71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231">
                <text:p>0.476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4042">
                <text:p>0.23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1853">
                <text:p>0.9918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9664">
                <text:p>0.749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7475">
                <text:p>0.507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286">
                <text:p>0.265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3097">
                <text:p>0.023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0908">
                <text:p>0.780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8719">
                <text:p>0.538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653">
                <text:p>0.29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341">
                <text:p>0.054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2152">
                <text:p>0.812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9963">
                <text:p>0.569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7774">
                <text:p>0.327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5585">
                <text:p>0.085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396">
                <text:p>0.843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1207">
                <text:p>0.601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9018">
                <text:p>0.359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6829">
                <text:p>0.116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464">
                <text:p>0.87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32451">
                <text:p>0.632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262">
                <text:p>0.390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8073">
                <text:p>0.1480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5884">
                <text:p>0.905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63695">
                <text:p>0.663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1506">
                <text:p>0.421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317">
                <text:p>0.17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7128">
                <text:p>0.937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94939">
                <text:p>0.694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275">
                <text:p>0.45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0561">
                <text:p>0.210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372">
                <text:p>0.968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26183">
                <text:p>0.726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3994">
                <text:p>0.48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1805">
                <text:p>0.241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9616">
                <text:p>0.9996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7427">
                <text:p>0.757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15238">
                <text:p>0.515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73049">
                <text:p>0.273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086">
                <text:p>0.03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8671">
                <text:p>0.78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46482">
                <text:p>0.546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04293">
                <text:p>0.304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2104">
                <text:p>0.062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9915">
                <text:p>0.819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77726">
                <text:p>0.577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35537">
                <text:p>0.335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93348">
                <text:p>0.093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1159">
                <text:p>0.851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897">
                <text:p>0.60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66781">
                <text:p>0.366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24592">
                <text:p>0.124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82403">
                <text:p>0.882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0214">
                <text:p>0.640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8025">
                <text:p>0.398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55836">
                <text:p>0.155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13647">
                <text:p>0.913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1458">
                <text:p>0.671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9269">
                <text:p>0.429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8708">
                <text:p>0.18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44891">
                <text:p>0.944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02702">
                <text:p>0.702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0513">
                <text:p>0.460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8324">
                <text:p>0.218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76135">
                <text:p>0.976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33946">
                <text:p>0.73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1757">
                <text:p>0.491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9568">
                <text:p>0.249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07379">
                <text:p>0.007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6519">
                <text:p>0.76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23001">
                <text:p>0.523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0812">
                <text:p>0.280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38623">
                <text:p>0.038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96434">
                <text:p>0.796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54245">
                <text:p>0.55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2056">
                <text:p>0.312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69867">
                <text:p>0.069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27678">
                <text:p>0.8276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85489">
                <text:p>0.585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433">
                <text:p>0.3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1111">
                <text:p>0.10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58922">
                <text:p>0.858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16733">
                <text:p>0.616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74544">
                <text:p>0.374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32355">
                <text:p>0.132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0166">
                <text:p>0.890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47977">
                <text:p>0.64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05788">
                <text:p>0.405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63599">
                <text:p>0.163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141">
                <text:p>0.92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79221">
                <text:p>0.679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37032">
                <text:p>0.437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94843">
                <text:p>0.194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52654">
                <text:p>0.952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10465">
                <text:p>0.710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68276">
                <text:p>0.468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26087">
                <text:p>0.226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83898">
                <text:p>0.9838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1709">
                <text:p>0.741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9952">
                <text:p>0.4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57331">
                <text:p>0.257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15142">
                <text:p>0.015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72953">
                <text:p>0.772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0764">
                <text:p>0.530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88575">
                <text:p>0.288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46386">
                <text:p>0.046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04197">
                <text:p>0.804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2008">
                <text:p>0.562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9819">
                <text:p>0.319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7763">
                <text:p>0.07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35441">
                <text:p>0.835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93252">
                <text:p>0.593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1063">
                <text:p>0.35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08874">
                <text:p>0.108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66685">
                <text:p>0.866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24496">
                <text:p>0.624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82307">
                <text:p>0.38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0118">
                <text:p>0.140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97929">
                <text:p>0.897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5574">
                <text:p>0.65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13551">
                <text:p>0.413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1362">
                <text:p>0.171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29173">
                <text:p>0.929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86984">
                <text:p>0.686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44795">
                <text:p>0.44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02606">
                <text:p>0.202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0417">
                <text:p>0.960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18228">
                <text:p>0.718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76039">
                <text:p>0.476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3385">
                <text:p>0.23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1661">
                <text:p>0.991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49472">
                <text:p>0.749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07283">
                <text:p>0.507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5094">
                <text:p>0.265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22905">
                <text:p>0.022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80716">
                <text:p>0.780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38527">
                <text:p>0.538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96338">
                <text:p>0.29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54149">
                <text:p>0.054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1196">
                <text:p>0.81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569771">
                <text:p>0.569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27582">
                <text:p>0.327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085393">
                <text:p>0.085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43204">
                <text:p>0.843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01015">
                <text:p>0.601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58826">
                <text:p>0.358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16637">
                <text:p>0.116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874448">
                <text:p>0.874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32259">
                <text:p>0.632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9007">
                <text:p>0.39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47881">
                <text:p>0.147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05692">
                <text:p>0.905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63503">
                <text:p>0.6635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21314">
                <text:p>0.421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179125">
                <text:p>0.17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36936">
                <text:p>0.936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694747">
                <text:p>0.694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52558">
                <text:p>0.45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10369">
                <text:p>0.21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6818">
                <text:p>0.96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725991">
                <text:p>0.725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483802">
                <text:p>0.483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41613">
                <text:p>0.241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999424">
                <text:p>0.999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0.757235">
                <text:p>0.75723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